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cliente/1999/xlink" xmlns:dc="http://purl.cliente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cliente/1998/Math/MathML" xmlns:form="urn:oasis:names:tc:opendocument:xmlns:form:1.0" xmlns:script="urn:oasis:names:tc:opendocument:xmlns:script:1.0" xmlns:ooo="http://openoffice.cliente/2004/office" xmlns:ooow="http://openoffice.cliente/2004/writer" xmlns:oooc="http://openoffice.cliente/2004/calc" xmlns:dom="http://www.w3.cliente/2001/xml-events" xmlns:xforms="http://www.w3.cliente/2002/xforms" xmlns:xsd="http://www.w3.cliente/2001/XMLSchema" xmlns:xsi="http://www.w3.cliente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ompromisso de tes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º da Pasta</text:p>
          </table:table-cell>
          <table:table-cell office:value-type="string">
            <text:p>Adverso</text:p>
          </table:table-cell>
          <table:table-cell office:value-type="string">
            <text:p> Data de criação</text:p>
          </table:table-cell>
          <table:table-cell office:value-type="string">
            <text:p>Data da inclusão</text:p>
          </table:table-cell>
          <table:table-cell office:value-type="string">
            <text:p>Data da movimentação</text:p>
          </table:table-cell>
          <table:table-cell office:value-type="string">
            <text:p>Tipo de ação</text:p>
          </table:table-cell>
          <table:table-cell office:value-type="string">
            <text:p>Comarca: </text:p>
          </table:table-cell>
          <table:table-cell office:value-type="string">
            <text:p>Status do processo</text:p>
          </table:table-cell>
          <table:table-cell office:value-type="string">
            <text:p> Fase do processo</text:p>
          </table:table-cell>
          <table:table-cell office:value-type="string">
            <text:p>Número do processo</text:p>
          </table:table-cell>
          <table:table-cell office:value-type="string">
            <text:p>Vara</text:p>
          </table:table-cell>
          <table:table-cell office:value-type="string">
            <text:p> Valor da causa</text:p>
          </table:table-cell>
          <table:table-cell office:value-type="string">
            <text:p>Cliente</text:p>
          </table:table-cell>
        </table:table-row>
        <table:table-row table:style-name="ro1">
          <table:table-cell office:value-type="float" office:value="5009">
            <text:p>5009</text:p>
          </table:table-cell>
          <table:table-cell office:value-type="string">
            <text:p>DOM VITAL TRANSPORTE ULTRA RÁPIDO INDÚSTRIA E COMÉRCIO LTDA.</text:p>
          </table:table-cell>
          <table:table-cell office:value-type="string">
            <text:p>13 Set 03, 00h00</text:p>
          </table:table-cell>
          <table:table-cell office:value-type="string">
            <text:p>13 Set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ÃO PAUL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9980640831</text:p>
          </table:table-cell>
          <table:table-cell office:value-type="string">
            <text:p>18ª VARA CÍVEL</text:p>
          </table:table-cell>
          <table:table-cell office:value-type="string">
            <text:p>73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086">
            <text:p>5086</text:p>
          </table:table-cell>
          <table:table-cell office:value-type="string">
            <text:p>MANOEL EUFRÁSIO DE SOUSA</text:p>
          </table:table-cell>
          <table:table-cell office:value-type="string">
            <text:p>16 Mar 04, 00h00</text:p>
          </table:table-cell>
          <table:table-cell office:value-type="string">
            <text:p>16 Ma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40068278</text:p>
          </table:table-cell>
          <table:table-cell office:value-type="string">
            <text:p>31ª VARA CÍVEL</text:p>
          </table:table-cell>
          <table:table-cell office:value-type="string">
            <text:p>10796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099">
            <text:p>5099</text:p>
          </table:table-cell>
          <table:table-cell office:value-type="string">
            <text:p>PEDRO DIONÍSIO DA SILVA</text:p>
          </table:table-cell>
          <table:table-cell office:value-type="string">
            <text:p>13 Abr 04, 00h00</text:p>
          </table:table-cell>
          <table:table-cell office:value-type="string">
            <text:p>13 Ab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40100937</text:p>
          </table:table-cell>
          <table:table-cell office:value-type="string">
            <text:p>8ª VARA CÍVEL</text:p>
          </table:table-cell>
          <table:table-cell office:value-type="string">
            <text:p>17308.3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ROSE FRANCE CONFECÇÕES S/A.</text:p>
          </table:table-cell>
          <table:table-cell office:value-type="string">
            <text:p>27 Abr 98, 00h00</text:p>
          </table:table-cell>
          <table:table-cell office:value-type="string">
            <text:p>27 Abr 98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PESQUEI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3.680/98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BERTA FELLER SCHVER</text:p>
          </table:table-cell>
          <table:table-cell office:value-type="string">
            <text:p>22 Jun 04, 00h00</text:p>
          </table:table-cell>
          <table:table-cell office:value-type="string">
            <text:p>22 Jun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40207529</text:p>
          </table:table-cell>
          <table:table-cell office:value-type="string">
            <text:p>33ª VARA CÍVEL</text:p>
          </table:table-cell>
          <table:table-cell office:value-type="string">
            <text:p>30695.3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MARILIA FERREIRA BARACUHY</text:p>
          </table:table-cell>
          <table:table-cell office:value-type="string">
            <text:p>27 Out 05, 00h00</text:p>
          </table:table-cell>
          <table:table-cell office:value-type="string">
            <text:p>27 Out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OÃ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20050651963</text:p>
          </table:table-cell>
          <table:table-cell office:value-type="string">
            <text:p>13ª VARA CÍVEL</text:p>
          </table:table-cell>
          <table:table-cell office:value-type="string">
            <text:p>7403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278">
            <text:p>5278</text:p>
          </table:table-cell>
          <table:table-cell office:value-type="string">
            <text:p>JR INDUSTRIA COMERCIO E SERVIÇOS LTDA</text:p>
          </table:table-cell>
          <table:table-cell office:value-type="string">
            <text:p>27 Out 05, 00h00</text:p>
          </table:table-cell>
          <table:table-cell office:value-type="string">
            <text:p>27 Out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OÃ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20050651922</text:p>
          </table:table-cell>
          <table:table-cell office:value-type="string">
            <text:p>3º VARA CIVEL</text:p>
          </table:table-cell>
          <table:table-cell office:value-type="string">
            <text:p>7010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CONSTRUTORA SOLIMÕES LTDA</text:p>
          </table:table-cell>
          <table:table-cell office:value-type="string">
            <text:p>13 Out 05, 00h00</text:p>
          </table:table-cell>
          <table:table-cell office:value-type="string">
            <text:p>13 Out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51295602</text:p>
          </table:table-cell>
          <table:table-cell office:value-type="string">
            <text:p>29ª VARA CÍVEL</text:p>
          </table:table-cell>
          <table:table-cell office:value-type="string">
            <text:p>1140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AMILTON PEREIRA DA SILVA ME</text:p>
          </table:table-cell>
          <table:table-cell office:value-type="string">
            <text:p>3 Nov 05, 00h00</text:p>
          </table:table-cell>
          <table:table-cell office:value-type="string">
            <text:p>3 Nov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RI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7713/2005</text:p>
          </table:table-cell>
          <table:table-cell office:value-type="string">
            <text:p>2ª VARA CÍVEL</text:p>
          </table:table-cell>
          <table:table-cell office:value-type="string">
            <text:p>8010.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403">
            <text:p>5403</text:p>
          </table:table-cell>
          <table:table-cell office:value-type="string">
            <text:p>VERA LUCIA RIBAS-ME</text:p>
          </table:table-cell>
          <table:table-cell office:value-type="string">
            <text:p>1 Dez 05, 00h00</text:p>
          </table:table-cell>
          <table:table-cell office:value-type="string">
            <text:p>1 Dez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Ã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1-56.2005.8.02.0053</text:p>
          </table:table-cell>
          <table:table-cell office:value-type="string">
            <text:p>4ª VARA CÍVEL</text:p>
          </table:table-cell>
          <table:table-cell office:value-type="string">
            <text:p>3401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ANDRE VITAL MEDEIROS FONSECA</text:p>
          </table:table-cell>
          <table:table-cell office:value-type="string">
            <text:p>3 Jan 06, 00h00</text:p>
          </table:table-cell>
          <table:table-cell office:value-type="string">
            <text:p>3 Jan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33821-1</text:p>
          </table:table-cell>
          <table:table-cell office:value-type="string">
            <text:p>12ª VARA CIVEL</text:p>
          </table:table-cell>
          <table:table-cell office:value-type="string">
            <text:p>13795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775">
            <text:p>5775</text:p>
          </table:table-cell>
          <table:table-cell office:value-type="string">
            <text:p>OBJETO CONSTRUÇÕES LTDA</text:p>
          </table:table-cell>
          <table:table-cell office:value-type="string">
            <text:p>23 Dez 05, 00h00</text:p>
          </table:table-cell>
          <table:table-cell office:value-type="string">
            <text:p>23 Dez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21-72.2006.8.17.0990</text:p>
          </table:table-cell>
          <table:table-cell office:value-type="string">
            <text:p>6º VARA CÍVEL</text:p>
          </table:table-cell>
          <table:table-cell office:value-type="string">
            <text:p>57587.8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903">
            <text:p>5903</text:p>
          </table:table-cell>
          <table:table-cell office:value-type="string">
            <text:p>DIRESE COMERCIO E SERVIÇOS LTDA</text:p>
          </table:table-cell>
          <table:table-cell office:value-type="string">
            <text:p>22 Fev 06, 00h00</text:p>
          </table:table-cell>
          <table:table-cell office:value-type="string">
            <text:p>22 Fev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41188-1</text:p>
          </table:table-cell>
          <table:table-cell office:value-type="string">
            <text:p>30ª VARA CÍVEL</text:p>
          </table:table-cell>
          <table:table-cell office:value-type="string">
            <text:p>15840.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951">
            <text:p>5951</text:p>
          </table:table-cell>
          <table:table-cell office:value-type="string">
            <text:p>JOSE NELSON BEZERRA DE MORAIS</text:p>
          </table:table-cell>
          <table:table-cell office:value-type="string">
            <text:p>20 Jun 06, 00h00</text:p>
          </table:table-cell>
          <table:table-cell office:value-type="string">
            <text:p>20 Jun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60262479</text:p>
          </table:table-cell>
          <table:table-cell office:value-type="string">
            <text:p>2ª VARA CÍVEL</text:p>
          </table:table-cell>
          <table:table-cell office:value-type="string">
            <text:p>26511.0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952">
            <text:p>5952</text:p>
          </table:table-cell>
          <table:table-cell office:value-type="string">
            <text:p>BENEVALDO XAVIER SANTOS</text:p>
          </table:table-cell>
          <table:table-cell office:value-type="string">
            <text:p>20 Jun 06, 00h00</text:p>
          </table:table-cell>
          <table:table-cell office:value-type="string">
            <text:p>20 Jun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36403-4</text:p>
          </table:table-cell>
          <table:table-cell office:value-type="string">
            <text:p>10ª VARA CÍVEL</text:p>
          </table:table-cell>
          <table:table-cell office:value-type="string">
            <text:p>50529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969">
            <text:p>5969</text:p>
          </table:table-cell>
          <table:table-cell office:value-type="string">
            <text:p>MITCHELL CLARKSON</text:p>
          </table:table-cell>
          <table:table-cell office:value-type="string">
            <text:p>17 Jul 06, 00h00</text:p>
          </table:table-cell>
          <table:table-cell office:value-type="string">
            <text:p>17 Jul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</text:p>
          </table:table-cell>
          <table:table-cell office:value-type="string">
            <text:p>UNICA</text:p>
          </table:table-cell>
          <table:table-cell office:value-type="string">
            <text:p>11817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973">
            <text:p>5973</text:p>
          </table:table-cell>
          <table:table-cell office:value-type="string">
            <text:p>PAULO ROBERTO CORREIA BATISTA</text:p>
          </table:table-cell>
          <table:table-cell office:value-type="string">
            <text:p>27 Jul 06, 00h00</text:p>
          </table:table-cell>
          <table:table-cell office:value-type="string">
            <text:p>27 Jul 06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</text:p>
          </table:table-cell>
          <table:table-cell office:value-type="string">
            <text:p>UNICA</text:p>
          </table:table-cell>
          <table:table-cell office:value-type="string">
            <text:p>39096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974">
            <text:p>5974</text:p>
          </table:table-cell>
          <table:table-cell office:value-type="string">
            <text:p>LUCIANO ALBERTO CAVALCANTI DE MELO</text:p>
          </table:table-cell>
          <table:table-cell office:value-type="string">
            <text:p>27 Jul 06, 00h00</text:p>
          </table:table-cell>
          <table:table-cell office:value-type="string">
            <text:p>27 Jul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35.585.0</text:p>
          </table:table-cell>
          <table:table-cell office:value-type="string">
            <text:p>12ª VARA CIVEL</text:p>
          </table:table-cell>
          <table:table-cell office:value-type="string">
            <text:p>21240.5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CLAUDIO JOSE MOREIRA DA LUZ</text:p>
          </table:table-cell>
          <table:table-cell office:value-type="string">
            <text:p>16 Ago 06, 00h00</text:p>
          </table:table-cell>
          <table:table-cell office:value-type="string">
            <text:p>16 Ago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43079-7</text:p>
          </table:table-cell>
          <table:table-cell office:value-type="string">
            <text:p>12ª VARA CIVEL</text:p>
          </table:table-cell>
          <table:table-cell office:value-type="string">
            <text:p>14173.9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06">
            <text:p>6006</text:p>
          </table:table-cell>
          <table:table-cell office:value-type="string">
            <text:p>FARMACIA JOAO CANCIO LTDA ME</text:p>
          </table:table-cell>
          <table:table-cell office:value-type="string">
            <text:p>28 Set 06, 00h00</text:p>
          </table:table-cell>
          <table:table-cell office:value-type="string">
            <text:p>28 Set 06, 00h00</text:p>
          </table:table-cell>
          <table:table-cell office:value-type="string">
            <text:p>24 Set 11, 21h22</text:p>
          </table:table-cell>
          <table:table-cell office:value-type="string">
            <text:p>EXECUÇÃ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20060403090</text:p>
          </table:table-cell>
          <table:table-cell office:value-type="string">
            <text:p>10ª VARA CÍVEL</text:p>
          </table:table-cell>
          <table:table-cell office:value-type="string">
            <text:p>1566.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12">
            <text:p>6012</text:p>
          </table:table-cell>
          <table:table-cell office:value-type="string">
            <text:p>JOSE SEVERINO DA SILVA</text:p>
          </table:table-cell>
          <table:table-cell office:value-type="string">
            <text:p>4 Out 06, 00h00</text:p>
          </table:table-cell>
          <table:table-cell office:value-type="string">
            <text:p>4 Out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6.2006.002565-6</text:p>
          </table:table-cell>
          <table:table-cell office:value-type="string">
            <text:p>2ª VARA CÍVEL</text:p>
          </table:table-cell>
          <table:table-cell office:value-type="string">
            <text:p>9945.9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LUCIA MARIA RAMOS LEÃO</text:p>
          </table:table-cell>
          <table:table-cell office:value-type="string">
            <text:p>28 Set 06, 00h00</text:p>
          </table:table-cell>
          <table:table-cell office:value-type="string">
            <text:p>28 Set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</text:p>
          </table:table-cell>
          <table:table-cell office:value-type="string">
            <text:p>UNICA</text:p>
          </table:table-cell>
          <table:table-cell office:value-type="string">
            <text:p>35960.6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32">
            <text:p>6032</text:p>
          </table:table-cell>
          <table:table-cell office:value-type="string">
            <text:p>VERONICA MARIA DE LIMA MELO</text:p>
          </table:table-cell>
          <table:table-cell office:value-type="string">
            <text:p>3 Nov 06, 00h00</text:p>
          </table:table-cell>
          <table:table-cell office:value-type="string">
            <text:p>3 Nov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201022</text:p>
          </table:table-cell>
          <table:table-cell office:value-type="string">
            <text:p>9ª VARA CIVEL</text:p>
          </table:table-cell>
          <table:table-cell office:value-type="string">
            <text:p>12414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44">
            <text:p>6044</text:p>
          </table:table-cell>
          <table:table-cell office:value-type="string">
            <text:p>SILVETA MORAIS DE ALMEIDA</text:p>
          </table:table-cell>
          <table:table-cell office:value-type="string">
            <text:p>9 Nov 06, 00h00</text:p>
          </table:table-cell>
          <table:table-cell office:value-type="string">
            <text:p>9 Nov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016063</text:p>
          </table:table-cell>
          <table:table-cell office:value-type="string">
            <text:p>29ª VARA CÍVEL</text:p>
          </table:table-cell>
          <table:table-cell office:value-type="string">
            <text:p>24842.6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66">
            <text:p>6066</text:p>
          </table:table-cell>
          <table:table-cell office:value-type="string">
            <text:p>AMAURI BARBOSA DA SILVA</text:p>
          </table:table-cell>
          <table:table-cell office:value-type="string">
            <text:p>28 Nov 06, 00h00</text:p>
          </table:table-cell>
          <table:table-cell office:value-type="string">
            <text:p>28 Nov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6.2007.000328-0</text:p>
          </table:table-cell>
          <table:table-cell office:value-type="string">
            <text:p>2ª VARA CÍVEL</text:p>
          </table:table-cell>
          <table:table-cell office:value-type="string">
            <text:p>27166.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76">
            <text:p>6076</text:p>
          </table:table-cell>
          <table:table-cell office:value-type="string">
            <text:p>LUIS ANDRE DOS SANTOS</text:p>
          </table:table-cell>
          <table:table-cell office:value-type="string">
            <text:p>13 Dez 06, 00h00</text:p>
          </table:table-cell>
          <table:table-cell office:value-type="string">
            <text:p>13 Dez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001604-7</text:p>
          </table:table-cell>
          <table:table-cell office:value-type="string">
            <text:p>26ª VARA CÍVEL</text:p>
          </table:table-cell>
          <table:table-cell office:value-type="string">
            <text:p>6950.3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CARLOS ROBERTO FIGUEIRA CAMPELO</text:p>
          </table:table-cell>
          <table:table-cell office:value-type="string">
            <text:p>20 Dez 06, 00h00</text:p>
          </table:table-cell>
          <table:table-cell office:value-type="string">
            <text:p>20 Dez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016055</text:p>
          </table:table-cell>
          <table:table-cell office:value-type="string">
            <text:p>11ª VARA CÍVEL</text:p>
          </table:table-cell>
          <table:table-cell office:value-type="string">
            <text:p>5652.9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83">
            <text:p>6083</text:p>
          </table:table-cell>
          <table:table-cell office:value-type="string">
            <text:p>MARCONE EUGENIO DOS SANTOS</text:p>
          </table:table-cell>
          <table:table-cell office:value-type="string">
            <text:p>20 Dez 06, 00h00</text:p>
          </table:table-cell>
          <table:table-cell office:value-type="string">
            <text:p>20 Dez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936-66.2007.8.17.0810</text:p>
          </table:table-cell>
          <table:table-cell office:value-type="string">
            <text:p>1ª VARA CÍVEL</text:p>
          </table:table-cell>
          <table:table-cell office:value-type="string">
            <text:p>9.232,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string">
            <text:p>CLEIDE VIEIRA BARBOSA DA SILVA</text:p>
          </table:table-cell>
          <table:table-cell office:value-type="string">
            <text:p>12 Jan 07, 00h00</text:p>
          </table:table-cell>
          <table:table-cell office:value-type="string">
            <text:p>12 Jan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165972</text:p>
          </table:table-cell>
          <table:table-cell office:value-type="string">
            <text:p>10ª VARA CÍVEL</text:p>
          </table:table-cell>
          <table:table-cell office:value-type="string">
            <text:p>13154.7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95">
            <text:p>6095</text:p>
          </table:table-cell>
          <table:table-cell office:value-type="string">
            <text:p>ROBERTO LOPES DE FREITAS</text:p>
          </table:table-cell>
          <table:table-cell office:value-type="string">
            <text:p>12 Jan 07, 00h00</text:p>
          </table:table-cell>
          <table:table-cell office:value-type="string">
            <text:p>12 Jan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0019239-95.2007.8.17.0001</text:p>
          </table:table-cell>
          <table:table-cell office:value-type="string">
            <text:p>34ª VARA CÍVEL</text:p>
          </table:table-cell>
          <table:table-cell office:value-type="string">
            <text:p>13236.8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02">
            <text:p>6102</text:p>
          </table:table-cell>
          <table:table-cell office:value-type="string">
            <text:p>ANTONIO DE FREITAS DO NASCIMENTO JUNIOR</text:p>
          </table:table-cell>
          <table:table-cell office:value-type="string">
            <text:p>23 Jan 06, 00h00</text:p>
          </table:table-cell>
          <table:table-cell office:value-type="string">
            <text:p>23 Jan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165956</text:p>
          </table:table-cell>
          <table:table-cell office:value-type="string">
            <text:p>32ª VARA CÍVEL</text:p>
          </table:table-cell>
          <table:table-cell office:value-type="string">
            <text:p>8674.7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09">
            <text:p>6109</text:p>
          </table:table-cell>
          <table:table-cell office:value-type="string">
            <text:p>MARIA SOLANGE BALBINA FERREIRA</text:p>
          </table:table-cell>
          <table:table-cell office:value-type="string">
            <text:p>5 Fev 07, 00h00</text:p>
          </table:table-cell>
          <table:table-cell office:value-type="string">
            <text:p>5 Fe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454-56.2007.8.17.0810</text:p>
          </table:table-cell>
          <table:table-cell office:value-type="string">
            <text:p>1ª VARA CÍVEL</text:p>
          </table:table-cell>
          <table:table-cell office:value-type="string">
            <text:p>16.182,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10">
            <text:p>6110</text:p>
          </table:table-cell>
          <table:table-cell office:value-type="string">
            <text:p>TARCISO B FONSECA ALBUQUERQUE</text:p>
          </table:table-cell>
          <table:table-cell office:value-type="string">
            <text:p>5 Fev 07, 00h00</text:p>
          </table:table-cell>
          <table:table-cell office:value-type="string">
            <text:p>5 Fe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7.000879-7</text:p>
          </table:table-cell>
          <table:table-cell office:value-type="string">
            <text:p>5ª VARA CIVEL</text:p>
          </table:table-cell>
          <table:table-cell office:value-type="string">
            <text:p>16620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JOSÉ PEREIRA DE LIRA</text:p>
          </table:table-cell>
          <table:table-cell office:value-type="string">
            <text:p>5 Fev 07, 00h00</text:p>
          </table:table-cell>
          <table:table-cell office:value-type="string">
            <text:p>5 Fe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 231.2007.1131-9</text:p>
          </table:table-cell>
          <table:table-cell office:value-type="string">
            <text:p>1ª VARA CÍVEL</text:p>
          </table:table-cell>
          <table:table-cell office:value-type="string">
            <text:p>95308.6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23">
            <text:p>6123</text:p>
          </table:table-cell>
          <table:table-cell office:value-type="string">
            <text:p>JOSE PEREIRA DE LIRA</text:p>
          </table:table-cell>
          <table:table-cell office:value-type="string">
            <text:p>12 Fev 07, 00h00</text:p>
          </table:table-cell>
          <table:table-cell office:value-type="string">
            <text:p>12 Fev 07, 00h00</text:p>
          </table:table-cell>
          <table:table-cell office:value-type="string">
            <text:p>24 Set 11, 21h26</text:p>
          </table:table-cell>
          <table:table-cell office:value-type="string">
            <text:p>ORDINARIA REVISIONAL C/C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01512-1</text:p>
          </table:table-cell>
          <table:table-cell office:value-type="string">
            <text:p>25ª VARA CÍVEL</text:p>
          </table:table-cell>
          <table:table-cell office:value-type="string">
            <text:p>23991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27">
            <text:p>6127</text:p>
          </table:table-cell>
          <table:table-cell office:value-type="string">
            <text:p>EDVALDO JOSE DE LIMA</text:p>
          </table:table-cell>
          <table:table-cell office:value-type="string">
            <text:p>26 Fev 07, 00h00</text:p>
          </table:table-cell>
          <table:table-cell office:value-type="string">
            <text:p>26 Fev 07, 00h00</text:p>
          </table:table-cell>
          <table:table-cell office:value-type="string">
            <text:p>10 Out 11, 17h42</text:p>
          </table:table-cell>
          <table:table-cell office:value-type="string">
            <text:p>CÍVEL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192430</text:p>
          </table:table-cell>
          <table:table-cell office:value-type="string">
            <text:p>16ª VARA CÍVEL</text:p>
          </table:table-cell>
          <table:table-cell office:value-type="string">
            <text:p>27832.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ARMANDO JORGE SALES NETO</text:p>
          </table:table-cell>
          <table:table-cell office:value-type="string">
            <text:p>20 Jun 07, 00h00</text:p>
          </table:table-cell>
          <table:table-cell office:value-type="string">
            <text:p>20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09856-9</text:p>
          </table:table-cell>
          <table:table-cell office:value-type="string">
            <text:p>14ª VARA CÍVEL</text:p>
          </table:table-cell>
          <table:table-cell office:value-type="string">
            <text:p>6062.2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ODIR DA SILVA GOMES</text:p>
          </table:table-cell>
          <table:table-cell office:value-type="string">
            <text:p>1 Mar 07, 00h00</text:p>
          </table:table-cell>
          <table:table-cell office:value-type="string">
            <text:p>1 Ma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VITOR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320070011205</text:p>
          </table:table-cell>
          <table:table-cell office:value-type="string">
            <text:p>3º VARA CIVEL</text:p>
          </table:table-cell>
          <table:table-cell office:value-type="string">
            <text:p>12344.5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52">
            <text:p>6152</text:p>
          </table:table-cell>
          <table:table-cell office:value-type="string">
            <text:p>DINALDO DE AZEVEDO</text:p>
          </table:table-cell>
          <table:table-cell office:value-type="string">
            <text:p>19 Mar 07, 00h00</text:p>
          </table:table-cell>
          <table:table-cell office:value-type="string">
            <text:p>19 Ma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363464</text:p>
          </table:table-cell>
          <table:table-cell office:value-type="string">
            <text:p>27ª VARA CÍVEL</text:p>
          </table:table-cell>
          <table:table-cell office:value-type="string">
            <text:p>156128.7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AYRSON JAIME BELO LOPES</text:p>
          </table:table-cell>
          <table:table-cell office:value-type="string">
            <text:p>27 Mar 07, 00h00</text:p>
          </table:table-cell>
          <table:table-cell office:value-type="string">
            <text:p>27 Ma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6.2007.001434-7</text:p>
          </table:table-cell>
          <table:table-cell office:value-type="string">
            <text:p>3º VARA CIVEL</text:p>
          </table:table-cell>
          <table:table-cell office:value-type="string">
            <text:p>190588.0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67">
            <text:p>6167</text:p>
          </table:table-cell>
          <table:table-cell office:value-type="string">
            <text:p>ADALBERTO PEREIRA</text:p>
          </table:table-cell>
          <table:table-cell office:value-type="string">
            <text:p>9 Abr 07, 00h00</text:p>
          </table:table-cell>
          <table:table-cell office:value-type="string">
            <text:p>9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1979.9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KLEITON BARROS SEABRA</text:p>
          </table:table-cell>
          <table:table-cell office:value-type="string">
            <text:p>9 Abr 07, 00h00</text:p>
          </table:table-cell>
          <table:table-cell office:value-type="string">
            <text:p>9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6693-88.2007.8.17.0001</text:p>
          </table:table-cell>
          <table:table-cell office:value-type="string">
            <text:p>8ª VARA CÍVEL</text:p>
          </table:table-cell>
          <table:table-cell office:value-type="string">
            <text:p>23968.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JOSENILDO GOMES PEREIRA</text:p>
          </table:table-cell>
          <table:table-cell office:value-type="string">
            <text:p>9 Abr 07, 00h00</text:p>
          </table:table-cell>
          <table:table-cell office:value-type="string">
            <text:p>9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366943</text:p>
          </table:table-cell>
          <table:table-cell office:value-type="string">
            <text:p>19ª VARA CÍVEL</text:p>
          </table:table-cell>
          <table:table-cell office:value-type="string">
            <text:p>20283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70">
            <text:p>6170</text:p>
          </table:table-cell>
          <table:table-cell office:value-type="string">
            <text:p>PERICLES DE OLIVEIRA SILVA</text:p>
          </table:table-cell>
          <table:table-cell office:value-type="string">
            <text:p>9 Abr 07, 00h00</text:p>
          </table:table-cell>
          <table:table-cell office:value-type="string">
            <text:p>9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BO DE SANTO AGOSTIN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0.2007.004615-4</text:p>
          </table:table-cell>
          <table:table-cell office:value-type="string">
            <text:p>1ª VARA CÍVEL</text:p>
          </table:table-cell>
          <table:table-cell office:value-type="string">
            <text:p>31087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76">
            <text:p>6176</text:p>
          </table:table-cell>
          <table:table-cell office:value-type="string">
            <text:p>CARLOS EDUARDO C PESSOA</text:p>
          </table:table-cell>
          <table:table-cell office:value-type="string">
            <text:p>16 Abr 04, 00h00</text:p>
          </table:table-cell>
          <table:table-cell office:value-type="string">
            <text:p>16 Ab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274933</text:p>
          </table:table-cell>
          <table:table-cell office:value-type="string">
            <text:p>28ª VARA CÍVEL</text:p>
          </table:table-cell>
          <table:table-cell office:value-type="string">
            <text:p>58779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JOSE IVAN GUIMARÃES CAVALCANTE</text:p>
          </table:table-cell>
          <table:table-cell office:value-type="string">
            <text:p>16 Abr 07, 00h00</text:p>
          </table:table-cell>
          <table:table-cell office:value-type="string">
            <text:p>16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GUAS BEL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01.2007.000255-3</text:p>
          </table:table-cell>
          <table:table-cell office:value-type="string">
            <text:p>ÚNICA</text:p>
          </table:table-cell>
          <table:table-cell office:value-type="string">
            <text:p>92870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82">
            <text:p>6182</text:p>
          </table:table-cell>
          <table:table-cell office:value-type="string">
            <text:p>EVERALDO OSORIO DA SILVA FILHO</text:p>
          </table:table-cell>
          <table:table-cell office:value-type="string">
            <text:p>18 Abr 07, 00h00</text:p>
          </table:table-cell>
          <table:table-cell office:value-type="string">
            <text:p>18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8.2007.000777-6</text:p>
          </table:table-cell>
          <table:table-cell office:value-type="string">
            <text:p>2ª VARA CÍVEL</text:p>
          </table:table-cell>
          <table:table-cell office:value-type="string">
            <text:p>24612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83">
            <text:p>6183</text:p>
          </table:table-cell>
          <table:table-cell office:value-type="string">
            <text:p>LUIS ANDRE DOS SANTOS</text:p>
          </table:table-cell>
          <table:table-cell office:value-type="string">
            <text:p>18 Abr 07, 00h00</text:p>
          </table:table-cell>
          <table:table-cell office:value-type="string">
            <text:p>18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7618.6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97">
            <text:p>6197</text:p>
          </table:table-cell>
          <table:table-cell office:value-type="string">
            <text:p>JOSE IVAN GUIMARÃES CAVALCANTE</text:p>
          </table:table-cell>
          <table:table-cell office:value-type="string">
            <text:p>11 Mai 07, 00h00</text:p>
          </table:table-cell>
          <table:table-cell office:value-type="string">
            <text:p>11 Mai 07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AGUAS BEL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0120070001425</text:p>
          </table:table-cell>
          <table:table-cell office:value-type="string">
            <text:p>U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99">
            <text:p>6199</text:p>
          </table:table-cell>
          <table:table-cell office:value-type="string">
            <text:p>VILLA SOL BRASIL EUROPA COMERCIO E SERVIÇOS LTDA</text:p>
          </table:table-cell>
          <table:table-cell office:value-type="string">
            <text:p>14 Mai 07, 00h00</text:p>
          </table:table-cell>
          <table:table-cell office:value-type="string">
            <text:p>14 Mai 07, 00h00</text:p>
          </table:table-cell>
          <table:table-cell office:value-type="string">
            <text:p>3 Out 11, 16h35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31347-5</text:p>
          </table:table-cell>
          <table:table-cell office:value-type="string">
            <text:p>33ª VARA CÍVEL</text:p>
          </table:table-cell>
          <table:table-cell office:value-type="string">
            <text:p>8407.2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02">
            <text:p>6202</text:p>
          </table:table-cell>
          <table:table-cell office:value-type="string">
            <text:p>AGICAM AGROINDUSTRIA DO CAMARATUBA LTDA</text:p>
          </table:table-cell>
          <table:table-cell office:value-type="string">
            <text:p>1 Jan 93, 00h00</text:p>
          </table:table-cell>
          <table:table-cell office:value-type="string">
            <text:p>1 Jan 93, 00h00</text:p>
          </table:table-cell>
          <table:table-cell office:value-type="string">
            <text:p>24 Set 11, 21h22</text:p>
          </table:table-cell>
          <table:table-cell office:value-type="string">
            <text:p>EXECU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3.007829-3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03">
            <text:p>6203</text:p>
          </table:table-cell>
          <table:table-cell office:value-type="string">
            <text:p>AGICAM AGROINDUSTRIA DO CAMARATUBA LTDA</text:p>
          </table:table-cell>
          <table:table-cell office:value-type="string">
            <text:p>1 Jan 93, 00h00</text:p>
          </table:table-cell>
          <table:table-cell office:value-type="string">
            <text:p>1 Jan 93, 00h00</text:p>
          </table:table-cell>
          <table:table-cell office:value-type="string">
            <text:p>24 Set 11, 21h22</text:p>
          </table:table-cell>
          <table:table-cell office:value-type="string">
            <text:p>EXECU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3.007828-5</text:p>
          </table:table-cell>
          <table:table-cell office:value-type="string">
            <text:p>4ª VARA CÍVEL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S.A. SAGRES S/A INDUSTRIA DE ALIMENTOS</text:p>
          </table:table-cell>
          <table:table-cell office:value-type="string">
            <text:p>1 Jan 94, 00h00</text:p>
          </table:table-cell>
          <table:table-cell office:value-type="string">
            <text:p>1 Jan 94, 00h00</text:p>
          </table:table-cell>
          <table:table-cell office:value-type="string">
            <text:p>24 Set 11, 21h22</text:p>
          </table:table-cell>
          <table:table-cell office:value-type="string">
            <text:p>EXECU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4.031116-0</text:p>
          </table:table-cell>
          <table:table-cell office:value-type="string">
            <text:p>17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14">
            <text:p>6214</text:p>
          </table:table-cell>
          <table:table-cell office:value-type="string">
            <text:p>NIVALDO JOSE DA SILVA</text:p>
          </table:table-cell>
          <table:table-cell office:value-type="string">
            <text:p>30 Mai 07, 00h00</text:p>
          </table:table-cell>
          <table:table-cell office:value-type="string">
            <text:p>30 Mai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7.0007875-2</text:p>
          </table:table-cell>
          <table:table-cell office:value-type="string">
            <text:p>5ª VARA CIVEL</text:p>
          </table:table-cell>
          <table:table-cell office:value-type="string">
            <text:p>19690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16">
            <text:p>6216</text:p>
          </table:table-cell>
          <table:table-cell office:value-type="string">
            <text:p>LUCENILDA DEMESIO DE SOUZA</text:p>
          </table:table-cell>
          <table:table-cell office:value-type="string">
            <text:p>30 Mai 07, 00h00</text:p>
          </table:table-cell>
          <table:table-cell office:value-type="string">
            <text:p>30 Mai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3469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35">
            <text:p>6235</text:p>
          </table:table-cell>
          <table:table-cell office:value-type="string">
            <text:p>IVANILDO TEODOSIO DA SILVA</text:p>
          </table:table-cell>
          <table:table-cell office:value-type="string">
            <text:p>14 Jun 07, 00h00</text:p>
          </table:table-cell>
          <table:table-cell office:value-type="string">
            <text:p>14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LOMEI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46-81.2007.8.17.0920</text:p>
          </table:table-cell>
          <table:table-cell office:value-type="string">
            <text:p>1ª VARA CÍVEL</text:p>
          </table:table-cell>
          <table:table-cell office:value-type="string">
            <text:p>7185.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38">
            <text:p>6238</text:p>
          </table:table-cell>
          <table:table-cell office:value-type="string">
            <text:p>NORMANDO RIBEIRO CARVALHO JUNIOR</text:p>
          </table:table-cell>
          <table:table-cell office:value-type="string">
            <text:p>13 Jun 07, 00h00</text:p>
          </table:table-cell>
          <table:table-cell office:value-type="string">
            <text:p>13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39686-9</text:p>
          </table:table-cell>
          <table:table-cell office:value-type="string">
            <text:p>32ª VARA CÍVEL</text:p>
          </table:table-cell>
          <table:table-cell office:value-type="string">
            <text:p>3079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39">
            <text:p>6239</text:p>
          </table:table-cell>
          <table:table-cell office:value-type="string">
            <text:p>ROMILDO MAGALHAES TEIXEIRA</text:p>
          </table:table-cell>
          <table:table-cell office:value-type="string">
            <text:p>19 Jun 07, 00h00</text:p>
          </table:table-cell>
          <table:table-cell office:value-type="string">
            <text:p>19 Jun 07, 00h00</text:p>
          </table:table-cell>
          <table:table-cell office:value-type="string">
            <text:p>3 Out 11, 15h13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9689-59.2007.8.17.0001</text:p>
          </table:table-cell>
          <table:table-cell office:value-type="string">
            <text:p>19ª VARA CÍVEL</text:p>
          </table:table-cell>
          <table:table-cell office:value-type="string">
            <text:p>39389.9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43">
            <text:p>6243</text:p>
          </table:table-cell>
          <table:table-cell office:value-type="string">
            <text:p>ROSEANE MARIA DA SILVA</text:p>
          </table:table-cell>
          <table:table-cell office:value-type="string">
            <text:p>20 Jun 07, 00h00</text:p>
          </table:table-cell>
          <table:table-cell office:value-type="string">
            <text:p>20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7573-4</text:p>
          </table:table-cell>
          <table:table-cell office:value-type="string">
            <text:p>13ª VARA CÍVEL</text:p>
          </table:table-cell>
          <table:table-cell office:value-type="string">
            <text:p>11334.8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46">
            <text:p>6246</text:p>
          </table:table-cell>
          <table:table-cell office:value-type="string">
            <text:p>JOÃO EVANGELISTA NUNES FERREIRA</text:p>
          </table:table-cell>
          <table:table-cell office:value-type="string">
            <text:p>19 Jun 07, 00h00</text:p>
          </table:table-cell>
          <table:table-cell office:value-type="string">
            <text:p>19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88-80.2007.8.02.0058</text:p>
          </table:table-cell>
          <table:table-cell office:value-type="string">
            <text:p>2ª VARA CÍVEL</text:p>
          </table:table-cell>
          <table:table-cell office:value-type="string">
            <text:p>22848.4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47">
            <text:p>6247</text:p>
          </table:table-cell>
          <table:table-cell office:value-type="string">
            <text:p>SEVERINA CAMILO DA SILVA</text:p>
          </table:table-cell>
          <table:table-cell office:value-type="string">
            <text:p>22 Jun 07, 00h00</text:p>
          </table:table-cell>
          <table:table-cell office:value-type="string">
            <text:p>22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89-84.2007.8.17.0420</text:p>
          </table:table-cell>
          <table:table-cell office:value-type="string">
            <text:p>1ª VARA CÍVEL</text:p>
          </table:table-cell>
          <table:table-cell office:value-type="string">
            <text:p>54144.8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EDVANDRO SANTANA SANTOS</text:p>
          </table:table-cell>
          <table:table-cell office:value-type="string">
            <text:p>19 Jun 07, 00h00</text:p>
          </table:table-cell>
          <table:table-cell office:value-type="string">
            <text:p>19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1103.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53">
            <text:p>6253</text:p>
          </table:table-cell>
          <table:table-cell office:value-type="string">
            <text:p>JOSE MARCOS DA SILVA</text:p>
          </table:table-cell>
          <table:table-cell office:value-type="string">
            <text:p>7 Fev 08, 00h00</text:p>
          </table:table-cell>
          <table:table-cell office:value-type="string">
            <text:p>7 Fe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2192-95.2008.8.02.0001</text:p>
          </table:table-cell>
          <table:table-cell office:value-type="string">
            <text:p>4ª VARA CÍVEL</text:p>
          </table:table-cell>
          <table:table-cell office:value-type="string">
            <text:p>5015.5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ITAMAR HERMERSON DA SILVA</text:p>
          </table:table-cell>
          <table:table-cell office:value-type="string">
            <text:p>25 Jun 07, 00h00</text:p>
          </table:table-cell>
          <table:table-cell office:value-type="string">
            <text:p>25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VITORIA DE SANTO AN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39-47.2007.8.17.1590</text:p>
          </table:table-cell>
          <table:table-cell office:value-type="string">
            <text:p>3º VARA CIVEL</text:p>
          </table:table-cell>
          <table:table-cell office:value-type="string">
            <text:p>2132.8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ERIVALDO SOUZA NOBRE</text:p>
          </table:table-cell>
          <table:table-cell office:value-type="string">
            <text:p>28 Jun 07, 00h00</text:p>
          </table:table-cell>
          <table:table-cell office:value-type="string">
            <text:p>28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6.2007.001732-0</text:p>
          </table:table-cell>
          <table:table-cell office:value-type="string">
            <text:p>3º VARA CIVEL</text:p>
          </table:table-cell>
          <table:table-cell office:value-type="string">
            <text:p>8602.8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74">
            <text:p>6274</text:p>
          </table:table-cell>
          <table:table-cell office:value-type="string">
            <text:p>GRAVEL GRAVATÁ VEÍCULOS E PEÇAS LTDA</text:p>
          </table:table-cell>
          <table:table-cell office:value-type="string">
            <text:p>14 Jun 07, 00h00</text:p>
          </table:table-cell>
          <table:table-cell office:value-type="string">
            <text:p>14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3963.8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78">
            <text:p>6278</text:p>
          </table:table-cell>
          <table:table-cell office:value-type="string">
            <text:p>CARLOS PRADO</text:p>
          </table:table-cell>
          <table:table-cell office:value-type="string">
            <text:p>4 Jul 07, 00h00</text:p>
          </table:table-cell>
          <table:table-cell office:value-type="string">
            <text:p>4 Jul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7075-96.2007.8.17.0810</text:p>
          </table:table-cell>
          <table:table-cell office:value-type="string">
            <text:p>4ª VARA CÍVEL</text:p>
          </table:table-cell>
          <table:table-cell office:value-type="string">
            <text:p>38.747,3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88">
            <text:p>6288</text:p>
          </table:table-cell>
          <table:table-cell office:value-type="string">
            <text:p>TEREZA COSTA BEZERRA</text:p>
          </table:table-cell>
          <table:table-cell office:value-type="string">
            <text:p>6 Jul 07, 00h00</text:p>
          </table:table-cell>
          <table:table-cell office:value-type="string">
            <text:p>6 Jul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789-57.2007.8.17.0001</text:p>
          </table:table-cell>
          <table:table-cell office:value-type="string">
            <text:p>14ª VARA CÍVEL</text:p>
          </table:table-cell>
          <table:table-cell office:value-type="string">
            <text:p>38056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03">
            <text:p>6303</text:p>
          </table:table-cell>
          <table:table-cell office:value-type="string">
            <text:p>MARIANO VERISSIMO DA SILVA</text:p>
          </table:table-cell>
          <table:table-cell office:value-type="string">
            <text:p>13 Jun 07, 00h00</text:p>
          </table:table-cell>
          <table:table-cell office:value-type="string">
            <text:p>13 Jun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PAO DE ACUÇAR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96-55.2007.8.02.0048</text:p>
          </table:table-cell>
          <table:table-cell office:value-type="string">
            <text:p>ÚNICA</text:p>
          </table:table-cell>
          <table:table-cell office:value-type="string">
            <text:p>30413.5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13">
            <text:p>6313</text:p>
          </table:table-cell>
          <table:table-cell office:value-type="string">
            <text:p>RICARDO MATHEUS DE OLIVEIRA LIMA</text:p>
          </table:table-cell>
          <table:table-cell office:value-type="string">
            <text:p>10 Ago 07, 00h00</text:p>
          </table:table-cell>
          <table:table-cell office:value-type="string">
            <text:p>10 Ago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61314-2</text:p>
          </table:table-cell>
          <table:table-cell office:value-type="string">
            <text:p>20ª VARA CIVEL</text:p>
          </table:table-cell>
          <table:table-cell office:value-type="string">
            <text:p>30626.8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KARINA FLAVIA GOMES CORREIA DA SILVA</text:p>
          </table:table-cell>
          <table:table-cell office:value-type="string">
            <text:p>20 Ago 07, 00h00</text:p>
          </table:table-cell>
          <table:table-cell office:value-type="string">
            <text:p>20 Ago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4057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24">
            <text:p>6324</text:p>
          </table:table-cell>
          <table:table-cell office:value-type="string">
            <text:p>MARCIA GONÇALVES GLICERIO LUNA</text:p>
          </table:table-cell>
          <table:table-cell office:value-type="string">
            <text:p>27 Ago 07, 00h00</text:p>
          </table:table-cell>
          <table:table-cell office:value-type="string">
            <text:p>27 Ago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9647-31.2007.8.17.0001</text:p>
          </table:table-cell>
          <table:table-cell office:value-type="string">
            <text:p>33ª VARA CÍVEL</text:p>
          </table:table-cell>
          <table:table-cell office:value-type="string">
            <text:p>24424.6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IRLEY DA SILVA LOUZADA</text:p>
          </table:table-cell>
          <table:table-cell office:value-type="string">
            <text:p>27 Ago 07, 00h00</text:p>
          </table:table-cell>
          <table:table-cell office:value-type="string">
            <text:p>27 Ago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1697-68.2007.8.02.0001</text:p>
          </table:table-cell>
          <table:table-cell office:value-type="string">
            <text:p>7º VARA CIVEL</text:p>
          </table:table-cell>
          <table:table-cell office:value-type="string">
            <text:p>49978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31">
            <text:p>6331</text:p>
          </table:table-cell>
          <table:table-cell office:value-type="string">
            <text:p>CARLOS JOSE DO NASCIMENTO</text:p>
          </table:table-cell>
          <table:table-cell office:value-type="string">
            <text:p>3 Set 07, 00h00</text:p>
          </table:table-cell>
          <table:table-cell office:value-type="string">
            <text:p>3 Set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6711-33.2007.8.17.0001</text:p>
          </table:table-cell>
          <table:table-cell office:value-type="string">
            <text:p>4º VARA CIVEL</text:p>
          </table:table-cell>
          <table:table-cell office:value-type="string">
            <text:p>29144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37">
            <text:p>6337</text:p>
          </table:table-cell>
          <table:table-cell office:value-type="string">
            <text:p>CLAUDIO GALDINO DOS SANTOS</text:p>
          </table:table-cell>
          <table:table-cell office:value-type="string">
            <text:p>5 Set 07, 00h00</text:p>
          </table:table-cell>
          <table:table-cell office:value-type="string">
            <text:p>5 Set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9310-80.2007.8.02.0001</text:p>
          </table:table-cell>
          <table:table-cell office:value-type="string">
            <text:p>7ª VARA CÍVEL</text:p>
          </table:table-cell>
          <table:table-cell office:value-type="string">
            <text:p>27300.2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38">
            <text:p>6338</text:p>
          </table:table-cell>
          <table:table-cell office:value-type="string">
            <text:p>FLAVIO JORGE MIRANDA PIMENTEL</text:p>
          </table:table-cell>
          <table:table-cell office:value-type="string">
            <text:p>5 Set 07, 00h00</text:p>
          </table:table-cell>
          <table:table-cell office:value-type="string">
            <text:p>5 Set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8778-09.2007.8.02.0001</text:p>
          </table:table-cell>
          <table:table-cell office:value-type="string">
            <text:p>13ª VARA CÍVEL</text:p>
          </table:table-cell>
          <table:table-cell office:value-type="string">
            <text:p>34498.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48">
            <text:p>6348</text:p>
          </table:table-cell>
          <table:table-cell office:value-type="string">
            <text:p>FABIO GOMES ATAIDE</text:p>
          </table:table-cell>
          <table:table-cell office:value-type="string">
            <text:p>25 Set 07, 00h00</text:p>
          </table:table-cell>
          <table:table-cell office:value-type="string">
            <text:p>25 Set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VICENC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37-65.2007.8.17.1580</text:p>
          </table:table-cell>
          <table:table-cell office:value-type="string">
            <text:p>ÚNICA</text:p>
          </table:table-cell>
          <table:table-cell office:value-type="string">
            <text:p>17027.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RENAN ARAUJO DOS SANTOS</text:p>
          </table:table-cell>
          <table:table-cell office:value-type="string">
            <text:p>28 Set 07, 00h00</text:p>
          </table:table-cell>
          <table:table-cell office:value-type="string">
            <text:p>28 Set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OTEI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5778.3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62">
            <text:p>6362</text:p>
          </table:table-cell>
          <table:table-cell office:value-type="string">
            <text:p>GILVAN ANDRADE DIAS</text:p>
          </table:table-cell>
          <table:table-cell office:value-type="string">
            <text:p>12 Dez 07, 00h00</text:p>
          </table:table-cell>
          <table:table-cell office:value-type="string">
            <text:p>12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71535-2</text:p>
          </table:table-cell>
          <table:table-cell office:value-type="string">
            <text:p>32ª VARA CÍVEL</text:p>
          </table:table-cell>
          <table:table-cell office:value-type="string">
            <text:p>20556.4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ERNANDES CAVALCANTE DOS SANTOS</text:p>
          </table:table-cell>
          <table:table-cell office:value-type="string">
            <text:p>5 Nov 07, 00h00</text:p>
          </table:table-cell>
          <table:table-cell office:value-type="string">
            <text:p>5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53-13.2007.8.17.0640</text:p>
          </table:table-cell>
          <table:table-cell office:value-type="string">
            <text:p>2ª VARA CÍVEL</text:p>
          </table:table-cell>
          <table:table-cell office:value-type="string">
            <text:p>35540.1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string">
            <text:p>CLAUSANI LUIZ DAMASCENA</text:p>
          </table:table-cell>
          <table:table-cell office:value-type="string">
            <text:p>13 Dez 07, 00h00</text:p>
          </table:table-cell>
          <table:table-cell office:value-type="string">
            <text:p>13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ÇOIA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0.2007.002661-7</text:p>
          </table:table-cell>
          <table:table-cell office:value-type="string">
            <text:p>2ª VARA CÍVEL</text:p>
          </table:table-cell>
          <table:table-cell office:value-type="string">
            <text:p>16861.3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68">
            <text:p>6368</text:p>
          </table:table-cell>
          <table:table-cell office:value-type="string">
            <text:p>NILTON DE ARAUJO MOURA</text:p>
          </table:table-cell>
          <table:table-cell office:value-type="string">
            <text:p>30 Nov 07, 00h00</text:p>
          </table:table-cell>
          <table:table-cell office:value-type="string">
            <text:p>30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0465-04.2008.8.02.0001</text:p>
          </table:table-cell>
          <table:table-cell office:value-type="string">
            <text:p>12ª VARA CIVEL</text:p>
          </table:table-cell>
          <table:table-cell office:value-type="string">
            <text:p>24885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string">
            <text:p>JOSE CICERO DA SILVA</text:p>
          </table:table-cell>
          <table:table-cell office:value-type="string">
            <text:p>12 Nov 07, 00h00</text:p>
          </table:table-cell>
          <table:table-cell office:value-type="string">
            <text:p>12 Nov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GUA PRE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120070009969</text:p>
          </table:table-cell>
          <table:table-cell office:value-type="string">
            <text:p>2ª VARA CÍVEL</text:p>
          </table:table-cell>
          <table:table-cell office:value-type="string">
            <text:p>21086.8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74">
            <text:p>6374</text:p>
          </table:table-cell>
          <table:table-cell office:value-type="string">
            <text:p>ELLIETH MARIA DE OLIVEIRA MENDONÇA</text:p>
          </table:table-cell>
          <table:table-cell office:value-type="string">
            <text:p>3 Dez 07, 00h00</text:p>
          </table:table-cell>
          <table:table-cell office:value-type="string">
            <text:p>3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0864-33.2008.8.02.0001</text:p>
          </table:table-cell>
          <table:table-cell office:value-type="string">
            <text:p>5ª VARA CIVEL</text:p>
          </table:table-cell>
          <table:table-cell office:value-type="string">
            <text:p>25935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80">
            <text:p>6380</text:p>
          </table:table-cell>
          <table:table-cell office:value-type="string">
            <text:p>PETRONIO DE SOUZA LEAO DE ALMEIDA BASTOS</text:p>
          </table:table-cell>
          <table:table-cell office:value-type="string">
            <text:p>17 Out 07, 00h00</text:p>
          </table:table-cell>
          <table:table-cell office:value-type="string">
            <text:p>17 Out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650625</text:p>
          </table:table-cell>
          <table:table-cell office:value-type="string">
            <text:p>10ª VARA CÍVEL</text:p>
          </table:table-cell>
          <table:table-cell office:value-type="string">
            <text:p>5920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94">
            <text:p>6394</text:p>
          </table:table-cell>
          <table:table-cell office:value-type="string">
            <text:p>CLAUDIA MARIA PEREIRA</text:p>
          </table:table-cell>
          <table:table-cell office:value-type="string">
            <text:p>10 Dez 07, 00h00</text:p>
          </table:table-cell>
          <table:table-cell office:value-type="string">
            <text:p>10 Dez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620080000560</text:p>
          </table:table-cell>
          <table:table-cell office:value-type="string">
            <text:p>2ª VARA CÍVEL</text:p>
          </table:table-cell>
          <table:table-cell office:value-type="string">
            <text:p>60119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AECIO BARBOSA DE CARVALHO</text:p>
          </table:table-cell>
          <table:table-cell office:value-type="string">
            <text:p>3 Out 07, 00h00</text:p>
          </table:table-cell>
          <table:table-cell office:value-type="string">
            <text:p>3 Out 07, 00h00</text:p>
          </table:table-cell>
          <table:table-cell office:value-type="string">
            <text:p>28 Set 11, 12h54</text:p>
          </table:table-cell>
          <table:table-cell office:value-type="string">
            <text:p>COBRANÇ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70613177</text:p>
          </table:table-cell>
          <table:table-cell office:value-type="string">
            <text:p>5ª VARA CIVEL</text:p>
          </table:table-cell>
          <table:table-cell office:value-type="string">
            <text:p>33581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DAFRUTA INDUSTRIA E COMERCIO LTDA</text:p>
          </table:table-cell>
          <table:table-cell office:value-type="string">
            <text:p>14 Nov 07, 00h00</text:p>
          </table:table-cell>
          <table:table-cell office:value-type="string">
            <text:p>14 Nov 07, 00h00</text:p>
          </table:table-cell>
          <table:table-cell office:value-type="string">
            <text:p>24 Set 11, 21h26</text:p>
          </table:table-cell>
          <table:table-cell office:value-type="string">
            <text:p>CONCORDATA</text:p>
          </table:table-cell>
          <table:table-cell office:value-type="string">
            <text:p>R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543-76.1990.8.17.0001</text:p>
          </table:table-cell>
          <table:table-cell office:value-type="string">
            <text:p>1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24">
            <text:p>6424</text:p>
          </table:table-cell>
          <table:table-cell office:value-type="string">
            <text:p>ARCLEANTEC SERVIÇO DE MANUTEÇÃO E REPARAÇÃO EM AR CONDIC. LT</text:p>
          </table:table-cell>
          <table:table-cell office:value-type="string">
            <text:p>1 Out 07, 00h00</text:p>
          </table:table-cell>
          <table:table-cell office:value-type="string">
            <text:p>1 Out 07, 00h00</text:p>
          </table:table-cell>
          <table:table-cell office:value-type="string">
            <text:p>24 Set 11, 21h22</text:p>
          </table:table-cell>
          <table:table-cell office:value-type="string">
            <text:p>MONI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04735-2</text:p>
          </table:table-cell>
          <table:table-cell office:value-type="string">
            <text:p>10ª VARA CÍVEL</text:p>
          </table:table-cell>
          <table:table-cell office:value-type="string">
            <text:p>18346.0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29">
            <text:p>6429</text:p>
          </table:table-cell>
          <table:table-cell office:value-type="string">
            <text:p>MANOEL BATISTA DE MELO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18596-1</text:p>
          </table:table-cell>
          <table:table-cell office:value-type="string">
            <text:p>1ª VARA CÍVEL</text:p>
          </table:table-cell>
          <table:table-cell office:value-type="string">
            <text:p>24280.6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LEILA REGINA DO NASCIMENTO COSTA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BELE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4.028559-3</text:p>
          </table:table-cell>
          <table:table-cell office:value-type="string">
            <text:p>8ª VARA CÍVEL</text:p>
          </table:table-cell>
          <table:table-cell office:value-type="string">
            <text:p>45754.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WILSON ROBERTO RODRIGUES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8 Set 11, 22h30</text:p>
          </table:table-cell>
          <table:table-cell office:value-type="string">
            <text:p>REINTEGRAÇÃO DE POSSE</text:p>
          </table:table-cell>
          <table:table-cell office:value-type="string">
            <text:p>PORTO VEL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30375-1</text:p>
          </table:table-cell>
          <table:table-cell office:value-type="string">
            <text:p>1ª VARA CÍVEL</text:p>
          </table:table-cell>
          <table:table-cell office:value-type="string">
            <text:p>9693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32">
            <text:p>6432</text:p>
          </table:table-cell>
          <table:table-cell office:value-type="string">
            <text:p>JOAO MARIA DE LIRA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SAO JOSE DE MIRI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5.082986-3</text:p>
          </table:table-cell>
          <table:table-cell office:value-type="string">
            <text:p>2ª VARA CÍVEL</text:p>
          </table:table-cell>
          <table:table-cell office:value-type="string">
            <text:p>53066.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33">
            <text:p>6433</text:p>
          </table:table-cell>
          <table:table-cell office:value-type="string">
            <text:p>JOSEFA DO CARMO SILVA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30 Set 11, 13h29</text:p>
          </table:table-cell>
          <table:table-cell office:value-type="string">
            <text:p>BUSCA E APREENSÃO - DL 911/69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18755-0</text:p>
          </table:table-cell>
          <table:table-cell office:value-type="string">
            <text:p>17ª VARA CÍVEL</text:p>
          </table:table-cell>
          <table:table-cell office:value-type="string">
            <text:p>15547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35">
            <text:p>6435</text:p>
          </table:table-cell>
          <table:table-cell office:value-type="string">
            <text:p>FABIO ROMERO A DE SOUZA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8 Set 11, 22h30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01034-7</text:p>
          </table:table-cell>
          <table:table-cell office:value-type="string">
            <text:p>15ª VARA CÍVEL</text:p>
          </table:table-cell>
          <table:table-cell office:value-type="string">
            <text:p>9240.4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36">
            <text:p>6436</text:p>
          </table:table-cell>
          <table:table-cell office:value-type="string">
            <text:p>CLAUDIA MYRA LIMA CALHEIROS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8 Set 11, 22h30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623228-2</text:p>
          </table:table-cell>
          <table:table-cell office:value-type="string">
            <text:p>4º VARA CIVEL</text:p>
          </table:table-cell>
          <table:table-cell office:value-type="string">
            <text:p>77556.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42">
            <text:p>6442</text:p>
          </table:table-cell>
          <table:table-cell office:value-type="string">
            <text:p>ERITON DA SILVA</text:p>
          </table:table-cell>
          <table:table-cell office:value-type="string">
            <text:p>12 Nov 07, 00h00</text:p>
          </table:table-cell>
          <table:table-cell office:value-type="string">
            <text:p>12 Nov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TALA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1644-86.2008.8.02.0040</text:p>
          </table:table-cell>
          <table:table-cell office:value-type="string">
            <text:p>2ª VARA CÍVEL</text:p>
          </table:table-cell>
          <table:table-cell office:value-type="string">
            <text:p>2482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46">
            <text:p>6446</text:p>
          </table:table-cell>
          <table:table-cell office:value-type="string">
            <text:p>ESPOLIO DE LEVI RODRIGUES DE ANDRADE SILVA</text:p>
          </table:table-cell>
          <table:table-cell office:value-type="string">
            <text:p>1 Jan 08, 00h00</text:p>
          </table:table-cell>
          <table:table-cell office:value-type="string">
            <text:p>1 Jan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9970550112</text:p>
          </table:table-cell>
          <table:table-cell office:value-type="string">
            <text:p>3ª VARA SUCESSÕES E REG.PUBL.DA 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47">
            <text:p>6447</text:p>
          </table:table-cell>
          <table:table-cell office:value-type="string">
            <text:p>SAMUEL MONTEIRO DA CRUZ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4 Set 11, 21h22</text:p>
          </table:table-cell>
          <table:table-cell office:value-type="string">
            <text:p>DEPÓS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5.038904-9</text:p>
          </table:table-cell>
          <table:table-cell office:value-type="string">
            <text:p>8ª VARA CÍVEL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OHLAMAR EMPREENDIMENTOS LTDA - (LOCAR LOCADORA E TURISMO LTD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NAT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9940195659</text:p>
          </table:table-cell>
          <table:table-cell office:value-type="string">
            <text:p>2ª VARA CÍVEL</text:p>
          </table:table-cell>
          <table:table-cell office:value-type="string">
            <text:p>1819.9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53">
            <text:p>6453</text:p>
          </table:table-cell>
          <table:table-cell office:value-type="string">
            <text:p>LUCIANO DE OMENA GUEDES</text:p>
          </table:table-cell>
          <table:table-cell office:value-type="string">
            <text:p>12 Nov 07, 00h00</text:p>
          </table:table-cell>
          <table:table-cell office:value-type="string">
            <text:p>12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1759-91.2008.8.02.0001</text:p>
          </table:table-cell>
          <table:table-cell office:value-type="string">
            <text:p>8ª VARA CÍVEL</text:p>
          </table:table-cell>
          <table:table-cell office:value-type="string">
            <text:p>32599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BERTRAND FREIRE MEDEIROS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42.673-2</text:p>
          </table:table-cell>
          <table:table-cell office:value-type="string">
            <text:p>21ª VARA CÍVEL</text:p>
          </table:table-cell>
          <table:table-cell office:value-type="string">
            <text:p>0.9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55">
            <text:p>6455</text:p>
          </table:table-cell>
          <table:table-cell office:value-type="string">
            <text:p>BONANÇA AGROINDÚSTRIAS S/A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608448-8</text:p>
          </table:table-cell>
          <table:table-cell office:value-type="string">
            <text:p>16ª VARA CÍVEL</text:p>
          </table:table-cell>
          <table:table-cell office:value-type="string">
            <text:p>0.9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RENATO LUIS CARON</text:p>
          </table:table-cell>
          <table:table-cell office:value-type="string">
            <text:p>9 Jan 08, 00h00</text:p>
          </table:table-cell>
          <table:table-cell office:value-type="string">
            <text:p>9 Jan 08, 00h00</text:p>
          </table:table-cell>
          <table:table-cell office:value-type="string">
            <text:p>30 Set 11, 12h41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22.899-7</text:p>
          </table:table-cell>
          <table:table-cell office:value-type="string">
            <text:p>1ª VARA CÍVEL</text:p>
          </table:table-cell>
          <table:table-cell office:value-type="string">
            <text:p>0,9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64">
            <text:p>6464</text:p>
          </table:table-cell>
          <table:table-cell office:value-type="string">
            <text:p>JOSE ADELMO BARBOSA</text:p>
          </table:table-cell>
          <table:table-cell office:value-type="string">
            <text:p>18 Dez 07, 00h00</text:p>
          </table:table-cell>
          <table:table-cell office:value-type="string">
            <text:p>18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ELO JARD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5.2008.000.196-4</text:p>
          </table:table-cell>
          <table:table-cell office:value-type="string">
            <text:p>1ª VARA CÍVEL</text:p>
          </table:table-cell>
          <table:table-cell office:value-type="string">
            <text:p>220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70">
            <text:p>6470</text:p>
          </table:table-cell>
          <table:table-cell office:value-type="string">
            <text:p>MARIA DO SOCORRO VEIGA FRAGOSO DE AMORIM</text:p>
          </table:table-cell>
          <table:table-cell office:value-type="string">
            <text:p>12 Fev 08, 00h00</text:p>
          </table:table-cell>
          <table:table-cell office:value-type="string">
            <text:p>12 Fev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027-58.2008.8.02.0001</text:p>
          </table:table-cell>
          <table:table-cell office:value-type="string">
            <text:p>10ª VARA CÍVEL</text:p>
          </table:table-cell>
          <table:table-cell office:value-type="string">
            <text:p>8846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string">
            <text:p>ROMERO JOSE DA SILVA T. FILHO</text:p>
          </table:table-cell>
          <table:table-cell office:value-type="string">
            <text:p>8 Fev 08, 00h00</text:p>
          </table:table-cell>
          <table:table-cell office:value-type="string">
            <text:p>8 Fev 08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002/2007-00</text:p>
          </table:table-cell>
          <table:table-cell office:value-type="string">
            <text:p>III JEC FORUM UNV MAURICIO DE NASSA</text:p>
          </table:table-cell>
          <table:table-cell office:value-type="string">
            <text:p>15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75">
            <text:p>6475</text:p>
          </table:table-cell>
          <table:table-cell office:value-type="string">
            <text:p>CLAUDIA MARIA PEREIRA</text:p>
          </table:table-cell>
          <table:table-cell office:value-type="string">
            <text:p>8 Fev 08, 00h00</text:p>
          </table:table-cell>
          <table:table-cell office:value-type="string">
            <text:p>8 Fev 08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64.235-5</text:p>
          </table:table-cell>
          <table:table-cell office:value-type="string">
            <text:p>3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76">
            <text:p>6476</text:p>
          </table:table-cell>
          <table:table-cell office:value-type="string">
            <text:p>LANDSTEINER VENTURA</text:p>
          </table:table-cell>
          <table:table-cell office:value-type="string">
            <text:p>12 Fev 08, 00h00</text:p>
          </table:table-cell>
          <table:table-cell office:value-type="string">
            <text:p>12 Fev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3751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86">
            <text:p>6486</text:p>
          </table:table-cell>
          <table:table-cell office:value-type="string">
            <text:p>ANTONIO PRIMO DA SILVA</text:p>
          </table:table-cell>
          <table:table-cell office:value-type="string">
            <text:p>28 Fev 08, 00h00</text:p>
          </table:table-cell>
          <table:table-cell office:value-type="string">
            <text:p>28 Fe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3.2008.003.539-5</text:p>
          </table:table-cell>
          <table:table-cell office:value-type="string">
            <text:p>2ª VARA CÍVEL</text:p>
          </table:table-cell>
          <table:table-cell office:value-type="string">
            <text:p>13671.2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95">
            <text:p>6495</text:p>
          </table:table-cell>
          <table:table-cell office:value-type="string">
            <text:p>ITAMARES LEITE DA SILVA</text:p>
          </table:table-cell>
          <table:table-cell office:value-type="string">
            <text:p>18 Mar 08, 00h00</text:p>
          </table:table-cell>
          <table:table-cell office:value-type="string">
            <text:p>18 Mar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15-26.2008.8.17.0470</text:p>
          </table:table-cell>
          <table:table-cell office:value-type="string">
            <text:p>1ª VARA CÍVEL</text:p>
          </table:table-cell>
          <table:table-cell office:value-type="string">
            <text:p>24935.5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99">
            <text:p>6499</text:p>
          </table:table-cell>
          <table:table-cell office:value-type="string">
            <text:p>GIVAN DE LISBOA SOARES</text:p>
          </table:table-cell>
          <table:table-cell office:value-type="string">
            <text:p>18 Mar 08, 00h00</text:p>
          </table:table-cell>
          <table:table-cell office:value-type="string">
            <text:p>18 Mar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453-70.2008.8.02.0001</text:p>
          </table:table-cell>
          <table:table-cell office:value-type="string">
            <text:p>8ª VARA CÍVEL</text:p>
          </table:table-cell>
          <table:table-cell office:value-type="string">
            <text:p>26860.7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07">
            <text:p>6507</text:p>
          </table:table-cell>
          <table:table-cell office:value-type="string">
            <text:p>MARIA DO SOCORRO CORREIA CAMELO</text:p>
          </table:table-cell>
          <table:table-cell office:value-type="string">
            <text:p>31 Mar 08, 00h00</text:p>
          </table:table-cell>
          <table:table-cell office:value-type="string">
            <text:p>31 Ma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452-85.2008.8.02.0001  
</text:p>
          </table:table-cell>
          <table:table-cell office:value-type="string">
            <text:p>8ª VARA CÍVEL</text:p>
          </table:table-cell>
          <table:table-cell office:value-type="string">
            <text:p>33056.8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16">
            <text:p>6516</text:p>
          </table:table-cell>
          <table:table-cell office:value-type="string">
            <text:p>EDJEFERSON ROGERIO TENORIO RAMOS</text:p>
          </table:table-cell>
          <table:table-cell office:value-type="string">
            <text:p>7 Abr 08, 00h00</text:p>
          </table:table-cell>
          <table:table-cell office:value-type="string">
            <text:p>7 Abr 08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AGUAS BEL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8.001.404-5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17">
            <text:p>6517</text:p>
          </table:table-cell>
          <table:table-cell office:value-type="string">
            <text:p>SEVERINO DA SILVA</text:p>
          </table:table-cell>
          <table:table-cell office:value-type="string">
            <text:p>11 Abr 08, 00h00</text:p>
          </table:table-cell>
          <table:table-cell office:value-type="string">
            <text:p>11 Abr 08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JOAQUIM NABUC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9/2008-00</text:p>
          </table:table-cell>
          <table:table-cell office:value-type="string">
            <text:p>I JEC DE PALMARES-PE</text:p>
          </table:table-cell>
          <table:table-cell office:value-type="string">
            <text:p>15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18">
            <text:p>6518</text:p>
          </table:table-cell>
          <table:table-cell office:value-type="string">
            <text:p>ELIANE FERREIRA DA SILVA</text:p>
          </table:table-cell>
          <table:table-cell office:value-type="string">
            <text:p>11 Abr 08, 00h00</text:p>
          </table:table-cell>
          <table:table-cell office:value-type="string">
            <text:p>11 Abr 08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SURUBU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92/2008-00</text:p>
          </table:table-cell>
          <table:table-cell office:value-type="string">
            <text:p>I JEC LIMOEIRO-PE</text:p>
          </table:table-cell>
          <table:table-cell office:value-type="string">
            <text:p>83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21">
            <text:p>6521</text:p>
          </table:table-cell>
          <table:table-cell office:value-type="string">
            <text:p>SEVERINA FRANCISCA DA SILVA</text:p>
          </table:table-cell>
          <table:table-cell office:value-type="string">
            <text:p>14 Abr 08, 00h00</text:p>
          </table:table-cell>
          <table:table-cell office:value-type="string">
            <text:p>14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17.545-8</text:p>
          </table:table-cell>
          <table:table-cell office:value-type="string">
            <text:p>28ª VARA CÍVEL</text:p>
          </table:table-cell>
          <table:table-cell office:value-type="string">
            <text:p>9160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26">
            <text:p>6526</text:p>
          </table:table-cell>
          <table:table-cell office:value-type="string">
            <text:p>SILVIO ROMERO DE SOUZA N COELHO</text:p>
          </table:table-cell>
          <table:table-cell office:value-type="string">
            <text:p>22 Abr 08, 00h00</text:p>
          </table:table-cell>
          <table:table-cell office:value-type="string">
            <text:p>22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2631.2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34">
            <text:p>6534</text:p>
          </table:table-cell>
          <table:table-cell office:value-type="string">
            <text:p>JOAQUIM ALVARO VELOSO CINTRA</text:p>
          </table:table-cell>
          <table:table-cell office:value-type="string">
            <text:p>23 Abr 08, 00h00</text:p>
          </table:table-cell>
          <table:table-cell office:value-type="string">
            <text:p>23 Abr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34.813-2</text:p>
          </table:table-cell>
          <table:table-cell office:value-type="string">
            <text:p>8ª VARA CÍVEL</text:p>
          </table:table-cell>
          <table:table-cell office:value-type="string">
            <text:p>5744.6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38">
            <text:p>6538</text:p>
          </table:table-cell>
          <table:table-cell office:value-type="string">
            <text:p>JOSÉ ALFREDO LIRA FRAGOSO</text:p>
          </table:table-cell>
          <table:table-cell office:value-type="string">
            <text:p>19 Mar 97, 00h00</text:p>
          </table:table-cell>
          <table:table-cell office:value-type="string">
            <text:p>19 Mar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OÃ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23482-2</text:p>
          </table:table-cell>
          <table:table-cell office:value-type="string">
            <text:p>3º VARA CIVEL</text:p>
          </table:table-cell>
          <table:table-cell office:value-type="string">
            <text:p>26284.5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39">
            <text:p>6539</text:p>
          </table:table-cell>
          <table:table-cell office:value-type="string">
            <text:p>ERIVALDO GABRIEL AVELINO</text:p>
          </table:table-cell>
          <table:table-cell office:value-type="string">
            <text:p>23 Mai 08, 00h00</text:p>
          </table:table-cell>
          <table:table-cell office:value-type="string">
            <text:p>23 Mai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412-15.2008.8.02.0058</text:p>
          </table:table-cell>
          <table:table-cell office:value-type="string">
            <text:p>6º VARA CÍVEL</text:p>
          </table:table-cell>
          <table:table-cell office:value-type="string">
            <text:p>22757.7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45">
            <text:p>6545</text:p>
          </table:table-cell>
          <table:table-cell office:value-type="string">
            <text:p>ROMILDO MAGALHAES TEIXEIRA</text:p>
          </table:table-cell>
          <table:table-cell office:value-type="string">
            <text:p>23 Mai 07, 00h00</text:p>
          </table:table-cell>
          <table:table-cell office:value-type="string">
            <text:p>23 Mai 0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31880-9</text:p>
          </table:table-cell>
          <table:table-cell office:value-type="string">
            <text:p>24ª VARA CÍVEL</text:p>
          </table:table-cell>
          <table:table-cell office:value-type="string">
            <text:p>57159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MARIA DO LIVRAMENTO ARAUJO AZEVEDO</text:p>
          </table:table-cell>
          <table:table-cell office:value-type="string">
            <text:p>4 Jun 08, 00h00</text:p>
          </table:table-cell>
          <table:table-cell office:value-type="string">
            <text:p>4 Ju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9496-31.2008.8.02.0001</text:p>
          </table:table-cell>
          <table:table-cell office:value-type="string">
            <text:p>8ª VARA CÍVEL</text:p>
          </table:table-cell>
          <table:table-cell office:value-type="string">
            <text:p>17298.3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51">
            <text:p>6551</text:p>
          </table:table-cell>
          <table:table-cell office:value-type="string">
            <text:p>EVERALDO MARQUES BRANDAO</text:p>
          </table:table-cell>
          <table:table-cell office:value-type="string">
            <text:p>4 Jun 08, 00h00</text:p>
          </table:table-cell>
          <table:table-cell office:value-type="string">
            <text:p>4 Jun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5577-93.2008.8.02.0001</text:p>
          </table:table-cell>
          <table:table-cell office:value-type="string">
            <text:p>1ª VARA CÍVEL</text:p>
          </table:table-cell>
          <table:table-cell office:value-type="string">
            <text:p>65281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66">
            <text:p>6566</text:p>
          </table:table-cell>
          <table:table-cell office:value-type="string">
            <text:p>MARIA LAURA COSTA OLIVEIRA</text:p>
          </table:table-cell>
          <table:table-cell office:value-type="string">
            <text:p>30 Jun 08, 00h00</text:p>
          </table:table-cell>
          <table:table-cell office:value-type="string">
            <text:p>30 Ju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1165.9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RICARDO CEZAR RIBEIRO TEIXEIRA</text:p>
          </table:table-cell>
          <table:table-cell office:value-type="string">
            <text:p>3 Mai 00, 00h00</text:p>
          </table:table-cell>
          <table:table-cell office:value-type="string">
            <text:p>3 Mai 00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0.012.536-0</text:p>
          </table:table-cell>
          <table:table-cell office:value-type="string">
            <text:p>2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83">
            <text:p>6583</text:p>
          </table:table-cell>
          <table:table-cell office:value-type="string">
            <text:p>RUTH DE ALCANTRA VILARIM</text:p>
          </table:table-cell>
          <table:table-cell office:value-type="string">
            <text:p>14 Jul 08, 00h00</text:p>
          </table:table-cell>
          <table:table-cell office:value-type="string">
            <text:p>14 Jul 08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3/2008-00</text:p>
          </table:table-cell>
          <table:table-cell office:value-type="string">
            <text:p>II JEC DE OLINDA-PE</text:p>
          </table:table-cell>
          <table:table-cell office:value-type="string">
            <text:p>6801.5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SIMONE MARIA FERREIRA</text:p>
          </table:table-cell>
          <table:table-cell office:value-type="string">
            <text:p>14 Jul 08, 00h00</text:p>
          </table:table-cell>
          <table:table-cell office:value-type="string">
            <text:p>14 Jul 08, 00h00</text:p>
          </table:table-cell>
          <table:table-cell office:value-type="string">
            <text:p>24 Set 11, 21h26</text:p>
          </table:table-cell>
          <table:table-cell office:value-type="string">
            <text:p>DECLAR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8.001.378-2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SUSANA RODRIGUES PAULINO</text:p>
          </table:table-cell>
          <table:table-cell office:value-type="string">
            <text:p>14 Jul 08, 00h00</text:p>
          </table:table-cell>
          <table:table-cell office:value-type="string">
            <text:p>14 Jul 08, 00h00</text:p>
          </table:table-cell>
          <table:table-cell office:value-type="string">
            <text:p>24 Set 11, 21h26</text:p>
          </table:table-cell>
          <table:table-cell office:value-type="string">
            <text:p>RESTITUI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24/2007-00</text:p>
          </table:table-cell>
          <table:table-cell office:value-type="string">
            <text:p>V JEC - BOA VISTA</text:p>
          </table:table-cell>
          <table:table-cell office:value-type="string">
            <text:p>1293.9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92">
            <text:p>6592</text:p>
          </table:table-cell>
          <table:table-cell office:value-type="string">
            <text:p>GRAVEL GRAVATÁ VEÍCULOS E PEÇAS LTDA</text:p>
          </table:table-cell>
          <table:table-cell office:value-type="string">
            <text:p>15 Jul 08, 00h00</text:p>
          </table:table-cell>
          <table:table-cell office:value-type="string">
            <text:p>15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8.000898-9</text:p>
          </table:table-cell>
          <table:table-cell office:value-type="string">
            <text:p>1ª VARA CÍVEL</text:p>
          </table:table-cell>
          <table:table-cell office:value-type="string">
            <text:p>13916.6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93">
            <text:p>6593</text:p>
          </table:table-cell>
          <table:table-cell office:value-type="string">
            <text:p>FRANCISCO JOSIAS ALVES DA SILVA</text:p>
          </table:table-cell>
          <table:table-cell office:value-type="string">
            <text:p>15 Jul 08, 00h00</text:p>
          </table:table-cell>
          <table:table-cell office:value-type="string">
            <text:p>15 Jul 08, 00h00</text:p>
          </table:table-cell>
          <table:table-cell office:value-type="string">
            <text:p>10 Out 11, 13h10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8.004724-5</text:p>
          </table:table-cell>
          <table:table-cell office:value-type="string">
            <text:p>4º VARA CIVEL</text:p>
          </table:table-cell>
          <table:table-cell office:value-type="string">
            <text:p>19873.7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string">
            <text:p>PAUMAR INDUSTRIA DE CONFECÇÕES LTDA</text:p>
          </table:table-cell>
          <table:table-cell office:value-type="string">
            <text:p>15 Jul 08, 00h00</text:p>
          </table:table-cell>
          <table:table-cell office:value-type="string">
            <text:p>15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8.003271-0</text:p>
          </table:table-cell>
          <table:table-cell office:value-type="string">
            <text:p>4º VARA CIVEL</text:p>
          </table:table-cell>
          <table:table-cell office:value-type="string">
            <text:p>8295.7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ELISANGELO CARLOS DE FRANÇA</text:p>
          </table:table-cell>
          <table:table-cell office:value-type="string">
            <text:p>15 Jul 08, 00h00</text:p>
          </table:table-cell>
          <table:table-cell office:value-type="string">
            <text:p>15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8.003712-6</text:p>
          </table:table-cell>
          <table:table-cell office:value-type="string">
            <text:p>3º VARA CIVEL</text:p>
          </table:table-cell>
          <table:table-cell office:value-type="string">
            <text:p>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97">
            <text:p>6597</text:p>
          </table:table-cell>
          <table:table-cell office:value-type="string">
            <text:p>ELIEZER MIGUEL DA SILVA</text:p>
          </table:table-cell>
          <table:table-cell office:value-type="string">
            <text:p>15 Jul 08, 00h00</text:p>
          </table:table-cell>
          <table:table-cell office:value-type="string">
            <text:p>15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TAPISSU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86.2008.000.643-2</text:p>
          </table:table-cell>
          <table:table-cell office:value-type="string">
            <text:p>ÚNICA</text:p>
          </table:table-cell>
          <table:table-cell office:value-type="string">
            <text:p>15750.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98">
            <text:p>6598</text:p>
          </table:table-cell>
          <table:table-cell office:value-type="string">
            <text:p>ANTONIO FERREIRA DA SILVA</text:p>
          </table:table-cell>
          <table:table-cell office:value-type="string">
            <text:p>10 Jun 08, 00h00</text:p>
          </table:table-cell>
          <table:table-cell office:value-type="string">
            <text:p>10 Ju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LAGOINH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18604-8/2008</text:p>
          </table:table-cell>
          <table:table-cell office:value-type="string">
            <text:p>3º VARA CIVEL</text:p>
          </table:table-cell>
          <table:table-cell office:value-type="string">
            <text:p>37991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01">
            <text:p>6601</text:p>
          </table:table-cell>
          <table:table-cell office:value-type="string">
            <text:p>ANA LUCIA LEÃO DE DEUS</text:p>
          </table:table-cell>
          <table:table-cell office:value-type="string">
            <text:p>15 Jul 08, 00h00</text:p>
          </table:table-cell>
          <table:table-cell office:value-type="string">
            <text:p>15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RRENT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77-75.2008.8.17.0520</text:p>
          </table:table-cell>
          <table:table-cell office:value-type="string">
            <text:p>UNICA</text:p>
          </table:table-cell>
          <table:table-cell office:value-type="string">
            <text:p>20090.7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03">
            <text:p>6603</text:p>
          </table:table-cell>
          <table:table-cell office:value-type="string">
            <text:p>VINICIUS SILVA IGLESSIAS</text:p>
          </table:table-cell>
          <table:table-cell office:value-type="string">
            <text:p>15 Jul 08, 00h00</text:p>
          </table:table-cell>
          <table:table-cell office:value-type="string">
            <text:p>15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16-11.2008.8.17.0470</text:p>
          </table:table-cell>
          <table:table-cell office:value-type="string">
            <text:p>3º VARA CIVEL</text:p>
          </table:table-cell>
          <table:table-cell office:value-type="string">
            <text:p>341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09">
            <text:p>6609</text:p>
          </table:table-cell>
          <table:table-cell office:value-type="string">
            <text:p>HIRAN GOMES CAVALCANTI FILHO</text:p>
          </table:table-cell>
          <table:table-cell office:value-type="string">
            <text:p>8 Jul 08, 00h00</text:p>
          </table:table-cell>
          <table:table-cell office:value-type="string">
            <text:p>8 Jul 08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01.461-0</text:p>
          </table:table-cell>
          <table:table-cell office:value-type="string">
            <text:p>21ª VARA CÍVEL</text:p>
          </table:table-cell>
          <table:table-cell office:value-type="string">
            <text:p>2810.6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11">
            <text:p>6611</text:p>
          </table:table-cell>
          <table:table-cell office:value-type="string">
            <text:p>JOSEFA BEZERRA DE SANTANA</text:p>
          </table:table-cell>
          <table:table-cell office:value-type="string">
            <text:p>15 Jul 08, 00h00</text:p>
          </table:table-cell>
          <table:table-cell office:value-type="string">
            <text:p>15 Jul 08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62/2008</text:p>
          </table:table-cell>
          <table:table-cell office:value-type="string">
            <text:p>NUCLEO DE DEFESA DO CONSUMIDO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RICARDO CEZAR RIBEIRO TEIXEIRA</text:p>
          </table:table-cell>
          <table:table-cell office:value-type="string">
            <text:p>4 Jul 08, 00h00</text:p>
          </table:table-cell>
          <table:table-cell office:value-type="string">
            <text:p>4 Jul 08, 00h00</text:p>
          </table:table-cell>
          <table:table-cell office:value-type="string">
            <text:p>24 Set 11, 21h26</text:p>
          </table:table-cell>
          <table:table-cell office:value-type="string">
            <text:p>CAUTELAR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2.010.635-2</text:p>
          </table:table-cell>
          <table:table-cell office:value-type="string">
            <text:p>2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18">
            <text:p>6618</text:p>
          </table:table-cell>
          <table:table-cell office:value-type="string">
            <text:p>SILVANO JOSE DA SILVA</text:p>
          </table:table-cell>
          <table:table-cell office:value-type="string">
            <text:p>22 Jul 08, 00h00</text:p>
          </table:table-cell>
          <table:table-cell office:value-type="string">
            <text:p>22 Jul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0004321-92.2008.8.02.0058  
</text:p>
          </table:table-cell>
          <table:table-cell office:value-type="string">
            <text:p>3º VARA CIVEL</text:p>
          </table:table-cell>
          <table:table-cell office:value-type="string">
            <text:p>40398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20">
            <text:p>6620</text:p>
          </table:table-cell>
          <table:table-cell office:value-type="string">
            <text:p>JOSÉ VICENTE DA COSTA</text:p>
          </table:table-cell>
          <table:table-cell office:value-type="string">
            <text:p>5 Out 07, 00h00</text:p>
          </table:table-cell>
          <table:table-cell office:value-type="string">
            <text:p>5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6838-09.2007.8.02.0001</text:p>
          </table:table-cell>
          <table:table-cell office:value-type="string">
            <text:p>3º VARA CIVEL</text:p>
          </table:table-cell>
          <table:table-cell office:value-type="string">
            <text:p>29628.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22">
            <text:p>6622</text:p>
          </table:table-cell>
          <table:table-cell office:value-type="string">
            <text:p>JOSE AIRTON  LOPES DA SILVA</text:p>
          </table:table-cell>
          <table:table-cell office:value-type="string">
            <text:p>23 Jul 08, 00h00</text:p>
          </table:table-cell>
          <table:table-cell office:value-type="string">
            <text:p>23 Jul 08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994/2008</text:p>
          </table:table-cell>
          <table:table-cell office:value-type="string">
            <text:p>SEGUNDA CÂM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25">
            <text:p>6625</text:p>
          </table:table-cell>
          <table:table-cell office:value-type="string">
            <text:p>EDIVALDO FERREIRA DA SILVA</text:p>
          </table:table-cell>
          <table:table-cell office:value-type="string">
            <text:p>25 Jul 08, 00h00</text:p>
          </table:table-cell>
          <table:table-cell office:value-type="string">
            <text:p>25 Jul 08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51/2008-00</text:p>
          </table:table-cell>
          <table:table-cell office:value-type="string">
            <text:p>I JEC DE GARANHUNS-PE</text:p>
          </table:table-cell>
          <table:table-cell office:value-type="string">
            <text:p>16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GILVAN ANDRADE DIAS</text:p>
          </table:table-cell>
          <table:table-cell office:value-type="string">
            <text:p>25 Jul 08, 00h00</text:p>
          </table:table-cell>
          <table:table-cell office:value-type="string">
            <text:p>25 Jul 08, 00h00</text:p>
          </table:table-cell>
          <table:table-cell office:value-type="string">
            <text:p>24 Set 11, 21h26</text:p>
          </table:table-cell>
          <table:table-cell office:value-type="string">
            <text:p>RESTITUIÇÃO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15/2008-00</text:p>
          </table:table-cell>
          <table:table-cell office:value-type="string">
            <text:p>VII FORUM UNIV. DE PE - MARISTA</text:p>
          </table:table-cell>
          <table:table-cell office:value-type="string">
            <text:p>4709.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29">
            <text:p>6629</text:p>
          </table:table-cell>
          <table:table-cell office:value-type="string">
            <text:p>MARIA ELUZIANA JUSTO DA SILVA</text:p>
          </table:table-cell>
          <table:table-cell office:value-type="string">
            <text:p>28 Jul 08, 00h00</text:p>
          </table:table-cell>
          <table:table-cell office:value-type="string">
            <text:p>28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61-44.2009.8.02.0001</text:p>
          </table:table-cell>
          <table:table-cell office:value-type="string">
            <text:p>12ª VARA CIVEL</text:p>
          </table:table-cell>
          <table:table-cell office:value-type="string">
            <text:p>28286.8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35">
            <text:p>6635</text:p>
          </table:table-cell>
          <table:table-cell office:value-type="string">
            <text:p>PEDRO GUEDES DE QUEIROZ JUNIOR</text:p>
          </table:table-cell>
          <table:table-cell office:value-type="string">
            <text:p>28 Jul 08, 00h00</text:p>
          </table:table-cell>
          <table:table-cell office:value-type="string">
            <text:p>28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91-30.2008.8.17.0710</text:p>
          </table:table-cell>
          <table:table-cell office:value-type="string">
            <text:p>1ª VARA CÍVEL</text:p>
          </table:table-cell>
          <table:table-cell office:value-type="string">
            <text:p>16038.4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38">
            <text:p>6638</text:p>
          </table:table-cell>
          <table:table-cell office:value-type="string">
            <text:p>JOSE GERMANO DA SILVA FILHO</text:p>
          </table:table-cell>
          <table:table-cell office:value-type="string">
            <text:p>28 Jul 08, 00h00</text:p>
          </table:table-cell>
          <table:table-cell office:value-type="string">
            <text:p>28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41.012-0</text:p>
          </table:table-cell>
          <table:table-cell office:value-type="string">
            <text:p>27ª VARA CÍVEL</text:p>
          </table:table-cell>
          <table:table-cell office:value-type="string">
            <text:p>14910.2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string">
            <text:p>GUSTAVO JOSE FERNANDES DE OLIVEIRA</text:p>
          </table:table-cell>
          <table:table-cell office:value-type="string">
            <text:p>25 Abr 05, 00h00</text:p>
          </table:table-cell>
          <table:table-cell office:value-type="string">
            <text:p>25 Abr 05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5.000459-1</text:p>
          </table:table-cell>
          <table:table-cell office:value-type="string">
            <text:p>4º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JOSÉ VIEIRA DA SILVA FILHO</text:p>
          </table:table-cell>
          <table:table-cell office:value-type="string">
            <text:p>13 Out 04, 00h00</text:p>
          </table:table-cell>
          <table:table-cell office:value-type="string">
            <text:p>13 Out 04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4.03504-2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55">
            <text:p>6655</text:p>
          </table:table-cell>
          <table:table-cell office:value-type="string">
            <text:p>JOSE MARCOS FELIX DE LIMA</text:p>
          </table:table-cell>
          <table:table-cell office:value-type="string">
            <text:p>23 Ago 06, 00h00</text:p>
          </table:table-cell>
          <table:table-cell office:value-type="string">
            <text:p>23 Ago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0.2006.001147-1/01</text:p>
          </table:table-cell>
          <table:table-cell office:value-type="string">
            <text:p>1ª VARA CÍVEL</text:p>
          </table:table-cell>
          <table:table-cell office:value-type="string">
            <text:p>33654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56">
            <text:p>6656</text:p>
          </table:table-cell>
          <table:table-cell office:value-type="string">
            <text:p>MARIA CRISTINA SOUZA DA SILVA</text:p>
          </table:table-cell>
          <table:table-cell office:value-type="string">
            <text:p>2 Jun 05, 00h00</text:p>
          </table:table-cell>
          <table:table-cell office:value-type="string">
            <text:p>2 Jun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4.008983-6/01</text:p>
          </table:table-cell>
          <table:table-cell office:value-type="string">
            <text:p>24ª VARA CÍVEL</text:p>
          </table:table-cell>
          <table:table-cell office:value-type="string">
            <text:p>0.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63">
            <text:p>6663</text:p>
          </table:table-cell>
          <table:table-cell office:value-type="string">
            <text:p>MEIRA LINS VEICULOS E SERVIÇOS LTDA</text:p>
          </table:table-cell>
          <table:table-cell office:value-type="string">
            <text:p>18 Ago 00, 00h00</text:p>
          </table:table-cell>
          <table:table-cell office:value-type="string">
            <text:p>18 Ago 00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619529-8</text:p>
          </table:table-cell>
          <table:table-cell office:value-type="string">
            <text:p>21ª VARA CÍVEL</text:p>
          </table:table-cell>
          <table:table-cell office:value-type="string">
            <text:p>14710.1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MIRTIS LOURENÇO DE SOUZA</text:p>
          </table:table-cell>
          <table:table-cell office:value-type="string">
            <text:p>12 Mai 06, 00h00</text:p>
          </table:table-cell>
          <table:table-cell office:value-type="string">
            <text:p>12 Mai 06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CUIAB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6.002518-4</text:p>
          </table:table-cell>
          <table:table-cell office:value-type="string">
            <text:p>10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66">
            <text:p>6666</text:p>
          </table:table-cell>
          <table:table-cell office:value-type="string">
            <text:p>MIRTIS LOURENÇO DE SOUZA</text:p>
          </table:table-cell>
          <table:table-cell office:value-type="string">
            <text:p>11 Out 06, 00h00</text:p>
          </table:table-cell>
          <table:table-cell office:value-type="string">
            <text:p>11 Out 06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CUIAB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6.002518-4/01</text:p>
          </table:table-cell>
          <table:table-cell office:value-type="string">
            <text:p>10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VERA LUCIA CARNEIRO LEAO</text:p>
          </table:table-cell>
          <table:table-cell office:value-type="string">
            <text:p>17 Nov 05, 00h00</text:p>
          </table:table-cell>
          <table:table-cell office:value-type="string">
            <text:p>17 Nov 05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859/2005</text:p>
          </table:table-cell>
          <table:table-cell office:value-type="string">
            <text:p>ÚNICA</text:p>
          </table:table-cell>
          <table:table-cell office:value-type="string">
            <text:p>1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24">
            <text:p>6724</text:p>
          </table:table-cell>
          <table:table-cell office:value-type="string">
            <text:p>ALDENIR ALVES LUCIO</text:p>
          </table:table-cell>
          <table:table-cell office:value-type="string">
            <text:p>25 Abr 06, 00h00</text:p>
          </table:table-cell>
          <table:table-cell office:value-type="string">
            <text:p>25 Abr 06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66/2006</text:p>
          </table:table-cell>
          <table:table-cell office:value-type="string">
            <text:p>ÚNICA</text:p>
          </table:table-cell>
          <table:table-cell office:value-type="string">
            <text:p>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28">
            <text:p>6728</text:p>
          </table:table-cell>
          <table:table-cell office:value-type="string">
            <text:p>CONSTRUTORA FIRME E FORTE</text:p>
          </table:table-cell>
          <table:table-cell office:value-type="string">
            <text:p>20 Dez 07, 00h00</text:p>
          </table:table-cell>
          <table:table-cell office:value-type="string">
            <text:p>20 Dez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ITAMARAC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63.2007.000676-3</text:p>
          </table:table-cell>
          <table:table-cell office:value-type="string">
            <text:p>ÚNICA</text:p>
          </table:table-cell>
          <table:table-cell office:value-type="string">
            <text:p>34514.0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ANA PAULA SILVA DA COSTA</text:p>
          </table:table-cell>
          <table:table-cell office:value-type="string">
            <text:p>19 Jul 07, 00h00</text:p>
          </table:table-cell>
          <table:table-cell office:value-type="string">
            <text:p>19 Jul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BREU E LI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7.2007.1472-0</text:p>
          </table:table-cell>
          <table:table-cell office:value-type="string">
            <text:p>2ª VARA CÍVEL</text:p>
          </table:table-cell>
          <table:table-cell office:value-type="string">
            <text:p>2072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31">
            <text:p>6731</text:p>
          </table:table-cell>
          <table:table-cell office:value-type="string">
            <text:p>ABRAÃO SIVESTRE FERREIRA</text:p>
          </table:table-cell>
          <table:table-cell office:value-type="string">
            <text:p>23 Out 07, 00h00</text:p>
          </table:table-cell>
          <table:table-cell office:value-type="string">
            <text:p>23 Out 07, 00h00</text:p>
          </table:table-cell>
          <table:table-cell office:value-type="string">
            <text:p>30 Set 11, 14h10</text:p>
          </table:table-cell>
          <table:table-cell office:value-type="string">
            <text:p>REINTEGRAÇÃO DE POSSE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073-72.2007.8.17.0810</text:p>
          </table:table-cell>
          <table:table-cell office:value-type="string">
            <text:p>5ª VARA CIVEL</text:p>
          </table:table-cell>
          <table:table-cell office:value-type="string">
            <text:p>34.211,5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32">
            <text:p>6732</text:p>
          </table:table-cell>
          <table:table-cell office:value-type="string">
            <text:p>ALEXANDRE DE MORAIS MIRANDA</text:p>
          </table:table-cell>
          <table:table-cell office:value-type="string">
            <text:p>8 Ago 07, 00h00</text:p>
          </table:table-cell>
          <table:table-cell office:value-type="string">
            <text:p>8 Ago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IPOJU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24.2007.001481-3</text:p>
          </table:table-cell>
          <table:table-cell office:value-type="string">
            <text:p>ÚNICA</text:p>
          </table:table-cell>
          <table:table-cell office:value-type="string">
            <text:p>25181.1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ADRIANO DE LIMA SILVA</text:p>
          </table:table-cell>
          <table:table-cell office:value-type="string">
            <text:p>18 Fev 08, 00h00</text:p>
          </table:table-cell>
          <table:table-cell office:value-type="string">
            <text:p>18 Fev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05628-9</text:p>
          </table:table-cell>
          <table:table-cell office:value-type="string">
            <text:p>27ª VARA CÍVEL</text:p>
          </table:table-cell>
          <table:table-cell office:value-type="string">
            <text:p>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34">
            <text:p>6734</text:p>
          </table:table-cell>
          <table:table-cell office:value-type="string">
            <text:p>AMARO MANOEL DA SILVA</text:p>
          </table:table-cell>
          <table:table-cell office:value-type="string">
            <text:p>26 Jul 07, 00h00</text:p>
          </table:table-cell>
          <table:table-cell office:value-type="string">
            <text:p>26 Jul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191-08.2007.8.17.1030</text:p>
          </table:table-cell>
          <table:table-cell office:value-type="string">
            <text:p>2ª VARA CÍVEL</text:p>
          </table:table-cell>
          <table:table-cell office:value-type="string">
            <text:p>49306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35">
            <text:p>6735</text:p>
          </table:table-cell>
          <table:table-cell office:value-type="string">
            <text:p>DANIEL FRANCISCO JÚNIOR</text:p>
          </table:table-cell>
          <table:table-cell office:value-type="string">
            <text:p>25 Jul 07, 00h00</text:p>
          </table:table-cell>
          <table:table-cell office:value-type="string">
            <text:p>25 Jul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5360-9</text:p>
          </table:table-cell>
          <table:table-cell office:value-type="string">
            <text:p>2ª VARA CÍVEL</text:p>
          </table:table-cell>
          <table:table-cell office:value-type="string">
            <text:p>175406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38">
            <text:p>6738</text:p>
          </table:table-cell>
          <table:table-cell office:value-type="string">
            <text:p>ERIVALDO DA SILVA FERNANDES</text:p>
          </table:table-cell>
          <table:table-cell office:value-type="string">
            <text:p>22 Abr 08, 00h00</text:p>
          </table:table-cell>
          <table:table-cell office:value-type="string">
            <text:p>22 Abr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5324-04.2008.8.17.0001</text:p>
          </table:table-cell>
          <table:table-cell office:value-type="string">
            <text:p>29ª VARA CÍVEL</text:p>
          </table:table-cell>
          <table:table-cell office:value-type="string">
            <text:p>5638.4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EUMAR MOISÉS PAULINO DA SILVA</text:p>
          </table:table-cell>
          <table:table-cell office:value-type="string">
            <text:p>12 Nov 07, 00h00</text:p>
          </table:table-cell>
          <table:table-cell office:value-type="string">
            <text:p>12 Nov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BREU E LI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7.2007.002196-4</text:p>
          </table:table-cell>
          <table:table-cell office:value-type="string">
            <text:p>3º VARA CIVEL</text:p>
          </table:table-cell>
          <table:table-cell office:value-type="string">
            <text:p>26125.6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42">
            <text:p>6742</text:p>
          </table:table-cell>
          <table:table-cell office:value-type="string">
            <text:p>GERALDO DE PINHO ALVES FILHO</text:p>
          </table:table-cell>
          <table:table-cell office:value-type="string">
            <text:p>1 Ago 07, 00h00</text:p>
          </table:table-cell>
          <table:table-cell office:value-type="string">
            <text:p>1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7392-8</text:p>
          </table:table-cell>
          <table:table-cell office:value-type="string">
            <text:p>17ª VARA CÍVEL</text:p>
          </table:table-cell>
          <table:table-cell office:value-type="string">
            <text:p>22123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44">
            <text:p>6744</text:p>
          </table:table-cell>
          <table:table-cell office:value-type="string">
            <text:p>FRANCISCO BATISTA DE LIRA</text:p>
          </table:table-cell>
          <table:table-cell office:value-type="string">
            <text:p>5 Mar 08, 00h00</text:p>
          </table:table-cell>
          <table:table-cell office:value-type="string">
            <text:p>5 Mar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OREN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4.2007.000911-2</text:p>
          </table:table-cell>
          <table:table-cell office:value-type="string">
            <text:p>ÚNICA</text:p>
          </table:table-cell>
          <table:table-cell office:value-type="string">
            <text:p>18306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45">
            <text:p>6745</text:p>
          </table:table-cell>
          <table:table-cell office:value-type="string">
            <text:p>EVERALDO FERREIRA DA SILVA</text:p>
          </table:table-cell>
          <table:table-cell office:value-type="string">
            <text:p>9 Ago 07, 00h00</text:p>
          </table:table-cell>
          <table:table-cell office:value-type="string">
            <text:p>9 Ago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9152-7</text:p>
          </table:table-cell>
          <table:table-cell office:value-type="string">
            <text:p>27ª VARA CÍVEL</text:p>
          </table:table-cell>
          <table:table-cell office:value-type="string">
            <text:p>30612.1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46">
            <text:p>6746</text:p>
          </table:table-cell>
          <table:table-cell office:value-type="string">
            <text:p>FRANCLY ANDREY SOUZA SANTOS</text:p>
          </table:table-cell>
          <table:table-cell office:value-type="string">
            <text:p>9 Ago 07, 00h00</text:p>
          </table:table-cell>
          <table:table-cell office:value-type="string">
            <text:p>9 Ago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9145-4</text:p>
          </table:table-cell>
          <table:table-cell office:value-type="string">
            <text:p>2ª VARA CÍVEL</text:p>
          </table:table-cell>
          <table:table-cell office:value-type="string">
            <text:p>21436.3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EDSON DIAS DE LIMA</text:p>
          </table:table-cell>
          <table:table-cell office:value-type="string">
            <text:p>26 Jul 07, 00h00</text:p>
          </table:table-cell>
          <table:table-cell office:value-type="string">
            <text:p>26 Jul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5361-7</text:p>
          </table:table-cell>
          <table:table-cell office:value-type="string">
            <text:p>14ª VARA CÍVEL</text:p>
          </table:table-cell>
          <table:table-cell office:value-type="string">
            <text:p>16683.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49">
            <text:p>6749</text:p>
          </table:table-cell>
          <table:table-cell office:value-type="string">
            <text:p>IVAN FREDOVINO RAMOS JÚNIOR</text:p>
          </table:table-cell>
          <table:table-cell office:value-type="string">
            <text:p>9 Ago 07, 00h00</text:p>
          </table:table-cell>
          <table:table-cell office:value-type="string">
            <text:p>9 Ago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11-02.2008.8.17.0670</text:p>
          </table:table-cell>
          <table:table-cell office:value-type="string">
            <text:p>1ª VARA CÍVEL</text:p>
          </table:table-cell>
          <table:table-cell office:value-type="string">
            <text:p>56947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string">
            <text:p>JOAO LUIZ OLIVEIRA ARRUDA</text:p>
          </table:table-cell>
          <table:table-cell office:value-type="string">
            <text:p>7 Ago 07, 00h00</text:p>
          </table:table-cell>
          <table:table-cell office:value-type="string">
            <text:p>7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7.006093-0</text:p>
          </table:table-cell>
          <table:table-cell office:value-type="string">
            <text:p>2ª VARA CÍVEL</text:p>
          </table:table-cell>
          <table:table-cell office:value-type="string">
            <text:p>26852.9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57">
            <text:p>6757</text:p>
          </table:table-cell>
          <table:table-cell office:value-type="string">
            <text:p>ITAMAR ARAUJO DE ANDRADE</text:p>
          </table:table-cell>
          <table:table-cell office:value-type="string">
            <text:p>9 Nov 07, 00h00</text:p>
          </table:table-cell>
          <table:table-cell office:value-type="string">
            <text:p>9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7.012186-7</text:p>
          </table:table-cell>
          <table:table-cell office:value-type="string">
            <text:p>1ª VARA CÍVEL</text:p>
          </table:table-cell>
          <table:table-cell office:value-type="string">
            <text:p>18374.7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JAMERSON EUDES CASTRO NERI</text:p>
          </table:table-cell>
          <table:table-cell office:value-type="string">
            <text:p>23 Out 07, 00h00</text:p>
          </table:table-cell>
          <table:table-cell office:value-type="string">
            <text:p>23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3625-16.2007.8.17.0001</text:p>
          </table:table-cell>
          <table:table-cell office:value-type="string">
            <text:p>17ª VARA CÍVEL</text:p>
          </table:table-cell>
          <table:table-cell office:value-type="string">
            <text:p>24085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0">
            <text:p>6760</text:p>
          </table:table-cell>
          <table:table-cell office:value-type="string">
            <text:p>JOSE MARCIONILO DA SILVA</text:p>
          </table:table-cell>
          <table:table-cell office:value-type="string">
            <text:p>1 Ago 07, 00h00</text:p>
          </table:table-cell>
          <table:table-cell office:value-type="string">
            <text:p>1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7393-6</text:p>
          </table:table-cell>
          <table:table-cell office:value-type="string">
            <text:p>3º VARA CIVEL</text:p>
          </table:table-cell>
          <table:table-cell office:value-type="string">
            <text:p>18695.6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1">
            <text:p>6761</text:p>
          </table:table-cell>
          <table:table-cell office:value-type="string">
            <text:p>JOAO BATISTA GONÇALVES</text:p>
          </table:table-cell>
          <table:table-cell office:value-type="string">
            <text:p>29 Jan 08, 00h00</text:p>
          </table:table-cell>
          <table:table-cell office:value-type="string">
            <text:p>29 Ja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POJU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24.2008.000148-0</text:p>
          </table:table-cell>
          <table:table-cell office:value-type="string">
            <text:p>ÚNICA</text:p>
          </table:table-cell>
          <table:table-cell office:value-type="string">
            <text:p>3348.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string">
            <text:p>JOSILENE DA CONCEIÇAO SILVA</text:p>
          </table:table-cell>
          <table:table-cell office:value-type="string">
            <text:p>1 Ago 07, 00h00</text:p>
          </table:table-cell>
          <table:table-cell office:value-type="string">
            <text:p>1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7421-5</text:p>
          </table:table-cell>
          <table:table-cell office:value-type="string">
            <text:p>29ª VARA CÍVEL</text:p>
          </table:table-cell>
          <table:table-cell office:value-type="string">
            <text:p>52222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RONALDO AFONSO DO NASCIMENTO</text:p>
          </table:table-cell>
          <table:table-cell office:value-type="string">
            <text:p>25 Jul 07, 00h00</text:p>
          </table:table-cell>
          <table:table-cell office:value-type="string">
            <text:p>25 Jul 07, 00h00</text:p>
          </table:table-cell>
          <table:table-cell office:value-type="string">
            <text:p>30 Set 11, 14h32</text:p>
          </table:table-cell>
          <table:table-cell office:value-type="string">
            <text:p>CÍVEL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7.005830-8</text:p>
          </table:table-cell>
          <table:table-cell office:value-type="string">
            <text:p>3º VARA CIVEL</text:p>
          </table:table-cell>
          <table:table-cell office:value-type="string">
            <text:p>20112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5">
            <text:p>6765</text:p>
          </table:table-cell>
          <table:table-cell office:value-type="string">
            <text:p>SISSI CACANDRA BEZERRA WANDERLEY</text:p>
          </table:table-cell>
          <table:table-cell office:value-type="string">
            <text:p>24 Out 07, 00h00</text:p>
          </table:table-cell>
          <table:table-cell office:value-type="string">
            <text:p>24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GUA PRE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1.2007.000877-6</text:p>
          </table:table-cell>
          <table:table-cell office:value-type="string">
            <text:p>1ª VARA CÍVEL</text:p>
          </table:table-cell>
          <table:table-cell office:value-type="string">
            <text:p>29722.4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SANDRA MARIA DA SILVA</text:p>
          </table:table-cell>
          <table:table-cell office:value-type="string">
            <text:p>21 Jan 08, 00h00</text:p>
          </table:table-cell>
          <table:table-cell office:value-type="string">
            <text:p>21 Ja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02457-3</text:p>
          </table:table-cell>
          <table:table-cell office:value-type="string">
            <text:p>23ª VARA CÍVEL</text:p>
          </table:table-cell>
          <table:table-cell office:value-type="string">
            <text:p>8075.9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7">
            <text:p>6767</text:p>
          </table:table-cell>
          <table:table-cell office:value-type="string">
            <text:p>SEVERINO FRANCISCO DE ARAUJO JUNIOR</text:p>
          </table:table-cell>
          <table:table-cell office:value-type="string">
            <text:p>7 Mar 08, 00h00</text:p>
          </table:table-cell>
          <table:table-cell office:value-type="string">
            <text:p>7 Ma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91-74.2009.8.17.0990</text:p>
          </table:table-cell>
          <table:table-cell office:value-type="string">
            <text:p>2ª VARA CÍVEL</text:p>
          </table:table-cell>
          <table:table-cell office:value-type="string">
            <text:p>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SEBASTIAO ADRIANO DE OLIVEIRA</text:p>
          </table:table-cell>
          <table:table-cell office:value-type="string">
            <text:p>22 Nov 07, 00h00</text:p>
          </table:table-cell>
          <table:table-cell office:value-type="string">
            <text:p>22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820-57.2007.8.17.0810</text:p>
          </table:table-cell>
          <table:table-cell office:value-type="string">
            <text:p>3º VARA CIVEL</text:p>
          </table:table-cell>
          <table:table-cell office:value-type="string">
            <text:p>26.158,5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69">
            <text:p>6769</text:p>
          </table:table-cell>
          <table:table-cell office:value-type="string">
            <text:p>SILVIO RICARDO CABRAL DOS SANTOS</text:p>
          </table:table-cell>
          <table:table-cell office:value-type="string">
            <text:p>14 Ago 07, 00h00</text:p>
          </table:table-cell>
          <table:table-cell office:value-type="string">
            <text:p>14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394-29.2007.8.17.0810</text:p>
          </table:table-cell>
          <table:table-cell office:value-type="string">
            <text:p>3º VARA CIVEL</text:p>
          </table:table-cell>
          <table:table-cell office:value-type="string">
            <text:p>36.729,8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1">
            <text:p>6771</text:p>
          </table:table-cell>
          <table:table-cell office:value-type="string">
            <text:p>VALE DO JACUIPE ENGENHARIA E EMPREENDIMENTO</text:p>
          </table:table-cell>
          <table:table-cell office:value-type="string">
            <text:p>18 Dez 07, 00h00</text:p>
          </table:table-cell>
          <table:table-cell office:value-type="string">
            <text:p>18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GUA PRE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1.2007.001027-4</text:p>
          </table:table-cell>
          <table:table-cell office:value-type="string">
            <text:p>2ª VARA CÍVEL</text:p>
          </table:table-cell>
          <table:table-cell office:value-type="string">
            <text:p>69708.3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VALDIR FRANCISCO BARBOSA</text:p>
          </table:table-cell>
          <table:table-cell office:value-type="string">
            <text:p>8 Ago 07, 00h00</text:p>
          </table:table-cell>
          <table:table-cell office:value-type="string">
            <text:p>8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8667-1</text:p>
          </table:table-cell>
          <table:table-cell office:value-type="string">
            <text:p>18ª VARA CÍVEL</text:p>
          </table:table-cell>
          <table:table-cell office:value-type="string">
            <text:p>42231.7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3">
            <text:p>6773</text:p>
          </table:table-cell>
          <table:table-cell office:value-type="string">
            <text:p>NAPOLEAO PEREIRA FREIRE FILHO</text:p>
          </table:table-cell>
          <table:table-cell office:value-type="string">
            <text:p>18 Fev 08, 00h00</text:p>
          </table:table-cell>
          <table:table-cell office:value-type="string">
            <text:p>18 Fe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42-32.2008.8.17.0810</text:p>
          </table:table-cell>
          <table:table-cell office:value-type="string">
            <text:p>2ª VARA CÍVEL</text:p>
          </table:table-cell>
          <table:table-cell office:value-type="string">
            <text:p>4.276,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4">
            <text:p>6774</text:p>
          </table:table-cell>
          <table:table-cell office:value-type="string">
            <text:p>MARCELO GLEIDSON CAVALCANTI PEQUENO</text:p>
          </table:table-cell>
          <table:table-cell office:value-type="string">
            <text:p>22 Jan 08, 00h00</text:p>
          </table:table-cell>
          <table:table-cell office:value-type="string">
            <text:p>22 Ja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04-37.2008.8.17.0810</text:p>
          </table:table-cell>
          <table:table-cell office:value-type="string">
            <text:p>3º VARA CIVEL</text:p>
          </table:table-cell>
          <table:table-cell office:value-type="string">
            <text:p>1.560,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5">
            <text:p>6775</text:p>
          </table:table-cell>
          <table:table-cell office:value-type="string">
            <text:p>REVERALDO FARIAS DE MELO</text:p>
          </table:table-cell>
          <table:table-cell office:value-type="string">
            <text:p>1 Ago 07, 00h00</text:p>
          </table:table-cell>
          <table:table-cell office:value-type="string">
            <text:p>1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7422-3</text:p>
          </table:table-cell>
          <table:table-cell office:value-type="string">
            <text:p>30ª VARA CÍVEL</text:p>
          </table:table-cell>
          <table:table-cell office:value-type="string">
            <text:p>16380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6">
            <text:p>6776</text:p>
          </table:table-cell>
          <table:table-cell office:value-type="string">
            <text:p>ROBERTO OTAVIO DA SILVA</text:p>
          </table:table-cell>
          <table:table-cell office:value-type="string">
            <text:p>7 Nov 07, 00h00</text:p>
          </table:table-cell>
          <table:table-cell office:value-type="string">
            <text:p>7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65928-2</text:p>
          </table:table-cell>
          <table:table-cell office:value-type="string">
            <text:p>34ª VARA CÍVEL</text:p>
          </table:table-cell>
          <table:table-cell office:value-type="string">
            <text:p>16211.3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7">
            <text:p>6777</text:p>
          </table:table-cell>
          <table:table-cell office:value-type="string">
            <text:p>LUCINALVA JUSTINO DA SILVA</text:p>
          </table:table-cell>
          <table:table-cell office:value-type="string">
            <text:p>31 Jan 08, 00h00</text:p>
          </table:table-cell>
          <table:table-cell office:value-type="string">
            <text:p>31 Ja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6.2008.000156-6</text:p>
          </table:table-cell>
          <table:table-cell office:value-type="string">
            <text:p>1ª VARA CÍVEL</text:p>
          </table:table-cell>
          <table:table-cell office:value-type="string">
            <text:p>6232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8">
            <text:p>6778</text:p>
          </table:table-cell>
          <table:table-cell office:value-type="string">
            <text:p>LINDACI RODRIGUES DE FREITAS</text:p>
          </table:table-cell>
          <table:table-cell office:value-type="string">
            <text:p>31 Jul 07, 00h00</text:p>
          </table:table-cell>
          <table:table-cell office:value-type="string">
            <text:p>31 Jul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7.005874-0</text:p>
          </table:table-cell>
          <table:table-cell office:value-type="string">
            <text:p>1ª VARA CÍVEL</text:p>
          </table:table-cell>
          <table:table-cell office:value-type="string">
            <text:p>23058.0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79">
            <text:p>6779</text:p>
          </table:table-cell>
          <table:table-cell office:value-type="string">
            <text:p>MERCIA FERREIRA MORAIS</text:p>
          </table:table-cell>
          <table:table-cell office:value-type="string">
            <text:p>30 Abr 08, 00h00</text:p>
          </table:table-cell>
          <table:table-cell office:value-type="string">
            <text:p>30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16606-8</text:p>
          </table:table-cell>
          <table:table-cell office:value-type="string">
            <text:p>26ª VARA CÍVEL</text:p>
          </table:table-cell>
          <table:table-cell office:value-type="string">
            <text:p>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MARIO LUIZ DE ANDRADE LIMA SILVA</text:p>
          </table:table-cell>
          <table:table-cell office:value-type="string">
            <text:p>8 Ago 07, 00h00</text:p>
          </table:table-cell>
          <table:table-cell office:value-type="string">
            <text:p>8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2.2007.000566-2</text:p>
          </table:table-cell>
          <table:table-cell office:value-type="string">
            <text:p>1ª VARA CÍVEL</text:p>
          </table:table-cell>
          <table:table-cell office:value-type="string">
            <text:p>3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81">
            <text:p>6781</text:p>
          </table:table-cell>
          <table:table-cell office:value-type="string">
            <text:p>MARIA VALERIA LINS DE CASTRO</text:p>
          </table:table-cell>
          <table:table-cell office:value-type="string">
            <text:p>31 Jul 07, 00h00</text:p>
          </table:table-cell>
          <table:table-cell office:value-type="string">
            <text:p>31 Jul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OIA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80-22.2007.8.17.0660</text:p>
          </table:table-cell>
          <table:table-cell office:value-type="string">
            <text:p>1ª VARA CÍVEL</text:p>
          </table:table-cell>
          <table:table-cell office:value-type="string">
            <text:p>17172.6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82">
            <text:p>6782</text:p>
          </table:table-cell>
          <table:table-cell office:value-type="string">
            <text:p>MARIA TANIA BRITO PINHEIRO</text:p>
          </table:table-cell>
          <table:table-cell office:value-type="string">
            <text:p>19 Dez 06, 00h00</text:p>
          </table:table-cell>
          <table:table-cell office:value-type="string">
            <text:p>19 Dez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50441-3</text:p>
          </table:table-cell>
          <table:table-cell office:value-type="string">
            <text:p>21ª VARA CÍVEL</text:p>
          </table:table-cell>
          <table:table-cell office:value-type="string">
            <text:p>15348.5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83">
            <text:p>6783</text:p>
          </table:table-cell>
          <table:table-cell office:value-type="string">
            <text:p>MICHELLE MEDEIROS</text:p>
          </table:table-cell>
          <table:table-cell office:value-type="string">
            <text:p>10 Nov 04, 00h00</text:p>
          </table:table-cell>
          <table:table-cell office:value-type="string">
            <text:p>10 Nov 04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2-84.2009.8.02.0058</text:p>
          </table:table-cell>
          <table:table-cell office:value-type="string">
            <text:p>19ª VARA CÍVEL</text:p>
          </table:table-cell>
          <table:table-cell office:value-type="string">
            <text:p>14696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84">
            <text:p>6784</text:p>
          </table:table-cell>
          <table:table-cell office:value-type="string">
            <text:p>JOÃO GERALDO DE MEDEIROS</text:p>
          </table:table-cell>
          <table:table-cell office:value-type="string">
            <text:p>11 Dez 03, 00h00</text:p>
          </table:table-cell>
          <table:table-cell office:value-type="string">
            <text:p>11 Dez 03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6.2003.000256-9</text:p>
          </table:table-cell>
          <table:table-cell office:value-type="string">
            <text:p>3ª CAMARA CIVEL</text:p>
          </table:table-cell>
          <table:table-cell office:value-type="string">
            <text:p>23643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85">
            <text:p>6785</text:p>
          </table:table-cell>
          <table:table-cell office:value-type="string">
            <text:p>IVO CARLOS GIUZIO</text:p>
          </table:table-cell>
          <table:table-cell office:value-type="string">
            <text:p>28 Ago 06, 00h00</text:p>
          </table:table-cell>
          <table:table-cell office:value-type="string">
            <text:p>28 Ago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33832-7</text:p>
          </table:table-cell>
          <table:table-cell office:value-type="string">
            <text:p>21ª VARA CÍVEL</text:p>
          </table:table-cell>
          <table:table-cell office:value-type="string">
            <text:p>21343.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ALBERTO ALVES DE SOUZA</text:p>
          </table:table-cell>
          <table:table-cell office:value-type="string">
            <text:p>10 Nov 03, 00h00</text:p>
          </table:table-cell>
          <table:table-cell office:value-type="string">
            <text:p>10 Nov 03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TIMBAÚ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12003000010-3</text:p>
          </table:table-cell>
          <table:table-cell office:value-type="string">
            <text:p>2ª VARA CÍVEL</text:p>
          </table:table-cell>
          <table:table-cell office:value-type="string">
            <text:p>14533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ANA SOARES DE BARROS</text:p>
          </table:table-cell>
          <table:table-cell office:value-type="string">
            <text:p>5 Jul 06, 00h00</text:p>
          </table:table-cell>
          <table:table-cell office:value-type="string">
            <text:p>5 Jul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68-92.2006.8.17.0470</text:p>
          </table:table-cell>
          <table:table-cell office:value-type="string">
            <text:p>1ª VARA CÍVEL</text:p>
          </table:table-cell>
          <table:table-cell office:value-type="string">
            <text:p>21662.7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90">
            <text:p>6790</text:p>
          </table:table-cell>
          <table:table-cell office:value-type="string">
            <text:p>MIRIAN FERREIRA DO NASCIMENTO</text:p>
          </table:table-cell>
          <table:table-cell office:value-type="string">
            <text:p>3 Ago 04, 00h00</text:p>
          </table:table-cell>
          <table:table-cell office:value-type="string">
            <text:p>3 Ago 04, 00h00</text:p>
          </table:table-cell>
          <table:table-cell office:value-type="string">
            <text:p>2 Out 11, 23h15</text:p>
          </table:table-cell>
          <table:table-cell office:value-type="string">
            <text:p>CÍVEL</text:p>
          </table:table-cell>
          <table:table-cell office:value-type="string">
            <text:p>LAGOA DO CARM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18-82.2004.8.17.0470</text:p>
          </table:table-cell>
          <table:table-cell office:value-type="string">
            <text:p>2ª VARA CÍVEL</text:p>
          </table:table-cell>
          <table:table-cell office:value-type="string">
            <text:p>180,00</text:p>
          </table:table-cell>
          <table:table-cell office:value-type="string">
            <text:p>BGM PRESTADORA DE SERVIÇOS</text:p>
          </table:table-cell>
        </table:table-row>
        <table:table-row table:style-name="ro1">
          <table:table-cell office:value-type="float" office:value="6791">
            <text:p>6791</text:p>
          </table:table-cell>
          <table:table-cell office:value-type="string">
            <text:p>KATIA BEZERRA DE LYRA</text:p>
          </table:table-cell>
          <table:table-cell office:value-type="string">
            <text:p>21 Jun 01, 00h00</text:p>
          </table:table-cell>
          <table:table-cell office:value-type="string">
            <text:p>21 Jun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DAL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0.2001.000049-2</text:p>
          </table:table-cell>
          <table:table-cell office:value-type="string">
            <text:p>ÚNICA</text:p>
          </table:table-cell>
          <table:table-cell office:value-type="string">
            <text:p>0.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SYDNEY FARIAS PEREIRA</text:p>
          </table:table-cell>
          <table:table-cell office:value-type="string">
            <text:p>15 Jun 04, 00h00</text:p>
          </table:table-cell>
          <table:table-cell office:value-type="string">
            <text:p>15 Jun 04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4.018413-8</text:p>
          </table:table-cell>
          <table:table-cell office:value-type="string">
            <text:p>25ª VARA CÍVEL</text:p>
          </table:table-cell>
          <table:table-cell office:value-type="string">
            <text:p>24046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93">
            <text:p>6793</text:p>
          </table:table-cell>
          <table:table-cell office:value-type="string">
            <text:p>ANA PAULA AZEVEDO FERREIRA MACEDO</text:p>
          </table:table-cell>
          <table:table-cell office:value-type="string">
            <text:p>14 Fev 06, 00h00</text:p>
          </table:table-cell>
          <table:table-cell office:value-type="string">
            <text:p>14 Fev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06212-7</text:p>
          </table:table-cell>
          <table:table-cell office:value-type="string">
            <text:p>26ª VARA CÍVEL</text:p>
          </table:table-cell>
          <table:table-cell office:value-type="string">
            <text:p>8839.4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94">
            <text:p>6794</text:p>
          </table:table-cell>
          <table:table-cell office:value-type="string">
            <text:p>MANUEL W DE FARIAS BARROS</text:p>
          </table:table-cell>
          <table:table-cell office:value-type="string">
            <text:p>28 Set 06, 00h00</text:p>
          </table:table-cell>
          <table:table-cell office:value-type="string">
            <text:p>28 Set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38554-6</text:p>
          </table:table-cell>
          <table:table-cell office:value-type="string">
            <text:p>17ª VARA CÍVEL</text:p>
          </table:table-cell>
          <table:table-cell office:value-type="string">
            <text:p>65399.7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97">
            <text:p>6797</text:p>
          </table:table-cell>
          <table:table-cell office:value-type="string">
            <text:p>HIRAN GOMES CAVALCANTI FILHO</text:p>
          </table:table-cell>
          <table:table-cell office:value-type="string">
            <text:p>9 Mar 06, 00h00</text:p>
          </table:table-cell>
          <table:table-cell office:value-type="string">
            <text:p>9 Mar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08887-8</text:p>
          </table:table-cell>
          <table:table-cell office:value-type="string">
            <text:p>21ª VARA CÍVEL</text:p>
          </table:table-cell>
          <table:table-cell office:value-type="string">
            <text:p>22667.5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99">
            <text:p>6799</text:p>
          </table:table-cell>
          <table:table-cell office:value-type="string">
            <text:p>WANDERLEY CABRAL MIRANDA</text:p>
          </table:table-cell>
          <table:table-cell office:value-type="string">
            <text:p>13 Nov 00, 00h00</text:p>
          </table:table-cell>
          <table:table-cell office:value-type="string">
            <text:p>13 Nov 0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URUB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0.2000.000125-9</text:p>
          </table:table-cell>
          <table:table-cell office:value-type="string">
            <text:p>2ª VARA CÍVEL</text:p>
          </table:table-cell>
          <table:table-cell office:value-type="string">
            <text:p>12393.3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GILSON SOARES CARDOSO</text:p>
          </table:table-cell>
          <table:table-cell office:value-type="string">
            <text:p>12 Abr 06, 00h00</text:p>
          </table:table-cell>
          <table:table-cell office:value-type="string">
            <text:p>12 Abr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6.005130-0</text:p>
          </table:table-cell>
          <table:table-cell office:value-type="string">
            <text:p>3º VARA CIVEL</text:p>
          </table:table-cell>
          <table:table-cell office:value-type="string">
            <text:p>11202.2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03">
            <text:p>6803</text:p>
          </table:table-cell>
          <table:table-cell office:value-type="string">
            <text:p>MARIA LUCELIA DE LIMA SOUZA</text:p>
          </table:table-cell>
          <table:table-cell office:value-type="string">
            <text:p>15 Fev 08, 00h00</text:p>
          </table:table-cell>
          <table:table-cell office:value-type="string">
            <text:p>15 Fe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05417-0</text:p>
          </table:table-cell>
          <table:table-cell office:value-type="string">
            <text:p>32ª VARA CÍVEL</text:p>
          </table:table-cell>
          <table:table-cell office:value-type="string">
            <text:p>2368.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04">
            <text:p>6804</text:p>
          </table:table-cell>
          <table:table-cell office:value-type="string">
            <text:p>ISOLDE BATISTA DA SILVA MOTA</text:p>
          </table:table-cell>
          <table:table-cell office:value-type="string">
            <text:p>9 Ago 07, 00h00</text:p>
          </table:table-cell>
          <table:table-cell office:value-type="string">
            <text:p>9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9169-1</text:p>
          </table:table-cell>
          <table:table-cell office:value-type="string">
            <text:p>4ª VARA CÍVEL</text:p>
          </table:table-cell>
          <table:table-cell office:value-type="string">
            <text:p>28555.7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07">
            <text:p>6807</text:p>
          </table:table-cell>
          <table:table-cell office:value-type="string">
            <text:p>JENILSON PESSOA DOS SANTOS</text:p>
          </table:table-cell>
          <table:table-cell office:value-type="string">
            <text:p>12 Nov 07, 00h00</text:p>
          </table:table-cell>
          <table:table-cell office:value-type="string">
            <text:p>12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7.007942-2</text:p>
          </table:table-cell>
          <table:table-cell office:value-type="string">
            <text:p>4ª VARA CÍVEL</text:p>
          </table:table-cell>
          <table:table-cell office:value-type="string">
            <text:p>16377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08">
            <text:p>6808</text:p>
          </table:table-cell>
          <table:table-cell office:value-type="string">
            <text:p>ROSEMERE VIEIRA DOS SANTOS</text:p>
          </table:table-cell>
          <table:table-cell office:value-type="string">
            <text:p>23 Out 07, 00h00</text:p>
          </table:table-cell>
          <table:table-cell office:value-type="string">
            <text:p>23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63629-0</text:p>
          </table:table-cell>
          <table:table-cell office:value-type="string">
            <text:p>6º VARA CÍVEL</text:p>
          </table:table-cell>
          <table:table-cell office:value-type="string">
            <text:p>36529.5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09">
            <text:p>6809</text:p>
          </table:table-cell>
          <table:table-cell office:value-type="string">
            <text:p>SANDRA FRANCO DE SOUZA</text:p>
          </table:table-cell>
          <table:table-cell office:value-type="string">
            <text:p>15 Fev 08, 00h00</text:p>
          </table:table-cell>
          <table:table-cell office:value-type="string">
            <text:p>15 Fe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05432-4</text:p>
          </table:table-cell>
          <table:table-cell office:value-type="string">
            <text:p>19ª VARA CÍVEL</text:p>
          </table:table-cell>
          <table:table-cell office:value-type="string">
            <text:p>4999.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10">
            <text:p>6810</text:p>
          </table:table-cell>
          <table:table-cell office:value-type="string">
            <text:p>CUSTODIO APOLONIO SANTOS DA SILVA</text:p>
          </table:table-cell>
          <table:table-cell office:value-type="string">
            <text:p>23 Mai 07, 00h00</text:p>
          </table:table-cell>
          <table:table-cell office:value-type="string">
            <text:p>23 Mai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7.004203-7</text:p>
          </table:table-cell>
          <table:table-cell office:value-type="string">
            <text:p>5ª VARA CIVEL</text:p>
          </table:table-cell>
          <table:table-cell office:value-type="string">
            <text:p>22231.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11">
            <text:p>6811</text:p>
          </table:table-cell>
          <table:table-cell office:value-type="string">
            <text:p>MARIA SALONE OLIVEIRA DE SA</text:p>
          </table:table-cell>
          <table:table-cell office:value-type="string">
            <text:p>10 Fev 06, 00h00</text:p>
          </table:table-cell>
          <table:table-cell office:value-type="string">
            <text:p>10 Fev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05635-6</text:p>
          </table:table-cell>
          <table:table-cell office:value-type="string">
            <text:p>14ª VARA CÍVEL</text:p>
          </table:table-cell>
          <table:table-cell office:value-type="string">
            <text:p>65663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15">
            <text:p>6815</text:p>
          </table:table-cell>
          <table:table-cell office:value-type="string">
            <text:p>JANAINA MARIA TAVARES PEDROSA CAVALCANTE</text:p>
          </table:table-cell>
          <table:table-cell office:value-type="string">
            <text:p>23 Ago 01, 00h00</text:p>
          </table:table-cell>
          <table:table-cell office:value-type="string">
            <text:p>23 Ago 01, 00h00</text:p>
          </table:table-cell>
          <table:table-cell office:value-type="string">
            <text:p>2 Out 11, 23h15</text:p>
          </table:table-cell>
          <table:table-cell office:value-type="string">
            <text:p>CÍVEL</text:p>
          </table:table-cell>
          <table:table-cell office:value-type="string">
            <text:p>IPUB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70-96.2004.8.17.0740</text:p>
          </table:table-cell>
          <table:table-cell office:value-type="string">
            <text:p>ÚNICA</text:p>
          </table:table-cell>
          <table:table-cell office:value-type="string">
            <text:p>0,03</text:p>
          </table:table-cell>
          <table:table-cell office:value-type="string">
            <text:p>BGM PRESTADORA DE SERVIÇOS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office:value-type="string">
            <text:p>MARLLEN LOCAÇOES E RECEPTIVOS DE VEICULOS</text:p>
          </table:table-cell>
          <table:table-cell office:value-type="string">
            <text:p>6 Out 06, 00h00</text:p>
          </table:table-cell>
          <table:table-cell office:value-type="string">
            <text:p>6 Out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39533-9</text:p>
          </table:table-cell>
          <table:table-cell office:value-type="string">
            <text:p>27ª VARA CÍVEL</text:p>
          </table:table-cell>
          <table:table-cell office:value-type="string">
            <text:p>32984.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17">
            <text:p>6817</text:p>
          </table:table-cell>
          <table:table-cell office:value-type="string">
            <text:p>WILSON JOSÉ FERREIRA FILHO</text:p>
          </table:table-cell>
          <table:table-cell office:value-type="string">
            <text:p>25 Ago 06, 00h00</text:p>
          </table:table-cell>
          <table:table-cell office:value-type="string">
            <text:p>25 Ago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417-17.2006.8.17.0810</text:p>
          </table:table-cell>
          <table:table-cell office:value-type="string">
            <text:p>1ª VARA CÍVEL</text:p>
          </table:table-cell>
          <table:table-cell office:value-type="string">
            <text:p>1.321,9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19">
            <text:p>6819</text:p>
          </table:table-cell>
          <table:table-cell office:value-type="string">
            <text:p>LUCIMAR CABRAL DE SOUZA</text:p>
          </table:table-cell>
          <table:table-cell office:value-type="string">
            <text:p>11 Mar 04, 00h00</text:p>
          </table:table-cell>
          <table:table-cell office:value-type="string">
            <text:p>11 Ma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VICENC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528/2004</text:p>
          </table:table-cell>
          <table:table-cell office:value-type="string">
            <text:p>ÚNICA</text:p>
          </table:table-cell>
          <table:table-cell office:value-type="string">
            <text:p>27458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21">
            <text:p>6821</text:p>
          </table:table-cell>
          <table:table-cell office:value-type="string">
            <text:p>EDLENE RODRIGUES GUEDES GONDIM</text:p>
          </table:table-cell>
          <table:table-cell office:value-type="string">
            <text:p>21 Out 05, 00h00</text:p>
          </table:table-cell>
          <table:table-cell office:value-type="string">
            <text:p>21 Out 05, 00h00</text:p>
          </table:table-cell>
          <table:table-cell office:value-type="string">
            <text:p>2 Out 11, 23h15</text:p>
          </table:table-cell>
          <table:table-cell office:value-type="string">
            <text:p>CÍVEL</text:p>
          </table:table-cell>
          <table:table-cell office:value-type="string">
            <text:p>ITAM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597/2005</text:p>
          </table:table-cell>
          <table:table-cell office:value-type="string">
            <text:p>ÚNICA</text:p>
          </table:table-cell>
          <table:table-cell office:value-type="string">
            <text:p>19.805,41</text:p>
          </table:table-cell>
          <table:table-cell office:value-type="string">
            <text:p>BGM PRESTADORA DE SERVIÇOS</text:p>
          </table:table-cell>
        </table:table-row>
        <table:table-row table:style-name="ro1">
          <table:table-cell office:value-type="float" office:value="6822">
            <text:p>6822</text:p>
          </table:table-cell>
          <table:table-cell office:value-type="string">
            <text:p>ARACY DE SOUZA BIBIANO</text:p>
          </table:table-cell>
          <table:table-cell office:value-type="string">
            <text:p>1 Dez 05, 00h00</text:p>
          </table:table-cell>
          <table:table-cell office:value-type="string">
            <text:p>1 Dez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5.132659-1</text:p>
          </table:table-cell>
          <table:table-cell office:value-type="string">
            <text:p>18ª VARA CÍVEL</text:p>
          </table:table-cell>
          <table:table-cell office:value-type="string">
            <text:p>37371.0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25">
            <text:p>6825</text:p>
          </table:table-cell>
          <table:table-cell office:value-type="string">
            <text:p>JOSEFA TAVARES DE SOUZA</text:p>
          </table:table-cell>
          <table:table-cell office:value-type="string">
            <text:p>22 Jan 09, 00h00</text:p>
          </table:table-cell>
          <table:table-cell office:value-type="string">
            <text:p>22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23-90.2009.8.17.1000</text:p>
          </table:table-cell>
          <table:table-cell office:value-type="string">
            <text:p>VARA ÚNICA</text:p>
          </table:table-cell>
          <table:table-cell office:value-type="string">
            <text:p>22068.3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26">
            <text:p>6826</text:p>
          </table:table-cell>
          <table:table-cell office:value-type="string">
            <text:p>MARIA SILVIA DE ABREU</text:p>
          </table:table-cell>
          <table:table-cell office:value-type="string">
            <text:p>3 Abr 03, 00h00</text:p>
          </table:table-cell>
          <table:table-cell office:value-type="string">
            <text:p>3 Abr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3.002502-6</text:p>
          </table:table-cell>
          <table:table-cell office:value-type="string">
            <text:p>1ª VARA CÍVEL</text:p>
          </table:table-cell>
          <table:table-cell office:value-type="string">
            <text:p>15445.7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28">
            <text:p>6828</text:p>
          </table:table-cell>
          <table:table-cell office:value-type="string">
            <text:p>MARIA ISABEL DE MELO RIBEIRO</text:p>
          </table:table-cell>
          <table:table-cell office:value-type="string">
            <text:p>23 Abr 03, 00h00</text:p>
          </table:table-cell>
          <table:table-cell office:value-type="string">
            <text:p>23 Abr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503-39.2003.8.17.0810</text:p>
          </table:table-cell>
          <table:table-cell office:value-type="string">
            <text:p>1ª VARA CÍVEL</text:p>
          </table:table-cell>
          <table:table-cell office:value-type="string">
            <text:p>16.270,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29">
            <text:p>6829</text:p>
          </table:table-cell>
          <table:table-cell office:value-type="string">
            <text:p>ADELMO ALVES DOS SANTOS</text:p>
          </table:table-cell>
          <table:table-cell office:value-type="string">
            <text:p>4 Nov 03, 00h00</text:p>
          </table:table-cell>
          <table:table-cell office:value-type="string">
            <text:p>4 Nov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POJU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3.057268-2</text:p>
          </table:table-cell>
          <table:table-cell office:value-type="string">
            <text:p>29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32">
            <text:p>6832</text:p>
          </table:table-cell>
          <table:table-cell office:value-type="string">
            <text:p>OSVALDO ALVES DA SILVA</text:p>
          </table:table-cell>
          <table:table-cell office:value-type="string">
            <text:p>19 Fev 03, 00h00</text:p>
          </table:table-cell>
          <table:table-cell office:value-type="string">
            <text:p>19 Fev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TAQUATING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27-15.2006.8.17.0800</text:p>
          </table:table-cell>
          <table:table-cell office:value-type="string">
            <text:p>ÚNICA</text:p>
          </table:table-cell>
          <table:table-cell office:value-type="string">
            <text:p>5977.2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34">
            <text:p>6834</text:p>
          </table:table-cell>
          <table:table-cell office:value-type="string">
            <text:p>MARIA JOSE DE MELO</text:p>
          </table:table-cell>
          <table:table-cell office:value-type="string">
            <text:p>1 Ago 08, 00h00</text:p>
          </table:table-cell>
          <table:table-cell office:value-type="string">
            <text:p>1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64-70.2008.8.17.0670</text:p>
          </table:table-cell>
          <table:table-cell office:value-type="string">
            <text:p>2ª VARA CÍVEL</text:p>
          </table:table-cell>
          <table:table-cell office:value-type="string">
            <text:p>16990.7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JOSE MARIA PEREIRA</text:p>
          </table:table-cell>
          <table:table-cell office:value-type="string">
            <text:p>1 Ago 08, 00h00</text:p>
          </table:table-cell>
          <table:table-cell office:value-type="string">
            <text:p>1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.2008.044009-7</text:p>
          </table:table-cell>
          <table:table-cell office:value-type="string">
            <text:p>13ª VARA CÍVEL</text:p>
          </table:table-cell>
          <table:table-cell office:value-type="string">
            <text:p>53600.8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MANUEL CORDEIRO DE BENEVIDES FILHO</text:p>
          </table:table-cell>
          <table:table-cell office:value-type="string">
            <text:p>12 Ago 03, 00h00</text:p>
          </table:table-cell>
          <table:table-cell office:value-type="string">
            <text:p>12 Ago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055-12.2003.8.17.0810</text:p>
          </table:table-cell>
          <table:table-cell office:value-type="string">
            <text:p>2ª VARA CÍVEL</text:p>
          </table:table-cell>
          <table:table-cell office:value-type="string">
            <text:p>17.227,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39">
            <text:p>6839</text:p>
          </table:table-cell>
          <table:table-cell office:value-type="string">
            <text:p>JOCÉLIA MARIA SARAIVA DE SÁ OLIVEIRA</text:p>
          </table:table-cell>
          <table:table-cell office:value-type="string">
            <text:p>25 Ago 98, 00h00</text:p>
          </table:table-cell>
          <table:table-cell office:value-type="string">
            <text:p>25 Ago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31355-5</text:p>
          </table:table-cell>
          <table:table-cell office:value-type="string">
            <text:p>2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RÔMULO ARRAIS BELÉM DE ALENCAR</text:p>
          </table:table-cell>
          <table:table-cell office:value-type="string">
            <text:p>2 Mai 03, 00h00</text:p>
          </table:table-cell>
          <table:table-cell office:value-type="string">
            <text:p>2 Mai 03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3.012310-1</text:p>
          </table:table-cell>
          <table:table-cell office:value-type="string">
            <text:p>5ª VARA CIVEL</text:p>
          </table:table-cell>
          <table:table-cell office:value-type="string">
            <text:p>22079.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RUBIVALDO SALVADOR DE MACÊDO</text:p>
          </table:table-cell>
          <table:table-cell office:value-type="string">
            <text:p>29 Mar 04, 00h00</text:p>
          </table:table-cell>
          <table:table-cell office:value-type="string">
            <text:p>29 Ma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56-60.2004.8.17.1090</text:p>
          </table:table-cell>
          <table:table-cell office:value-type="string">
            <text:p>3º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43">
            <text:p>6843</text:p>
          </table:table-cell>
          <table:table-cell office:value-type="string">
            <text:p>JOSÉ ADJAEL DA SILVA</text:p>
          </table:table-cell>
          <table:table-cell office:value-type="string">
            <text:p>29 Set 04, 00h00</text:p>
          </table:table-cell>
          <table:table-cell office:value-type="string">
            <text:p>29 Set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MARAJ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03.2004.000095-3</text:p>
          </table:table-cell>
          <table:table-cell office:value-type="string">
            <text:p>ÚNICA</text:p>
          </table:table-cell>
          <table:table-cell office:value-type="string">
            <text:p>4958.3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ARNOBIO DE COIMBRA PINTO NETO</text:p>
          </table:table-cell>
          <table:table-cell office:value-type="string">
            <text:p>17 Mar 06, 00h00</text:p>
          </table:table-cell>
          <table:table-cell office:value-type="string">
            <text:p>17 Mar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10091-6</text:p>
          </table:table-cell>
          <table:table-cell office:value-type="string">
            <text:p>7ª VARA CÍVEL</text:p>
          </table:table-cell>
          <table:table-cell office:value-type="string">
            <text:p>6510.5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ALBERTO ALVES DE SOUZA</text:p>
          </table:table-cell>
          <table:table-cell office:value-type="string">
            <text:p>3 Mai 06, 00h00</text:p>
          </table:table-cell>
          <table:table-cell office:value-type="string">
            <text:p>3 Mai 06, 00h00</text:p>
          </table:table-cell>
          <table:table-cell office:value-type="string">
            <text:p>24 Set 11, 21h22</text:p>
          </table:table-cell>
          <table:table-cell office:value-type="string">
            <text:p>PRECATÓRIA</text:p>
          </table:table-cell>
          <table:table-cell office:value-type="string">
            <text:p>TIMBAÚ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17420-0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SANDRO TORQUATO DA SILVA</text:p>
          </table:table-cell>
          <table:table-cell office:value-type="string">
            <text:p>28 Jan 05, 00h00</text:p>
          </table:table-cell>
          <table:table-cell office:value-type="string">
            <text:p>28 Jan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8.2005.000635-9</text:p>
          </table:table-cell>
          <table:table-cell office:value-type="string">
            <text:p>1ª VARA CÍVEL</text:p>
          </table:table-cell>
          <table:table-cell office:value-type="string">
            <text:p>5402.3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48">
            <text:p>6848</text:p>
          </table:table-cell>
          <table:table-cell office:value-type="string">
            <text:p>MARCO ARCE</text:p>
          </table:table-cell>
          <table:table-cell office:value-type="string">
            <text:p>6 Out 06, 00h00</text:p>
          </table:table-cell>
          <table:table-cell office:value-type="string">
            <text:p>6 Out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3.053079-3</text:p>
          </table:table-cell>
          <table:table-cell office:value-type="string">
            <text:p>12ª VARA CIVEL</text:p>
          </table:table-cell>
          <table:table-cell office:value-type="string">
            <text:p>39137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PEDRINA MARIA DE SOUZA</text:p>
          </table:table-cell>
          <table:table-cell office:value-type="string">
            <text:p>25 Out 00, 00h00</text:p>
          </table:table-cell>
          <table:table-cell office:value-type="string">
            <text:p>25 Out 0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RI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4.259/2000</text:p>
          </table:table-cell>
          <table:table-cell office:value-type="string">
            <text:p>1ª VARA CÍVEL</text:p>
          </table:table-cell>
          <table:table-cell office:value-type="string">
            <text:p>27900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50">
            <text:p>6850</text:p>
          </table:table-cell>
          <table:table-cell office:value-type="string">
            <text:p>ÍTALO DA SILVA SANTOS</text:p>
          </table:table-cell>
          <table:table-cell office:value-type="string">
            <text:p>12 Set 03, 00h00</text:p>
          </table:table-cell>
          <table:table-cell office:value-type="string">
            <text:p>12 Set 03, 00h00</text:p>
          </table:table-cell>
          <table:table-cell office:value-type="string">
            <text:p>10 Out 11, 17h25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3.023247-4</text:p>
          </table:table-cell>
          <table:table-cell office:value-type="string">
            <text:p>29ª VARA CÍVEL</text:p>
          </table:table-cell>
          <table:table-cell office:value-type="string">
            <text:p>62044.4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JOSE EDMILSON DOS ANJOS</text:p>
          </table:table-cell>
          <table:table-cell office:value-type="string">
            <text:p>6 Dez 00, 00h00</text:p>
          </table:table-cell>
          <table:table-cell office:value-type="string">
            <text:p>6 Dez 0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NAZARE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776/00</text:p>
          </table:table-cell>
          <table:table-cell office:value-type="string">
            <text:p>1ª VARA CÍVEL</text:p>
          </table:table-cell>
          <table:table-cell office:value-type="string">
            <text:p>1896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ELIANA SILVA ROQUE DE AZEVEDO</text:p>
          </table:table-cell>
          <table:table-cell office:value-type="string">
            <text:p>3 Set 03, 00h00</text:p>
          </table:table-cell>
          <table:table-cell office:value-type="string">
            <text:p>3 Set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NDA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16-78.2003.8.17.0510</text:p>
          </table:table-cell>
          <table:table-cell office:value-type="string">
            <text:p>ÚNICA</text:p>
          </table:table-cell>
          <table:table-cell office:value-type="string">
            <text:p>14508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string">
            <text:p>EURIDSON ANTÔNIO BEZERRA FILGUEIRA</text:p>
          </table:table-cell>
          <table:table-cell office:value-type="string">
            <text:p>18 Dez 01, 00h00</text:p>
          </table:table-cell>
          <table:table-cell office:value-type="string">
            <text:p>18 Dez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ELÉM DO SÃO FRANCISC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7424/2001</text:p>
          </table:table-cell>
          <table:table-cell office:value-type="string">
            <text:p>ÚNICA</text:p>
          </table:table-cell>
          <table:table-cell office:value-type="string">
            <text:p>6316.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58">
            <text:p>6858</text:p>
          </table:table-cell>
          <table:table-cell office:value-type="string">
            <text:p>ELIANA SILVA ROQUE DE AZEVEDO</text:p>
          </table:table-cell>
          <table:table-cell office:value-type="string">
            <text:p>17 Nov 05, 00h00</text:p>
          </table:table-cell>
          <table:table-cell office:value-type="string">
            <text:p>17 Nov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NDA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87/05</text:p>
          </table:table-cell>
          <table:table-cell office:value-type="string">
            <text:p>ÚNICA</text:p>
          </table:table-cell>
          <table:table-cell office:value-type="string">
            <text:p>0.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59">
            <text:p>6859</text:p>
          </table:table-cell>
          <table:table-cell office:value-type="string">
            <text:p>MARCO JOSE DO NASCIMENTO</text:p>
          </table:table-cell>
          <table:table-cell office:value-type="string">
            <text:p>2 Out 03, 00h00</text:p>
          </table:table-cell>
          <table:table-cell office:value-type="string">
            <text:p>2 Out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NDA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81-21.2003.8.17.0510</text:p>
          </table:table-cell>
          <table:table-cell office:value-type="string">
            <text:p>ÚNICA</text:p>
          </table:table-cell>
          <table:table-cell office:value-type="string">
            <text:p>16720.5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62">
            <text:p>6862</text:p>
          </table:table-cell>
          <table:table-cell office:value-type="string">
            <text:p>GENESIO BEZERRA DE MENEZES</text:p>
          </table:table-cell>
          <table:table-cell office:value-type="string">
            <text:p>13 Mar 01, 00h00</text:p>
          </table:table-cell>
          <table:table-cell office:value-type="string">
            <text:p>13 Mar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LAGOA DO CAR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87-74.2001.8.17.0470</text:p>
          </table:table-cell>
          <table:table-cell office:value-type="string">
            <text:p>2ª VARA CÍVEL</text:p>
          </table:table-cell>
          <table:table-cell office:value-type="string">
            <text:p>18847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63">
            <text:p>6863</text:p>
          </table:table-cell>
          <table:table-cell office:value-type="string">
            <text:p>CICERO BIANOR DE ARRUDA</text:p>
          </table:table-cell>
          <table:table-cell office:value-type="string">
            <text:p>27 Set 06, 00h00</text:p>
          </table:table-cell>
          <table:table-cell office:value-type="string">
            <text:p>27 Set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38313-6</text:p>
          </table:table-cell>
          <table:table-cell office:value-type="string">
            <text:p>10ª VARA CÍVEL</text:p>
          </table:table-cell>
          <table:table-cell office:value-type="string">
            <text:p>47981.8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65">
            <text:p>6865</text:p>
          </table:table-cell>
          <table:table-cell office:value-type="string">
            <text:p>JOSE BRASIL DA SILVA</text:p>
          </table:table-cell>
          <table:table-cell office:value-type="string">
            <text:p>14 Abr 04, 00h00</text:p>
          </table:table-cell>
          <table:table-cell office:value-type="string">
            <text:p>14 Ab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VICENC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59.2004.000091-6</text:p>
          </table:table-cell>
          <table:table-cell office:value-type="string">
            <text:p>ÚNICA</text:p>
          </table:table-cell>
          <table:table-cell office:value-type="string">
            <text:p>9955.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66">
            <text:p>6866</text:p>
          </table:table-cell>
          <table:table-cell office:value-type="string">
            <text:p>LUIZ CARLOS DE SOUZA</text:p>
          </table:table-cell>
          <table:table-cell office:value-type="string">
            <text:p>16 Dez 03, 00h00</text:p>
          </table:table-cell>
          <table:table-cell office:value-type="string">
            <text:p>16 Dez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3.092482-1</text:p>
          </table:table-cell>
          <table:table-cell office:value-type="string">
            <text:p>14ª VARA CÍVEL</text:p>
          </table:table-cell>
          <table:table-cell office:value-type="string">
            <text:p>19414.3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73">
            <text:p>6873</text:p>
          </table:table-cell>
          <table:table-cell office:value-type="string">
            <text:p>ODETE FERREIRA DE MIRANDA</text:p>
          </table:table-cell>
          <table:table-cell office:value-type="string">
            <text:p>8 Ago 08, 00h00</text:p>
          </table:table-cell>
          <table:table-cell office:value-type="string">
            <text:p>8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8.008.660-6</text:p>
          </table:table-cell>
          <table:table-cell office:value-type="string">
            <text:p>2ª VARA CÍVEL</text:p>
          </table:table-cell>
          <table:table-cell office:value-type="string">
            <text:p>13792.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75">
            <text:p>6875</text:p>
          </table:table-cell>
          <table:table-cell office:value-type="string">
            <text:p>JOSE MARIA DO NASCIMENTO</text:p>
          </table:table-cell>
          <table:table-cell office:value-type="string">
            <text:p>4 Jun 08, 00h00</text:p>
          </table:table-cell>
          <table:table-cell office:value-type="string">
            <text:p>4 Jun 08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46/2008</text:p>
          </table:table-cell>
          <table:table-cell office:value-type="string">
            <text:p>ÚNICA</text:p>
          </table:table-cell>
          <table:table-cell office:value-type="string">
            <text:p>426.4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76">
            <text:p>6876</text:p>
          </table:table-cell>
          <table:table-cell office:value-type="string">
            <text:p>CONDOMÍNIO DO EDIFÍCIO IKARIA</text:p>
          </table:table-cell>
          <table:table-cell office:value-type="string">
            <text:p>17 Jun 05, 00h00</text:p>
          </table:table-cell>
          <table:table-cell office:value-type="string">
            <text:p>17 Jun 05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779/2005-00</text:p>
          </table:table-cell>
          <table:table-cell office:value-type="string">
            <text:p>ÚNICA</text:p>
          </table:table-cell>
          <table:table-cell office:value-type="string">
            <text:p>11780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78">
            <text:p>6878</text:p>
          </table:table-cell>
          <table:table-cell office:value-type="string">
            <text:p>CICERA JOSEFA FEITOSA</text:p>
          </table:table-cell>
          <table:table-cell office:value-type="string">
            <text:p>13 Ago 08, 00h00</text:p>
          </table:table-cell>
          <table:table-cell office:value-type="string">
            <text:p>13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320-10.2008.8.02.0058  
</text:p>
          </table:table-cell>
          <table:table-cell office:value-type="string">
            <text:p>2ª VARA CÍVEL</text:p>
          </table:table-cell>
          <table:table-cell office:value-type="string">
            <text:p>26512.7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84">
            <text:p>6884</text:p>
          </table:table-cell>
          <table:table-cell office:value-type="string">
            <text:p>LUCIANO DANTAS BARBOSA</text:p>
          </table:table-cell>
          <table:table-cell office:value-type="string">
            <text:p>13 Ago 08, 00h00</text:p>
          </table:table-cell>
          <table:table-cell office:value-type="string">
            <text:p>13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ERRA TALHA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26242.0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87">
            <text:p>6887</text:p>
          </table:table-cell>
          <table:table-cell office:value-type="string">
            <text:p>GIVANILDA PESSOA BARACHO CAVALCANTI</text:p>
          </table:table-cell>
          <table:table-cell office:value-type="string">
            <text:p>17 Jul 08, 00h00</text:p>
          </table:table-cell>
          <table:table-cell office:value-type="string">
            <text:p>17 Jul 08, 00h00</text:p>
          </table:table-cell>
          <table:table-cell office:value-type="string">
            <text:p>2 Out 11, 23h15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1.2004.005544-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>BGM PRESTADORA DE SERVIÇOS</text:p>
          </table:table-cell>
        </table:table-row>
        <table:table-row table:style-name="ro1">
          <table:table-cell office:value-type="float" office:value="6890">
            <text:p>6890</text:p>
          </table:table-cell>
          <table:table-cell office:value-type="string">
            <text:p>KATIA MORAES MONTEIRO</text:p>
          </table:table-cell>
          <table:table-cell office:value-type="string">
            <text:p>6 Nov 07, 00h00</text:p>
          </table:table-cell>
          <table:table-cell office:value-type="string">
            <text:p>6 Nov 0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945/2007-00</text:p>
          </table:table-cell>
          <table:table-cell office:value-type="string">
            <text:p>ÚNICA</text:p>
          </table:table-cell>
          <table:table-cell office:value-type="string">
            <text:p>15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91">
            <text:p>6891</text:p>
          </table:table-cell>
          <table:table-cell office:value-type="string">
            <text:p>NADIA MARIA FERREIRA CAVALCANTI</text:p>
          </table:table-cell>
          <table:table-cell office:value-type="string">
            <text:p>11 Out 07, 00h00</text:p>
          </table:table-cell>
          <table:table-cell office:value-type="string">
            <text:p>11 Out 0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92/2007-00</text:p>
          </table:table-cell>
          <table:table-cell office:value-type="string">
            <text:p>ÚNICA</text:p>
          </table:table-cell>
          <table:table-cell office:value-type="string">
            <text:p>15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92">
            <text:p>6892</text:p>
          </table:table-cell>
          <table:table-cell office:value-type="string">
            <text:p>FERNANDO PEREIRA NETO E OUTRO</text:p>
          </table:table-cell>
          <table:table-cell office:value-type="string">
            <text:p>8 Abr 99, 00h00</text:p>
          </table:table-cell>
          <table:table-cell office:value-type="string">
            <text:p>8 Abr 9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013597-8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ALBERIO JOSE DE ALMEIDA</text:p>
          </table:table-cell>
          <table:table-cell office:value-type="string">
            <text:p>19 Ago 08, 00h00</text:p>
          </table:table-cell>
          <table:table-cell office:value-type="string">
            <text:p>19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14662.0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03">
            <text:p>6903</text:p>
          </table:table-cell>
          <table:table-cell office:value-type="string">
            <text:p>VERA LUCIA MONTEIRO FERNANDES</text:p>
          </table:table-cell>
          <table:table-cell office:value-type="string">
            <text:p>18 Ago 08, 00h00</text:p>
          </table:table-cell>
          <table:table-cell office:value-type="string">
            <text:p>18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2928-58.2008.8.02.0001</text:p>
          </table:table-cell>
          <table:table-cell office:value-type="string">
            <text:p>9ª VARA CIVEL</text:p>
          </table:table-cell>
          <table:table-cell office:value-type="string">
            <text:p>25862.7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WILLKER PEDRO DA SILVA</text:p>
          </table:table-cell>
          <table:table-cell office:value-type="string">
            <text:p>19 Ago 08, 00h00</text:p>
          </table:table-cell>
          <table:table-cell office:value-type="string">
            <text:p>19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5840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35">
            <text:p>6935</text:p>
          </table:table-cell>
          <table:table-cell office:value-type="string">
            <text:p>RICARDO RODRIGUES CHAVES</text:p>
          </table:table-cell>
          <table:table-cell office:value-type="string">
            <text:p>28 Nov 06, 00h00</text:p>
          </table:table-cell>
          <table:table-cell office:value-type="string">
            <text:p>28 Nov 06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47192-2</text:p>
          </table:table-cell>
          <table:table-cell office:value-type="string">
            <text:p>10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36">
            <text:p>6936</text:p>
          </table:table-cell>
          <table:table-cell office:value-type="string">
            <text:p>GRAVEL - GRAVATÁ VEÍCULO E PEÇAS LTDA</text:p>
          </table:table-cell>
          <table:table-cell office:value-type="string">
            <text:p>26 Mar 07, 00h00</text:p>
          </table:table-cell>
          <table:table-cell office:value-type="string">
            <text:p>26 Mar 0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GRAVAT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23243-2</text:p>
          </table:table-cell>
          <table:table-cell office:value-type="string">
            <text:p>30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37">
            <text:p>6937</text:p>
          </table:table-cell>
          <table:table-cell office:value-type="string">
            <text:p>ONOFRE LACERDA DE SOUZA</text:p>
          </table:table-cell>
          <table:table-cell office:value-type="string">
            <text:p>28 Mai 01, 00h00</text:p>
          </table:table-cell>
          <table:table-cell office:value-type="string">
            <text:p>28 Mai 01, 00h00</text:p>
          </table:table-cell>
          <table:table-cell office:value-type="string">
            <text:p>24 Set 11, 21h26</text:p>
          </table:table-cell>
          <table:table-cell office:value-type="string">
            <text:p>CAUTELAR</text:p>
          </table:table-cell>
          <table:table-cell office:value-type="string">
            <text:p>ARARI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4.2001.000408-4</text:p>
          </table:table-cell>
          <table:table-cell office:value-type="string">
            <text:p>1ª VARA CÍVEL</text:p>
          </table:table-cell>
          <table:table-cell office:value-type="string">
            <text:p>6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38">
            <text:p>6938</text:p>
          </table:table-cell>
          <table:table-cell office:value-type="string">
            <text:p>ONOFRE LACERDA DE SOUZA</text:p>
          </table:table-cell>
          <table:table-cell office:value-type="string">
            <text:p>3 Jul 01, 00h00</text:p>
          </table:table-cell>
          <table:table-cell office:value-type="string">
            <text:p>3 Jul 01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ARARI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4.2001.000410-6</text:p>
          </table:table-cell>
          <table:table-cell office:value-type="string">
            <text:p>1ª VARA CÍVEL</text:p>
          </table:table-cell>
          <table:table-cell office:value-type="string">
            <text:p>6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43">
            <text:p>6943</text:p>
          </table:table-cell>
          <table:table-cell office:value-type="string">
            <text:p>JOSÉ VIEIRA DA SILVA FILHO</text:p>
          </table:table-cell>
          <table:table-cell office:value-type="string">
            <text:p>4 Nov 03, 00h00</text:p>
          </table:table-cell>
          <table:table-cell office:value-type="string">
            <text:p>4 Nov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232-81.2003.8.17.0810</text:p>
          </table:table-cell>
          <table:table-cell office:value-type="string">
            <text:p>4ª VARA CÍVEL</text:p>
          </table:table-cell>
          <table:table-cell office:value-type="string">
            <text:p>30426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44">
            <text:p>6944</text:p>
          </table:table-cell>
          <table:table-cell office:value-type="string">
            <text:p>EDEZIO DA SILVA ALMEIDA FILHO</text:p>
          </table:table-cell>
          <table:table-cell office:value-type="string">
            <text:p>14 Mai 07, 00h00</text:p>
          </table:table-cell>
          <table:table-cell office:value-type="string">
            <text:p>14 Mai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731-11.2008.8.17.0810</text:p>
          </table:table-cell>
          <table:table-cell office:value-type="string">
            <text:p>2ª VARA CÍVEL</text:p>
          </table:table-cell>
          <table:table-cell office:value-type="string">
            <text:p>358,8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JOSE AGUINALDO DE LIMA</text:p>
          </table:table-cell>
          <table:table-cell office:value-type="string">
            <text:p>14 Out 04, 00h00</text:p>
          </table:table-cell>
          <table:table-cell office:value-type="string">
            <text:p>14 Out 04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NAZARE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5.2004.0001143-2</text:p>
          </table:table-cell>
          <table:table-cell office:value-type="string">
            <text:p>ÚNICA</text:p>
          </table:table-cell>
          <table:table-cell office:value-type="string">
            <text:p>6007.9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ANTONIO MORENO DA SILVA</text:p>
          </table:table-cell>
          <table:table-cell office:value-type="string">
            <text:p>26 Ago 08, 00h00</text:p>
          </table:table-cell>
          <table:table-cell office:value-type="string">
            <text:p>26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8517-10.2008.8.17.0001</text:p>
          </table:table-cell>
          <table:table-cell office:value-type="string">
            <text:p>16ª VARA CÍVEL</text:p>
          </table:table-cell>
          <table:table-cell office:value-type="string">
            <text:p>20745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string">
            <text:p>DAMIAO BELTRAO FERREIRA</text:p>
          </table:table-cell>
          <table:table-cell office:value-type="string">
            <text:p>26 Ago 08, 00h00</text:p>
          </table:table-cell>
          <table:table-cell office:value-type="string">
            <text:p>26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TEOTONIO VILEL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18-19.2008.8.02.0038</text:p>
          </table:table-cell>
          <table:table-cell office:value-type="string">
            <text:p>ÚNICA</text:p>
          </table:table-cell>
          <table:table-cell office:value-type="string">
            <text:p>32194.4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SEVERINO AUGUSTO DE BARROS</text:p>
          </table:table-cell>
          <table:table-cell office:value-type="string">
            <text:p>26 Ago 08, 00h00</text:p>
          </table:table-cell>
          <table:table-cell office:value-type="string">
            <text:p>26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293-62.2008.8.17.0470</text:p>
          </table:table-cell>
          <table:table-cell office:value-type="string">
            <text:p>3º VARA CIVEL</text:p>
          </table:table-cell>
          <table:table-cell office:value-type="string">
            <text:p>38696.5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57">
            <text:p>6957</text:p>
          </table:table-cell>
          <table:table-cell office:value-type="string">
            <text:p>WELLISSON BARROS DOS SANTOS</text:p>
          </table:table-cell>
          <table:table-cell office:value-type="string">
            <text:p>26 Ago 08, 00h00</text:p>
          </table:table-cell>
          <table:table-cell office:value-type="string">
            <text:p>26 Ago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94-91.2009.8.02.0058</text:p>
          </table:table-cell>
          <table:table-cell office:value-type="string">
            <text:p>2ª VARA CÍVEL</text:p>
          </table:table-cell>
          <table:table-cell office:value-type="string">
            <text:p>24105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58">
            <text:p>6958</text:p>
          </table:table-cell>
          <table:table-cell office:value-type="string">
            <text:p>LUCILO RONALDO ARIEL DE MELO</text:p>
          </table:table-cell>
          <table:table-cell office:value-type="string">
            <text:p>3 Jan 06, 00h00</text:p>
          </table:table-cell>
          <table:table-cell office:value-type="string">
            <text:p>3 Jan 06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43-10.2006.8.17.109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59">
            <text:p>6959</text:p>
          </table:table-cell>
          <table:table-cell office:value-type="string">
            <text:p>EDILSON JOSÉ DOS SANTOS</text:p>
          </table:table-cell>
          <table:table-cell office:value-type="string">
            <text:p>29 Jun 04, 00h00</text:p>
          </table:table-cell>
          <table:table-cell office:value-type="string">
            <text:p>29 Jun 04, 00h00</text:p>
          </table:table-cell>
          <table:table-cell office:value-type="string">
            <text:p>24 Set 11, 21h22</text:p>
          </table:table-cell>
          <table:table-cell office:value-type="string">
            <text:p>DEPÓSITO</text:p>
          </table:table-cell>
          <table:table-cell office:value-type="string">
            <text:p>VICÊNC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59.2004.000139-4</text:p>
          </table:table-cell>
          <table:table-cell office:value-type="string">
            <text:p>ÚNICA</text:p>
          </table:table-cell>
          <table:table-cell office:value-type="string">
            <text:p>10632.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string">
            <text:p>MARIA HELENA DE LIMA FONSECA</text:p>
          </table:table-cell>
          <table:table-cell office:value-type="string">
            <text:p>7 Jan 08, 00h00</text:p>
          </table:table-cell>
          <table:table-cell office:value-type="string">
            <text:p>7 Ja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8.000132-6</text:p>
          </table:table-cell>
          <table:table-cell office:value-type="string">
            <text:p>4ª VARA CÍVEL</text:p>
          </table:table-cell>
          <table:table-cell office:value-type="string">
            <text:p>39089.2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66">
            <text:p>6966</text:p>
          </table:table-cell>
          <table:table-cell office:value-type="string">
            <text:p>PATRICIA LEITE ROCHA</text:p>
          </table:table-cell>
          <table:table-cell office:value-type="string">
            <text:p>1 Abr 08, 00h00</text:p>
          </table:table-cell>
          <table:table-cell office:value-type="string">
            <text:p>1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6.2008.000807-2</text:p>
          </table:table-cell>
          <table:table-cell office:value-type="string">
            <text:p>1ª VARA CÍVEL</text:p>
          </table:table-cell>
          <table:table-cell office:value-type="string">
            <text:p>3249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68">
            <text:p>6968</text:p>
          </table:table-cell>
          <table:table-cell office:value-type="string">
            <text:p>PEDRO NIVALDO GONÇALVES</text:p>
          </table:table-cell>
          <table:table-cell office:value-type="string">
            <text:p>23 Jul 08, 00h00</text:p>
          </table:table-cell>
          <table:table-cell office:value-type="string">
            <text:p>23 Jul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H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63-09.2008.8.17.0500</text:p>
          </table:table-cell>
          <table:table-cell office:value-type="string">
            <text:p>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76">
            <text:p>6976</text:p>
          </table:table-cell>
          <table:table-cell office:value-type="string">
            <text:p>ANTONIO ROCHA ALVES</text:p>
          </table:table-cell>
          <table:table-cell office:value-type="string">
            <text:p>21 Ago 08, 00h00</text:p>
          </table:table-cell>
          <table:table-cell office:value-type="string">
            <text:p>21 Ago 08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1.994/2006</text:p>
          </table:table-cell>
          <table:table-cell office:value-type="string">
            <text:p>6º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77">
            <text:p>6977</text:p>
          </table:table-cell>
          <table:table-cell office:value-type="string">
            <text:p>AMAURI FERREIRA DA SILVA</text:p>
          </table:table-cell>
          <table:table-cell office:value-type="string">
            <text:p>16 Jun 08, 00h00</text:p>
          </table:table-cell>
          <table:table-cell office:value-type="string">
            <text:p>16 Ju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23689-9</text:p>
          </table:table-cell>
          <table:table-cell office:value-type="string">
            <text:p>22ª VARA CÍVEL</text:p>
          </table:table-cell>
          <table:table-cell office:value-type="string">
            <text:p>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82">
            <text:p>6982</text:p>
          </table:table-cell>
          <table:table-cell office:value-type="string">
            <text:p>MICHELE GOMES DO NASCIMENTO</text:p>
          </table:table-cell>
          <table:table-cell office:value-type="string">
            <text:p>20 Jul 07, 00h00</text:p>
          </table:table-cell>
          <table:table-cell office:value-type="string">
            <text:p>20 Jul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7.004884-5</text:p>
          </table:table-cell>
          <table:table-cell office:value-type="string">
            <text:p>1ª VARA CÍVEL</text:p>
          </table:table-cell>
          <table:table-cell office:value-type="string">
            <text:p>0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84">
            <text:p>6984</text:p>
          </table:table-cell>
          <table:table-cell office:value-type="string">
            <text:p>MARIA DANYELLE SENA MARINHO FALCÃO</text:p>
          </table:table-cell>
          <table:table-cell office:value-type="string">
            <text:p>3 Ago 07, 00h00</text:p>
          </table:table-cell>
          <table:table-cell office:value-type="string">
            <text:p>3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7.005651-1</text:p>
          </table:table-cell>
          <table:table-cell office:value-type="string">
            <text:p>1ª VARA CÍVEL</text:p>
          </table:table-cell>
          <table:table-cell office:value-type="string">
            <text:p>0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JOSE NOYA SOBRINHO</text:p>
          </table:table-cell>
          <table:table-cell office:value-type="string">
            <text:p>9 Abr 03, 00h00</text:p>
          </table:table-cell>
          <table:table-cell office:value-type="string">
            <text:p>9 Abr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3.001518-0</text:p>
          </table:table-cell>
          <table:table-cell office:value-type="string">
            <text:p>1ª VARA CÍVEL</text:p>
          </table:table-cell>
          <table:table-cell office:value-type="string">
            <text:p>0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86">
            <text:p>6986</text:p>
          </table:table-cell>
          <table:table-cell office:value-type="string">
            <text:p>PEDRO HENRIQUE CHAVES MACEDO</text:p>
          </table:table-cell>
          <table:table-cell office:value-type="string">
            <text:p>10 Fev 05, 00h00</text:p>
          </table:table-cell>
          <table:table-cell office:value-type="string">
            <text:p>10 Fev 05, 00h00</text:p>
          </table:table-cell>
          <table:table-cell office:value-type="string">
            <text:p>2 Out 11, 23h15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5.000949-2</text:p>
          </table:table-cell>
          <table:table-cell office:value-type="string">
            <text:p>5ª VARA CIVEL</text:p>
          </table:table-cell>
          <table:table-cell office:value-type="string">
            <text:p>6061.68</text:p>
          </table:table-cell>
          <table:table-cell office:value-type="string">
            <text:p>BGM PRESTADORA DE SERVIÇOS</text:p>
          </table:table-cell>
        </table:table-row>
        <table:table-row table:style-name="ro1">
          <table:table-cell office:value-type="float" office:value="6989">
            <text:p>6989</text:p>
          </table:table-cell>
          <table:table-cell office:value-type="string">
            <text:p>JAILDO MARTINS DA SILVA</text:p>
          </table:table-cell>
          <table:table-cell office:value-type="string">
            <text:p>1 Set 08, 00h00</text:p>
          </table:table-cell>
          <table:table-cell office:value-type="string">
            <text:p>1 Set 08, 00h00</text:p>
          </table:table-cell>
          <table:table-cell office:value-type="string">
            <text:p>3 Out 11, 17h14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587-28.2008.8.17.1130</text:p>
          </table:table-cell>
          <table:table-cell office:value-type="string">
            <text:p>4º VARA CIVEL</text:p>
          </table:table-cell>
          <table:table-cell office:value-type="string">
            <text:p>35326.5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90">
            <text:p>6990</text:p>
          </table:table-cell>
          <table:table-cell office:value-type="string">
            <text:p>SELMA LINS DE BARROS</text:p>
          </table:table-cell>
          <table:table-cell office:value-type="string">
            <text:p>1 Set 08, 00h00</text:p>
          </table:table-cell>
          <table:table-cell office:value-type="string">
            <text:p>1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48514-7</text:p>
          </table:table-cell>
          <table:table-cell office:value-type="string">
            <text:p>16ª VARA CÍVEL</text:p>
          </table:table-cell>
          <table:table-cell office:value-type="string">
            <text:p>293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93">
            <text:p>6993</text:p>
          </table:table-cell>
          <table:table-cell office:value-type="string">
            <text:p>JOSE MARCOS FELIX DE LIMA</text:p>
          </table:table-cell>
          <table:table-cell office:value-type="string">
            <text:p>23 Ago 06, 00h00</text:p>
          </table:table-cell>
          <table:table-cell office:value-type="string">
            <text:p>23 Ago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0.2006.1147-1/02</text:p>
          </table:table-cell>
          <table:table-cell office:value-type="string">
            <text:p>1ª VARA CÍVEL</text:p>
          </table:table-cell>
          <table:table-cell office:value-type="string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96">
            <text:p>6996</text:p>
          </table:table-cell>
          <table:table-cell office:value-type="string">
            <text:p>JOSE ALMIR LEITE</text:p>
          </table:table-cell>
          <table:table-cell office:value-type="string">
            <text:p>9 Out 07, 00h00</text:p>
          </table:table-cell>
          <table:table-cell office:value-type="string">
            <text:p>9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LAJE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79-94.2007.8.17.0910</text:p>
          </table:table-cell>
          <table:table-cell office:value-type="string">
            <text:p>ÚNICA</text:p>
          </table:table-cell>
          <table:table-cell office:value-type="string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97">
            <text:p>6997</text:p>
          </table:table-cell>
          <table:table-cell office:value-type="string">
            <text:p>JOSE ADEVILSON DA SILVA</text:p>
          </table:table-cell>
          <table:table-cell office:value-type="string">
            <text:p>24 Out 07, 00h00</text:p>
          </table:table-cell>
          <table:table-cell office:value-type="string">
            <text:p>24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6.2007.000871-1</text:p>
          </table:table-cell>
          <table:table-cell office:value-type="string">
            <text:p>2ª VARA CÍVEL</text:p>
          </table:table-cell>
          <table:table-cell office:value-type="string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string">
            <text:p>RITA DE CASSIA DE MEDEIROS</text:p>
          </table:table-cell>
          <table:table-cell office:value-type="string">
            <text:p>3 Mar 05, 00h00</text:p>
          </table:table-cell>
          <table:table-cell office:value-type="string">
            <text:p>3 Mar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İ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5.0053982-2</text:p>
          </table:table-cell>
          <table:table-cell office:value-type="string">
            <text:p>15ª VARA CÍVEL</text:p>
          </table:table-cell>
          <table:table-cell office:value-type="string">
            <text:p>32.288,9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GRAVEL GRAVATÁ VEÍCULOS E PEÇAS LTDA</text:p>
          </table:table-cell>
          <table:table-cell office:value-type="string">
            <text:p>4 Mai 07, 00h00</text:p>
          </table:table-cell>
          <table:table-cell office:value-type="string">
            <text:p>4 Mai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23243-2/01</text:p>
          </table:table-cell>
          <table:table-cell office:value-type="string">
            <text:p>30ª VARA CÍVEL</text:p>
          </table:table-cell>
          <table:table-cell office:value-type="string">
            <text:p>552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string">
            <text:p>DAGMAR DINIZ FULCO</text:p>
          </table:table-cell>
          <table:table-cell office:value-type="string">
            <text:p>22 Out 03, 00h00</text:p>
          </table:table-cell>
          <table:table-cell office:value-type="string">
            <text:p>22 Out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0.2003.000013-7</text:p>
          </table:table-cell>
          <table:table-cell office:value-type="string">
            <text:p>ÚNICA</text:p>
          </table:table-cell>
          <table:table-cell office:value-type="string">
            <text:p>10179.9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GERALDO DE PINHO ALVES</text:p>
          </table:table-cell>
          <table:table-cell office:value-type="string">
            <text:p>26 Out 07, 00h00</text:p>
          </table:table-cell>
          <table:table-cell office:value-type="string">
            <text:p>26 Out 0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64336-0</text:p>
          </table:table-cell>
          <table:table-cell office:value-type="string">
            <text:p>16ª VARA CÍVEL</text:p>
          </table:table-cell>
          <table:table-cell office:value-type="string">
            <text:p>1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07">
            <text:p>7007</text:p>
          </table:table-cell>
          <table:table-cell office:value-type="string">
            <text:p>MARIA DA PENHA MONTEIRO DO NASCIMENTO</text:p>
          </table:table-cell>
          <table:table-cell office:value-type="string">
            <text:p>19 Out 07, 00h00</text:p>
          </table:table-cell>
          <table:table-cell office:value-type="string">
            <text:p>19 Out 07, 00h00</text:p>
          </table:table-cell>
          <table:table-cell office:value-type="string">
            <text:p>24 Set 11, 21h26</text:p>
          </table:table-cell>
          <table:table-cell office:value-type="string">
            <text:p>CAUTELAR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63174-4</text:p>
          </table:table-cell>
          <table:table-cell office:value-type="string">
            <text:p>17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08">
            <text:p>7008</text:p>
          </table:table-cell>
          <table:table-cell office:value-type="string">
            <text:p>LINETE TORQUATO DE MENEZES</text:p>
          </table:table-cell>
          <table:table-cell office:value-type="string">
            <text:p>1 Set 08, 00h00</text:p>
          </table:table-cell>
          <table:table-cell office:value-type="string">
            <text:p>1 Set 08, 00h00</text:p>
          </table:table-cell>
          <table:table-cell office:value-type="string">
            <text:p>24 Set 11, 21h22</text:p>
          </table:table-cell>
          <table:table-cell office:value-type="string">
            <text:p>PRECATÓRIA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4137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10">
            <text:p>7010</text:p>
          </table:table-cell>
          <table:table-cell office:value-type="string">
            <text:p>GOLF LOCADORA LTDA</text:p>
          </table:table-cell>
          <table:table-cell office:value-type="string">
            <text:p>19 Jul 07, 00h00</text:p>
          </table:table-cell>
          <table:table-cell office:value-type="string">
            <text:p>19 Jul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3889-8</text:p>
          </table:table-cell>
          <table:table-cell office:value-type="string">
            <text:p>26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string">
            <text:p>JOSE BERNARDO DA SILVA</text:p>
          </table:table-cell>
          <table:table-cell office:value-type="string">
            <text:p>19 Jan 07, 00h00</text:p>
          </table:table-cell>
          <table:table-cell office:value-type="string">
            <text:p>19 Ja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6.2007.000251-9</text:p>
          </table:table-cell>
          <table:table-cell office:value-type="string">
            <text:p>2ª VARA CÍVEL</text:p>
          </table:table-cell>
          <table:table-cell office:value-type="string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string">
            <text:p>MARIA DARTICLÉIA A. LIMA MODESTO</text:p>
          </table:table-cell>
          <table:table-cell office:value-type="string">
            <text:p>18 Set 00, 00h00</text:p>
          </table:table-cell>
          <table:table-cell office:value-type="string">
            <text:p>18 Set 00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ARARI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4.2000.000522-3</text:p>
          </table:table-cell>
          <table:table-cell office:value-type="string">
            <text:p>1ª VARA CÍVEL</text:p>
          </table:table-cell>
          <table:table-cell office:value-type="string">
            <text:p>3231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15">
            <text:p>7015</text:p>
          </table:table-cell>
          <table:table-cell office:value-type="string">
            <text:p>GERALDO DE PINHO ALVES FILHO</text:p>
          </table:table-cell>
          <table:table-cell office:value-type="string">
            <text:p>23 Abr 07, 00h00</text:p>
          </table:table-cell>
          <table:table-cell office:value-type="string">
            <text:p>23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27424-0</text:p>
          </table:table-cell>
          <table:table-cell office:value-type="string">
            <text:p>16ª VARA CÍVEL</text:p>
          </table:table-cell>
          <table:table-cell office:value-type="string">
            <text:p>10360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16">
            <text:p>7016</text:p>
          </table:table-cell>
          <table:table-cell office:value-type="string">
            <text:p>GERALDO DE PINHO ALVES</text:p>
          </table:table-cell>
          <table:table-cell office:value-type="string">
            <text:p>11 Jan 07, 00h00</text:p>
          </table:table-cell>
          <table:table-cell office:value-type="string">
            <text:p>11 Jan 0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01162-2</text:p>
          </table:table-cell>
          <table:table-cell office:value-type="string">
            <text:p>16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20">
            <text:p>7020</text:p>
          </table:table-cell>
          <table:table-cell office:value-type="string">
            <text:p>CICERO ALECIO DA SILVA</text:p>
          </table:table-cell>
          <table:table-cell office:value-type="string">
            <text:p>4 Set 08, 00h00</text:p>
          </table:table-cell>
          <table:table-cell office:value-type="string">
            <text:p>4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9748-93.2008.8.02.0001</text:p>
          </table:table-cell>
          <table:table-cell office:value-type="string">
            <text:p>8ª VARA CÍVEL</text:p>
          </table:table-cell>
          <table:table-cell office:value-type="string">
            <text:p>21722.6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21">
            <text:p>7021</text:p>
          </table:table-cell>
          <table:table-cell office:value-type="string">
            <text:p>LANDSTEINER VENTURA</text:p>
          </table:table-cell>
          <table:table-cell office:value-type="string">
            <text:p>2 Set 08, 00h00</text:p>
          </table:table-cell>
          <table:table-cell office:value-type="string">
            <text:p>2 Set 08, 00h00</text:p>
          </table:table-cell>
          <table:table-cell office:value-type="string">
            <text:p>24 Set 11, 21h22</text:p>
          </table:table-cell>
          <table:table-cell office:value-type="string">
            <text:p>CIVIL PUBLICA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4262-30.2008.8.02.0001</text:p>
          </table:table-cell>
          <table:table-cell office:value-type="string">
            <text:p>10ª VARA CÍVEL</text:p>
          </table:table-cell>
          <table:table-cell office:value-type="string">
            <text:p>11952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26">
            <text:p>7026</text:p>
          </table:table-cell>
          <table:table-cell office:value-type="string">
            <text:p>AMAURY VILA NOVA</text:p>
          </table:table-cell>
          <table:table-cell office:value-type="string">
            <text:p>2 Set 08, 00h00</text:p>
          </table:table-cell>
          <table:table-cell office:value-type="string">
            <text:p>2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8624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31">
            <text:p>7031</text:p>
          </table:table-cell>
          <table:table-cell office:value-type="string">
            <text:p>MARIA OLGA GUEDES CAVALCANTI</text:p>
          </table:table-cell>
          <table:table-cell office:value-type="string">
            <text:p>22 Abr 08, 00h00</text:p>
          </table:table-cell>
          <table:table-cell office:value-type="string">
            <text:p>22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15308-0</text:p>
          </table:table-cell>
          <table:table-cell office:value-type="string">
            <text:p>26ª VARA CÍVEL</text:p>
          </table:table-cell>
          <table:table-cell office:value-type="string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32">
            <text:p>7032</text:p>
          </table:table-cell>
          <table:table-cell office:value-type="string">
            <text:p>GOLF LOCADORA LTDA</text:p>
          </table:table-cell>
          <table:table-cell office:value-type="string">
            <text:p>19 Jul 07, 00h00</text:p>
          </table:table-cell>
          <table:table-cell office:value-type="string">
            <text:p>19 Jul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43892-8</text:p>
          </table:table-cell>
          <table:table-cell office:value-type="string">
            <text:p>26ª VARA CÍVEL</text:p>
          </table:table-cell>
          <table:table-cell office:value-type="string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36">
            <text:p>7036</text:p>
          </table:table-cell>
          <table:table-cell office:value-type="string">
            <text:p>PHABIANA MARIA MOURA DA SILVA</text:p>
          </table:table-cell>
          <table:table-cell office:value-type="string">
            <text:p>4 Nov 03, 00h00</text:p>
          </table:table-cell>
          <table:table-cell office:value-type="string">
            <text:p>4 Nov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7272-96.2003.8.17.0001</text:p>
          </table:table-cell>
          <table:table-cell office:value-type="string">
            <text:p>10ª VARA CÍVEL</text:p>
          </table:table-cell>
          <table:table-cell office:value-type="string">
            <text:p>0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WELLINGTON ARAUJO SILVA JUNIOR</text:p>
          </table:table-cell>
          <table:table-cell office:value-type="string">
            <text:p>10 Set 08, 00h00</text:p>
          </table:table-cell>
          <table:table-cell office:value-type="string">
            <text:p>10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2643-65.2008.8.02.0001</text:p>
          </table:table-cell>
          <table:table-cell office:value-type="string">
            <text:p>3º VARA CIVEL</text:p>
          </table:table-cell>
          <table:table-cell office:value-type="string">
            <text:p>21731.5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44">
            <text:p>7044</text:p>
          </table:table-cell>
          <table:table-cell office:value-type="string">
            <text:p>WELLINGTON ARAUJO SILVA JUNIOR</text:p>
          </table:table-cell>
          <table:table-cell office:value-type="string">
            <text:p>10 Set 08, 00h00</text:p>
          </table:table-cell>
          <table:table-cell office:value-type="string">
            <text:p>10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2642-80.2008.8.02.0001</text:p>
          </table:table-cell>
          <table:table-cell office:value-type="string">
            <text:p>3º VARA CIVEL</text:p>
          </table:table-cell>
          <table:table-cell office:value-type="string">
            <text:p>20710.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45">
            <text:p>7045</text:p>
          </table:table-cell>
          <table:table-cell office:value-type="string">
            <text:p>JOÃO CALAZANS FILHO</text:p>
          </table:table-cell>
          <table:table-cell office:value-type="string">
            <text:p>14 Fev 08, 00h00</text:p>
          </table:table-cell>
          <table:table-cell office:value-type="string">
            <text:p>14 Fe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82-32.2008.8.02.0030</text:p>
          </table:table-cell>
          <table:table-cell office:value-type="string">
            <text:p>ÚNICA</text:p>
          </table:table-cell>
          <table:table-cell office:value-type="string">
            <text:p>5686.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46">
            <text:p>7046</text:p>
          </table:table-cell>
          <table:table-cell office:value-type="string">
            <text:p>ALMIR CORREIA DE ALMEIDA</text:p>
          </table:table-cell>
          <table:table-cell office:value-type="string">
            <text:p>31 Jan 08, 00h00</text:p>
          </table:table-cell>
          <table:table-cell office:value-type="string">
            <text:p>31 Ja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46.08.000307-4</text:p>
          </table:table-cell>
          <table:table-cell office:value-type="string">
            <text:p>2ª VARA CÍVEL</text:p>
          </table:table-cell>
          <table:table-cell office:value-type="string">
            <text:p>0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50">
            <text:p>7050</text:p>
          </table:table-cell>
          <table:table-cell office:value-type="string">
            <text:p>MARCIO RAIMUNDO BARRETO</text:p>
          </table:table-cell>
          <table:table-cell office:value-type="string">
            <text:p>10 Dez 98, 00h00</text:p>
          </table:table-cell>
          <table:table-cell office:value-type="string">
            <text:p>10 Dez 98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47809-0</text:p>
          </table:table-cell>
          <table:table-cell office:value-type="string">
            <text:p>6º VARA CÍVEL</text:p>
          </table:table-cell>
          <table:table-cell office:value-type="string">
            <text:p>432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51">
            <text:p>7051</text:p>
          </table:table-cell>
          <table:table-cell office:value-type="string">
            <text:p>DELSON CASTELO BRANCO ROCHA</text:p>
          </table:table-cell>
          <table:table-cell office:value-type="string">
            <text:p>9 Jun 05, 00h00</text:p>
          </table:table-cell>
          <table:table-cell office:value-type="string">
            <text:p>9 Jun 05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TEREZ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61302005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MIGUEL AUGUSTO DE BRITO MELO</text:p>
          </table:table-cell>
          <table:table-cell office:value-type="string">
            <text:p>23 Ago 07, 00h00</text:p>
          </table:table-cell>
          <table:table-cell office:value-type="string">
            <text:p>23 Ago 0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8402007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55">
            <text:p>7055</text:p>
          </table:table-cell>
          <table:table-cell office:value-type="string">
            <text:p>MARCELO LOURENÇO DOS SANTOS</text:p>
          </table:table-cell>
          <table:table-cell office:value-type="string">
            <text:p>21 Jun 06, 00h00</text:p>
          </table:table-cell>
          <table:table-cell office:value-type="string">
            <text:p>21 Jun 06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LIMOEI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3.2006.000578-4</text:p>
          </table:table-cell>
          <table:table-cell office:value-type="string">
            <text:p>1ª VARA CÍVEL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58">
            <text:p>7058</text:p>
          </table:table-cell>
          <table:table-cell office:value-type="string">
            <text:p>JOSE HENRIQUE DE MOURA</text:p>
          </table:table-cell>
          <table:table-cell office:value-type="string">
            <text:p>17 Set 08, 00h00</text:p>
          </table:table-cell>
          <table:table-cell office:value-type="string">
            <text:p>17 Set 08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8610/2008</text:p>
          </table:table-cell>
          <table:table-cell office:value-type="string">
            <text:p>5ª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62">
            <text:p>7062</text:p>
          </table:table-cell>
          <table:table-cell office:value-type="string">
            <text:p>MARCIO RAIMUNDO BARRETO</text:p>
          </table:table-cell>
          <table:table-cell office:value-type="string">
            <text:p>29 Fev 00, 00h00</text:p>
          </table:table-cell>
          <table:table-cell office:value-type="string">
            <text:p>29 Fev 00, 00h00</text:p>
          </table:table-cell>
          <table:table-cell office:value-type="string">
            <text:p>24 Set 11, 21h26</text:p>
          </table:table-cell>
          <table:table-cell office:value-type="string">
            <text:p>CAUTELAR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0.004713-0</text:p>
          </table:table-cell>
          <table:table-cell office:value-type="string">
            <text:p>6º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63">
            <text:p>7063</text:p>
          </table:table-cell>
          <table:table-cell office:value-type="string">
            <text:p>MARCIO RAIMUNDO BARRETO</text:p>
          </table:table-cell>
          <table:table-cell office:value-type="string">
            <text:p>19 Nov 99, 00h00</text:p>
          </table:table-cell>
          <table:table-cell office:value-type="string">
            <text:p>19 Nov 9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621912-0</text:p>
          </table:table-cell>
          <table:table-cell office:value-type="string">
            <text:p>6º VARA CÍVEL</text:p>
          </table:table-cell>
          <table:table-cell office:value-type="string">
            <text:p>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64">
            <text:p>7064</text:p>
          </table:table-cell>
          <table:table-cell office:value-type="string">
            <text:p>MÁRCIO RAIMUNDO BARRETO</text:p>
          </table:table-cell>
          <table:table-cell office:value-type="string">
            <text:p>17 Out 00, 00h00</text:p>
          </table:table-cell>
          <table:table-cell office:value-type="string">
            <text:p>17 Out 0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GUA PRE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0.031898-2</text:p>
          </table:table-cell>
          <table:table-cell office:value-type="string">
            <text:p>6º VARA CÍVEL</text:p>
          </table:table-cell>
          <table:table-cell office:value-type="string">
            <text:p>6467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65">
            <text:p>7065</text:p>
          </table:table-cell>
          <table:table-cell office:value-type="string">
            <text:p>IVO JOSINO BANDEIRA DE MOURA</text:p>
          </table:table-cell>
          <table:table-cell office:value-type="string">
            <text:p>28 Mar 08, 00h00</text:p>
          </table:table-cell>
          <table:table-cell office:value-type="string">
            <text:p>28 Ma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5971-58.2008.8.02.0001</text:p>
          </table:table-cell>
          <table:table-cell office:value-type="string">
            <text:p>6º VARA CÍVEL</text:p>
          </table:table-cell>
          <table:table-cell office:value-type="string">
            <text:p>5314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67">
            <text:p>7067</text:p>
          </table:table-cell>
          <table:table-cell office:value-type="string">
            <text:p>NADJA MARIA DE BARROS SILVA</text:p>
          </table:table-cell>
          <table:table-cell office:value-type="string">
            <text:p>24 Jan 05, 00h00</text:p>
          </table:table-cell>
          <table:table-cell office:value-type="string">
            <text:p>24 Jan 05, 00h00</text:p>
          </table:table-cell>
          <table:table-cell office:value-type="string">
            <text:p>2 Out 11, 23h15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6.07.500.547-1</text:p>
          </table:table-cell>
          <table:table-cell office:value-type="string">
            <text:p>2ª VARA CÍVEL</text:p>
          </table:table-cell>
          <table:table-cell office:value-type="string">
            <text:p>25001.4</text:p>
          </table:table-cell>
          <table:table-cell office:value-type="string">
            <text:p>BGM PRESTADORA DE SERVIÇOS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office:value-type="string">
            <text:p>JOSE RICARDO DA SILVA</text:p>
          </table:table-cell>
          <table:table-cell office:value-type="string">
            <text:p>30 Abr 08, 00h00</text:p>
          </table:table-cell>
          <table:table-cell office:value-type="string">
            <text:p>30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8.000892-0</text:p>
          </table:table-cell>
          <table:table-cell office:value-type="string">
            <text:p>2ª VARA CÍVEL</text:p>
          </table:table-cell>
          <table:table-cell office:value-type="string">
            <text:p>4065.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71">
            <text:p>7071</text:p>
          </table:table-cell>
          <table:table-cell office:value-type="string">
            <text:p>MURILO WAGNER MACHADO DE NOVAES</text:p>
          </table:table-cell>
          <table:table-cell office:value-type="string">
            <text:p>5 Ago 99, 00h00</text:p>
          </table:table-cell>
          <table:table-cell office:value-type="string">
            <text:p>5 Ago 9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607698-1</text:p>
          </table:table-cell>
          <table:table-cell office:value-type="string">
            <text:p>17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72">
            <text:p>7072</text:p>
          </table:table-cell>
          <table:table-cell office:value-type="string">
            <text:p>SIMON DE JESUS ZERPA NARANJO</text:p>
          </table:table-cell>
          <table:table-cell office:value-type="string">
            <text:p>9 Jun 00, 00h00</text:p>
          </table:table-cell>
          <table:table-cell office:value-type="string">
            <text:p>9 Jun 00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0.017812-9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74">
            <text:p>7074</text:p>
          </table:table-cell>
          <table:table-cell office:value-type="string">
            <text:p>ROBERTA MARIA SOBRAL JARDIM</text:p>
          </table:table-cell>
          <table:table-cell office:value-type="string">
            <text:p>23 Set 08, 00h00</text:p>
          </table:table-cell>
          <table:table-cell office:value-type="string">
            <text:p>23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7983-66.2008.8.17.0001</text:p>
          </table:table-cell>
          <table:table-cell office:value-type="string">
            <text:p>6º VARA CÍVEL</text:p>
          </table:table-cell>
          <table:table-cell office:value-type="string">
            <text:p>18867.2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75">
            <text:p>7075</text:p>
          </table:table-cell>
          <table:table-cell office:value-type="string">
            <text:p>RONALDO BENTO DE LIMA</text:p>
          </table:table-cell>
          <table:table-cell office:value-type="string">
            <text:p>23 Set 08, 00h00</text:p>
          </table:table-cell>
          <table:table-cell office:value-type="string">
            <text:p>23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OM JSRD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70-62.2008.8.17.0310</text:p>
          </table:table-cell>
          <table:table-cell office:value-type="string">
            <text:p>ÚNICA</text:p>
          </table:table-cell>
          <table:table-cell office:value-type="string">
            <text:p>35881.4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76">
            <text:p>7076</text:p>
          </table:table-cell>
          <table:table-cell office:value-type="string">
            <text:p>MARLENE BEZERRA DA SILVA BRAGA</text:p>
          </table:table-cell>
          <table:table-cell office:value-type="string">
            <text:p>23 Set 08, 00h00</text:p>
          </table:table-cell>
          <table:table-cell office:value-type="string">
            <text:p>23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86-54.2009.8.17.0480</text:p>
          </table:table-cell>
          <table:table-cell office:value-type="string">
            <text:p>2ª VARA CÍVEL</text:p>
          </table:table-cell>
          <table:table-cell office:value-type="string">
            <text:p>24533.5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string">
            <text:p>RONALDO RIBEIRO DE MELO</text:p>
          </table:table-cell>
          <table:table-cell office:value-type="string">
            <text:p>16 Set 08, 00h00</text:p>
          </table:table-cell>
          <table:table-cell office:value-type="string">
            <text:p>16 Se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6626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83">
            <text:p>7083</text:p>
          </table:table-cell>
          <table:table-cell office:value-type="string">
            <text:p>DAMIÃO RODRIGUES LIMEIRA</text:p>
          </table:table-cell>
          <table:table-cell office:value-type="string">
            <text:p>1 Ago 07, 00h00</text:p>
          </table:table-cell>
          <table:table-cell office:value-type="string">
            <text:p>1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3.2007.001738-6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84">
            <text:p>7084</text:p>
          </table:table-cell>
          <table:table-cell office:value-type="string">
            <text:p>RAIMUNDO BRITO ARAUJO</text:p>
          </table:table-cell>
          <table:table-cell office:value-type="string">
            <text:p>19 Set 08, 00h00</text:p>
          </table:table-cell>
          <table:table-cell office:value-type="string">
            <text:p>19 Set 08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CAMPO MAIOR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9564/08</text:p>
          </table:table-cell>
          <table:table-cell office:value-type="string">
            <text:p>JUIZADO DE CAMPO MAIOR-PI</text:p>
          </table:table-cell>
          <table:table-cell office:value-type="string">
            <text:p>16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93">
            <text:p>7093</text:p>
          </table:table-cell>
          <table:table-cell office:value-type="string">
            <text:p>JOSÉ EDEVILSON DA SILVA</text:p>
          </table:table-cell>
          <table:table-cell office:value-type="string">
            <text:p>24 Out 07, 00h00</text:p>
          </table:table-cell>
          <table:table-cell office:value-type="string">
            <text:p>24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EZERR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6.2007.000871-1</text:p>
          </table:table-cell>
          <table:table-cell office:value-type="string">
            <text:p>2ª VARA CÍVEL</text:p>
          </table:table-cell>
          <table:table-cell office:value-type="string">
            <text:p>9032.3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94">
            <text:p>7094</text:p>
          </table:table-cell>
          <table:table-cell office:value-type="string">
            <text:p>NAILDA RAMOS DE OLIVEIRA</text:p>
          </table:table-cell>
          <table:table-cell office:value-type="string">
            <text:p>12 Nov 03, 00h00</text:p>
          </table:table-cell>
          <table:table-cell office:value-type="string">
            <text:p>12 Nov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 CRUZ DO CAPIBAR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8.2003.000257-9</text:p>
          </table:table-cell>
          <table:table-cell office:value-type="string">
            <text:p>1ª VARA CÍVEL</text:p>
          </table:table-cell>
          <table:table-cell office:value-type="string">
            <text:p>5390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95">
            <text:p>7095</text:p>
          </table:table-cell>
          <table:table-cell office:value-type="string">
            <text:p>GERALDO MENEZES GONÇALVES</text:p>
          </table:table-cell>
          <table:table-cell office:value-type="string">
            <text:p>24 Mai 06, 00h00</text:p>
          </table:table-cell>
          <table:table-cell office:value-type="string">
            <text:p>24 Mai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ELO JARD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5.2006.000746-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96">
            <text:p>7096</text:p>
          </table:table-cell>
          <table:table-cell office:value-type="string">
            <text:p>JOÃO DE DEUS AIRES COSTA</text:p>
          </table:table-cell>
          <table:table-cell office:value-type="string">
            <text:p>19 Jan 07, 00h00</text:p>
          </table:table-cell>
          <table:table-cell office:value-type="string">
            <text:p>19 Jan 0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GRAVAT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7.000101-9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04">
            <text:p>7104</text:p>
          </table:table-cell>
          <table:table-cell office:value-type="string">
            <text:p>ALEX ALVES MENDES</text:p>
          </table:table-cell>
          <table:table-cell office:value-type="string">
            <text:p>22 Mar 07, 00h00</text:p>
          </table:table-cell>
          <table:table-cell office:value-type="string">
            <text:p>22 Ma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2434-88.2007.8.02.0001</text:p>
          </table:table-cell>
          <table:table-cell office:value-type="string">
            <text:p>5ª VARA CIVEL</text:p>
          </table:table-cell>
          <table:table-cell office:value-type="string">
            <text:p>21583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11">
            <text:p>7111</text:p>
          </table:table-cell>
          <table:table-cell office:value-type="string">
            <text:p>CARLOS MANOEL DE ARAUJO TOLEDO</text:p>
          </table:table-cell>
          <table:table-cell office:value-type="string">
            <text:p>31 Jan 08, 00h00</text:p>
          </table:table-cell>
          <table:table-cell office:value-type="string">
            <text:p>31 Jan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PELMEIRA DOS INDI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09-71.2008.8.02.0046</text:p>
          </table:table-cell>
          <table:table-cell office:value-type="string">
            <text:p>1ª VARA CÍVEL</text:p>
          </table:table-cell>
          <table:table-cell office:value-type="string">
            <text:p>519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12">
            <text:p>7112</text:p>
          </table:table-cell>
          <table:table-cell office:value-type="string">
            <text:p>SEBASTIAO DUARTE BISPO</text:p>
          </table:table-cell>
          <table:table-cell office:value-type="string">
            <text:p>26 Abr 08, 00h00</text:p>
          </table:table-cell>
          <table:table-cell office:value-type="string">
            <text:p>26 Abr 08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28.096-8</text:p>
          </table:table-cell>
          <table:table-cell office:value-type="string">
            <text:p>22ª VARA CÍVEL</text:p>
          </table:table-cell>
          <table:table-cell office:value-type="string">
            <text:p>32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13">
            <text:p>7113</text:p>
          </table:table-cell>
          <table:table-cell office:value-type="string">
            <text:p>SEBASTIAO DUARTE BISPO NETO</text:p>
          </table:table-cell>
          <table:table-cell office:value-type="string">
            <text:p>26 Jul 07, 00h00</text:p>
          </table:table-cell>
          <table:table-cell office:value-type="string">
            <text:p>26 Jul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362-33.2007.8.17.0001</text:p>
          </table:table-cell>
          <table:table-cell office:value-type="string">
            <text:p>22ª VARA CÍVEL</text:p>
          </table:table-cell>
          <table:table-cell office:value-type="string">
            <text:p>5038.6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JOSE FRANCISCO LEITE</text:p>
          </table:table-cell>
          <table:table-cell office:value-type="string">
            <text:p>2 Mai 08, 00h00</text:p>
          </table:table-cell>
          <table:table-cell office:value-type="string">
            <text:p>2 Mai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8.000897-0</text:p>
          </table:table-cell>
          <table:table-cell office:value-type="string">
            <text:p>1ª VARA CÍVEL</text:p>
          </table:table-cell>
          <table:table-cell office:value-type="string">
            <text:p>5148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16">
            <text:p>7116</text:p>
          </table:table-cell>
          <table:table-cell office:value-type="string">
            <text:p>FRANCISCO MORENO CASADO</text:p>
          </table:table-cell>
          <table:table-cell office:value-type="string">
            <text:p>11 Jul 08, 00h00</text:p>
          </table:table-cell>
          <table:table-cell office:value-type="string">
            <text:p>11 Jul 08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26.999-1</text:p>
          </table:table-cell>
          <table:table-cell office:value-type="string">
            <text:p>3º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26">
            <text:p>7126</text:p>
          </table:table-cell>
          <table:table-cell office:value-type="string">
            <text:p>SIMONE MARIA FERREIRA</text:p>
          </table:table-cell>
          <table:table-cell office:value-type="string">
            <text:p>21 Dez 07, 00h00</text:p>
          </table:table-cell>
          <table:table-cell office:value-type="string">
            <text:p>21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 CRUZ DO CAPIBAR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07-68.2007.8.17.1250</text:p>
          </table:table-cell>
          <table:table-cell office:value-type="string">
            <text:p>3º VARA CIVEL</text:p>
          </table:table-cell>
          <table:table-cell office:value-type="string">
            <text:p>29828.9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30">
            <text:p>7130</text:p>
          </table:table-cell>
          <table:table-cell office:value-type="string">
            <text:p>EDSON QUEIROZ LIMA</text:p>
          </table:table-cell>
          <table:table-cell office:value-type="string">
            <text:p>16 Out 08, 00h00</text:p>
          </table:table-cell>
          <table:table-cell office:value-type="string">
            <text:p>16 Ou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ERRA TALHA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67-66.2008.8.17.1370</text:p>
          </table:table-cell>
          <table:table-cell office:value-type="string">
            <text:p>2ª VARA CÍVEL</text:p>
          </table:table-cell>
          <table:table-cell office:value-type="string">
            <text:p>25620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32">
            <text:p>7132</text:p>
          </table:table-cell>
          <table:table-cell office:value-type="string">
            <text:p>FELIPE DE SALES ALEIXO</text:p>
          </table:table-cell>
          <table:table-cell office:value-type="string">
            <text:p>16 Out 08, 00h00</text:p>
          </table:table-cell>
          <table:table-cell office:value-type="string">
            <text:p>16 Ou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40-86.2009.8.17.0660</text:p>
          </table:table-cell>
          <table:table-cell office:value-type="string">
            <text:p>1ª VARA CÍVEL</text:p>
          </table:table-cell>
          <table:table-cell office:value-type="string">
            <text:p>21004.7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33">
            <text:p>7133</text:p>
          </table:table-cell>
          <table:table-cell office:value-type="string">
            <text:p>ANTONIO SAVIO GUERRA FRANCESCHINI</text:p>
          </table:table-cell>
          <table:table-cell office:value-type="string">
            <text:p>16 Out 08, 00h00</text:p>
          </table:table-cell>
          <table:table-cell office:value-type="string">
            <text:p>16 Ou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22312-2</text:p>
          </table:table-cell>
          <table:table-cell office:value-type="string">
            <text:p>27ª VARA CÍVEL</text:p>
          </table:table-cell>
          <table:table-cell office:value-type="string">
            <text:p>16270.5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34">
            <text:p>7134</text:p>
          </table:table-cell>
          <table:table-cell office:value-type="string">
            <text:p>ROSEANE NOBREGA ALVES PEREIRA</text:p>
          </table:table-cell>
          <table:table-cell office:value-type="string">
            <text:p>11 Set 08, 00h00</text:p>
          </table:table-cell>
          <table:table-cell office:value-type="string">
            <text:p>11 Set 08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8.001.516-5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36">
            <text:p>7136</text:p>
          </table:table-cell>
          <table:table-cell office:value-type="string">
            <text:p>JADIELSON DA SILVA ARAUJO</text:p>
          </table:table-cell>
          <table:table-cell office:value-type="string">
            <text:p>31 Out 06, 00h00</text:p>
          </table:table-cell>
          <table:table-cell office:value-type="string">
            <text:p>31 Out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625-27.2006.8.02.0058</text:p>
          </table:table-cell>
          <table:table-cell office:value-type="string">
            <text:p>3º VARA CIVEL</text:p>
          </table:table-cell>
          <table:table-cell office:value-type="string">
            <text:p>15285.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38">
            <text:p>7138</text:p>
          </table:table-cell>
          <table:table-cell office:value-type="string">
            <text:p>IVAN FREDOVINO RAMOS JÚNIOR</text:p>
          </table:table-cell>
          <table:table-cell office:value-type="string">
            <text:p>2 Jan 08, 00h00</text:p>
          </table:table-cell>
          <table:table-cell office:value-type="string">
            <text:p>2 Jan 08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7.002205-9</text:p>
          </table:table-cell>
          <table:table-cell office:value-type="string">
            <text:p>1ª VARA CÍVEL</text:p>
          </table:table-cell>
          <table:table-cell office:value-type="string">
            <text:p>84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39">
            <text:p>7139</text:p>
          </table:table-cell>
          <table:table-cell office:value-type="string">
            <text:p>BENEDITO FELIX DA SILVA</text:p>
          </table:table-cell>
          <table:table-cell office:value-type="string">
            <text:p>17 Out 08, 00h00</text:p>
          </table:table-cell>
          <table:table-cell office:value-type="string">
            <text:p>17 Ou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8553-73.2008.8.02.0001</text:p>
          </table:table-cell>
          <table:table-cell office:value-type="string">
            <text:p>12ª VARA CIVEL</text:p>
          </table:table-cell>
          <table:table-cell office:value-type="string">
            <text:p>22954.2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46">
            <text:p>7146</text:p>
          </table:table-cell>
          <table:table-cell office:value-type="string">
            <text:p>CÍCERA SANTOS DE LIMA</text:p>
          </table:table-cell>
          <table:table-cell office:value-type="string">
            <text:p>2 Mai 08, 00h00</text:p>
          </table:table-cell>
          <table:table-cell office:value-type="string">
            <text:p>2 Mai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8.003188-8</text:p>
          </table:table-cell>
          <table:table-cell office:value-type="string">
            <text:p>3º VARA CIVEL</text:p>
          </table:table-cell>
          <table:table-cell office:value-type="string">
            <text:p>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47">
            <text:p>7147</text:p>
          </table:table-cell>
          <table:table-cell office:value-type="string">
            <text:p>GINDA CLAUDIA SILVA DOS SANTOS</text:p>
          </table:table-cell>
          <table:table-cell office:value-type="string">
            <text:p>3 Abr 03, 00h00</text:p>
          </table:table-cell>
          <table:table-cell office:value-type="string">
            <text:p>3 Abr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URUB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0.2003.000398-5</text:p>
          </table:table-cell>
          <table:table-cell office:value-type="string">
            <text:p>2ª VARA CÍVEL</text:p>
          </table:table-cell>
          <table:table-cell office:value-type="string">
            <text:p>20213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57">
            <text:p>7157</text:p>
          </table:table-cell>
          <table:table-cell office:value-type="string">
            <text:p>CLAUDEVAN LINS DE FARIAS</text:p>
          </table:table-cell>
          <table:table-cell office:value-type="string">
            <text:p>23 Out 08, 00h00</text:p>
          </table:table-cell>
          <table:table-cell office:value-type="string">
            <text:p>23 Ou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9505-52.2008.8.02.0001  
</text:p>
          </table:table-cell>
          <table:table-cell office:value-type="string">
            <text:p>12ª VARA CIVEL</text:p>
          </table:table-cell>
          <table:table-cell office:value-type="string">
            <text:p>18843.6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58">
            <text:p>7158</text:p>
          </table:table-cell>
          <table:table-cell office:value-type="string">
            <text:p>IVAN FREDOVINO RAMOS JÚNIOR</text:p>
          </table:table-cell>
          <table:table-cell office:value-type="string">
            <text:p>8 Out 08, 00h00</text:p>
          </table:table-cell>
          <table:table-cell office:value-type="string">
            <text:p>8 Ou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7.002205-9/0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64">
            <text:p>7164</text:p>
          </table:table-cell>
          <table:table-cell office:value-type="string">
            <text:p>PEDRO WELLINGTON DE SOUZA CAVALCANTI</text:p>
          </table:table-cell>
          <table:table-cell office:value-type="string">
            <text:p>1 Ago 07, 00h00</text:p>
          </table:table-cell>
          <table:table-cell office:value-type="string">
            <text:p>1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37-68.2007.8.17.022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69">
            <text:p>7169</text:p>
          </table:table-cell>
          <table:table-cell office:value-type="string">
            <text:p>DILMA PIRES GEMIR</text:p>
          </table:table-cell>
          <table:table-cell office:value-type="string">
            <text:p>28 Out 08, 00h00</text:p>
          </table:table-cell>
          <table:table-cell office:value-type="string">
            <text:p>28 Ou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418-53.2009.8.17.0001</text:p>
          </table:table-cell>
          <table:table-cell office:value-type="string">
            <text:p>8ª VARA CÍVEL</text:p>
          </table:table-cell>
          <table:table-cell office:value-type="string">
            <text:p>27573.7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70">
            <text:p>7170</text:p>
          </table:table-cell>
          <table:table-cell office:value-type="string">
            <text:p>DANIEL CARLOS DE AGUIAR R. B. CARNEIRO</text:p>
          </table:table-cell>
          <table:table-cell office:value-type="string">
            <text:p>28 Jan 08, 00h00</text:p>
          </table:table-cell>
          <table:table-cell office:value-type="string">
            <text:p>28 Jan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88-12.2008.8.17.0470</text:p>
          </table:table-cell>
          <table:table-cell office:value-type="string">
            <text:p>1ª VARA CÍVEL</text:p>
          </table:table-cell>
          <table:table-cell office:value-type="string">
            <text:p>29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71">
            <text:p>7171</text:p>
          </table:table-cell>
          <table:table-cell office:value-type="string">
            <text:p>ROMERO DE QUEIROZ</text:p>
          </table:table-cell>
          <table:table-cell office:value-type="string">
            <text:p>28 Out 08, 00h00</text:p>
          </table:table-cell>
          <table:table-cell office:value-type="string">
            <text:p>28 Out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03-18.2009.8.17.0810</text:p>
          </table:table-cell>
          <table:table-cell office:value-type="string">
            <text:p>3º VARA CIVEL</text:p>
          </table:table-cell>
          <table:table-cell office:value-type="string">
            <text:p>26685.0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83">
            <text:p>7183</text:p>
          </table:table-cell>
          <table:table-cell office:value-type="string">
            <text:p>JOSÉ ALEIXO DA SILVA</text:p>
          </table:table-cell>
          <table:table-cell office:value-type="string">
            <text:p>24 Abr 08, 00h00</text:p>
          </table:table-cell>
          <table:table-cell office:value-type="string">
            <text:p>24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8.003189-6</text:p>
          </table:table-cell>
          <table:table-cell office:value-type="string">
            <text:p>3º VARA CIVEL</text:p>
          </table:table-cell>
          <table:table-cell office:value-type="string">
            <text:p>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85">
            <text:p>7185</text:p>
          </table:table-cell>
          <table:table-cell office:value-type="string">
            <text:p>JOSENILSON DOS SANTOS</text:p>
          </table:table-cell>
          <table:table-cell office:value-type="string">
            <text:p>27 Nov 07, 00h00</text:p>
          </table:table-cell>
          <table:table-cell office:value-type="string">
            <text:p>27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TORITA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308-74.2007.8.17.1490</text:p>
          </table:table-cell>
          <table:table-cell office:value-type="string">
            <text:p>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89">
            <text:p>7189</text:p>
          </table:table-cell>
          <table:table-cell office:value-type="string">
            <text:p>PABLO JOSÉ DE OLIVEIRA MORAES</text:p>
          </table:table-cell>
          <table:table-cell office:value-type="string">
            <text:p>17 Dez 03, 00h00</text:p>
          </table:table-cell>
          <table:table-cell office:value-type="string">
            <text:p>17 Dez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TAQUITING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37-52.2006.8.17.0800</text:p>
          </table:table-cell>
          <table:table-cell office:value-type="string">
            <text:p>ÚNICA</text:p>
          </table:table-cell>
          <table:table-cell office:value-type="string">
            <text:p>8936.0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91">
            <text:p>7191</text:p>
          </table:table-cell>
          <table:table-cell office:value-type="string">
            <text:p>REGINA CELIA DA SILVA</text:p>
          </table:table-cell>
          <table:table-cell office:value-type="string">
            <text:p>17 Out 08, 00h00</text:p>
          </table:table-cell>
          <table:table-cell office:value-type="string">
            <text:p>17 Out 08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.482/08</text:p>
          </table:table-cell>
          <table:table-cell office:value-type="string">
            <text:p>ÚNICA</text:p>
          </table:table-cell>
          <table:table-cell office:value-type="string">
            <text:p>144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95">
            <text:p>7195</text:p>
          </table:table-cell>
          <table:table-cell office:value-type="string">
            <text:p>LUCIA MARIA BEZERRA RENOVATO</text:p>
          </table:table-cell>
          <table:table-cell office:value-type="string">
            <text:p>5 Nov 08, 00h00</text:p>
          </table:table-cell>
          <table:table-cell office:value-type="string">
            <text:p>5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010-09.2009.8.02.0001</text:p>
          </table:table-cell>
          <table:table-cell office:value-type="string">
            <text:p>6º VARA CÍVEL</text:p>
          </table:table-cell>
          <table:table-cell office:value-type="string">
            <text:p>32875.5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98">
            <text:p>7198</text:p>
          </table:table-cell>
          <table:table-cell office:value-type="string">
            <text:p>ADRIANA MARIA DE MELO LOPES</text:p>
          </table:table-cell>
          <table:table-cell office:value-type="string">
            <text:p>20 Out 08, 00h00</text:p>
          </table:table-cell>
          <table:table-cell office:value-type="string">
            <text:p>20 Out 08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670/2008</text:p>
          </table:table-cell>
          <table:table-cell office:value-type="string">
            <text:p>ÚNICA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199">
            <text:p>7199</text:p>
          </table:table-cell>
          <table:table-cell office:value-type="string">
            <text:p>SEVERINO DIAS DO NASCIMENTO</text:p>
          </table:table-cell>
          <table:table-cell office:value-type="string">
            <text:p>28 Mai 04, 00h00</text:p>
          </table:table-cell>
          <table:table-cell office:value-type="string">
            <text:p>28 Mai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 CRUZ DO CAPIBAR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8.2004.000483-3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string">
            <text:p>MARIA DOLORES DUARTE E NASCIMENTO</text:p>
          </table:table-cell>
          <table:table-cell office:value-type="string">
            <text:p>12 Jul 04, 00h00</text:p>
          </table:table-cell>
          <table:table-cell office:value-type="string">
            <text:p>12 Jul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4.003423-4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02">
            <text:p>7202</text:p>
          </table:table-cell>
          <table:table-cell office:value-type="string">
            <text:p>ATAMIRIS MARIA DE MENEZES</text:p>
          </table:table-cell>
          <table:table-cell office:value-type="string">
            <text:p>11 Mar 08, 00h00</text:p>
          </table:table-cell>
          <table:table-cell office:value-type="string">
            <text:p>11 Ma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8.001826-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04">
            <text:p>7204</text:p>
          </table:table-cell>
          <table:table-cell office:value-type="string">
            <text:p>DORACI DE OLIVEIRA SOUZA DE ALMEIDA</text:p>
          </table:table-cell>
          <table:table-cell office:value-type="string">
            <text:p>5 Nov 08, 00h00</text:p>
          </table:table-cell>
          <table:table-cell office:value-type="string">
            <text:p>5 Nov 08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41858-0</text:p>
          </table:table-cell>
          <table:table-cell office:value-type="string">
            <text:p>9ª VARA CIVEL</text:p>
          </table:table-cell>
          <table:table-cell office:value-type="string">
            <text:p>27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07">
            <text:p>7207</text:p>
          </table:table-cell>
          <table:table-cell office:value-type="string">
            <text:p>SIDINEY ALVES DA SILVA</text:p>
          </table:table-cell>
          <table:table-cell office:value-type="string">
            <text:p>28 Abr 08, 00h00</text:p>
          </table:table-cell>
          <table:table-cell office:value-type="string">
            <text:p>28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8.003098-9</text:p>
          </table:table-cell>
          <table:table-cell office:value-type="string">
            <text:p>4º VARA CIVEL</text:p>
          </table:table-cell>
          <table:table-cell office:value-type="string">
            <text:p>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string">
            <text:p>GEAN CARLOS FREIRE TERTO</text:p>
          </table:table-cell>
          <table:table-cell office:value-type="string">
            <text:p>10 Jun 08, 00h00</text:p>
          </table:table-cell>
          <table:table-cell office:value-type="string">
            <text:p>10 Jun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8.004672-9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12">
            <text:p>7212</text:p>
          </table:table-cell>
          <table:table-cell office:value-type="string">
            <text:p>CICERO JOSE DOS SANTOS</text:p>
          </table:table-cell>
          <table:table-cell office:value-type="string">
            <text:p>12 Nov 08, 00h00</text:p>
          </table:table-cell>
          <table:table-cell office:value-type="string">
            <text:p>12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BROB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81-13.2009.8.17.0380</text:p>
          </table:table-cell>
          <table:table-cell office:value-type="string">
            <text:p>ÚNICA</text:p>
          </table:table-cell>
          <table:table-cell office:value-type="string">
            <text:p>4416.9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13">
            <text:p>7213</text:p>
          </table:table-cell>
          <table:table-cell office:value-type="string">
            <text:p>AILTON LEITE RAMALHO</text:p>
          </table:table-cell>
          <table:table-cell office:value-type="string">
            <text:p>12 Nov 08, 00h00</text:p>
          </table:table-cell>
          <table:table-cell office:value-type="string">
            <text:p>12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LIAN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04-66.2009.8.17.0170</text:p>
          </table:table-cell>
          <table:table-cell office:value-type="string">
            <text:p>3º VARA CIVEL</text:p>
          </table:table-cell>
          <table:table-cell office:value-type="string">
            <text:p>172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18">
            <text:p>7218</text:p>
          </table:table-cell>
          <table:table-cell office:value-type="string">
            <text:p>JOSE IVAN LUCENA RODRIGUES</text:p>
          </table:table-cell>
          <table:table-cell office:value-type="string">
            <text:p>16 Abr 08, 00h00</text:p>
          </table:table-cell>
          <table:table-cell office:value-type="string">
            <text:p>16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6.2008.000920-6</text:p>
          </table:table-cell>
          <table:table-cell office:value-type="string">
            <text:p>1ª VARA CÍVEL</text:p>
          </table:table-cell>
          <table:table-cell office:value-type="string">
            <text:p>5818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19">
            <text:p>7219</text:p>
          </table:table-cell>
          <table:table-cell office:value-type="string">
            <text:p>MARLLEN LOCAÇÕES E RECEPTIVOS DE VEICULOS LTDA-ME</text:p>
          </table:table-cell>
          <table:table-cell office:value-type="string">
            <text:p>21 Jun 06, 00h00</text:p>
          </table:table-cell>
          <table:table-cell office:value-type="string">
            <text:p>21 Jun 06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BEZERR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6.000983-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25">
            <text:p>7225</text:p>
          </table:table-cell>
          <table:table-cell office:value-type="string">
            <text:p>MARIA BETÂNIA PEREIRA DA SILVA</text:p>
          </table:table-cell>
          <table:table-cell office:value-type="string">
            <text:p>3 Fev 04, 00h00</text:p>
          </table:table-cell>
          <table:table-cell office:value-type="string">
            <text:p>3 Fev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4.000603-2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29">
            <text:p>7229</text:p>
          </table:table-cell>
          <table:table-cell office:value-type="string">
            <text:p>GILVAN FERREIRA DA SILVA</text:p>
          </table:table-cell>
          <table:table-cell office:value-type="string">
            <text:p>19 Nov 08, 00h00</text:p>
          </table:table-cell>
          <table:table-cell office:value-type="string">
            <text:p>19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9503-82.2008.8.02.0001</text:p>
          </table:table-cell>
          <table:table-cell office:value-type="string">
            <text:p>5ª VARA CIVEL</text:p>
          </table:table-cell>
          <table:table-cell office:value-type="string">
            <text:p>30304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31">
            <text:p>7231</text:p>
          </table:table-cell>
          <table:table-cell office:value-type="string">
            <text:p>IVONETE DIAS ARAÚJO</text:p>
          </table:table-cell>
          <table:table-cell office:value-type="string">
            <text:p>19 Nov 08, 00h00</text:p>
          </table:table-cell>
          <table:table-cell office:value-type="string">
            <text:p>19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1340-54.2008.8.17.0001</text:p>
          </table:table-cell>
          <table:table-cell office:value-type="string">
            <text:p>20ª VARA CIVEL</text:p>
          </table:table-cell>
          <table:table-cell office:value-type="string">
            <text:p>23344.7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33">
            <text:p>7233</text:p>
          </table:table-cell>
          <table:table-cell office:value-type="string">
            <text:p>JOAO JOSE LARANJEIRAS</text:p>
          </table:table-cell>
          <table:table-cell office:value-type="string">
            <text:p>19 Nov 08, 00h00</text:p>
          </table:table-cell>
          <table:table-cell office:value-type="string">
            <text:p>19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3839.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36">
            <text:p>7236</text:p>
          </table:table-cell>
          <table:table-cell office:value-type="string">
            <text:p>BENIVALDO VIEIRA DE ARAUJO FILHO</text:p>
          </table:table-cell>
          <table:table-cell office:value-type="string">
            <text:p>19 Nov 08, 00h00</text:p>
          </table:table-cell>
          <table:table-cell office:value-type="string">
            <text:p>19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 CRUZ DO CAPIBAR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0077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41">
            <text:p>7241</text:p>
          </table:table-cell>
          <table:table-cell office:value-type="string">
            <text:p>ANDRE DE MENDONÇA BRAGA</text:p>
          </table:table-cell>
          <table:table-cell office:value-type="string">
            <text:p>8 Nov 07, 00h00</text:p>
          </table:table-cell>
          <table:table-cell office:value-type="string">
            <text:p>8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9742-02.2007.8.02.0001</text:p>
          </table:table-cell>
          <table:table-cell office:value-type="string">
            <text:p>1ª VARA CÍVEL</text:p>
          </table:table-cell>
          <table:table-cell office:value-type="string">
            <text:p>4602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44">
            <text:p>7244</text:p>
          </table:table-cell>
          <table:table-cell office:value-type="string">
            <text:p>ROBSON INACIO DOS SANTOS</text:p>
          </table:table-cell>
          <table:table-cell office:value-type="string">
            <text:p>21 Nov 08, 00h00</text:p>
          </table:table-cell>
          <table:table-cell office:value-type="string">
            <text:p>21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LUIS DO QUITU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0186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47">
            <text:p>7247</text:p>
          </table:table-cell>
          <table:table-cell office:value-type="string">
            <text:p>EDSON ALVES DOS SANTOS</text:p>
          </table:table-cell>
          <table:table-cell office:value-type="string">
            <text:p>29 Jul 04, 00h00</text:p>
          </table:table-cell>
          <table:table-cell office:value-type="string">
            <text:p>29 Jul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201574-45.2004.8.02.0053</text:p>
          </table:table-cell>
          <table:table-cell office:value-type="string">
            <text:p>2ª VARA CÍVEL</text:p>
          </table:table-cell>
          <table:table-cell office:value-type="string">
            <text:p>6812.7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49">
            <text:p>7249</text:p>
          </table:table-cell>
          <table:table-cell office:value-type="string">
            <text:p>MARIA DAS NEVES DE OLIVEIRA SILVA</text:p>
          </table:table-cell>
          <table:table-cell office:value-type="string">
            <text:p>9 Mar 05, 00h00</text:p>
          </table:table-cell>
          <table:table-cell office:value-type="string">
            <text:p>9 Mar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52-82.2005.8.02.0053</text:p>
          </table:table-cell>
          <table:table-cell office:value-type="string">
            <text:p>1ª VARA CÍVEL</text:p>
          </table:table-cell>
          <table:table-cell office:value-type="string">
            <text:p>7173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58">
            <text:p>7258</text:p>
          </table:table-cell>
          <table:table-cell office:value-type="string">
            <text:p>ELIANE GONÇALVES PERES</text:p>
          </table:table-cell>
          <table:table-cell office:value-type="string">
            <text:p>8 Jan 08, 00h00</text:p>
          </table:table-cell>
          <table:table-cell office:value-type="string">
            <text:p>8 Jan 08, 00h00</text:p>
          </table:table-cell>
          <table:table-cell office:value-type="string">
            <text:p>24 Set 11, 21h26</text:p>
          </table:table-cell>
          <table:table-cell office:value-type="string">
            <text:p>OBRIGAÇÃO DE FAZER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63/2008</text:p>
          </table:table-cell>
          <table:table-cell office:value-type="string">
            <text:p>1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string">
            <text:p>NOE GOES DA SILVA</text:p>
          </table:table-cell>
          <table:table-cell office:value-type="string">
            <text:p>22 Nov 04, 00h00</text:p>
          </table:table-cell>
          <table:table-cell office:value-type="string">
            <text:p>22 Nov 04, 00h00</text:p>
          </table:table-cell>
          <table:table-cell office:value-type="string">
            <text:p>2 Out 11, 23h15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98-79.2004.8.17.0220</text:p>
          </table:table-cell>
          <table:table-cell office:value-type="string">
            <text:p>1ª VARA CÍVEL</text:p>
          </table:table-cell>
          <table:table-cell office:value-type="string">
            <text:p>10295.65</text:p>
          </table:table-cell>
          <table:table-cell office:value-type="string">
            <text:p>BGM PRESTADORA DE SERVIÇOS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string">
            <text:p>LUIS PEREIRA GOMES</text:p>
          </table:table-cell>
          <table:table-cell office:value-type="string">
            <text:p>21 Nov 08, 00h00</text:p>
          </table:table-cell>
          <table:table-cell office:value-type="string">
            <text:p>21 Nov 08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382/2008</text:p>
          </table:table-cell>
          <table:table-cell office:value-type="string">
            <text:p>JECC ANEXO NOVAFAPI - PI</text:p>
          </table:table-cell>
          <table:table-cell office:value-type="string">
            <text:p>16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63">
            <text:p>7263</text:p>
          </table:table-cell>
          <table:table-cell office:value-type="string">
            <text:p>CELESTINO DE BARROS SOBRINHO</text:p>
          </table:table-cell>
          <table:table-cell office:value-type="string">
            <text:p>26 Nov 08, 00h00</text:p>
          </table:table-cell>
          <table:table-cell office:value-type="string">
            <text:p>26 No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51086-9</text:p>
          </table:table-cell>
          <table:table-cell office:value-type="string">
            <text:p>16ª VARA CÍVEL</text:p>
          </table:table-cell>
          <table:table-cell office:value-type="string">
            <text:p>9393.0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string">
            <text:p>ISAAC NASCIMENTO DE MELO</text:p>
          </table:table-cell>
          <table:table-cell office:value-type="string">
            <text:p>1 Dez 08, 00h00</text:p>
          </table:table-cell>
          <table:table-cell office:value-type="string">
            <text:p>1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008-39.2009.8.02.0001</text:p>
          </table:table-cell>
          <table:table-cell office:value-type="string">
            <text:p>3º VARA CIVEL</text:p>
          </table:table-cell>
          <table:table-cell office:value-type="string">
            <text:p>32337.0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string">
            <text:p>RICARDO JOSE F DE SANTANA</text:p>
          </table:table-cell>
          <table:table-cell office:value-type="string">
            <text:p>3 Dez 08, 00h00</text:p>
          </table:table-cell>
          <table:table-cell office:value-type="string">
            <text:p>3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04-03.2009.8.17.0810</text:p>
          </table:table-cell>
          <table:table-cell office:value-type="string">
            <text:p>2ª VARA CÍVEL</text:p>
          </table:table-cell>
          <table:table-cell office:value-type="string">
            <text:p>17.329,7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84">
            <text:p>7284</text:p>
          </table:table-cell>
          <table:table-cell office:value-type="string">
            <text:p>LOURIVAL FELIX DE OLIVEIRA</text:p>
          </table:table-cell>
          <table:table-cell office:value-type="string">
            <text:p>7 Mai 08, 00h00</text:p>
          </table:table-cell>
          <table:table-cell office:value-type="string">
            <text:p>7 Mai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8.080.460-9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85">
            <text:p>7285</text:p>
          </table:table-cell>
          <table:table-cell office:value-type="string">
            <text:p>JAILTON DE OLIVEIRA SANTOS</text:p>
          </table:table-cell>
          <table:table-cell office:value-type="string">
            <text:p>4 Out 07, 00h00</text:p>
          </table:table-cell>
          <table:table-cell office:value-type="string">
            <text:p>4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6831-17.2007.8.02.0001  
</text:p>
          </table:table-cell>
          <table:table-cell office:value-type="string">
            <text:p>10ª VARA CÍVEL</text:p>
          </table:table-cell>
          <table:table-cell office:value-type="string">
            <text:p>25966.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92">
            <text:p>7292</text:p>
          </table:table-cell>
          <table:table-cell office:value-type="string">
            <text:p>JOSE FELISMINO GOMES FILHO</text:p>
          </table:table-cell>
          <table:table-cell office:value-type="string">
            <text:p>4 Dez 08, 00h00</text:p>
          </table:table-cell>
          <table:table-cell office:value-type="string">
            <text:p>4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URUB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74-87.2009.8.17.1410</text:p>
          </table:table-cell>
          <table:table-cell office:value-type="string">
            <text:p>1ª VARA CÍVEL</text:p>
          </table:table-cell>
          <table:table-cell office:value-type="string">
            <text:p>21350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string">
            <text:p>SHEILA ADRIANA MARQUES</text:p>
          </table:table-cell>
          <table:table-cell office:value-type="string">
            <text:p>4 Dez 08, 00h00</text:p>
          </table:table-cell>
          <table:table-cell office:value-type="string">
            <text:p>4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3274-03.2008.8.17.0810</text:p>
          </table:table-cell>
          <table:table-cell office:value-type="string">
            <text:p>1ª VARA CÍVEL</text:p>
          </table:table-cell>
          <table:table-cell office:value-type="string">
            <text:p>32.811,8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299">
            <text:p>7299</text:p>
          </table:table-cell>
          <table:table-cell office:value-type="string">
            <text:p>MARISA MORAES DE MOURA</text:p>
          </table:table-cell>
          <table:table-cell office:value-type="string">
            <text:p>7 Ago 08, 00h00</text:p>
          </table:table-cell>
          <table:table-cell office:value-type="string">
            <text:p>7 Ago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PENE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62-98.2007.8.02.0049</text:p>
          </table:table-cell>
          <table:table-cell office:value-type="string">
            <text:p>1ª VARA CÍVEL</text:p>
          </table:table-cell>
          <table:table-cell office:value-type="string">
            <text:p>15190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00">
            <text:p>7300</text:p>
          </table:table-cell>
          <table:table-cell office:value-type="string">
            <text:p>ELIZANGELA DE CASSIA OLIVEIRA SILVA</text:p>
          </table:table-cell>
          <table:table-cell office:value-type="string">
            <text:p>29 Ago 07, 00h00</text:p>
          </table:table-cell>
          <table:table-cell office:value-type="string">
            <text:p>29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32-13.2007.8.02.0053</text:p>
          </table:table-cell>
          <table:table-cell office:value-type="string">
            <text:p>2ª VARA CÍVEL</text:p>
          </table:table-cell>
          <table:table-cell office:value-type="string">
            <text:p>30655.6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01">
            <text:p>7301</text:p>
          </table:table-cell>
          <table:table-cell office:value-type="string">
            <text:p>MARIA ROSALI DE MORAES</text:p>
          </table:table-cell>
          <table:table-cell office:value-type="string">
            <text:p>8 Mai 07, 00h00</text:p>
          </table:table-cell>
          <table:table-cell office:value-type="string">
            <text:p>8 Mai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63-12.2007.8.02.0053</text:p>
          </table:table-cell>
          <table:table-cell office:value-type="string">
            <text:p>2ª VARA CÍVEL</text:p>
          </table:table-cell>
          <table:table-cell office:value-type="string">
            <text:p>19760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08">
            <text:p>7308</text:p>
          </table:table-cell>
          <table:table-cell office:value-type="string">
            <text:p>FRANCISCO DONATO LINHARES DE ARAÚJO</text:p>
          </table:table-cell>
          <table:table-cell office:value-type="string">
            <text:p>14 Out 96, 00h00</text:p>
          </table:table-cell>
          <table:table-cell office:value-type="string">
            <text:p>14 Out 96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FLORIAN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6.107701-9</text:p>
          </table:table-cell>
          <table:table-cell office:value-type="string">
            <text:p>12ª VARA CIVEL</text:p>
          </table:table-cell>
          <table:table-cell office:value-type="string">
            <text:p>27160.3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string">
            <text:p>GERALDO ANTONIO DE BARROS LINS JUNIOR</text:p>
          </table:table-cell>
          <table:table-cell office:value-type="string">
            <text:p>9 Abr 01, 00h00</text:p>
          </table:table-cell>
          <table:table-cell office:value-type="string">
            <text:p>9 Abr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09207-3</text:p>
          </table:table-cell>
          <table:table-cell office:value-type="string">
            <text:p>12ª VARA CIVEL</text:p>
          </table:table-cell>
          <table:table-cell office:value-type="string">
            <text:p>9801.4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11">
            <text:p>7311</text:p>
          </table:table-cell>
          <table:table-cell office:value-type="string">
            <text:p>CICERO DE BARROS FARIAS</text:p>
          </table:table-cell>
          <table:table-cell office:value-type="string">
            <text:p>22 Abr 04, 00h00</text:p>
          </table:table-cell>
          <table:table-cell office:value-type="string">
            <text:p>22 Ab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1457-79.2007.8.02.0051</text:p>
          </table:table-cell>
          <table:table-cell office:value-type="string">
            <text:p>2ª VARA CÍVEL</text:p>
          </table:table-cell>
          <table:table-cell office:value-type="string">
            <text:p>8545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12">
            <text:p>7312</text:p>
          </table:table-cell>
          <table:table-cell office:value-type="string">
            <text:p>COMERCIAL NOVO HORIZONTE LTDA</text:p>
          </table:table-cell>
          <table:table-cell office:value-type="string">
            <text:p>26 Abr 02, 00h00</text:p>
          </table:table-cell>
          <table:table-cell office:value-type="string">
            <text:p>26 Abr 02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661221-56.2002.8.02.0058 

</text:p>
          </table:table-cell>
          <table:table-cell office:value-type="string">
            <text:p>6º VARA CÍVEL</text:p>
          </table:table-cell>
          <table:table-cell office:value-type="string">
            <text:p>3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string">
            <text:p>ANTONIO FERREIRA DE LIMA</text:p>
          </table:table-cell>
          <table:table-cell office:value-type="string">
            <text:p>29 Jul 05, 00h00</text:p>
          </table:table-cell>
          <table:table-cell office:value-type="string">
            <text:p>29 Jul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TEOTONIO VILEL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0193-66.2007.8.02.0038  
</text:p>
          </table:table-cell>
          <table:table-cell office:value-type="string">
            <text:p>ÚNICA</text:p>
          </table:table-cell>
          <table:table-cell office:value-type="string">
            <text:p>5297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15">
            <text:p>7315</text:p>
          </table:table-cell>
          <table:table-cell office:value-type="string">
            <text:p>AUREA KARLA DE BARROS CANUTO PINHEIRO</text:p>
          </table:table-cell>
          <table:table-cell office:value-type="string">
            <text:p>25 Mai 07, 00h00</text:p>
          </table:table-cell>
          <table:table-cell office:value-type="string">
            <text:p>25 Mai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03-73.2007.8.02.0058</text:p>
          </table:table-cell>
          <table:table-cell office:value-type="string">
            <text:p>3º VARA CIVEL</text:p>
          </table:table-cell>
          <table:table-cell office:value-type="string">
            <text:p>15983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16">
            <text:p>7316</text:p>
          </table:table-cell>
          <table:table-cell office:value-type="string">
            <text:p>JOÃO GUTEMBERG DO NASCIMENTO PEREIRA</text:p>
          </table:table-cell>
          <table:table-cell office:value-type="string">
            <text:p>18 Nov 03, 00h00</text:p>
          </table:table-cell>
          <table:table-cell office:value-type="string">
            <text:p>18 Nov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50-50.2003.8.17.0220</text:p>
          </table:table-cell>
          <table:table-cell office:value-type="string">
            <text:p>1ª VARA CÍVEL</text:p>
          </table:table-cell>
          <table:table-cell office:value-type="string">
            <text:p>9016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17">
            <text:p>7317</text:p>
          </table:table-cell>
          <table:table-cell office:value-type="string">
            <text:p>RONALDO VASCONCELOS CLEMENTE</text:p>
          </table:table-cell>
          <table:table-cell office:value-type="string">
            <text:p>21 Set 04, 00h00</text:p>
          </table:table-cell>
          <table:table-cell office:value-type="string">
            <text:p>21 Set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EZERR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6.2004.000145-0</text:p>
          </table:table-cell>
          <table:table-cell office:value-type="string">
            <text:p>1ª VARA CÍVEL</text:p>
          </table:table-cell>
          <table:table-cell office:value-type="string">
            <text:p>11271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18">
            <text:p>7318</text:p>
          </table:table-cell>
          <table:table-cell office:value-type="string">
            <text:p>MARCELO LOURENÇO DOS SANTOS</text:p>
          </table:table-cell>
          <table:table-cell office:value-type="string">
            <text:p>16 Dez 96, 00h00</text:p>
          </table:table-cell>
          <table:table-cell office:value-type="string">
            <text:p>16 Dez 96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GRAVAT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6.130913-0</text:p>
          </table:table-cell>
          <table:table-cell office:value-type="string">
            <text:p>8ª VARA CÍVEL</text:p>
          </table:table-cell>
          <table:table-cell office:value-type="string">
            <text:p>33829.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JEOVA JOAQUIM DE SANTANA</text:p>
          </table:table-cell>
          <table:table-cell office:value-type="string">
            <text:p>27 Set 07, 00h00</text:p>
          </table:table-cell>
          <table:table-cell office:value-type="string">
            <text:p>27 Se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SEBASTI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0022-15.2007.8.02.0037</text:p>
          </table:table-cell>
          <table:table-cell office:value-type="string">
            <text:p>ÚNICA</text:p>
          </table:table-cell>
          <table:table-cell office:value-type="string">
            <text:p>24509.5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23">
            <text:p>7323</text:p>
          </table:table-cell>
          <table:table-cell office:value-type="string">
            <text:p>JOSE ROBERTO PAULINO DA SILVA</text:p>
          </table:table-cell>
          <table:table-cell office:value-type="string">
            <text:p>30 Jan 04, 00h00</text:p>
          </table:table-cell>
          <table:table-cell office:value-type="string">
            <text:p>30 Jan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T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661687-79.2004.8.02.0058</text:p>
          </table:table-cell>
          <table:table-cell office:value-type="string">
            <text:p>6º VARA CÍVEL</text:p>
          </table:table-cell>
          <table:table-cell office:value-type="string">
            <text:p>3469.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24">
            <text:p>7324</text:p>
          </table:table-cell>
          <table:table-cell office:value-type="string">
            <text:p>JOSE EDNOR DE MELO E SILVA</text:p>
          </table:table-cell>
          <table:table-cell office:value-type="string">
            <text:p>13 Jan 05, 00h00</text:p>
          </table:table-cell>
          <table:table-cell office:value-type="string">
            <text:p>13 Jan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661961-09.2005.8.02.0058</text:p>
          </table:table-cell>
          <table:table-cell office:value-type="string">
            <text:p>6º VARA CÍVEL</text:p>
          </table:table-cell>
          <table:table-cell office:value-type="string">
            <text:p>4914.7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29">
            <text:p>7329</text:p>
          </table:table-cell>
          <table:table-cell office:value-type="string">
            <text:p>ARIETE TORRES VERAS DE SOUZA</text:p>
          </table:table-cell>
          <table:table-cell office:value-type="string">
            <text:p>7 Jun 02, 00h00</text:p>
          </table:table-cell>
          <table:table-cell office:value-type="string">
            <text:p>7 Jun 02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2.0167882</text:p>
          </table:table-cell>
          <table:table-cell office:value-type="string">
            <text:p>6º VARA CÍVEL</text:p>
          </table:table-cell>
          <table:table-cell office:value-type="string">
            <text:p>15636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30">
            <text:p>7330</text:p>
          </table:table-cell>
          <table:table-cell office:value-type="string">
            <text:p>HELENA BARNABE DANTAS DA SILVA</text:p>
          </table:table-cell>
          <table:table-cell office:value-type="string">
            <text:p>10 Dez 08, 00h00</text:p>
          </table:table-cell>
          <table:table-cell office:value-type="string">
            <text:p>10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305-81.2009.8.02.0001</text:p>
          </table:table-cell>
          <table:table-cell office:value-type="string">
            <text:p>4ª VARA CÍVEL</text:p>
          </table:table-cell>
          <table:table-cell office:value-type="string">
            <text:p>15889.8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31">
            <text:p>7331</text:p>
          </table:table-cell>
          <table:table-cell office:value-type="string">
            <text:p>ARMANDO FEITOSA DE LIMA</text:p>
          </table:table-cell>
          <table:table-cell office:value-type="string">
            <text:p>23 Nov 98, 00h00</text:p>
          </table:table-cell>
          <table:table-cell office:value-type="string">
            <text:p>23 Nov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46009-4</text:p>
          </table:table-cell>
          <table:table-cell office:value-type="string">
            <text:p>11ª VARA CÍVEL</text:p>
          </table:table-cell>
          <table:table-cell office:value-type="string">
            <text:p>1983.2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33">
            <text:p>7333</text:p>
          </table:table-cell>
          <table:table-cell office:value-type="string">
            <text:p>MARIA DE LOURDES BARBOSA NUNES</text:p>
          </table:table-cell>
          <table:table-cell office:value-type="string">
            <text:p>13 Ago 04, 00h00</text:p>
          </table:table-cell>
          <table:table-cell office:value-type="string">
            <text:p>13 Ago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EIDA DOS INDI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5010-52.2007.8.02.0046</text:p>
          </table:table-cell>
          <table:table-cell office:value-type="string">
            <text:p>3º VARA CIVEL</text:p>
          </table:table-cell>
          <table:table-cell office:value-type="string">
            <text:p>6764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34">
            <text:p>7334</text:p>
          </table:table-cell>
          <table:table-cell office:value-type="string">
            <text:p>CONSTRUCAL CONSTRUÇÕES E SERVIÇOS LTDA</text:p>
          </table:table-cell>
          <table:table-cell office:value-type="string">
            <text:p>31 Jul 97, 00h00</text:p>
          </table:table-cell>
          <table:table-cell office:value-type="string">
            <text:p>31 Jul 97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NAT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7608-7</text:p>
          </table:table-cell>
          <table:table-cell office:value-type="string">
            <text:p>6º VARA CÍVEL</text:p>
          </table:table-cell>
          <table:table-cell office:value-type="string">
            <text:p>5368.9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38">
            <text:p>7338</text:p>
          </table:table-cell>
          <table:table-cell office:value-type="string">
            <text:p>CARLOS FRANCISCO RODRIGUES DE FIGUEIREDO</text:p>
          </table:table-cell>
          <table:table-cell office:value-type="string">
            <text:p>2 Jun 98, 00h00</text:p>
          </table:table-cell>
          <table:table-cell office:value-type="string">
            <text:p>2 Jun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RI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18741-0</text:p>
          </table:table-cell>
          <table:table-cell office:value-type="string">
            <text:p>1ª VARA CÍVEL</text:p>
          </table:table-cell>
          <table:table-cell office:value-type="string">
            <text:p>27824.9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39">
            <text:p>7339</text:p>
          </table:table-cell>
          <table:table-cell office:value-type="string">
            <text:p>MUSTAFA BOGLEDY SANTOS</text:p>
          </table:table-cell>
          <table:table-cell office:value-type="string">
            <text:p>11 Dez 08, 00h00</text:p>
          </table:table-cell>
          <table:table-cell office:value-type="string">
            <text:p>11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009-24.2009.8.02.0001</text:p>
          </table:table-cell>
          <table:table-cell office:value-type="string">
            <text:p>12ª VARA CIVEL</text:p>
          </table:table-cell>
          <table:table-cell office:value-type="string">
            <text:p>14422.8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47">
            <text:p>7347</text:p>
          </table:table-cell>
          <table:table-cell office:value-type="string">
            <text:p>SEVERINO GOMES DE ARAUJO</text:p>
          </table:table-cell>
          <table:table-cell office:value-type="string">
            <text:p>11 Set 98, 00h00</text:p>
          </table:table-cell>
          <table:table-cell office:value-type="string">
            <text:p>11 Set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33174-0</text:p>
          </table:table-cell>
          <table:table-cell office:value-type="string">
            <text:p>13ª VARA CÍVEL</text:p>
          </table:table-cell>
          <table:table-cell office:value-type="string">
            <text:p>3947.3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54">
            <text:p>7354</text:p>
          </table:table-cell>
          <table:table-cell office:value-type="string">
            <text:p>FLAVIA MARIA DE ARRUDA NEGROMONTE MONTEIRO</text:p>
          </table:table-cell>
          <table:table-cell office:value-type="string">
            <text:p>14 Jul 05, 00h00</text:p>
          </table:table-cell>
          <table:table-cell office:value-type="string">
            <text:p>14 Jul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TA. CRUZ DO CAPIBAR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06-71.2005.8.17.1250</text:p>
          </table:table-cell>
          <table:table-cell office:value-type="string">
            <text:p>2ª VARA CÍVEL</text:p>
          </table:table-cell>
          <table:table-cell office:value-type="string">
            <text:p>25033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56">
            <text:p>7356</text:p>
          </table:table-cell>
          <table:table-cell office:value-type="string">
            <text:p>LUIZ VIEIRA CORDEIRO</text:p>
          </table:table-cell>
          <table:table-cell office:value-type="string">
            <text:p>17 Mar 07, 00h00</text:p>
          </table:table-cell>
          <table:table-cell office:value-type="string">
            <text:p>17 Ma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UPI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37-71.2006.8.17.0550</text:p>
          </table:table-cell>
          <table:table-cell office:value-type="string">
            <text:p>ÚNICA</text:p>
          </table:table-cell>
          <table:table-cell office:value-type="string">
            <text:p>17973.3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66">
            <text:p>7366</text:p>
          </table:table-cell>
          <table:table-cell office:value-type="string">
            <text:p>SEBASTIAO SERGIO FURTADO LEITE</text:p>
          </table:table-cell>
          <table:table-cell office:value-type="string">
            <text:p>17 Dez 08, 00h00</text:p>
          </table:table-cell>
          <table:table-cell office:value-type="string">
            <text:p>17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BROB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87-20.2009.8.17.0380</text:p>
          </table:table-cell>
          <table:table-cell office:value-type="string">
            <text:p>ÚNICA</text:p>
          </table:table-cell>
          <table:table-cell office:value-type="string">
            <text:p>30428.7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68">
            <text:p>7368</text:p>
          </table:table-cell>
          <table:table-cell office:value-type="string">
            <text:p>MARIA TEREZA FERREIRA PINHEIRO</text:p>
          </table:table-cell>
          <table:table-cell office:value-type="string">
            <text:p>8 Out 96, 00h00</text:p>
          </table:table-cell>
          <table:table-cell office:value-type="string">
            <text:p>8 Out 96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SÃO LUIZ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6.098588-4</text:p>
          </table:table-cell>
          <table:table-cell office:value-type="string">
            <text:p>14ª VARA CÍVEL</text:p>
          </table:table-cell>
          <table:table-cell office:value-type="string">
            <text:p>1507.9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74">
            <text:p>7374</text:p>
          </table:table-cell>
          <table:table-cell office:value-type="string">
            <text:p>ANTONIO DE SOUZA BARBOSA</text:p>
          </table:table-cell>
          <table:table-cell office:value-type="string">
            <text:p>19 Dez 08, 00h00</text:p>
          </table:table-cell>
          <table:table-cell office:value-type="string">
            <text:p>19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4286.8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75">
            <text:p>7375</text:p>
          </table:table-cell>
          <table:table-cell office:value-type="string">
            <text:p>PATRICIA MARIA DE MEDEIROS ANTUNES VIOLIN</text:p>
          </table:table-cell>
          <table:table-cell office:value-type="string">
            <text:p>17 Fev 97, 00h00</text:p>
          </table:table-cell>
          <table:table-cell office:value-type="string">
            <text:p>17 Fev 97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BELE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13137-3</text:p>
          </table:table-cell>
          <table:table-cell office:value-type="string">
            <text:p>11ª VARA CÍVEL</text:p>
          </table:table-cell>
          <table:table-cell office:value-type="string">
            <text:p>12810.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78">
            <text:p>7378</text:p>
          </table:table-cell>
          <table:table-cell office:value-type="string">
            <text:p>ADEILTON GALDINO DIAS</text:p>
          </table:table-cell>
          <table:table-cell office:value-type="string">
            <text:p>26 Abr 07, 00h00</text:p>
          </table:table-cell>
          <table:table-cell office:value-type="string">
            <text:p>26 Abr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4471-88.2007.8.02.0001</text:p>
          </table:table-cell>
          <table:table-cell office:value-type="string">
            <text:p>3º VARA CIVEL</text:p>
          </table:table-cell>
          <table:table-cell office:value-type="string">
            <text:p>41426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79">
            <text:p>7379</text:p>
          </table:table-cell>
          <table:table-cell office:value-type="string">
            <text:p>SANDRA LUCIA PEREIRA DE SOUZA</text:p>
          </table:table-cell>
          <table:table-cell office:value-type="string">
            <text:p>14 Jun 05, 00h00</text:p>
          </table:table-cell>
          <table:table-cell office:value-type="string">
            <text:p>14 Jun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5.010372-6</text:p>
          </table:table-cell>
          <table:table-cell office:value-type="string">
            <text:p>13ª VARA CÍVEL</text:p>
          </table:table-cell>
          <table:table-cell office:value-type="string">
            <text:p>13345.3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81">
            <text:p>7381</text:p>
          </table:table-cell>
          <table:table-cell office:value-type="string">
            <text:p>LUCIENE NASCIMENTO DA SILVA</text:p>
          </table:table-cell>
          <table:table-cell office:value-type="string">
            <text:p>12 Dez 07, 00h00</text:p>
          </table:table-cell>
          <table:table-cell office:value-type="string">
            <text:p>12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0.2007.007268-6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82">
            <text:p>7382</text:p>
          </table:table-cell>
          <table:table-cell office:value-type="string">
            <text:p>PAULO CASADO DE FARIAS NETO</text:p>
          </table:table-cell>
          <table:table-cell office:value-type="string">
            <text:p>8 Nov 07, 00h00</text:p>
          </table:table-cell>
          <table:table-cell office:value-type="string">
            <text:p>8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9746-39.2007.8.02.0001</text:p>
          </table:table-cell>
          <table:table-cell office:value-type="string">
            <text:p>13ª VARA CÍVEL</text:p>
          </table:table-cell>
          <table:table-cell office:value-type="string">
            <text:p>30489.5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85">
            <text:p>7385</text:p>
          </table:table-cell>
          <table:table-cell office:value-type="string">
            <text:p>PAULO VOLNEY BRANDAO SA JUNIOR</text:p>
          </table:table-cell>
          <table:table-cell office:value-type="string">
            <text:p>4 Out 07, 00h00</text:p>
          </table:table-cell>
          <table:table-cell office:value-type="string">
            <text:p>4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7.076842-1</text:p>
          </table:table-cell>
          <table:table-cell office:value-type="string">
            <text:p>2ª VARA CÍVEL</text:p>
          </table:table-cell>
          <table:table-cell office:value-type="string">
            <text:p>32896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86">
            <text:p>7386</text:p>
          </table:table-cell>
          <table:table-cell office:value-type="string">
            <text:p>JOSIMAR DE CARVALHO CAVALCANTI</text:p>
          </table:table-cell>
          <table:table-cell office:value-type="string">
            <text:p>23 Set 97, 00h00</text:p>
          </table:table-cell>
          <table:table-cell office:value-type="string">
            <text:p>23 Set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53448-6</text:p>
          </table:table-cell>
          <table:table-cell office:value-type="string">
            <text:p>14ª VARA CÍVEL</text:p>
          </table:table-cell>
          <table:table-cell office:value-type="string">
            <text:p>48990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87">
            <text:p>7387</text:p>
          </table:table-cell>
          <table:table-cell office:value-type="string">
            <text:p>MARIA CICERA SOUTO BRANDAO</text:p>
          </table:table-cell>
          <table:table-cell office:value-type="string">
            <text:p>4 Nov 08, 00h00</text:p>
          </table:table-cell>
          <table:table-cell office:value-type="string">
            <text:p>4 Nov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9504-67.2008.8.02.0001</text:p>
          </table:table-cell>
          <table:table-cell office:value-type="string">
            <text:p>9ª VARA CIVEL</text:p>
          </table:table-cell>
          <table:table-cell office:value-type="string">
            <text:p>14416.4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90">
            <text:p>7390</text:p>
          </table:table-cell>
          <table:table-cell office:value-type="string">
            <text:p>MARCOS ANDRE OMENA DA SILVA</text:p>
          </table:table-cell>
          <table:table-cell office:value-type="string">
            <text:p>30 Jul 07, 00h00</text:p>
          </table:table-cell>
          <table:table-cell office:value-type="string">
            <text:p>30 Jul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1785-47.2007.8.02.0001</text:p>
          </table:table-cell>
          <table:table-cell office:value-type="string">
            <text:p>5ª VARA CIVEL</text:p>
          </table:table-cell>
          <table:table-cell office:value-type="string">
            <text:p>22372.7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91">
            <text:p>7391</text:p>
          </table:table-cell>
          <table:table-cell office:value-type="string">
            <text:p>NADEJE FERREIRA DE ALMEIDA</text:p>
          </table:table-cell>
          <table:table-cell office:value-type="string">
            <text:p>23 Mai 07, 00h00</text:p>
          </table:table-cell>
          <table:table-cell office:value-type="string">
            <text:p>23 Mai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6457-77.2007.8.02.0001</text:p>
          </table:table-cell>
          <table:table-cell office:value-type="string">
            <text:p>5ª VARA CIVEL</text:p>
          </table:table-cell>
          <table:table-cell office:value-type="string">
            <text:p>26498.8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92">
            <text:p>7392</text:p>
          </table:table-cell>
          <table:table-cell office:value-type="string">
            <text:p>PAULO MARCELO CAVALCANTE LINS</text:p>
          </table:table-cell>
          <table:table-cell office:value-type="string">
            <text:p>23 Abr 04, 00h00</text:p>
          </table:table-cell>
          <table:table-cell office:value-type="string">
            <text:p>23 Ab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158-04.2004.8.02.0001  
</text:p>
          </table:table-cell>
          <table:table-cell office:value-type="string">
            <text:p>4ª VARA CÍVEL</text:p>
          </table:table-cell>
          <table:table-cell office:value-type="string">
            <text:p>4501.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93">
            <text:p>7393</text:p>
          </table:table-cell>
          <table:table-cell office:value-type="string">
            <text:p>JAQUELINE  COIMBRA DE BARROS</text:p>
          </table:table-cell>
          <table:table-cell office:value-type="string">
            <text:p>25 Set 06, 00h00</text:p>
          </table:table-cell>
          <table:table-cell office:value-type="string">
            <text:p>25 Set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8938-05.2006.8.02.0001</text:p>
          </table:table-cell>
          <table:table-cell office:value-type="string">
            <text:p>1ª VARA CÍVEL</text:p>
          </table:table-cell>
          <table:table-cell office:value-type="string">
            <text:p>13973.0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GILVAN ARRUDA DE SOUZA</text:p>
          </table:table-cell>
          <table:table-cell office:value-type="string">
            <text:p>25 Fev 99, 00h00</text:p>
          </table:table-cell>
          <table:table-cell office:value-type="string">
            <text:p>25 Fev 9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URUB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006956-8</text:p>
          </table:table-cell>
          <table:table-cell office:value-type="string">
            <text:p>11ª VARA CÍVEL</text:p>
          </table:table-cell>
          <table:table-cell office:value-type="string">
            <text:p>641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03">
            <text:p>7403</text:p>
          </table:table-cell>
          <table:table-cell office:value-type="string">
            <text:p>ROSA MARIA MAGALHAES VILLELA</text:p>
          </table:table-cell>
          <table:table-cell office:value-type="string">
            <text:p>26 Dez 08, 00h00</text:p>
          </table:table-cell>
          <table:table-cell office:value-type="string">
            <text:p>26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8328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07">
            <text:p>7407</text:p>
          </table:table-cell>
          <table:table-cell office:value-type="string">
            <text:p>CLAUDIONOR LINO DE OLIVEIRA</text:p>
          </table:table-cell>
          <table:table-cell office:value-type="string">
            <text:p>29 Dez 08, 00h00</text:p>
          </table:table-cell>
          <table:table-cell office:value-type="string">
            <text:p>29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2-84.2009.8.02.0058</text:p>
          </table:table-cell>
          <table:table-cell office:value-type="string">
            <text:p>6º VARA CÍVEL</text:p>
          </table:table-cell>
          <table:table-cell office:value-type="string">
            <text:p>28548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09">
            <text:p>7409</text:p>
          </table:table-cell>
          <table:table-cell office:value-type="string">
            <text:p>ADALBERTO BASTOS DE LIMA</text:p>
          </table:table-cell>
          <table:table-cell office:value-type="string">
            <text:p>22 Jul 97, 00h00</text:p>
          </table:table-cell>
          <table:table-cell office:value-type="string">
            <text:p>22 Jul 97, 00h00</text:p>
          </table:table-cell>
          <table:table-cell office:value-type="string">
            <text:p>10 Out 11, 17h58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4690-0</text:p>
          </table:table-cell>
          <table:table-cell office:value-type="string">
            <text:p>15ª VARA CÍVEL</text:p>
          </table:table-cell>
          <table:table-cell office:value-type="string">
            <text:p>25112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11">
            <text:p>7411</text:p>
          </table:table-cell>
          <table:table-cell office:value-type="string">
            <text:p>KATIA VALERIA PEREIRA DE JESUS</text:p>
          </table:table-cell>
          <table:table-cell office:value-type="string">
            <text:p>1 Fev 08, 00h00</text:p>
          </table:table-cell>
          <table:table-cell office:value-type="string">
            <text:p>1 Fe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8.052186-0</text:p>
          </table:table-cell>
          <table:table-cell office:value-type="string">
            <text:p>13ª VARA CÍVEL</text:p>
          </table:table-cell>
          <table:table-cell office:value-type="string">
            <text:p>6513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12">
            <text:p>7412</text:p>
          </table:table-cell>
          <table:table-cell office:value-type="string">
            <text:p>ANTONIO DOMINGOS DOS SANTOS</text:p>
          </table:table-cell>
          <table:table-cell office:value-type="string">
            <text:p>29 Dez 08, 00h00</text:p>
          </table:table-cell>
          <table:table-cell office:value-type="string">
            <text:p>29 Dez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71-50.2009.8.17.0420</text:p>
          </table:table-cell>
          <table:table-cell office:value-type="string">
            <text:p>2ª VARA CÍVEL</text:p>
          </table:table-cell>
          <table:table-cell office:value-type="string">
            <text:p>24941.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13">
            <text:p>7413</text:p>
          </table:table-cell>
          <table:table-cell office:value-type="string">
            <text:p>FERNANDO BARBOSA MONTILARES</text:p>
          </table:table-cell>
          <table:table-cell office:value-type="string">
            <text:p>15 Ago 07, 00h00</text:p>
          </table:table-cell>
          <table:table-cell office:value-type="string">
            <text:p>15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7.073085-8</text:p>
          </table:table-cell>
          <table:table-cell office:value-type="string">
            <text:p>13ª VARA CÍVEL</text:p>
          </table:table-cell>
          <table:table-cell office:value-type="string">
            <text:p>28206.1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14">
            <text:p>7414</text:p>
          </table:table-cell>
          <table:table-cell office:value-type="string">
            <text:p>EDVANIA FRANCISCO DE OLIVEIRA</text:p>
          </table:table-cell>
          <table:table-cell office:value-type="string">
            <text:p>3 Ago 07, 00h00</text:p>
          </table:table-cell>
          <table:table-cell office:value-type="string">
            <text:p>3 Ago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2363-10.2007.8.02.0001</text:p>
          </table:table-cell>
          <table:table-cell office:value-type="string">
            <text:p>13ª VARA CÍVEL</text:p>
          </table:table-cell>
          <table:table-cell office:value-type="string">
            <text:p>36468.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FRANCISCO DA SILVA MOURA</text:p>
          </table:table-cell>
          <table:table-cell office:value-type="string">
            <text:p>18 Jul 06, 00h00</text:p>
          </table:table-cell>
          <table:table-cell office:value-type="string">
            <text:p>18 Jul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3378-82.2006.8.02.0001</text:p>
          </table:table-cell>
          <table:table-cell office:value-type="string">
            <text:p>13ª VARA CÍVEL</text:p>
          </table:table-cell>
          <table:table-cell office:value-type="string">
            <text:p>24096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16">
            <text:p>7416</text:p>
          </table:table-cell>
          <table:table-cell office:value-type="string">
            <text:p>MAURICIO HENRIQUE FREITAS LOBO</text:p>
          </table:table-cell>
          <table:table-cell office:value-type="string">
            <text:p>5 Jan 04, 00h00</text:p>
          </table:table-cell>
          <table:table-cell office:value-type="string">
            <text:p>5 Jan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17-66.2004.8.02.0001</text:p>
          </table:table-cell>
          <table:table-cell office:value-type="string">
            <text:p>12ª VARA CIVEL</text:p>
          </table:table-cell>
          <table:table-cell office:value-type="string">
            <text:p>4098.3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17">
            <text:p>7417</text:p>
          </table:table-cell>
          <table:table-cell office:value-type="string">
            <text:p>GILVAN AUGUSTINHO ALVES</text:p>
          </table:table-cell>
          <table:table-cell office:value-type="string">
            <text:p>8 Mai 06, 00h00</text:p>
          </table:table-cell>
          <table:table-cell office:value-type="string">
            <text:p>8 Mai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6.006604-1</text:p>
          </table:table-cell>
          <table:table-cell office:value-type="string">
            <text:p>12ª VARA CIVEL</text:p>
          </table:table-cell>
          <table:table-cell office:value-type="string">
            <text:p>8553.6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19">
            <text:p>7419</text:p>
          </table:table-cell>
          <table:table-cell office:value-type="string">
            <text:p>ANTONIO RONIVON RODRIGUES</text:p>
          </table:table-cell>
          <table:table-cell office:value-type="string">
            <text:p>4 Out 07, 00h00</text:p>
          </table:table-cell>
          <table:table-cell office:value-type="string">
            <text:p>4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6839-91.2007.8.02.0001</text:p>
          </table:table-cell>
          <table:table-cell office:value-type="string">
            <text:p>12ª VARA CIVEL</text:p>
          </table:table-cell>
          <table:table-cell office:value-type="string">
            <text:p>30046.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string">
            <text:p>MICHELI FERREIRA ROCHA</text:p>
          </table:table-cell>
          <table:table-cell office:value-type="string">
            <text:p>3 Abr 03, 00h00</text:p>
          </table:table-cell>
          <table:table-cell office:value-type="string">
            <text:p>3 Abr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473-58.2003.8.02.0001</text:p>
          </table:table-cell>
          <table:table-cell office:value-type="string">
            <text:p>12ª VARA CIVEL</text:p>
          </table:table-cell>
          <table:table-cell office:value-type="string">
            <text:p>10323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25">
            <text:p>7425</text:p>
          </table:table-cell>
          <table:table-cell office:value-type="string">
            <text:p>MARIA ELIANA GOMES</text:p>
          </table:table-cell>
          <table:table-cell office:value-type="string">
            <text:p>25 Set 06, 00h00</text:p>
          </table:table-cell>
          <table:table-cell office:value-type="string">
            <text:p>25 Set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8935-50.2006.8.02.0001</text:p>
          </table:table-cell>
          <table:table-cell office:value-type="string">
            <text:p>10ª VARA CÍVEL</text:p>
          </table:table-cell>
          <table:table-cell office:value-type="string">
            <text:p>23026.7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27">
            <text:p>7427</text:p>
          </table:table-cell>
          <table:table-cell office:value-type="string">
            <text:p>FABIO FERREIRA DE ALMEIDA</text:p>
          </table:table-cell>
          <table:table-cell office:value-type="string">
            <text:p>6 Out 04, 00h00</text:p>
          </table:table-cell>
          <table:table-cell office:value-type="string">
            <text:p>6 Out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5899-68.2004.8.02.0001  
</text:p>
          </table:table-cell>
          <table:table-cell office:value-type="string">
            <text:p>4ª VARA CÍVEL</text:p>
          </table:table-cell>
          <table:table-cell office:value-type="string">
            <text:p>5911.6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29">
            <text:p>7429</text:p>
          </table:table-cell>
          <table:table-cell office:value-type="string">
            <text:p>GLADSTONE GUILHERMINO BANDEIRA SILVA</text:p>
          </table:table-cell>
          <table:table-cell office:value-type="string">
            <text:p>14 Jan 03, 00h00</text:p>
          </table:table-cell>
          <table:table-cell office:value-type="string">
            <text:p>14 Jan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52-22.2003.8.02.0001</text:p>
          </table:table-cell>
          <table:table-cell office:value-type="string">
            <text:p>4ª VARA CÍVEL</text:p>
          </table:table-cell>
          <table:table-cell office:value-type="string">
            <text:p>4787.0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35">
            <text:p>7435</text:p>
          </table:table-cell>
          <table:table-cell office:value-type="string">
            <text:p>NEUSA FERREIRA CAVALCANTI DE MELO</text:p>
          </table:table-cell>
          <table:table-cell office:value-type="string">
            <text:p>1 Nov 02, 00h00</text:p>
          </table:table-cell>
          <table:table-cell office:value-type="string">
            <text:p>1 Nov 02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2.034142-4</text:p>
          </table:table-cell>
          <table:table-cell office:value-type="string">
            <text:p>4ª VARA CÍVEL</text:p>
          </table:table-cell>
          <table:table-cell office:value-type="string">
            <text:p>5678.9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37">
            <text:p>7437</text:p>
          </table:table-cell>
          <table:table-cell office:value-type="string">
            <text:p>JOSELITO MARTINS FIRMINO</text:p>
          </table:table-cell>
          <table:table-cell office:value-type="string">
            <text:p>17 Mai 01, 00h00</text:p>
          </table:table-cell>
          <table:table-cell office:value-type="string">
            <text:p>17 Mai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13858-8</text:p>
          </table:table-cell>
          <table:table-cell office:value-type="string">
            <text:p>16ª VARA CÍVEL</text:p>
          </table:table-cell>
          <table:table-cell office:value-type="string">
            <text:p>4634.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40">
            <text:p>7440</text:p>
          </table:table-cell>
          <table:table-cell office:value-type="string">
            <text:p>ITAMAR FRANÇA DA SILVA</text:p>
          </table:table-cell>
          <table:table-cell office:value-type="string">
            <text:p>4 Fev 02, 00h00</text:p>
          </table:table-cell>
          <table:table-cell office:value-type="string">
            <text:p>4 Fev 02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2.001225-0</text:p>
          </table:table-cell>
          <table:table-cell office:value-type="string">
            <text:p>18ª VARA CÍVEL</text:p>
          </table:table-cell>
          <table:table-cell office:value-type="string">
            <text:p>3821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41">
            <text:p>7441</text:p>
          </table:table-cell>
          <table:table-cell office:value-type="string">
            <text:p>JOÃO DA COSTA SIEBRA</text:p>
          </table:table-cell>
          <table:table-cell office:value-type="string">
            <text:p>28 Nov 01, 00h00</text:p>
          </table:table-cell>
          <table:table-cell office:value-type="string">
            <text:p>28 Nov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36373-5</text:p>
          </table:table-cell>
          <table:table-cell office:value-type="string">
            <text:p>4ª VARA CÍVEL</text:p>
          </table:table-cell>
          <table:table-cell office:value-type="string">
            <text:p>6418.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44">
            <text:p>7444</text:p>
          </table:table-cell>
          <table:table-cell office:value-type="string">
            <text:p>EDVALDO DA SILVA SANTOS</text:p>
          </table:table-cell>
          <table:table-cell office:value-type="string">
            <text:p>8 Nov 07, 00h00</text:p>
          </table:table-cell>
          <table:table-cell office:value-type="string">
            <text:p>8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9748-09.2007.8.02.0001</text:p>
          </table:table-cell>
          <table:table-cell office:value-type="string">
            <text:p>8ª VARA CÍVEL</text:p>
          </table:table-cell>
          <table:table-cell office:value-type="string">
            <text:p>25328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45">
            <text:p>7445</text:p>
          </table:table-cell>
          <table:table-cell office:value-type="string">
            <text:p>SÉRGIO SAMUEL RIBEIRO DE ARAÚJO</text:p>
          </table:table-cell>
          <table:table-cell office:value-type="string">
            <text:p>13 Fev 01, 00h00</text:p>
          </table:table-cell>
          <table:table-cell office:value-type="string">
            <text:p>13 Fev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02382-9</text:p>
          </table:table-cell>
          <table:table-cell office:value-type="string">
            <text:p>3º VARA CIVEL</text:p>
          </table:table-cell>
          <table:table-cell office:value-type="string">
            <text:p>4242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46">
            <text:p>7446</text:p>
          </table:table-cell>
          <table:table-cell office:value-type="string">
            <text:p>DAMIR MORAES</text:p>
          </table:table-cell>
          <table:table-cell office:value-type="string">
            <text:p>7 Out 04, 00h00</text:p>
          </table:table-cell>
          <table:table-cell office:value-type="string">
            <text:p>7 Out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5898-83.2004.8.02.0001</text:p>
          </table:table-cell>
          <table:table-cell office:value-type="string">
            <text:p>7ª VARA CÍVEL</text:p>
          </table:table-cell>
          <table:table-cell office:value-type="string">
            <text:p>8085.8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47">
            <text:p>7447</text:p>
          </table:table-cell>
          <table:table-cell office:value-type="string">
            <text:p>JEFERSON BUSCAROFF</text:p>
          </table:table-cell>
          <table:table-cell office:value-type="string">
            <text:p>11 Mar 04, 00h00</text:p>
          </table:table-cell>
          <table:table-cell office:value-type="string">
            <text:p>11 Mar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35-71.2004.8.02.0001</text:p>
          </table:table-cell>
          <table:table-cell office:value-type="string">
            <text:p>7ª VARA CÍVEL</text:p>
          </table:table-cell>
          <table:table-cell office:value-type="string">
            <text:p>13645.9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48">
            <text:p>7448</text:p>
          </table:table-cell>
          <table:table-cell office:value-type="string">
            <text:p>MARIO JORGE DE BARROS SANTANA FILHO</text:p>
          </table:table-cell>
          <table:table-cell office:value-type="string">
            <text:p>27 Dez 05, 00h00</text:p>
          </table:table-cell>
          <table:table-cell office:value-type="string">
            <text:p>27 Dez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680-45.2005.8.02.0001</text:p>
          </table:table-cell>
          <table:table-cell office:value-type="string">
            <text:p>7ª VARA CÍVEL</text:p>
          </table:table-cell>
          <table:table-cell office:value-type="string">
            <text:p>98075.5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49">
            <text:p>7449</text:p>
          </table:table-cell>
          <table:table-cell office:value-type="string">
            <text:p>CICERO PEREIRA DO ESPIRITO SANTO</text:p>
          </table:table-cell>
          <table:table-cell office:value-type="string">
            <text:p>19 Dez 07, 00h00</text:p>
          </table:table-cell>
          <table:table-cell office:value-type="string">
            <text:p>19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7.082537-9</text:p>
          </table:table-cell>
          <table:table-cell office:value-type="string">
            <text:p>7ª VARA CÍVEL</text:p>
          </table:table-cell>
          <table:table-cell office:value-type="string">
            <text:p>32394.2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string">
            <text:p>RADILSON VIANA DO NASCIMENTO</text:p>
          </table:table-cell>
          <table:table-cell office:value-type="string">
            <text:p>27 Jul 01, 00h00</text:p>
          </table:table-cell>
          <table:table-cell office:value-type="string">
            <text:p>27 Jul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21780-1</text:p>
          </table:table-cell>
          <table:table-cell office:value-type="string">
            <text:p>18ª VARA CÍVEL</text:p>
          </table:table-cell>
          <table:table-cell office:value-type="string">
            <text:p>3891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52">
            <text:p>7452</text:p>
          </table:table-cell>
          <table:table-cell office:value-type="string">
            <text:p>JOSE ROBSON BARBOSA</text:p>
          </table:table-cell>
          <table:table-cell office:value-type="string">
            <text:p>31 Jul 07, 00h00</text:p>
          </table:table-cell>
          <table:table-cell office:value-type="string">
            <text:p>31 Jul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1781-10.2007.8.02.0001</text:p>
          </table:table-cell>
          <table:table-cell office:value-type="string">
            <text:p>7º VARA CIVEL</text:p>
          </table:table-cell>
          <table:table-cell office:value-type="string">
            <text:p>6375.6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56">
            <text:p>7456</text:p>
          </table:table-cell>
          <table:table-cell office:value-type="string">
            <text:p>JOSÉ CLEBER SOARES</text:p>
          </table:table-cell>
          <table:table-cell office:value-type="string">
            <text:p>12 Fev 98, 00h00</text:p>
          </table:table-cell>
          <table:table-cell office:value-type="string">
            <text:p>12 Fev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04367-1</text:p>
          </table:table-cell>
          <table:table-cell office:value-type="string">
            <text:p>16ª VARA CÍVEL</text:p>
          </table:table-cell>
          <table:table-cell office:value-type="string">
            <text:p>77074.5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string">
            <text:p>ONOFRE LACERDA DE SOUZA</text:p>
          </table:table-cell>
          <table:table-cell office:value-type="string">
            <text:p>17 Jul 01, 00h00</text:p>
          </table:table-cell>
          <table:table-cell office:value-type="string">
            <text:p>17 Jul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20357-6</text:p>
          </table:table-cell>
          <table:table-cell office:value-type="string">
            <text:p>15ª VARA CÍVEL</text:p>
          </table:table-cell>
          <table:table-cell office:value-type="string">
            <text:p>8331.4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61">
            <text:p>7461</text:p>
          </table:table-cell>
          <table:table-cell office:value-type="string">
            <text:p>LUIS CARLOS OLIVEIRA DOS SANTOS</text:p>
          </table:table-cell>
          <table:table-cell office:value-type="string">
            <text:p>5 Out 07, 00h00</text:p>
          </table:table-cell>
          <table:table-cell office:value-type="string">
            <text:p>5 Out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6833-84.2007.8.02.0001</text:p>
          </table:table-cell>
          <table:table-cell office:value-type="string">
            <text:p>6º VARA CÍVEL</text:p>
          </table:table-cell>
          <table:table-cell office:value-type="string">
            <text:p>25119.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63">
            <text:p>7463</text:p>
          </table:table-cell>
          <table:table-cell office:value-type="string">
            <text:p>MARCOS ANTONIO FERREIRA BATISTA</text:p>
          </table:table-cell>
          <table:table-cell office:value-type="string">
            <text:p>28 Mar 05, 00h00</text:p>
          </table:table-cell>
          <table:table-cell office:value-type="string">
            <text:p>28 Mar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477-62.2005.8.02.0001</text:p>
          </table:table-cell>
          <table:table-cell office:value-type="string">
            <text:p>10ª VARA CÍVEL</text:p>
          </table:table-cell>
          <table:table-cell office:value-type="string">
            <text:p>53386.0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64">
            <text:p>7464</text:p>
          </table:table-cell>
          <table:table-cell office:value-type="string">
            <text:p>CESAR RONALDO ALBUQUERQUE MATOS JUNIOR</text:p>
          </table:table-cell>
          <table:table-cell office:value-type="string">
            <text:p>7 Fev 08, 00h00</text:p>
          </table:table-cell>
          <table:table-cell office:value-type="string">
            <text:p>7 Fev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2190-28.2008.8.02.0001</text:p>
          </table:table-cell>
          <table:table-cell office:value-type="string">
            <text:p>10ª VARA CÍVEL</text:p>
          </table:table-cell>
          <table:table-cell office:value-type="string">
            <text:p>4845.9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66">
            <text:p>7466</text:p>
          </table:table-cell>
          <table:table-cell office:value-type="string">
            <text:p>SEVERINO MARCELINO DA SILVA</text:p>
          </table:table-cell>
          <table:table-cell office:value-type="string">
            <text:p>8 Nov 07, 00h00</text:p>
          </table:table-cell>
          <table:table-cell office:value-type="string">
            <text:p>8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9750-76.2007.8.02.0001</text:p>
          </table:table-cell>
          <table:table-cell office:value-type="string">
            <text:p>10ª VARA CÍVEL</text:p>
          </table:table-cell>
          <table:table-cell office:value-type="string">
            <text:p>33219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67">
            <text:p>7467</text:p>
          </table:table-cell>
          <table:table-cell office:value-type="string">
            <text:p>PEDRO MARIO DOS SANTOS</text:p>
          </table:table-cell>
          <table:table-cell office:value-type="string">
            <text:p>5 Jan 09, 00h00</text:p>
          </table:table-cell>
          <table:table-cell office:value-type="string">
            <text:p>5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302-37.2009.8.02.0001 
00</text:p>
          </table:table-cell>
          <table:table-cell office:value-type="string">
            <text:p>13ª VARA CÍVEL</text:p>
          </table:table-cell>
          <table:table-cell office:value-type="string">
            <text:p>31315.3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68">
            <text:p>7468</text:p>
          </table:table-cell>
          <table:table-cell office:value-type="string">
            <text:p>RONALDO PEREIRA DIAS</text:p>
          </table:table-cell>
          <table:table-cell office:value-type="string">
            <text:p>8 Mar 01, 00h00</text:p>
          </table:table-cell>
          <table:table-cell office:value-type="string">
            <text:p>8 Mar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VITORIA DE SANTO AN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05169-5</text:p>
          </table:table-cell>
          <table:table-cell office:value-type="string">
            <text:p>5ª VARA CIVEL</text:p>
          </table:table-cell>
          <table:table-cell office:value-type="string">
            <text:p>8619.7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71">
            <text:p>7471</text:p>
          </table:table-cell>
          <table:table-cell office:value-type="string">
            <text:p>RICARDO DE MEDEIROS ARMSTRONG</text:p>
          </table:table-cell>
          <table:table-cell office:value-type="string">
            <text:p>5 Jan 09, 00h00</text:p>
          </table:table-cell>
          <table:table-cell office:value-type="string">
            <text:p>5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RECHAL DEODO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27-57.2009.8.02.0044</text:p>
          </table:table-cell>
          <table:table-cell office:value-type="string">
            <text:p>ÚNICA</text:p>
          </table:table-cell>
          <table:table-cell office:value-type="string">
            <text:p>23871.1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74">
            <text:p>7474</text:p>
          </table:table-cell>
          <table:table-cell office:value-type="string">
            <text:p>LUIZ ALVES DE ALENCAR</text:p>
          </table:table-cell>
          <table:table-cell office:value-type="string">
            <text:p>23 Jul 97, 00h00</text:p>
          </table:table-cell>
          <table:table-cell office:value-type="string">
            <text:p>23 Jul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EX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4801-6</text:p>
          </table:table-cell>
          <table:table-cell office:value-type="string">
            <text:p>10ª VARA CÍVEL</text:p>
          </table:table-cell>
          <table:table-cell office:value-type="string">
            <text:p>21814.0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75">
            <text:p>7475</text:p>
          </table:table-cell>
          <table:table-cell office:value-type="string">
            <text:p>GILVAN GOMES DA CRUZ</text:p>
          </table:table-cell>
          <table:table-cell office:value-type="string">
            <text:p>4 Ago 97, 00h00</text:p>
          </table:table-cell>
          <table:table-cell office:value-type="string">
            <text:p>4 Ago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UAZEIRO DO NORT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8022-0</text:p>
          </table:table-cell>
          <table:table-cell office:value-type="string">
            <text:p>10ª VARA CÍVEL</text:p>
          </table:table-cell>
          <table:table-cell office:value-type="string">
            <text:p>23545.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77">
            <text:p>7477</text:p>
          </table:table-cell>
          <table:table-cell office:value-type="string">
            <text:p>PAULO TARCIO COUTO FLORES</text:p>
          </table:table-cell>
          <table:table-cell office:value-type="string">
            <text:p>16 Jun 97, 00h00</text:p>
          </table:table-cell>
          <table:table-cell office:value-type="string">
            <text:p>16 Jun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T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1955-5</text:p>
          </table:table-cell>
          <table:table-cell office:value-type="string">
            <text:p>10ª VARA CÍVEL</text:p>
          </table:table-cell>
          <table:table-cell office:value-type="string">
            <text:p>20884.1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string">
            <text:p>BERIJANE RIBEIRO DE ANDRADE</text:p>
          </table:table-cell>
          <table:table-cell office:value-type="string">
            <text:p>18 Jun 07, 00h00</text:p>
          </table:table-cell>
          <table:table-cell office:value-type="string">
            <text:p>18 Jun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.2007.048625-6</text:p>
          </table:table-cell>
          <table:table-cell office:value-type="string">
            <text:p>ÚNICA</text:p>
          </table:table-cell>
          <table:table-cell office:value-type="string">
            <text:p>10994.7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84">
            <text:p>7484</text:p>
          </table:table-cell>
          <table:table-cell office:value-type="string">
            <text:p>FRANCILIANA DA SILVA</text:p>
          </table:table-cell>
          <table:table-cell office:value-type="string">
            <text:p>7 Jan 09, 00h00</text:p>
          </table:table-cell>
          <table:table-cell office:value-type="string">
            <text:p>7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BROB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7498.4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85">
            <text:p>7485</text:p>
          </table:table-cell>
          <table:table-cell office:value-type="string">
            <text:p>MARCO ANTONIO CAETANO PEREIRA</text:p>
          </table:table-cell>
          <table:table-cell office:value-type="string">
            <text:p>8 Jan 09, 00h00</text:p>
          </table:table-cell>
          <table:table-cell office:value-type="string">
            <text:p>8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305-89.2009.8.02.0001</text:p>
          </table:table-cell>
          <table:table-cell office:value-type="string">
            <text:p>4ª VARA CÍVEL</text:p>
          </table:table-cell>
          <table:table-cell office:value-type="string">
            <text:p>2776.9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86">
            <text:p>7486</text:p>
          </table:table-cell>
          <table:table-cell office:value-type="string">
            <text:p>ERICKISON DOUGLAS BEZERRA</text:p>
          </table:table-cell>
          <table:table-cell office:value-type="string">
            <text:p>8 Jan 09, 00h00</text:p>
          </table:table-cell>
          <table:table-cell office:value-type="string">
            <text:p>8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48-52.2009.8.17.1090</text:p>
          </table:table-cell>
          <table:table-cell office:value-type="string">
            <text:p>2ª VARA CÍVEL</text:p>
          </table:table-cell>
          <table:table-cell office:value-type="string">
            <text:p>24824.4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89">
            <text:p>7489</text:p>
          </table:table-cell>
          <table:table-cell office:value-type="string">
            <text:p>JOSÉ CLEILDO CORDEIRO MACIEL</text:p>
          </table:table-cell>
          <table:table-cell office:value-type="string">
            <text:p>30 Jul 97, 00h00</text:p>
          </table:table-cell>
          <table:table-cell office:value-type="string">
            <text:p>30 Jul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UAZEIRO DO NORT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7423-8</text:p>
          </table:table-cell>
          <table:table-cell office:value-type="string">
            <text:p>15ª VARA CÍVEL</text:p>
          </table:table-cell>
          <table:table-cell office:value-type="string">
            <text:p>8745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91">
            <text:p>7491</text:p>
          </table:table-cell>
          <table:table-cell office:value-type="string">
            <text:p>MARIA JOSE DA PAIXÃO DE ALBUQUERQUE</text:p>
          </table:table-cell>
          <table:table-cell office:value-type="string">
            <text:p>5 Jan 09, 00h00</text:p>
          </table:table-cell>
          <table:table-cell office:value-type="string">
            <text:p>5 Jan 0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29853-3</text:p>
          </table:table-cell>
          <table:table-cell office:value-type="string">
            <text:p>7º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92">
            <text:p>7492</text:p>
          </table:table-cell>
          <table:table-cell office:value-type="string">
            <text:p>JOSE CLEUDO DA SILVA</text:p>
          </table:table-cell>
          <table:table-cell office:value-type="string">
            <text:p>13 Jun 97, 00h00</text:p>
          </table:table-cell>
          <table:table-cell office:value-type="string">
            <text:p>13 Jun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1758-7</text:p>
          </table:table-cell>
          <table:table-cell office:value-type="string">
            <text:p>1ª VARA CÍVEL</text:p>
          </table:table-cell>
          <table:table-cell office:value-type="string">
            <text:p>19.769,8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94">
            <text:p>7494</text:p>
          </table:table-cell>
          <table:table-cell office:value-type="string">
            <text:p>TULIO ALBUQUERQUE DE MOURA RANGEL</text:p>
          </table:table-cell>
          <table:table-cell office:value-type="string">
            <text:p>5 Jan 09, 00h00</text:p>
          </table:table-cell>
          <table:table-cell office:value-type="string">
            <text:p>5 Jan 0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32283-3</text:p>
          </table:table-cell>
          <table:table-cell office:value-type="string">
            <text:p>1ª VARA DA FAZENDA PUBLICA DE RECIF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96">
            <text:p>7496</text:p>
          </table:table-cell>
          <table:table-cell office:value-type="string">
            <text:p>JOSE CARLOS BIANCONI</text:p>
          </table:table-cell>
          <table:table-cell office:value-type="string">
            <text:p>25 Nov 97, 00h00</text:p>
          </table:table-cell>
          <table:table-cell office:value-type="string">
            <text:p>25 Nov 97, 00h00</text:p>
          </table:table-cell>
          <table:table-cell office:value-type="string">
            <text:p>3 Out 11, 13h50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59730-5</text:p>
          </table:table-cell>
          <table:table-cell office:value-type="string">
            <text:p>1ª VARA CÍVEL</text:p>
          </table:table-cell>
          <table:table-cell office:value-type="string">
            <text:p>4864.0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01">
            <text:p>7501</text:p>
          </table:table-cell>
          <table:table-cell office:value-type="string">
            <text:p>ELAINE CRISTINA SILVA DE ARAÚJO</text:p>
          </table:table-cell>
          <table:table-cell office:value-type="string">
            <text:p>11 Jun 98, 00h00</text:p>
          </table:table-cell>
          <table:table-cell office:value-type="string">
            <text:p>11 Jun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19204-9</text:p>
          </table:table-cell>
          <table:table-cell office:value-type="string">
            <text:p>21ª VARA CÍVEL</text:p>
          </table:table-cell>
          <table:table-cell office:value-type="string">
            <text:p>9515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03">
            <text:p>7503</text:p>
          </table:table-cell>
          <table:table-cell office:value-type="string">
            <text:p>BEATRIZ FIGUEIREDO TINÉ</text:p>
          </table:table-cell>
          <table:table-cell office:value-type="string">
            <text:p>10 Dez 97, 00h00</text:p>
          </table:table-cell>
          <table:table-cell office:value-type="string">
            <text:p>10 Dez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NAT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61350-3</text:p>
          </table:table-cell>
          <table:table-cell office:value-type="string">
            <text:p>12ª VARA CIVEL</text:p>
          </table:table-cell>
          <table:table-cell office:value-type="string">
            <text:p>23419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04">
            <text:p>7504</text:p>
          </table:table-cell>
          <table:table-cell office:value-type="string">
            <text:p>AMAURI VILA NOVA</text:p>
          </table:table-cell>
          <table:table-cell office:value-type="string">
            <text:p>18 Jul 08, 00h00</text:p>
          </table:table-cell>
          <table:table-cell office:value-type="string">
            <text:p>18 Jul 08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1.2008.004023-0</text:p>
          </table:table-cell>
          <table:table-cell office:value-type="string">
            <text:p>3º VARA CIVEL</text:p>
          </table:table-cell>
          <table:table-cell office:value-type="string">
            <text:p>4167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05">
            <text:p>7505</text:p>
          </table:table-cell>
          <table:table-cell office:value-type="string">
            <text:p>LUCIA DE CASTRO PEREIRA</text:p>
          </table:table-cell>
          <table:table-cell office:value-type="string">
            <text:p>2 Fev 09, 00h00</text:p>
          </table:table-cell>
          <table:table-cell office:value-type="string">
            <text:p>2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LOURENCO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06-78.2009.8.17.1350</text:p>
          </table:table-cell>
          <table:table-cell office:value-type="string">
            <text:p>1ª VARA CÍVEL</text:p>
          </table:table-cell>
          <table:table-cell office:value-type="string">
            <text:p>25962.8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08">
            <text:p>7508</text:p>
          </table:table-cell>
          <table:table-cell office:value-type="string">
            <text:p>WILSON BERNARDO SANTOS - MARIA LUCI AMORIM DOS SANTOS</text:p>
          </table:table-cell>
          <table:table-cell office:value-type="string">
            <text:p>3 Jul 07, 00h00</text:p>
          </table:table-cell>
          <table:table-cell office:value-type="string">
            <text:p>3 Jul 07, 00h00</text:p>
          </table:table-cell>
          <table:table-cell office:value-type="string">
            <text:p>24 Set 11, 21h26</text:p>
          </table:table-cell>
          <table:table-cell office:value-type="string">
            <text:p>ADMINISTRATIV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1/08 - 17º PJ CON</text:p>
          </table:table-cell>
          <table:table-cell office:value-type="string">
            <text:p>UNICA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13">
            <text:p>7513</text:p>
          </table:table-cell>
          <table:table-cell office:value-type="string">
            <text:p>BENICIO NOGUEIRA DE OLIVEIRA</text:p>
          </table:table-cell>
          <table:table-cell office:value-type="string">
            <text:p>17 Jun 98, 00h00</text:p>
          </table:table-cell>
          <table:table-cell office:value-type="string">
            <text:p>17 Jun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EAR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20930-8</text:p>
          </table:table-cell>
          <table:table-cell office:value-type="string">
            <text:p>1ª VARA CÍVEL</text:p>
          </table:table-cell>
          <table:table-cell office:value-type="string">
            <text:p>73725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EDCARLOS PEREIRA DOS SANTOS</text:p>
          </table:table-cell>
          <table:table-cell office:value-type="string">
            <text:p>15 Abr 99, 00h00</text:p>
          </table:table-cell>
          <table:table-cell office:value-type="string">
            <text:p>15 Abr 9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014466-7</text:p>
          </table:table-cell>
          <table:table-cell office:value-type="string">
            <text:p>16ª VARA CÍVEL</text:p>
          </table:table-cell>
          <table:table-cell office:value-type="string">
            <text:p>660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15">
            <text:p>7515</text:p>
          </table:table-cell>
          <table:table-cell office:value-type="string">
            <text:p>RONALDO PEREIRA DIAS</text:p>
          </table:table-cell>
          <table:table-cell office:value-type="string">
            <text:p>19 Fev 01, 00h00</text:p>
          </table:table-cell>
          <table:table-cell office:value-type="string">
            <text:p>19 Fev 01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VITORIA DE SANTO AN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3.2001.001230-2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16">
            <text:p>7516</text:p>
          </table:table-cell>
          <table:table-cell office:value-type="string">
            <text:p>ANTONIO DOS SANTOS</text:p>
          </table:table-cell>
          <table:table-cell office:value-type="string">
            <text:p>19 Jan 05, 00h00</text:p>
          </table:table-cell>
          <table:table-cell office:value-type="string">
            <text:p>19 Jan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5.000284-7</text:p>
          </table:table-cell>
          <table:table-cell office:value-type="string">
            <text:p>4ª VARA CÍVEL</text:p>
          </table:table-cell>
          <table:table-cell office:value-type="string">
            <text:p>18287.5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22">
            <text:p>7522</text:p>
          </table:table-cell>
          <table:table-cell office:value-type="string">
            <text:p>CELSO ARY BATISTA DE SOUZA</text:p>
          </table:table-cell>
          <table:table-cell office:value-type="string">
            <text:p>18 Nov 99, 00h00</text:p>
          </table:table-cell>
          <table:table-cell office:value-type="string">
            <text:p>18 Nov 9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ÃO LUIZ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621762-3</text:p>
          </table:table-cell>
          <table:table-cell office:value-type="string">
            <text:p>8ª VARA CÍVEL</text:p>
          </table:table-cell>
          <table:table-cell office:value-type="string">
            <text:p>1302.5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24">
            <text:p>7524</text:p>
          </table:table-cell>
          <table:table-cell office:value-type="string">
            <text:p>IVANILDO DE OLIVEIRA FARIAS</text:p>
          </table:table-cell>
          <table:table-cell office:value-type="string">
            <text:p>19 Dez 07, 00h00</text:p>
          </table:table-cell>
          <table:table-cell office:value-type="string">
            <text:p>19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2538-63.2007.8.02.0001</text:p>
          </table:table-cell>
          <table:table-cell office:value-type="string">
            <text:p>13ª VARA CÍVEL</text:p>
          </table:table-cell>
          <table:table-cell office:value-type="string">
            <text:p>36228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25">
            <text:p>7525</text:p>
          </table:table-cell>
          <table:table-cell office:value-type="string">
            <text:p>ANALUCIA DE AQUINO SANTOS</text:p>
          </table:table-cell>
          <table:table-cell office:value-type="string">
            <text:p>20 Jan 09, 00h00</text:p>
          </table:table-cell>
          <table:table-cell office:value-type="string">
            <text:p>20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NA DE IPANE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65-95.2009.8.02.0055</text:p>
          </table:table-cell>
          <table:table-cell office:value-type="string">
            <text:p>2ª VARA CÍVEL</text:p>
          </table:table-cell>
          <table:table-cell office:value-type="string">
            <text:p>37280.0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28">
            <text:p>7528</text:p>
          </table:table-cell>
          <table:table-cell office:value-type="string">
            <text:p>CLAUDIA MARIA PEREIRA</text:p>
          </table:table-cell>
          <table:table-cell office:value-type="string">
            <text:p>14 Out 08, 00h00</text:p>
          </table:table-cell>
          <table:table-cell office:value-type="string">
            <text:p>14 Out 08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42618-3</text:p>
          </table:table-cell>
          <table:table-cell office:value-type="string">
            <text:p>16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31">
            <text:p>7531</text:p>
          </table:table-cell>
          <table:table-cell office:value-type="string">
            <text:p>DILSON SIMÕES LEITE</text:p>
          </table:table-cell>
          <table:table-cell office:value-type="string">
            <text:p>18 Mar 98, 00h00</text:p>
          </table:table-cell>
          <table:table-cell office:value-type="string">
            <text:p>18 Mar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FORTALEZ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08590-0</text:p>
          </table:table-cell>
          <table:table-cell office:value-type="string">
            <text:p>1ª VARA CÍVEL</text:p>
          </table:table-cell>
          <table:table-cell office:value-type="string">
            <text:p>40154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33">
            <text:p>7533</text:p>
          </table:table-cell>
          <table:table-cell office:value-type="string">
            <text:p>ELZA GOMES DE FIGUEIREDO</text:p>
          </table:table-cell>
          <table:table-cell office:value-type="string">
            <text:p>18 Mar 99, 00h00</text:p>
          </table:table-cell>
          <table:table-cell office:value-type="string">
            <text:p>18 Mar 9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OUS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009887-8</text:p>
          </table:table-cell>
          <table:table-cell office:value-type="string">
            <text:p>17ª VARA CÍVEL</text:p>
          </table:table-cell>
          <table:table-cell office:value-type="string">
            <text:p>365.0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37">
            <text:p>7537</text:p>
          </table:table-cell>
          <table:table-cell office:value-type="string">
            <text:p>ELIAS JOSE BENEDITO</text:p>
          </table:table-cell>
          <table:table-cell office:value-type="string">
            <text:p>22 Abr 08, 00h00</text:p>
          </table:table-cell>
          <table:table-cell office:value-type="string">
            <text:p>22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TAQUARA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0099-06.2008.8.02.0064</text:p>
          </table:table-cell>
          <table:table-cell office:value-type="string">
            <text:p>ÚNICA</text:p>
          </table:table-cell>
          <table:table-cell office:value-type="string">
            <text:p>10590.4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44">
            <text:p>7544</text:p>
          </table:table-cell>
          <table:table-cell office:value-type="string">
            <text:p>MARCOS ANTONIO DE LIMA</text:p>
          </table:table-cell>
          <table:table-cell office:value-type="string">
            <text:p>25 Ago 98, 00h00</text:p>
          </table:table-cell>
          <table:table-cell office:value-type="string">
            <text:p>25 Ago 98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31354-7</text:p>
          </table:table-cell>
          <table:table-cell office:value-type="string">
            <text:p>19ª VARA CÍVEL</text:p>
          </table:table-cell>
          <table:table-cell office:value-type="string">
            <text:p>11715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45">
            <text:p>7545</text:p>
          </table:table-cell>
          <table:table-cell office:value-type="string">
            <text:p>MARGARIDA LADISLAU DE ARRUDA</text:p>
          </table:table-cell>
          <table:table-cell office:value-type="string">
            <text:p>18 Ago 04, 00h00</text:p>
          </table:table-cell>
          <table:table-cell office:value-type="string">
            <text:p>18 Ago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4.006423-7</text:p>
          </table:table-cell>
          <table:table-cell office:value-type="string">
            <text:p>2ª VARA CÍVEL</text:p>
          </table:table-cell>
          <table:table-cell office:value-type="string">
            <text:p>39428.8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51">
            <text:p>7551</text:p>
          </table:table-cell>
          <table:table-cell office:value-type="string">
            <text:p>CARLOS FREDERICO DE CARVALHO KLAUS</text:p>
          </table:table-cell>
          <table:table-cell office:value-type="string">
            <text:p>26 Jan 09, 00h00</text:p>
          </table:table-cell>
          <table:table-cell office:value-type="string">
            <text:p>26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00200-2</text:p>
          </table:table-cell>
          <table:table-cell office:value-type="string">
            <text:p>20ª VARA CIVEL</text:p>
          </table:table-cell>
          <table:table-cell office:value-type="string">
            <text:p>26311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53">
            <text:p>7553</text:p>
          </table:table-cell>
          <table:table-cell office:value-type="string">
            <text:p>MARIVAN DOS SANTOS LIMA</text:p>
          </table:table-cell>
          <table:table-cell office:value-type="string">
            <text:p>26 Jan 09, 00h00</text:p>
          </table:table-cell>
          <table:table-cell office:value-type="string">
            <text:p>26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04.302-3</text:p>
          </table:table-cell>
          <table:table-cell office:value-type="string">
            <text:p>9ª VARA CIVEL</text:p>
          </table:table-cell>
          <table:table-cell office:value-type="string">
            <text:p>27295.2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54">
            <text:p>7554</text:p>
          </table:table-cell>
          <table:table-cell office:value-type="string">
            <text:p>KELLY MINERVINA SARMENTO LINS</text:p>
          </table:table-cell>
          <table:table-cell office:value-type="string">
            <text:p>7 Mai 08, 00h00</text:p>
          </table:table-cell>
          <table:table-cell office:value-type="string">
            <text:p>7 Mai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1100-65.2008.8.02.0001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55">
            <text:p>7555</text:p>
          </table:table-cell>
          <table:table-cell office:value-type="string">
            <text:p>MARIELLE DE BRITO SILVA</text:p>
          </table:table-cell>
          <table:table-cell office:value-type="string">
            <text:p>30 Abr 08, 00h00</text:p>
          </table:table-cell>
          <table:table-cell office:value-type="string">
            <text:p>30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640-78.2008.8.02.0001</text:p>
          </table:table-cell>
          <table:table-cell office:value-type="string">
            <text:p>10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string">
            <text:p>CLAUDIR PEREIRA DA SILVA</text:p>
          </table:table-cell>
          <table:table-cell office:value-type="string">
            <text:p>18 Jul 06, 00h00</text:p>
          </table:table-cell>
          <table:table-cell office:value-type="string">
            <text:p>18 Jul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RURI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0260-19.2007.8.02.0042  
</text:p>
          </table:table-cell>
          <table:table-cell office:value-type="string">
            <text:p>2º OFICIO</text:p>
          </table:table-cell>
          <table:table-cell office:value-type="string">
            <text:p>10495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72">
            <text:p>7572</text:p>
          </table:table-cell>
          <table:table-cell office:value-type="string">
            <text:p>BELARMINO PEREIRA DA SILVA</text:p>
          </table:table-cell>
          <table:table-cell office:value-type="string">
            <text:p>29 Set 98, 00h00</text:p>
          </table:table-cell>
          <table:table-cell office:value-type="string">
            <text:p>29 Set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37136-9</text:p>
          </table:table-cell>
          <table:table-cell office:value-type="string">
            <text:p>5ª VARA CIVEL</text:p>
          </table:table-cell>
          <table:table-cell office:value-type="string">
            <text:p>16690.0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74">
            <text:p>7574</text:p>
          </table:table-cell>
          <table:table-cell office:value-type="string">
            <text:p>MARCELO DOS SANTOS ARANHA</text:p>
          </table:table-cell>
          <table:table-cell office:value-type="string">
            <text:p>29 Jan 09, 00h00</text:p>
          </table:table-cell>
          <table:table-cell office:value-type="string">
            <text:p>29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05793-62.2009.8.17.0001</text:p>
          </table:table-cell>
          <table:table-cell office:value-type="string">
            <text:p>24ª VARA CÍVEL</text:p>
          </table:table-cell>
          <table:table-cell office:value-type="string">
            <text:p>45152.1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76">
            <text:p>7576</text:p>
          </table:table-cell>
          <table:table-cell office:value-type="string">
            <text:p>MARIA RODRIGUES DO AMARAL SANTOS</text:p>
          </table:table-cell>
          <table:table-cell office:value-type="string">
            <text:p>29 Jan 09, 00h00</text:p>
          </table:table-cell>
          <table:table-cell office:value-type="string">
            <text:p>29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USTOD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18.2009.000043-9</text:p>
          </table:table-cell>
          <table:table-cell office:value-type="string">
            <text:p>ÚNICA</text:p>
          </table:table-cell>
          <table:table-cell office:value-type="string">
            <text:p>18760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77">
            <text:p>7577</text:p>
          </table:table-cell>
          <table:table-cell office:value-type="string">
            <text:p>ELIAS MACIEL DA SILVA</text:p>
          </table:table-cell>
          <table:table-cell office:value-type="string">
            <text:p>29 Jan 09, 00h00</text:p>
          </table:table-cell>
          <table:table-cell office:value-type="string">
            <text:p>29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303-22.2009.8.02.0001</text:p>
          </table:table-cell>
          <table:table-cell office:value-type="string">
            <text:p>4ª VARA CÍVEL</text:p>
          </table:table-cell>
          <table:table-cell office:value-type="string">
            <text:p>27336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78">
            <text:p>7578</text:p>
          </table:table-cell>
          <table:table-cell office:value-type="string">
            <text:p>ALMIR MEDEIROS DE OLIVEIRA</text:p>
          </table:table-cell>
          <table:table-cell office:value-type="string">
            <text:p>29 Jan 09, 00h00</text:p>
          </table:table-cell>
          <table:table-cell office:value-type="string">
            <text:p>29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725-94.2009.8.17.0810</text:p>
          </table:table-cell>
          <table:table-cell office:value-type="string">
            <text:p>5ª VARA CIVEL</text:p>
          </table:table-cell>
          <table:table-cell office:value-type="string">
            <text:p>31.453,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80">
            <text:p>7580</text:p>
          </table:table-cell>
          <table:table-cell office:value-type="string">
            <text:p>ARNALDO FONSECA ALVES</text:p>
          </table:table-cell>
          <table:table-cell office:value-type="string">
            <text:p>29 Nov 99, 00h00</text:p>
          </table:table-cell>
          <table:table-cell office:value-type="string">
            <text:p>29 Nov 9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62325-8</text:p>
          </table:table-cell>
          <table:table-cell office:value-type="string">
            <text:p>8ª VARA CÍVEL</text:p>
          </table:table-cell>
          <table:table-cell office:value-type="string">
            <text:p>618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83">
            <text:p>7583</text:p>
          </table:table-cell>
          <table:table-cell office:value-type="string">
            <text:p>ALEXANDRE PACIFICO DA SILVA LOPES</text:p>
          </table:table-cell>
          <table:table-cell office:value-type="string">
            <text:p>29 Jan 09, 00h00</text:p>
          </table:table-cell>
          <table:table-cell office:value-type="string">
            <text:p>29 Ja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6.2009.000316-2</text:p>
          </table:table-cell>
          <table:table-cell office:value-type="string">
            <text:p>1ª VARA CÍVEL</text:p>
          </table:table-cell>
          <table:table-cell office:value-type="string">
            <text:p>176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84">
            <text:p>7584</text:p>
          </table:table-cell>
          <table:table-cell office:value-type="string">
            <text:p>JOSÉ FRANCISCO SILVA FILHO</text:p>
          </table:table-cell>
          <table:table-cell office:value-type="string">
            <text:p>24 Set 96, 00h00</text:p>
          </table:table-cell>
          <table:table-cell office:value-type="string">
            <text:p>24 Set 96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SÃO LUI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6.097199-9</text:p>
          </table:table-cell>
          <table:table-cell office:value-type="string">
            <text:p>11ª VARA CÍVEL</text:p>
          </table:table-cell>
          <table:table-cell office:value-type="string">
            <text:p>4728.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85">
            <text:p>7585</text:p>
          </table:table-cell>
          <table:table-cell office:value-type="string">
            <text:p>JURANDI VITAL DA SILVA</text:p>
          </table:table-cell>
          <table:table-cell office:value-type="string">
            <text:p>21 Out 04, 00h00</text:p>
          </table:table-cell>
          <table:table-cell office:value-type="string">
            <text:p>21 Out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USTOD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817/04</text:p>
          </table:table-cell>
          <table:table-cell office:value-type="string">
            <text:p>ÚNICA</text:p>
          </table:table-cell>
          <table:table-cell office:value-type="string">
            <text:p>14353.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87">
            <text:p>7587</text:p>
          </table:table-cell>
          <table:table-cell office:value-type="string">
            <text:p>DIRCE INES DA SILVA SANTANA</text:p>
          </table:table-cell>
          <table:table-cell office:value-type="string">
            <text:p>27 Nov 08, 00h00</text:p>
          </table:table-cell>
          <table:table-cell office:value-type="string">
            <text:p>27 Nov 08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654/2008</text:p>
          </table:table-cell>
          <table:table-cell office:value-type="string">
            <text:p>I - JEC - JABOATÃO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88">
            <text:p>7588</text:p>
          </table:table-cell>
          <table:table-cell office:value-type="string">
            <text:p>ANTÔNIO MARIA DE MELO ALBUQUERQUE</text:p>
          </table:table-cell>
          <table:table-cell office:value-type="string">
            <text:p>18 Mar 99, 00h00</text:p>
          </table:table-cell>
          <table:table-cell office:value-type="string">
            <text:p>18 Mar 9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009869-0</text:p>
          </table:table-cell>
          <table:table-cell office:value-type="string">
            <text:p>11ª VARA CÍVEL</text:p>
          </table:table-cell>
          <table:table-cell office:value-type="string">
            <text:p>5028.2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92">
            <text:p>7592</text:p>
          </table:table-cell>
          <table:table-cell office:value-type="string">
            <text:p>CICERO TENORIO DA SILVA</text:p>
          </table:table-cell>
          <table:table-cell office:value-type="string">
            <text:p>13 Mai 05, 00h00</text:p>
          </table:table-cell>
          <table:table-cell office:value-type="string">
            <text:p>13 Mai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64-12.2005.8.02.0058</text:p>
          </table:table-cell>
          <table:table-cell office:value-type="string">
            <text:p>2ª VARA CÍVEL</text:p>
          </table:table-cell>
          <table:table-cell office:value-type="string">
            <text:p>12018.2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string">
            <text:p>JEFERSON BUSCAROFF</text:p>
          </table:table-cell>
          <table:table-cell office:value-type="string">
            <text:p>5 Jan 04, 00h00</text:p>
          </table:table-cell>
          <table:table-cell office:value-type="string">
            <text:p>5 Jan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15-96.2004.8.02.0001</text:p>
          </table:table-cell>
          <table:table-cell office:value-type="string">
            <text:p>6º VARA CÍVEL</text:p>
          </table:table-cell>
          <table:table-cell office:value-type="string">
            <text:p>3298.1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string">
            <text:p>WALMAR LOPES MALTA</text:p>
          </table:table-cell>
          <table:table-cell office:value-type="string">
            <text:p>4 Jan 95, 00h00</text:p>
          </table:table-cell>
          <table:table-cell office:value-type="string">
            <text:p>4 Jan 9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5.000345-0</text:p>
          </table:table-cell>
          <table:table-cell office:value-type="string">
            <text:p>3º VARA CIVEL</text:p>
          </table:table-cell>
          <table:table-cell office:value-type="string">
            <text:p>766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597">
            <text:p>7597</text:p>
          </table:table-cell>
          <table:table-cell office:value-type="string">
            <text:p>LYGIA MARIA FERNANDES DE AZEVEDO</text:p>
          </table:table-cell>
          <table:table-cell office:value-type="string">
            <text:p>6 Set 95, 00h00</text:p>
          </table:table-cell>
          <table:table-cell office:value-type="string">
            <text:p>6 Set 9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FORTALEZ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5.066606-9</text:p>
          </table:table-cell>
          <table:table-cell office:value-type="string">
            <text:p>8ª VARA CÍVEL</text:p>
          </table:table-cell>
          <table:table-cell office:value-type="string">
            <text:p>3364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02">
            <text:p>7602</text:p>
          </table:table-cell>
          <table:table-cell office:value-type="string">
            <text:p>ANA AMELIA VASCONCELOS PASSOS</text:p>
          </table:table-cell>
          <table:table-cell office:value-type="string">
            <text:p>5 Fev 09, 00h00</text:p>
          </table:table-cell>
          <table:table-cell office:value-type="string">
            <text:p>5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EIRA DOS INDI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89-53.2009.8.02.0046</text:p>
          </table:table-cell>
          <table:table-cell office:value-type="string">
            <text:p>2ª VARA CÍVEL</text:p>
          </table:table-cell>
          <table:table-cell office:value-type="string">
            <text:p>22704.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08">
            <text:p>7608</text:p>
          </table:table-cell>
          <table:table-cell office:value-type="string">
            <text:p>GRACE ANNE TEIXEIRA DOS SANTOS</text:p>
          </table:table-cell>
          <table:table-cell office:value-type="string">
            <text:p>6 Fev 09, 00h00</text:p>
          </table:table-cell>
          <table:table-cell office:value-type="string">
            <text:p>6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301-52.2009.8.02.0001  
</text:p>
          </table:table-cell>
          <table:table-cell office:value-type="string">
            <text:p>12ª VARA CIVEL</text:p>
          </table:table-cell>
          <table:table-cell office:value-type="string">
            <text:p>18294.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16">
            <text:p>7616</text:p>
          </table:table-cell>
          <table:table-cell office:value-type="string">
            <text:p>DORGIVAL MESSIAS DOS SANTOS</text:p>
          </table:table-cell>
          <table:table-cell office:value-type="string">
            <text:p>9 Fev 09, 00h00</text:p>
          </table:table-cell>
          <table:table-cell office:value-type="string">
            <text:p>9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SANT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0553.5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18">
            <text:p>7618</text:p>
          </table:table-cell>
          <table:table-cell office:value-type="string">
            <text:p>MARIO JORGE BELO DE LIMA</text:p>
          </table:table-cell>
          <table:table-cell office:value-type="string">
            <text:p>9 Fev 09, 00h00</text:p>
          </table:table-cell>
          <table:table-cell office:value-type="string">
            <text:p>9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363.6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23">
            <text:p>7623</text:p>
          </table:table-cell>
          <table:table-cell office:value-type="string">
            <text:p>CARLOS FREDERICO DE CARVALHO KLAUS</text:p>
          </table:table-cell>
          <table:table-cell office:value-type="string">
            <text:p>9 Fev 09, 00h00</text:p>
          </table:table-cell>
          <table:table-cell office:value-type="string">
            <text:p>9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14277-7</text:p>
          </table:table-cell>
          <table:table-cell office:value-type="string">
            <text:p>27ª VARA CÍVEL</text:p>
          </table:table-cell>
          <table:table-cell office:value-type="string">
            <text:p>3485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24">
            <text:p>7624</text:p>
          </table:table-cell>
          <table:table-cell office:value-type="string">
            <text:p>FRANCISCO RAIMUNDO DE CARVALHO</text:p>
          </table:table-cell>
          <table:table-cell office:value-type="string">
            <text:p>9 Fev 09, 00h00</text:p>
          </table:table-cell>
          <table:table-cell office:value-type="string">
            <text:p>9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TORITA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20-82.2009.8.17.1490</text:p>
          </table:table-cell>
          <table:table-cell office:value-type="string">
            <text:p>ÚNICA</text:p>
          </table:table-cell>
          <table:table-cell office:value-type="string">
            <text:p>30567.7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34">
            <text:p>7634</text:p>
          </table:table-cell>
          <table:table-cell office:value-type="string">
            <text:p>CARLOS FREDERICO DE CARVALHO KLAUS</text:p>
          </table:table-cell>
          <table:table-cell office:value-type="string">
            <text:p>11 Fev 09, 00h00</text:p>
          </table:table-cell>
          <table:table-cell office:value-type="string">
            <text:p>11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14269-6</text:p>
          </table:table-cell>
          <table:table-cell office:value-type="string">
            <text:p>20ª VARA CIVEL</text:p>
          </table:table-cell>
          <table:table-cell office:value-type="string">
            <text:p>35622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36">
            <text:p>7636</text:p>
          </table:table-cell>
          <table:table-cell office:value-type="string">
            <text:p>JULIANA AZEVEDO DA SILDA</text:p>
          </table:table-cell>
          <table:table-cell office:value-type="string">
            <text:p>11 Fev 09, 00h00</text:p>
          </table:table-cell>
          <table:table-cell office:value-type="string">
            <text:p>11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T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2705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37">
            <text:p>7637</text:p>
          </table:table-cell>
          <table:table-cell office:value-type="string">
            <text:p>GUSTAVO HENRIQUE GOMES DE ANDRADE</text:p>
          </table:table-cell>
          <table:table-cell office:value-type="string">
            <text:p>11 Fev 09, 00h00</text:p>
          </table:table-cell>
          <table:table-cell office:value-type="string">
            <text:p>11 Fe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0077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48">
            <text:p>7648</text:p>
          </table:table-cell>
          <table:table-cell office:value-type="string">
            <text:p>MARIA SONIA BARBOSA PEREIRA</text:p>
          </table:table-cell>
          <table:table-cell office:value-type="string">
            <text:p>10 Out 05, 00h00</text:p>
          </table:table-cell>
          <table:table-cell office:value-type="string">
            <text:p>10 Out 0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17-22.2005.8.02.0053</text:p>
          </table:table-cell>
          <table:table-cell office:value-type="string">
            <text:p>1ª VARA CÍVEL</text:p>
          </table:table-cell>
          <table:table-cell office:value-type="string">
            <text:p>12309.5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63">
            <text:p>7663</text:p>
          </table:table-cell>
          <table:table-cell office:value-type="string">
            <text:p>EDNALDO COELHO DA SILVEIRA</text:p>
          </table:table-cell>
          <table:table-cell office:value-type="string">
            <text:p>16 Fev 00, 00h00</text:p>
          </table:table-cell>
          <table:table-cell office:value-type="string">
            <text:p>16 Fev 0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0.002634-5</text:p>
          </table:table-cell>
          <table:table-cell office:value-type="string">
            <text:p>13ª VARA CÍVEL</text:p>
          </table:table-cell>
          <table:table-cell office:value-type="string">
            <text:p>1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70">
            <text:p>7670</text:p>
          </table:table-cell>
          <table:table-cell office:value-type="string">
            <text:p>ALAN SANTOS DA ENCARNAÇÃO</text:p>
          </table:table-cell>
          <table:table-cell office:value-type="string">
            <text:p>8 Nov 07, 00h00</text:p>
          </table:table-cell>
          <table:table-cell office:value-type="string">
            <text:p>8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9743-84.2007.8.02.0001</text:p>
          </table:table-cell>
          <table:table-cell office:value-type="string">
            <text:p>8ª VARA CÍVEL</text:p>
          </table:table-cell>
          <table:table-cell office:value-type="string">
            <text:p>33365.3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73">
            <text:p>7673</text:p>
          </table:table-cell>
          <table:table-cell office:value-type="string">
            <text:p>LIANA SILVA MOURA</text:p>
          </table:table-cell>
          <table:table-cell office:value-type="string">
            <text:p>25 Set 06, 00h00</text:p>
          </table:table-cell>
          <table:table-cell office:value-type="string">
            <text:p>25 Set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8939-87.2006.8.02.0001</text:p>
          </table:table-cell>
          <table:table-cell office:value-type="string">
            <text:p>8ª VARA CÍVEL</text:p>
          </table:table-cell>
          <table:table-cell office:value-type="string">
            <text:p>23003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76">
            <text:p>7676</text:p>
          </table:table-cell>
          <table:table-cell office:value-type="string">
            <text:p>WILLIAM DE FREITAS CANECA</text:p>
          </table:table-cell>
          <table:table-cell office:value-type="string">
            <text:p>9 Jul 97, 00h00</text:p>
          </table:table-cell>
          <table:table-cell office:value-type="string">
            <text:p>9 Jul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3461-9</text:p>
          </table:table-cell>
          <table:table-cell office:value-type="string">
            <text:p>14ª VARA CÍVEL</text:p>
          </table:table-cell>
          <table:table-cell office:value-type="string">
            <text:p>699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33">
            <text:p>7733</text:p>
          </table:table-cell>
          <table:table-cell office:value-type="string">
            <text:p>JOSE MARCOS FELIX DE LIMA</text:p>
          </table:table-cell>
          <table:table-cell office:value-type="string">
            <text:p>9 Nov 06, 00h00</text:p>
          </table:table-cell>
          <table:table-cell office:value-type="string">
            <text:p>9 Nov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0.2006.002074-8</text:p>
          </table:table-cell>
          <table:table-cell office:value-type="string">
            <text:p>1ª VARA CÍVEL</text:p>
          </table:table-cell>
          <table:table-cell office:value-type="string">
            <text:p>18852.7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CRISTINA CALDEIRO DE HOLANDA</text:p>
          </table:table-cell>
          <table:table-cell office:value-type="string">
            <text:p>2 Mar 09, 00h00</text:p>
          </table:table-cell>
          <table:table-cell office:value-type="string">
            <text:p>2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04484-06.2009.8.17.0001</text:p>
          </table:table-cell>
          <table:table-cell office:value-type="string">
            <text:p>30ª VARA CÍVEL</text:p>
          </table:table-cell>
          <table:table-cell office:value-type="string">
            <text:p>246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47">
            <text:p>7747</text:p>
          </table:table-cell>
          <table:table-cell office:value-type="string">
            <text:p>LUIZ CARLOS FERREIRA DOS SANTOS</text:p>
          </table:table-cell>
          <table:table-cell office:value-type="string">
            <text:p>7 Dez 01, 00h00</text:p>
          </table:table-cell>
          <table:table-cell office:value-type="string">
            <text:p>7 Dez 01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2.2001.000051-6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48">
            <text:p>7748</text:p>
          </table:table-cell>
          <table:table-cell office:value-type="string">
            <text:p>ANA LUIZA THE BONIFACIO ALMEIDA</text:p>
          </table:table-cell>
          <table:table-cell office:value-type="string">
            <text:p>12 Jun 97, 00h00</text:p>
          </table:table-cell>
          <table:table-cell office:value-type="string">
            <text:p>12 Jun 97, 00h00</text:p>
          </table:table-cell>
          <table:table-cell office:value-type="string">
            <text:p>3 Out 11, 14h3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1646-7</text:p>
          </table:table-cell>
          <table:table-cell office:value-type="string">
            <text:p>9ª VARA CIVEL</text:p>
          </table:table-cell>
          <table:table-cell office:value-type="string">
            <text:p>4.530,3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49">
            <text:p>7749</text:p>
          </table:table-cell>
          <table:table-cell office:value-type="string">
            <text:p>ANA LUIZA THE BONIFACIO ALMEIDA</text:p>
          </table:table-cell>
          <table:table-cell office:value-type="string">
            <text:p>13 Jun 97, 00h00</text:p>
          </table:table-cell>
          <table:table-cell office:value-type="string">
            <text:p>13 Jun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1755-61.1997.8.17.0001</text:p>
          </table:table-cell>
          <table:table-cell office:value-type="string">
            <text:p>8ª VARA CÍVEL</text:p>
          </table:table-cell>
          <table:table-cell office:value-type="string">
            <text:p>26982.4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50">
            <text:p>7750</text:p>
          </table:table-cell>
          <table:table-cell office:value-type="string">
            <text:p>ALEXANDRE DA SILVA PEREIRA</text:p>
          </table:table-cell>
          <table:table-cell office:value-type="string">
            <text:p>17 Jul 98, 00h00</text:p>
          </table:table-cell>
          <table:table-cell office:value-type="string">
            <text:p>17 Jul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26509-7</text:p>
          </table:table-cell>
          <table:table-cell office:value-type="string">
            <text:p>4ª VARA CÍVEL</text:p>
          </table:table-cell>
          <table:table-cell office:value-type="string">
            <text:p>7655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string">
            <text:p>ALESSANDRO ESTEVES DA SILVA</text:p>
          </table:table-cell>
          <table:table-cell office:value-type="string">
            <text:p>4 Set 98, 00h00</text:p>
          </table:table-cell>
          <table:table-cell office:value-type="string">
            <text:p>4 Set 98, 00h00</text:p>
          </table:table-cell>
          <table:table-cell office:value-type="string">
            <text:p>27 Set 11, 16h34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32680-0</text:p>
          </table:table-cell>
          <table:table-cell office:value-type="string">
            <text:p>3º VARA CIVEL</text:p>
          </table:table-cell>
          <table:table-cell office:value-type="string">
            <text:p>3078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56">
            <text:p>7756</text:p>
          </table:table-cell>
          <table:table-cell office:value-type="string">
            <text:p>AFONSO MOURA MACEDO</text:p>
          </table:table-cell>
          <table:table-cell office:value-type="string">
            <text:p>6 Jan 98, 00h00</text:p>
          </table:table-cell>
          <table:table-cell office:value-type="string">
            <text:p>6 Jan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IO IX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00261-4</text:p>
          </table:table-cell>
          <table:table-cell office:value-type="string">
            <text:p>10ª VARA CÍVEL</text:p>
          </table:table-cell>
          <table:table-cell office:value-type="string">
            <text:p>24964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59">
            <text:p>7759</text:p>
          </table:table-cell>
          <table:table-cell office:value-type="string">
            <text:p>AMARO TERTO DA SILVA</text:p>
          </table:table-cell>
          <table:table-cell office:value-type="string">
            <text:p>29 Ago 97, 00h00</text:p>
          </table:table-cell>
          <table:table-cell office:value-type="string">
            <text:p>29 Ago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ONIT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50814-0</text:p>
          </table:table-cell>
          <table:table-cell office:value-type="string">
            <text:p>16ª VARA CÍVEL</text:p>
          </table:table-cell>
          <table:table-cell office:value-type="string">
            <text:p>8190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61">
            <text:p>7761</text:p>
          </table:table-cell>
          <table:table-cell office:value-type="string">
            <text:p>ELIONE LOPES DA SILVA</text:p>
          </table:table-cell>
          <table:table-cell office:value-type="string">
            <text:p>22 Abr 98, 00h00</text:p>
          </table:table-cell>
          <table:table-cell office:value-type="string">
            <text:p>22 Abr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NAT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12769-7</text:p>
          </table:table-cell>
          <table:table-cell office:value-type="string">
            <text:p>4ª VARA CÍVEL</text:p>
          </table:table-cell>
          <table:table-cell office:value-type="string">
            <text:p>13761.1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CARLOS HENRIQUE VIANA CHAGAS</text:p>
          </table:table-cell>
          <table:table-cell office:value-type="string">
            <text:p>7 Out 98, 00h00</text:p>
          </table:table-cell>
          <table:table-cell office:value-type="string">
            <text:p>7 Out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ÃO LOURENÇO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38258-1</text:p>
          </table:table-cell>
          <table:table-cell office:value-type="string">
            <text:p>4ª VARA CÍVEL</text:p>
          </table:table-cell>
          <table:table-cell office:value-type="string">
            <text:p>3843.9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66">
            <text:p>7766</text:p>
          </table:table-cell>
          <table:table-cell office:value-type="string">
            <text:p>JEZABETE MARIA DE SOUZA SILVA</text:p>
          </table:table-cell>
          <table:table-cell office:value-type="string">
            <text:p>4 Mar 09, 00h00</text:p>
          </table:table-cell>
          <table:table-cell office:value-type="string">
            <text:p>4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60-59.2009.8.02.0001</text:p>
          </table:table-cell>
          <table:table-cell office:value-type="string">
            <text:p>1ª VARA CÍVEL</text:p>
          </table:table-cell>
          <table:table-cell office:value-type="string">
            <text:p>54726.1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67">
            <text:p>7767</text:p>
          </table:table-cell>
          <table:table-cell office:value-type="string">
            <text:p>JANDIRA DOS SANTOS SILVA</text:p>
          </table:table-cell>
          <table:table-cell office:value-type="string">
            <text:p>4 Mar 09, 00h00</text:p>
          </table:table-cell>
          <table:table-cell office:value-type="string">
            <text:p>4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LOURENCO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9213.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69">
            <text:p>7769</text:p>
          </table:table-cell>
          <table:table-cell office:value-type="string">
            <text:p>CARLOS AUGUSTO SOARES</text:p>
          </table:table-cell>
          <table:table-cell office:value-type="string">
            <text:p>5 Fev 09, 00h00</text:p>
          </table:table-cell>
          <table:table-cell office:value-type="string">
            <text:p>5 Fev 0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46/2009-00</text:p>
          </table:table-cell>
          <table:table-cell office:value-type="string">
            <text:p>III FORUM UNIVERSITARIO - UNICAP</text:p>
          </table:table-cell>
          <table:table-cell office:value-type="string">
            <text:p>17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76">
            <text:p>7776</text:p>
          </table:table-cell>
          <table:table-cell office:value-type="string">
            <text:p>BENEDITO FIRMINO DO NASCIMENTO</text:p>
          </table:table-cell>
          <table:table-cell office:value-type="string">
            <text:p>5 Dez 97, 00h00</text:p>
          </table:table-cell>
          <table:table-cell office:value-type="string">
            <text:p>5 Dez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LIMOEI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61005-0</text:p>
          </table:table-cell>
          <table:table-cell office:value-type="string">
            <text:p>9ª VARA CIVEL</text:p>
          </table:table-cell>
          <table:table-cell office:value-type="string">
            <text:p>20153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77">
            <text:p>7777</text:p>
          </table:table-cell>
          <table:table-cell office:value-type="string">
            <text:p>ANTONIO OSMAR DE SOUZA</text:p>
          </table:table-cell>
          <table:table-cell office:value-type="string">
            <text:p>3 Dez 97, 00h00</text:p>
          </table:table-cell>
          <table:table-cell office:value-type="string">
            <text:p>3 Dez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OTENG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60594-4</text:p>
          </table:table-cell>
          <table:table-cell office:value-type="string">
            <text:p>16ª VARA CÍVEL</text:p>
          </table:table-cell>
          <table:table-cell office:value-type="string">
            <text:p>49020.1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80">
            <text:p>7780</text:p>
          </table:table-cell>
          <table:table-cell office:value-type="string">
            <text:p>EDNA MARIA DA SILVA OLIVEIRA</text:p>
          </table:table-cell>
          <table:table-cell office:value-type="string">
            <text:p>29 Abr 98, 00h00</text:p>
          </table:table-cell>
          <table:table-cell office:value-type="string">
            <text:p>29 Abr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NAT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13653-0</text:p>
          </table:table-cell>
          <table:table-cell office:value-type="string">
            <text:p>10ª VARA CÍVEL</text:p>
          </table:table-cell>
          <table:table-cell office:value-type="string">
            <text:p>1186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83">
            <text:p>7783</text:p>
          </table:table-cell>
          <table:table-cell office:value-type="string">
            <text:p>RENATO SOBRAL DE CARVALHO</text:p>
          </table:table-cell>
          <table:table-cell office:value-type="string">
            <text:p>24 Mar 98, 00h00</text:p>
          </table:table-cell>
          <table:table-cell office:value-type="string">
            <text:p>24 Mar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RNAMER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09363-6</text:p>
          </table:table-cell>
          <table:table-cell office:value-type="string">
            <text:p>10ª VARA CÍVEL</text:p>
          </table:table-cell>
          <table:table-cell office:value-type="string">
            <text:p>17185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87">
            <text:p>7787</text:p>
          </table:table-cell>
          <table:table-cell office:value-type="string">
            <text:p>EDAUTO JOSÉ MARTINS SOUTO</text:p>
          </table:table-cell>
          <table:table-cell office:value-type="string">
            <text:p>20 Out 98, 00h00</text:p>
          </table:table-cell>
          <table:table-cell office:value-type="string">
            <text:p>20 Out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42507-8</text:p>
          </table:table-cell>
          <table:table-cell office:value-type="string">
            <text:p>5ª VARA CIVEL</text:p>
          </table:table-cell>
          <table:table-cell office:value-type="string">
            <text:p>3118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88">
            <text:p>7788</text:p>
          </table:table-cell>
          <table:table-cell office:value-type="string">
            <text:p>ERIVAN ALVES</text:p>
          </table:table-cell>
          <table:table-cell office:value-type="string">
            <text:p>23 Jul 98, 00h00</text:p>
          </table:table-cell>
          <table:table-cell office:value-type="string">
            <text:p>23 Jul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NAT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27108-9</text:p>
          </table:table-cell>
          <table:table-cell office:value-type="string">
            <text:p>5ª VARA CIVEL</text:p>
          </table:table-cell>
          <table:table-cell office:value-type="string">
            <text:p>30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89">
            <text:p>7789</text:p>
          </table:table-cell>
          <table:table-cell office:value-type="string">
            <text:p>FERNANDO LUIZ BUARQUE DE LACERDA FILHO</text:p>
          </table:table-cell>
          <table:table-cell office:value-type="string">
            <text:p>29 Set 98, 00h00</text:p>
          </table:table-cell>
          <table:table-cell office:value-type="string">
            <text:p>29 Set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37138-5</text:p>
          </table:table-cell>
          <table:table-cell office:value-type="string">
            <text:p>19ª VARA CÍVEL</text:p>
          </table:table-cell>
          <table:table-cell office:value-type="string">
            <text:p>11629.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91">
            <text:p>7791</text:p>
          </table:table-cell>
          <table:table-cell office:value-type="string">
            <text:p>GILSON DE MORAIS CHAVES JÚNIOR</text:p>
          </table:table-cell>
          <table:table-cell office:value-type="string">
            <text:p>5 Dez 97, 00h00</text:p>
          </table:table-cell>
          <table:table-cell office:value-type="string">
            <text:p>5 Dez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OIA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61008-5</text:p>
          </table:table-cell>
          <table:table-cell office:value-type="string">
            <text:p>17ª VARA CÍVEL</text:p>
          </table:table-cell>
          <table:table-cell office:value-type="string">
            <text:p>12484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IZAIAS CARVALHO FILHO</text:p>
          </table:table-cell>
          <table:table-cell office:value-type="string">
            <text:p>21 Fev 97, 00h00</text:p>
          </table:table-cell>
          <table:table-cell office:value-type="string">
            <text:p>21 Fev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UÍQU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13706-1</text:p>
          </table:table-cell>
          <table:table-cell office:value-type="string">
            <text:p>5ª VARA CIVEL</text:p>
          </table:table-cell>
          <table:table-cell office:value-type="string">
            <text:p>6285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95">
            <text:p>7795</text:p>
          </table:table-cell>
          <table:table-cell office:value-type="string">
            <text:p>ELIAS BARROS DE MOURA</text:p>
          </table:table-cell>
          <table:table-cell office:value-type="string">
            <text:p>18 Mai 01, 00h00</text:p>
          </table:table-cell>
          <table:table-cell office:value-type="string">
            <text:p>18 Mai 0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1.2001.002302-7</text:p>
          </table:table-cell>
          <table:table-cell office:value-type="string">
            <text:p>2ª VARA CÍVEL</text:p>
          </table:table-cell>
          <table:table-cell office:value-type="string">
            <text:p>3201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string">
            <text:p>REINALDO AFONSO DE MELO</text:p>
          </table:table-cell>
          <table:table-cell office:value-type="string">
            <text:p>4 Fev 98, 00h00</text:p>
          </table:table-cell>
          <table:table-cell office:value-type="string">
            <text:p>4 Fev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03431-1</text:p>
          </table:table-cell>
          <table:table-cell office:value-type="string">
            <text:p>9ª VARA CIVEL</text:p>
          </table:table-cell>
          <table:table-cell office:value-type="string">
            <text:p>15124.5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CARLOS FREDERICO DE CARVALHO KLAUS</text:p>
          </table:table-cell>
          <table:table-cell office:value-type="string">
            <text:p>13 Mar 09, 00h00</text:p>
          </table:table-cell>
          <table:table-cell office:value-type="string">
            <text:p>13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28975-1</text:p>
          </table:table-cell>
          <table:table-cell office:value-type="string">
            <text:p>29ª VARA CÍVEL</text:p>
          </table:table-cell>
          <table:table-cell office:value-type="string">
            <text:p>67140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03">
            <text:p>7803</text:p>
          </table:table-cell>
          <table:table-cell office:value-type="string">
            <text:p>ROSCELIO ANTONIO DE SOUZA</text:p>
          </table:table-cell>
          <table:table-cell office:value-type="string">
            <text:p>24 Out 97, 00h00</text:p>
          </table:table-cell>
          <table:table-cell office:value-type="string">
            <text:p>24 Out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57039-3</text:p>
          </table:table-cell>
          <table:table-cell office:value-type="string">
            <text:p>9ª VARA CIVEL</text:p>
          </table:table-cell>
          <table:table-cell office:value-type="string">
            <text:p>40540.3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05">
            <text:p>7805</text:p>
          </table:table-cell>
          <table:table-cell office:value-type="string">
            <text:p>SEVERINO AUGUSTO DE BAROS</text:p>
          </table:table-cell>
          <table:table-cell office:value-type="string">
            <text:p>15 Dez 08, 00h00</text:p>
          </table:table-cell>
          <table:table-cell office:value-type="string">
            <text:p>15 Dez 08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529462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07">
            <text:p>7807</text:p>
          </table:table-cell>
          <table:table-cell office:value-type="string">
            <text:p>MARIA DO CARMO FARIAS DE ALMEIDA</text:p>
          </table:table-cell>
          <table:table-cell office:value-type="string">
            <text:p>16 Mai 97, 00h00</text:p>
          </table:table-cell>
          <table:table-cell office:value-type="string">
            <text:p>16 Mai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38161-2</text:p>
          </table:table-cell>
          <table:table-cell office:value-type="string">
            <text:p>5ª VARA CIVEL</text:p>
          </table:table-cell>
          <table:table-cell office:value-type="string">
            <text:p>1593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17">
            <text:p>7817</text:p>
          </table:table-cell>
          <table:table-cell office:value-type="string">
            <text:p>MARCOS CABRAL DE MOURA</text:p>
          </table:table-cell>
          <table:table-cell office:value-type="string">
            <text:p>12 Jan 98, 00h00</text:p>
          </table:table-cell>
          <table:table-cell office:value-type="string">
            <text:p>12 Jan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0740-3</text:p>
          </table:table-cell>
          <table:table-cell office:value-type="string">
            <text:p>19ª VARA CÍVEL</text:p>
          </table:table-cell>
          <table:table-cell office:value-type="string">
            <text:p>16459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20">
            <text:p>7820</text:p>
          </table:table-cell>
          <table:table-cell office:value-type="string">
            <text:p>ALTAMIR GADELHA DE AMORIM</text:p>
          </table:table-cell>
          <table:table-cell office:value-type="string">
            <text:p>28 Set 98, 00h00</text:p>
          </table:table-cell>
          <table:table-cell office:value-type="string">
            <text:p>28 Set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GARASS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8.036913-5</text:p>
          </table:table-cell>
          <table:table-cell office:value-type="string">
            <text:p>11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22">
            <text:p>7822</text:p>
          </table:table-cell>
          <table:table-cell office:value-type="string">
            <text:p>ODELINA FERREIRA DE SOUZA</text:p>
          </table:table-cell>
          <table:table-cell office:value-type="string">
            <text:p>17 Mar 09, 00h00</text:p>
          </table:table-cell>
          <table:table-cell office:value-type="string">
            <text:p>17 Mar 0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16/2001-00</text:p>
          </table:table-cell>
          <table:table-cell office:value-type="string">
            <text:p>I JEC DE GARANHUNS-PE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23">
            <text:p>7823</text:p>
          </table:table-cell>
          <table:table-cell office:value-type="string">
            <text:p>APARECIDA GONZAGA</text:p>
          </table:table-cell>
          <table:table-cell office:value-type="string">
            <text:p>18 Mar 99, 00h00</text:p>
          </table:table-cell>
          <table:table-cell office:value-type="string">
            <text:p>18 Mar 9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009888-6</text:p>
          </table:table-cell>
          <table:table-cell office:value-type="string">
            <text:p>2ª VARA CÍVEL</text:p>
          </table:table-cell>
          <table:table-cell office:value-type="string">
            <text:p>3116.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25">
            <text:p>7825</text:p>
          </table:table-cell>
          <table:table-cell office:value-type="string">
            <text:p>SEVERINO JOSE DA SILVA</text:p>
          </table:table-cell>
          <table:table-cell office:value-type="string">
            <text:p>19 Mar 09, 00h00</text:p>
          </table:table-cell>
          <table:table-cell office:value-type="string">
            <text:p>19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63-48.2009.8.17.0470</text:p>
          </table:table-cell>
          <table:table-cell office:value-type="string">
            <text:p>2ª VARA CÍVEL</text:p>
          </table:table-cell>
          <table:table-cell office:value-type="string">
            <text:p>31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26">
            <text:p>7826</text:p>
          </table:table-cell>
          <table:table-cell office:value-type="string">
            <text:p>LUIZ SANTOS DO NASCIMENTO</text:p>
          </table:table-cell>
          <table:table-cell office:value-type="string">
            <text:p>19 Mar 09, 00h00</text:p>
          </table:table-cell>
          <table:table-cell office:value-type="string">
            <text:p>19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27">
            <text:p>7827</text:p>
          </table:table-cell>
          <table:table-cell office:value-type="string">
            <text:p>MARIA TEREZINHA JOFFILY</text:p>
          </table:table-cell>
          <table:table-cell office:value-type="string">
            <text:p>1 Jan 04, 00h00</text:p>
          </table:table-cell>
          <table:table-cell office:value-type="string">
            <text:p>1 Jan 04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8.2004.000026-9</text:p>
          </table:table-cell>
          <table:table-cell office:value-type="string">
            <text:p>2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28">
            <text:p>7828</text:p>
          </table:table-cell>
          <table:table-cell office:value-type="string">
            <text:p>OSMAR DE SOUSA CASTRO</text:p>
          </table:table-cell>
          <table:table-cell office:value-type="string">
            <text:p>17 Mar 09, 00h00</text:p>
          </table:table-cell>
          <table:table-cell office:value-type="string">
            <text:p>17 Mar 0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7352009</text:p>
          </table:table-cell>
          <table:table-cell office:value-type="string">
            <text:p>4ª VARA CÍVEL</text:p>
          </table:table-cell>
          <table:table-cell office:value-type="string">
            <text:p>1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29">
            <text:p>7829</text:p>
          </table:table-cell>
          <table:table-cell office:value-type="string">
            <text:p>DAIMAR DE LIRA OLIVEIRA</text:p>
          </table:table-cell>
          <table:table-cell office:value-type="string">
            <text:p>8 Dez 08, 00h00</text:p>
          </table:table-cell>
          <table:table-cell office:value-type="string">
            <text:p>8 Dez 08, 00h00</text:p>
          </table:table-cell>
          <table:table-cell office:value-type="string">
            <text:p>24 Set 11, 21h22</text:p>
          </table:table-cell>
          <table:table-cell office:value-type="string">
            <text:p>RESTITUIÇÃO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.200.081819-3</text:p>
          </table:table-cell>
          <table:table-cell office:value-type="string">
            <text:p>4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30">
            <text:p>7830</text:p>
          </table:table-cell>
          <table:table-cell office:value-type="string">
            <text:p>MICHELE FERREIRA TAVARES</text:p>
          </table:table-cell>
          <table:table-cell office:value-type="string">
            <text:p>21 Out 08, 00h00</text:p>
          </table:table-cell>
          <table:table-cell office:value-type="string">
            <text:p>21 Out 08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TRACUNHAÉ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95.2006.000011-0</text:p>
          </table:table-cell>
          <table:table-cell office:value-type="string">
            <text:p>ÚNICA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31">
            <text:p>7831</text:p>
          </table:table-cell>
          <table:table-cell office:value-type="string">
            <text:p>ADILSON FALCÃO DE FARIAS</text:p>
          </table:table-cell>
          <table:table-cell office:value-type="string">
            <text:p>30 Mai 97, 00h00</text:p>
          </table:table-cell>
          <table:table-cell office:value-type="string">
            <text:p>30 Mai 97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97.007203-2</text:p>
          </table:table-cell>
          <table:table-cell office:value-type="string">
            <text:p>12ª VARA CIVEL</text:p>
          </table:table-cell>
          <table:table-cell office:value-type="string">
            <text:p>5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string">
            <text:p>OLDEMBURGO DA SIVA PARANHOS FILHO</text:p>
          </table:table-cell>
          <table:table-cell office:value-type="string">
            <text:p>12 Jun 97, 00h00</text:p>
          </table:table-cell>
          <table:table-cell office:value-type="string">
            <text:p>12 Jun 97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41640-8</text:p>
          </table:table-cell>
          <table:table-cell office:value-type="string">
            <text:p>7º VARA CIVEL</text:p>
          </table:table-cell>
          <table:table-cell office:value-type="string">
            <text:p>8083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36">
            <text:p>7836</text:p>
          </table:table-cell>
          <table:table-cell office:value-type="string">
            <text:p>ELISETE LAMENHA PEIXOTO</text:p>
          </table:table-cell>
          <table:table-cell office:value-type="string">
            <text:p>4 Dez 97, 00h00</text:p>
          </table:table-cell>
          <table:table-cell office:value-type="string">
            <text:p>4 Dez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2714-42.2007.8.02.0001</text:p>
          </table:table-cell>
          <table:table-cell office:value-type="string">
            <text:p>7ª VARA CÍVEL</text:p>
          </table:table-cell>
          <table:table-cell office:value-type="string">
            <text:p>19601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63">
            <text:p>7863</text:p>
          </table:table-cell>
          <table:table-cell office:value-type="string">
            <text:p>IRACILDO CARVALHO VILELA</text:p>
          </table:table-cell>
          <table:table-cell office:value-type="string">
            <text:p>20 Nov 97, 00h00</text:p>
          </table:table-cell>
          <table:table-cell office:value-type="string">
            <text:p>20 Nov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UÍQU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7.059120-0</text:p>
          </table:table-cell>
          <table:table-cell office:value-type="string">
            <text:p>13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67">
            <text:p>7867</text:p>
          </table:table-cell>
          <table:table-cell office:value-type="string">
            <text:p>AIRON FELIX DOS SANTOS</text:p>
          </table:table-cell>
          <table:table-cell office:value-type="string">
            <text:p>26 Mar 09, 00h00</text:p>
          </table:table-cell>
          <table:table-cell office:value-type="string">
            <text:p>26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JO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382-88.2009.8.17.0640</text:p>
          </table:table-cell>
          <table:table-cell office:value-type="string">
            <text:p>2ª VARA CÍVEL</text:p>
          </table:table-cell>
          <table:table-cell office:value-type="string">
            <text:p>25267.6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70">
            <text:p>7870</text:p>
          </table:table-cell>
          <table:table-cell office:value-type="string">
            <text:p>MARIA ZULMIRA GUERRA CAVALCANTI UCHOA</text:p>
          </table:table-cell>
          <table:table-cell office:value-type="string">
            <text:p>9 Jun 04, 00h00</text:p>
          </table:table-cell>
          <table:table-cell office:value-type="string">
            <text:p>9 Jun 04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IGARASS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4.017832-4</text:p>
          </table:table-cell>
          <table:table-cell office:value-type="string">
            <text:p>26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72">
            <text:p>7872</text:p>
          </table:table-cell>
          <table:table-cell office:value-type="string">
            <text:p>LUIZ DA COSTA MEDEIROS FILHO</text:p>
          </table:table-cell>
          <table:table-cell office:value-type="string">
            <text:p>10 Jul 98, 00h00</text:p>
          </table:table-cell>
          <table:table-cell office:value-type="string">
            <text:p>10 Jul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1.2002.002026-8
231.2002.00</text:p>
          </table:table-cell>
          <table:table-cell office:value-type="string">
            <text:p>1ª VARA CÍVEL</text:p>
          </table:table-cell>
          <table:table-cell office:value-type="string">
            <text:p>3881.6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74">
            <text:p>7874</text:p>
          </table:table-cell>
          <table:table-cell office:value-type="string">
            <text:p>JOAO AGOSTINHO DE ANDRADE</text:p>
          </table:table-cell>
          <table:table-cell office:value-type="string">
            <text:p>7 Nov 06, 00h00</text:p>
          </table:table-cell>
          <table:table-cell office:value-type="string">
            <text:p>7 Nov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1.07.500092-0</text:p>
          </table:table-cell>
          <table:table-cell office:value-type="string">
            <text:p>2ª VARA CÍVEL</text:p>
          </table:table-cell>
          <table:table-cell office:value-type="string">
            <text:p>17202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75">
            <text:p>7875</text:p>
          </table:table-cell>
          <table:table-cell office:value-type="string">
            <text:p>PEDRO VICENTE DA SILVA</text:p>
          </table:table-cell>
          <table:table-cell office:value-type="string">
            <text:p>30 Mar 09, 00h00</text:p>
          </table:table-cell>
          <table:table-cell office:value-type="string">
            <text:p>30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NARÍ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3200.5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76">
            <text:p>7876</text:p>
          </table:table-cell>
          <table:table-cell office:value-type="string">
            <text:p>VERA LUCIA DOS SANTOS OLIVEIRA</text:p>
          </table:table-cell>
          <table:table-cell office:value-type="string">
            <text:p>30 Mar 09, 00h00</text:p>
          </table:table-cell>
          <table:table-cell office:value-type="string">
            <text:p>30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62-68.2009.8.02.0012</text:p>
          </table:table-cell>
          <table:table-cell office:value-type="string">
            <text:p>ÚNICA</text:p>
          </table:table-cell>
          <table:table-cell office:value-type="string">
            <text:p>3731.9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78">
            <text:p>7878</text:p>
          </table:table-cell>
          <table:table-cell office:value-type="string">
            <text:p>MARIA NAZARÉ MONTEIRO DA SILVA</text:p>
          </table:table-cell>
          <table:table-cell office:value-type="string">
            <text:p>30 Mar 09, 00h00</text:p>
          </table:table-cell>
          <table:table-cell office:value-type="string">
            <text:p>30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10.769-2</text:p>
          </table:table-cell>
          <table:table-cell office:value-type="string">
            <text:p>11ª VARA CÍVEL</text:p>
          </table:table-cell>
          <table:table-cell office:value-type="string">
            <text:p>5026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81">
            <text:p>7881</text:p>
          </table:table-cell>
          <table:table-cell office:value-type="string">
            <text:p>MARILI DE SANTANA SANTOS</text:p>
          </table:table-cell>
          <table:table-cell office:value-type="string">
            <text:p>30 Mar 09, 00h00</text:p>
          </table:table-cell>
          <table:table-cell office:value-type="string">
            <text:p>30 Ma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848-65.2009.8.02.0001 
00</text:p>
          </table:table-cell>
          <table:table-cell office:value-type="string">
            <text:p>12ª VARA CIVEL</text:p>
          </table:table-cell>
          <table:table-cell office:value-type="string">
            <text:p>4002.0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898">
            <text:p>7898</text:p>
          </table:table-cell>
          <table:table-cell office:value-type="string">
            <text:p>MANOEL ALVES TAVEIRA</text:p>
          </table:table-cell>
          <table:table-cell office:value-type="string">
            <text:p>22 Abr 98, 00h00</text:p>
          </table:table-cell>
          <table:table-cell office:value-type="string">
            <text:p>22 Abr 9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6.2001.000109-5
216.2001.00</text:p>
          </table:table-cell>
          <table:table-cell office:value-type="string">
            <text:p>2ª VARA CÍVEL</text:p>
          </table:table-cell>
          <table:table-cell office:value-type="string">
            <text:p>9668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04">
            <text:p>7904</text:p>
          </table:table-cell>
          <table:table-cell office:value-type="string">
            <text:p>SILVANA MARIA BRITO MELLO</text:p>
          </table:table-cell>
          <table:table-cell office:value-type="string">
            <text:p>23 Set 98, 00h00</text:p>
          </table:table-cell>
          <table:table-cell office:value-type="string">
            <text:p>23 Set 98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CATE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4.1999.000080-0</text:p>
          </table:table-cell>
          <table:table-cell office:value-type="string">
            <text:p>ÚNICA</text:p>
          </table:table-cell>
          <table:table-cell office:value-type="string">
            <text:p>6218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05">
            <text:p>7905</text:p>
          </table:table-cell>
          <table:table-cell office:value-type="string">
            <text:p>ANGELA MARIA LACERDA DA SILVA</text:p>
          </table:table-cell>
          <table:table-cell office:value-type="string">
            <text:p>2 Abr 09, 00h00</text:p>
          </table:table-cell>
          <table:table-cell office:value-type="string">
            <text:p>2 Ab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NHAP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22.09.000.537-8</text:p>
          </table:table-cell>
          <table:table-cell office:value-type="string">
            <text:p>ÚNICA</text:p>
          </table:table-cell>
          <table:table-cell office:value-type="string">
            <text:p>7385.8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10">
            <text:p>7910</text:p>
          </table:table-cell>
          <table:table-cell office:value-type="string">
            <text:p>MANUEL W DE FARIAS BARROS</text:p>
          </table:table-cell>
          <table:table-cell office:value-type="string">
            <text:p>2 Ago 06, 00h00</text:p>
          </table:table-cell>
          <table:table-cell office:value-type="string">
            <text:p>2 Ago 06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6.030307-8</text:p>
          </table:table-cell>
          <table:table-cell office:value-type="string">
            <text:p>4º VARA CI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19">
            <text:p>7919</text:p>
          </table:table-cell>
          <table:table-cell office:value-type="string">
            <text:p>ANTONIO BEZERRA DA SILVA</text:p>
          </table:table-cell>
          <table:table-cell office:value-type="string">
            <text:p>23 Mar 09, 00h00</text:p>
          </table:table-cell>
          <table:table-cell office:value-type="string">
            <text:p>23 Mar 0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59892009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string">
            <text:p>GRECE ANNE TEIXEIRA DOS SANTOS</text:p>
          </table:table-cell>
          <table:table-cell office:value-type="string">
            <text:p>9 Mar 09, 00h00</text:p>
          </table:table-cell>
          <table:table-cell office:value-type="string">
            <text:p>9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5339-74.2008.8.02.0001</text:p>
          </table:table-cell>
          <table:table-cell office:value-type="string">
            <text:p>12ª VARA CIVEL</text:p>
          </table:table-cell>
          <table:table-cell office:value-type="string">
            <text:p>42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24">
            <text:p>7924</text:p>
          </table:table-cell>
          <table:table-cell office:value-type="string">
            <text:p>FRANCISCO MORENO CASADO</text:p>
          </table:table-cell>
          <table:table-cell office:value-type="string">
            <text:p>13 Abr 09, 00h00</text:p>
          </table:table-cell>
          <table:table-cell office:value-type="string">
            <text:p>13 Abr 09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9.108582-0</text:p>
          </table:table-cell>
          <table:table-cell office:value-type="string">
            <text:p>ÚNICA</text:p>
          </table:table-cell>
          <table:table-cell office:value-type="string">
            <text:p>35617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25">
            <text:p>7925</text:p>
          </table:table-cell>
          <table:table-cell office:value-type="string">
            <text:p>JOSE CLARINDO VIEIRA</text:p>
          </table:table-cell>
          <table:table-cell office:value-type="string">
            <text:p>14 Abr 08, 00h00</text:p>
          </table:table-cell>
          <table:table-cell office:value-type="string">
            <text:p>14 Abr 08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62-29.2009.8.02.0001</text:p>
          </table:table-cell>
          <table:table-cell office:value-type="string">
            <text:p>9ª VARA CIVEL</text:p>
          </table:table-cell>
          <table:table-cell office:value-type="string">
            <text:p>36481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37">
            <text:p>7937</text:p>
          </table:table-cell>
          <table:table-cell office:value-type="string">
            <text:p>ANA PAULA MONTEBELLO MEDEIROS</text:p>
          </table:table-cell>
          <table:table-cell office:value-type="string">
            <text:p>31 Mar 99, 00h00</text:p>
          </table:table-cell>
          <table:table-cell office:value-type="string">
            <text:p>31 Mar 99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011419-9</text:p>
          </table:table-cell>
          <table:table-cell office:value-type="string">
            <text:p>1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39">
            <text:p>7939</text:p>
          </table:table-cell>
          <table:table-cell office:value-type="string">
            <text:p>ESPOLIO DE INACIO EDVALDO DA SILVA</text:p>
          </table:table-cell>
          <table:table-cell office:value-type="string">
            <text:p>14 Abr 09, 00h00</text:p>
          </table:table-cell>
          <table:table-cell office:value-type="string">
            <text:p>14 Abr 0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000900-3</text:p>
          </table:table-cell>
          <table:table-cell office:value-type="string">
            <text:p>20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46">
            <text:p>7946</text:p>
          </table:table-cell>
          <table:table-cell office:value-type="string">
            <text:p>BRAULINO PRADO DE OLIVEIRA JUNIOR</text:p>
          </table:table-cell>
          <table:table-cell office:value-type="string">
            <text:p>20 Jun 06, 00h00</text:p>
          </table:table-cell>
          <table:table-cell office:value-type="string">
            <text:p>20 Jun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373-25.2006.8.02.0001</text:p>
          </table:table-cell>
          <table:table-cell office:value-type="string">
            <text:p>3º VARA CIVEL</text:p>
          </table:table-cell>
          <table:table-cell office:value-type="string">
            <text:p>17942.6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48">
            <text:p>7948</text:p>
          </table:table-cell>
          <table:table-cell office:value-type="string">
            <text:p>DIOGO PEIXOTO BRAGA</text:p>
          </table:table-cell>
          <table:table-cell office:value-type="string">
            <text:p>26 Set 03, 00h00</text:p>
          </table:table-cell>
          <table:table-cell office:value-type="string">
            <text:p>26 Set 03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3189-12.2003.8.02.0001  
</text:p>
          </table:table-cell>
          <table:table-cell office:value-type="string">
            <text:p>6º VARA CÍVEL</text:p>
          </table:table-cell>
          <table:table-cell office:value-type="string">
            <text:p>14581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50">
            <text:p>7950</text:p>
          </table:table-cell>
          <table:table-cell office:value-type="string">
            <text:p>EDUARDO CARDOSO BEZERRA</text:p>
          </table:table-cell>
          <table:table-cell office:value-type="string">
            <text:p>22 Abr 09, 00h00</text:p>
          </table:table-cell>
          <table:table-cell office:value-type="string">
            <text:p>22 Abr 09, 00h00</text:p>
          </table:table-cell>
          <table:table-cell office:value-type="string">
            <text:p>3 Out 11, 17h10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9.003826-5</text:p>
          </table:table-cell>
          <table:table-cell office:value-type="string">
            <text:p>3º VARA CIVEL</text:p>
          </table:table-cell>
          <table:table-cell office:value-type="string">
            <text:p>2381.2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52">
            <text:p>7952</text:p>
          </table:table-cell>
          <table:table-cell office:value-type="string">
            <text:p>MARIA AUXILIADORA COLARES DAVID DE BARRO</text:p>
          </table:table-cell>
          <table:table-cell office:value-type="string">
            <text:p>22 Abr 09, 00h00</text:p>
          </table:table-cell>
          <table:table-cell office:value-type="string">
            <text:p>22 Ab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3.2009.001121-9</text:p>
          </table:table-cell>
          <table:table-cell office:value-type="string">
            <text:p>1ª VARA CÍVEL</text:p>
          </table:table-cell>
          <table:table-cell office:value-type="string">
            <text:p>22363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53">
            <text:p>7953</text:p>
          </table:table-cell>
          <table:table-cell office:value-type="string">
            <text:p>ESTEVAO DE SOUZA LEAL</text:p>
          </table:table-cell>
          <table:table-cell office:value-type="string">
            <text:p>22 Abr 09, 00h00</text:p>
          </table:table-cell>
          <table:table-cell office:value-type="string">
            <text:p>22 Ab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3075-54.2009.8.17.0001</text:p>
          </table:table-cell>
          <table:table-cell office:value-type="string">
            <text:p>34ª VARA CÍVEL</text:p>
          </table:table-cell>
          <table:table-cell office:value-type="string">
            <text:p>31585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67">
            <text:p>7967</text:p>
          </table:table-cell>
          <table:table-cell office:value-type="string">
            <text:p>TADEU D"GUTTEMBERG BELTRAO BREDA</text:p>
          </table:table-cell>
          <table:table-cell office:value-type="string">
            <text:p>27 Abr 09, 00h00</text:p>
          </table:table-cell>
          <table:table-cell office:value-type="string">
            <text:p>27 Ab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63-14.2009.8.02.0001</text:p>
          </table:table-cell>
          <table:table-cell office:value-type="string">
            <text:p>8ª VARA CÍVEL</text:p>
          </table:table-cell>
          <table:table-cell office:value-type="string">
            <text:p>5779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68">
            <text:p>7968</text:p>
          </table:table-cell>
          <table:table-cell office:value-type="string">
            <text:p>MARINETE MELO DA SILVA</text:p>
          </table:table-cell>
          <table:table-cell office:value-type="string">
            <text:p>16 Mar 04, 00h00</text:p>
          </table:table-cell>
          <table:table-cell office:value-type="string">
            <text:p>16 Mar 04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215343-08.2004.8.02.0058</text:p>
          </table:table-cell>
          <table:table-cell office:value-type="string">
            <text:p>2ª VARA CÍVEL</text:p>
          </table:table-cell>
          <table:table-cell office:value-type="string">
            <text:p>3414.2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71">
            <text:p>7971</text:p>
          </table:table-cell>
          <table:table-cell office:value-type="string">
            <text:p>ROBERTA AZZUDA DOMINGUES</text:p>
          </table:table-cell>
          <table:table-cell office:value-type="string">
            <text:p>27 Abr 09, 00h00</text:p>
          </table:table-cell>
          <table:table-cell office:value-type="string">
            <text:p>27 Ab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13076-0</text:p>
          </table:table-cell>
          <table:table-cell office:value-type="string">
            <text:p>30ª VARA CÍVEL</text:p>
          </table:table-cell>
          <table:table-cell office:value-type="string">
            <text:p>6980.0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72">
            <text:p>7972</text:p>
          </table:table-cell>
          <table:table-cell office:value-type="string">
            <text:p>CARLOS ALBERTO PEREIRA LIMA</text:p>
          </table:table-cell>
          <table:table-cell office:value-type="string">
            <text:p>28 Abr 09, 00h00</text:p>
          </table:table-cell>
          <table:table-cell office:value-type="string">
            <text:p>28 Ab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PO FLORI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27-70.2009.8.02.0042</text:p>
          </table:table-cell>
          <table:table-cell office:value-type="string">
            <text:p>1º OFICIO</text:p>
          </table:table-cell>
          <table:table-cell office:value-type="string">
            <text:p>2923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76">
            <text:p>7976</text:p>
          </table:table-cell>
          <table:table-cell office:value-type="string">
            <text:p>ALYSSON MAX OLIVEIRA MIRANDA</text:p>
          </table:table-cell>
          <table:table-cell office:value-type="string">
            <text:p>30 Abr 09, 00h00</text:p>
          </table:table-cell>
          <table:table-cell office:value-type="string">
            <text:p>30 Abr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859-48.2009.8.02.0001</text:p>
          </table:table-cell>
          <table:table-cell office:value-type="string">
            <text:p>2ª VARA CÍVEL</text:p>
          </table:table-cell>
          <table:table-cell office:value-type="string">
            <text:p>33057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77">
            <text:p>7977</text:p>
          </table:table-cell>
          <table:table-cell office:value-type="string">
            <text:p>ARNALDO ALVES DE MENEZES</text:p>
          </table:table-cell>
          <table:table-cell office:value-type="string">
            <text:p>4 Mai 09, 00h00</text:p>
          </table:table-cell>
          <table:table-cell office:value-type="string">
            <text:p>4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64-96.2009.8.02.0001</text:p>
          </table:table-cell>
          <table:table-cell office:value-type="string">
            <text:p>10ª VARA CÍVEL</text:p>
          </table:table-cell>
          <table:table-cell office:value-type="string">
            <text:p>3457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87">
            <text:p>7987</text:p>
          </table:table-cell>
          <table:table-cell office:value-type="string">
            <text:p>ERISVALDO DANTAS DE OLIVEIRA</text:p>
          </table:table-cell>
          <table:table-cell office:value-type="string">
            <text:p>5 Mai 09, 00h00</text:p>
          </table:table-cell>
          <table:table-cell office:value-type="string">
            <text:p>5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ERTAN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746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string">
            <text:p>JOSE GILSON ANDRADE DA SILVA</text:p>
          </table:table-cell>
          <table:table-cell office:value-type="string">
            <text:p>5 Mai 09, 00h00</text:p>
          </table:table-cell>
          <table:table-cell office:value-type="string">
            <text:p>5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MILAG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39-65.2009.8.02.0031</text:p>
          </table:table-cell>
          <table:table-cell office:value-type="string">
            <text:p>ÚNICA</text:p>
          </table:table-cell>
          <table:table-cell office:value-type="string">
            <text:p>2519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91">
            <text:p>7991</text:p>
          </table:table-cell>
          <table:table-cell office:value-type="string">
            <text:p>VERA OTILIA DE SIQUEIRA GUEDES</text:p>
          </table:table-cell>
          <table:table-cell office:value-type="string">
            <text:p>6 Mai 09, 00h00</text:p>
          </table:table-cell>
          <table:table-cell office:value-type="string">
            <text:p>6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9.003613-3</text:p>
          </table:table-cell>
          <table:table-cell office:value-type="string">
            <text:p>5ª VARA CIVEL</text:p>
          </table:table-cell>
          <table:table-cell office:value-type="string">
            <text:p>27360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92">
            <text:p>7992</text:p>
          </table:table-cell>
          <table:table-cell office:value-type="string">
            <text:p>EVERALDO DA ROCHA SANTOS</text:p>
          </table:table-cell>
          <table:table-cell office:value-type="string">
            <text:p>6 Mai 09, 00h00</text:p>
          </table:table-cell>
          <table:table-cell office:value-type="string">
            <text:p>6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72-55.2009.8.02.0053</text:p>
          </table:table-cell>
          <table:table-cell office:value-type="string">
            <text:p>2ª VARA CÍVEL</text:p>
          </table:table-cell>
          <table:table-cell office:value-type="string">
            <text:p>33244.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96">
            <text:p>7996</text:p>
          </table:table-cell>
          <table:table-cell office:value-type="string">
            <text:p>SAMUEL JOSE DOS SANTOS</text:p>
          </table:table-cell>
          <table:table-cell office:value-type="string">
            <text:p>6 Mai 09, 00h00</text:p>
          </table:table-cell>
          <table:table-cell office:value-type="string">
            <text:p>6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855-11.2009.8.02.0001</text:p>
          </table:table-cell>
          <table:table-cell office:value-type="string">
            <text:p>4ª VARA CÍVEL</text:p>
          </table:table-cell>
          <table:table-cell office:value-type="string">
            <text:p>15611.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97">
            <text:p>7997</text:p>
          </table:table-cell>
          <table:table-cell office:value-type="string">
            <text:p>MYRIA LIMA BARBOSA</text:p>
          </table:table-cell>
          <table:table-cell office:value-type="string">
            <text:p>25 Fev 09, 00h00</text:p>
          </table:table-cell>
          <table:table-cell office:value-type="string">
            <text:p>25 Fev 09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7862009</text:p>
          </table:table-cell>
          <table:table-cell office:value-type="string">
            <text:p>2ª VARA CÍVEL</text:p>
          </table:table-cell>
          <table:table-cell office:value-type="string">
            <text:p>364.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99">
            <text:p>7999</text:p>
          </table:table-cell>
          <table:table-cell office:value-type="string">
            <text:p>FHABIANA MARIA MOURA DA SILVA</text:p>
          </table:table-cell>
          <table:table-cell office:value-type="string">
            <text:p>26 Mai 03, 00h00</text:p>
          </table:table-cell>
          <table:table-cell office:value-type="string">
            <text:p>26 Mai 03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3.015813-4</text:p>
          </table:table-cell>
          <table:table-cell office:value-type="string">
            <text:p>10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06">
            <text:p>8006</text:p>
          </table:table-cell>
          <table:table-cell office:value-type="string">
            <text:p>GERALDO DA SILVA SOUSA</text:p>
          </table:table-cell>
          <table:table-cell office:value-type="string">
            <text:p>8 Mai 09, 00h00</text:p>
          </table:table-cell>
          <table:table-cell office:value-type="string">
            <text:p>8 Mai 09, 00h00</text:p>
          </table:table-cell>
          <table:table-cell office:value-type="string">
            <text:p>30 Set 11, 13h01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7746-23.2009.8.17.0001</text:p>
          </table:table-cell>
          <table:table-cell office:value-type="string">
            <text:p>5ª VARA CIVEL</text:p>
          </table:table-cell>
          <table:table-cell office:value-type="string">
            <text:p>61278.6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07">
            <text:p>8007</text:p>
          </table:table-cell>
          <table:table-cell office:value-type="string">
            <text:p>ANTONIO DE ANDRADE WANDERLEY</text:p>
          </table:table-cell>
          <table:table-cell office:value-type="string">
            <text:p>8 Mai 09, 00h00</text:p>
          </table:table-cell>
          <table:table-cell office:value-type="string">
            <text:p>8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14273-4</text:p>
          </table:table-cell>
          <table:table-cell office:value-type="string">
            <text:p>21ª VARA CÍVEL</text:p>
          </table:table-cell>
          <table:table-cell office:value-type="string">
            <text:p>25787.3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13">
            <text:p>8013</text:p>
          </table:table-cell>
          <table:table-cell office:value-type="string">
            <text:p>ANTONIO JOSÉ DA SILVA</text:p>
          </table:table-cell>
          <table:table-cell office:value-type="string">
            <text:p>5 Dez 07, 00h00</text:p>
          </table:table-cell>
          <table:table-cell office:value-type="string">
            <text:p>5 Dez 07, 00h00</text:p>
          </table:table-cell>
          <table:table-cell office:value-type="string">
            <text:p>24 Set 11, 21h26</text:p>
          </table:table-cell>
          <table:table-cell office:value-type="string">
            <text:p>ORDINARIA C/ TUTELA ANT.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7.070377-0</text:p>
          </table:table-cell>
          <table:table-cell office:value-type="string">
            <text:p>34ª VARA CÍVEL</text:p>
          </table:table-cell>
          <table:table-cell office:value-type="string">
            <text:p>44248.8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18">
            <text:p>8018</text:p>
          </table:table-cell>
          <table:table-cell office:value-type="string">
            <text:p>ROBSON SILVA SARAIVA</text:p>
          </table:table-cell>
          <table:table-cell office:value-type="string">
            <text:p>18 Mai 09, 00h00</text:p>
          </table:table-cell>
          <table:table-cell office:value-type="string">
            <text:p>18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857-78.2009.8.02.0001</text:p>
          </table:table-cell>
          <table:table-cell office:value-type="string">
            <text:p>6º VARA CÍVEL</text:p>
          </table:table-cell>
          <table:table-cell office:value-type="string">
            <text:p>32800.8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19">
            <text:p>8019</text:p>
          </table:table-cell>
          <table:table-cell office:value-type="string">
            <text:p>ANTONIO JUCA NETO</text:p>
          </table:table-cell>
          <table:table-cell office:value-type="string">
            <text:p>1 Ago 00, 00h00</text:p>
          </table:table-cell>
          <table:table-cell office:value-type="string">
            <text:p>1 Ago 0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0.000014-5</text:p>
          </table:table-cell>
          <table:table-cell office:value-type="string">
            <text:p>1ª VARA CÍVEL</text:p>
          </table:table-cell>
          <table:table-cell office:value-type="string">
            <text:p>1729.6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string">
            <text:p>GERALDO MAJELLA DE SOUZA</text:p>
          </table:table-cell>
          <table:table-cell office:value-type="string">
            <text:p>8 Jun 04, 00h00</text:p>
          </table:table-cell>
          <table:table-cell office:value-type="string">
            <text:p>8 Jun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3.2004.000528-2</text:p>
          </table:table-cell>
          <table:table-cell office:value-type="string">
            <text:p>1ª VARA CÍVEL</text:p>
          </table:table-cell>
          <table:table-cell office:value-type="string">
            <text:p>6550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21">
            <text:p>8021</text:p>
          </table:table-cell>
          <table:table-cell office:value-type="string">
            <text:p>FERNANDO VICENTE PEREIRA</text:p>
          </table:table-cell>
          <table:table-cell office:value-type="string">
            <text:p>20 Fev 06, 00h00</text:p>
          </table:table-cell>
          <table:table-cell office:value-type="string">
            <text:p>20 Fev 06, 00h00</text:p>
          </table:table-cell>
          <table:table-cell office:value-type="string">
            <text:p>24 Set 11, 21h22</text:p>
          </table:table-cell>
          <table:table-cell office:value-type="string">
            <text:p>DEPÓSITO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64-36.2006.8.17.0220</text:p>
          </table:table-cell>
          <table:table-cell office:value-type="string">
            <text:p>1ª VARA CÍVEL</text:p>
          </table:table-cell>
          <table:table-cell office:value-type="string">
            <text:p>13764.7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30">
            <text:p>8030</text:p>
          </table:table-cell>
          <table:table-cell office:value-type="string">
            <text:p>CLAUDIA REJANE DOS SANTOS</text:p>
          </table:table-cell>
          <table:table-cell office:value-type="string">
            <text:p>21 Mai 09, 00h00</text:p>
          </table:table-cell>
          <table:table-cell office:value-type="string">
            <text:p>21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3242-80.2009.8.02.0001</text:p>
          </table:table-cell>
          <table:table-cell office:value-type="string">
            <text:p>4ª VARA CÍVEL</text:p>
          </table:table-cell>
          <table:table-cell office:value-type="string">
            <text:p>16659.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34">
            <text:p>8034</text:p>
          </table:table-cell>
          <table:table-cell office:value-type="string">
            <text:p>S F GUERRA TELEINFOR - ME</text:p>
          </table:table-cell>
          <table:table-cell office:value-type="string">
            <text:p>27 Mai 04, 00h00</text:p>
          </table:table-cell>
          <table:table-cell office:value-type="string">
            <text:p>27 Mai 04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797-57.2004.8.02.0001</text:p>
          </table:table-cell>
          <table:table-cell office:value-type="string">
            <text:p>2ª VARA CÍVEL</text:p>
          </table:table-cell>
          <table:table-cell office:value-type="string">
            <text:p>14205.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35">
            <text:p>8035</text:p>
          </table:table-cell>
          <table:table-cell office:value-type="string">
            <text:p>ALBINO DA SILVA LIMA JUNIOR</text:p>
          </table:table-cell>
          <table:table-cell office:value-type="string">
            <text:p>21 Abr 09, 00h00</text:p>
          </table:table-cell>
          <table:table-cell office:value-type="string">
            <text:p>21 Abr 09, 00h00</text:p>
          </table:table-cell>
          <table:table-cell office:value-type="string">
            <text:p>24 Set 11, 21h26</text:p>
          </table:table-cell>
          <table:table-cell office:value-type="string">
            <text:p>RESTITUIÇÃO</text:p>
          </table:table-cell>
          <table:table-cell office:value-type="string">
            <text:p>SÃO RAIMUNDO NONAT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02110904004123</text:p>
          </table:table-cell>
          <table:table-cell office:value-type="string">
            <text:p>JEC - SÃO RAIMUNDO NONATO</text:p>
          </table:table-cell>
          <table:table-cell office:value-type="string">
            <text:p>1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50">
            <text:p>8050</text:p>
          </table:table-cell>
          <table:table-cell office:value-type="string">
            <text:p>IGREJA BATISTA PENTECOSTAL CANÃA LTDA</text:p>
          </table:table-cell>
          <table:table-cell office:value-type="string">
            <text:p>15 Abr 09, 00h00</text:p>
          </table:table-cell>
          <table:table-cell office:value-type="string">
            <text:p>15 Ab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08728-8</text:p>
          </table:table-cell>
          <table:table-cell office:value-type="string">
            <text:p>3º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57">
            <text:p>8057</text:p>
          </table:table-cell>
          <table:table-cell office:value-type="string">
            <text:p>RIVALDO ANDRADE DE SOUZA</text:p>
          </table:table-cell>
          <table:table-cell office:value-type="string">
            <text:p>28 Mai 09, 00h00</text:p>
          </table:table-cell>
          <table:table-cell office:value-type="string">
            <text:p>28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39-15.2009.8.17.0220</text:p>
          </table:table-cell>
          <table:table-cell office:value-type="string">
            <text:p>2ª VARA CÍVEL</text:p>
          </table:table-cell>
          <table:table-cell office:value-type="string">
            <text:p>76676.1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60">
            <text:p>8060</text:p>
          </table:table-cell>
          <table:table-cell office:value-type="string">
            <text:p>MARLEIDE BARBOSA ARAUJO</text:p>
          </table:table-cell>
          <table:table-cell office:value-type="string">
            <text:p>28 Mai 09, 00h00</text:p>
          </table:table-cell>
          <table:table-cell office:value-type="string">
            <text:p>28 Mai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 001.2009.122323-8</text:p>
          </table:table-cell>
          <table:table-cell office:value-type="string">
            <text:p>21ª VARA CÍVEL</text:p>
          </table:table-cell>
          <table:table-cell office:value-type="string">
            <text:p>33885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64">
            <text:p>8064</text:p>
          </table:table-cell>
          <table:table-cell office:value-type="string">
            <text:p>MOZART LUCENA BARRETO</text:p>
          </table:table-cell>
          <table:table-cell office:value-type="string">
            <text:p>8 Ago 06, 00h00</text:p>
          </table:table-cell>
          <table:table-cell office:value-type="string">
            <text:p>8 Ago 06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723-48.2006.8.17.0810</text:p>
          </table:table-cell>
          <table:table-cell office:value-type="string">
            <text:p>5ª VARA CIVEL</text:p>
          </table:table-cell>
          <table:table-cell office:value-type="string">
            <text:p>15.131,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66">
            <text:p>8066</text:p>
          </table:table-cell>
          <table:table-cell office:value-type="string">
            <text:p>MARCOS ANTONIO FLORENCIO DA SILVA</text:p>
          </table:table-cell>
          <table:table-cell office:value-type="string">
            <text:p>26 Nov 08, 00h00</text:p>
          </table:table-cell>
          <table:table-cell office:value-type="string">
            <text:p>26 Nov 08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3.2008.002806-2</text:p>
          </table:table-cell>
          <table:table-cell office:value-type="string">
            <text:p>1ª VARA CÍVEL</text:p>
          </table:table-cell>
          <table:table-cell office:value-type="string">
            <text:p>2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69">
            <text:p>8069</text:p>
          </table:table-cell>
          <table:table-cell office:value-type="string">
            <text:p>BENEDITO ALVES DE SOUSA</text:p>
          </table:table-cell>
          <table:table-cell office:value-type="string">
            <text:p>16 Mar 09, 00h00</text:p>
          </table:table-cell>
          <table:table-cell office:value-type="string">
            <text:p>16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5247/2009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72">
            <text:p>8072</text:p>
          </table:table-cell>
          <table:table-cell office:value-type="string">
            <text:p>ANALICE VIEIRA DA SILVA</text:p>
          </table:table-cell>
          <table:table-cell office:value-type="string">
            <text:p>14 Abr 09, 00h00</text:p>
          </table:table-cell>
          <table:table-cell office:value-type="string">
            <text:p>14 Ab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7742/2009</text:p>
          </table:table-cell>
          <table:table-cell office:value-type="string">
            <text:p>4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74">
            <text:p>8074</text:p>
          </table:table-cell>
          <table:table-cell office:value-type="string">
            <text:p>LUIZ GONZAGA BRAGA DE SALES</text:p>
          </table:table-cell>
          <table:table-cell office:value-type="string">
            <text:p>12 Fev 09, 00h00</text:p>
          </table:table-cell>
          <table:table-cell office:value-type="string">
            <text:p>12 Fev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041/2009</text:p>
          </table:table-cell>
          <table:table-cell office:value-type="string">
            <text:p>3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76">
            <text:p>8076</text:p>
          </table:table-cell>
          <table:table-cell office:value-type="string">
            <text:p>JOAO REINALDO PESSOA NETO</text:p>
          </table:table-cell>
          <table:table-cell office:value-type="string">
            <text:p>26 Mar 09, 00h00</text:p>
          </table:table-cell>
          <table:table-cell office:value-type="string">
            <text:p>26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6374/2009</text:p>
          </table:table-cell>
          <table:table-cell office:value-type="string">
            <text:p>4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77">
            <text:p>8077</text:p>
          </table:table-cell>
          <table:table-cell office:value-type="string">
            <text:p>LUIS FERNANDO SOUTO</text:p>
          </table:table-cell>
          <table:table-cell office:value-type="string">
            <text:p>30 Jul 07, 00h00</text:p>
          </table:table-cell>
          <table:table-cell office:value-type="string">
            <text:p>30 Jul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1791-54.2007.8.02.0001</text:p>
          </table:table-cell>
          <table:table-cell office:value-type="string">
            <text:p>5ª VARA CIVEL</text:p>
          </table:table-cell>
          <table:table-cell office:value-type="string">
            <text:p>30063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78">
            <text:p>8078</text:p>
          </table:table-cell>
          <table:table-cell office:value-type="string">
            <text:p>SESI - SERVIÇO SOCIAL DA INDUSTRIA</text:p>
          </table:table-cell>
          <table:table-cell office:value-type="string">
            <text:p>13 Mai 09, 00h00</text:p>
          </table:table-cell>
          <table:table-cell office:value-type="string">
            <text:p>13 Mai 09, 00h00</text:p>
          </table:table-cell>
          <table:table-cell office:value-type="string">
            <text:p>24 Set 11, 21h22</text:p>
          </table:table-cell>
          <table:table-cell office:value-type="string">
            <text:p>MANDADO DE SEGURANÇA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9.80.00.002.473-6</text:p>
          </table:table-cell>
          <table:table-cell office:value-type="string">
            <text:p>3ª VARA DA JUSTIÇA FEDERAL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82">
            <text:p>8082</text:p>
          </table:table-cell>
          <table:table-cell office:value-type="string">
            <text:p>MARIA CELINA DA SILVA SANTOS</text:p>
          </table:table-cell>
          <table:table-cell office:value-type="string">
            <text:p>23 Mar 07, 00h00</text:p>
          </table:table-cell>
          <table:table-cell office:value-type="string">
            <text:p>23 Mar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HAUHA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0349-29.2007.8.02.0014</text:p>
          </table:table-cell>
          <table:table-cell office:value-type="string">
            <text:p>VARA ÚNICA</text:p>
          </table:table-cell>
          <table:table-cell office:value-type="string">
            <text:p>23374.9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86">
            <text:p>8086</text:p>
          </table:table-cell>
          <table:table-cell office:value-type="string">
            <text:p>MANOEL MARTINS DE ALMEIDA FILHO</text:p>
          </table:table-cell>
          <table:table-cell office:value-type="string">
            <text:p>5 Jun 09, 00h00</text:p>
          </table:table-cell>
          <table:table-cell office:value-type="string">
            <text:p>5 Jun 09, 00h00</text:p>
          </table:table-cell>
          <table:table-cell office:value-type="string">
            <text:p>30 Set 11, 14h24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9430-70.2009.8.17.0810</text:p>
          </table:table-cell>
          <table:table-cell office:value-type="string">
            <text:p>5ª VARA CIVEL</text:p>
          </table:table-cell>
          <table:table-cell office:value-type="string">
            <text:p>155,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94">
            <text:p>8094</text:p>
          </table:table-cell>
          <table:table-cell office:value-type="string">
            <text:p>MARCIA CALHEIROS DE LIMA</text:p>
          </table:table-cell>
          <table:table-cell office:value-type="string">
            <text:p>8 Jun 09, 00h00</text:p>
          </table:table-cell>
          <table:table-cell office:value-type="string">
            <text:p>8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0981.9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99">
            <text:p>8099</text:p>
          </table:table-cell>
          <table:table-cell office:value-type="string">
            <text:p>MARIA MADALENA DOS SANTOS</text:p>
          </table:table-cell>
          <table:table-cell office:value-type="string">
            <text:p>8 Jun 09, 00h00</text:p>
          </table:table-cell>
          <table:table-cell office:value-type="string">
            <text:p>8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SQUEI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903.1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08">
            <text:p>8108</text:p>
          </table:table-cell>
          <table:table-cell office:value-type="string">
            <text:p>MARLENE ALVES DA SILVA</text:p>
          </table:table-cell>
          <table:table-cell office:value-type="string">
            <text:p>9 Jun 09, 00h00</text:p>
          </table:table-cell>
          <table:table-cell office:value-type="string">
            <text:p>9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00-43.2009.8.02.0051  
</text:p>
          </table:table-cell>
          <table:table-cell office:value-type="string">
            <text:p>2ª VARA CÍVEL</text:p>
          </table:table-cell>
          <table:table-cell office:value-type="string">
            <text:p>37338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09">
            <text:p>8109</text:p>
          </table:table-cell>
          <table:table-cell office:value-type="string">
            <text:p>VALDEMAR PEDRO INACIO</text:p>
          </table:table-cell>
          <table:table-cell office:value-type="string">
            <text:p>9 Jun 09, 00h00</text:p>
          </table:table-cell>
          <table:table-cell office:value-type="string">
            <text:p>9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CAITAN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20-10.2009.8.17.1290</text:p>
          </table:table-cell>
          <table:table-cell office:value-type="string">
            <text:p>ÚNICA</text:p>
          </table:table-cell>
          <table:table-cell office:value-type="string">
            <text:p>18573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10">
            <text:p>8110</text:p>
          </table:table-cell>
          <table:table-cell office:value-type="string">
            <text:p>EURISE FREIRE EPIFANIO</text:p>
          </table:table-cell>
          <table:table-cell office:value-type="string">
            <text:p>9 Jun 09, 00h00</text:p>
          </table:table-cell>
          <table:table-cell office:value-type="string">
            <text:p>9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43006-3</text:p>
          </table:table-cell>
          <table:table-cell office:value-type="string">
            <text:p>29ª VARA CÍVEL</text:p>
          </table:table-cell>
          <table:table-cell office:value-type="string">
            <text:p>28000.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15">
            <text:p>8115</text:p>
          </table:table-cell>
          <table:table-cell office:value-type="string">
            <text:p>NILTON JOSE DOS SANTOS</text:p>
          </table:table-cell>
          <table:table-cell office:value-type="string">
            <text:p>17 Jan 08, 00h00</text:p>
          </table:table-cell>
          <table:table-cell office:value-type="string">
            <text:p>17 Jan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PENE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71-43.2008.8.02.0049</text:p>
          </table:table-cell>
          <table:table-cell office:value-type="string">
            <text:p>2ª VARA CÍVEL</text:p>
          </table:table-cell>
          <table:table-cell office:value-type="string">
            <text:p>16951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17">
            <text:p>8117</text:p>
          </table:table-cell>
          <table:table-cell office:value-type="string">
            <text:p>NINETE CAVALCANTE TORRES</text:p>
          </table:table-cell>
          <table:table-cell office:value-type="string">
            <text:p>26 Mai 08, 00h00</text:p>
          </table:table-cell>
          <table:table-cell office:value-type="string">
            <text:p>26 Mai 08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61-73.2008.8.02.0058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19">
            <text:p>8119</text:p>
          </table:table-cell>
          <table:table-cell office:value-type="string">
            <text:p>CYBELE LIMA BATISTA ARRAES</text:p>
          </table:table-cell>
          <table:table-cell office:value-type="string">
            <text:p>17 Dez 07, 00h00</text:p>
          </table:table-cell>
          <table:table-cell office:value-type="string">
            <text:p>17 Dez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RI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4.2007.002277-1</text:p>
          </table:table-cell>
          <table:table-cell office:value-type="string">
            <text:p>1ª VARA CÍVEL</text:p>
          </table:table-cell>
          <table:table-cell office:value-type="string">
            <text:p>3461.1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20">
            <text:p>8120</text:p>
          </table:table-cell>
          <table:table-cell office:value-type="string">
            <text:p>MARCONE AVELINO EVARISTO</text:p>
          </table:table-cell>
          <table:table-cell office:value-type="string">
            <text:p>11 Jun 09, 00h00</text:p>
          </table:table-cell>
          <table:table-cell office:value-type="string">
            <text:p>11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OIA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348-53.2009.8.17.0660</text:p>
          </table:table-cell>
          <table:table-cell office:value-type="string">
            <text:p>2ª VARA CÍVEL</text:p>
          </table:table-cell>
          <table:table-cell office:value-type="string">
            <text:p>74925.8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23">
            <text:p>8123</text:p>
          </table:table-cell>
          <table:table-cell office:value-type="string">
            <text:p>ERASMO FERREIRA DA SILVA JUNIOR</text:p>
          </table:table-cell>
          <table:table-cell office:value-type="string">
            <text:p>14 Nov 07, 00h00</text:p>
          </table:table-cell>
          <table:table-cell office:value-type="string">
            <text:p>14 Nov 07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517-96.2007.8.02.0058</text:p>
          </table:table-cell>
          <table:table-cell office:value-type="string">
            <text:p>2ª VARA CÍVEL</text:p>
          </table:table-cell>
          <table:table-cell office:value-type="string">
            <text:p>19177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25">
            <text:p>8125</text:p>
          </table:table-cell>
          <table:table-cell office:value-type="string">
            <text:p>WAGNER MAGALHÃES SILVA</text:p>
          </table:table-cell>
          <table:table-cell office:value-type="string">
            <text:p>7 Out 08, 00h00</text:p>
          </table:table-cell>
          <table:table-cell office:value-type="string">
            <text:p>7 Out 08, 00h00</text:p>
          </table:table-cell>
          <table:table-cell office:value-type="string">
            <text:p>24 Set 11, 21h26</text:p>
          </table:table-cell>
          <table:table-cell office:value-type="string">
            <text:p>ORDINARIA REVISIONAL C/C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348/2008</text:p>
          </table:table-cell>
          <table:table-cell office:value-type="string">
            <text:p>6º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28">
            <text:p>8128</text:p>
          </table:table-cell>
          <table:table-cell office:value-type="string">
            <text:p>MARCIA CALHEIROS DE LIMA</text:p>
          </table:table-cell>
          <table:table-cell office:value-type="string">
            <text:p>27 Mai 09, 00h00</text:p>
          </table:table-cell>
          <table:table-cell office:value-type="string">
            <text:p>27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6825-94.2008.8.02.0001</text:p>
          </table:table-cell>
          <table:table-cell office:value-type="string">
            <text:p>10ª VARA CÍVEL</text:p>
          </table:table-cell>
          <table:table-cell office:value-type="string">
            <text:p>42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string">
            <text:p>IVONETE SILVA DO NASCIMENTO</text:p>
          </table:table-cell>
          <table:table-cell office:value-type="string">
            <text:p>16 Mar 09, 00h00</text:p>
          </table:table-cell>
          <table:table-cell office:value-type="string">
            <text:p>16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TIAS OLÍMP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8/09</text:p>
          </table:table-cell>
          <table:table-cell office:value-type="string">
            <text:p>ÚNICA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35">
            <text:p>8135</text:p>
          </table:table-cell>
          <table:table-cell office:value-type="string">
            <text:p>JORGE LUIZ MACHADO</text:p>
          </table:table-cell>
          <table:table-cell office:value-type="string">
            <text:p>12 Ago 99, 00h00</text:p>
          </table:table-cell>
          <table:table-cell office:value-type="string">
            <text:p>12 Ago 9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608385-6</text:p>
          </table:table-cell>
          <table:table-cell office:value-type="string">
            <text:p>4ª VARA CÍVEL</text:p>
          </table:table-cell>
          <table:table-cell office:value-type="string">
            <text:p>250.6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43">
            <text:p>8143</text:p>
          </table:table-cell>
          <table:table-cell office:value-type="string">
            <text:p>ANTONIO XAVIER DA SILVEIRA NETO</text:p>
          </table:table-cell>
          <table:table-cell office:value-type="string">
            <text:p>18 Jun 09, 00h00</text:p>
          </table:table-cell>
          <table:table-cell office:value-type="string">
            <text:p>18 Jun 09, 00h00</text:p>
          </table:table-cell>
          <table:table-cell office:value-type="string">
            <text:p>24 Set 11, 21h22</text:p>
          </table:table-cell>
          <table:table-cell office:value-type="string">
            <text:p>CARTA PRECATÓRIA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9.010655-3</text:p>
          </table:table-cell>
          <table:table-cell office:value-type="string">
            <text:p>2ª VARA CÍVEL</text:p>
          </table:table-cell>
          <table:table-cell office:value-type="string">
            <text:p>30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46">
            <text:p>8146</text:p>
          </table:table-cell>
          <table:table-cell office:value-type="string">
            <text:p>AYDA LIMA DA SILVA GARCIA</text:p>
          </table:table-cell>
          <table:table-cell office:value-type="string">
            <text:p>6 Jul 00, 00h00</text:p>
          </table:table-cell>
          <table:table-cell office:value-type="string">
            <text:p>6 Jul 0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08300011683-0</text:p>
          </table:table-cell>
          <table:table-cell office:value-type="string">
            <text:p>22ª VARA FEDERA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48">
            <text:p>8148</text:p>
          </table:table-cell>
          <table:table-cell office:value-type="string">
            <text:p>JOSE AMARO DOS SANTOS</text:p>
          </table:table-cell>
          <table:table-cell office:value-type="string">
            <text:p>19 Jun 09, 00h00</text:p>
          </table:table-cell>
          <table:table-cell office:value-type="string">
            <text:p>19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7652-84.2009.8.02.0001</text:p>
          </table:table-cell>
          <table:table-cell office:value-type="string">
            <text:p>11ª VARA CÍVEL</text:p>
          </table:table-cell>
          <table:table-cell office:value-type="string">
            <text:p>296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50">
            <text:p>8150</text:p>
          </table:table-cell>
          <table:table-cell office:value-type="string">
            <text:p>ARNON SANTOS LIMEIRA</text:p>
          </table:table-cell>
          <table:table-cell office:value-type="string">
            <text:p>12 Jun 09, 00h00</text:p>
          </table:table-cell>
          <table:table-cell office:value-type="string">
            <text:p>12 Jun 09, 00h00</text:p>
          </table:table-cell>
          <table:table-cell office:value-type="string">
            <text:p>24 Set 11, 21h26</text:p>
          </table:table-cell>
          <table:table-cell office:value-type="string">
            <text:p>COBRANÇA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.A . 0109-008.145-6</text:p>
          </table:table-cell>
          <table:table-cell office:value-type="string">
            <text:p>PROCON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52">
            <text:p>8152</text:p>
          </table:table-cell>
          <table:table-cell office:value-type="string">
            <text:p>EDNA LOPES LOBO</text:p>
          </table:table-cell>
          <table:table-cell office:value-type="string">
            <text:p>19 Jun 09, 00h00</text:p>
          </table:table-cell>
          <table:table-cell office:value-type="string">
            <text:p>19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0534-19.2009.8.02.0001</text:p>
          </table:table-cell>
          <table:table-cell office:value-type="string">
            <text:p>7ª VARA CÍVEL</text:p>
          </table:table-cell>
          <table:table-cell office:value-type="string">
            <text:p>1270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53">
            <text:p>8153</text:p>
          </table:table-cell>
          <table:table-cell office:value-type="string">
            <text:p>EVELINE HELENA NOGUEIRA VIANA</text:p>
          </table:table-cell>
          <table:table-cell office:value-type="string">
            <text:p>19 Jun 09, 00h00</text:p>
          </table:table-cell>
          <table:table-cell office:value-type="string">
            <text:p>19 Jun 09, 00h00</text:p>
          </table:table-cell>
          <table:table-cell office:value-type="string">
            <text:p>3 Out 11, 15h41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0122327-81.2009.8.17.0001</text:p>
          </table:table-cell>
          <table:table-cell office:value-type="string">
            <text:p>19ª VARA CÍVEL</text:p>
          </table:table-cell>
          <table:table-cell office:value-type="string">
            <text:p>250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55">
            <text:p>8155</text:p>
          </table:table-cell>
          <table:table-cell office:value-type="string">
            <text:p>GEOVANE JOSE DA SILVA</text:p>
          </table:table-cell>
          <table:table-cell office:value-type="string">
            <text:p>19 Jun 09, 00h00</text:p>
          </table:table-cell>
          <table:table-cell office:value-type="string">
            <text:p>19 Jun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55-08.2009.8.17.0670</text:p>
          </table:table-cell>
          <table:table-cell office:value-type="string">
            <text:p>2ª VARA CÍVEL</text:p>
          </table:table-cell>
          <table:table-cell office:value-type="string">
            <text:p>5550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59">
            <text:p>8159</text:p>
          </table:table-cell>
          <table:table-cell office:value-type="string">
            <text:p>MARIA DO CARMO SILVA CAMPOS SANTANA</text:p>
          </table:table-cell>
          <table:table-cell office:value-type="string">
            <text:p>7 Abr 09, 00h00</text:p>
          </table:table-cell>
          <table:table-cell office:value-type="string">
            <text:p>7 Abr 09, 00h00</text:p>
          </table:table-cell>
          <table:table-cell office:value-type="string">
            <text:p>28 Set 11, 22h30</text:p>
          </table:table-cell>
          <table:table-cell office:value-type="string">
            <text:p>CÍVEL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6.115390-4</text:p>
          </table:table-cell>
          <table:table-cell office:value-type="string">
            <text:p>6º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62">
            <text:p>8162</text:p>
          </table:table-cell>
          <table:table-cell office:value-type="string">
            <text:p>JOSE BONIFACIO DA SILVA ARRUDA</text:p>
          </table:table-cell>
          <table:table-cell office:value-type="string">
            <text:p>10 Jun 09, 00h00</text:p>
          </table:table-cell>
          <table:table-cell office:value-type="string">
            <text:p>10 Jun 09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LIMOEI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18/2009-00</text:p>
          </table:table-cell>
          <table:table-cell office:value-type="string">
            <text:p>I JEC LIMOEIRO-PE</text:p>
          </table:table-cell>
          <table:table-cell office:value-type="string">
            <text:p>1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64">
            <text:p>8164</text:p>
          </table:table-cell>
          <table:table-cell office:value-type="string">
            <text:p>LELIA MARIA DE NEIVA MENDES</text:p>
          </table:table-cell>
          <table:table-cell office:value-type="string">
            <text:p>16 Jun 09, 00h00</text:p>
          </table:table-cell>
          <table:table-cell office:value-type="string">
            <text:p>16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FLORIAN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657/2009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68">
            <text:p>8168</text:p>
          </table:table-cell>
          <table:table-cell office:value-type="string">
            <text:p>GERSON BARBOSA DE LIMA</text:p>
          </table:table-cell>
          <table:table-cell office:value-type="string">
            <text:p>20 Ago 08, 00h00</text:p>
          </table:table-cell>
          <table:table-cell office:value-type="string">
            <text:p>20 Ago 08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8.034309-1</text:p>
          </table:table-cell>
          <table:table-cell office:value-type="string">
            <text:p>26ª VARA CÍVEL</text:p>
          </table:table-cell>
          <table:table-cell office:value-type="string">
            <text:p>298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69">
            <text:p>8169</text:p>
          </table:table-cell>
          <table:table-cell office:value-type="string">
            <text:p>MARIA DO SOCORRO NUNES DE LIMA</text:p>
          </table:table-cell>
          <table:table-cell office:value-type="string">
            <text:p>8 Jun 09, 00h00</text:p>
          </table:table-cell>
          <table:table-cell office:value-type="string">
            <text:p>8 Jun 09, 00h00</text:p>
          </table:table-cell>
          <table:table-cell office:value-type="string">
            <text:p>24 Set 11, 21h26</text:p>
          </table:table-cell>
          <table:table-cell office:value-type="string">
            <text:p>COBRANÇA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.A . 1009-007.975-7</text:p>
          </table:table-cell>
          <table:table-cell office:value-type="string">
            <text:p>PROCON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70">
            <text:p>8170</text:p>
          </table:table-cell>
          <table:table-cell office:value-type="string">
            <text:p>PAULO ALVES DA SILVA</text:p>
          </table:table-cell>
          <table:table-cell office:value-type="string">
            <text:p>2 Jul 09, 00h00</text:p>
          </table:table-cell>
          <table:table-cell office:value-type="string">
            <text:p>2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55-73.2009.8.17.0220</text:p>
          </table:table-cell>
          <table:table-cell office:value-type="string">
            <text:p>2ª VARA CÍVEL</text:p>
          </table:table-cell>
          <table:table-cell office:value-type="string">
            <text:p>33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72">
            <text:p>8172</text:p>
          </table:table-cell>
          <table:table-cell office:value-type="string">
            <text:p>JOSE ALYSSON MIRANDA LEO</text:p>
          </table:table-cell>
          <table:table-cell office:value-type="string">
            <text:p>2 Jul 09, 00h00</text:p>
          </table:table-cell>
          <table:table-cell office:value-type="string">
            <text:p>2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825-44.2011.8.17.0480</text:p>
          </table:table-cell>
          <table:table-cell office:value-type="string">
            <text:p>4ª VARA CÍVEL</text:p>
          </table:table-cell>
          <table:table-cell office:value-type="string">
            <text:p>22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75">
            <text:p>8175</text:p>
          </table:table-cell>
          <table:table-cell office:value-type="string">
            <text:p>JUSSARA BEZERRA VITORINO</text:p>
          </table:table-cell>
          <table:table-cell office:value-type="string">
            <text:p>2 Jul 09, 00h00</text:p>
          </table:table-cell>
          <table:table-cell office:value-type="string">
            <text:p>2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0538-56.2009.8.02.0001</text:p>
          </table:table-cell>
          <table:table-cell office:value-type="string">
            <text:p>10ª VARA CÍVEL</text:p>
          </table:table-cell>
          <table:table-cell office:value-type="string">
            <text:p>29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77">
            <text:p>8177</text:p>
          </table:table-cell>
          <table:table-cell office:value-type="string">
            <text:p>BENILSA DE GUSMAO CHAVES</text:p>
          </table:table-cell>
          <table:table-cell office:value-type="string">
            <text:p>2 Jul 09, 00h00</text:p>
          </table:table-cell>
          <table:table-cell office:value-type="string">
            <text:p>2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822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82">
            <text:p>8182</text:p>
          </table:table-cell>
          <table:table-cell office:value-type="string">
            <text:p>MAGDA DUARTE SANTANA</text:p>
          </table:table-cell>
          <table:table-cell office:value-type="string">
            <text:p>2 Jul 09, 00h00</text:p>
          </table:table-cell>
          <table:table-cell office:value-type="string">
            <text:p>2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586-03.2010.8.02.0001</text:p>
          </table:table-cell>
          <table:table-cell office:value-type="string">
            <text:p>7ª VARA CÍVEL</text:p>
          </table:table-cell>
          <table:table-cell office:value-type="string">
            <text:p>20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87">
            <text:p>8187</text:p>
          </table:table-cell>
          <table:table-cell office:value-type="string">
            <text:p>LANDES TAVARES DE LIMA</text:p>
          </table:table-cell>
          <table:table-cell office:value-type="string">
            <text:p>3 Jul 09, 00h00</text:p>
          </table:table-cell>
          <table:table-cell office:value-type="string">
            <text:p>3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44.1997.171.06.00-0</text:p>
          </table:table-cell>
          <table:table-cell office:value-type="string">
            <text:p>1ª VARA FEDERAL DO TRABALHO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89">
            <text:p>8189</text:p>
          </table:table-cell>
          <table:table-cell office:value-type="string">
            <text:p>MOZART LUCENA BARRETO</text:p>
          </table:table-cell>
          <table:table-cell office:value-type="string">
            <text:p>5 Jul 06, 00h00</text:p>
          </table:table-cell>
          <table:table-cell office:value-type="string">
            <text:p>5 Jul 06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GRAVAT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6.001010-4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93">
            <text:p>8193</text:p>
          </table:table-cell>
          <table:table-cell office:value-type="string">
            <text:p>MARIA EUNICE BARBOSA</text:p>
          </table:table-cell>
          <table:table-cell office:value-type="string">
            <text:p>7 Jul 09, 00h00</text:p>
          </table:table-cell>
          <table:table-cell office:value-type="string">
            <text:p>7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 CRUZ DO CAPIBAR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82-11.2009.8.17.1250</text:p>
          </table:table-cell>
          <table:table-cell office:value-type="string">
            <text:p>2ª VARA CÍVEL</text:p>
          </table:table-cell>
          <table:table-cell office:value-type="string">
            <text:p>35322.9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94">
            <text:p>8194</text:p>
          </table:table-cell>
          <table:table-cell office:value-type="string">
            <text:p>MARIA BETANIA BATISTA DA SILVA</text:p>
          </table:table-cell>
          <table:table-cell office:value-type="string">
            <text:p>7 Jul 09, 00h00</text:p>
          </table:table-cell>
          <table:table-cell office:value-type="string">
            <text:p>7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239-62.2009.8.02.0058</text:p>
          </table:table-cell>
          <table:table-cell office:value-type="string">
            <text:p>3º VARA CIVEL</text:p>
          </table:table-cell>
          <table:table-cell office:value-type="string">
            <text:p>29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198">
            <text:p>8198</text:p>
          </table:table-cell>
          <table:table-cell office:value-type="string">
            <text:p>TEREZA CRISTINA ALVARENGA</text:p>
          </table:table-cell>
          <table:table-cell office:value-type="string">
            <text:p>8 Jul 09, 00h00</text:p>
          </table:table-cell>
          <table:table-cell office:value-type="string">
            <text:p>8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474-32.2009.8.17.1130</text:p>
          </table:table-cell>
          <table:table-cell office:value-type="string">
            <text:p>3º VARA CIVEL</text:p>
          </table:table-cell>
          <table:table-cell office:value-type="string">
            <text:p>3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string">
            <text:p>ASCENO SOARES DA SILVA</text:p>
          </table:table-cell>
          <table:table-cell office:value-type="string">
            <text:p>16 Jun 04, 00h00</text:p>
          </table:table-cell>
          <table:table-cell office:value-type="string">
            <text:p>16 Jun 04, 00h00</text:p>
          </table:table-cell>
          <table:table-cell office:value-type="string">
            <text:p>24 Set 11, 21h22</text:p>
          </table:table-cell>
          <table:table-cell office:value-type="string">
            <text:p>DEPÓSITO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01558-83.2004.8.02.0053</text:p>
          </table:table-cell>
          <table:table-cell office:value-type="string">
            <text:p>1ª VARA CÍVEL</text:p>
          </table:table-cell>
          <table:table-cell office:value-type="string">
            <text:p>6358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03">
            <text:p>8203</text:p>
          </table:table-cell>
          <table:table-cell office:value-type="string">
            <text:p>MARIA CLARA ROLIM BRAGA RIBEIRO</text:p>
          </table:table-cell>
          <table:table-cell office:value-type="string">
            <text:p>10 Jul 09, 00h00</text:p>
          </table:table-cell>
          <table:table-cell office:value-type="string">
            <text:p>1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27731-16.2009.8.17.0001</text:p>
          </table:table-cell>
          <table:table-cell office:value-type="string">
            <text:p>14ª VARA CÍVEL</text:p>
          </table:table-cell>
          <table:table-cell office:value-type="string">
            <text:p>2168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04">
            <text:p>8204</text:p>
          </table:table-cell>
          <table:table-cell office:value-type="string">
            <text:p>ELIEGE SANTOS DA SILVA</text:p>
          </table:table-cell>
          <table:table-cell office:value-type="string">
            <text:p>10 Jul 09, 00h00</text:p>
          </table:table-cell>
          <table:table-cell office:value-type="string">
            <text:p>1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0530-79.2009.8.02.0001</text:p>
          </table:table-cell>
          <table:table-cell office:value-type="string">
            <text:p>1ª VARA CÍVEL</text:p>
          </table:table-cell>
          <table:table-cell office:value-type="string">
            <text:p>2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07">
            <text:p>8207</text:p>
          </table:table-cell>
          <table:table-cell office:value-type="string">
            <text:p>SHEYLA DENIZE GILO SOBRINHO DA SILVA</text:p>
          </table:table-cell>
          <table:table-cell office:value-type="string">
            <text:p>10 Jul 09, 00h00</text:p>
          </table:table-cell>
          <table:table-cell office:value-type="string">
            <text:p>1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0537-71.2009.8.02.0001</text:p>
          </table:table-cell>
          <table:table-cell office:value-type="string">
            <text:p>6º VARA CÍVEL</text:p>
          </table:table-cell>
          <table:table-cell office:value-type="string">
            <text:p>27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08">
            <text:p>8208</text:p>
          </table:table-cell>
          <table:table-cell office:value-type="string">
            <text:p>ANTONIO CAIRES MANOEL</text:p>
          </table:table-cell>
          <table:table-cell office:value-type="string">
            <text:p>10 Jul 09, 00h00</text:p>
          </table:table-cell>
          <table:table-cell office:value-type="string">
            <text:p>1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TAQUARA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27-18.2009.8.02.0064</text:p>
          </table:table-cell>
          <table:table-cell office:value-type="string">
            <text:p>ÚNICA</text:p>
          </table:table-cell>
          <table:table-cell office:value-type="string">
            <text:p>2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10">
            <text:p>8210</text:p>
          </table:table-cell>
          <table:table-cell office:value-type="string">
            <text:p>ANDRE ADEU FERREIRA GUIMARAES</text:p>
          </table:table-cell>
          <table:table-cell office:value-type="string">
            <text:p>10 Jul 09, 00h00</text:p>
          </table:table-cell>
          <table:table-cell office:value-type="string">
            <text:p>1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5456-25.2009.8.17.0810</text:p>
          </table:table-cell>
          <table:table-cell office:value-type="string">
            <text:p>4ª VARA CÍVEL</text:p>
          </table:table-cell>
          <table:table-cell office:value-type="string">
            <text:p>23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11">
            <text:p>8211</text:p>
          </table:table-cell>
          <table:table-cell office:value-type="string">
            <text:p>CLAUDERLY MOURA DA SILVA</text:p>
          </table:table-cell>
          <table:table-cell office:value-type="string">
            <text:p>10 Jul 09, 00h00</text:p>
          </table:table-cell>
          <table:table-cell office:value-type="string">
            <text:p>1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12">
            <text:p>8212</text:p>
          </table:table-cell>
          <table:table-cell office:value-type="string">
            <text:p>CAROLINA VIEIRA CHAVES</text:p>
          </table:table-cell>
          <table:table-cell office:value-type="string">
            <text:p>10 Jul 09, 00h00</text:p>
          </table:table-cell>
          <table:table-cell office:value-type="string">
            <text:p>1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77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string">
            <text:p>CARLOS ALBERTO COSTA</text:p>
          </table:table-cell>
          <table:table-cell office:value-type="string">
            <text:p>10 Jul 09, 00h00</text:p>
          </table:table-cell>
          <table:table-cell office:value-type="string">
            <text:p>1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9.019561-0</text:p>
          </table:table-cell>
          <table:table-cell office:value-type="string">
            <text:p>4ª VARA CÍVEL</text:p>
          </table:table-cell>
          <table:table-cell office:value-type="string">
            <text:p>6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17">
            <text:p>8217</text:p>
          </table:table-cell>
          <table:table-cell office:value-type="string">
            <text:p>EDUARDO CESAR SILVA</text:p>
          </table:table-cell>
          <table:table-cell office:value-type="string">
            <text:p>13 Jul 09, 00h00</text:p>
          </table:table-cell>
          <table:table-cell office:value-type="string">
            <text:p>13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54-88.2009.8.17.0220</text:p>
          </table:table-cell>
          <table:table-cell office:value-type="string">
            <text:p>1ª VARA CÍVEL</text:p>
          </table:table-cell>
          <table:table-cell office:value-type="string">
            <text:p>28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22">
            <text:p>8222</text:p>
          </table:table-cell>
          <table:table-cell office:value-type="string">
            <text:p>JOSE AILTON SALVADOR</text:p>
          </table:table-cell>
          <table:table-cell office:value-type="string">
            <text:p>13 Jul 09, 00h00</text:p>
          </table:table-cell>
          <table:table-cell office:value-type="string">
            <text:p>13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REJO DA MADRE DE DEU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84-78.2009.8.17.1250</text:p>
          </table:table-cell>
          <table:table-cell office:value-type="string">
            <text:p>3º VARA CIVEL</text:p>
          </table:table-cell>
          <table:table-cell office:value-type="string">
            <text:p>2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26">
            <text:p>8226</text:p>
          </table:table-cell>
          <table:table-cell office:value-type="string">
            <text:p>JACK EMERSON BARROS VIANA</text:p>
          </table:table-cell>
          <table:table-cell office:value-type="string">
            <text:p>14 Jul 09, 00h00</text:p>
          </table:table-cell>
          <table:table-cell office:value-type="string">
            <text:p>14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25.682-5</text:p>
          </table:table-cell>
          <table:table-cell office:value-type="string">
            <text:p>8ª VARA CÍVEL</text:p>
          </table:table-cell>
          <table:table-cell office:value-type="string">
            <text:p>29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28">
            <text:p>8228</text:p>
          </table:table-cell>
          <table:table-cell office:value-type="string">
            <text:p>REGINA CELIA DA SILVA</text:p>
          </table:table-cell>
          <table:table-cell office:value-type="string">
            <text:p>6 Jul 09, 00h00</text:p>
          </table:table-cell>
          <table:table-cell office:value-type="string">
            <text:p>6 Jul 09, 00h00</text:p>
          </table:table-cell>
          <table:table-cell office:value-type="string">
            <text:p>24 Set 11, 21h26</text:p>
          </table:table-cell>
          <table:table-cell office:value-type="string">
            <text:p>CONSIGNATÓRIA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.242/09</text:p>
          </table:table-cell>
          <table:table-cell office:value-type="string">
            <text:p>JUIZADO ESPECIAL CIVEL</text:p>
          </table:table-cell>
          <table:table-cell office:value-type="string">
            <text:p>2779.5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30">
            <text:p>8230</text:p>
          </table:table-cell>
          <table:table-cell office:value-type="string">
            <text:p>MARIA DE FATIMA DE CARVALHO SILVA</text:p>
          </table:table-cell>
          <table:table-cell office:value-type="string">
            <text:p>14 Jul 09, 00h00</text:p>
          </table:table-cell>
          <table:table-cell office:value-type="string">
            <text:p>14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764-55.2009.8.17.1130</text:p>
          </table:table-cell>
          <table:table-cell office:value-type="string">
            <text:p>3ª VARA CÍVEL</text:p>
          </table:table-cell>
          <table:table-cell office:value-type="string">
            <text:p>3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31">
            <text:p>8231</text:p>
          </table:table-cell>
          <table:table-cell office:value-type="string">
            <text:p>SILVANIA GOMES DA SILVA</text:p>
          </table:table-cell>
          <table:table-cell office:value-type="string">
            <text:p>14 Jul 09, 00h00</text:p>
          </table:table-cell>
          <table:table-cell office:value-type="string">
            <text:p>14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RECHAL DEODO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01-35.2009.8.02.0044</text:p>
          </table:table-cell>
          <table:table-cell office:value-type="string">
            <text:p>ÚNICA</text:p>
          </table:table-cell>
          <table:table-cell office:value-type="string">
            <text:p>28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43">
            <text:p>8243</text:p>
          </table:table-cell>
          <table:table-cell office:value-type="string">
            <text:p>JOSE WASHINGTON PEROBA DA SILVA</text:p>
          </table:table-cell>
          <table:table-cell office:value-type="string">
            <text:p>16 Jul 09, 00h00</text:p>
          </table:table-cell>
          <table:table-cell office:value-type="string">
            <text:p>16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ITE DO NO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47">
            <text:p>8247</text:p>
          </table:table-cell>
          <table:table-cell office:value-type="string">
            <text:p>MARIO GEORGE NASCIMENTO SABINO</text:p>
          </table:table-cell>
          <table:table-cell office:value-type="string">
            <text:p>16 Jul 09, 00h00</text:p>
          </table:table-cell>
          <table:table-cell office:value-type="string">
            <text:p>16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501-60.2009.8.17.0480</text:p>
          </table:table-cell>
          <table:table-cell office:value-type="string">
            <text:p>1ª VARA CÍVEL</text:p>
          </table:table-cell>
          <table:table-cell office:value-type="string">
            <text:p>3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49">
            <text:p>8249</text:p>
          </table:table-cell>
          <table:table-cell office:value-type="string">
            <text:p>MARCOS JOSE PADILHA BARBOSA</text:p>
          </table:table-cell>
          <table:table-cell office:value-type="string">
            <text:p>16 Jul 09, 00h00</text:p>
          </table:table-cell>
          <table:table-cell office:value-type="string">
            <text:p>16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5648-82.2010.8.17.0001</text:p>
          </table:table-cell>
          <table:table-cell office:value-type="string">
            <text:p>11ª VARA CÍVEL</text:p>
          </table:table-cell>
          <table:table-cell office:value-type="string">
            <text:p>4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56">
            <text:p>8256</text:p>
          </table:table-cell>
          <table:table-cell office:value-type="string">
            <text:p>ROSA LEAO PEIXOTO</text:p>
          </table:table-cell>
          <table:table-cell office:value-type="string">
            <text:p>16 Jul 09, 00h00</text:p>
          </table:table-cell>
          <table:table-cell office:value-type="string">
            <text:p>16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3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58">
            <text:p>8258</text:p>
          </table:table-cell>
          <table:table-cell office:value-type="string">
            <text:p>GILVAN FARIAS SILVA JUNIOR</text:p>
          </table:table-cell>
          <table:table-cell office:value-type="string">
            <text:p>16 Jul 09, 00h00</text:p>
          </table:table-cell>
          <table:table-cell office:value-type="string">
            <text:p>16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1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string">
            <text:p>SINVAL PAES DA GAMA</text:p>
          </table:table-cell>
          <table:table-cell office:value-type="string">
            <text:p>17 Jul 09, 00h00</text:p>
          </table:table-cell>
          <table:table-cell office:value-type="string">
            <text:p>17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23-97.2009.8.17.0640</text:p>
          </table:table-cell>
          <table:table-cell office:value-type="string">
            <text:p>2ª VARA CÍVEL</text:p>
          </table:table-cell>
          <table:table-cell office:value-type="string">
            <text:p>2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71">
            <text:p>8271</text:p>
          </table:table-cell>
          <table:table-cell office:value-type="string">
            <text:p>EDILSON DA SILVA MATIAS</text:p>
          </table:table-cell>
          <table:table-cell office:value-type="string">
            <text:p>17 Jul 09, 00h00</text:p>
          </table:table-cell>
          <table:table-cell office:value-type="string">
            <text:p>17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5677-86.2009.8.02.0001</text:p>
          </table:table-cell>
          <table:table-cell office:value-type="string">
            <text:p>6º VARA CÍVEL</text:p>
          </table:table-cell>
          <table:table-cell office:value-type="string">
            <text:p>3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72">
            <text:p>8272</text:p>
          </table:table-cell>
          <table:table-cell office:value-type="string">
            <text:p>MARIA JEANETE FORTES SILVA</text:p>
          </table:table-cell>
          <table:table-cell office:value-type="string">
            <text:p>12 Jun 09, 00h00</text:p>
          </table:table-cell>
          <table:table-cell office:value-type="string">
            <text:p>12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3138/2009</text:p>
          </table:table-cell>
          <table:table-cell office:value-type="string">
            <text:p>3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74">
            <text:p>8274</text:p>
          </table:table-cell>
          <table:table-cell office:value-type="string">
            <text:p>MARTA CRISLANY MENDONÇA BEZERRA DE OLIVEIRA</text:p>
          </table:table-cell>
          <table:table-cell office:value-type="string">
            <text:p>26 Mai 09, 00h00</text:p>
          </table:table-cell>
          <table:table-cell office:value-type="string">
            <text:p>26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5541/2009</text:p>
          </table:table-cell>
          <table:table-cell office:value-type="string">
            <text:p>1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75">
            <text:p>8275</text:p>
          </table:table-cell>
          <table:table-cell office:value-type="string">
            <text:p>LUCIANO BEZERRA DE MELO</text:p>
          </table:table-cell>
          <table:table-cell office:value-type="string">
            <text:p>2 Jul 09, 00h00</text:p>
          </table:table-cell>
          <table:table-cell office:value-type="string">
            <text:p>2 Jul 09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771/2009-00</text:p>
          </table:table-cell>
          <table:table-cell office:value-type="string">
            <text:p>VII FORUM UNIV. DE PE - MARISTA</text:p>
          </table:table-cell>
          <table:table-cell office:value-type="string">
            <text:p>18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76">
            <text:p>8276</text:p>
          </table:table-cell>
          <table:table-cell office:value-type="string">
            <text:p>ISRAEL PORTO DA SILVA</text:p>
          </table:table-cell>
          <table:table-cell office:value-type="string">
            <text:p>10 Jun 09, 00h00</text:p>
          </table:table-cell>
          <table:table-cell office:value-type="string">
            <text:p>10 Jun 09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014.701-6</text:p>
          </table:table-cell>
          <table:table-cell office:value-type="string">
            <text:p>8º JUIZADO ESPECIAL - MACEIÓ</text:p>
          </table:table-cell>
          <table:table-cell office:value-type="string">
            <text:p>13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77">
            <text:p>8277</text:p>
          </table:table-cell>
          <table:table-cell office:value-type="string">
            <text:p>MARIA DE FATIMA ALVES DE CARVALHO</text:p>
          </table:table-cell>
          <table:table-cell office:value-type="string">
            <text:p>1 Mai 09, 00h00</text:p>
          </table:table-cell>
          <table:table-cell office:value-type="string">
            <text:p>1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9.003488-0</text:p>
          </table:table-cell>
          <table:table-cell office:value-type="string">
            <text:p>3º VARA CIVEL</text:p>
          </table:table-cell>
          <table:table-cell office:value-type="string">
            <text:p>317.2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81">
            <text:p>8281</text:p>
          </table:table-cell>
          <table:table-cell office:value-type="string">
            <text:p>SEVERINA LOURDES VIEIRA DA SILVA</text:p>
          </table:table-cell>
          <table:table-cell office:value-type="string">
            <text:p>21 Jul 09, 00h00</text:p>
          </table:table-cell>
          <table:table-cell office:value-type="string">
            <text:p>21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2956-17.2009.8.17.0001</text:p>
          </table:table-cell>
          <table:table-cell office:value-type="string">
            <text:p>10ª VARA CÍVEL</text:p>
          </table:table-cell>
          <table:table-cell office:value-type="string">
            <text:p>43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84">
            <text:p>8284</text:p>
          </table:table-cell>
          <table:table-cell office:value-type="string">
            <text:p>JOSINEIDE VICENTE DA COSTA</text:p>
          </table:table-cell>
          <table:table-cell office:value-type="string">
            <text:p>21 Jul 09, 00h00</text:p>
          </table:table-cell>
          <table:table-cell office:value-type="string">
            <text:p>21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VITORIA DE SANTO AN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3.2009.001917-1</text:p>
          </table:table-cell>
          <table:table-cell office:value-type="string">
            <text:p>1ª VARA CÍVEL</text:p>
          </table:table-cell>
          <table:table-cell office:value-type="string">
            <text:p>27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90">
            <text:p>8290</text:p>
          </table:table-cell>
          <table:table-cell office:value-type="string">
            <text:p>JASON SEVERINO DA SILVA</text:p>
          </table:table-cell>
          <table:table-cell office:value-type="string">
            <text:p>24 Jul 09, 00h00</text:p>
          </table:table-cell>
          <table:table-cell office:value-type="string">
            <text:p>24 Jul 09, 00h00</text:p>
          </table:table-cell>
          <table:table-cell office:value-type="string">
            <text:p>3 Out 11, 17h21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812-41.2009.8.17.1130</text:p>
          </table:table-cell>
          <table:table-cell office:value-type="string">
            <text:p>4ª VARA CÍVEL</text:p>
          </table:table-cell>
          <table:table-cell office:value-type="string">
            <text:p>3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92">
            <text:p>8292</text:p>
          </table:table-cell>
          <table:table-cell office:value-type="string">
            <text:p>MARIA CRISTINA FELIX DO NASCIMENTO</text:p>
          </table:table-cell>
          <table:table-cell office:value-type="string">
            <text:p>24 Jul 09, 00h00</text:p>
          </table:table-cell>
          <table:table-cell office:value-type="string">
            <text:p>24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2377-69.2009.8.17.0001</text:p>
          </table:table-cell>
          <table:table-cell office:value-type="string">
            <text:p>ÚNICA</text:p>
          </table:table-cell>
          <table:table-cell office:value-type="string">
            <text:p>31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95">
            <text:p>8295</text:p>
          </table:table-cell>
          <table:table-cell office:value-type="string">
            <text:p>ALBA VALERIA SANTOS DE SOUSA</text:p>
          </table:table-cell>
          <table:table-cell office:value-type="string">
            <text:p>24 Jul 09, 00h00</text:p>
          </table:table-cell>
          <table:table-cell office:value-type="string">
            <text:p>24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33-69.2009.8.17.1030</text:p>
          </table:table-cell>
          <table:table-cell office:value-type="string">
            <text:p>1ª VARA CÍVEL</text:p>
          </table:table-cell>
          <table:table-cell office:value-type="string">
            <text:p>27129.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string">
            <text:p>MARIA LUZIA FERREIRA LIMA</text:p>
          </table:table-cell>
          <table:table-cell office:value-type="string">
            <text:p>28 Jul 09, 00h00</text:p>
          </table:table-cell>
          <table:table-cell office:value-type="string">
            <text:p>28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25.683-3</text:p>
          </table:table-cell>
          <table:table-cell office:value-type="string">
            <text:p>9ª VARA CIVEL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string">
            <text:p>PAULO DE LIRA FIALHO</text:p>
          </table:table-cell>
          <table:table-cell office:value-type="string">
            <text:p>28 Jul 09, 00h00</text:p>
          </table:table-cell>
          <table:table-cell office:value-type="string">
            <text:p>28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2374-17.2009.8.17.0001</text:p>
          </table:table-cell>
          <table:table-cell office:value-type="string">
            <text:p>22ª VARA CÍVEL</text:p>
          </table:table-cell>
          <table:table-cell office:value-type="string">
            <text:p>5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05">
            <text:p>8305</text:p>
          </table:table-cell>
          <table:table-cell office:value-type="string">
            <text:p>LUCIANO BEZERRA DE MELO</text:p>
          </table:table-cell>
          <table:table-cell office:value-type="string">
            <text:p>28 Jul 09, 00h00</text:p>
          </table:table-cell>
          <table:table-cell office:value-type="string">
            <text:p>28 Jul 09, 00h00</text:p>
          </table:table-cell>
          <table:table-cell office:value-type="string">
            <text:p>28 Set 11, 13h04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2372-47.2009.8.17.0001</text:p>
          </table:table-cell>
          <table:table-cell office:value-type="string">
            <text:p>15ª VARA CÍVEL</text:p>
          </table:table-cell>
          <table:table-cell office:value-type="string">
            <text:p>23345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string">
            <text:p>EDVAN PEREIRA CANSANCAO</text:p>
          </table:table-cell>
          <table:table-cell office:value-type="string">
            <text:p>28 Jul 09, 00h00</text:p>
          </table:table-cell>
          <table:table-cell office:value-type="string">
            <text:p>28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5685-63.2009.8.02.0001</text:p>
          </table:table-cell>
          <table:table-cell office:value-type="string">
            <text:p>8ª VARA CÍVEL</text:p>
          </table:table-cell>
          <table:table-cell office:value-type="string">
            <text:p>273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10">
            <text:p>8310</text:p>
          </table:table-cell>
          <table:table-cell office:value-type="string">
            <text:p>JOSE PETRUCIO MARCOLINO DA SILVA</text:p>
          </table:table-cell>
          <table:table-cell office:value-type="string">
            <text:p>29 Jul 09, 00h00</text:p>
          </table:table-cell>
          <table:table-cell office:value-type="string">
            <text:p>29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11">
            <text:p>8311</text:p>
          </table:table-cell>
          <table:table-cell office:value-type="string">
            <text:p>SEVERINO PEDRO DA SILVA</text:p>
          </table:table-cell>
          <table:table-cell office:value-type="string">
            <text:p>29 Jul 09, 00h00</text:p>
          </table:table-cell>
          <table:table-cell office:value-type="string">
            <text:p>29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94.2009.016.06.00.3</text:p>
          </table:table-cell>
          <table:table-cell office:value-type="string">
            <text:p>16ª VARA D0 TRABALHO</text:p>
          </table:table-cell>
          <table:table-cell office:value-type="string">
            <text:p>3445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13">
            <text:p>8313</text:p>
          </table:table-cell>
          <table:table-cell office:value-type="string">
            <text:p>PAULO JOSE DE FONTES</text:p>
          </table:table-cell>
          <table:table-cell office:value-type="string">
            <text:p>29 Jul 09, 00h00</text:p>
          </table:table-cell>
          <table:table-cell office:value-type="string">
            <text:p>29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NA DO IPANE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5.09.000.916-3</text:p>
          </table:table-cell>
          <table:table-cell office:value-type="string">
            <text:p>1ª VARA CÍVEL</text:p>
          </table:table-cell>
          <table:table-cell office:value-type="string">
            <text:p>25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14">
            <text:p>8314</text:p>
          </table:table-cell>
          <table:table-cell office:value-type="string">
            <text:p>EDNALDO CORTEZ MARTINS JUNIOR</text:p>
          </table:table-cell>
          <table:table-cell office:value-type="string">
            <text:p>29 Jul 09, 00h00</text:p>
          </table:table-cell>
          <table:table-cell office:value-type="string">
            <text:p>29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334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15">
            <text:p>8315</text:p>
          </table:table-cell>
          <table:table-cell office:value-type="string">
            <text:p>ANA SALOME TORRES VERAS</text:p>
          </table:table-cell>
          <table:table-cell office:value-type="string">
            <text:p>29 Jul 09, 00h00</text:p>
          </table:table-cell>
          <table:table-cell office:value-type="string">
            <text:p>29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32408-5</text:p>
          </table:table-cell>
          <table:table-cell office:value-type="string">
            <text:p>14ª VARA CÍVEL</text:p>
          </table:table-cell>
          <table:table-cell office:value-type="string">
            <text:p>251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string">
            <text:p>JOSE RUFINO DA ROCHA</text:p>
          </table:table-cell>
          <table:table-cell office:value-type="string">
            <text:p>29 Jul 09, 00h00</text:p>
          </table:table-cell>
          <table:table-cell office:value-type="string">
            <text:p>29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ONIT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9.2009.000871-0</text:p>
          </table:table-cell>
          <table:table-cell office:value-type="string">
            <text:p>ÚNICA</text:p>
          </table:table-cell>
          <table:table-cell office:value-type="string">
            <text:p>6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17">
            <text:p>8317</text:p>
          </table:table-cell>
          <table:table-cell office:value-type="string">
            <text:p>ALEXANDRA DE DEUS BROSSA</text:p>
          </table:table-cell>
          <table:table-cell office:value-type="string">
            <text:p>29 Jul 09, 00h00</text:p>
          </table:table-cell>
          <table:table-cell office:value-type="string">
            <text:p>29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2379-39.2009.8.17.0001</text:p>
          </table:table-cell>
          <table:table-cell office:value-type="string">
            <text:p>15ª VARA CÍVEL</text:p>
          </table:table-cell>
          <table:table-cell office:value-type="string">
            <text:p>284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19">
            <text:p>8319</text:p>
          </table:table-cell>
          <table:table-cell office:value-type="string">
            <text:p>JOSE IVAN SILVESTRE JUNIOR</text:p>
          </table:table-cell>
          <table:table-cell office:value-type="string">
            <text:p>30 Jul 09, 00h00</text:p>
          </table:table-cell>
          <table:table-cell office:value-type="string">
            <text:p>30 Jul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462-86.2009.8.17.0220</text:p>
          </table:table-cell>
          <table:table-cell office:value-type="string">
            <text:p>2ª VARA CÍVEL</text:p>
          </table:table-cell>
          <table:table-cell office:value-type="string">
            <text:p>1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20">
            <text:p>8320</text:p>
          </table:table-cell>
          <table:table-cell office:value-type="string">
            <text:p>JOSE APARECIDO DA COSTA</text:p>
          </table:table-cell>
          <table:table-cell office:value-type="string">
            <text:p>19 Dez 07, 00h00</text:p>
          </table:table-cell>
          <table:table-cell office:value-type="string">
            <text:p>19 Dez 07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2522-12.2007.8.02.0001</text:p>
          </table:table-cell>
          <table:table-cell office:value-type="string">
            <text:p>12ª VARA CIVEL</text:p>
          </table:table-cell>
          <table:table-cell office:value-type="string">
            <text:p>27587.7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string">
            <text:p>CÍCERO SARMENTO PEREIRA</text:p>
          </table:table-cell>
          <table:table-cell office:value-type="string">
            <text:p>17 Abr 09, 00h00</text:p>
          </table:table-cell>
          <table:table-cell office:value-type="string">
            <text:p>17 Abr 09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6391/2009</text:p>
          </table:table-cell>
          <table:table-cell office:value-type="string">
            <text:p>3º VARA CIVEL</text:p>
          </table:table-cell>
          <table:table-cell office:value-type="string">
            <text:p>903.5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30">
            <text:p>8330</text:p>
          </table:table-cell>
          <table:table-cell office:value-type="string">
            <text:p>MOACIR FEITOSA NUNES</text:p>
          </table:table-cell>
          <table:table-cell office:value-type="string">
            <text:p>3 Ago 09, 00h00</text:p>
          </table:table-cell>
          <table:table-cell office:value-type="string">
            <text:p>3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9.009761-0</text:p>
          </table:table-cell>
          <table:table-cell office:value-type="string">
            <text:p>4ª VARA CÍVEL</text:p>
          </table:table-cell>
          <table:table-cell office:value-type="string">
            <text:p>162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string">
            <text:p>KATIA CRISTINA GUIMARAES CORREIA DA SILVA</text:p>
          </table:table-cell>
          <table:table-cell office:value-type="string">
            <text:p>25 Mar 09, 00h00</text:p>
          </table:table-cell>
          <table:table-cell office:value-type="string">
            <text:p>25 Mar 09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71/2009-00</text:p>
          </table:table-cell>
          <table:table-cell office:value-type="string">
            <text:p>II - JEC - AFOGADOS</text:p>
          </table:table-cell>
          <table:table-cell office:value-type="string">
            <text:p>1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string">
            <text:p>ANISIA FEITOSA SOARES</text:p>
          </table:table-cell>
          <table:table-cell office:value-type="string">
            <text:p>22 Abr 09, 00h00</text:p>
          </table:table-cell>
          <table:table-cell office:value-type="string">
            <text:p>22 Ab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ITAINOPOLI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3/2009</text:p>
          </table:table-cell>
          <table:table-cell office:value-type="string">
            <text:p>ÚNICA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38">
            <text:p>8338</text:p>
          </table:table-cell>
          <table:table-cell office:value-type="string">
            <text:p>DANIEL LUIZ DE OLIVEIRA</text:p>
          </table:table-cell>
          <table:table-cell office:value-type="string">
            <text:p>6 Out 04, 00h00</text:p>
          </table:table-cell>
          <table:table-cell office:value-type="string">
            <text:p>6 Out 04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BOCA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0898-66.2007.8.02.0005</text:p>
          </table:table-cell>
          <table:table-cell office:value-type="string">
            <text:p>ÚNICA</text:p>
          </table:table-cell>
          <table:table-cell office:value-type="string">
            <text:p>6418.1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50">
            <text:p>8350</text:p>
          </table:table-cell>
          <table:table-cell office:value-type="string">
            <text:p>MARGARIDA LADISLAU DE ARRUDA</text:p>
          </table:table-cell>
          <table:table-cell office:value-type="string">
            <text:p>27 Jul 04, 00h00</text:p>
          </table:table-cell>
          <table:table-cell office:value-type="string">
            <text:p>27 Jul 04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4.022784-8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string">
            <text:p>MARCIO MATOS DOS SANTOS</text:p>
          </table:table-cell>
          <table:table-cell office:value-type="string">
            <text:p>12 Ago 09, 00h00</text:p>
          </table:table-cell>
          <table:table-cell office:value-type="string">
            <text:p>12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898-85.2009.8.02.0001</text:p>
          </table:table-cell>
          <table:table-cell office:value-type="string">
            <text:p>3º VARA CIVEL</text:p>
          </table:table-cell>
          <table:table-cell office:value-type="string">
            <text:p>263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string">
            <text:p>UILSO INACIO DA SILVA</text:p>
          </table:table-cell>
          <table:table-cell office:value-type="string">
            <text:p>13 Ago 09, 00h00</text:p>
          </table:table-cell>
          <table:table-cell office:value-type="string">
            <text:p>13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587-85.2010.8.02.0001</text:p>
          </table:table-cell>
          <table:table-cell office:value-type="string">
            <text:p>8ª VARA CÍVEL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60">
            <text:p>8360</text:p>
          </table:table-cell>
          <table:table-cell office:value-type="string">
            <text:p>ANTONIO INACIO DE SOUZA</text:p>
          </table:table-cell>
          <table:table-cell office:value-type="string">
            <text:p>13 Ago 09, 00h00</text:p>
          </table:table-cell>
          <table:table-cell office:value-type="string">
            <text:p>13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ERRA TALHA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0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65">
            <text:p>8365</text:p>
          </table:table-cell>
          <table:table-cell office:value-type="string">
            <text:p>SINVAL HIPOLITO GONZAGA</text:p>
          </table:table-cell>
          <table:table-cell office:value-type="string">
            <text:p>23 Jul 09, 00h00</text:p>
          </table:table-cell>
          <table:table-cell office:value-type="string">
            <text:p>23 Jul 09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PIC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501/2009-00</text:p>
          </table:table-cell>
          <table:table-cell office:value-type="string">
            <text:p>JEC PICOS - PI</text:p>
          </table:table-cell>
          <table:table-cell office:value-type="string">
            <text:p>16524.0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66">
            <text:p>8366</text:p>
          </table:table-cell>
          <table:table-cell office:value-type="string">
            <text:p>ADEILDO DA SILVA BEZERRA</text:p>
          </table:table-cell>
          <table:table-cell office:value-type="string">
            <text:p>25 Jun 09, 00h00</text:p>
          </table:table-cell>
          <table:table-cell office:value-type="string">
            <text:p>25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1.2009.004143-4</text:p>
          </table:table-cell>
          <table:table-cell office:value-type="string">
            <text:p>2ª VARA CÍVEL</text:p>
          </table:table-cell>
          <table:table-cell office:value-type="string">
            <text:p>27232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67">
            <text:p>8367</text:p>
          </table:table-cell>
          <table:table-cell office:value-type="string">
            <text:p>FRANCISCO PEREIRA DO NASCIMENTO</text:p>
          </table:table-cell>
          <table:table-cell office:value-type="string">
            <text:p>16 Jun 09, 00h00</text:p>
          </table:table-cell>
          <table:table-cell office:value-type="string">
            <text:p>16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57602009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68">
            <text:p>8368</text:p>
          </table:table-cell>
          <table:table-cell office:value-type="string">
            <text:p>RAIMUNDA PEREIRA DE ALMEIDA E SILVA</text:p>
          </table:table-cell>
          <table:table-cell office:value-type="string">
            <text:p>20 Jul 09, 00h00</text:p>
          </table:table-cell>
          <table:table-cell office:value-type="string">
            <text:p>20 Jul 09, 00h00</text:p>
          </table:table-cell>
          <table:table-cell office:value-type="string">
            <text:p>24 Set 11, 21h26</text:p>
          </table:table-cell>
          <table:table-cell office:value-type="string">
            <text:p>RESTITUI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19/2009-00</text:p>
          </table:table-cell>
          <table:table-cell office:value-type="string">
            <text:p>IV JEC - CASA AMARELA</text:p>
          </table:table-cell>
          <table:table-cell office:value-type="string">
            <text:p>5049.5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69">
            <text:p>8369</text:p>
          </table:table-cell>
          <table:table-cell office:value-type="string">
            <text:p>JOSE REINALDO WANDERLEY RAMOS DE SIQUEIRA</text:p>
          </table:table-cell>
          <table:table-cell office:value-type="string">
            <text:p>22 Jul 09, 00h00</text:p>
          </table:table-cell>
          <table:table-cell office:value-type="string">
            <text:p>22 Jul 09, 00h00</text:p>
          </table:table-cell>
          <table:table-cell office:value-type="string">
            <text:p>24 Set 11, 21h26</text:p>
          </table:table-cell>
          <table:table-cell office:value-type="string">
            <text:p>RESTITUI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0109-029.616-5</text:p>
          </table:table-cell>
          <table:table-cell office:value-type="string">
            <text:p>PROCON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71">
            <text:p>8371</text:p>
          </table:table-cell>
          <table:table-cell office:value-type="string">
            <text:p>ANISIA FEITOSA SOARES</text:p>
          </table:table-cell>
          <table:table-cell office:value-type="string">
            <text:p>28 Fev 09, 00h00</text:p>
          </table:table-cell>
          <table:table-cell office:value-type="string">
            <text:p>28 Fev 09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ITAINOPOLI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2/2009</text:p>
          </table:table-cell>
          <table:table-cell office:value-type="string">
            <text:p>ÚNICA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84">
            <text:p>8384</text:p>
          </table:table-cell>
          <table:table-cell office:value-type="string">
            <text:p>MARIA TEREZA DA SILVA CHAVES VIANA</text:p>
          </table:table-cell>
          <table:table-cell office:value-type="string">
            <text:p>20 Ago 09, 00h00</text:p>
          </table:table-cell>
          <table:table-cell office:value-type="string">
            <text:p>20 Ago 09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2955-32.2009.8.17.0001</text:p>
          </table:table-cell>
          <table:table-cell office:value-type="string">
            <text:p>32ª VARA CÍVEL</text:p>
          </table:table-cell>
          <table:table-cell office:value-type="string">
            <text:p>21824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87">
            <text:p>8387</text:p>
          </table:table-cell>
          <table:table-cell office:value-type="string">
            <text:p>DIORMAN GRANCINDO DE MORAES</text:p>
          </table:table-cell>
          <table:table-cell office:value-type="string">
            <text:p>24 Ago 09, 00h00</text:p>
          </table:table-cell>
          <table:table-cell office:value-type="string">
            <text:p>24 Ago 09, 00h00</text:p>
          </table:table-cell>
          <table:table-cell office:value-type="string">
            <text:p>3 Out 11, 12h43</text:p>
          </table:table-cell>
          <table:table-cell office:value-type="string">
            <text:p>CÍVEL</text:p>
          </table:table-cell>
          <table:table-cell office:value-type="string">
            <text:p>GUARULH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38300-6</text:p>
          </table:table-cell>
          <table:table-cell office:value-type="string">
            <text:p>25ª VARA CÍVEL</text:p>
          </table:table-cell>
          <table:table-cell office:value-type="string">
            <text:p>7317.9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95">
            <text:p>8395</text:p>
          </table:table-cell>
          <table:table-cell office:value-type="string">
            <text:p>JOAO LUIZ RODRIGUES</text:p>
          </table:table-cell>
          <table:table-cell office:value-type="string">
            <text:p>26 Ago 09, 00h00</text:p>
          </table:table-cell>
          <table:table-cell office:value-type="string">
            <text:p>26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46-29.2009.8.17.0670</text:p>
          </table:table-cell>
          <table:table-cell office:value-type="string">
            <text:p>ÚNICA</text:p>
          </table:table-cell>
          <table:table-cell office:value-type="string">
            <text:p>2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96">
            <text:p>8396</text:p>
          </table:table-cell>
          <table:table-cell office:value-type="string">
            <text:p>ABILIO VELOZO DA SILVA FILHO</text:p>
          </table:table-cell>
          <table:table-cell office:value-type="string">
            <text:p>26 Ago 09, 00h00</text:p>
          </table:table-cell>
          <table:table-cell office:value-type="string">
            <text:p>26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563-64.2009.8.17.0660</text:p>
          </table:table-cell>
          <table:table-cell office:value-type="string">
            <text:p>2ª VARA CÍVEL</text:p>
          </table:table-cell>
          <table:table-cell office:value-type="string">
            <text:p>19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09">
            <text:p>8409</text:p>
          </table:table-cell>
          <table:table-cell office:value-type="string">
            <text:p>JOSE EDILSON DE MELO</text:p>
          </table:table-cell>
          <table:table-cell office:value-type="string">
            <text:p>28 Ago 09, 00h00</text:p>
          </table:table-cell>
          <table:table-cell office:value-type="string">
            <text:p>28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88-12.2009.8.17.0670</text:p>
          </table:table-cell>
          <table:table-cell office:value-type="string">
            <text:p>1ª VARA CÍVEL</text:p>
          </table:table-cell>
          <table:table-cell office:value-type="string">
            <text:p>5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15">
            <text:p>8415</text:p>
          </table:table-cell>
          <table:table-cell office:value-type="string">
            <text:p>GILVANILDO MAIA DO NASCIMENTO</text:p>
          </table:table-cell>
          <table:table-cell office:value-type="string">
            <text:p>31 Ago 09, 00h00</text:p>
          </table:table-cell>
          <table:table-cell office:value-type="string">
            <text:p>31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7240-18.2009.8.02.0001</text:p>
          </table:table-cell>
          <table:table-cell office:value-type="string">
            <text:p>10ª VARA CÍVEL</text:p>
          </table:table-cell>
          <table:table-cell office:value-type="string">
            <text:p>240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16">
            <text:p>8416</text:p>
          </table:table-cell>
          <table:table-cell office:value-type="string">
            <text:p>VERONICA PEREIRA TENORIO</text:p>
          </table:table-cell>
          <table:table-cell office:value-type="string">
            <text:p>29 Mar 10, 00h00</text:p>
          </table:table-cell>
          <table:table-cell office:value-type="string">
            <text:p>29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5-92.2010.8.17.0670</text:p>
          </table:table-cell>
          <table:table-cell office:value-type="string">
            <text:p>1ª VARA CÍVEL</text:p>
          </table:table-cell>
          <table:table-cell office:value-type="string">
            <text:p>20927.8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17">
            <text:p>8417</text:p>
          </table:table-cell>
          <table:table-cell office:value-type="string">
            <text:p>SERGIO HENRIQUE PEREIRA DE ARAUJO</text:p>
          </table:table-cell>
          <table:table-cell office:value-type="string">
            <text:p>31 Ago 09, 00h00</text:p>
          </table:table-cell>
          <table:table-cell office:value-type="string">
            <text:p>31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string">
            <text:p>PATRICIA MAIA FARIAS CABRAL</text:p>
          </table:table-cell>
          <table:table-cell office:value-type="string">
            <text:p>31 Ago 09, 00h00</text:p>
          </table:table-cell>
          <table:table-cell office:value-type="string">
            <text:p>31 Ago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7328-09.2009.8.17.0001</text:p>
          </table:table-cell>
          <table:table-cell office:value-type="string">
            <text:p>34ª VARA CÍVEL</text:p>
          </table:table-cell>
          <table:table-cell office:value-type="string">
            <text:p>3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string">
            <text:p>TEREZA CRISTINA ALVARENGA</text:p>
          </table:table-cell>
          <table:table-cell office:value-type="string">
            <text:p>27 Abr 09, 00h00</text:p>
          </table:table-cell>
          <table:table-cell office:value-type="string">
            <text:p>27 Ab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9.003075-2</text:p>
          </table:table-cell>
          <table:table-cell office:value-type="string">
            <text:p>3º VARA CIVEL</text:p>
          </table:table-cell>
          <table:table-cell office:value-type="string">
            <text:p>324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27">
            <text:p>8427</text:p>
          </table:table-cell>
          <table:table-cell office:value-type="string">
            <text:p>RITA DA CONCEIÇÃO QUEIROZ</text:p>
          </table:table-cell>
          <table:table-cell office:value-type="string">
            <text:p>4 Mai 09, 00h00</text:p>
          </table:table-cell>
          <table:table-cell office:value-type="string">
            <text:p>4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9.003374-3</text:p>
          </table:table-cell>
          <table:table-cell office:value-type="string">
            <text:p>2ª VARA CÍVEL</text:p>
          </table:table-cell>
          <table:table-cell office:value-type="string">
            <text:p>74.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29">
            <text:p>8429</text:p>
          </table:table-cell>
          <table:table-cell office:value-type="string">
            <text:p>MARIA LUCIA RIBEIRO CHAVES</text:p>
          </table:table-cell>
          <table:table-cell office:value-type="string">
            <text:p>25 Mai 09, 00h00</text:p>
          </table:table-cell>
          <table:table-cell office:value-type="string">
            <text:p>25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2173/2009</text:p>
          </table:table-cell>
          <table:table-cell office:value-type="string">
            <text:p>5ª VARA CIVEL</text:p>
          </table:table-cell>
          <table:table-cell office:value-type="string">
            <text:p>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31">
            <text:p>8431</text:p>
          </table:table-cell>
          <table:table-cell office:value-type="string">
            <text:p>ELONALDO ALMEIDA SILVA</text:p>
          </table:table-cell>
          <table:table-cell office:value-type="string">
            <text:p>19 Ago 09, 00h00</text:p>
          </table:table-cell>
          <table:table-cell office:value-type="string">
            <text:p>19 Ago 09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4-62.2009.8.17.8036</text:p>
          </table:table-cell>
          <table:table-cell office:value-type="string">
            <text:p>III FORUM UNIVERSITARIO - UNICAP</text:p>
          </table:table-cell>
          <table:table-cell office:value-type="string">
            <text:p>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36">
            <text:p>8436</text:p>
          </table:table-cell>
          <table:table-cell office:value-type="string">
            <text:p>SITRANS SINDICATO DAS EMPRESAS DE TRANSPORTE DE PASSAGEIROS</text:p>
          </table:table-cell>
          <table:table-cell office:value-type="string">
            <text:p>18 Ago 09, 00h00</text:p>
          </table:table-cell>
          <table:table-cell office:value-type="string">
            <text:p>18 Ago 09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003381-0</text:p>
          </table:table-cell>
          <table:table-cell office:value-type="string">
            <text:p>6º VARA CÍVEL</text:p>
          </table:table-cell>
          <table:table-cell office:value-type="string">
            <text:p>7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40">
            <text:p>8440</text:p>
          </table:table-cell>
          <table:table-cell office:value-type="string">
            <text:p>BENEDITO CARLOS SOBRINHO</text:p>
          </table:table-cell>
          <table:table-cell office:value-type="string">
            <text:p>8 Nov 07, 00h00</text:p>
          </table:table-cell>
          <table:table-cell office:value-type="string">
            <text:p>8 Nov 0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9747-24.2007.8.02.0001</text:p>
          </table:table-cell>
          <table:table-cell office:value-type="string">
            <text:p>10ª VARA CÍVEL</text:p>
          </table:table-cell>
          <table:table-cell office:value-type="string">
            <text:p>33148.0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44">
            <text:p>8444</text:p>
          </table:table-cell>
          <table:table-cell office:value-type="string">
            <text:p>JOSINEIDE VICENTE DA COSTA</text:p>
          </table:table-cell>
          <table:table-cell office:value-type="string">
            <text:p>8 Set 09, 00h00</text:p>
          </table:table-cell>
          <table:table-cell office:value-type="string">
            <text:p>8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VITORIA DE SANTO AN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483-26.2009.8.17.1590</text:p>
          </table:table-cell>
          <table:table-cell office:value-type="string">
            <text:p>2ª VARA CÍVEL</text:p>
          </table:table-cell>
          <table:table-cell office:value-type="string">
            <text:p>34115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46">
            <text:p>8446</text:p>
          </table:table-cell>
          <table:table-cell office:value-type="string">
            <text:p>MORGANA IARA ALVES DA SILVA</text:p>
          </table:table-cell>
          <table:table-cell office:value-type="string">
            <text:p>10 Set 09, 00h00</text:p>
          </table:table-cell>
          <table:table-cell office:value-type="string">
            <text:p>10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897-03.2009.8.02.0001</text:p>
          </table:table-cell>
          <table:table-cell office:value-type="string">
            <text:p>9ª VARA CIVEL</text:p>
          </table:table-cell>
          <table:table-cell office:value-type="string">
            <text:p>29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49">
            <text:p>8449</text:p>
          </table:table-cell>
          <table:table-cell office:value-type="string">
            <text:p>MARIO GEORGE NASCIMENTO SABINO</text:p>
          </table:table-cell>
          <table:table-cell office:value-type="string">
            <text:p>4 Mar 09, 00h00</text:p>
          </table:table-cell>
          <table:table-cell office:value-type="string">
            <text:p>4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9.001584-2</text:p>
          </table:table-cell>
          <table:table-cell office:value-type="string">
            <text:p>3º VARA CIVEL</text:p>
          </table:table-cell>
          <table:table-cell office:value-type="string">
            <text:p>4618.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60">
            <text:p>8460</text:p>
          </table:table-cell>
          <table:table-cell office:value-type="string">
            <text:p>LEÔNIDA VALDENICE DA SILVA NUNES</text:p>
          </table:table-cell>
          <table:table-cell office:value-type="string">
            <text:p>9 Set 09, 00h00</text:p>
          </table:table-cell>
          <table:table-cell office:value-type="string">
            <text:p>9 Se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9.2004.000815-5</text:p>
          </table:table-cell>
          <table:table-cell office:value-type="string">
            <text:p>1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63">
            <text:p>8463</text:p>
          </table:table-cell>
          <table:table-cell office:value-type="string">
            <text:p>AMILCAR DE FRANÇA BEZERRA</text:p>
          </table:table-cell>
          <table:table-cell office:value-type="string">
            <text:p>27 Jul 09, 00h00</text:p>
          </table:table-cell>
          <table:table-cell office:value-type="string">
            <text:p>27 Jul 09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6.2009.002172-1</text:p>
          </table:table-cell>
          <table:table-cell office:value-type="string">
            <text:p>1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65">
            <text:p>8465</text:p>
          </table:table-cell>
          <table:table-cell office:value-type="string">
            <text:p>NAILSON RODRIGUES PEREIRA</text:p>
          </table:table-cell>
          <table:table-cell office:value-type="string">
            <text:p>9 Jun 09, 00h00</text:p>
          </table:table-cell>
          <table:table-cell office:value-type="string">
            <text:p>9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SANTA IN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53922009</text:p>
          </table:table-cell>
          <table:table-cell office:value-type="string">
            <text:p>4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66">
            <text:p>8466</text:p>
          </table:table-cell>
          <table:table-cell office:value-type="string">
            <text:p>ROGELANGE DE MOURA SANTOS</text:p>
          </table:table-cell>
          <table:table-cell office:value-type="string">
            <text:p>1 Jun 09, 00h00</text:p>
          </table:table-cell>
          <table:table-cell office:value-type="string">
            <text:p>1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46682009</text:p>
          </table:table-cell>
          <table:table-cell office:value-type="string">
            <text:p>3º VARA CIVEL</text:p>
          </table:table-cell>
          <table:table-cell office:value-type="string">
            <text:p>271.5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67">
            <text:p>8467</text:p>
          </table:table-cell>
          <table:table-cell office:value-type="string">
            <text:p>MARIO BARROS PIMENTEL</text:p>
          </table:table-cell>
          <table:table-cell office:value-type="string">
            <text:p>17 Ago 09, 00h00</text:p>
          </table:table-cell>
          <table:table-cell office:value-type="string">
            <text:p>17 Ago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VALENCIA DO PIAU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358/09</text:p>
          </table:table-cell>
          <table:table-cell office:value-type="string">
            <text:p>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68">
            <text:p>8468</text:p>
          </table:table-cell>
          <table:table-cell office:value-type="string">
            <text:p>JOSE MARIA PEREIRA</text:p>
          </table:table-cell>
          <table:table-cell office:value-type="string">
            <text:p>22 Mai 09, 00h00</text:p>
          </table:table-cell>
          <table:table-cell office:value-type="string">
            <text:p>22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005503-0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string">
            <text:p>AMELIA MARANHAO MELO MARINHO</text:p>
          </table:table-cell>
          <table:table-cell office:value-type="string">
            <text:p>1 Set 09, 00h00</text:p>
          </table:table-cell>
          <table:table-cell office:value-type="string">
            <text:p>1 Set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005468-3</text:p>
          </table:table-cell>
          <table:table-cell office:value-type="string">
            <text:p>JEC - ZONA NORTE</text:p>
          </table:table-cell>
          <table:table-cell office:value-type="string">
            <text:p>2391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81">
            <text:p>8481</text:p>
          </table:table-cell>
          <table:table-cell office:value-type="string">
            <text:p>CARLA SOUZA DE PAIVA</text:p>
          </table:table-cell>
          <table:table-cell office:value-type="string">
            <text:p>6 Fev 09, 00h00</text:p>
          </table:table-cell>
          <table:table-cell office:value-type="string">
            <text:p>6 Fev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482/2009-00</text:p>
          </table:table-cell>
          <table:table-cell office:value-type="string">
            <text:p>VI FORUM UNIV. DE PE - FIR - JECIVE</text:p>
          </table:table-cell>
          <table:table-cell office:value-type="string">
            <text:p>15122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82">
            <text:p>8482</text:p>
          </table:table-cell>
          <table:table-cell office:value-type="string">
            <text:p>RICARDO RODRIGUES DE OLIVEIRA</text:p>
          </table:table-cell>
          <table:table-cell office:value-type="string">
            <text:p>28 Set 09, 00h00</text:p>
          </table:table-cell>
          <table:table-cell office:value-type="string">
            <text:p>28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APARA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13-31.2009.8.17.0930</text:p>
          </table:table-cell>
          <table:table-cell office:value-type="string">
            <text:p>ÚNICA</text:p>
          </table:table-cell>
          <table:table-cell office:value-type="string">
            <text:p>1985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83">
            <text:p>8483</text:p>
          </table:table-cell>
          <table:table-cell office:value-type="string">
            <text:p>TÂNIA MARIA DE ANDRADE SANTOS</text:p>
          </table:table-cell>
          <table:table-cell office:value-type="string">
            <text:p>8 Jul 09, 00h00</text:p>
          </table:table-cell>
          <table:table-cell office:value-type="string">
            <text:p>8 Jul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44/2009-00</text:p>
          </table:table-cell>
          <table:table-cell office:value-type="string">
            <text:p>I JUIZADO ESPECIAL CIVEL</text:p>
          </table:table-cell>
          <table:table-cell office:value-type="string">
            <text:p>9165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84">
            <text:p>8484</text:p>
          </table:table-cell>
          <table:table-cell office:value-type="string">
            <text:p>CARMENCITA DE ALENCAR MOUSINHO</text:p>
          </table:table-cell>
          <table:table-cell office:value-type="string">
            <text:p>12 Mai 09, 00h00</text:p>
          </table:table-cell>
          <table:table-cell office:value-type="string">
            <text:p>12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01602009</text:p>
          </table:table-cell>
          <table:table-cell office:value-type="string">
            <text:p>3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85">
            <text:p>8485</text:p>
          </table:table-cell>
          <table:table-cell office:value-type="string">
            <text:p>JOSELVAN DOS SANTOS MORAIS</text:p>
          </table:table-cell>
          <table:table-cell office:value-type="string">
            <text:p>27 Ago 09, 00h00</text:p>
          </table:table-cell>
          <table:table-cell office:value-type="string">
            <text:p>27 Ago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302009</text:p>
          </table:table-cell>
          <table:table-cell office:value-type="string">
            <text:p>3º VARA CIVEL</text:p>
          </table:table-cell>
          <table:table-cell office:value-type="string">
            <text:p>3539.6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86">
            <text:p>8486</text:p>
          </table:table-cell>
          <table:table-cell office:value-type="string">
            <text:p>ANTÔNIO ANASTACIO DE OLIVEIRA FILHO</text:p>
          </table:table-cell>
          <table:table-cell office:value-type="string">
            <text:p>20 Ago 09, 00h00</text:p>
          </table:table-cell>
          <table:table-cell office:value-type="string">
            <text:p>20 Ago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255/2009-00</text:p>
          </table:table-cell>
          <table:table-cell office:value-type="string">
            <text:p>IV JEC - CASA AMARELA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88">
            <text:p>8488</text:p>
          </table:table-cell>
          <table:table-cell office:value-type="string">
            <text:p>IZAIAS GALINDO DA SILVA JUNIOR</text:p>
          </table:table-cell>
          <table:table-cell office:value-type="string">
            <text:p>29 Set 09, 00h00</text:p>
          </table:table-cell>
          <table:table-cell office:value-type="string">
            <text:p>29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22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92">
            <text:p>8492</text:p>
          </table:table-cell>
          <table:table-cell office:value-type="string">
            <text:p>REBECA JUNIA DE SOUZA</text:p>
          </table:table-cell>
          <table:table-cell office:value-type="string">
            <text:p>29 Set 09, 00h00</text:p>
          </table:table-cell>
          <table:table-cell office:value-type="string">
            <text:p>29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93">
            <text:p>8493</text:p>
          </table:table-cell>
          <table:table-cell office:value-type="string">
            <text:p>CLAUDIO RODRIGUES PATRIOTA</text:p>
          </table:table-cell>
          <table:table-cell office:value-type="string">
            <text:p>29 Set 09, 00h00</text:p>
          </table:table-cell>
          <table:table-cell office:value-type="string">
            <text:p>29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FLO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95">
            <text:p>8495</text:p>
          </table:table-cell>
          <table:table-cell office:value-type="string">
            <text:p>MARIA JOSE GUEDES DE FARIAS</text:p>
          </table:table-cell>
          <table:table-cell office:value-type="string">
            <text:p>29 Set 09, 00h00</text:p>
          </table:table-cell>
          <table:table-cell office:value-type="string">
            <text:p>29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894-48.2009.8.02.0001</text:p>
          </table:table-cell>
          <table:table-cell office:value-type="string">
            <text:p>1ª VARA CÍVEL</text:p>
          </table:table-cell>
          <table:table-cell office:value-type="string">
            <text:p>35063.5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98">
            <text:p>8498</text:p>
          </table:table-cell>
          <table:table-cell office:value-type="string">
            <text:p>MAURICIO CORDEIRO DE ARAUJO</text:p>
          </table:table-cell>
          <table:table-cell office:value-type="string">
            <text:p>29 Set 09, 00h00</text:p>
          </table:table-cell>
          <table:table-cell office:value-type="string">
            <text:p>29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01">
            <text:p>8501</text:p>
          </table:table-cell>
          <table:table-cell office:value-type="string">
            <text:p>SUZETE GALDINO JACINTO</text:p>
          </table:table-cell>
          <table:table-cell office:value-type="string">
            <text:p>29 Set 09, 00h00</text:p>
          </table:table-cell>
          <table:table-cell office:value-type="string">
            <text:p>29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UNIÃO DOS 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01-20.2009.8.02.0056</text:p>
          </table:table-cell>
          <table:table-cell office:value-type="string">
            <text:p>1ª VARA CÍVEL</text:p>
          </table:table-cell>
          <table:table-cell office:value-type="string">
            <text:p>27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AILTON ELIAS DIAS</text:p>
          </table:table-cell>
          <table:table-cell office:value-type="string">
            <text:p>30 Set 09, 00h00</text:p>
          </table:table-cell>
          <table:table-cell office:value-type="string">
            <text:p>30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9.017099-5</text:p>
          </table:table-cell>
          <table:table-cell office:value-type="string">
            <text:p>2ª VARA CÍVEL</text:p>
          </table:table-cell>
          <table:table-cell office:value-type="string">
            <text:p>36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10">
            <text:p>8510</text:p>
          </table:table-cell>
          <table:table-cell office:value-type="string">
            <text:p>DJAILSON JAIME DA SILVA</text:p>
          </table:table-cell>
          <table:table-cell office:value-type="string">
            <text:p>30 Set 09, 00h00</text:p>
          </table:table-cell>
          <table:table-cell office:value-type="string">
            <text:p>30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UPI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82-77.2009.8.17.0550</text:p>
          </table:table-cell>
          <table:table-cell office:value-type="string">
            <text:p>ÚNICA</text:p>
          </table:table-cell>
          <table:table-cell office:value-type="string">
            <text:p>32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11">
            <text:p>8511</text:p>
          </table:table-cell>
          <table:table-cell office:value-type="string">
            <text:p>EDIVALDO BERNARDO DE OLIVEIRA</text:p>
          </table:table-cell>
          <table:table-cell office:value-type="string">
            <text:p>30 Set 09, 00h00</text:p>
          </table:table-cell>
          <table:table-cell office:value-type="string">
            <text:p>30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13">
            <text:p>8513</text:p>
          </table:table-cell>
          <table:table-cell office:value-type="string">
            <text:p>EDSON RICARDO DA ROCHA</text:p>
          </table:table-cell>
          <table:table-cell office:value-type="string">
            <text:p>30 Set 09, 00h00</text:p>
          </table:table-cell>
          <table:table-cell office:value-type="string">
            <text:p>30 Se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053-70.2010.8.02.0001</text:p>
          </table:table-cell>
          <table:table-cell office:value-type="string">
            <text:p>6º VARA CÍVEL</text:p>
          </table:table-cell>
          <table:table-cell office:value-type="string">
            <text:p>632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23">
            <text:p>8523</text:p>
          </table:table-cell>
          <table:table-cell office:value-type="string">
            <text:p>SEVERINO JOSE DA SILVA</text:p>
          </table:table-cell>
          <table:table-cell office:value-type="string">
            <text:p>3 Jul 09, 00h00</text:p>
          </table:table-cell>
          <table:table-cell office:value-type="string">
            <text:p>3 Jul 09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2.2009.001412-8</text:p>
          </table:table-cell>
          <table:table-cell office:value-type="string">
            <text:p>1ª VARA CÍVEL</text:p>
          </table:table-cell>
          <table:table-cell office:value-type="string">
            <text:p>18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29">
            <text:p>8529</text:p>
          </table:table-cell>
          <table:table-cell office:value-type="string">
            <text:p>MARCIA DA GAMA LUZ</text:p>
          </table:table-cell>
          <table:table-cell office:value-type="string">
            <text:p>1 Out 09, 00h00</text:p>
          </table:table-cell>
          <table:table-cell office:value-type="string">
            <text:p>1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05-92.2010.8.02.0001</text:p>
          </table:table-cell>
          <table:table-cell office:value-type="string">
            <text:p>11ª VARA CÍVEL</text:p>
          </table:table-cell>
          <table:table-cell office:value-type="string">
            <text:p>471.4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51">
            <text:p>8551</text:p>
          </table:table-cell>
          <table:table-cell office:value-type="string">
            <text:p>MARIA DE LOURDES MACHADO COELHO</text:p>
          </table:table-cell>
          <table:table-cell office:value-type="string">
            <text:p>1 Mar 09, 00h00</text:p>
          </table:table-cell>
          <table:table-cell office:value-type="string">
            <text:p>1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65222009</text:p>
          </table:table-cell>
          <table:table-cell office:value-type="string">
            <text:p>5ª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52">
            <text:p>8552</text:p>
          </table:table-cell>
          <table:table-cell office:value-type="string">
            <text:p>FRANCELINA DE JESUS SOUSA CARVALHO</text:p>
          </table:table-cell>
          <table:table-cell office:value-type="string">
            <text:p>20 Ago 09, 00h00</text:p>
          </table:table-cell>
          <table:table-cell office:value-type="string">
            <text:p>20 Ago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1912008</text:p>
          </table:table-cell>
          <table:table-cell office:value-type="string">
            <text:p>2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54">
            <text:p>8554</text:p>
          </table:table-cell>
          <table:table-cell office:value-type="string">
            <text:p>AMARO FERREIRA DA SILVA</text:p>
          </table:table-cell>
          <table:table-cell office:value-type="string">
            <text:p>31 Ago 09, 00h00</text:p>
          </table:table-cell>
          <table:table-cell office:value-type="string">
            <text:p>31 Ago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9.006346-7</text:p>
          </table:table-cell>
          <table:table-cell office:value-type="string">
            <text:p>2ª VARA CÍVEL</text:p>
          </table:table-cell>
          <table:table-cell office:value-type="string">
            <text:p>3289.2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55">
            <text:p>8555</text:p>
          </table:table-cell>
          <table:table-cell office:value-type="string">
            <text:p>JASON SEVERINO DA SILVA</text:p>
          </table:table-cell>
          <table:table-cell office:value-type="string">
            <text:p>17 Jun 09, 00h00</text:p>
          </table:table-cell>
          <table:table-cell office:value-type="string">
            <text:p>17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9.005111-3</text:p>
          </table:table-cell>
          <table:table-cell office:value-type="string">
            <text:p>1ª VARA CÍVEL</text:p>
          </table:table-cell>
          <table:table-cell office:value-type="string">
            <text:p>435.6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57">
            <text:p>8557</text:p>
          </table:table-cell>
          <table:table-cell office:value-type="string">
            <text:p>ANGELA MARIA  FERREIRA FONTES</text:p>
          </table:table-cell>
          <table:table-cell office:value-type="string">
            <text:p>10 Set 95, 00h00</text:p>
          </table:table-cell>
          <table:table-cell office:value-type="string">
            <text:p>10 Set 9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ÇAILAND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5.662208-0</text:p>
          </table:table-cell>
          <table:table-cell office:value-type="string">
            <text:p>2ª VARA CÍVEL</text:p>
          </table:table-cell>
          <table:table-cell office:value-type="string">
            <text:p>7283.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61">
            <text:p>8561</text:p>
          </table:table-cell>
          <table:table-cell office:value-type="string">
            <text:p>FRANCISCO JOSE DA SILVA</text:p>
          </table:table-cell>
          <table:table-cell office:value-type="string">
            <text:p>12 Jun 09, 00h00</text:p>
          </table:table-cell>
          <table:table-cell office:value-type="string">
            <text:p>12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57242009</text:p>
          </table:table-cell>
          <table:table-cell office:value-type="string">
            <text:p>3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63">
            <text:p>8563</text:p>
          </table:table-cell>
          <table:table-cell office:value-type="string">
            <text:p>RAIMUNDO NONATO DE CARVALHO</text:p>
          </table:table-cell>
          <table:table-cell office:value-type="string">
            <text:p>8 Set 07, 00h00</text:p>
          </table:table-cell>
          <table:table-cell office:value-type="string">
            <text:p>8 Set 07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63942009</text:p>
          </table:table-cell>
          <table:table-cell office:value-type="string">
            <text:p>2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67">
            <text:p>8567</text:p>
          </table:table-cell>
          <table:table-cell office:value-type="string">
            <text:p>ANDER WANDERLEY BARBOSA</text:p>
          </table:table-cell>
          <table:table-cell office:value-type="string">
            <text:p>9 Out 09, 00h00</text:p>
          </table:table-cell>
          <table:table-cell office:value-type="string">
            <text:p>9 Out 09, 00h00</text:p>
          </table:table-cell>
          <table:table-cell office:value-type="string">
            <text:p>3 Out 11, 16h29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43007-1</text:p>
          </table:table-cell>
          <table:table-cell office:value-type="string">
            <text:p>33ª VARA CÍVEL</text:p>
          </table:table-cell>
          <table:table-cell office:value-type="string">
            <text:p>31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71">
            <text:p>8571</text:p>
          </table:table-cell>
          <table:table-cell office:value-type="string">
            <text:p>ENGECOL ARTEFATOS DE CONCRETO S/A</text:p>
          </table:table-cell>
          <table:table-cell office:value-type="string">
            <text:p>11 Dez 95, 00h00</text:p>
          </table:table-cell>
          <table:table-cell office:value-type="string">
            <text:p>11 Dez 9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ÃO LUI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5.088910-6</text:p>
          </table:table-cell>
          <table:table-cell office:value-type="string">
            <text:p>7ª VARA CÍVEL</text:p>
          </table:table-cell>
          <table:table-cell office:value-type="string">
            <text:p>3561.2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JOSEMAR GONÇALVES BARROS</text:p>
          </table:table-cell>
          <table:table-cell office:value-type="string">
            <text:p>13 Fev 08, 00h00</text:p>
          </table:table-cell>
          <table:table-cell office:value-type="string">
            <text:p>13 Fev 08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TALA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1621-43.2008.8.02.0040</text:p>
          </table:table-cell>
          <table:table-cell office:value-type="string">
            <text:p>ÚNICA</text:p>
          </table:table-cell>
          <table:table-cell office:value-type="string">
            <text:p>5412.0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74">
            <text:p>8574</text:p>
          </table:table-cell>
          <table:table-cell office:value-type="string">
            <text:p>ANDREIA KARLA CARNAUBA LINS DE ALMEIDA</text:p>
          </table:table-cell>
          <table:table-cell office:value-type="string">
            <text:p>15 Out 09, 00h00</text:p>
          </table:table-cell>
          <table:table-cell office:value-type="string">
            <text:p>15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5-05.2011.8.02.0001</text:p>
          </table:table-cell>
          <table:table-cell office:value-type="string">
            <text:p>8ª VARA CÍVEL</text:p>
          </table:table-cell>
          <table:table-cell office:value-type="string">
            <text:p>27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75">
            <text:p>8575</text:p>
          </table:table-cell>
          <table:table-cell office:value-type="string">
            <text:p>CLAUDIA SANTOS DE LIMA</text:p>
          </table:table-cell>
          <table:table-cell office:value-type="string">
            <text:p>15 Out 09, 00h00</text:p>
          </table:table-cell>
          <table:table-cell office:value-type="string">
            <text:p>15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458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76">
            <text:p>8576</text:p>
          </table:table-cell>
          <table:table-cell office:value-type="string">
            <text:p>KELMA VIRGINIA FARIAS DE ARAUJO</text:p>
          </table:table-cell>
          <table:table-cell office:value-type="string">
            <text:p>15 Out 09, 00h00</text:p>
          </table:table-cell>
          <table:table-cell office:value-type="string">
            <text:p>15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23-96.2010.8.02.0001</text:p>
          </table:table-cell>
          <table:table-cell office:value-type="string">
            <text:p>10ª VARA CÍVEL</text:p>
          </table:table-cell>
          <table:table-cell office:value-type="string">
            <text:p>23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79">
            <text:p>8579</text:p>
          </table:table-cell>
          <table:table-cell office:value-type="string">
            <text:p>NARA MARIA SOUZA PALMEIRA</text:p>
          </table:table-cell>
          <table:table-cell office:value-type="string">
            <text:p>15 Out 09, 00h00</text:p>
          </table:table-cell>
          <table:table-cell office:value-type="string">
            <text:p>15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10-17.2010.8.02.0001  
0</text:p>
          </table:table-cell>
          <table:table-cell office:value-type="string">
            <text:p>13ª VARA CÍVEL</text:p>
          </table:table-cell>
          <table:table-cell office:value-type="string">
            <text:p>29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80">
            <text:p>8580</text:p>
          </table:table-cell>
          <table:table-cell office:value-type="string">
            <text:p>AURELIO SANCHES ALONSO</text:p>
          </table:table-cell>
          <table:table-cell office:value-type="string">
            <text:p>15 Out 09, 00h00</text:p>
          </table:table-cell>
          <table:table-cell office:value-type="string">
            <text:p>15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676-71.2009.8.02.0001</text:p>
          </table:table-cell>
          <table:table-cell office:value-type="string">
            <text:p>4ª VARA CÍVEL</text:p>
          </table:table-cell>
          <table:table-cell office:value-type="string">
            <text:p>27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84">
            <text:p>8584</text:p>
          </table:table-cell>
          <table:table-cell office:value-type="string">
            <text:p>SANDRA REGINA DOS SANTOS</text:p>
          </table:table-cell>
          <table:table-cell office:value-type="string">
            <text:p>15 Out 09, 00h00</text:p>
          </table:table-cell>
          <table:table-cell office:value-type="string">
            <text:p>15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ETAN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13-23.2009.8.17.1390</text:p>
          </table:table-cell>
          <table:table-cell office:value-type="string">
            <text:p>ÚNICA</text:p>
          </table:table-cell>
          <table:table-cell office:value-type="string">
            <text:p>6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85">
            <text:p>8585</text:p>
          </table:table-cell>
          <table:table-cell office:value-type="string">
            <text:p>ANTONIO LISBOA DOS SANTOS</text:p>
          </table:table-cell>
          <table:table-cell office:value-type="string">
            <text:p>15 Out 09, 00h00</text:p>
          </table:table-cell>
          <table:table-cell office:value-type="string">
            <text:p>15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49-73.2010.8.17.0220</text:p>
          </table:table-cell>
          <table:table-cell office:value-type="string">
            <text:p>2ª VARA CÍVEL</text:p>
          </table:table-cell>
          <table:table-cell office:value-type="string">
            <text:p>4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92">
            <text:p>8592</text:p>
          </table:table-cell>
          <table:table-cell office:value-type="string">
            <text:p>EDNALDO GONZAGA DE MELO</text:p>
          </table:table-cell>
          <table:table-cell office:value-type="string">
            <text:p>16 Out 09, 00h00</text:p>
          </table:table-cell>
          <table:table-cell office:value-type="string">
            <text:p>16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44676-8</text:p>
          </table:table-cell>
          <table:table-cell office:value-type="string">
            <text:p>34ª VARA CÍVEL</text:p>
          </table:table-cell>
          <table:table-cell office:value-type="string">
            <text:p>32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string">
            <text:p>VALDEVAL JOSE DOS SANTOS</text:p>
          </table:table-cell>
          <table:table-cell office:value-type="string">
            <text:p>16 Out 09, 00h00</text:p>
          </table:table-cell>
          <table:table-cell office:value-type="string">
            <text:p>16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64-38.2009.8.02.0001</text:p>
          </table:table-cell>
          <table:table-cell office:value-type="string">
            <text:p>11ª VARA CÍVEL</text:p>
          </table:table-cell>
          <table:table-cell office:value-type="string">
            <text:p>16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598">
            <text:p>8598</text:p>
          </table:table-cell>
          <table:table-cell office:value-type="string">
            <text:p>SOLANO ANTONIO DE MELO VIANA</text:p>
          </table:table-cell>
          <table:table-cell office:value-type="string">
            <text:p>16 Out 09, 00h00</text:p>
          </table:table-cell>
          <table:table-cell office:value-type="string">
            <text:p>16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38-65.2010.8.02.0001</text:p>
          </table:table-cell>
          <table:table-cell office:value-type="string">
            <text:p>2ª VARA CÍVEL</text:p>
          </table:table-cell>
          <table:table-cell office:value-type="string">
            <text:p>3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02">
            <text:p>8602</text:p>
          </table:table-cell>
          <table:table-cell office:value-type="string">
            <text:p>DAMAS E CARVALHO LTDA</text:p>
          </table:table-cell>
          <table:table-cell office:value-type="string">
            <text:p>19 Out 09, 00h00</text:p>
          </table:table-cell>
          <table:table-cell office:value-type="string">
            <text:p>19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54-91.2009.8.02.0001</text:p>
          </table:table-cell>
          <table:table-cell office:value-type="string">
            <text:p>10ª VARA CÍVEL</text:p>
          </table:table-cell>
          <table:table-cell office:value-type="string">
            <text:p>2032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03">
            <text:p>8603</text:p>
          </table:table-cell>
          <table:table-cell office:value-type="string">
            <text:p>VALDOMIRO CARRILHO GUIMARÃES</text:p>
          </table:table-cell>
          <table:table-cell office:value-type="string">
            <text:p>19 Out 09, 00h00</text:p>
          </table:table-cell>
          <table:table-cell office:value-type="string">
            <text:p>19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828-18.2009.8.17.1090</text:p>
          </table:table-cell>
          <table:table-cell office:value-type="string">
            <text:p>3º VARA CIVEL</text:p>
          </table:table-cell>
          <table:table-cell office:value-type="string">
            <text:p>32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06">
            <text:p>8606</text:p>
          </table:table-cell>
          <table:table-cell office:value-type="string">
            <text:p>CLAUDIENE FERNANDES DE AMORIM</text:p>
          </table:table-cell>
          <table:table-cell office:value-type="string">
            <text:p>19 Out 09, 00h00</text:p>
          </table:table-cell>
          <table:table-cell office:value-type="string">
            <text:p>19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RURI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09-18.2009.8.02.0042  
</text:p>
          </table:table-cell>
          <table:table-cell office:value-type="string">
            <text:p>1º OFICIO</text:p>
          </table:table-cell>
          <table:table-cell office:value-type="string">
            <text:p>3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08">
            <text:p>8608</text:p>
          </table:table-cell>
          <table:table-cell office:value-type="string">
            <text:p>FERNANDO CANUTO COSTA ACCIOLY</text:p>
          </table:table-cell>
          <table:table-cell office:value-type="string">
            <text:p>19 Out 09, 00h00</text:p>
          </table:table-cell>
          <table:table-cell office:value-type="string">
            <text:p>19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10">
            <text:p>8610</text:p>
          </table:table-cell>
          <table:table-cell office:value-type="string">
            <text:p>JOSE ALBERTO FERREIRA RODRIGUES</text:p>
          </table:table-cell>
          <table:table-cell office:value-type="string">
            <text:p>23 Mai 09, 00h00</text:p>
          </table:table-cell>
          <table:table-cell office:value-type="string">
            <text:p>23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3.2009.004487-7</text:p>
          </table:table-cell>
          <table:table-cell office:value-type="string">
            <text:p>3º VARA CIVEL</text:p>
          </table:table-cell>
          <table:table-cell office:value-type="string">
            <text:p>325.3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14">
            <text:p>8614</text:p>
          </table:table-cell>
          <table:table-cell office:value-type="string">
            <text:p>JEASI RODRIGUES DO NASCIMENTO</text:p>
          </table:table-cell>
          <table:table-cell office:value-type="string">
            <text:p>19 Out 09, 00h00</text:p>
          </table:table-cell>
          <table:table-cell office:value-type="string">
            <text:p>19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7097-48.2009.8.17.0810</text:p>
          </table:table-cell>
          <table:table-cell office:value-type="string">
            <text:p>1ª VARA CÍVEL</text:p>
          </table:table-cell>
          <table:table-cell office:value-type="string">
            <text:p>291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15">
            <text:p>8615</text:p>
          </table:table-cell>
          <table:table-cell office:value-type="string">
            <text:p>JOSE SEVERINO DA SILVA</text:p>
          </table:table-cell>
          <table:table-cell office:value-type="string">
            <text:p>19 Out 09, 00h00</text:p>
          </table:table-cell>
          <table:table-cell office:value-type="string">
            <text:p>19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02-40.2010.8.02.0001</text:p>
          </table:table-cell>
          <table:table-cell office:value-type="string">
            <text:p>3ª VARA CÍVEL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21">
            <text:p>8621</text:p>
          </table:table-cell>
          <table:table-cell office:value-type="string">
            <text:p>JAIME JUSTINIANO DE SANTANA</text:p>
          </table:table-cell>
          <table:table-cell office:value-type="string">
            <text:p>12 Mar 99, 00h00</text:p>
          </table:table-cell>
          <table:table-cell office:value-type="string">
            <text:p>12 Mar 99, 00h00</text:p>
          </table:table-cell>
          <table:table-cell office:value-type="string">
            <text:p>24 Set 11, 21h26</text:p>
          </table:table-cell>
          <table:table-cell office:value-type="string">
            <text:p>CAUTELAR</text:p>
          </table:table-cell>
          <table:table-cell office:value-type="string">
            <text:p>VERTENT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9.002052-6</text:p>
          </table:table-cell>
          <table:table-cell office:value-type="string">
            <text:p>10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26">
            <text:p>8626</text:p>
          </table:table-cell>
          <table:table-cell office:value-type="string">
            <text:p>ARNILO ANGELO DE OLIVEIRA</text:p>
          </table:table-cell>
          <table:table-cell office:value-type="string">
            <text:p>11 Set 09, 00h00</text:p>
          </table:table-cell>
          <table:table-cell office:value-type="string">
            <text:p>11 Set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902/2009-00</text:p>
          </table:table-cell>
          <table:table-cell office:value-type="string">
            <text:p>VI FÓRUM UNIVERSITÁRIO - FIR</text:p>
          </table:table-cell>
          <table:table-cell office:value-type="string">
            <text:p>8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27">
            <text:p>8627</text:p>
          </table:table-cell>
          <table:table-cell office:value-type="string">
            <text:p>JOSE RUFINO DA ROCHA</text:p>
          </table:table-cell>
          <table:table-cell office:value-type="string">
            <text:p>6 Mai 09, 00h00</text:p>
          </table:table-cell>
          <table:table-cell office:value-type="string">
            <text:p>6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BONIT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9.2009.000416-1</text:p>
          </table:table-cell>
          <table:table-cell office:value-type="string">
            <text:p>VARA UNICA DA COMARCA DE BONIT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string">
            <text:p>PERCLUCIO LEAL BEZERRA</text:p>
          </table:table-cell>
          <table:table-cell office:value-type="string">
            <text:p>22 Out 09, 00h00</text:p>
          </table:table-cell>
          <table:table-cell office:value-type="string">
            <text:p>22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.2009.017098-7</text:p>
          </table:table-cell>
          <table:table-cell office:value-type="string">
            <text:p>1ª VARA CÍVEL</text:p>
          </table:table-cell>
          <table:table-cell office:value-type="string">
            <text:p>20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31">
            <text:p>8631</text:p>
          </table:table-cell>
          <table:table-cell office:value-type="string">
            <text:p>JOSE LOURENÇA DA SILVA FILHO</text:p>
          </table:table-cell>
          <table:table-cell office:value-type="string">
            <text:p>22 Out 09, 00h00</text:p>
          </table:table-cell>
          <table:table-cell office:value-type="string">
            <text:p>22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3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32">
            <text:p>8632</text:p>
          </table:table-cell>
          <table:table-cell office:value-type="string">
            <text:p>MARCOS ANTONIO MARINHO RAMOS</text:p>
          </table:table-cell>
          <table:table-cell office:value-type="string">
            <text:p>22 Out 09, 00h00</text:p>
          </table:table-cell>
          <table:table-cell office:value-type="string">
            <text:p>22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46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33">
            <text:p>8633</text:p>
          </table:table-cell>
          <table:table-cell office:value-type="string">
            <text:p>AMARO FERREIRA DA SILVA</text:p>
          </table:table-cell>
          <table:table-cell office:value-type="string">
            <text:p>22 Out 09, 00h00</text:p>
          </table:table-cell>
          <table:table-cell office:value-type="string">
            <text:p>22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VITORIA DE S. AN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161-07.2010.8.17.0990</text:p>
          </table:table-cell>
          <table:table-cell office:value-type="string">
            <text:p>2ª VARA CÍVEL</text:p>
          </table:table-cell>
          <table:table-cell office:value-type="string">
            <text:p>2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36">
            <text:p>8636</text:p>
          </table:table-cell>
          <table:table-cell office:value-type="string">
            <text:p>A P MARQUES TEIXEIRA - ME</text:p>
          </table:table-cell>
          <table:table-cell office:value-type="string">
            <text:p>22 Out 09, 00h00</text:p>
          </table:table-cell>
          <table:table-cell office:value-type="string">
            <text:p>22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37-76.2010.8.02.0001</text:p>
          </table:table-cell>
          <table:table-cell office:value-type="string">
            <text:p>3º VARA CIVEL</text:p>
          </table:table-cell>
          <table:table-cell office:value-type="string">
            <text:p>2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48">
            <text:p>8648</text:p>
          </table:table-cell>
          <table:table-cell office:value-type="string">
            <text:p>ERIVAN ALVES SANTOS</text:p>
          </table:table-cell>
          <table:table-cell office:value-type="string">
            <text:p>26 Jun 95, 00h00</text:p>
          </table:table-cell>
          <table:table-cell office:value-type="string">
            <text:p>26 Jun 9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ÇAILAND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995.055425-2</text:p>
          </table:table-cell>
          <table:table-cell office:value-type="string">
            <text:p>2ª VARA CÍVEL</text:p>
          </table:table-cell>
          <table:table-cell office:value-type="string">
            <text:p>53918.1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49">
            <text:p>8649</text:p>
          </table:table-cell>
          <table:table-cell office:value-type="string">
            <text:p>CLARA MARIA DE CARVALHO LYRA</text:p>
          </table:table-cell>
          <table:table-cell office:value-type="string">
            <text:p>16 Abr 09, 00h00</text:p>
          </table:table-cell>
          <table:table-cell office:value-type="string">
            <text:p>16 Abr 09, 00h00</text:p>
          </table:table-cell>
          <table:table-cell office:value-type="string">
            <text:p>24 Set 11, 21h26</text:p>
          </table:table-cell>
          <table:table-cell office:value-type="string">
            <text:p>CONSIGN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109079-3</text:p>
          </table:table-cell>
          <table:table-cell office:value-type="string">
            <text:p>2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55">
            <text:p>8655</text:p>
          </table:table-cell>
          <table:table-cell office:value-type="string">
            <text:p>LINDINALVA MARIA DA SILVA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LOURENÇO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496-66.2009.8.17.1350</text:p>
          </table:table-cell>
          <table:table-cell office:value-type="string">
            <text:p>2ª VARA CÍVEL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57">
            <text:p>8657</text:p>
          </table:table-cell>
          <table:table-cell office:value-type="string">
            <text:p>ISAIAS SOARES FILHO</text:p>
          </table:table-cell>
          <table:table-cell office:value-type="string">
            <text:p>10 Set 09, 00h00</text:p>
          </table:table-cell>
          <table:table-cell office:value-type="string">
            <text:p>10 Se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NOVO ORIENT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413/2009</text:p>
          </table:table-cell>
          <table:table-cell office:value-type="string">
            <text:p>VARA ÚNICA</text:p>
          </table:table-cell>
          <table:table-cell office:value-type="string">
            <text:p>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58">
            <text:p>8658</text:p>
          </table:table-cell>
          <table:table-cell office:value-type="string">
            <text:p>JOACY FERNANDES PASSOS TEIXIERA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4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63">
            <text:p>8663</text:p>
          </table:table-cell>
          <table:table-cell office:value-type="string">
            <text:p>ULISSES DE FRANCA BRAGA JUNIOR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65">
            <text:p>8665</text:p>
          </table:table-cell>
          <table:table-cell office:value-type="string">
            <text:p>ABIMAEL BARRETO CAVALCANTI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BREU E LI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61-87.2009.8.17.0100</text:p>
          </table:table-cell>
          <table:table-cell office:value-type="string">
            <text:p>1ª VARA CÍVEL</text:p>
          </table:table-cell>
          <table:table-cell office:value-type="string">
            <text:p>80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66">
            <text:p>8666</text:p>
          </table:table-cell>
          <table:table-cell office:value-type="string">
            <text:p>VICTOR DELANO ARAUJO MOURA LEITE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. JOSE DO BELMONT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0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67">
            <text:p>8667</text:p>
          </table:table-cell>
          <table:table-cell office:value-type="string">
            <text:p>JADEMIR NUNES MELO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6.2009.003916-7</text:p>
          </table:table-cell>
          <table:table-cell office:value-type="string">
            <text:p>1ª VARA CÍVEL</text:p>
          </table:table-cell>
          <table:table-cell office:value-type="string">
            <text:p>2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70">
            <text:p>8670</text:p>
          </table:table-cell>
          <table:table-cell office:value-type="string">
            <text:p>DANIEL VIEIRA DA SILVA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4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74">
            <text:p>8674</text:p>
          </table:table-cell>
          <table:table-cell office:value-type="string">
            <text:p>SEBASTIAO HIGINO DA SILVA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OTEI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75">
            <text:p>8675</text:p>
          </table:table-cell>
          <table:table-cell office:value-type="string">
            <text:p>SITRANS SINDICATO DAS EMPRESAS DE TRANSPORTE DE PASSAGEIROS</text:p>
          </table:table-cell>
          <table:table-cell office:value-type="string">
            <text:p>9 Dez 08, 00h00</text:p>
          </table:table-cell>
          <table:table-cell office:value-type="string">
            <text:p>9 Dez 08, 00h00</text:p>
          </table:table-cell>
          <table:table-cell office:value-type="string">
            <text:p>24 Set 11, 21h26</text:p>
          </table:table-cell>
          <table:table-cell office:value-type="string">
            <text:p>DEVOLUÇÃO DE MERCADORIA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509/2009</text:p>
          </table:table-cell>
          <table:table-cell office:value-type="string">
            <text:p>PROCON CAMPINA GRANDE /PB</text:p>
          </table:table-cell>
          <table:table-cell office:value-type="string">
            <text:p>7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76">
            <text:p>8676</text:p>
          </table:table-cell>
          <table:table-cell office:value-type="string">
            <text:p>WEDEN FERREIRA DA SILVA</text:p>
          </table:table-cell>
          <table:table-cell office:value-type="string">
            <text:p>28 Out 09, 00h00</text:p>
          </table:table-cell>
          <table:table-cell office:value-type="string">
            <text:p>28 Out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673-19.2009.8.02.0001</text:p>
          </table:table-cell>
          <table:table-cell office:value-type="string">
            <text:p>12ª VARA CIVEL</text:p>
          </table:table-cell>
          <table:table-cell office:value-type="string">
            <text:p>31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79">
            <text:p>8679</text:p>
          </table:table-cell>
          <table:table-cell office:value-type="string">
            <text:p>JOSE ANTONIO DA SILVA</text:p>
          </table:table-cell>
          <table:table-cell office:value-type="string">
            <text:p>9 Jul 09, 00h00</text:p>
          </table:table-cell>
          <table:table-cell office:value-type="string">
            <text:p>9 Jul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38.2009.001092-6</text:p>
          </table:table-cell>
          <table:table-cell office:value-type="string">
            <text:p>2ª VARA CÍVEL</text:p>
          </table:table-cell>
          <table:table-cell office:value-type="string">
            <text:p>1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80">
            <text:p>8680</text:p>
          </table:table-cell>
          <table:table-cell office:value-type="string">
            <text:p>MARIA DE NAZARE OLIVEIRA CRUZ</text:p>
          </table:table-cell>
          <table:table-cell office:value-type="string">
            <text:p>25 Set 09, 00h00</text:p>
          </table:table-cell>
          <table:table-cell office:value-type="string">
            <text:p>25 Se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5754/2009</text:p>
          </table:table-cell>
          <table:table-cell office:value-type="string">
            <text:p>4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81">
            <text:p>8681</text:p>
          </table:table-cell>
          <table:table-cell office:value-type="string">
            <text:p>JAMERSON SILVA</text:p>
          </table:table-cell>
          <table:table-cell office:value-type="string">
            <text:p>21 Jul 09, 00h00</text:p>
          </table:table-cell>
          <table:table-cell office:value-type="string">
            <text:p>21 Jul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88352009</text:p>
          </table:table-cell>
          <table:table-cell office:value-type="string">
            <text:p>4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82">
            <text:p>8682</text:p>
          </table:table-cell>
          <table:table-cell office:value-type="string">
            <text:p>MARIA DO SOCORRO DE AREA LEAO</text:p>
          </table:table-cell>
          <table:table-cell office:value-type="string">
            <text:p>25 Ago 09, 00h00</text:p>
          </table:table-cell>
          <table:table-cell office:value-type="string">
            <text:p>25 Ago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3532009</text:p>
          </table:table-cell>
          <table:table-cell office:value-type="string">
            <text:p>3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91">
            <text:p>8691</text:p>
          </table:table-cell>
          <table:table-cell office:value-type="string">
            <text:p>LUÍS CARLOS DE SÁ</text:p>
          </table:table-cell>
          <table:table-cell office:value-type="string">
            <text:p>25 Set 09, 00h00</text:p>
          </table:table-cell>
          <table:table-cell office:value-type="string">
            <text:p>25 Set 09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026/2009</text:p>
          </table:table-cell>
          <table:table-cell office:value-type="string">
            <text:p>JEC ZONA LESTE - HORTO FLORESTAL -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92">
            <text:p>8692</text:p>
          </table:table-cell>
          <table:table-cell office:value-type="string">
            <text:p>JOSE EXPEDITO MONTEIRO DE CARVALHO</text:p>
          </table:table-cell>
          <table:table-cell office:value-type="string">
            <text:p>9 Jul 09, 00h00</text:p>
          </table:table-cell>
          <table:table-cell office:value-type="string">
            <text:p>9 Jul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79692009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95">
            <text:p>8695</text:p>
          </table:table-cell>
          <table:table-cell office:value-type="string">
            <text:p>SIDCLEY ROCHA PEIXOTO</text:p>
          </table:table-cell>
          <table:table-cell office:value-type="string">
            <text:p>5 Nov 09, 00h00</text:p>
          </table:table-cell>
          <table:table-cell office:value-type="string">
            <text:p>5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578-26.2010.8.02.0001</text:p>
          </table:table-cell>
          <table:table-cell office:value-type="string">
            <text:p>9ª VARA CIVEL</text:p>
          </table:table-cell>
          <table:table-cell office:value-type="string">
            <text:p>2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string">
            <text:p>EVERALDO DA ROCHA SANTOS JUNIOR</text:p>
          </table:table-cell>
          <table:table-cell office:value-type="string">
            <text:p>5 Nov 09, 00h00</text:p>
          </table:table-cell>
          <table:table-cell office:value-type="string">
            <text:p>5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677-56.2009.8.02.0001</text:p>
          </table:table-cell>
          <table:table-cell office:value-type="string">
            <text:p>13ª VARA CÍVEL</text:p>
          </table:table-cell>
          <table:table-cell office:value-type="string">
            <text:p>3406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698">
            <text:p>8698</text:p>
          </table:table-cell>
          <table:table-cell office:value-type="string">
            <text:p>GILVAN FARIAS SILVA JUNIOR</text:p>
          </table:table-cell>
          <table:table-cell office:value-type="string">
            <text:p>5 Nov 09, 00h00</text:p>
          </table:table-cell>
          <table:table-cell office:value-type="string">
            <text:p>5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02">
            <text:p>8702</text:p>
          </table:table-cell>
          <table:table-cell office:value-type="string">
            <text:p>ALCIONE CONSTANTINO TAVARES</text:p>
          </table:table-cell>
          <table:table-cell office:value-type="string">
            <text:p>6 Nov 09, 00h00</text:p>
          </table:table-cell>
          <table:table-cell office:value-type="string">
            <text:p>6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899-70.2009.8.02.0001</text:p>
          </table:table-cell>
          <table:table-cell office:value-type="string">
            <text:p>2ª VARA CÍVEL</text:p>
          </table:table-cell>
          <table:table-cell office:value-type="string">
            <text:p>1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09">
            <text:p>8709</text:p>
          </table:table-cell>
          <table:table-cell office:value-type="string">
            <text:p>ALEXANDRE CORDEIRO BATISTA ALMEIDA</text:p>
          </table:table-cell>
          <table:table-cell office:value-type="string">
            <text:p>5 Out 09, 00h00</text:p>
          </table:table-cell>
          <table:table-cell office:value-type="string">
            <text:p>5 Out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753/2009-00</text:p>
          </table:table-cell>
          <table:table-cell office:value-type="string">
            <text:p>3ª JUIZADO ESPECIAL</text:p>
          </table:table-cell>
          <table:table-cell office:value-type="string">
            <text:p>1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12">
            <text:p>8712</text:p>
          </table:table-cell>
          <table:table-cell office:value-type="string">
            <text:p>JUAREZ DIONIZIO DA FONSECA</text:p>
          </table:table-cell>
          <table:table-cell office:value-type="string">
            <text:p>9 Nov 09, 00h00</text:p>
          </table:table-cell>
          <table:table-cell office:value-type="string">
            <text:p>9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VENÇ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5.09.001.162-1</text:p>
          </table:table-cell>
          <table:table-cell office:value-type="string">
            <text:p>3º VARA CIVEL</text:p>
          </table:table-cell>
          <table:table-cell office:value-type="string">
            <text:p>25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17">
            <text:p>8717</text:p>
          </table:table-cell>
          <table:table-cell office:value-type="string">
            <text:p>GILVANEY NUNES DO REGO</text:p>
          </table:table-cell>
          <table:table-cell office:value-type="string">
            <text:p>9 Nov 09, 00h00</text:p>
          </table:table-cell>
          <table:table-cell office:value-type="string">
            <text:p>9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8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18">
            <text:p>8718</text:p>
          </table:table-cell>
          <table:table-cell office:value-type="string">
            <text:p>ANTONIO LEITE COSTA</text:p>
          </table:table-cell>
          <table:table-cell office:value-type="string">
            <text:p>9 Nov 09, 00h00</text:p>
          </table:table-cell>
          <table:table-cell office:value-type="string">
            <text:p>9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680-11.2009.8.02.0001</text:p>
          </table:table-cell>
          <table:table-cell office:value-type="string">
            <text:p>4ª VARA CÍVEL</text:p>
          </table:table-cell>
          <table:table-cell office:value-type="string">
            <text:p>3269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string">
            <text:p>WILLIAM DE ARAUJO SANTOS</text:p>
          </table:table-cell>
          <table:table-cell office:value-type="string">
            <text:p>9 Nov 09, 00h00</text:p>
          </table:table-cell>
          <table:table-cell office:value-type="string">
            <text:p>9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74">
            <text:p>8774</text:p>
          </table:table-cell>
          <table:table-cell office:value-type="string">
            <text:p>YOLANDA ESTEVÃO DA COSTA</text:p>
          </table:table-cell>
          <table:table-cell office:value-type="string">
            <text:p>11 Nov 09, 00h00</text:p>
          </table:table-cell>
          <table:table-cell office:value-type="string">
            <text:p>11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678-41.2009.8.02.0001</text:p>
          </table:table-cell>
          <table:table-cell office:value-type="string">
            <text:p>2ª VARA CÍVEL</text:p>
          </table:table-cell>
          <table:table-cell office:value-type="string">
            <text:p>2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76">
            <text:p>8776</text:p>
          </table:table-cell>
          <table:table-cell office:value-type="string">
            <text:p>AVELINA DE MOURA SOBRAL NETA</text:p>
          </table:table-cell>
          <table:table-cell office:value-type="string">
            <text:p>11 Nov 09, 00h00</text:p>
          </table:table-cell>
          <table:table-cell office:value-type="string">
            <text:p>11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70-81.2010.8.02.0058</text:p>
          </table:table-cell>
          <table:table-cell office:value-type="string">
            <text:p>6º VARA CÍVEL</text:p>
          </table:table-cell>
          <table:table-cell office:value-type="string">
            <text:p>27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77">
            <text:p>8777</text:p>
          </table:table-cell>
          <table:table-cell office:value-type="string">
            <text:p>GIDEAO DIAS GUERRA</text:p>
          </table:table-cell>
          <table:table-cell office:value-type="string">
            <text:p>12 Nov 09, 00h00</text:p>
          </table:table-cell>
          <table:table-cell office:value-type="string">
            <text:p>12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6.2009.009311-0</text:p>
          </table:table-cell>
          <table:table-cell office:value-type="string">
            <text:p>2ª VARA CÍVEL</text:p>
          </table:table-cell>
          <table:table-cell office:value-type="string">
            <text:p>20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78">
            <text:p>8778</text:p>
          </table:table-cell>
          <table:table-cell office:value-type="string">
            <text:p>JOSÉ OSÓRIO GALVAO DE OLIVEIRA</text:p>
          </table:table-cell>
          <table:table-cell office:value-type="string">
            <text:p>12 Nov 09, 00h00</text:p>
          </table:table-cell>
          <table:table-cell office:value-type="string">
            <text:p>12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9289.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79">
            <text:p>8779</text:p>
          </table:table-cell>
          <table:table-cell office:value-type="string">
            <text:p>VERA LUCIA LUZ DOS SANTOS</text:p>
          </table:table-cell>
          <table:table-cell office:value-type="string">
            <text:p>12 Nov 09, 00h00</text:p>
          </table:table-cell>
          <table:table-cell office:value-type="string">
            <text:p>12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57-46.2009.8.02.0001</text:p>
          </table:table-cell>
          <table:table-cell office:value-type="string">
            <text:p>13ª VARA CÍVEL</text:p>
          </table:table-cell>
          <table:table-cell office:value-type="string">
            <text:p>3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81">
            <text:p>8781</text:p>
          </table:table-cell>
          <table:table-cell office:value-type="string">
            <text:p>RELRISON LINS FEITOSA</text:p>
          </table:table-cell>
          <table:table-cell office:value-type="string">
            <text:p>12 Nov 09, 00h00</text:p>
          </table:table-cell>
          <table:table-cell office:value-type="string">
            <text:p>12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82">
            <text:p>8782</text:p>
          </table:table-cell>
          <table:table-cell office:value-type="string">
            <text:p>JOSE DA PAZ PEREIRA SANTOS</text:p>
          </table:table-cell>
          <table:table-cell office:value-type="string">
            <text:p>27 Out 09, 00h00</text:p>
          </table:table-cell>
          <table:table-cell office:value-type="string">
            <text:p>27 Out 09, 00h00</text:p>
          </table:table-cell>
          <table:table-cell office:value-type="string">
            <text:p>24 Set 11, 21h26</text:p>
          </table:table-cell>
          <table:table-cell office:value-type="string">
            <text:p>PROCESSO ADMINISTRATIV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</text:p>
          </table:table-cell>
          <table:table-cell office:value-type="string">
            <text:p>RECIFE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83">
            <text:p>8783</text:p>
          </table:table-cell>
          <table:table-cell office:value-type="string">
            <text:p>MANOEL MARTINS DE ALMEIDA FILHO</text:p>
          </table:table-cell>
          <table:table-cell office:value-type="string">
            <text:p>13 Nov 09, 00h00</text:p>
          </table:table-cell>
          <table:table-cell office:value-type="string">
            <text:p>13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5ª VARA CIVEL</text:p>
          </table:table-cell>
          <table:table-cell office:value-type="string">
            <text:p>11503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86">
            <text:p>8786</text:p>
          </table:table-cell>
          <table:table-cell office:value-type="string">
            <text:p>ADINELMA PEREIRA DA SILVA</text:p>
          </table:table-cell>
          <table:table-cell office:value-type="string">
            <text:p>16 Nov 09, 00h00</text:p>
          </table:table-cell>
          <table:table-cell office:value-type="string">
            <text:p>16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33-43.2010.8.02.0001</text:p>
          </table:table-cell>
          <table:table-cell office:value-type="string">
            <text:p>10ª VARA CÍVEL</text:p>
          </table:table-cell>
          <table:table-cell office:value-type="string">
            <text:p>264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87">
            <text:p>8787</text:p>
          </table:table-cell>
          <table:table-cell office:value-type="string">
            <text:p>JOAO LOPES DA SILVA</text:p>
          </table:table-cell>
          <table:table-cell office:value-type="string">
            <text:p>16 Nov 09, 00h00</text:p>
          </table:table-cell>
          <table:table-cell office:value-type="string">
            <text:p>16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43-87.2010.8.02.0001</text:p>
          </table:table-cell>
          <table:table-cell office:value-type="string">
            <text:p>13ª VARA CÍVEL</text:p>
          </table:table-cell>
          <table:table-cell office:value-type="string">
            <text:p>5328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88">
            <text:p>8788</text:p>
          </table:table-cell>
          <table:table-cell office:value-type="string">
            <text:p>ENOQUE LIMA DO NASCIMENTO</text:p>
          </table:table-cell>
          <table:table-cell office:value-type="string">
            <text:p>16 Nov 09, 00h00</text:p>
          </table:table-cell>
          <table:table-cell office:value-type="string">
            <text:p>16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0868-82.2009.8.17.1130</text:p>
          </table:table-cell>
          <table:table-cell office:value-type="string">
            <text:p>1ª VARA CÍVEL</text:p>
          </table:table-cell>
          <table:table-cell office:value-type="string">
            <text:p>63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89">
            <text:p>8789</text:p>
          </table:table-cell>
          <table:table-cell office:value-type="string">
            <text:p>BERALDO LINS SARMENTO NETO</text:p>
          </table:table-cell>
          <table:table-cell office:value-type="string">
            <text:p>16 Nov 09, 00h00</text:p>
          </table:table-cell>
          <table:table-cell office:value-type="string">
            <text:p>16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58-31.2009.8.02.0001</text:p>
          </table:table-cell>
          <table:table-cell office:value-type="string">
            <text:p>10ª VARA CÍVEL</text:p>
          </table:table-cell>
          <table:table-cell office:value-type="string">
            <text:p>2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92">
            <text:p>8792</text:p>
          </table:table-cell>
          <table:table-cell office:value-type="string">
            <text:p>CLAUDEMIR GOMES DA SILVA</text:p>
          </table:table-cell>
          <table:table-cell office:value-type="string">
            <text:p>17 Nov 09, 00h00</text:p>
          </table:table-cell>
          <table:table-cell office:value-type="string">
            <text:p>17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56-61.2009.8.02.0001</text:p>
          </table:table-cell>
          <table:table-cell office:value-type="string">
            <text:p>3ª VARA CÍVEL</text:p>
          </table:table-cell>
          <table:table-cell office:value-type="string">
            <text:p>27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93">
            <text:p>8793</text:p>
          </table:table-cell>
          <table:table-cell office:value-type="string">
            <text:p>JAEL FURTADO SALGADO LEITE</text:p>
          </table:table-cell>
          <table:table-cell office:value-type="string">
            <text:p>17 Nov 09, 00h00</text:p>
          </table:table-cell>
          <table:table-cell office:value-type="string">
            <text:p>17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0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94">
            <text:p>8794</text:p>
          </table:table-cell>
          <table:table-cell office:value-type="string">
            <text:p>PEDRO BATISTA DE OLIVEIRA FILHO</text:p>
          </table:table-cell>
          <table:table-cell office:value-type="string">
            <text:p>17 Nov 09, 00h00</text:p>
          </table:table-cell>
          <table:table-cell office:value-type="string">
            <text:p>17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OIA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8.2009.002487-0</text:p>
          </table:table-cell>
          <table:table-cell office:value-type="string">
            <text:p>1ª VARA CÍVEL</text:p>
          </table:table-cell>
          <table:table-cell office:value-type="string">
            <text:p>29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string">
            <text:p>CARLOS ALBERTO LEÃO PEIXOTO</text:p>
          </table:table-cell>
          <table:table-cell office:value-type="string">
            <text:p>17 Nov 09, 00h00</text:p>
          </table:table-cell>
          <table:table-cell office:value-type="string">
            <text:p>17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46-17.2009.8.02.0001</text:p>
          </table:table-cell>
          <table:table-cell office:value-type="string">
            <text:p>6º VARA CÍVEL</text:p>
          </table:table-cell>
          <table:table-cell office:value-type="string">
            <text:p>26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96">
            <text:p>8796</text:p>
          </table:table-cell>
          <table:table-cell office:value-type="string">
            <text:p>ABELARDO VIEIRA CAVALCANTE JUNIOR</text:p>
          </table:table-cell>
          <table:table-cell office:value-type="string">
            <text:p>17 Nov 09, 00h00</text:p>
          </table:table-cell>
          <table:table-cell office:value-type="string">
            <text:p>17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63-53.2009.8.02.0001</text:p>
          </table:table-cell>
          <table:table-cell office:value-type="string">
            <text:p>1ª VARA CÍVEL</text:p>
          </table:table-cell>
          <table:table-cell office:value-type="string">
            <text:p>357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98">
            <text:p>8798</text:p>
          </table:table-cell>
          <table:table-cell office:value-type="string">
            <text:p>ADJA CIRILO DE ALMEIDA</text:p>
          </table:table-cell>
          <table:table-cell office:value-type="string">
            <text:p>17 Nov 09, 00h00</text:p>
          </table:table-cell>
          <table:table-cell office:value-type="string">
            <text:p>17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37-80.2010.8.02.0001</text:p>
          </table:table-cell>
          <table:table-cell office:value-type="string">
            <text:p>4ª VARA CÍVEL</text:p>
          </table:table-cell>
          <table:table-cell office:value-type="string">
            <text:p>25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99">
            <text:p>8799</text:p>
          </table:table-cell>
          <table:table-cell office:value-type="string">
            <text:p>JOSINEIDE COSMO DA SILVA</text:p>
          </table:table-cell>
          <table:table-cell office:value-type="string">
            <text:p>17 Nov 09, 00h00</text:p>
          </table:table-cell>
          <table:table-cell office:value-type="string">
            <text:p>17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TU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08-47.2010.8.02.0034  
</text:p>
          </table:table-cell>
          <table:table-cell office:value-type="string">
            <text:p>ÚNICA</text:p>
          </table:table-cell>
          <table:table-cell office:value-type="string">
            <text:p>24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string">
            <text:p>ASTROGILDO DE CASTRO SAMPAIO</text:p>
          </table:table-cell>
          <table:table-cell office:value-type="string">
            <text:p>16 Out 09, 00h00</text:p>
          </table:table-cell>
          <table:table-cell office:value-type="string">
            <text:p>16 Out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7478/2009</text:p>
          </table:table-cell>
          <table:table-cell office:value-type="string">
            <text:p>5ª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07">
            <text:p>8807</text:p>
          </table:table-cell>
          <table:table-cell office:value-type="string">
            <text:p>SEVERINO FRANCISCO PEIXOTO</text:p>
          </table:table-cell>
          <table:table-cell office:value-type="string">
            <text:p>23 Nov 09, 00h00</text:p>
          </table:table-cell>
          <table:table-cell office:value-type="string">
            <text:p>23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06-12.2010.8.17.0810</text:p>
          </table:table-cell>
          <table:table-cell office:value-type="string">
            <text:p>4ª VARA CÍVEL</text:p>
          </table:table-cell>
          <table:table-cell office:value-type="string">
            <text:p>31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08">
            <text:p>8808</text:p>
          </table:table-cell>
          <table:table-cell office:value-type="string">
            <text:p>DJALMA CALHEIROS DE MELO</text:p>
          </table:table-cell>
          <table:table-cell office:value-type="string">
            <text:p>23 Nov 09, 00h00</text:p>
          </table:table-cell>
          <table:table-cell office:value-type="string">
            <text:p>23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53-09.2009.8.02.0001</text:p>
          </table:table-cell>
          <table:table-cell office:value-type="string">
            <text:p>7ª VARA CÍVEL</text:p>
          </table:table-cell>
          <table:table-cell office:value-type="string">
            <text:p>29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09">
            <text:p>8809</text:p>
          </table:table-cell>
          <table:table-cell office:value-type="string">
            <text:p>ODETE BEZERRA DE PAIVA</text:p>
          </table:table-cell>
          <table:table-cell office:value-type="string">
            <text:p>23 Nov 09, 00h00</text:p>
          </table:table-cell>
          <table:table-cell office:value-type="string">
            <text:p>23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8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11">
            <text:p>8811</text:p>
          </table:table-cell>
          <table:table-cell office:value-type="string">
            <text:p>DAVID  EISENHOWER CADETE  FILHO</text:p>
          </table:table-cell>
          <table:table-cell office:value-type="string">
            <text:p>25 Nov 09, 00h00</text:p>
          </table:table-cell>
          <table:table-cell office:value-type="string">
            <text:p>25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5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14">
            <text:p>8814</text:p>
          </table:table-cell>
          <table:table-cell office:value-type="string">
            <text:p>ERIVALDO ALVES DO NASCIMENTO</text:p>
          </table:table-cell>
          <table:table-cell office:value-type="string">
            <text:p>25 Nov 09, 00h00</text:p>
          </table:table-cell>
          <table:table-cell office:value-type="string">
            <text:p>25 Nov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04-10.2010.8.02.0001  
</text:p>
          </table:table-cell>
          <table:table-cell office:value-type="string">
            <text:p>10ª VARA CÍVEL</text:p>
          </table:table-cell>
          <table:table-cell office:value-type="string">
            <text:p>1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ABELARDO JOSE DE OLIVEIRA</text:p>
          </table:table-cell>
          <table:table-cell office:value-type="string">
            <text:p>9 Mar 09, 00h00</text:p>
          </table:table-cell>
          <table:table-cell office:value-type="string">
            <text:p>9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IC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0.277/2009</text:p>
          </table:table-cell>
          <table:table-cell office:value-type="string">
            <text:p>2ª VARA CÍ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19">
            <text:p>8819</text:p>
          </table:table-cell>
          <table:table-cell office:value-type="string">
            <text:p>JOÃO DE FREITAS</text:p>
          </table:table-cell>
          <table:table-cell office:value-type="string">
            <text:p>25 Nov 09, 00h00</text:p>
          </table:table-cell>
          <table:table-cell office:value-type="string">
            <text:p>25 Nov 09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283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20">
            <text:p>8820</text:p>
          </table:table-cell>
          <table:table-cell office:value-type="string">
            <text:p>PAULO ROBERTO RODRIGUES DE ALBUQUERQUE</text:p>
          </table:table-cell>
          <table:table-cell office:value-type="string">
            <text:p>2 Dez 09, 00h00</text:p>
          </table:table-cell>
          <table:table-cell office:value-type="string">
            <text:p>2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22">
            <text:p>8822</text:p>
          </table:table-cell>
          <table:table-cell office:value-type="string">
            <text:p>JOSE LUIZ DOS SANTOS</text:p>
          </table:table-cell>
          <table:table-cell office:value-type="string">
            <text:p>2 Dez 09, 00h00</text:p>
          </table:table-cell>
          <table:table-cell office:value-type="string">
            <text:p>2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03-25.2010.8.02.0001  
</text:p>
          </table:table-cell>
          <table:table-cell office:value-type="string">
            <text:p>6º VARA CÍVEL</text:p>
          </table:table-cell>
          <table:table-cell office:value-type="string">
            <text:p>2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23">
            <text:p>8823</text:p>
          </table:table-cell>
          <table:table-cell office:value-type="string">
            <text:p>MARIA SOCORRO COSTA</text:p>
          </table:table-cell>
          <table:table-cell office:value-type="string">
            <text:p>2 Dez 09, 00h00</text:p>
          </table:table-cell>
          <table:table-cell office:value-type="string">
            <text:p>2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24">
            <text:p>8824</text:p>
          </table:table-cell>
          <table:table-cell office:value-type="string">
            <text:p>MAXIMINO DE ARAUJO RAMOS</text:p>
          </table:table-cell>
          <table:table-cell office:value-type="string">
            <text:p>2 Dez 09, 00h00</text:p>
          </table:table-cell>
          <table:table-cell office:value-type="string">
            <text:p>2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GUAS BEL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25">
            <text:p>8825</text:p>
          </table:table-cell>
          <table:table-cell office:value-type="string">
            <text:p>VITOR RODRIGUES</text:p>
          </table:table-cell>
          <table:table-cell office:value-type="string">
            <text:p>2 Dez 09, 00h00</text:p>
          </table:table-cell>
          <table:table-cell office:value-type="string">
            <text:p>2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26">
            <text:p>8826</text:p>
          </table:table-cell>
          <table:table-cell office:value-type="string">
            <text:p>ROUSE DEISE PEDROSA DE LIMA</text:p>
          </table:table-cell>
          <table:table-cell office:value-type="string">
            <text:p>2 Dez 09, 00h00</text:p>
          </table:table-cell>
          <table:table-cell office:value-type="string">
            <text:p>2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55-76.2009.8.02.0001</text:p>
          </table:table-cell>
          <table:table-cell office:value-type="string">
            <text:p>2ª VARA CÍVEL</text:p>
          </table:table-cell>
          <table:table-cell office:value-type="string">
            <text:p>3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29">
            <text:p>8829</text:p>
          </table:table-cell>
          <table:table-cell office:value-type="string">
            <text:p>SINVAL PAES DA GAMA</text:p>
          </table:table-cell>
          <table:table-cell office:value-type="string">
            <text:p>12 Ago 09, 00h00</text:p>
          </table:table-cell>
          <table:table-cell office:value-type="string">
            <text:p>12 Ago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6.2009.002414-3</text:p>
          </table:table-cell>
          <table:table-cell office:value-type="string">
            <text:p>2ª VARA CÍVEL</text:p>
          </table:table-cell>
          <table:table-cell office:value-type="string">
            <text:p>6046.9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string">
            <text:p>DANILLO SIQUEIRA TENORIO LIMA</text:p>
          </table:table-cell>
          <table:table-cell office:value-type="string">
            <text:p>6 Out 09, 00h00</text:p>
          </table:table-cell>
          <table:table-cell office:value-type="string">
            <text:p>6 Out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04/2009-00</text:p>
          </table:table-cell>
          <table:table-cell office:value-type="string">
            <text:p>VII FORUM UNIV. DE PE - MARISTA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33">
            <text:p>8833</text:p>
          </table:table-cell>
          <table:table-cell office:value-type="string">
            <text:p>MARIA ISABEL MELO RIBEIRO</text:p>
          </table:table-cell>
          <table:table-cell office:value-type="string">
            <text:p>24 Fev 03, 00h00</text:p>
          </table:table-cell>
          <table:table-cell office:value-type="string">
            <text:p>24 Fev 03, 00h00</text:p>
          </table:table-cell>
          <table:table-cell office:value-type="string">
            <text:p>24 Set 11, 21h26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81-81.2003.8.17.0810</text:p>
          </table:table-cell>
          <table:table-cell office:value-type="string">
            <text:p>1ª VARA CÍVEL</text:p>
          </table:table-cell>
          <table:table-cell office:value-type="string">
            <text:p>10,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35">
            <text:p>8835</text:p>
          </table:table-cell>
          <table:table-cell office:value-type="string">
            <text:p>EULALIO RODRIGUES DA SILVA</text:p>
          </table:table-cell>
          <table:table-cell office:value-type="string">
            <text:p>15 Dez 09, 00h00</text:p>
          </table:table-cell>
          <table:table-cell office:value-type="string">
            <text:p>15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19-59.2010.8.02.0001
	
</text:p>
          </table:table-cell>
          <table:table-cell office:value-type="string">
            <text:p>9ª VARA CIVEL</text:p>
          </table:table-cell>
          <table:table-cell office:value-type="string">
            <text:p>2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36">
            <text:p>8836</text:p>
          </table:table-cell>
          <table:table-cell office:value-type="string">
            <text:p>AUGUSTO RICARDO CORNELIO ALVES</text:p>
          </table:table-cell>
          <table:table-cell office:value-type="string">
            <text:p>15 Dez 09, 00h00</text:p>
          </table:table-cell>
          <table:table-cell office:value-type="string">
            <text:p>15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86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37">
            <text:p>8837</text:p>
          </table:table-cell>
          <table:table-cell office:value-type="string">
            <text:p>EDVALDO MARQUES DA SILVA</text:p>
          </table:table-cell>
          <table:table-cell office:value-type="string">
            <text:p>15 Dez 09, 00h00</text:p>
          </table:table-cell>
          <table:table-cell office:value-type="string">
            <text:p>15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27-36.2010.8.02.0001</text:p>
          </table:table-cell>
          <table:table-cell office:value-type="string">
            <text:p>9ª VARA CIVEL</text:p>
          </table:table-cell>
          <table:table-cell office:value-type="string">
            <text:p>30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39">
            <text:p>8839</text:p>
          </table:table-cell>
          <table:table-cell office:value-type="string">
            <text:p>UBIRATAN DE ALBUQUERQUE COSTA</text:p>
          </table:table-cell>
          <table:table-cell office:value-type="string">
            <text:p>15 Dez 09, 00h00</text:p>
          </table:table-cell>
          <table:table-cell office:value-type="string">
            <text:p>15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42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41">
            <text:p>8841</text:p>
          </table:table-cell>
          <table:table-cell office:value-type="string">
            <text:p>ALEX SANDRO CARDOSO DA SILVA</text:p>
          </table:table-cell>
          <table:table-cell office:value-type="string">
            <text:p>15 Dez 09, 00h00</text:p>
          </table:table-cell>
          <table:table-cell office:value-type="string">
            <text:p>15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70-36.2010.8.02.0001</text:p>
          </table:table-cell>
          <table:table-cell office:value-type="string">
            <text:p>7ª VARA CÍVEL</text:p>
          </table:table-cell>
          <table:table-cell office:value-type="string">
            <text:p>3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44">
            <text:p>8844</text:p>
          </table:table-cell>
          <table:table-cell office:value-type="string">
            <text:p>JADIELSON BATISTA SOUZA DOS SANTOS</text:p>
          </table:table-cell>
          <table:table-cell office:value-type="string">
            <text:p>15 Dez 09, 00h00</text:p>
          </table:table-cell>
          <table:table-cell office:value-type="string">
            <text:p>15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09-32.2010.8.02.0001</text:p>
          </table:table-cell>
          <table:table-cell office:value-type="string">
            <text:p>8ª VARA CÍVEL</text:p>
          </table:table-cell>
          <table:table-cell office:value-type="string">
            <text:p>24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45">
            <text:p>8845</text:p>
          </table:table-cell>
          <table:table-cell office:value-type="string">
            <text:p>RONALDO DE OLIVEIRA SILVA</text:p>
          </table:table-cell>
          <table:table-cell office:value-type="string">
            <text:p>15 Dez 09, 00h00</text:p>
          </table:table-cell>
          <table:table-cell office:value-type="string">
            <text:p>15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3-35.2010.8.02.0058</text:p>
          </table:table-cell>
          <table:table-cell office:value-type="string">
            <text:p>3ª VARA CÍVEL</text:p>
          </table:table-cell>
          <table:table-cell office:value-type="string">
            <text:p>2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46">
            <text:p>8846</text:p>
          </table:table-cell>
          <table:table-cell office:value-type="string">
            <text:p>ROSTAND GIOVANNI MORAES</text:p>
          </table:table-cell>
          <table:table-cell office:value-type="string">
            <text:p>18 Dez 09, 00h00</text:p>
          </table:table-cell>
          <table:table-cell office:value-type="string">
            <text:p>18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40-31.2010.8.17.0480</text:p>
          </table:table-cell>
          <table:table-cell office:value-type="string">
            <text:p>4ª VARA CÍVEL</text:p>
          </table:table-cell>
          <table:table-cell office:value-type="string">
            <text:p>61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47">
            <text:p>8847</text:p>
          </table:table-cell>
          <table:table-cell office:value-type="string">
            <text:p>FATIMA REJANE ALBUQUERUQE SANTOS NUNES</text:p>
          </table:table-cell>
          <table:table-cell office:value-type="string">
            <text:p>18 Dez 09, 00h00</text:p>
          </table:table-cell>
          <table:table-cell office:value-type="string">
            <text:p>18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581-78.2010.8.02.0001</text:p>
          </table:table-cell>
          <table:table-cell office:value-type="string">
            <text:p>8ª VARA CÍVEL</text:p>
          </table:table-cell>
          <table:table-cell office:value-type="string">
            <text:p>36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0">
            <text:p>8850</text:p>
          </table:table-cell>
          <table:table-cell office:value-type="string">
            <text:p>CICERO CLAUDINO DA SILVA</text:p>
          </table:table-cell>
          <table:table-cell office:value-type="string">
            <text:p>22 Dez 09, 00h00</text:p>
          </table:table-cell>
          <table:table-cell office:value-type="string">
            <text:p>22 Dez 09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35-13.2010.8.02.0001</text:p>
          </table:table-cell>
          <table:table-cell office:value-type="string">
            <text:p>3ª VARA CÍVEL</text:p>
          </table:table-cell>
          <table:table-cell office:value-type="string">
            <text:p>2313.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1">
            <text:p>8851</text:p>
          </table:table-cell>
          <table:table-cell office:value-type="string">
            <text:p>KELISON SEVERINO DE ABREU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93-79.2011.8.02.0001</text:p>
          </table:table-cell>
          <table:table-cell office:value-type="string">
            <text:p>13ª VARA CÍVEL</text:p>
          </table:table-cell>
          <table:table-cell office:value-type="string">
            <text:p>2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2">
            <text:p>8852</text:p>
          </table:table-cell>
          <table:table-cell office:value-type="string">
            <text:p>ELITANIA A. TORRES GALVÃO DE LIM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2-44.2011.8.02.0001</text:p>
          </table:table-cell>
          <table:table-cell office:value-type="string">
            <text:p>5ª VARA CIVEL</text:p>
          </table:table-cell>
          <table:table-cell office:value-type="string">
            <text:p>3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3">
            <text:p>8853</text:p>
          </table:table-cell>
          <table:table-cell office:value-type="string">
            <text:p>SEMIRAMS GOMES COST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GARANHU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4">
            <text:p>8854</text:p>
          </table:table-cell>
          <table:table-cell office:value-type="string">
            <text:p>ROBSON ALVES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BARRA DE SANTO ANTON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3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5">
            <text:p>8855</text:p>
          </table:table-cell>
          <table:table-cell office:value-type="string">
            <text:p>JEDIAEL RICARDO DE ARAUJO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8357-14.2010.8.17.0001</text:p>
          </table:table-cell>
          <table:table-cell office:value-type="string">
            <text:p>26ª VARA CÍVEL</text:p>
          </table:table-cell>
          <table:table-cell office:value-type="string">
            <text:p>2622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6">
            <text:p>8856</text:p>
          </table:table-cell>
          <table:table-cell office:value-type="string">
            <text:p>MARILENE ADELINO DA SILVA FERREIR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2522-83.2010.8.02.0001</text:p>
          </table:table-cell>
          <table:table-cell office:value-type="string">
            <text:p>11ª VARA CÍVEL</text:p>
          </table:table-cell>
          <table:table-cell office:value-type="string">
            <text:p>342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8">
            <text:p>8858</text:p>
          </table:table-cell>
          <table:table-cell office:value-type="string">
            <text:p>ANNA SCHELLY TIZEY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9-42.2011.8.02.0001</text:p>
          </table:table-cell>
          <table:table-cell office:value-type="string">
            <text:p>11ª VARA CÍVEL</text:p>
          </table:table-cell>
          <table:table-cell office:value-type="string">
            <text:p>297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59">
            <text:p>8859</text:p>
          </table:table-cell>
          <table:table-cell office:value-type="string">
            <text:p>JAIR ANTONIO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61">
            <text:p>8861</text:p>
          </table:table-cell>
          <table:table-cell office:value-type="string">
            <text:p>IGOR DLEMBERT JORGES DE SOUZ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7599-56.2010.8.17.0001</text:p>
          </table:table-cell>
          <table:table-cell office:value-type="string">
            <text:p>32ª VARA CÍVEL</text:p>
          </table:table-cell>
          <table:table-cell office:value-type="string">
            <text:p>3898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65">
            <text:p>8865</text:p>
          </table:table-cell>
          <table:table-cell office:value-type="string">
            <text:p>VANDERLEI TENORIO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0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67">
            <text:p>8867</text:p>
          </table:table-cell>
          <table:table-cell office:value-type="string">
            <text:p>JULIO FLAVIO PEIXOTO DA COST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0001066-24.2011.8.02.0058</text:p>
          </table:table-cell>
          <table:table-cell office:value-type="string">
            <text:p>6º VARA CÍVEL</text:p>
          </table:table-cell>
          <table:table-cell office:value-type="string">
            <text:p>293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68">
            <text:p>8868</text:p>
          </table:table-cell>
          <table:table-cell office:value-type="string">
            <text:p>WELLIGTON ALVES DE ARAUJO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PIRANH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24-76.2011.8.02.0030</text:p>
          </table:table-cell>
          <table:table-cell office:value-type="string">
            <text:p>ÚNICA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69">
            <text:p>8869</text:p>
          </table:table-cell>
          <table:table-cell office:value-type="string">
            <text:p>AMOZAIDAN CORREA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AMPO ALEGR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17-53.2011.8.02.0008</text:p>
          </table:table-cell>
          <table:table-cell office:value-type="string">
            <text:p>ÚNICA</text:p>
          </table:table-cell>
          <table:table-cell office:value-type="string">
            <text:p>29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string">
            <text:p>MARIA ELIZIA DA SILVA LOPES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BELO JARD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86-43.2010.8.17.0260</text:p>
          </table:table-cell>
          <table:table-cell office:value-type="string">
            <text:p>ÚNICA</text:p>
          </table:table-cell>
          <table:table-cell office:value-type="string">
            <text:p>494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string">
            <text:p>JEILSON BUARQUE TENORIO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SÃO LUIS DO QUITU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17-67.2010.8.02.0054</text:p>
          </table:table-cell>
          <table:table-cell office:value-type="string">
            <text:p>ÚNICA</text:p>
          </table:table-cell>
          <table:table-cell office:value-type="string">
            <text:p>42602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77">
            <text:p>8877</text:p>
          </table:table-cell>
          <table:table-cell office:value-type="string">
            <text:p>MARIA CICERA RODRIGUES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2523-68.2010.8.02.0001</text:p>
          </table:table-cell>
          <table:table-cell office:value-type="string">
            <text:p>9ª VARA CIVEL</text:p>
          </table:table-cell>
          <table:table-cell office:value-type="string">
            <text:p>31478.9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78">
            <text:p>8878</text:p>
          </table:table-cell>
          <table:table-cell office:value-type="string">
            <text:p>FERNANDO BOANERGES DE MELO FREIRE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8342-45.2010.8.17.0001</text:p>
          </table:table-cell>
          <table:table-cell office:value-type="string">
            <text:p>32ª VARA CÍVEL</text:p>
          </table:table-cell>
          <table:table-cell office:value-type="string">
            <text:p>19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79">
            <text:p>8879</text:p>
          </table:table-cell>
          <table:table-cell office:value-type="string">
            <text:p>MARIA ZELIA FERREIRA DE LIM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2520-16.2010.8.02.0001</text:p>
          </table:table-cell>
          <table:table-cell office:value-type="string">
            <text:p>9ª VARA CIVEL</text:p>
          </table:table-cell>
          <table:table-cell office:value-type="string">
            <text:p>307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0">
            <text:p>8880</text:p>
          </table:table-cell>
          <table:table-cell office:value-type="string">
            <text:p>JOSE CICERO DE OLIVEIRA PINHEIRO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8-57.2011.8.02.0001</text:p>
          </table:table-cell>
          <table:table-cell office:value-type="string">
            <text:p>10ª VARA CÍVEL</text:p>
          </table:table-cell>
          <table:table-cell office:value-type="string">
            <text:p>349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1">
            <text:p>8881</text:p>
          </table:table-cell>
          <table:table-cell office:value-type="string">
            <text:p>MANASSES PEDRO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NAZARE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29-89.2011.8.17.0980</text:p>
          </table:table-cell>
          <table:table-cell office:value-type="string">
            <text:p>ÚNICA</text:p>
          </table:table-cell>
          <table:table-cell office:value-type="string">
            <text:p>2087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2">
            <text:p>8882</text:p>
          </table:table-cell>
          <table:table-cell office:value-type="string">
            <text:p>NEUSA FREITAS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6-81.2011.8.02.0001</text:p>
          </table:table-cell>
          <table:table-cell office:value-type="string">
            <text:p>2ª VARA CÍVEL</text:p>
          </table:table-cell>
          <table:table-cell office:value-type="string">
            <text:p>37332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3">
            <text:p>8883</text:p>
          </table:table-cell>
          <table:table-cell office:value-type="string">
            <text:p>JAIRO SAMPAIO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PILAR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48-18.2010.8.02.0047</text:p>
          </table:table-cell>
          <table:table-cell office:value-type="string">
            <text:p>ÚNICA</text:p>
          </table:table-cell>
          <table:table-cell office:value-type="string">
            <text:p>30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4">
            <text:p>8884</text:p>
          </table:table-cell>
          <table:table-cell office:value-type="string">
            <text:p>EDILA RODRIGUES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52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5">
            <text:p>8885</text:p>
          </table:table-cell>
          <table:table-cell office:value-type="string">
            <text:p>CARLOS IRAN DE MELO DA SILVEIR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69-24.2011.8.17.0640</text:p>
          </table:table-cell>
          <table:table-cell office:value-type="string">
            <text:p>1ª VARA CÍVEL</text:p>
          </table:table-cell>
          <table:table-cell office:value-type="string">
            <text:p>21145.7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6">
            <text:p>8886</text:p>
          </table:table-cell>
          <table:table-cell office:value-type="string">
            <text:p>ERACLITO DAS NEVES OLIVEIRA JUNIOR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3 Out 11, 17h03</text:p>
          </table:table-cell>
          <table:table-cell office:value-type="string">
            <text:p>REINTEGRAÇÃO DE POSSE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33-26.2011.8.17.1130</text:p>
          </table:table-cell>
          <table:table-cell office:value-type="string">
            <text:p>2ª VARA CÍVEL</text:p>
          </table:table-cell>
          <table:table-cell office:value-type="string">
            <text:p>3234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7">
            <text:p>8887</text:p>
          </table:table-cell>
          <table:table-cell office:value-type="string">
            <text:p>AUTA MEDEIROS ROCH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BETAN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89">
            <text:p>8889</text:p>
          </table:table-cell>
          <table:table-cell office:value-type="string">
            <text:p>WYARA PRISCILA DE MELO TEIXEIR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59-08.2010.8.17.0910</text:p>
          </table:table-cell>
          <table:table-cell office:value-type="string">
            <text:p>ÚNICA</text:p>
          </table:table-cell>
          <table:table-cell office:value-type="string">
            <text:p>3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90">
            <text:p>8890</text:p>
          </table:table-cell>
          <table:table-cell office:value-type="string">
            <text:p>MARIA CICERA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92-94.2011.8.02.0001</text:p>
          </table:table-cell>
          <table:table-cell office:value-type="string">
            <text:p>11ª VARA CÍVEL</text:p>
          </table:table-cell>
          <table:table-cell office:value-type="string">
            <text:p>21105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91">
            <text:p>8891</text:p>
          </table:table-cell>
          <table:table-cell office:value-type="string">
            <text:p>GLEBER GLAUCIO DO NASCIMENTO S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63-42.2010.8.02.0053</text:p>
          </table:table-cell>
          <table:table-cell office:value-type="string">
            <text:p>1ª VARA CÍVEL</text:p>
          </table:table-cell>
          <table:table-cell office:value-type="string">
            <text:p>323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93">
            <text:p>8893</text:p>
          </table:table-cell>
          <table:table-cell office:value-type="string">
            <text:p>ANA CELIA RIJO DOS SANTOS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2628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94">
            <text:p>8894</text:p>
          </table:table-cell>
          <table:table-cell office:value-type="string">
            <text:p>CICERO RAIMUNDO DOS SANTOS NETO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SÃO LOURENÇO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77-71.2011.8.17.1350</text:p>
          </table:table-cell>
          <table:table-cell office:value-type="string">
            <text:p>1ª VARA CÍVEL</text:p>
          </table:table-cell>
          <table:table-cell office:value-type="string">
            <text:p>45719.5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95">
            <text:p>8895</text:p>
          </table:table-cell>
          <table:table-cell office:value-type="string">
            <text:p>RICARDO AUGUSTO SOBRAL PIMENTEL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441-21.2010.8.17.0990</text:p>
          </table:table-cell>
          <table:table-cell office:value-type="string">
            <text:p>2ª VARA CÍVEL</text:p>
          </table:table-cell>
          <table:table-cell office:value-type="string">
            <text:p>52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896">
            <text:p>8896</text:p>
          </table:table-cell>
          <table:table-cell office:value-type="string">
            <text:p>FLAVIO AGNAELDO ALVES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ACHOEIRINH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11-95.2010.8.17.0390</text:p>
          </table:table-cell>
          <table:table-cell office:value-type="string">
            <text:p>VARA ÚNICA</text:p>
          </table:table-cell>
          <table:table-cell office:value-type="string">
            <text:p>467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string">
            <text:p>ALUISIO SAVIO DE SOUZA XAVIER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58.22.2010.8.17.0220</text:p>
          </table:table-cell>
          <table:table-cell office:value-type="string">
            <text:p>1ª VARA CÍVEL</text:p>
          </table:table-cell>
          <table:table-cell office:value-type="string">
            <text:p>3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03">
            <text:p>8903</text:p>
          </table:table-cell>
          <table:table-cell office:value-type="string">
            <text:p>JOAO PAULO FREITAS BATIST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6945-86.2010.8.02.0001  
0</text:p>
          </table:table-cell>
          <table:table-cell office:value-type="string">
            <text:p>5ª VARA CIVEL</text:p>
          </table:table-cell>
          <table:table-cell office:value-type="string">
            <text:p>22754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04">
            <text:p>8904</text:p>
          </table:table-cell>
          <table:table-cell office:value-type="string">
            <text:p>WAGNER MONTEIRO CAVALCANTI MANSO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2519-31.2010.8.02.0001</text:p>
          </table:table-cell>
          <table:table-cell office:value-type="string">
            <text:p>10ª VARA CÍVEL</text:p>
          </table:table-cell>
          <table:table-cell office:value-type="string">
            <text:p>2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string">
            <text:p>MARIA DE FATIMA OLIVEIRA CAMAR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339.8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06">
            <text:p>8906</text:p>
          </table:table-cell>
          <table:table-cell office:value-type="string">
            <text:p>ZILDO LEITE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8344-15.2010.8.17.0001</text:p>
          </table:table-cell>
          <table:table-cell office:value-type="string">
            <text:p>25ª VARA CÍVEL</text:p>
          </table:table-cell>
          <table:table-cell office:value-type="string">
            <text:p>30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08">
            <text:p>8908</text:p>
          </table:table-cell>
          <table:table-cell office:value-type="string">
            <text:p>GICELIO DANIEL FERREIRA</text:p>
          </table:table-cell>
          <table:table-cell office:value-type="string">
            <text:p>6 Jul 10, 00h00</text:p>
          </table:table-cell>
          <table:table-cell office:value-type="string">
            <text:p>6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SAO JOSE DA TAPE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01-25.2010.8.02.0036</text:p>
          </table:table-cell>
          <table:table-cell office:value-type="string">
            <text:p>ÚNICA</text:p>
          </table:table-cell>
          <table:table-cell office:value-type="string">
            <text:p>3346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09">
            <text:p>8909</text:p>
          </table:table-cell>
          <table:table-cell office:value-type="string">
            <text:p>MARLENE FARIAS WANDERLEY</text:p>
          </table:table-cell>
          <table:table-cell office:value-type="string">
            <text:p>10 Mai 10, 00h00</text:p>
          </table:table-cell>
          <table:table-cell office:value-type="string">
            <text:p>10 Mai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5-34.2011.8.02.0001</text:p>
          </table:table-cell>
          <table:table-cell office:value-type="string">
            <text:p>4ª VARA CÍVEL</text:p>
          </table:table-cell>
          <table:table-cell office:value-type="string">
            <text:p>62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10">
            <text:p>8910</text:p>
          </table:table-cell>
          <table:table-cell office:value-type="string">
            <text:p>ELI SANTOS DE AQUINO</text:p>
          </table:table-cell>
          <table:table-cell office:value-type="string">
            <text:p>12 Mai 10, 00h00</text:p>
          </table:table-cell>
          <table:table-cell office:value-type="string">
            <text:p>12 Mai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90-27.2011.8.02.0001</text:p>
          </table:table-cell>
          <table:table-cell office:value-type="string">
            <text:p>4ª VARA CÍVEL</text:p>
          </table:table-cell>
          <table:table-cell office:value-type="string">
            <text:p>25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11">
            <text:p>8911</text:p>
          </table:table-cell>
          <table:table-cell office:value-type="string">
            <text:p>MARCELO CARLOS FERREIRA</text:p>
          </table:table-cell>
          <table:table-cell office:value-type="string">
            <text:p>6 Jul 10, 00h00</text:p>
          </table:table-cell>
          <table:table-cell office:value-type="string">
            <text:p>6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0018380-72.2010.8.17.0810</text:p>
          </table:table-cell>
          <table:table-cell office:value-type="string">
            <text:p>2ª VARA CÍVEL</text:p>
          </table:table-cell>
          <table:table-cell office:value-type="string">
            <text:p>64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12">
            <text:p>8912</text:p>
          </table:table-cell>
          <table:table-cell office:value-type="string">
            <text:p>MARIA DEUSDETE DE MELO PONTES</text:p>
          </table:table-cell>
          <table:table-cell office:value-type="string">
            <text:p>25 Mai 10, 00h00</text:p>
          </table:table-cell>
          <table:table-cell office:value-type="string">
            <text:p>25 Mai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0-80.2011.8.02.0001</text:p>
          </table:table-cell>
          <table:table-cell office:value-type="string">
            <text:p>7ª VARA CÍVEL</text:p>
          </table:table-cell>
          <table:table-cell office:value-type="string">
            <text:p>26324.6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13">
            <text:p>8913</text:p>
          </table:table-cell>
          <table:table-cell office:value-type="string">
            <text:p>JOSE EDNALDO DA SILVA</text:p>
          </table:table-cell>
          <table:table-cell office:value-type="string">
            <text:p>8 Jul 10, 00h00</text:p>
          </table:table-cell>
          <table:table-cell office:value-type="string">
            <text:p>8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4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14">
            <text:p>8914</text:p>
          </table:table-cell>
          <table:table-cell office:value-type="string">
            <text:p>ALOISIO RONALD DOS SANTOS SILVA</text:p>
          </table:table-cell>
          <table:table-cell office:value-type="string">
            <text:p>25 Mai 10, 00h00</text:p>
          </table:table-cell>
          <table:table-cell office:value-type="string">
            <text:p>25 Mai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2-56.2011.8.02.0001</text:p>
          </table:table-cell>
          <table:table-cell office:value-type="string">
            <text:p>6º VARA CÍVEL</text:p>
          </table:table-cell>
          <table:table-cell office:value-type="string">
            <text:p>28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16">
            <text:p>8916</text:p>
          </table:table-cell>
          <table:table-cell office:value-type="string">
            <text:p>JOSE DARCY GOMES FILHO</text:p>
          </table:table-cell>
          <table:table-cell office:value-type="string">
            <text:p>2 Jun 10, 00h00</text:p>
          </table:table-cell>
          <table:table-cell office:value-type="string">
            <text:p>2 Jun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5-96.2011.8.02.0001</text:p>
          </table:table-cell>
          <table:table-cell office:value-type="string">
            <text:p>12ª VARA CIVEL</text:p>
          </table:table-cell>
          <table:table-cell office:value-type="string">
            <text:p>1548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17">
            <text:p>8917</text:p>
          </table:table-cell>
          <table:table-cell office:value-type="string">
            <text:p>JOSE SEVERINO DE MEDEIROS</text:p>
          </table:table-cell>
          <table:table-cell office:value-type="string">
            <text:p>6 Jul 10, 00h00</text:p>
          </table:table-cell>
          <table:table-cell office:value-type="string">
            <text:p>6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VITORIA DE SANTO AN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20">
            <text:p>8920</text:p>
          </table:table-cell>
          <table:table-cell office:value-type="string">
            <text:p>VERA OTILIA DE SIQUEIRA GUEDES</text:p>
          </table:table-cell>
          <table:table-cell office:value-type="string">
            <text:p>1 Jul 10, 00h00</text:p>
          </table:table-cell>
          <table:table-cell office:value-type="string">
            <text:p>1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21">
            <text:p>8921</text:p>
          </table:table-cell>
          <table:table-cell office:value-type="string">
            <text:p>ROSIMERY SANTOS BARROS DE ANDRADE</text:p>
          </table:table-cell>
          <table:table-cell office:value-type="string">
            <text:p>2 Jul 10, 00h00</text:p>
          </table:table-cell>
          <table:table-cell office:value-type="string">
            <text:p>2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8379-87.2010.8.17.0810</text:p>
          </table:table-cell>
          <table:table-cell office:value-type="string">
            <text:p>3ª VARA CÍVEL</text:p>
          </table:table-cell>
          <table:table-cell office:value-type="string">
            <text:p>32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23">
            <text:p>8923</text:p>
          </table:table-cell>
          <table:table-cell office:value-type="string">
            <text:p>JOSÉ RICAON VIEIRA SOARES</text:p>
          </table:table-cell>
          <table:table-cell office:value-type="string">
            <text:p>21 Jun 10, 00h00</text:p>
          </table:table-cell>
          <table:table-cell office:value-type="string">
            <text:p>21 Jun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BODOC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76-61.2010.8.17.0290</text:p>
          </table:table-cell>
          <table:table-cell office:value-type="string">
            <text:p>ÚNICA</text:p>
          </table:table-cell>
          <table:table-cell office:value-type="string">
            <text:p>63320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24">
            <text:p>8924</text:p>
          </table:table-cell>
          <table:table-cell office:value-type="string">
            <text:p>TALVANIO ROBERTO DA SILVA</text:p>
          </table:table-cell>
          <table:table-cell office:value-type="string">
            <text:p>1 Jul 10, 00h00</text:p>
          </table:table-cell>
          <table:table-cell office:value-type="string">
            <text:p>1 Jul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OLIVEN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52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26">
            <text:p>8926</text:p>
          </table:table-cell>
          <table:table-cell office:value-type="string">
            <text:p>LUIS RUFINO DOS SANTOS</text:p>
          </table:table-cell>
          <table:table-cell office:value-type="string">
            <text:p>21 Jun 10, 00h00</text:p>
          </table:table-cell>
          <table:table-cell office:value-type="string">
            <text:p>21 Jun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5931-44.2010.8.17.0810</text:p>
          </table:table-cell>
          <table:table-cell office:value-type="string">
            <text:p>2ª VARA CÍVEL</text:p>
          </table:table-cell>
          <table:table-cell office:value-type="string">
            <text:p>25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28">
            <text:p>8928</text:p>
          </table:table-cell>
          <table:table-cell office:value-type="string">
            <text:p>MARIA HELENA DA SILVA CUNHA</text:p>
          </table:table-cell>
          <table:table-cell office:value-type="string">
            <text:p>8 Mar 10, 00h00</text:p>
          </table:table-cell>
          <table:table-cell office:value-type="string">
            <text:p>8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34-28.2010.8.02.0001</text:p>
          </table:table-cell>
          <table:table-cell office:value-type="string">
            <text:p>9ª VARA CIVEL</text:p>
          </table:table-cell>
          <table:table-cell office:value-type="string">
            <text:p>2573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29">
            <text:p>8929</text:p>
          </table:table-cell>
          <table:table-cell office:value-type="string">
            <text:p>FRANCISCO CORREIA DOS SANTOS</text:p>
          </table:table-cell>
          <table:table-cell office:value-type="string">
            <text:p>1 Fev 10, 00h00</text:p>
          </table:table-cell>
          <table:table-cell office:value-type="string">
            <text:p>1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41-20.2010.8.02.0001</text:p>
          </table:table-cell>
          <table:table-cell office:value-type="string">
            <text:p>12ª VARA CIVEL</text:p>
          </table:table-cell>
          <table:table-cell office:value-type="string">
            <text:p>319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31">
            <text:p>8931</text:p>
          </table:table-cell>
          <table:table-cell office:value-type="string">
            <text:p>LUCIANE OLIVEIRA LIMA DE MENEZES</text:p>
          </table:table-cell>
          <table:table-cell office:value-type="string">
            <text:p>1 Fev 10, 00h00</text:p>
          </table:table-cell>
          <table:table-cell office:value-type="string">
            <text:p>1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AMPO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70-11.2010.8.02.0012</text:p>
          </table:table-cell>
          <table:table-cell office:value-type="string">
            <text:p>ÚNICA</text:p>
          </table:table-cell>
          <table:table-cell office:value-type="string">
            <text:p>45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32">
            <text:p>8932</text:p>
          </table:table-cell>
          <table:table-cell office:value-type="string">
            <text:p>ADA NUNES DE PAULA</text:p>
          </table:table-cell>
          <table:table-cell office:value-type="string">
            <text:p>8 Mar 10, 00h00</text:p>
          </table:table-cell>
          <table:table-cell office:value-type="string">
            <text:p>8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29-06.2010.8.02.0001</text:p>
          </table:table-cell>
          <table:table-cell office:value-type="string">
            <text:p>8ª VARA CÍVEL</text:p>
          </table:table-cell>
          <table:table-cell office:value-type="string">
            <text:p>2573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string">
            <text:p>VILMA SILVA DOS SANTOS</text:p>
          </table:table-cell>
          <table:table-cell office:value-type="string">
            <text:p>5 Fev 10, 00h00</text:p>
          </table:table-cell>
          <table:table-cell office:value-type="string">
            <text:p>5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24-81.2010.8.02.0001</text:p>
          </table:table-cell>
          <table:table-cell office:value-type="string">
            <text:p>1ª VARA CÍVEL</text:p>
          </table:table-cell>
          <table:table-cell office:value-type="string">
            <text:p>5407.2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34">
            <text:p>8934</text:p>
          </table:table-cell>
          <table:table-cell office:value-type="string">
            <text:p>CRISTIANO DOS SANTOS SILVA</text:p>
          </table:table-cell>
          <table:table-cell office:value-type="string">
            <text:p>15 Mar 10, 00h00</text:p>
          </table:table-cell>
          <table:table-cell office:value-type="string">
            <text:p>15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056-25.2010.8.02.0001</text:p>
          </table:table-cell>
          <table:table-cell office:value-type="string">
            <text:p>7ª VARA CÍVEL</text:p>
          </table:table-cell>
          <table:table-cell office:value-type="string">
            <text:p>4320.3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36">
            <text:p>8936</text:p>
          </table:table-cell>
          <table:table-cell office:value-type="string">
            <text:p>JOSE GOMES DA SILVA</text:p>
          </table:table-cell>
          <table:table-cell office:value-type="string">
            <text:p>10 Mar 10, 00h00</text:p>
          </table:table-cell>
          <table:table-cell office:value-type="string">
            <text:p>10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UÍQU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11-81.2010.8.17.0360</text:p>
          </table:table-cell>
          <table:table-cell office:value-type="string">
            <text:p>ÚNICA</text:p>
          </table:table-cell>
          <table:table-cell office:value-type="string">
            <text:p>21442.6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37">
            <text:p>8937</text:p>
          </table:table-cell>
          <table:table-cell office:value-type="string">
            <text:p>ALISSON SANTOS LOPES SAMPAIO</text:p>
          </table:table-cell>
          <table:table-cell office:value-type="string">
            <text:p>15 Mar 10, 00h00</text:p>
          </table:table-cell>
          <table:table-cell office:value-type="string">
            <text:p>15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27-13.2010.8.02.0001</text:p>
          </table:table-cell>
          <table:table-cell office:value-type="string">
            <text:p>8ª VARA CÍVEL</text:p>
          </table:table-cell>
          <table:table-cell office:value-type="string">
            <text:p>2855.6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38">
            <text:p>8938</text:p>
          </table:table-cell>
          <table:table-cell office:value-type="string">
            <text:p>JOÃO JOAQUIM DE LIMA</text:p>
          </table:table-cell>
          <table:table-cell office:value-type="string">
            <text:p>4 Mar 10, 00h00</text:p>
          </table:table-cell>
          <table:table-cell office:value-type="string">
            <text:p>4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22-96.2010.8.17.1090</text:p>
          </table:table-cell>
          <table:table-cell office:value-type="string">
            <text:p>2ª VARA CÍVEL</text:p>
          </table:table-cell>
          <table:table-cell office:value-type="string">
            <text:p>5727.5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39">
            <text:p>8939</text:p>
          </table:table-cell>
          <table:table-cell office:value-type="string">
            <text:p>GERUZA GOBERTO DOS SANTOS</text:p>
          </table:table-cell>
          <table:table-cell office:value-type="string">
            <text:p>11 Fev 10, 00h00</text:p>
          </table:table-cell>
          <table:table-cell office:value-type="string">
            <text:p>11 Fev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926-59.2010.8.17.0001</text:p>
          </table:table-cell>
          <table:table-cell office:value-type="string">
            <text:p>27ª VARA CÍVEL</text:p>
          </table:table-cell>
          <table:table-cell office:value-type="string">
            <text:p>1503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41">
            <text:p>8941</text:p>
          </table:table-cell>
          <table:table-cell office:value-type="string">
            <text:p>MARIA APARECIDA AVELINO</text:p>
          </table:table-cell>
          <table:table-cell office:value-type="string">
            <text:p>14 Jun 10, 00h00</text:p>
          </table:table-cell>
          <table:table-cell office:value-type="string">
            <text:p>14 Jun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36-91.2010.8.02.0001</text:p>
          </table:table-cell>
          <table:table-cell office:value-type="string">
            <text:p>9ª VARA CIVEL</text:p>
          </table:table-cell>
          <table:table-cell office:value-type="string">
            <text:p>31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42">
            <text:p>8942</text:p>
          </table:table-cell>
          <table:table-cell office:value-type="string">
            <text:p>ALEXANDRE JOSE MENDONCA GOMES DA SILVA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69-51.2010.8.02.0001</text:p>
          </table:table-cell>
          <table:table-cell office:value-type="string">
            <text:p>9ª VARA CIVEL</text:p>
          </table:table-cell>
          <table:table-cell office:value-type="string">
            <text:p>6019.5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43">
            <text:p>8943</text:p>
          </table:table-cell>
          <table:table-cell office:value-type="string">
            <text:p>SERGIO ANTONIO OLIVEIRA MACARIO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31-50.2010.8.02.0001</text:p>
          </table:table-cell>
          <table:table-cell office:value-type="string">
            <text:p>2ª VARA CÍVEL</text:p>
          </table:table-cell>
          <table:table-cell office:value-type="string">
            <text:p>3797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GERENILDA SANTOS DE OLIVEIRA</text:p>
          </table:table-cell>
          <table:table-cell office:value-type="string">
            <text:p>8 Mar 10, 00h00</text:p>
          </table:table-cell>
          <table:table-cell office:value-type="string">
            <text:p>8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20-44.2010.8.02.0001</text:p>
          </table:table-cell>
          <table:table-cell office:value-type="string">
            <text:p>5ª VARA CIVEL</text:p>
          </table:table-cell>
          <table:table-cell office:value-type="string">
            <text:p>24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FERNANDO ANTONIO MOURA ARRAES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055-40.2010.8.02.0001</text:p>
          </table:table-cell>
          <table:table-cell office:value-type="string">
            <text:p>11ª VARA CÍVEL</text:p>
          </table:table-cell>
          <table:table-cell office:value-type="string">
            <text:p>3404.9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47">
            <text:p>8947</text:p>
          </table:table-cell>
          <table:table-cell office:value-type="string">
            <text:p>JOSE SOARES DE OLIVEIRA FILHO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76-43.2010.8.02.0001</text:p>
          </table:table-cell>
          <table:table-cell office:value-type="string">
            <text:p>13ª VARA CÍVEL</text:p>
          </table:table-cell>
          <table:table-cell office:value-type="string">
            <text:p>2605.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48">
            <text:p>8948</text:p>
          </table:table-cell>
          <table:table-cell office:value-type="string">
            <text:p>ELISEU OLIVEIRA BARBOSA FILHO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33-20.2010.8.02.0001</text:p>
          </table:table-cell>
          <table:table-cell office:value-type="string">
            <text:p>6º VARA CÍVEL</text:p>
          </table:table-cell>
          <table:table-cell office:value-type="string">
            <text:p>10017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49">
            <text:p>8949</text:p>
          </table:table-cell>
          <table:table-cell office:value-type="string">
            <text:p>RAFAEL FERREIRA DE FRANCA</text:p>
          </table:table-cell>
          <table:table-cell office:value-type="string">
            <text:p>22 Jan 10, 00h00</text:p>
          </table:table-cell>
          <table:table-cell office:value-type="string">
            <text:p>22 Jan 10, 00h00</text:p>
          </table:table-cell>
          <table:table-cell office:value-type="string">
            <text:p>30 Set 11, 13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0379-03.2010.8.17.0001</text:p>
          </table:table-cell>
          <table:table-cell office:value-type="string">
            <text:p>15ª VARA CÍVEL</text:p>
          </table:table-cell>
          <table:table-cell office:value-type="string">
            <text:p>33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51">
            <text:p>8951</text:p>
          </table:table-cell>
          <table:table-cell office:value-type="string">
            <text:p>JACINTA DE FATIMA CAVALCANTE MARQUES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73-88.2010.8.02.0001</text:p>
          </table:table-cell>
          <table:table-cell office:value-type="string">
            <text:p>6º VARA CÍVEL</text:p>
          </table:table-cell>
          <table:table-cell office:value-type="string">
            <text:p>2598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54">
            <text:p>8954</text:p>
          </table:table-cell>
          <table:table-cell office:value-type="string">
            <text:p>MARIA DE LOURDES DOS SANTOS</text:p>
          </table:table-cell>
          <table:table-cell office:value-type="string">
            <text:p>8 Mar 10, 00h00</text:p>
          </table:table-cell>
          <table:table-cell office:value-type="string">
            <text:p>8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26-51.2010.8.02.0001</text:p>
          </table:table-cell>
          <table:table-cell office:value-type="string">
            <text:p>10ª VARA CÍVEL</text:p>
          </table:table-cell>
          <table:table-cell office:value-type="string">
            <text:p>290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55">
            <text:p>8955</text:p>
          </table:table-cell>
          <table:table-cell office:value-type="string">
            <text:p>LUIZA MARIA DAS CHAGAS</text:p>
          </table:table-cell>
          <table:table-cell office:value-type="string">
            <text:p>22 Mai 10, 00h00</text:p>
          </table:table-cell>
          <table:table-cell office:value-type="string">
            <text:p>22 Mai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331-31.2010.8.17.8104</text:p>
          </table:table-cell>
          <table:table-cell office:value-type="string">
            <text:p>IV JEC - CASA AMARELA</text:p>
          </table:table-cell>
          <table:table-cell office:value-type="string">
            <text:p>1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56">
            <text:p>8956</text:p>
          </table:table-cell>
          <table:table-cell office:value-type="string">
            <text:p>CARLOS JORGE COUTO DE SOUZA</text:p>
          </table:table-cell>
          <table:table-cell office:value-type="string">
            <text:p>8 Mar 10, 00h00</text:p>
          </table:table-cell>
          <table:table-cell office:value-type="string">
            <text:p>8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28-21.2010.8.02.0001</text:p>
          </table:table-cell>
          <table:table-cell office:value-type="string">
            <text:p>1ª VARA CÍVEL</text:p>
          </table:table-cell>
          <table:table-cell office:value-type="string">
            <text:p>4738.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57">
            <text:p>8957</text:p>
          </table:table-cell>
          <table:table-cell office:value-type="string">
            <text:p>FRANKLIN MELO DOS SANTOS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72-06.2010.8.02.0001</text:p>
          </table:table-cell>
          <table:table-cell office:value-type="string">
            <text:p>3º VARA CIVEL</text:p>
          </table:table-cell>
          <table:table-cell office:value-type="string">
            <text:p>4860.3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58">
            <text:p>8958</text:p>
          </table:table-cell>
          <table:table-cell office:value-type="string">
            <text:p>FRANCISCO LUCIANO TELES CORREIA</text:p>
          </table:table-cell>
          <table:table-cell office:value-type="string">
            <text:p>19 Fev 10, 00h00</text:p>
          </table:table-cell>
          <table:table-cell office:value-type="string">
            <text:p>19 Fev 10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274-70.2010.8.17.0810</text:p>
          </table:table-cell>
          <table:table-cell office:value-type="string">
            <text:p>2ª VARA CÍVEL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62">
            <text:p>8962</text:p>
          </table:table-cell>
          <table:table-cell office:value-type="string">
            <text:p>EVERALDO PACIFICO CALDAS</text:p>
          </table:table-cell>
          <table:table-cell office:value-type="string">
            <text:p>1 Mar 10, 00h00</text:p>
          </table:table-cell>
          <table:table-cell office:value-type="string">
            <text:p>1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80-80.2010.8.02.0001</text:p>
          </table:table-cell>
          <table:table-cell office:value-type="string">
            <text:p>4ª VARA CÍVEL</text:p>
          </table:table-cell>
          <table:table-cell office:value-type="string">
            <text:p>7528.5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63">
            <text:p>8963</text:p>
          </table:table-cell>
          <table:table-cell office:value-type="string">
            <text:p>NEWTON ALEXANDRE DA SILVA</text:p>
          </table:table-cell>
          <table:table-cell office:value-type="string">
            <text:p>22 Mar 10, 00h00</text:p>
          </table:table-cell>
          <table:table-cell office:value-type="string">
            <text:p>22 Ma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28-95.2010.8.02.0001</text:p>
          </table:table-cell>
          <table:table-cell office:value-type="string">
            <text:p>12ª VARA CIVEL</text:p>
          </table:table-cell>
          <table:table-cell office:value-type="string">
            <text:p>447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65">
            <text:p>8965</text:p>
          </table:table-cell>
          <table:table-cell office:value-type="string">
            <text:p>GARDENIA MOREIRA GOMES FARIAS DE MELO</text:p>
          </table:table-cell>
          <table:table-cell office:value-type="string">
            <text:p>1 Mar 10, 00h00</text:p>
          </table:table-cell>
          <table:table-cell office:value-type="string">
            <text:p>1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71-21.2010.8.02.0001</text:p>
          </table:table-cell>
          <table:table-cell office:value-type="string">
            <text:p>10ª VARA CÍVEL</text:p>
          </table:table-cell>
          <table:table-cell office:value-type="string">
            <text:p>5571.9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66">
            <text:p>8966</text:p>
          </table:table-cell>
          <table:table-cell office:value-type="string">
            <text:p>JOSÉ INAILTON NUNES DA SILVA</text:p>
          </table:table-cell>
          <table:table-cell office:value-type="string">
            <text:p>5 Fev 10, 00h00</text:p>
          </table:table-cell>
          <table:table-cell office:value-type="string">
            <text:p>5 Fev 10, 00h00</text:p>
          </table:table-cell>
          <table:table-cell office:value-type="string">
            <text:p>3 Out 11, 16h55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13-45.2010.8.17.1130</text:p>
          </table:table-cell>
          <table:table-cell office:value-type="string">
            <text:p>2ª VARA CÍVEL</text:p>
          </table:table-cell>
          <table:table-cell office:value-type="string">
            <text:p>19734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67">
            <text:p>8967</text:p>
          </table:table-cell>
          <table:table-cell office:value-type="string">
            <text:p>JOSE ROBERTO DOS SANTOS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32-39.2010.8.17.0970</text:p>
          </table:table-cell>
          <table:table-cell office:value-type="string">
            <text:p>UNICA</text:p>
          </table:table-cell>
          <table:table-cell office:value-type="string">
            <text:p>13590.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68">
            <text:p>8968</text:p>
          </table:table-cell>
          <table:table-cell office:value-type="string">
            <text:p>JOSE BATISTA DA SILVA</text:p>
          </table:table-cell>
          <table:table-cell office:value-type="string">
            <text:p>1 Mar 10, 00h00</text:p>
          </table:table-cell>
          <table:table-cell office:value-type="string">
            <text:p>1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912-76.2010.8.17.0810</text:p>
          </table:table-cell>
          <table:table-cell office:value-type="string">
            <text:p>3º VARA CIVEL</text:p>
          </table:table-cell>
          <table:table-cell office:value-type="string">
            <text:p>204,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69">
            <text:p>8969</text:p>
          </table:table-cell>
          <table:table-cell office:value-type="string">
            <text:p>ODACIO BARBOSA DA SILVA FILHO</text:p>
          </table:table-cell>
          <table:table-cell office:value-type="string">
            <text:p>23 Nov 09, 00h00</text:p>
          </table:table-cell>
          <table:table-cell office:value-type="string">
            <text:p>23 Nov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CORRENT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74-41.2009.8.17.0520</text:p>
          </table:table-cell>
          <table:table-cell office:value-type="string">
            <text:p>U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0">
            <text:p>8970</text:p>
          </table:table-cell>
          <table:table-cell office:value-type="string">
            <text:p>EDVANIO NOGUEIRA DE OLIVEIRA</text:p>
          </table:table-cell>
          <table:table-cell office:value-type="string">
            <text:p>2 Mar 10, 00h00</text:p>
          </table:table-cell>
          <table:table-cell office:value-type="string">
            <text:p>2 Ma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428-95.2010.8.02.0058  
</text:p>
          </table:table-cell>
          <table:table-cell office:value-type="string">
            <text:p>6º VARA CÍVEL</text:p>
          </table:table-cell>
          <table:table-cell office:value-type="string">
            <text:p>8979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1">
            <text:p>8971</text:p>
          </table:table-cell>
          <table:table-cell office:value-type="string">
            <text:p>MARIA CICERA SANTIAGO DE MELO</text:p>
          </table:table-cell>
          <table:table-cell office:value-type="string">
            <text:p>14 Jun 10, 00h00</text:p>
          </table:table-cell>
          <table:table-cell office:value-type="string">
            <text:p>14 Jun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28-17.2010.8.02.0001</text:p>
          </table:table-cell>
          <table:table-cell office:value-type="string">
            <text:p>8ª VARA CÍVEL</text:p>
          </table:table-cell>
          <table:table-cell office:value-type="string">
            <text:p>5717.5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3">
            <text:p>8973</text:p>
          </table:table-cell>
          <table:table-cell office:value-type="string">
            <text:p>MARIA CRISTINA DA SILVA</text:p>
          </table:table-cell>
          <table:table-cell office:value-type="string">
            <text:p>2 Mar 10, 00h00</text:p>
          </table:table-cell>
          <table:table-cell office:value-type="string">
            <text:p>2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1-65.2010.8.02.0058</text:p>
          </table:table-cell>
          <table:table-cell office:value-type="string">
            <text:p>3ª VARA CÍVEL</text:p>
          </table:table-cell>
          <table:table-cell office:value-type="string">
            <text:p>1295.4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4">
            <text:p>8974</text:p>
          </table:table-cell>
          <table:table-cell office:value-type="string">
            <text:p>DOMICIO PEREIRA CAMPOS</text:p>
          </table:table-cell>
          <table:table-cell office:value-type="string">
            <text:p>5 Mar 10, 00h00</text:p>
          </table:table-cell>
          <table:table-cell office:value-type="string">
            <text:p>5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42-05.2010.8.02.0001</text:p>
          </table:table-cell>
          <table:table-cell office:value-type="string">
            <text:p>6º VARA CÍVEL</text:p>
          </table:table-cell>
          <table:table-cell office:value-type="string">
            <text:p>2146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5">
            <text:p>8975</text:p>
          </table:table-cell>
          <table:table-cell office:value-type="string">
            <text:p>MARIA DE L DA SILVA COSMETICOS   ME</text:p>
          </table:table-cell>
          <table:table-cell office:value-type="string">
            <text:p>10 Mar 10, 00h00</text:p>
          </table:table-cell>
          <table:table-cell office:value-type="string">
            <text:p>10 Ma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AGUA PRE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80-49.2010.8.17.0140</text:p>
          </table:table-cell>
          <table:table-cell office:value-type="string">
            <text:p>1ª VARA CÍVEL</text:p>
          </table:table-cell>
          <table:table-cell office:value-type="string">
            <text:p>23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6">
            <text:p>8976</text:p>
          </table:table-cell>
          <table:table-cell office:value-type="string">
            <text:p>ARYANA MARTINS ARAUJO</text:p>
          </table:table-cell>
          <table:table-cell office:value-type="string">
            <text:p>6 Abr 10, 00h00</text:p>
          </table:table-cell>
          <table:table-cell office:value-type="string">
            <text:p>6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27-32.2010.8.02.0001</text:p>
          </table:table-cell>
          <table:table-cell office:value-type="string">
            <text:p>6º VARA CÍVEL</text:p>
          </table:table-cell>
          <table:table-cell office:value-type="string">
            <text:p>60420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7">
            <text:p>8977</text:p>
          </table:table-cell>
          <table:table-cell office:value-type="string">
            <text:p>SILVIA MARIA DA SILVA</text:p>
          </table:table-cell>
          <table:table-cell office:value-type="string">
            <text:p>8 Mar 10, 00h00</text:p>
          </table:table-cell>
          <table:table-cell office:value-type="string">
            <text:p>8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31-73.2010.8.02.0001</text:p>
          </table:table-cell>
          <table:table-cell office:value-type="string">
            <text:p>3º VARA CIVEL</text:p>
          </table:table-cell>
          <table:table-cell office:value-type="string">
            <text:p>3782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8">
            <text:p>8978</text:p>
          </table:table-cell>
          <table:table-cell office:value-type="string">
            <text:p>CHRISTINNE MOURA NEVES</text:p>
          </table:table-cell>
          <table:table-cell office:value-type="string">
            <text:p>10 Mar 10, 00h00</text:p>
          </table:table-cell>
          <table:table-cell office:value-type="string">
            <text:p>10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266-39.2010.8.17.0810</text:p>
          </table:table-cell>
          <table:table-cell office:value-type="string">
            <text:p>3º VARA CIVEL</text:p>
          </table:table-cell>
          <table:table-cell office:value-type="string">
            <text:p>22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79">
            <text:p>8979</text:p>
          </table:table-cell>
          <table:table-cell office:value-type="string">
            <text:p>JOSÉ FERREIRA DE LIMA</text:p>
          </table:table-cell>
          <table:table-cell office:value-type="string">
            <text:p>8 Mar 10, 00h00</text:p>
          </table:table-cell>
          <table:table-cell office:value-type="string">
            <text:p>8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18-74.2010.8.02.0001</text:p>
          </table:table-cell>
          <table:table-cell office:value-type="string">
            <text:p>6º VARA CÍVEL</text:p>
          </table:table-cell>
          <table:table-cell office:value-type="string">
            <text:p>1674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83">
            <text:p>8983</text:p>
          </table:table-cell>
          <table:table-cell office:value-type="string">
            <text:p>JOSE BISPO DA SILVA</text:p>
          </table:table-cell>
          <table:table-cell office:value-type="string">
            <text:p>6 Abr 10, 00h00</text:p>
          </table:table-cell>
          <table:table-cell office:value-type="string">
            <text:p>6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41-53.2010.8.02.0053</text:p>
          </table:table-cell>
          <table:table-cell office:value-type="string">
            <text:p>1ª VARA CÍVEL</text:p>
          </table:table-cell>
          <table:table-cell office:value-type="string">
            <text:p>2528.2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84">
            <text:p>8984</text:p>
          </table:table-cell>
          <table:table-cell office:value-type="string">
            <text:p>AIDA MARIA DO NASCIMENTO</text:p>
          </table:table-cell>
          <table:table-cell office:value-type="string">
            <text:p>2 Fev 10, 00h00</text:p>
          </table:table-cell>
          <table:table-cell office:value-type="string">
            <text:p>2 Fev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35312010817081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85">
            <text:p>8985</text:p>
          </table:table-cell>
          <table:table-cell office:value-type="string">
            <text:p>FABIO SOARES MOTA</text:p>
          </table:table-cell>
          <table:table-cell office:value-type="string">
            <text:p>16 Mar 10, 00h00</text:p>
          </table:table-cell>
          <table:table-cell office:value-type="string">
            <text:p>16 Mar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672920108178003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87">
            <text:p>8987</text:p>
          </table:table-cell>
          <table:table-cell office:value-type="string">
            <text:p>PAULO SERGIO CAVALCANTE DO NASCIMENTO</text:p>
          </table:table-cell>
          <table:table-cell office:value-type="string">
            <text:p>6 Abr 10, 00h00</text:p>
          </table:table-cell>
          <table:table-cell office:value-type="string">
            <text:p>6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059-77.2010.8.02.0001</text:p>
          </table:table-cell>
          <table:table-cell office:value-type="string">
            <text:p>6º VARA CÍVEL</text:p>
          </table:table-cell>
          <table:table-cell office:value-type="string">
            <text:p>5973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91">
            <text:p>8991</text:p>
          </table:table-cell>
          <table:table-cell office:value-type="string">
            <text:p>EDMILSON DE SOUZA TAVARES</text:p>
          </table:table-cell>
          <table:table-cell office:value-type="string">
            <text:p>6 Abr 10, 00h00</text:p>
          </table:table-cell>
          <table:table-cell office:value-type="string">
            <text:p>6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24-77.2010.8.02.0001  
</text:p>
          </table:table-cell>
          <table:table-cell office:value-type="string">
            <text:p>7º VARA CIVEL</text:p>
          </table:table-cell>
          <table:table-cell office:value-type="string">
            <text:p>5429.7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95">
            <text:p>8995</text:p>
          </table:table-cell>
          <table:table-cell office:value-type="string">
            <text:p>STEPHENSON BARBOSA DA SILVA</text:p>
          </table:table-cell>
          <table:table-cell office:value-type="string">
            <text:p>16 Mar 10, 00h00</text:p>
          </table:table-cell>
          <table:table-cell office:value-type="string">
            <text:p>16 Mar 10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507420108178044</text:p>
          </table:table-cell>
          <table:table-cell office:value-type="string">
            <text:p>RECIFE</text:p>
          </table:table-cell>
          <table:table-cell office:value-type="string">
            <text:p>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96">
            <text:p>8996</text:p>
          </table:table-cell>
          <table:table-cell office:value-type="string">
            <text:p>JOSE CORREIA DE MACEDO FILHO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BO DE SANTO AGOSTIN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24-71.2010.8.17.0370</text:p>
          </table:table-cell>
          <table:table-cell office:value-type="string">
            <text:p>3º VARA CIVEL</text:p>
          </table:table-cell>
          <table:table-cell office:value-type="string">
            <text:p>10957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97">
            <text:p>8997</text:p>
          </table:table-cell>
          <table:table-cell office:value-type="string">
            <text:p>CLEIF RICARDO DOS SANTOS ALVES</text:p>
          </table:table-cell>
          <table:table-cell office:value-type="string">
            <text:p>6 Abr 10, 00h00</text:p>
          </table:table-cell>
          <table:table-cell office:value-type="string">
            <text:p>6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965-21.2010.8.02.0001</text:p>
          </table:table-cell>
          <table:table-cell office:value-type="string">
            <text:p>9ª VARA CIVEL</text:p>
          </table:table-cell>
          <table:table-cell office:value-type="string">
            <text:p>29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99">
            <text:p>8999</text:p>
          </table:table-cell>
          <table:table-cell office:value-type="string">
            <text:p>JAIRON TRINDADE BUARQUE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67-81.2010.8.02.0001 
00</text:p>
          </table:table-cell>
          <table:table-cell office:value-type="string">
            <text:p>8ª VARA CÍVEL</text:p>
          </table:table-cell>
          <table:table-cell office:value-type="string">
            <text:p>5670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string">
            <text:p>LENILDO LOURENÇO DE ALMEIDA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058-92.2010.8.02.0001</text:p>
          </table:table-cell>
          <table:table-cell office:value-type="string">
            <text:p>7ª VARA CÍVEL</text:p>
          </table:table-cell>
          <table:table-cell office:value-type="string">
            <text:p>1458.5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string">
            <text:p>MARIA JOSE DOS SANTOS ALVES</text:p>
          </table:table-cell>
          <table:table-cell office:value-type="string">
            <text:p>2 Mar 10, 00h00</text:p>
          </table:table-cell>
          <table:table-cell office:value-type="string">
            <text:p>2 Ma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368-66.2010.8.02.0001</text:p>
          </table:table-cell>
          <table:table-cell office:value-type="string">
            <text:p>1ª VARA CÍVEL</text:p>
          </table:table-cell>
          <table:table-cell office:value-type="string">
            <text:p>2787.6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02">
            <text:p>9002</text:p>
          </table:table-cell>
          <table:table-cell office:value-type="string">
            <text:p>MAYKOM WILLAMES BARROS DE CARVALHO</text:p>
          </table:table-cell>
          <table:table-cell office:value-type="string">
            <text:p>8 Fev 10, 00h00</text:p>
          </table:table-cell>
          <table:table-cell office:value-type="string">
            <text:p>8 Fev 10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109002681</text:p>
          </table:table-cell>
          <table:table-cell office:value-type="string">
            <text:p>V JEC - BOA VIS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string">
            <text:p>MARILDA MONTE FRAGOSO</text:p>
          </table:table-cell>
          <table:table-cell office:value-type="string">
            <text:p>10 Mar 10, 00h00</text:p>
          </table:table-cell>
          <table:table-cell office:value-type="string">
            <text:p>10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32-35.2010.8.02.0001</text:p>
          </table:table-cell>
          <table:table-cell office:value-type="string">
            <text:p>5ª VARA CIVEL</text:p>
          </table:table-cell>
          <table:table-cell office:value-type="string">
            <text:p>6246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10">
            <text:p>9010</text:p>
          </table:table-cell>
          <table:table-cell office:value-type="string">
            <text:p>MARIA LINS DOS SANTOS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29-80.2010.8.02.0001</text:p>
          </table:table-cell>
          <table:table-cell office:value-type="string">
            <text:p>2ª VARA CÍVEL</text:p>
          </table:table-cell>
          <table:table-cell office:value-type="string">
            <text:p>3713.8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12">
            <text:p>9012</text:p>
          </table:table-cell>
          <table:table-cell office:value-type="string">
            <text:p>QUITERIA MORAES DA SILVA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UNIAO DOS 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32-75.2010.8.02.0056</text:p>
          </table:table-cell>
          <table:table-cell office:value-type="string">
            <text:p>1ª VARA CÍVEL</text:p>
          </table:table-cell>
          <table:table-cell office:value-type="string">
            <text:p>5682.8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13">
            <text:p>9013</text:p>
          </table:table-cell>
          <table:table-cell office:value-type="string">
            <text:p>ALAN DA SILVA SANTOS</text:p>
          </table:table-cell>
          <table:table-cell office:value-type="string">
            <text:p>30 Dez 09, 00h00</text:p>
          </table:table-cell>
          <table:table-cell office:value-type="string">
            <text:p>30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580-93.2010.8.02.0001</text:p>
          </table:table-cell>
          <table:table-cell office:value-type="string">
            <text:p>13ª VARA CÍVEL</text:p>
          </table:table-cell>
          <table:table-cell office:value-type="string">
            <text:p>3635.6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14">
            <text:p>9014</text:p>
          </table:table-cell>
          <table:table-cell office:value-type="string">
            <text:p>LENICE DOS SANTOS SILVA</text:p>
          </table:table-cell>
          <table:table-cell office:value-type="string">
            <text:p>14 Jun 10, 00h00</text:p>
          </table:table-cell>
          <table:table-cell office:value-type="string">
            <text:p>14 Jun 10, 00h00</text:p>
          </table:table-cell>
          <table:table-cell office:value-type="string">
            <text:p>24 Set 11, 21h26</text:p>
          </table:table-cell>
          <table:table-cell office:value-type="string">
            <text:p>RELAÇÕES DE CONSUMO</text:p>
          </table:table-cell>
          <table:table-cell office:value-type="string">
            <text:p>CABO DE SANTO AGOSTIN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7051720108178123</text:p>
          </table:table-cell>
          <table:table-cell office:value-type="string">
            <text:p>JUIZADO ESPECIAL RELAÇÕES CONSUMO</text:p>
          </table:table-cell>
          <table:table-cell office:value-type="string">
            <text:p>2296.8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15">
            <text:p>9015</text:p>
          </table:table-cell>
          <table:table-cell office:value-type="string">
            <text:p>EDNELMA FARIAS DE CARVALHO</text:p>
          </table:table-cell>
          <table:table-cell office:value-type="string">
            <text:p>30 Dez 09, 00h00</text:p>
          </table:table-cell>
          <table:table-cell office:value-type="string">
            <text:p>30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583-48.2010.8.02.0001</text:p>
          </table:table-cell>
          <table:table-cell office:value-type="string">
            <text:p>6º VARA CÍVEL</text:p>
          </table:table-cell>
          <table:table-cell office:value-type="string">
            <text:p>8220.9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16">
            <text:p>9016</text:p>
          </table:table-cell>
          <table:table-cell office:value-type="string">
            <text:p>MARIA CICERA MARIANO CAVALCANTE</text:p>
          </table:table-cell>
          <table:table-cell office:value-type="string">
            <text:p>4 Jan 10, 00h00</text:p>
          </table:table-cell>
          <table:table-cell office:value-type="string">
            <text:p>4 Jan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39-50.2010.8.02.0001</text:p>
          </table:table-cell>
          <table:table-cell office:value-type="string">
            <text:p>10ª VARA CÍVEL</text:p>
          </table:table-cell>
          <table:table-cell office:value-type="string">
            <text:p>3286.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18">
            <text:p>9018</text:p>
          </table:table-cell>
          <table:table-cell office:value-type="string">
            <text:p>GILVAN EVARISTO DO NASCIMENTO</text:p>
          </table:table-cell>
          <table:table-cell office:value-type="string">
            <text:p>18 Dez 09, 00h00</text:p>
          </table:table-cell>
          <table:table-cell office:value-type="string">
            <text:p>18 Dez 09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07-62.2010.8.02.0001</text:p>
          </table:table-cell>
          <table:table-cell office:value-type="string">
            <text:p>1ª VARA CÍVEL</text:p>
          </table:table-cell>
          <table:table-cell office:value-type="string">
            <text:p>3950.4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string">
            <text:p>CIRO CASADO DA ROCHA</text:p>
          </table:table-cell>
          <table:table-cell office:value-type="string">
            <text:p>15 Mar 10, 00h00</text:p>
          </table:table-cell>
          <table:table-cell office:value-type="string">
            <text:p>15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971-28.2010.8.02.0001</text:p>
          </table:table-cell>
          <table:table-cell office:value-type="string">
            <text:p>12ª VARA CIVEL</text:p>
          </table:table-cell>
          <table:table-cell office:value-type="string">
            <text:p>32312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string">
            <text:p>ALMIR RAMOS DA SILVA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PAS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742-32.2010.8.17.1090</text:p>
          </table:table-cell>
          <table:table-cell office:value-type="string">
            <text:p>2ª VARA CÍVEL</text:p>
          </table:table-cell>
          <table:table-cell office:value-type="string">
            <text:p>12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24">
            <text:p>9024</text:p>
          </table:table-cell>
          <table:table-cell office:value-type="string">
            <text:p>HERIVELTON CAETANO DE SOUZA</text:p>
          </table:table-cell>
          <table:table-cell office:value-type="string">
            <text:p>14 Jun 10, 00h00</text:p>
          </table:table-cell>
          <table:table-cell office:value-type="string">
            <text:p>14 Jun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884782010817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26">
            <text:p>9026</text:p>
          </table:table-cell>
          <table:table-cell office:value-type="string">
            <text:p>ANTONIO DE PÁDUA RODRIGUES</text:p>
          </table:table-cell>
          <table:table-cell office:value-type="string">
            <text:p>12 Fev 10, 00h00</text:p>
          </table:table-cell>
          <table:table-cell office:value-type="string">
            <text:p>12 Fev 10, 00h00</text:p>
          </table:table-cell>
          <table:table-cell office:value-type="string">
            <text:p>24 Set 11, 21h26</text:p>
          </table:table-cell>
          <table:table-cell office:value-type="string">
            <text:p>COBRANÇA INDEVIDA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7523/2004</text:p>
          </table:table-cell>
          <table:table-cell office:value-type="string">
            <text:p>JUIZADO ESPECIAL CIVEL</text:p>
          </table:table-cell>
          <table:table-cell office:value-type="string">
            <text:p>1841.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27">
            <text:p>9027</text:p>
          </table:table-cell>
          <table:table-cell office:value-type="string">
            <text:p>ANTONIO CELIO BATISTA</text:p>
          </table:table-cell>
          <table:table-cell office:value-type="string">
            <text:p>9 Set 09, 00h00</text:p>
          </table:table-cell>
          <table:table-cell office:value-type="string">
            <text:p>9 Set 09, 00h00</text:p>
          </table:table-cell>
          <table:table-cell office:value-type="string">
            <text:p>24 Set 11, 21h26</text:p>
          </table:table-cell>
          <table:table-cell office:value-type="string">
            <text:p>DECLAR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355786920098170001</text:p>
          </table:table-cell>
          <table:table-cell office:value-type="string">
            <text:p>3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28">
            <text:p>9028</text:p>
          </table:table-cell>
          <table:table-cell office:value-type="string">
            <text:p>PEDRO BERNARDO DA SILVA</text:p>
          </table:table-cell>
          <table:table-cell office:value-type="string">
            <text:p>7 Abr 10, 00h00</text:p>
          </table:table-cell>
          <table:table-cell office:value-type="string">
            <text:p>7 Abr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2060720108178111</text:p>
          </table:table-cell>
          <table:table-cell office:value-type="string">
            <text:p>JUIZADO ESPECIAL CIVEL</text:p>
          </table:table-cell>
          <table:table-cell office:value-type="string">
            <text:p>17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30">
            <text:p>9030</text:p>
          </table:table-cell>
          <table:table-cell office:value-type="string">
            <text:p>VALDECIR ALVES DE SOUZA</text:p>
          </table:table-cell>
          <table:table-cell office:value-type="string">
            <text:p>26 Abr 10, 00h00</text:p>
          </table:table-cell>
          <table:table-cell office:value-type="string">
            <text:p>26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IGARASS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393-67.2010.8.17.0710</text:p>
          </table:table-cell>
          <table:table-cell office:value-type="string">
            <text:p>1ª VARA CÍVEL</text:p>
          </table:table-cell>
          <table:table-cell office:value-type="string">
            <text:p>41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string">
            <text:p>CARMELITA MARIA DA CONCEIÇÃO</text:p>
          </table:table-cell>
          <table:table-cell office:value-type="string">
            <text:p>4 Jan 10, 00h00</text:p>
          </table:table-cell>
          <table:table-cell office:value-type="string">
            <text:p>4 Jan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COLÔNIA LEOPOLD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26-43.2010.8.02.0010</text:p>
          </table:table-cell>
          <table:table-cell office:value-type="string">
            <text:p>ÚNICA</text:p>
          </table:table-cell>
          <table:table-cell office:value-type="string">
            <text:p>4785.4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34">
            <text:p>9034</text:p>
          </table:table-cell>
          <table:table-cell office:value-type="string">
            <text:p>LUCIANO FELIZARDO DOS SANTOS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950-33.2010.8.02.0058</text:p>
          </table:table-cell>
          <table:table-cell office:value-type="string">
            <text:p>2ª VARA CÍVEL</text:p>
          </table:table-cell>
          <table:table-cell office:value-type="string">
            <text:p>317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36">
            <text:p>9036</text:p>
          </table:table-cell>
          <table:table-cell office:value-type="string">
            <text:p>CONCEIÇÃO MARIA DOS SANTOS PINTO</text:p>
          </table:table-cell>
          <table:table-cell office:value-type="string">
            <text:p>21 Dez 09, 00h00</text:p>
          </table:table-cell>
          <table:table-cell office:value-type="string">
            <text:p>21 Dez 09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938-31.2009.8.17.8002</text:p>
          </table:table-cell>
          <table:table-cell office:value-type="string">
            <text:p>9º JEC - AFOGADOS TARDE</text:p>
          </table:table-cell>
          <table:table-cell office:value-type="string">
            <text:p>2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38">
            <text:p>9038</text:p>
          </table:table-cell>
          <table:table-cell office:value-type="string">
            <text:p>ROSA AMALIA LEITÃO DE ALBUQUERQUE</text:p>
          </table:table-cell>
          <table:table-cell office:value-type="string">
            <text:p>18 Dez 09, 00h00</text:p>
          </table:table-cell>
          <table:table-cell office:value-type="string">
            <text:p>18 Dez 09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26-82.2010.8.17.0001</text:p>
          </table:table-cell>
          <table:table-cell office:value-type="string">
            <text:p>13ª VARA CÍVEL</text:p>
          </table:table-cell>
          <table:table-cell office:value-type="string">
            <text:p>28508.7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40">
            <text:p>9040</text:p>
          </table:table-cell>
          <table:table-cell office:value-type="string">
            <text:p>JOSE FLORENCIO SANTOS DA SILVA</text:p>
          </table:table-cell>
          <table:table-cell office:value-type="string">
            <text:p>3 Mai 10, 00h00</text:p>
          </table:table-cell>
          <table:table-cell office:value-type="string">
            <text:p>3 Mai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34-24.2010.8.02.0001</text:p>
          </table:table-cell>
          <table:table-cell office:value-type="string">
            <text:p>11ª VARA CÍVEL</text:p>
          </table:table-cell>
          <table:table-cell office:value-type="string">
            <text:p>3054.3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string">
            <text:p>JOSE GINALDO MARCOS FILHO</text:p>
          </table:table-cell>
          <table:table-cell office:value-type="string">
            <text:p>22 Jan 10, 00h00</text:p>
          </table:table-cell>
          <table:table-cell office:value-type="string">
            <text:p>22 Jan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SÃO BRAZ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53-93.2010.8.02.0035</text:p>
          </table:table-cell>
          <table:table-cell office:value-type="string">
            <text:p>5ª VARA CIVEL</text:p>
          </table:table-cell>
          <table:table-cell office:value-type="string">
            <text:p>2368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string">
            <text:p>LUCIANO DE AQUINO MENDONÇA</text:p>
          </table:table-cell>
          <table:table-cell office:value-type="string">
            <text:p>30 Dez 09, 00h00</text:p>
          </table:table-cell>
          <table:table-cell office:value-type="string">
            <text:p>30 Dez 09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11-02.2010.8.02.0001</text:p>
          </table:table-cell>
          <table:table-cell office:value-type="string">
            <text:p>10ª VARA CÍVEL</text:p>
          </table:table-cell>
          <table:table-cell office:value-type="string">
            <text:p>5567.03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string">
            <text:p>EDINALDO GONZAGA DE MELO</text:p>
          </table:table-cell>
          <table:table-cell office:value-type="string">
            <text:p>6 Ago 09, 00h00</text:p>
          </table:table-cell>
          <table:table-cell office:value-type="string">
            <text:p>6 Ago 09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29317-88.2009.8.17.0001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52">
            <text:p>9052</text:p>
          </table:table-cell>
          <table:table-cell office:value-type="string">
            <text:p>ALEX SOUZA DA SILVA</text:p>
          </table:table-cell>
          <table:table-cell office:value-type="string">
            <text:p>6 Abr 10, 00h00</text:p>
          </table:table-cell>
          <table:table-cell office:value-type="string">
            <text:p>6 Ab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26-47.2010.8.02.0001</text:p>
          </table:table-cell>
          <table:table-cell office:value-type="string">
            <text:p>13ª VARA CÍVEL</text:p>
          </table:table-cell>
          <table:table-cell office:value-type="string">
            <text:p>2880.4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53">
            <text:p>9053</text:p>
          </table:table-cell>
          <table:table-cell office:value-type="string">
            <text:p>ADRIANA MARIA MARQUES REIS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962-66.2010.8.02.0001</text:p>
          </table:table-cell>
          <table:table-cell office:value-type="string">
            <text:p>9ª VARA CIVEL</text:p>
          </table:table-cell>
          <table:table-cell office:value-type="string">
            <text:p>3023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56">
            <text:p>9056</text:p>
          </table:table-cell>
          <table:table-cell office:value-type="string">
            <text:p>MARIA DE FATIMA LEAO RODRIGUES DOS SANTOS</text:p>
          </table:table-cell>
          <table:table-cell office:value-type="string">
            <text:p>7 Abr 10, 00h00</text:p>
          </table:table-cell>
          <table:table-cell office:value-type="string">
            <text:p>7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32-54.2010.8.02.0001</text:p>
          </table:table-cell>
          <table:table-cell office:value-type="string">
            <text:p>6º VARA CÍVEL</text:p>
          </table:table-cell>
          <table:table-cell office:value-type="string">
            <text:p>6029.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57">
            <text:p>9057</text:p>
          </table:table-cell>
          <table:table-cell office:value-type="string">
            <text:p>ANNA SCHELLY TIZEY</text:p>
          </table:table-cell>
          <table:table-cell office:value-type="string">
            <text:p>27 Mai 10, 00h00</text:p>
          </table:table-cell>
          <table:table-cell office:value-type="string">
            <text:p>27 Mai 10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0.007-9</text:p>
          </table:table-cell>
          <table:table-cell office:value-type="string">
            <text:p>9º JEC MACEIO - 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58">
            <text:p>9058</text:p>
          </table:table-cell>
          <table:table-cell office:value-type="string">
            <text:p>JOAQUIM JOSE DE GOES</text:p>
          </table:table-cell>
          <table:table-cell office:value-type="string">
            <text:p>10 Mar 10, 00h00</text:p>
          </table:table-cell>
          <table:table-cell office:value-type="string">
            <text:p>10 Ma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SANTA CRUZ DO CAPIBAR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41-76.2010.8.17.1520</text:p>
          </table:table-cell>
          <table:table-cell office:value-type="string">
            <text:p>ÚNICA</text:p>
          </table:table-cell>
          <table:table-cell office:value-type="string">
            <text:p>18462.0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59">
            <text:p>9059</text:p>
          </table:table-cell>
          <table:table-cell office:value-type="string">
            <text:p>GEILSON DO REGO COSTA</text:p>
          </table:table-cell>
          <table:table-cell office:value-type="string">
            <text:p>2 Dez 09, 00h00</text:p>
          </table:table-cell>
          <table:table-cell office:value-type="string">
            <text:p>2 Dez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23222009</text:p>
          </table:table-cell>
          <table:table-cell office:value-type="string">
            <text:p>7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60">
            <text:p>9060</text:p>
          </table:table-cell>
          <table:table-cell office:value-type="string">
            <text:p>ROBSON ALVES BARBOSA</text:p>
          </table:table-cell>
          <table:table-cell office:value-type="string">
            <text:p>14 Abr 10, 00h00</text:p>
          </table:table-cell>
          <table:table-cell office:value-type="string">
            <text:p>14 Ab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2673-87.2010.8.17.0001</text:p>
          </table:table-cell>
          <table:table-cell office:value-type="string">
            <text:p>17ª VARA CÍVEL</text:p>
          </table:table-cell>
          <table:table-cell office:value-type="string">
            <text:p>2700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63">
            <text:p>9063</text:p>
          </table:table-cell>
          <table:table-cell office:value-type="string">
            <text:p>JOSE GILSON ALVES ARAUJO</text:p>
          </table:table-cell>
          <table:table-cell office:value-type="string">
            <text:p>14 Abr 10, 00h00</text:p>
          </table:table-cell>
          <table:table-cell office:value-type="string">
            <text:p>14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SATU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30-84.2010.8.02.0001</text:p>
          </table:table-cell>
          <table:table-cell office:value-type="string">
            <text:p>5ª VARA CIVEL</text:p>
          </table:table-cell>
          <table:table-cell office:value-type="string">
            <text:p>4302.7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66">
            <text:p>9066</text:p>
          </table:table-cell>
          <table:table-cell office:value-type="string">
            <text:p>CLEIF RICARDO DOS SANTOS ALVES</text:p>
          </table:table-cell>
          <table:table-cell office:value-type="string">
            <text:p>10 Jun 09, 00h00</text:p>
          </table:table-cell>
          <table:table-cell office:value-type="string">
            <text:p>10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3852-48.2009.8.02.0001  
</text:p>
          </table:table-cell>
          <table:table-cell office:value-type="string">
            <text:p>3º VARA CIVEL</text:p>
          </table:table-cell>
          <table:table-cell office:value-type="string">
            <text:p>4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67">
            <text:p>9067</text:p>
          </table:table-cell>
          <table:table-cell office:value-type="string">
            <text:p>ELIEGE SANTOS DA SILVA</text:p>
          </table:table-cell>
          <table:table-cell office:value-type="string">
            <text:p>26 Mai 09, 00h00</text:p>
          </table:table-cell>
          <table:table-cell office:value-type="string">
            <text:p>26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448-59.2009.8.02.0001  
</text:p>
          </table:table-cell>
          <table:table-cell office:value-type="string">
            <text:p>1ª VARA CÍVEL</text:p>
          </table:table-cell>
          <table:table-cell office:value-type="string">
            <text:p>4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URIAS FERREIRA BARBOZA</text:p>
          </table:table-cell>
          <table:table-cell office:value-type="string">
            <text:p>26 Abr 10, 00h00</text:p>
          </table:table-cell>
          <table:table-cell office:value-type="string">
            <text:p>26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2433-39.2010.8.02.0001  
0</text:p>
          </table:table-cell>
          <table:table-cell office:value-type="string">
            <text:p>12ª VARA CIVEL</text:p>
          </table:table-cell>
          <table:table-cell office:value-type="string">
            <text:p>601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71">
            <text:p>9071</text:p>
          </table:table-cell>
          <table:table-cell office:value-type="string">
            <text:p>VALDIONOR CARRILHO GUIMARÃES</text:p>
          </table:table-cell>
          <table:table-cell office:value-type="string">
            <text:p>22 Mai 09, 00h00</text:p>
          </table:table-cell>
          <table:table-cell office:value-type="string">
            <text:p>22 Mai 09, 00h00</text:p>
          </table:table-cell>
          <table:table-cell office:value-type="string">
            <text:p>24 Set 11, 21h26</text:p>
          </table:table-cell>
          <table:table-cell office:value-type="string">
            <text:p>CONSIGNATÓRIA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350-64.2009.8.17.109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73">
            <text:p>9073</text:p>
          </table:table-cell>
          <table:table-cell office:value-type="string">
            <text:p>MARIA BETANIA MEDEIROS DE AMORIM</text:p>
          </table:table-cell>
          <table:table-cell office:value-type="string">
            <text:p>4 Abr 10, 00h00</text:p>
          </table:table-cell>
          <table:table-cell office:value-type="string">
            <text:p>4 Ab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4373-98.2010.8.02.0001</text:p>
          </table:table-cell>
          <table:table-cell office:value-type="string">
            <text:p>13ª VARA CÍVEL</text:p>
          </table:table-cell>
          <table:table-cell office:value-type="string">
            <text:p>34789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74">
            <text:p>9074</text:p>
          </table:table-cell>
          <table:table-cell office:value-type="string">
            <text:p>ACACIA MARIA CORNELIO ALVES DIAS</text:p>
          </table:table-cell>
          <table:table-cell office:value-type="string">
            <text:p>12 Mai 10, 00h00</text:p>
          </table:table-cell>
          <table:table-cell office:value-type="string">
            <text:p>12 Mai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4372-16.2010.8.02.0001  
0</text:p>
          </table:table-cell>
          <table:table-cell office:value-type="string">
            <text:p>11ª VARA CÍVEL</text:p>
          </table:table-cell>
          <table:table-cell office:value-type="string">
            <text:p>15834.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75">
            <text:p>9075</text:p>
          </table:table-cell>
          <table:table-cell office:value-type="string">
            <text:p>NANCI LOPES PIMENTEL</text:p>
          </table:table-cell>
          <table:table-cell office:value-type="string">
            <text:p>7 Abr 10, 00h00</text:p>
          </table:table-cell>
          <table:table-cell office:value-type="string">
            <text:p>7 Ab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TU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41-06.2010.8.02.0034</text:p>
          </table:table-cell>
          <table:table-cell office:value-type="string">
            <text:p>ÚNICA</text:p>
          </table:table-cell>
          <table:table-cell office:value-type="string">
            <text:p>258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string">
            <text:p>RENATA MARIA DA SILVA</text:p>
          </table:table-cell>
          <table:table-cell office:value-type="string">
            <text:p>25 Mai 10, 00h00</text:p>
          </table:table-cell>
          <table:table-cell office:value-type="string">
            <text:p>25 Mai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963-06.2010.8.17.0810</text:p>
          </table:table-cell>
          <table:table-cell office:value-type="string">
            <text:p>5ª VARA CIVEL</text:p>
          </table:table-cell>
          <table:table-cell office:value-type="string">
            <text:p>75.460,6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77">
            <text:p>9077</text:p>
          </table:table-cell>
          <table:table-cell office:value-type="string">
            <text:p>MARGARIDA MARIA FERREIRA MELO</text:p>
          </table:table-cell>
          <table:table-cell office:value-type="string">
            <text:p>7 Abr 10, 00h00</text:p>
          </table:table-cell>
          <table:table-cell office:value-type="string">
            <text:p>7 Ab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957-44.2010.8.02.0001  
</text:p>
          </table:table-cell>
          <table:table-cell office:value-type="string">
            <text:p>6º VARA CÍVEL</text:p>
          </table:table-cell>
          <table:table-cell office:value-type="string">
            <text:p>302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78">
            <text:p>9078</text:p>
          </table:table-cell>
          <table:table-cell office:value-type="string">
            <text:p>TALLES LOPES MORAES</text:p>
          </table:table-cell>
          <table:table-cell office:value-type="string">
            <text:p>10 Mai 10, 00h00</text:p>
          </table:table-cell>
          <table:table-cell office:value-type="string">
            <text:p>10 Mai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966-06.2010.8.02.0001</text:p>
          </table:table-cell>
          <table:table-cell office:value-type="string">
            <text:p>1ª VARA CÍVEL</text:p>
          </table:table-cell>
          <table:table-cell office:value-type="string">
            <text:p>39097.2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80">
            <text:p>9080</text:p>
          </table:table-cell>
          <table:table-cell office:value-type="string">
            <text:p>JOSE SILVIANO BARBOSA DO NASCIMENTO</text:p>
          </table:table-cell>
          <table:table-cell office:value-type="string">
            <text:p>18 Mai 10, 00h00</text:p>
          </table:table-cell>
          <table:table-cell office:value-type="string">
            <text:p>18 Mai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MERICO BRASILIENS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44-96.2010.8.02.0056</text:p>
          </table:table-cell>
          <table:table-cell office:value-type="string">
            <text:p>1ª VARA CÍVEL</text:p>
          </table:table-cell>
          <table:table-cell office:value-type="string">
            <text:p>6253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81">
            <text:p>9081</text:p>
          </table:table-cell>
          <table:table-cell office:value-type="string">
            <text:p>DORIVAL BEZERRA SILVA JUNIOR</text:p>
          </table:table-cell>
          <table:table-cell office:value-type="string">
            <text:p>18 Mai 10, 00h00</text:p>
          </table:table-cell>
          <table:table-cell office:value-type="string">
            <text:p>18 Mai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958-29.2010.8.02.0001</text:p>
          </table:table-cell>
          <table:table-cell office:value-type="string">
            <text:p>8ª VARA CÍVEL</text:p>
          </table:table-cell>
          <table:table-cell office:value-type="string">
            <text:p>31228.4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82">
            <text:p>9082</text:p>
          </table:table-cell>
          <table:table-cell office:value-type="string">
            <text:p>INACIO EDUARDO DA SILVA</text:p>
          </table:table-cell>
          <table:table-cell office:value-type="string">
            <text:p>16 Mar 09, 00h00</text:p>
          </table:table-cell>
          <table:table-cell office:value-type="string">
            <text:p>16 Mar 09, 00h00</text:p>
          </table:table-cell>
          <table:table-cell office:value-type="string">
            <text:p>11 Out 11, 12h18</text:p>
          </table:table-cell>
          <table:table-cell office:value-type="string">
            <text:p>REINTEGRAÇÃO DE POSSE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1294-35.2010.8.17.0001</text:p>
          </table:table-cell>
          <table:table-cell office:value-type="string">
            <text:p>28ª VARA CÍVEL</text:p>
          </table:table-cell>
          <table:table-cell office:value-type="string">
            <text:p>380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85">
            <text:p>9085</text:p>
          </table:table-cell>
          <table:table-cell office:value-type="string">
            <text:p>JOSE AUDERIO MEDEIROS DE SOUZA</text:p>
          </table:table-cell>
          <table:table-cell office:value-type="string">
            <text:p>9 Jul 10, 00h00</text:p>
          </table:table-cell>
          <table:table-cell office:value-type="string">
            <text:p>9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3799-58.2010.8.17.0001</text:p>
          </table:table-cell>
          <table:table-cell office:value-type="string">
            <text:p>25ª VARA CÍVEL</text:p>
          </table:table-cell>
          <table:table-cell office:value-type="string">
            <text:p>22029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string">
            <text:p>EDUARDO LUIS DE MELO</text:p>
          </table:table-cell>
          <table:table-cell office:value-type="string">
            <text:p>18 Mai 10, 00h00</text:p>
          </table:table-cell>
          <table:table-cell office:value-type="string">
            <text:p>18 Mai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41-29.2010.8.17.1030</text:p>
          </table:table-cell>
          <table:table-cell office:value-type="string">
            <text:p>1ª VARA CÍVEL</text:p>
          </table:table-cell>
          <table:table-cell office:value-type="string">
            <text:p>23047.0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87">
            <text:p>9087</text:p>
          </table:table-cell>
          <table:table-cell office:value-type="string">
            <text:p>RICARDO CICERO DE CARVALHO RODRIGUES</text:p>
          </table:table-cell>
          <table:table-cell office:value-type="string">
            <text:p>4 Mai 10, 00h00</text:p>
          </table:table-cell>
          <table:table-cell office:value-type="string">
            <text:p>4 Mai 10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744-09.2010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88">
            <text:p>9088</text:p>
          </table:table-cell>
          <table:table-cell office:value-type="string">
            <text:p>SANDRA MORAIS PIRES BENTO</text:p>
          </table:table-cell>
          <table:table-cell office:value-type="string">
            <text:p>14 Abr 10, 00h00</text:p>
          </table:table-cell>
          <table:table-cell office:value-type="string">
            <text:p>14 Abr 10, 00h00</text:p>
          </table:table-cell>
          <table:table-cell office:value-type="string">
            <text:p>3 Out 11, 14h08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9476-86.2010.8.17.001</text:p>
          </table:table-cell>
          <table:table-cell office:value-type="string">
            <text:p>5ª VARA CIVEL</text:p>
          </table:table-cell>
          <table:table-cell office:value-type="string">
            <text:p>3430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91">
            <text:p>9091</text:p>
          </table:table-cell>
          <table:table-cell office:value-type="string">
            <text:p>AR PONTOCOM DISTRIBUIDORA LTDA</text:p>
          </table:table-cell>
          <table:table-cell office:value-type="string">
            <text:p>7 Jul 10, 00h00</text:p>
          </table:table-cell>
          <table:table-cell office:value-type="string">
            <text:p>7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956-59.2010.8.02.0001</text:p>
          </table:table-cell>
          <table:table-cell office:value-type="string">
            <text:p>6º VARA CÍVEL</text:p>
          </table:table-cell>
          <table:table-cell office:value-type="string">
            <text:p>146439.8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096">
            <text:p>9096</text:p>
          </table:table-cell>
          <table:table-cell office:value-type="string">
            <text:p>MARIA ZENAIDE CAVALCANTI</text:p>
          </table:table-cell>
          <table:table-cell office:value-type="string">
            <text:p>6 Abr 10, 00h00</text:p>
          </table:table-cell>
          <table:table-cell office:value-type="string">
            <text:p>6 Abr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 CRUZ DO CAPIBAR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79-22.2010.8.17.1250</text:p>
          </table:table-cell>
          <table:table-cell office:value-type="string">
            <text:p>2ª VARA CÍVEL</text:p>
          </table:table-cell>
          <table:table-cell office:value-type="string">
            <text:p>507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00">
            <text:p>9100</text:p>
          </table:table-cell>
          <table:table-cell office:value-type="string">
            <text:p>OSMAR DE SOUSA CASTRO</text:p>
          </table:table-cell>
          <table:table-cell office:value-type="string">
            <text:p>28 Abr 10, 00h00</text:p>
          </table:table-cell>
          <table:table-cell office:value-type="string">
            <text:p>28 Abr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0.009963-7</text:p>
          </table:table-cell>
          <table:table-cell office:value-type="string">
            <text:p>JEC ZONA SUDESTE - ANEXO CEUT - TER</text:p>
          </table:table-cell>
          <table:table-cell office:value-type="string">
            <text:p>20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MYRELLA CAROLLYNA DE BARROS LIRA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6</text:p>
          </table:table-cell>
          <table:table-cell office:value-type="string">
            <text:p>RELAÇÕES DE CONSUM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74-69.2010.8.17.8025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05">
            <text:p>9105</text:p>
          </table:table-cell>
          <table:table-cell office:value-type="string">
            <text:p>SELMA LINS DE BARROS</text:p>
          </table:table-cell>
          <table:table-cell office:value-type="string">
            <text:p>22 Ago 08, 00h00</text:p>
          </table:table-cell>
          <table:table-cell office:value-type="string">
            <text:p>22 Ago 08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4021-73.2008.8.17.0001</text:p>
          </table:table-cell>
          <table:table-cell office:value-type="string">
            <text:p>1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06">
            <text:p>9106</text:p>
          </table:table-cell>
          <table:table-cell office:value-type="string">
            <text:p>NAIR DE SOUZA CAVALCANTI</text:p>
          </table:table-cell>
          <table:table-cell office:value-type="string">
            <text:p>27 Jan 10, 00h00</text:p>
          </table:table-cell>
          <table:table-cell office:value-type="string">
            <text:p>27 Jan 10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96-37.2010.8.17.8003</text:p>
          </table:table-cell>
          <table:table-cell office:value-type="string">
            <text:p>11º JEC - CASA AMARELA TAR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07">
            <text:p>9107</text:p>
          </table:table-cell>
          <table:table-cell office:value-type="string">
            <text:p>REGIVALDO NASCIMENTO DOS SANTOS</text:p>
          </table:table-cell>
          <table:table-cell office:value-type="string">
            <text:p>12 Jul 10, 00h00</text:p>
          </table:table-cell>
          <table:table-cell office:value-type="string">
            <text:p>12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OREN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18-93.2010.8.17.0970</text:p>
          </table:table-cell>
          <table:table-cell office:value-type="string">
            <text:p>ÚNICA</text:p>
          </table:table-cell>
          <table:table-cell office:value-type="string">
            <text:p>1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08">
            <text:p>9108</text:p>
          </table:table-cell>
          <table:table-cell office:value-type="string">
            <text:p>SEVERINA MOURA SERBIM</text:p>
          </table:table-cell>
          <table:table-cell office:value-type="string">
            <text:p>9 Fev 10, 00h00</text:p>
          </table:table-cell>
          <table:table-cell office:value-type="string">
            <text:p>9 Fev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32-03.2010.8.17.801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09">
            <text:p>9109</text:p>
          </table:table-cell>
          <table:table-cell office:value-type="string">
            <text:p>FERNANDO ANTONIO WANDERLEY LINS JUNIOR</text:p>
          </table:table-cell>
          <table:table-cell office:value-type="string">
            <text:p>23 Fev 10, 00h00</text:p>
          </table:table-cell>
          <table:table-cell office:value-type="string">
            <text:p>23 Fev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13-04.2010.8.17.801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11">
            <text:p>9111</text:p>
          </table:table-cell>
          <table:table-cell office:value-type="string">
            <text:p>MARIA PATRICIA PINTO SANTOS</text:p>
          </table:table-cell>
          <table:table-cell office:value-type="string">
            <text:p>14 Abr 10, 00h00</text:p>
          </table:table-cell>
          <table:table-cell office:value-type="string">
            <text:p>14 Ab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63-20.2010.8.02.0051</text:p>
          </table:table-cell>
          <table:table-cell office:value-type="string">
            <text:p>1ª VARA CÍVEL</text:p>
          </table:table-cell>
          <table:table-cell office:value-type="string">
            <text:p>2440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15">
            <text:p>9115</text:p>
          </table:table-cell>
          <table:table-cell office:value-type="string">
            <text:p>FABIOLA DA CONCEIÇÃO RIBEIRO</text:p>
          </table:table-cell>
          <table:table-cell office:value-type="string">
            <text:p>16 Dez 09, 00h00</text:p>
          </table:table-cell>
          <table:table-cell office:value-type="string">
            <text:p>16 Dez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PIC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8420090114947</text:p>
          </table:table-cell>
          <table:table-cell office:value-type="string">
            <text:p>JUIZADO ESPECIAL CIVEL</text:p>
          </table:table-cell>
          <table:table-cell office:value-type="string">
            <text:p>16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17">
            <text:p>9117</text:p>
          </table:table-cell>
          <table:table-cell office:value-type="string">
            <text:p>LUCIANO CORREIA LOPES</text:p>
          </table:table-cell>
          <table:table-cell office:value-type="string">
            <text:p>26 Mar 09, 00h00</text:p>
          </table:table-cell>
          <table:table-cell office:value-type="string">
            <text:p>26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ILAR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062-48.2009.8.02.0001</text:p>
          </table:table-cell>
          <table:table-cell office:value-type="string">
            <text:p>8ª VARA CÍVEL</text:p>
          </table:table-cell>
          <table:table-cell office:value-type="string">
            <text:p>4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19">
            <text:p>9119</text:p>
          </table:table-cell>
          <table:table-cell office:value-type="string">
            <text:p>CARLOS ALBERTO DA SILVA</text:p>
          </table:table-cell>
          <table:table-cell office:value-type="string">
            <text:p>13 Out 09, 00h00</text:p>
          </table:table-cell>
          <table:table-cell office:value-type="string">
            <text:p>13 Ou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SAO JOAO DO PIAU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64852009</text:p>
          </table:table-cell>
          <table:table-cell office:value-type="string">
            <text:p>1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21">
            <text:p>9121</text:p>
          </table:table-cell>
          <table:table-cell office:value-type="string">
            <text:p>JOSE GINALDO MARCOS FILHO</text:p>
          </table:table-cell>
          <table:table-cell office:value-type="string">
            <text:p>3 Dez 09, 00h00</text:p>
          </table:table-cell>
          <table:table-cell office:value-type="string">
            <text:p>3 Dez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OLHO DAGU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053-07.2009.8.02.0001</text:p>
          </table:table-cell>
          <table:table-cell office:value-type="string">
            <text:p>5ª VARA CI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23">
            <text:p>9123</text:p>
          </table:table-cell>
          <table:table-cell office:value-type="string">
            <text:p>DAIMAR DE LIRA OLIVEIRA</text:p>
          </table:table-cell>
          <table:table-cell office:value-type="string">
            <text:p>14 Mar 00, 00h00</text:p>
          </table:table-cell>
          <table:table-cell office:value-type="string">
            <text:p>14 Mar 00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320000818193</text:p>
          </table:table-cell>
          <table:table-cell office:value-type="string">
            <text:p>4ª VARA CÍVEL</text:p>
          </table:table-cell>
          <table:table-cell office:value-type="string">
            <text:p>7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27">
            <text:p>9127</text:p>
          </table:table-cell>
          <table:table-cell office:value-type="string">
            <text:p>CICERO MARIANO</text:p>
          </table:table-cell>
          <table:table-cell office:value-type="string">
            <text:p>22 Dez 09, 00h00</text:p>
          </table:table-cell>
          <table:table-cell office:value-type="string">
            <text:p>22 Dez 09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21-29.2010.8.02.0001</text:p>
          </table:table-cell>
          <table:table-cell office:value-type="string">
            <text:p>12ª VARA CIVEL</text:p>
          </table:table-cell>
          <table:table-cell office:value-type="string">
            <text:p>2993.0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28">
            <text:p>9128</text:p>
          </table:table-cell>
          <table:table-cell office:value-type="string">
            <text:p>ALDO JOSE DOS SANTOS</text:p>
          </table:table-cell>
          <table:table-cell office:value-type="string">
            <text:p>2 Mar 10, 00h00</text:p>
          </table:table-cell>
          <table:table-cell office:value-type="string">
            <text:p>2 Mar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73-82.2010.8.17.0500</text:p>
          </table:table-cell>
          <table:table-cell office:value-type="string">
            <text:p>ÚNICA</text:p>
          </table:table-cell>
          <table:table-cell office:value-type="string">
            <text:p>28788.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29">
            <text:p>9129</text:p>
          </table:table-cell>
          <table:table-cell office:value-type="string">
            <text:p>SANDRA MARIA AMANCIO DO NASCIMENTO</text:p>
          </table:table-cell>
          <table:table-cell office:value-type="string">
            <text:p>17 Jun 10, 00h00</text:p>
          </table:table-cell>
          <table:table-cell office:value-type="string">
            <text:p>17 Jun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4371-31.2010.8.02.0001</text:p>
          </table:table-cell>
          <table:table-cell office:value-type="string">
            <text:p>4ª VARA CÍVEL</text:p>
          </table:table-cell>
          <table:table-cell office:value-type="string">
            <text:p>25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33">
            <text:p>9133</text:p>
          </table:table-cell>
          <table:table-cell office:value-type="string">
            <text:p>ITALO JORGE DINIZ BEZERRA</text:p>
          </table:table-cell>
          <table:table-cell office:value-type="string">
            <text:p>14 Abr 10, 00h00</text:p>
          </table:table-cell>
          <table:table-cell office:value-type="string">
            <text:p>14 Abr 10, 00h00</text:p>
          </table:table-cell>
          <table:table-cell office:value-type="string">
            <text:p>3 Out 11, 16h58</text:p>
          </table:table-cell>
          <table:table-cell office:value-type="string">
            <text:p>EXECUÇÃO DE TÍTULO EXTRAJUDICIA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0131-45.2010.8.17.1130</text:p>
          </table:table-cell>
          <table:table-cell office:value-type="string">
            <text:p>2ª VARA CÍVEL</text:p>
          </table:table-cell>
          <table:table-cell office:value-type="string">
            <text:p>20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36">
            <text:p>9136</text:p>
          </table:table-cell>
          <table:table-cell office:value-type="string">
            <text:p>CICERO LEITE DA SILVA FILHO</text:p>
          </table:table-cell>
          <table:table-cell office:value-type="string">
            <text:p>20 Mai 10, 00h00</text:p>
          </table:table-cell>
          <table:table-cell office:value-type="string">
            <text:p>20 Mai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39-07.2010.8.17.0640</text:p>
          </table:table-cell>
          <table:table-cell office:value-type="string">
            <text:p>3ª VARA CÍVEL</text:p>
          </table:table-cell>
          <table:table-cell office:value-type="string">
            <text:p>2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41">
            <text:p>9141</text:p>
          </table:table-cell>
          <table:table-cell office:value-type="string">
            <text:p>SILVANA ROCHA DA SILVA</text:p>
          </table:table-cell>
          <table:table-cell office:value-type="string">
            <text:p>21 Jan 10, 00h00</text:p>
          </table:table-cell>
          <table:table-cell office:value-type="string">
            <text:p>21 Jan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2517-61.2010.8.02.0001</text:p>
          </table:table-cell>
          <table:table-cell office:value-type="string">
            <text:p>7ª VARA CÍVEL</text:p>
          </table:table-cell>
          <table:table-cell office:value-type="string">
            <text:p>60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42">
            <text:p>9142</text:p>
          </table:table-cell>
          <table:table-cell office:value-type="string">
            <text:p>FRACINETE CAMBUIM DE MIRANDA</text:p>
          </table:table-cell>
          <table:table-cell office:value-type="string">
            <text:p>19 Nov 09, 00h00</text:p>
          </table:table-cell>
          <table:table-cell office:value-type="string">
            <text:p>19 Nov 09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56-57.2009.8.17.8015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43">
            <text:p>9143</text:p>
          </table:table-cell>
          <table:table-cell office:value-type="string">
            <text:p>WELLINGTON GADELHA DE FREITAS FILHO</text:p>
          </table:table-cell>
          <table:table-cell office:value-type="string">
            <text:p>20 Nov 09, 00h00</text:p>
          </table:table-cell>
          <table:table-cell office:value-type="string">
            <text:p>20 Nov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871-36.2009.8.17.8003</text:p>
          </table:table-cell>
          <table:table-cell office:value-type="string">
            <text:p>11º JEC - CASA AMARELA TAR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45">
            <text:p>9145</text:p>
          </table:table-cell>
          <table:table-cell office:value-type="string">
            <text:p>LUCIENE NASCIMENTO DA SILVA</text:p>
          </table:table-cell>
          <table:table-cell office:value-type="string">
            <text:p>30 Nov 09, 00h00</text:p>
          </table:table-cell>
          <table:table-cell office:value-type="string">
            <text:p>30 Nov 09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CAB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9.904.111-1</text:p>
          </table:table-cell>
          <table:table-cell office:value-type="string">
            <text:p>V JEC - BOA VIS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47">
            <text:p>9147</text:p>
          </table:table-cell>
          <table:table-cell office:value-type="string">
            <text:p>MARLENE ALVES DA SILVA</text:p>
          </table:table-cell>
          <table:table-cell office:value-type="string">
            <text:p>15 Abr 09, 00h00</text:p>
          </table:table-cell>
          <table:table-cell office:value-type="string">
            <text:p>15 Ab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82-88.2009.8.02.0001
000</text:p>
          </table:table-cell>
          <table:table-cell office:value-type="string">
            <text:p>8ª VARA CÍVEL</text:p>
          </table:table-cell>
          <table:table-cell office:value-type="string">
            <text:p>4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49">
            <text:p>9149</text:p>
          </table:table-cell>
          <table:table-cell office:value-type="string">
            <text:p>JUNOT ELMIRO DE FARIAS JUNIOR</text:p>
          </table:table-cell>
          <table:table-cell office:value-type="string">
            <text:p>28 Abr 10, 00h00</text:p>
          </table:table-cell>
          <table:table-cell office:value-type="string">
            <text:p>28 Abr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COC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5522010</text:p>
          </table:table-cell>
          <table:table-cell office:value-type="string">
            <text:p>VARA ÚNICA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50">
            <text:p>9150</text:p>
          </table:table-cell>
          <table:table-cell office:value-type="string">
            <text:p>JOSIVANIO RAFAEL DE FONTE</text:p>
          </table:table-cell>
          <table:table-cell office:value-type="string">
            <text:p>26 Abr 10, 00h00</text:p>
          </table:table-cell>
          <table:table-cell office:value-type="string">
            <text:p>26 Abr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ITAPET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84-09.2010.8.17.0780</text:p>
          </table:table-cell>
          <table:table-cell office:value-type="string">
            <text:p>ÚNICA</text:p>
          </table:table-cell>
          <table:table-cell office:value-type="string">
            <text:p>30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51">
            <text:p>9151</text:p>
          </table:table-cell>
          <table:table-cell office:value-type="string">
            <text:p>ANTONIO LEITE COSTA</text:p>
          </table:table-cell>
          <table:table-cell office:value-type="string">
            <text:p>18 Ago 09, 00h00</text:p>
          </table:table-cell>
          <table:table-cell office:value-type="string">
            <text:p>18 Ago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3285-76.2009.8.02.0001  
0</text:p>
          </table:table-cell>
          <table:table-cell office:value-type="string">
            <text:p>4ª VARA CÍ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52">
            <text:p>9152</text:p>
          </table:table-cell>
          <table:table-cell office:value-type="string">
            <text:p>FERNANDO ANTONIO DOS SANTOS MEDEIROS</text:p>
          </table:table-cell>
          <table:table-cell office:value-type="string">
            <text:p>16 Dez 09, 00h00</text:p>
          </table:table-cell>
          <table:table-cell office:value-type="string">
            <text:p>16 Dez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090420552</text:p>
          </table:table-cell>
          <table:table-cell office:value-type="string">
            <text:p>12ª VARA CI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54">
            <text:p>9154</text:p>
          </table:table-cell>
          <table:table-cell office:value-type="string">
            <text:p>MARIA CICERA DA SILVA</text:p>
          </table:table-cell>
          <table:table-cell office:value-type="string">
            <text:p>29 Jan 10, 00h00</text:p>
          </table:table-cell>
          <table:table-cell office:value-type="string">
            <text:p>29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77-62.2010.8.02.0001</text:p>
          </table:table-cell>
          <table:table-cell office:value-type="string">
            <text:p>12ª VARA CI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57">
            <text:p>9157</text:p>
          </table:table-cell>
          <table:table-cell office:value-type="string">
            <text:p>ANGELA TERESA DE ALMENDRA FREITAS</text:p>
          </table:table-cell>
          <table:table-cell office:value-type="string">
            <text:p>15 Abr 10, 00h00</text:p>
          </table:table-cell>
          <table:table-cell office:value-type="string">
            <text:p>15 Abr 10, 00h00</text:p>
          </table:table-cell>
          <table:table-cell office:value-type="string">
            <text:p>24 Set 11, 21h26</text:p>
          </table:table-cell>
          <table:table-cell office:value-type="string">
            <text:p>COBRANÇA</text:p>
          </table:table-cell>
          <table:table-cell office:value-type="string">
            <text:p>BATALH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720100087612</text:p>
          </table:table-cell>
          <table:table-cell office:value-type="string">
            <text:p>JUIZADO ESPECIAL CIVEL</text:p>
          </table:table-cell>
          <table:table-cell office:value-type="string">
            <text:p>548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59">
            <text:p>9159</text:p>
          </table:table-cell>
          <table:table-cell office:value-type="string">
            <text:p>MIGUEL BARROS DE CARVALHO JUNIOR</text:p>
          </table:table-cell>
          <table:table-cell office:value-type="string">
            <text:p>25 Abr 10, 00h00</text:p>
          </table:table-cell>
          <table:table-cell office:value-type="string">
            <text:p>25 Abr 10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100099611</text:p>
          </table:table-cell>
          <table:table-cell office:value-type="string">
            <text:p>JUIZADO ESPECIAL CIVEL</text:p>
          </table:table-cell>
          <table:table-cell office:value-type="string">
            <text:p>20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60">
            <text:p>9160</text:p>
          </table:table-cell>
          <table:table-cell office:value-type="string">
            <text:p>ALBERTO JORGE MORAES RAUJO</text:p>
          </table:table-cell>
          <table:table-cell office:value-type="string">
            <text:p>5 Mai 10, 00h00</text:p>
          </table:table-cell>
          <table:table-cell office:value-type="string">
            <text:p>5 Mai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0.010.924-8</text:p>
          </table:table-cell>
          <table:table-cell office:value-type="string">
            <text:p>2ª CAM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64">
            <text:p>9164</text:p>
          </table:table-cell>
          <table:table-cell office:value-type="string">
            <text:p>NARA MARIA SOUZA PALMEIRA</text:p>
          </table:table-cell>
          <table:table-cell office:value-type="string">
            <text:p>25 Jan 10, 00h00</text:p>
          </table:table-cell>
          <table:table-cell office:value-type="string">
            <text:p>25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0.004028-5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67">
            <text:p>9167</text:p>
          </table:table-cell>
          <table:table-cell office:value-type="string">
            <text:p>EVERALDO DA ROCHA SANTOS JUNIOR</text:p>
          </table:table-cell>
          <table:table-cell office:value-type="string">
            <text:p>14 Out 09, 00h00</text:p>
          </table:table-cell>
          <table:table-cell office:value-type="string">
            <text:p>14 Ou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29149-3</text:p>
          </table:table-cell>
          <table:table-cell office:value-type="string">
            <text:p>13ª VARA CÍ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70">
            <text:p>9170</text:p>
          </table:table-cell>
          <table:table-cell office:value-type="string">
            <text:p>ANTONIO CARLOS LIRA CAMPOS</text:p>
          </table:table-cell>
          <table:table-cell office:value-type="string">
            <text:p>15 Dez 09, 00h00</text:p>
          </table:table-cell>
          <table:table-cell office:value-type="string">
            <text:p>15 Dez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859-52.2009.8.17.8002</text:p>
          </table:table-cell>
          <table:table-cell office:value-type="string">
            <text:p>II - JEC - AFOGADO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71">
            <text:p>9171</text:p>
          </table:table-cell>
          <table:table-cell office:value-type="string">
            <text:p>MARIA CICERA RODRIGUES DA SILVA</text:p>
          </table:table-cell>
          <table:table-cell office:value-type="string">
            <text:p>11 Mar 10, 00h00</text:p>
          </table:table-cell>
          <table:table-cell office:value-type="string">
            <text:p>11 Mar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100185240</text:p>
          </table:table-cell>
          <table:table-cell office:value-type="string">
            <text:p>9ª VARA CI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72">
            <text:p>9172</text:p>
          </table:table-cell>
          <table:table-cell office:value-type="string">
            <text:p>ROBERT CHARLES MARKLEW PRESCOTT JUNIOR</text:p>
          </table:table-cell>
          <table:table-cell office:value-type="string">
            <text:p>7 Mai 10, 00h00</text:p>
          </table:table-cell>
          <table:table-cell office:value-type="string">
            <text:p>7 Mai 10, 00h00</text:p>
          </table:table-cell>
          <table:table-cell office:value-type="string">
            <text:p>24 Set 11, 21h26</text:p>
          </table:table-cell>
          <table:table-cell office:value-type="string">
            <text:p>DECLARATÓRIA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100105343</text:p>
          </table:table-cell>
          <table:table-cell office:value-type="string">
            <text:p>JUIZADO ESPECIAL CIVEL</text:p>
          </table:table-cell>
          <table:table-cell office:value-type="string">
            <text:p>20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74">
            <text:p>9174</text:p>
          </table:table-cell>
          <table:table-cell office:value-type="string">
            <text:p>TALLES LOPES MORAES</text:p>
          </table:table-cell>
          <table:table-cell office:value-type="string">
            <text:p>24 Fev 10, 00h00</text:p>
          </table:table-cell>
          <table:table-cell office:value-type="string">
            <text:p>24 Fev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346-57.2010.8.02.000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75">
            <text:p>9175</text:p>
          </table:table-cell>
          <table:table-cell office:value-type="string">
            <text:p>NEUSA MARIA COMPASSO CAVALCANTE</text:p>
          </table:table-cell>
          <table:table-cell office:value-type="string">
            <text:p>18 Jan 10, 00h00</text:p>
          </table:table-cell>
          <table:table-cell office:value-type="string">
            <text:p>18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3702010</text:p>
          </table:table-cell>
          <table:table-cell office:value-type="string">
            <text:p>5ª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78">
            <text:p>9178</text:p>
          </table:table-cell>
          <table:table-cell office:value-type="string">
            <text:p>MARCIA RAQUEL DE PAIVA SENA</text:p>
          </table:table-cell>
          <table:table-cell office:value-type="string">
            <text:p>8 Dez 09, 00h00</text:p>
          </table:table-cell>
          <table:table-cell office:value-type="string">
            <text:p>8 Dez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27312009</text:p>
          </table:table-cell>
          <table:table-cell office:value-type="string">
            <text:p>3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80">
            <text:p>9180</text:p>
          </table:table-cell>
          <table:table-cell office:value-type="string">
            <text:p>JOSE LUCIVALDO DA SILVA</text:p>
          </table:table-cell>
          <table:table-cell office:value-type="string">
            <text:p>21 Jan 10, 00h00</text:p>
          </table:table-cell>
          <table:table-cell office:value-type="string">
            <text:p>21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ARANAGU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8582010</text:p>
          </table:table-cell>
          <table:table-cell office:value-type="string">
            <text:p>5ª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81">
            <text:p>9181</text:p>
          </table:table-cell>
          <table:table-cell office:value-type="string">
            <text:p>DIMITRI CARLO GABRIEL DA SILVA</text:p>
          </table:table-cell>
          <table:table-cell office:value-type="string">
            <text:p>17 Fev 09, 00h00</text:p>
          </table:table-cell>
          <table:table-cell office:value-type="string">
            <text:p>17 Fev 09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3342009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82">
            <text:p>9182</text:p>
          </table:table-cell>
          <table:table-cell office:value-type="string">
            <text:p>CICERO ROMAO  DE MELO</text:p>
          </table:table-cell>
          <table:table-cell office:value-type="string">
            <text:p>15 Jul 10, 00h00</text:p>
          </table:table-cell>
          <table:table-cell office:value-type="string">
            <text:p>15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966-58.2010.8.17.0220</text:p>
          </table:table-cell>
          <table:table-cell office:value-type="string">
            <text:p>1ª VARA CÍVEL</text:p>
          </table:table-cell>
          <table:table-cell office:value-type="string">
            <text:p>3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84">
            <text:p>9184</text:p>
          </table:table-cell>
          <table:table-cell office:value-type="string">
            <text:p>BRENO GUARANA ANDRADE</text:p>
          </table:table-cell>
          <table:table-cell office:value-type="string">
            <text:p>15 Jul 10, 00h00</text:p>
          </table:table-cell>
          <table:table-cell office:value-type="string">
            <text:p>15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3801-28.2010.8.17.0001</text:p>
          </table:table-cell>
          <table:table-cell office:value-type="string">
            <text:p>27ª VARA CÍVEL</text:p>
          </table:table-cell>
          <table:table-cell office:value-type="string">
            <text:p>309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85">
            <text:p>9185</text:p>
          </table:table-cell>
          <table:table-cell office:value-type="string">
            <text:p>ANTONIO CLAUDIO DE CERQUEIRA</text:p>
          </table:table-cell>
          <table:table-cell office:value-type="string">
            <text:p>15 Jul 10, 00h00</text:p>
          </table:table-cell>
          <table:table-cell office:value-type="string">
            <text:p>15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87">
            <text:p>9187</text:p>
          </table:table-cell>
          <table:table-cell office:value-type="string">
            <text:p>ANTONIA ANDRADE DE MELO MEDEIROS</text:p>
          </table:table-cell>
          <table:table-cell office:value-type="string">
            <text:p>15 Jul 10, 00h00</text:p>
          </table:table-cell>
          <table:table-cell office:value-type="string">
            <text:p>15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3-29.2011.8.02.0001</text:p>
          </table:table-cell>
          <table:table-cell office:value-type="string">
            <text:p>3ª VARA CÍVEL</text:p>
          </table:table-cell>
          <table:table-cell office:value-type="string">
            <text:p>277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88">
            <text:p>9188</text:p>
          </table:table-cell>
          <table:table-cell office:value-type="string">
            <text:p>JOSE BISPO DA SILVA</text:p>
          </table:table-cell>
          <table:table-cell office:value-type="string">
            <text:p>26 Jan 10, 00h00</text:p>
          </table:table-cell>
          <table:table-cell office:value-type="string">
            <text:p>26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246-59.2010.8.02.0001</text:p>
          </table:table-cell>
          <table:table-cell office:value-type="string">
            <text:p>9ª VARA CI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91">
            <text:p>9191</text:p>
          </table:table-cell>
          <table:table-cell office:value-type="string">
            <text:p>JOSE AILTON SALVADOR</text:p>
          </table:table-cell>
          <table:table-cell office:value-type="string">
            <text:p>3 Jul 09, 00h00</text:p>
          </table:table-cell>
          <table:table-cell office:value-type="string">
            <text:p>3 Jul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BREJO DA MADRE DE DEU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46312009817066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92">
            <text:p>9192</text:p>
          </table:table-cell>
          <table:table-cell office:value-type="string">
            <text:p>ANTONIO IVO LOPES MENEZES</text:p>
          </table:table-cell>
          <table:table-cell office:value-type="string">
            <text:p>1 Out 09, 00h00</text:p>
          </table:table-cell>
          <table:table-cell office:value-type="string">
            <text:p>1 Ou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5440/2009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93">
            <text:p>9193</text:p>
          </table:table-cell>
          <table:table-cell office:value-type="string">
            <text:p>MARIA BETANIA BATISTA DA SILVA</text:p>
          </table:table-cell>
          <table:table-cell office:value-type="string">
            <text:p>3 Dez 09, 00h00</text:p>
          </table:table-cell>
          <table:table-cell office:value-type="string">
            <text:p>3 Dez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299-35.2009.8.02.0058</text:p>
          </table:table-cell>
          <table:table-cell office:value-type="string">
            <text:p>3º VARA CI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97">
            <text:p>9197</text:p>
          </table:table-cell>
          <table:table-cell office:value-type="string">
            <text:p>ANA PAULA FERREIRA DE MELO</text:p>
          </table:table-cell>
          <table:table-cell office:value-type="string">
            <text:p>3 Mar 10, 00h00</text:p>
          </table:table-cell>
          <table:table-cell office:value-type="string">
            <text:p>3 Mar 10, 00h00</text:p>
          </table:table-cell>
          <table:table-cell office:value-type="string">
            <text:p>24 Set 11, 21h26</text:p>
          </table:table-cell>
          <table:table-cell office:value-type="string">
            <text:p>RESTITUI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73-13.2010.8.17.8044</text:p>
          </table:table-cell>
          <table:table-cell office:value-type="string">
            <text:p>18º JEC RECIFE -P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98">
            <text:p>9198</text:p>
          </table:table-cell>
          <table:table-cell office:value-type="string">
            <text:p>SAULO MARCELO LINS</text:p>
          </table:table-cell>
          <table:table-cell office:value-type="string">
            <text:p>16 Jul 10, 00h00</text:p>
          </table:table-cell>
          <table:table-cell office:value-type="string">
            <text:p>16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0635-10.2007.8.02.0001</text:p>
          </table:table-cell>
          <table:table-cell office:value-type="string">
            <text:p>3ª VARA CÍVEL</text:p>
          </table:table-cell>
          <table:table-cell office:value-type="string">
            <text:p>17422.0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199">
            <text:p>9199</text:p>
          </table:table-cell>
          <table:table-cell office:value-type="string">
            <text:p>GERENILDA SANTOS DE OLIVEIRA</text:p>
          </table:table-cell>
          <table:table-cell office:value-type="string">
            <text:p>26 Out 09, 00h00</text:p>
          </table:table-cell>
          <table:table-cell office:value-type="string">
            <text:p>26 Ou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174-81.2009.8.02.0001</text:p>
          </table:table-cell>
          <table:table-cell office:value-type="string">
            <text:p>5ª VARA CI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string">
            <text:p>CLAUDIVANIA FRANCISCA HONORATO</text:p>
          </table:table-cell>
          <table:table-cell office:value-type="string">
            <text:p>15 Jun 10, 00h00</text:p>
          </table:table-cell>
          <table:table-cell office:value-type="string">
            <text:p>15 Jun 10, 00h00</text:p>
          </table:table-cell>
          <table:table-cell office:value-type="string">
            <text:p>24 Set 11, 21h26</text:p>
          </table:table-cell>
          <table:table-cell office:value-type="string">
            <text:p>RESTITUIÇÃO</text:p>
          </table:table-cell>
          <table:table-cell office:value-type="string">
            <text:p>ITAPISSU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941-96.2010.8.17.8104</text:p>
          </table:table-cell>
          <table:table-cell office:value-type="string">
            <text:p>IV JEC - CASA AMARELA</text:p>
          </table:table-cell>
          <table:table-cell office:value-type="string">
            <text:p>1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01">
            <text:p>9201</text:p>
          </table:table-cell>
          <table:table-cell office:value-type="string">
            <text:p>MARIA JOSE DOS SANTOS ALVEZ</text:p>
          </table:table-cell>
          <table:table-cell office:value-type="string">
            <text:p>22 Jan 10, 00h00</text:p>
          </table:table-cell>
          <table:table-cell office:value-type="string">
            <text:p>22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0.003914-7</text:p>
          </table:table-cell>
          <table:table-cell office:value-type="string">
            <text:p>12ª VARA CIVEL</text:p>
          </table:table-cell>
          <table:table-cell office:value-type="string">
            <text:p>51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string">
            <text:p>ALESSANDRO ROGONI FARONI</text:p>
          </table:table-cell>
          <table:table-cell office:value-type="string">
            <text:p>23 Set 04, 00h00</text:p>
          </table:table-cell>
          <table:table-cell office:value-type="string">
            <text:p>23 Set 04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LINH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33-09.2004.8.17.0670</text:p>
          </table:table-cell>
          <table:table-cell office:value-type="string">
            <text:p>1ª VARA CÍVEL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06">
            <text:p>9206</text:p>
          </table:table-cell>
          <table:table-cell office:value-type="string">
            <text:p>RICARDO MARINHO CASTELO BRANCO</text:p>
          </table:table-cell>
          <table:table-cell office:value-type="string">
            <text:p>9 Mai 02, 00h00</text:p>
          </table:table-cell>
          <table:table-cell office:value-type="string">
            <text:p>9 Mai 02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020060387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10">
            <text:p>9210</text:p>
          </table:table-cell>
          <table:table-cell office:value-type="string">
            <text:p>JR SERVICOS DE LOCACAO LTDA ME</text:p>
          </table:table-cell>
          <table:table-cell office:value-type="string">
            <text:p>21 Jul 10, 00h00</text:p>
          </table:table-cell>
          <table:table-cell office:value-type="string">
            <text:p>21 Jul 10, 00h00</text:p>
          </table:table-cell>
          <table:table-cell office:value-type="string">
            <text:p>3 Out 11, 16h0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7603-93.2010.8.17.0001</text:p>
          </table:table-cell>
          <table:table-cell office:value-type="string">
            <text:p>21ª VARA CÍVEL</text:p>
          </table:table-cell>
          <table:table-cell office:value-type="string">
            <text:p>21980.2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11">
            <text:p>9211</text:p>
          </table:table-cell>
          <table:table-cell office:value-type="string">
            <text:p>RAPHAEL VILELA TIMOTEO DA SILVA</text:p>
          </table:table-cell>
          <table:table-cell office:value-type="string">
            <text:p>21 Jul 10, 00h00</text:p>
          </table:table-cell>
          <table:table-cell office:value-type="string">
            <text:p>21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4-26.2011.8.02.0001</text:p>
          </table:table-cell>
          <table:table-cell office:value-type="string">
            <text:p>2ª VARA CÍVEL</text:p>
          </table:table-cell>
          <table:table-cell office:value-type="string">
            <text:p>29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NILDO ARAUJO BRANDAO</text:p>
          </table:table-cell>
          <table:table-cell office:value-type="string">
            <text:p>10 Nov 09, 00h00</text:p>
          </table:table-cell>
          <table:table-cell office:value-type="string">
            <text:p>10 Nov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33327-7</text:p>
          </table:table-cell>
          <table:table-cell office:value-type="string">
            <text:p>12ª VARA CI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13">
            <text:p>9213</text:p>
          </table:table-cell>
          <table:table-cell office:value-type="string">
            <text:p>MARCOS JOSE PADILHA BARBOSA</text:p>
          </table:table-cell>
          <table:table-cell office:value-type="string">
            <text:p>21 Mai 09, 00h00</text:p>
          </table:table-cell>
          <table:table-cell office:value-type="string">
            <text:p>21 Mai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52311520098170001</text:p>
          </table:table-cell>
          <table:table-cell office:value-type="string">
            <text:p>2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14">
            <text:p>9214</text:p>
          </table:table-cell>
          <table:table-cell office:value-type="string">
            <text:p>KELISON SEVERINO DE ABREU</text:p>
          </table:table-cell>
          <table:table-cell office:value-type="string">
            <text:p>19 Mar 10, 00h00</text:p>
          </table:table-cell>
          <table:table-cell office:value-type="string">
            <text:p>19 Mar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005-09.2010.8.02.0001 
00</text:p>
          </table:table-cell>
          <table:table-cell office:value-type="string">
            <text:p>1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15">
            <text:p>9215</text:p>
          </table:table-cell>
          <table:table-cell office:value-type="string">
            <text:p>VALERIO FERNANDES PEREIRA</text:p>
          </table:table-cell>
          <table:table-cell office:value-type="string">
            <text:p>3 Mai 10, 00h00</text:p>
          </table:table-cell>
          <table:table-cell office:value-type="string">
            <text:p>3 Mai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00370030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string">
            <text:p>CLAUDEVAN LIMA DE MORAIS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0.008129-1</text:p>
          </table:table-cell>
          <table:table-cell office:value-type="string">
            <text:p>13ª VARA CÍVEL</text:p>
          </table:table-cell>
          <table:table-cell office:value-type="string">
            <text:p>2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18">
            <text:p>9218</text:p>
          </table:table-cell>
          <table:table-cell office:value-type="string">
            <text:p>CLEIA MARIA DE BRITO MAGALHAES</text:p>
          </table:table-cell>
          <table:table-cell office:value-type="string">
            <text:p>1 Abr 05, 00h00</text:p>
          </table:table-cell>
          <table:table-cell office:value-type="string">
            <text:p>1 Abr 05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24092005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23">
            <text:p>9223</text:p>
          </table:table-cell>
          <table:table-cell office:value-type="string">
            <text:p>MINISTERIO PUBLICO DE PERNAMBUCO</text:p>
          </table:table-cell>
          <table:table-cell office:value-type="string">
            <text:p>26 Fev 99, 00h00</text:p>
          </table:table-cell>
          <table:table-cell office:value-type="string">
            <text:p>26 Fev 9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132-97.1999.8.17.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25">
            <text:p>9225</text:p>
          </table:table-cell>
          <table:table-cell office:value-type="string">
            <text:p>FRANCISCO DE CARVALHO GOMES</text:p>
          </table:table-cell>
          <table:table-cell office:value-type="string">
            <text:p>2 Jun 03, 00h00</text:p>
          </table:table-cell>
          <table:table-cell office:value-type="string">
            <text:p>2 Jun 03, 00h00</text:p>
          </table:table-cell>
          <table:table-cell office:value-type="string">
            <text:p>24 Set 11, 21h26</text:p>
          </table:table-cell>
          <table:table-cell office:value-type="string">
            <text:p>CAUTELAR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030081581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26">
            <text:p>9226</text:p>
          </table:table-cell>
          <table:table-cell office:value-type="string">
            <text:p>FRANCISCO DAS CHAGAS DANTAS</text:p>
          </table:table-cell>
          <table:table-cell office:value-type="string">
            <text:p>26 Jul 10, 00h00</text:p>
          </table:table-cell>
          <table:table-cell office:value-type="string">
            <text:p>26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LÓRIA DO GOITÁ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88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30">
            <text:p>9230</text:p>
          </table:table-cell>
          <table:table-cell office:value-type="string">
            <text:p>DIMETRADIO IZIDIO DE ALMEIDA</text:p>
          </table:table-cell>
          <table:table-cell office:value-type="string">
            <text:p>19 Out 06, 00h00</text:p>
          </table:table-cell>
          <table:table-cell office:value-type="string">
            <text:p>19 Out 06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POROT CALV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1568-66.2007.8.02.0050 
05</text:p>
          </table:table-cell>
          <table:table-cell office:value-type="string">
            <text:p>2ª VARA CÍVEL</text:p>
          </table:table-cell>
          <table:table-cell office:value-type="string">
            <text:p>17799.2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31">
            <text:p>9231</text:p>
          </table:table-cell>
          <table:table-cell office:value-type="string">
            <text:p>JOSELIA SILVA FAUSTINO</text:p>
          </table:table-cell>
          <table:table-cell office:value-type="string">
            <text:p>26 Jul 10, 00h00</text:p>
          </table:table-cell>
          <table:table-cell office:value-type="string">
            <text:p>26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84-28.2011.8.17.0640</text:p>
          </table:table-cell>
          <table:table-cell office:value-type="string">
            <text:p>3ª VARA CÍVEL</text:p>
          </table:table-cell>
          <table:table-cell office:value-type="string">
            <text:p>1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34">
            <text:p>9234</text:p>
          </table:table-cell>
          <table:table-cell office:value-type="string">
            <text:p>JULIANA ACIOLI LINS</text:p>
          </table:table-cell>
          <table:table-cell office:value-type="string">
            <text:p>26 Jul 10, 00h00</text:p>
          </table:table-cell>
          <table:table-cell office:value-type="string">
            <text:p>26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399-04.2011.8.02.0001</text:p>
          </table:table-cell>
          <table:table-cell office:value-type="string">
            <text:p>10ª VARA CÍVEL</text:p>
          </table:table-cell>
          <table:table-cell office:value-type="string">
            <text:p>2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35">
            <text:p>9235</text:p>
          </table:table-cell>
          <table:table-cell office:value-type="string">
            <text:p>IVAN KLEBER DE OLIVEIRA BASTOS</text:p>
          </table:table-cell>
          <table:table-cell office:value-type="string">
            <text:p>26 Jul 10, 00h00</text:p>
          </table:table-cell>
          <table:table-cell office:value-type="string">
            <text:p>26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OAQUIM NABUC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5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36">
            <text:p>9236</text:p>
          </table:table-cell>
          <table:table-cell office:value-type="string">
            <text:p>RICARDO RAIMUNDO LACERDA DA SILVA</text:p>
          </table:table-cell>
          <table:table-cell office:value-type="string">
            <text:p>26 Jul 10, 00h00</text:p>
          </table:table-cell>
          <table:table-cell office:value-type="string">
            <text:p>26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37">
            <text:p>9237</text:p>
          </table:table-cell>
          <table:table-cell office:value-type="string">
            <text:p>SONIA DE FREITAS</text:p>
          </table:table-cell>
          <table:table-cell office:value-type="string">
            <text:p>27 Jul 10, 00h00</text:p>
          </table:table-cell>
          <table:table-cell office:value-type="string">
            <text:p>27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79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38">
            <text:p>9238</text:p>
          </table:table-cell>
          <table:table-cell office:value-type="string">
            <text:p>JAIRO ROLAND MARTINS BEZERRA</text:p>
          </table:table-cell>
          <table:table-cell office:value-type="string">
            <text:p>27 Jul 10, 00h00</text:p>
          </table:table-cell>
          <table:table-cell office:value-type="string">
            <text:p>27 Jul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3-41.2011.8.02.0001</text:p>
          </table:table-cell>
          <table:table-cell office:value-type="string">
            <text:p>1ª VARA CÍVEL</text:p>
          </table:table-cell>
          <table:table-cell office:value-type="string">
            <text:p>623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44">
            <text:p>9244</text:p>
          </table:table-cell>
          <table:table-cell office:value-type="string">
            <text:p>DISCOM DISTRIBUIDORA DE COMBUSTIVEIS E COMERCIO LTDA</text:p>
          </table:table-cell>
          <table:table-cell office:value-type="string">
            <text:p>12 Fev 01, 00h00</text:p>
          </table:table-cell>
          <table:table-cell office:value-type="string">
            <text:p>12 Fev 01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85292001</text:p>
          </table:table-cell>
          <table:table-cell office:value-type="string">
            <text:p>20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47">
            <text:p>9247</text:p>
          </table:table-cell>
          <table:table-cell office:value-type="string">
            <text:p>WILDSON DE CASTRO GONÇALVES</text:p>
          </table:table-cell>
          <table:table-cell office:value-type="string">
            <text:p>25 Abr 05, 00h00</text:p>
          </table:table-cell>
          <table:table-cell office:value-type="string">
            <text:p>25 Abr 05, 00h00</text:p>
          </table:table-cell>
          <table:table-cell office:value-type="string">
            <text:p>24 Set 11, 21h26</text:p>
          </table:table-cell>
          <table:table-cell office:value-type="string">
            <text:p>CAUTELAR INOMINADA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33732005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48">
            <text:p>9248</text:p>
          </table:table-cell>
          <table:table-cell office:value-type="string">
            <text:p>ROBERTO WILLIAN NEGREIROSDE SOUZA</text:p>
          </table:table-cell>
          <table:table-cell office:value-type="string">
            <text:p>9 Ago 07, 00h00</text:p>
          </table:table-cell>
          <table:table-cell office:value-type="string">
            <text:p>9 Ago 07, 00h00</text:p>
          </table:table-cell>
          <table:table-cell office:value-type="string">
            <text:p>24 Set 11, 21h22</text:p>
          </table:table-cell>
          <table:table-cell office:value-type="string">
            <text:p>DEVOLUÇÃO AMIGÁVE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12962007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49">
            <text:p>9249</text:p>
          </table:table-cell>
          <table:table-cell office:value-type="string">
            <text:p>WILDSON DE CASTRO GONÇALVES</text:p>
          </table:table-cell>
          <table:table-cell office:value-type="string">
            <text:p>22 Ago 05, 00h00</text:p>
          </table:table-cell>
          <table:table-cell office:value-type="string">
            <text:p>22 Ago 05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92522005</text:p>
          </table:table-cell>
          <table:table-cell office:value-type="string">
            <text:p>5ª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52">
            <text:p>9252</text:p>
          </table:table-cell>
          <table:table-cell office:value-type="string">
            <text:p>ANTONIO BARBOSA DE MORAIS</text:p>
          </table:table-cell>
          <table:table-cell office:value-type="string">
            <text:p>28 Abr 10, 00h00</text:p>
          </table:table-cell>
          <table:table-cell office:value-type="string">
            <text:p>28 Abr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1505-50.2010.8.17.0001</text:p>
          </table:table-cell>
          <table:table-cell office:value-type="string">
            <text:p>2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56">
            <text:p>9256</text:p>
          </table:table-cell>
          <table:table-cell office:value-type="string">
            <text:p>CONCEIÇÃO DE MARIA DA SILVA MOREIRA</text:p>
          </table:table-cell>
          <table:table-cell office:value-type="string">
            <text:p>26 Jul 05, 00h00</text:p>
          </table:table-cell>
          <table:table-cell office:value-type="string">
            <text:p>26 Jul 05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79532005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57">
            <text:p>9257</text:p>
          </table:table-cell>
          <table:table-cell office:value-type="string">
            <text:p>EDIVALDO FRANCISCO COSTA LIMA</text:p>
          </table:table-cell>
          <table:table-cell office:value-type="string">
            <text:p>11 Abr 07, 00h00</text:p>
          </table:table-cell>
          <table:table-cell office:value-type="string">
            <text:p>11 Abr 07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57422007</text:p>
          </table:table-cell>
          <table:table-cell office:value-type="string">
            <text:p>6º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59">
            <text:p>9259</text:p>
          </table:table-cell>
          <table:table-cell office:value-type="string">
            <text:p>MARIA DE NAZARE OLIVEIRA CRUZ</text:p>
          </table:table-cell>
          <table:table-cell office:value-type="string">
            <text:p>2 Out 09, 00h00</text:p>
          </table:table-cell>
          <table:table-cell office:value-type="string">
            <text:p>2 Ou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57542009</text:p>
          </table:table-cell>
          <table:table-cell office:value-type="string">
            <text:p>4º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63">
            <text:p>9263</text:p>
          </table:table-cell>
          <table:table-cell office:value-type="string">
            <text:p>BRENO GUARANA ANDRADE</text:p>
          </table:table-cell>
          <table:table-cell office:value-type="string">
            <text:p>28 Mai 10, 00h00</text:p>
          </table:table-cell>
          <table:table-cell office:value-type="string">
            <text:p>28 Mai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832-75.2010.8.17.109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65">
            <text:p>9265</text:p>
          </table:table-cell>
          <table:table-cell office:value-type="string">
            <text:p>VALDECI JOSIAS DA SILVA</text:p>
          </table:table-cell>
          <table:table-cell office:value-type="string">
            <text:p>9 Mar 09, 00h00</text:p>
          </table:table-cell>
          <table:table-cell office:value-type="string">
            <text:p>9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RAGOG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99-57.2009.8.02.0001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66">
            <text:p>9266</text:p>
          </table:table-cell>
          <table:table-cell office:value-type="string">
            <text:p>SAMUEL JOSE DOS SANTOS</text:p>
          </table:table-cell>
          <table:table-cell office:value-type="string">
            <text:p>18 Fev 09, 00h00</text:p>
          </table:table-cell>
          <table:table-cell office:value-type="string">
            <text:p>18 Fev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194-97.2009.8.02.0001</text:p>
          </table:table-cell>
          <table:table-cell office:value-type="string">
            <text:p>1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68">
            <text:p>9268</text:p>
          </table:table-cell>
          <table:table-cell office:value-type="string">
            <text:p>WAGNER MONTEIRO CAVALCANTE MANSO</text:p>
          </table:table-cell>
          <table:table-cell office:value-type="string">
            <text:p>18 Dez 09, 00h00</text:p>
          </table:table-cell>
          <table:table-cell office:value-type="string">
            <text:p>18 Dez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136-04.2009.8.02.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69">
            <text:p>9269</text:p>
          </table:table-cell>
          <table:table-cell office:value-type="string">
            <text:p>MARIA CRISTINA DA SILVA</text:p>
          </table:table-cell>
          <table:table-cell office:value-type="string">
            <text:p>11 Jan 10, 00h00</text:p>
          </table:table-cell>
          <table:table-cell office:value-type="string">
            <text:p>11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11-27.2010.8.02.0058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70">
            <text:p>9270</text:p>
          </table:table-cell>
          <table:table-cell office:value-type="string">
            <text:p>URIAS FERREIRA BARBOZA</text:p>
          </table:table-cell>
          <table:table-cell office:value-type="string">
            <text:p>10 Mar 10, 00h00</text:p>
          </table:table-cell>
          <table:table-cell office:value-type="string">
            <text:p>10 Mar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7179-64.2010.8.02.0001  
</text:p>
          </table:table-cell>
          <table:table-cell office:value-type="string">
            <text:p>12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71">
            <text:p>9271</text:p>
          </table:table-cell>
          <table:table-cell office:value-type="string">
            <text:p>MARIA DE LOURDES DOS SANTOS</text:p>
          </table:table-cell>
          <table:table-cell office:value-type="string">
            <text:p>9 Set 09, 00h00</text:p>
          </table:table-cell>
          <table:table-cell office:value-type="string">
            <text:p>9 Se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5999-09.2009.8.02.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72">
            <text:p>9272</text:p>
          </table:table-cell>
          <table:table-cell office:value-type="string">
            <text:p>MARCIA DA GAMA LUZ</text:p>
          </table:table-cell>
          <table:table-cell office:value-type="string">
            <text:p>10 Set 09, 00h00</text:p>
          </table:table-cell>
          <table:table-cell office:value-type="string">
            <text:p>10 Se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012-08.2009.8.02.0001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73">
            <text:p>9273</text:p>
          </table:table-cell>
          <table:table-cell office:value-type="string">
            <text:p>SAMARA BATISTA DE OLIVEIRA</text:p>
          </table:table-cell>
          <table:table-cell office:value-type="string">
            <text:p>17 Jan 05, 00h00</text:p>
          </table:table-cell>
          <table:table-cell office:value-type="string">
            <text:p>17 Jan 05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50011856</text:p>
          </table:table-cell>
          <table:table-cell office:value-type="string">
            <text:p>25ª VARA CÍVEL</text:p>
          </table:table-cell>
          <table:table-cell office:value-type="string">
            <text:p>1612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75">
            <text:p>9275</text:p>
          </table:table-cell>
          <table:table-cell office:value-type="string">
            <text:p>ANTONIO AMARO MENDES DE LIMA</text:p>
          </table:table-cell>
          <table:table-cell office:value-type="string">
            <text:p>24 Mai 10, 00h00</text:p>
          </table:table-cell>
          <table:table-cell office:value-type="string">
            <text:p>24 Mai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100086006</text:p>
          </table:table-cell>
          <table:table-cell office:value-type="string">
            <text:p>12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76">
            <text:p>9276</text:p>
          </table:table-cell>
          <table:table-cell office:value-type="string">
            <text:p>SILVIO CHARLES CAVALCANTE RIBEIRO</text:p>
          </table:table-cell>
          <table:table-cell office:value-type="string">
            <text:p>14 Jun 10, 00h00</text:p>
          </table:table-cell>
          <table:table-cell office:value-type="string">
            <text:p>14 Jun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20100113808</text:p>
          </table:table-cell>
          <table:table-cell office:value-type="string">
            <text:p>I JUIZADO ESPECIAL CIVEL</text:p>
          </table:table-cell>
          <table:table-cell office:value-type="string">
            <text:p>20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77">
            <text:p>9277</text:p>
          </table:table-cell>
          <table:table-cell office:value-type="string">
            <text:p>JOSE INALDO DOS SANTOS</text:p>
          </table:table-cell>
          <table:table-cell office:value-type="string">
            <text:p>9 Dez 08, 00h00</text:p>
          </table:table-cell>
          <table:table-cell office:value-type="string">
            <text:p>9 Dez 08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990562008817099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81">
            <text:p>9281</text:p>
          </table:table-cell>
          <table:table-cell office:value-type="string">
            <text:p>BENEDITO LOPES DE CASTRO - FALECIDO</text:p>
          </table:table-cell>
          <table:table-cell office:value-type="string">
            <text:p>10 Jun 09, 00h00</text:p>
          </table:table-cell>
          <table:table-cell office:value-type="string">
            <text:p>10 Jun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IE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13863-6</text:p>
          </table:table-cell>
          <table:table-cell office:value-type="string">
            <text:p>2ª VARA CÍVEL</text:p>
          </table:table-cell>
          <table:table-cell office:value-type="string">
            <text:p>4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84">
            <text:p>9284</text:p>
          </table:table-cell>
          <table:table-cell office:value-type="string">
            <text:p>MARIA JOSE DA SILVA FERREIRA</text:p>
          </table:table-cell>
          <table:table-cell office:value-type="string">
            <text:p>3 Ago 10, 00h00</text:p>
          </table:table-cell>
          <table:table-cell office:value-type="string">
            <text:p>3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53-23.2011.8.17.0470</text:p>
          </table:table-cell>
          <table:table-cell office:value-type="string">
            <text:p>2ª VARA CÍVEL</text:p>
          </table:table-cell>
          <table:table-cell office:value-type="string">
            <text:p>3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85">
            <text:p>9285</text:p>
          </table:table-cell>
          <table:table-cell office:value-type="string">
            <text:p>MARIA JOSE TEIXEIRA DE ASSUNCAO COSTA</text:p>
          </table:table-cell>
          <table:table-cell office:value-type="string">
            <text:p>3 Ago 10, 00h00</text:p>
          </table:table-cell>
          <table:table-cell office:value-type="string">
            <text:p>3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0-86.2011.8.02.0001</text:p>
          </table:table-cell>
          <table:table-cell office:value-type="string">
            <text:p>11ª VARA CÍVEL</text:p>
          </table:table-cell>
          <table:table-cell office:value-type="string">
            <text:p>32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86">
            <text:p>9286</text:p>
          </table:table-cell>
          <table:table-cell office:value-type="string">
            <text:p>NEISA GOMES DO NASCIMENTO</text:p>
          </table:table-cell>
          <table:table-cell office:value-type="string">
            <text:p>30 Nov 09, 00h00</text:p>
          </table:table-cell>
          <table:table-cell office:value-type="string">
            <text:p>30 Nov 09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28-61.2009.8.17.0770</text:p>
          </table:table-cell>
          <table:table-cell office:value-type="string">
            <text:p>VARA ÚNICA</text:p>
          </table:table-cell>
          <table:table-cell office:value-type="string">
            <text:p>98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88">
            <text:p>9288</text:p>
          </table:table-cell>
          <table:table-cell office:value-type="string">
            <text:p>NOEME MARIA BARBOSA DA SILVA</text:p>
          </table:table-cell>
          <table:table-cell office:value-type="string">
            <text:p>3 Ago 10, 00h00</text:p>
          </table:table-cell>
          <table:table-cell office:value-type="string">
            <text:p>3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DAL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98-32.2010.8.17.1080</text:p>
          </table:table-cell>
          <table:table-cell office:value-type="string">
            <text:p>1ª VARA CÍVEL</text:p>
          </table:table-cell>
          <table:table-cell office:value-type="string">
            <text:p>3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89">
            <text:p>9289</text:p>
          </table:table-cell>
          <table:table-cell office:value-type="string">
            <text:p>QUITERIA MORAES DA SILVA</text:p>
          </table:table-cell>
          <table:table-cell office:value-type="string">
            <text:p>1 Fev 10, 00h00</text:p>
          </table:table-cell>
          <table:table-cell office:value-type="string">
            <text:p>1 Fev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UNIAO DOS 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39-98.2010.8.02.0056  
</text:p>
          </table:table-cell>
          <table:table-cell office:value-type="string">
            <text:p>2ª VARA CÍ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90">
            <text:p>9290</text:p>
          </table:table-cell>
          <table:table-cell office:value-type="string">
            <text:p>TXEULLY SANTOS DE FARIAS</text:p>
          </table:table-cell>
          <table:table-cell office:value-type="string">
            <text:p>23 Abr 10, 00h00</text:p>
          </table:table-cell>
          <table:table-cell office:value-type="string">
            <text:p>23 Abr 10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8100015813</text:p>
          </table:table-cell>
          <table:table-cell office:value-type="string">
            <text:p>3ª VARA CÍ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91">
            <text:p>9291</text:p>
          </table:table-cell>
          <table:table-cell office:value-type="string">
            <text:p>VALBRINKE COMERCIO MATERIAIS PEDAGÓGICOS LTDA.</text:p>
          </table:table-cell>
          <table:table-cell office:value-type="string">
            <text:p>17 Mar 99, 00h00</text:p>
          </table:table-cell>
          <table:table-cell office:value-type="string">
            <text:p>17 Mar 99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495-57.1999.8.17.0001</text:p>
          </table:table-cell>
          <table:table-cell office:value-type="string">
            <text:p>5ª VARA CIVEL</text:p>
          </table:table-cell>
          <table:table-cell office:value-type="string">
            <text:p>2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95">
            <text:p>9295</text:p>
          </table:table-cell>
          <table:table-cell office:value-type="string">
            <text:p>ERIVALDO ALVES DO NASCIMENTO</text:p>
          </table:table-cell>
          <table:table-cell office:value-type="string">
            <text:p>9 Set 09, 00h00</text:p>
          </table:table-cell>
          <table:table-cell office:value-type="string">
            <text:p>9 Se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25973-5</text:p>
          </table:table-cell>
          <table:table-cell office:value-type="string">
            <text:p>12ª VARA CI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96">
            <text:p>9296</text:p>
          </table:table-cell>
          <table:table-cell office:value-type="string">
            <text:p>JOSE HENRIQUE PEREIRA DA SILVA</text:p>
          </table:table-cell>
          <table:table-cell office:value-type="string">
            <text:p>6 Ago 10, 00h00</text:p>
          </table:table-cell>
          <table:table-cell office:value-type="string">
            <text:p>6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6947-56.2010.8.02.0001</text:p>
          </table:table-cell>
          <table:table-cell office:value-type="string">
            <text:p>10ª VARA CÍVEL</text:p>
          </table:table-cell>
          <table:table-cell office:value-type="string">
            <text:p>3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98">
            <text:p>9298</text:p>
          </table:table-cell>
          <table:table-cell office:value-type="string">
            <text:p>SEVERINO FRANCISCO XAVIER</text:p>
          </table:table-cell>
          <table:table-cell office:value-type="string">
            <text:p>6 Ago 10, 00h00</text:p>
          </table:table-cell>
          <table:table-cell office:value-type="string">
            <text:p>6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59-60.2011.8.17.0670</text:p>
          </table:table-cell>
          <table:table-cell office:value-type="string">
            <text:p>1ª VARA CÍVEL</text:p>
          </table:table-cell>
          <table:table-cell office:value-type="string">
            <text:p>27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string">
            <text:p>EVANI MARIA MALAQUIAS DE OLIVEIRA</text:p>
          </table:table-cell>
          <table:table-cell office:value-type="string">
            <text:p>9 Ago 10, 00h00</text:p>
          </table:table-cell>
          <table:table-cell office:value-type="string">
            <text:p>9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78-31.2011.8.02.0051</text:p>
          </table:table-cell>
          <table:table-cell office:value-type="string">
            <text:p>2ª VARA CÍVEL</text:p>
          </table:table-cell>
          <table:table-cell office:value-type="string">
            <text:p>32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02">
            <text:p>9302</text:p>
          </table:table-cell>
          <table:table-cell office:value-type="string">
            <text:p>MARIA VILANI DE ALMEIDA CAMPOS</text:p>
          </table:table-cell>
          <table:table-cell office:value-type="string">
            <text:p>9 Ago 10, 00h00</text:p>
          </table:table-cell>
          <table:table-cell office:value-type="string">
            <text:p>9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315-52.2010.8.02.0058  
0</text:p>
          </table:table-cell>
          <table:table-cell office:value-type="string">
            <text:p>6º VARA CÍVEL</text:p>
          </table:table-cell>
          <table:table-cell office:value-type="string">
            <text:p>32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03">
            <text:p>9303</text:p>
          </table:table-cell>
          <table:table-cell office:value-type="string">
            <text:p>MANOEL GERVASIO DE MOURA</text:p>
          </table:table-cell>
          <table:table-cell office:value-type="string">
            <text:p>9 Ago 10, 00h00</text:p>
          </table:table-cell>
          <table:table-cell office:value-type="string">
            <text:p>9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8-51.2011.8.02.0001</text:p>
          </table:table-cell>
          <table:table-cell office:value-type="string">
            <text:p>9ª VARA CIVEL</text:p>
          </table:table-cell>
          <table:table-cell office:value-type="string">
            <text:p>34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04">
            <text:p>9304</text:p>
          </table:table-cell>
          <table:table-cell office:value-type="string">
            <text:p>ALLAN CHRISTIAN PEREIRA DA SILVA</text:p>
          </table:table-cell>
          <table:table-cell office:value-type="string">
            <text:p>9 Ago 10, 00h00</text:p>
          </table:table-cell>
          <table:table-cell office:value-type="string">
            <text:p>9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05">
            <text:p>9305</text:p>
          </table:table-cell>
          <table:table-cell office:value-type="string">
            <text:p>SELMA PATRICIA COSTA NOGUEIRA</text:p>
          </table:table-cell>
          <table:table-cell office:value-type="string">
            <text:p>9 Ago 10, 00h00</text:p>
          </table:table-cell>
          <table:table-cell office:value-type="string">
            <text:p>9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2486-03.2010.8.02.0001</text:p>
          </table:table-cell>
          <table:table-cell office:value-type="string">
            <text:p>3ª VARA CÍVEL</text:p>
          </table:table-cell>
          <table:table-cell office:value-type="string">
            <text:p>3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08">
            <text:p>9308</text:p>
          </table:table-cell>
          <table:table-cell office:value-type="string">
            <text:p>JADSON EMIDIO DE MORAES</text:p>
          </table:table-cell>
          <table:table-cell office:value-type="string">
            <text:p>11 Ago 10, 00h00</text:p>
          </table:table-cell>
          <table:table-cell office:value-type="string">
            <text:p>11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ERRA TALHA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8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09">
            <text:p>9309</text:p>
          </table:table-cell>
          <table:table-cell office:value-type="string">
            <text:p>GILSON AMADEU DOS SANTOS</text:p>
          </table:table-cell>
          <table:table-cell office:value-type="string">
            <text:p>11 Ago 10, 00h00</text:p>
          </table:table-cell>
          <table:table-cell office:value-type="string">
            <text:p>11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70-18.2011.8.17.0420</text:p>
          </table:table-cell>
          <table:table-cell office:value-type="string">
            <text:p>3ª VARA CÍVEL</text:p>
          </table:table-cell>
          <table:table-cell office:value-type="string">
            <text:p>8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10">
            <text:p>9310</text:p>
          </table:table-cell>
          <table:table-cell office:value-type="string">
            <text:p>VILLIAN MACIEL DE OLIVEIRA</text:p>
          </table:table-cell>
          <table:table-cell office:value-type="string">
            <text:p>11 Ago 10, 00h00</text:p>
          </table:table-cell>
          <table:table-cell office:value-type="string">
            <text:p>11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2490-40.2010.8.02.0001</text:p>
          </table:table-cell>
          <table:table-cell office:value-type="string">
            <text:p>1ª VARA CÍVEL</text:p>
          </table:table-cell>
          <table:table-cell office:value-type="string">
            <text:p>2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12">
            <text:p>9312</text:p>
          </table:table-cell>
          <table:table-cell office:value-type="string">
            <text:p>MAURICIO NEVES DE FRANÇA</text:p>
          </table:table-cell>
          <table:table-cell office:value-type="string">
            <text:p>20 Mai 04, 00h00</text:p>
          </table:table-cell>
          <table:table-cell office:value-type="string">
            <text:p>20 Mai 04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040151620</text:p>
          </table:table-cell>
          <table:table-cell office:value-type="string">
            <text:p>32ª VARA CÍVEL</text:p>
          </table:table-cell>
          <table:table-cell office:value-type="string">
            <text:p>57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16">
            <text:p>9316</text:p>
          </table:table-cell>
          <table:table-cell office:value-type="string">
            <text:p>SEVERINO MARQUES DA COSTA</text:p>
          </table:table-cell>
          <table:table-cell office:value-type="string">
            <text:p>5 Ago 10, 00h00</text:p>
          </table:table-cell>
          <table:table-cell office:value-type="string">
            <text:p>5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0-016.934-5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19">
            <text:p>9319</text:p>
          </table:table-cell>
          <table:table-cell office:value-type="string">
            <text:p>JONATHAN ANTONIO NUNES DANTAS</text:p>
          </table:table-cell>
          <table:table-cell office:value-type="string">
            <text:p>18 Ago 10, 00h00</text:p>
          </table:table-cell>
          <table:table-cell office:value-type="string">
            <text:p>18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65-39.2011.8.02.0058</text:p>
          </table:table-cell>
          <table:table-cell office:value-type="string">
            <text:p>3ª VARA CÍVEL</text:p>
          </table:table-cell>
          <table:table-cell office:value-type="string">
            <text:p>2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20">
            <text:p>9320</text:p>
          </table:table-cell>
          <table:table-cell office:value-type="string">
            <text:p>TECMAR TRANSPORTE LTDA</text:p>
          </table:table-cell>
          <table:table-cell office:value-type="string">
            <text:p>1 Set 09, 00h00</text:p>
          </table:table-cell>
          <table:table-cell office:value-type="string">
            <text:p>1 Set 09, 00h00</text:p>
          </table:table-cell>
          <table:table-cell office:value-type="string">
            <text:p>24 Set 11, 21h26</text:p>
          </table:table-cell>
          <table:table-cell office:value-type="string">
            <text:p>CAUTELAR INOMINADA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20090143548</text:p>
          </table:table-cell>
          <table:table-cell office:value-type="string">
            <text:p>2ª VARA CÍVEL</text:p>
          </table:table-cell>
          <table:table-cell office:value-type="string">
            <text:p>58861.4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21">
            <text:p>9321</text:p>
          </table:table-cell>
          <table:table-cell office:value-type="string">
            <text:p>TECMAR TRANSPORTE LTDA</text:p>
          </table:table-cell>
          <table:table-cell office:value-type="string">
            <text:p>15 Set 09, 00h00</text:p>
          </table:table-cell>
          <table:table-cell office:value-type="string">
            <text:p>15 Set 09, 00h00</text:p>
          </table:table-cell>
          <table:table-cell office:value-type="string">
            <text:p>24 Set 11, 21h26</text:p>
          </table:table-cell>
          <table:table-cell office:value-type="string">
            <text:p>DECLARATÓRIA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220090149732</text:p>
          </table:table-cell>
          <table:table-cell office:value-type="string">
            <text:p>2ª VARA CÍVEL</text:p>
          </table:table-cell>
          <table:table-cell office:value-type="string">
            <text:p>58861.4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25">
            <text:p>9325</text:p>
          </table:table-cell>
          <table:table-cell office:value-type="string">
            <text:p>JOSE UILSON FERREIRA GALINDO</text:p>
          </table:table-cell>
          <table:table-cell office:value-type="string">
            <text:p>19 Ago 10, 00h00</text:p>
          </table:table-cell>
          <table:table-cell office:value-type="string">
            <text:p>19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TO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312-52.2010.8.17.1120</text:p>
          </table:table-cell>
          <table:table-cell office:value-type="string">
            <text:p>ÚNICA</text:p>
          </table:table-cell>
          <table:table-cell office:value-type="string">
            <text:p>4073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27">
            <text:p>9327</text:p>
          </table:table-cell>
          <table:table-cell office:value-type="string">
            <text:p>ALEXANDRE ALDAMIR PEREIRA DE MORAES</text:p>
          </table:table-cell>
          <table:table-cell office:value-type="string">
            <text:p>19 Ago 10, 00h00</text:p>
          </table:table-cell>
          <table:table-cell office:value-type="string">
            <text:p>19 Ago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RECHAL DEODO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953-84.2010.8.02.0044  
0</text:p>
          </table:table-cell>
          <table:table-cell office:value-type="string">
            <text:p>ÚNICA</text:p>
          </table:table-cell>
          <table:table-cell office:value-type="string">
            <text:p>358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30">
            <text:p>9330</text:p>
          </table:table-cell>
          <table:table-cell office:value-type="string">
            <text:p>JOAO PAULO FREITAS BATISTA</text:p>
          </table:table-cell>
          <table:table-cell office:value-type="string">
            <text:p>27 Mai 10, 00h00</text:p>
          </table:table-cell>
          <table:table-cell office:value-type="string">
            <text:p>27 Mai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1441-78.2010.8.02.0001</text:p>
          </table:table-cell>
          <table:table-cell office:value-type="string">
            <text:p>5ª VARA CI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MARILENE BEZERRA DA SILVA</text:p>
          </table:table-cell>
          <table:table-cell office:value-type="string">
            <text:p>26 Ago 10, 00h00</text:p>
          </table:table-cell>
          <table:table-cell office:value-type="string">
            <text:p>26 Ago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FARO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6948-41.2010.8.02.0001  
</text:p>
          </table:table-cell>
          <table:table-cell office:value-type="string">
            <text:p>10ª VARA CÍVEL</text:p>
          </table:table-cell>
          <table:table-cell office:value-type="string">
            <text:p>46001.8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32">
            <text:p>9332</text:p>
          </table:table-cell>
          <table:table-cell office:value-type="string">
            <text:p>VERONICA PEREIRA TENORIO</text:p>
          </table:table-cell>
          <table:table-cell office:value-type="string">
            <text:p>21 Jun 10, 00h00</text:p>
          </table:table-cell>
          <table:table-cell office:value-type="string">
            <text:p>21 Jun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85-54.2010.8.17.067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33">
            <text:p>9333</text:p>
          </table:table-cell>
          <table:table-cell office:value-type="string">
            <text:p>MARIA DE FATIMA OLIVEIRA CAMARA</text:p>
          </table:table-cell>
          <table:table-cell office:value-type="string">
            <text:p>22 Jul 10, 00h00</text:p>
          </table:table-cell>
          <table:table-cell office:value-type="string">
            <text:p>22 Jul 10, 00h00</text:p>
          </table:table-cell>
          <table:table-cell office:value-type="string">
            <text:p>24 Set 11, 21h26</text:p>
          </table:table-cell>
          <table:table-cell office:value-type="string">
            <text:p>ORDINÁRIA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606-79.2010.8.02.0058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35">
            <text:p>9335</text:p>
          </table:table-cell>
          <table:table-cell office:value-type="string">
            <text:p>ALEXANDRE ALDAMIR PEREIRA DE MORAES</text:p>
          </table:table-cell>
          <table:table-cell office:value-type="string">
            <text:p>27 Mai 10, 00h00</text:p>
          </table:table-cell>
          <table:table-cell office:value-type="string">
            <text:p>27 Mai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RECHAL DEODO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1441-78.2010.8.02.0001</text:p>
          </table:table-cell>
          <table:table-cell office:value-type="string">
            <text:p>5ª VARA CI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37">
            <text:p>9337</text:p>
          </table:table-cell>
          <table:table-cell office:value-type="string">
            <text:p>ROBERTO WILLIAN NEGREIROS DE SOUSA</text:p>
          </table:table-cell>
          <table:table-cell office:value-type="string">
            <text:p>13 Jul 07, 00h00</text:p>
          </table:table-cell>
          <table:table-cell office:value-type="string">
            <text:p>13 Jul 07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112962007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39">
            <text:p>9339</text:p>
          </table:table-cell>
          <table:table-cell office:value-type="string">
            <text:p>MARIA VALERIA DE CARVALHO WANDERLEY</text:p>
          </table:table-cell>
          <table:table-cell office:value-type="string">
            <text:p>27 Jul 10, 00h00</text:p>
          </table:table-cell>
          <table:table-cell office:value-type="string">
            <text:p>27 Jul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0100155348</text:p>
          </table:table-cell>
          <table:table-cell office:value-type="string">
            <text:p>9º JEC MACEIO - AL</text:p>
          </table:table-cell>
          <table:table-cell office:value-type="string">
            <text:p>20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40">
            <text:p>9340</text:p>
          </table:table-cell>
          <table:table-cell office:value-type="string">
            <text:p>ALISSON SANTOS LOPES SAMPAIO</text:p>
          </table:table-cell>
          <table:table-cell office:value-type="string">
            <text:p>23 Out 09, 00h00</text:p>
          </table:table-cell>
          <table:table-cell office:value-type="string">
            <text:p>23 Ou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30996-1</text:p>
          </table:table-cell>
          <table:table-cell office:value-type="string">
            <text:p>3ª VARA CÍ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41">
            <text:p>9341</text:p>
          </table:table-cell>
          <table:table-cell office:value-type="string">
            <text:p>LEANDRO CESAR PIMENTEL ALVES</text:p>
          </table:table-cell>
          <table:table-cell office:value-type="string">
            <text:p>7 Nov 05, 00h00</text:p>
          </table:table-cell>
          <table:table-cell office:value-type="string">
            <text:p>7 Nov 05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29256-72.2005.8.17.0001</text:p>
          </table:table-cell>
          <table:table-cell office:value-type="string">
            <text:p>1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42">
            <text:p>9342</text:p>
          </table:table-cell>
          <table:table-cell office:value-type="string">
            <text:p>LUCIANA LOPES FARIAS</text:p>
          </table:table-cell>
          <table:table-cell office:value-type="string">
            <text:p>7 Jun 10, 00h00</text:p>
          </table:table-cell>
          <table:table-cell office:value-type="string">
            <text:p>7 Jun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835-74.2010.8.17.099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45">
            <text:p>9345</text:p>
          </table:table-cell>
          <table:table-cell office:value-type="string">
            <text:p>TIAGO DE ARAUJO GOIS</text:p>
          </table:table-cell>
          <table:table-cell office:value-type="string">
            <text:p>3 Set 10, 00h00</text:p>
          </table:table-cell>
          <table:table-cell office:value-type="string">
            <text:p>3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22-88.2011.8.02.0001</text:p>
          </table:table-cell>
          <table:table-cell office:value-type="string">
            <text:p>1ª VARA CÍVEL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54">
            <text:p>9354</text:p>
          </table:table-cell>
          <table:table-cell office:value-type="string">
            <text:p>MARLON GUILHERME PALMA</text:p>
          </table:table-cell>
          <table:table-cell office:value-type="string">
            <text:p>9 Set 10, 00h00</text:p>
          </table:table-cell>
          <table:table-cell office:value-type="string">
            <text:p>9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ERRANOPOLI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334-93.2011.8.02.0053</text:p>
          </table:table-cell>
          <table:table-cell office:value-type="string">
            <text:p>1ª VARA CÍVEL</text:p>
          </table:table-cell>
          <table:table-cell office:value-type="string">
            <text:p>30729.2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57">
            <text:p>9357</text:p>
          </table:table-cell>
          <table:table-cell office:value-type="string">
            <text:p>JOSE ALVES DA SILVA</text:p>
          </table:table-cell>
          <table:table-cell office:value-type="string">
            <text:p>10 Set 10, 00h00</text:p>
          </table:table-cell>
          <table:table-cell office:value-type="string">
            <text:p>10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56-752011.8.02.0058</text:p>
          </table:table-cell>
          <table:table-cell office:value-type="string">
            <text:p>2ª VARA CÍVEL</text:p>
          </table:table-cell>
          <table:table-cell office:value-type="string">
            <text:p>34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58">
            <text:p>9358</text:p>
          </table:table-cell>
          <table:table-cell office:value-type="string">
            <text:p>WARNER LEITE DE ASSIS</text:p>
          </table:table-cell>
          <table:table-cell office:value-type="string">
            <text:p>10 Set 10, 00h00</text:p>
          </table:table-cell>
          <table:table-cell office:value-type="string">
            <text:p>10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921-80.2010.8.02.0058  
</text:p>
          </table:table-cell>
          <table:table-cell office:value-type="string">
            <text:p>2ª VARA CÍVEL</text:p>
          </table:table-cell>
          <table:table-cell office:value-type="string">
            <text:p>4036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62">
            <text:p>9362</text:p>
          </table:table-cell>
          <table:table-cell office:value-type="string">
            <text:p>ADROVANDO SOARES DOS SANTOS</text:p>
          </table:table-cell>
          <table:table-cell office:value-type="string">
            <text:p>10 Set 10, 00h00</text:p>
          </table:table-cell>
          <table:table-cell office:value-type="string">
            <text:p>10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63-94.2010.8.02.0053</text:p>
          </table:table-cell>
          <table:table-cell office:value-type="string">
            <text:p>2ª VARA CÍVEL</text:p>
          </table:table-cell>
          <table:table-cell office:value-type="string">
            <text:p>943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63">
            <text:p>9363</text:p>
          </table:table-cell>
          <table:table-cell office:value-type="string">
            <text:p>DAVID PAULINO COSTA</text:p>
          </table:table-cell>
          <table:table-cell office:value-type="string">
            <text:p>10 Set 10, 00h00</text:p>
          </table:table-cell>
          <table:table-cell office:value-type="string">
            <text:p>10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13-95.2011.8.17.0670</text:p>
          </table:table-cell>
          <table:table-cell office:value-type="string">
            <text:p>1ª VARA CÍVEL</text:p>
          </table:table-cell>
          <table:table-cell office:value-type="string">
            <text:p>3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65">
            <text:p>9365</text:p>
          </table:table-cell>
          <table:table-cell office:value-type="string">
            <text:p>MARGARIDA FEITOSA DA SILVA</text:p>
          </table:table-cell>
          <table:table-cell office:value-type="string">
            <text:p>10 Set 10, 00h00</text:p>
          </table:table-cell>
          <table:table-cell office:value-type="string">
            <text:p>10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2485-18.2010.8.02.0001</text:p>
          </table:table-cell>
          <table:table-cell office:value-type="string">
            <text:p>1ª VARA CÍVEL</text:p>
          </table:table-cell>
          <table:table-cell office:value-type="string">
            <text:p>143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66">
            <text:p>9366</text:p>
          </table:table-cell>
          <table:table-cell office:value-type="string">
            <text:p>GERSON DE LIMA</text:p>
          </table:table-cell>
          <table:table-cell office:value-type="string">
            <text:p>10 Set 10, 00h00</text:p>
          </table:table-cell>
          <table:table-cell office:value-type="string">
            <text:p>10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AND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00-21.2011.8.17.1120</text:p>
          </table:table-cell>
          <table:table-cell office:value-type="string">
            <text:p>ÚNICA</text:p>
          </table:table-cell>
          <table:table-cell office:value-type="string">
            <text:p>242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67">
            <text:p>9367</text:p>
          </table:table-cell>
          <table:table-cell office:value-type="string">
            <text:p>ADNILSON V DA SILVA FILHO</text:p>
          </table:table-cell>
          <table:table-cell office:value-type="string">
            <text:p>13 Set 10, 00h00</text:p>
          </table:table-cell>
          <table:table-cell office:value-type="string">
            <text:p>13 Set 10, 00h00</text:p>
          </table:table-cell>
          <table:table-cell office:value-type="string">
            <text:p>27 Set 11, 15h59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5956-82.2011.8.17.0810</text:p>
          </table:table-cell>
          <table:table-cell office:value-type="string">
            <text:p>1ª VARA CÍVEL</text:p>
          </table:table-cell>
          <table:table-cell office:value-type="string">
            <text:p>30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68">
            <text:p>9368</text:p>
          </table:table-cell>
          <table:table-cell office:value-type="string">
            <text:p>MARIA DE FATIMA SIMPLICIO</text:p>
          </table:table-cell>
          <table:table-cell office:value-type="string">
            <text:p>13 Set 10, 00h00</text:p>
          </table:table-cell>
          <table:table-cell office:value-type="string">
            <text:p>13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91-12.2011.8.02.0001</text:p>
          </table:table-cell>
          <table:table-cell office:value-type="string">
            <text:p>6º VARA CÍVEL</text:p>
          </table:table-cell>
          <table:table-cell office:value-type="string">
            <text:p>1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69">
            <text:p>9369</text:p>
          </table:table-cell>
          <table:table-cell office:value-type="string">
            <text:p>RITA TEIXEIRA DE ALMEIDA</text:p>
          </table:table-cell>
          <table:table-cell office:value-type="string">
            <text:p>13 Set 10, 00h00</text:p>
          </table:table-cell>
          <table:table-cell office:value-type="string">
            <text:p>13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OCA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7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70">
            <text:p>9370</text:p>
          </table:table-cell>
          <table:table-cell office:value-type="string">
            <text:p>ERISVALDO TAVARES BARBOSA</text:p>
          </table:table-cell>
          <table:table-cell office:value-type="string">
            <text:p>13 Set 10, 00h00</text:p>
          </table:table-cell>
          <table:table-cell office:value-type="string">
            <text:p>13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2487-85.2010.8.02.0001</text:p>
          </table:table-cell>
          <table:table-cell office:value-type="string">
            <text:p>7ª VARA CÍVEL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83">
            <text:p>9383</text:p>
          </table:table-cell>
          <table:table-cell office:value-type="string">
            <text:p>MARIA DAS NEVES TENORIO AMARAL</text:p>
          </table:table-cell>
          <table:table-cell office:value-type="string">
            <text:p>24 Set 10, 00h00</text:p>
          </table:table-cell>
          <table:table-cell office:value-type="string">
            <text:p>24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CIMBINH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52-26.2011.8.02.0006</text:p>
          </table:table-cell>
          <table:table-cell office:value-type="string">
            <text:p>ÚNICA</text:p>
          </table:table-cell>
          <table:table-cell office:value-type="string">
            <text:p>2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84">
            <text:p>9384</text:p>
          </table:table-cell>
          <table:table-cell office:value-type="string">
            <text:p>SANDRA CRISTINA RODRIGUES ALBINO BAR</text:p>
          </table:table-cell>
          <table:table-cell office:value-type="string">
            <text:p>24 Set 10, 00h00</text:p>
          </table:table-cell>
          <table:table-cell office:value-type="string">
            <text:p>24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394-14.2010.8.17.0640</text:p>
          </table:table-cell>
          <table:table-cell office:value-type="string">
            <text:p>1ª VARA CÍVEL</text:p>
          </table:table-cell>
          <table:table-cell office:value-type="string">
            <text:p>31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85">
            <text:p>9385</text:p>
          </table:table-cell>
          <table:table-cell office:value-type="string">
            <text:p>ELIAS VERISSIMO DA SILVA</text:p>
          </table:table-cell>
          <table:table-cell office:value-type="string">
            <text:p>24 Set 10, 00h00</text:p>
          </table:table-cell>
          <table:table-cell office:value-type="string">
            <text:p>24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PAUL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0914-33.2010.8.17.0001</text:p>
          </table:table-cell>
          <table:table-cell office:value-type="string">
            <text:p>7ª VARA CÍVEL</text:p>
          </table:table-cell>
          <table:table-cell office:value-type="string">
            <text:p>25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86">
            <text:p>9386</text:p>
          </table:table-cell>
          <table:table-cell office:value-type="string">
            <text:p>EVERTON VIEIRA DA SILVA</text:p>
          </table:table-cell>
          <table:table-cell office:value-type="string">
            <text:p>28 Set 10, 00h00</text:p>
          </table:table-cell>
          <table:table-cell office:value-type="string">
            <text:p>28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JOSE DA TAPE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95-77.2010.8.02.0036</text:p>
          </table:table-cell>
          <table:table-cell office:value-type="string">
            <text:p>ÚNICA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87">
            <text:p>9387</text:p>
          </table:table-cell>
          <table:table-cell office:value-type="string">
            <text:p>CLEONCIO FERREIRA DA CRUZ</text:p>
          </table:table-cell>
          <table:table-cell office:value-type="string">
            <text:p>28 Set 10, 00h00</text:p>
          </table:table-cell>
          <table:table-cell office:value-type="string">
            <text:p>28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094-52.2010.8.02.0001</text:p>
          </table:table-cell>
          <table:table-cell office:value-type="string">
            <text:p>7ª VARA CÍVEL</text:p>
          </table:table-cell>
          <table:table-cell office:value-type="string">
            <text:p>276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88">
            <text:p>9388</text:p>
          </table:table-cell>
          <table:table-cell office:value-type="string">
            <text:p>JOSELIA LOPES DA SILVA</text:p>
          </table:table-cell>
          <table:table-cell office:value-type="string">
            <text:p>28 Set 10, 00h00</text:p>
          </table:table-cell>
          <table:table-cell office:value-type="string">
            <text:p>28 Se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0911-78.2010.8.17.0001</text:p>
          </table:table-cell>
          <table:table-cell office:value-type="string">
            <text:p>7ª VARA CÍVEL</text:p>
          </table:table-cell>
          <table:table-cell office:value-type="string">
            <text:p>35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91">
            <text:p>9391</text:p>
          </table:table-cell>
          <table:table-cell office:value-type="string">
            <text:p>JOSE RICARDO MORENO BENIGNO</text:p>
          </table:table-cell>
          <table:table-cell office:value-type="string">
            <text:p>16 Dez 99, 00h00</text:p>
          </table:table-cell>
          <table:table-cell office:value-type="string">
            <text:p>16 Dez 9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991361904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93">
            <text:p>9393</text:p>
          </table:table-cell>
          <table:table-cell office:value-type="string">
            <text:p>PARNATUR CAMBIO E TURISMO LTDA</text:p>
          </table:table-cell>
          <table:table-cell office:value-type="string">
            <text:p>3 Nov 09, 00h00</text:p>
          </table:table-cell>
          <table:table-cell office:value-type="string">
            <text:p>3 Nov 0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ARNAI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0092009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397">
            <text:p>9397</text:p>
          </table:table-cell>
          <table:table-cell office:value-type="string">
            <text:p>ROMULO EMANUEL ALVES DE OLIVEIRA</text:p>
          </table:table-cell>
          <table:table-cell office:value-type="string">
            <text:p>22 Dez 06, 00h00</text:p>
          </table:table-cell>
          <table:table-cell office:value-type="string">
            <text:p>22 Dez 06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GARANHU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13-45.2006.8.17.8022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string">
            <text:p>MARIA LINS DOS SANTOS</text:p>
          </table:table-cell>
          <table:table-cell office:value-type="string">
            <text:p>29 Jan 10, 00h00</text:p>
          </table:table-cell>
          <table:table-cell office:value-type="string">
            <text:p>29 Jan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72-40.2010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01">
            <text:p>9401</text:p>
          </table:table-cell>
          <table:table-cell office:value-type="string">
            <text:p>CARMELITA MARIA DA CONCEICAO SILVA</text:p>
          </table:table-cell>
          <table:table-cell office:value-type="string">
            <text:p>26 Nov 09, 00h00</text:p>
          </table:table-cell>
          <table:table-cell office:value-type="string">
            <text:p>26 Nov 0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353-58.2009.8.02.0001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02">
            <text:p>9402</text:p>
          </table:table-cell>
          <table:table-cell office:value-type="string">
            <text:p>PAULO TAVARES DE OLIVEIRA</text:p>
          </table:table-cell>
          <table:table-cell office:value-type="string">
            <text:p>13 Ago 10, 00h00</text:p>
          </table:table-cell>
          <table:table-cell office:value-type="string">
            <text:p>13 Ago 10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55252010817000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06">
            <text:p>9406</text:p>
          </table:table-cell>
          <table:table-cell office:value-type="string">
            <text:p>JAILSON DOMINGUES DA SILVA</text:p>
          </table:table-cell>
          <table:table-cell office:value-type="string">
            <text:p>1 Out 10, 00h00</text:p>
          </table:table-cell>
          <table:table-cell office:value-type="string">
            <text:p>1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101-44.2010.8.02.0001</text:p>
          </table:table-cell>
          <table:table-cell office:value-type="string">
            <text:p>3ª VARA CÍVEL</text:p>
          </table:table-cell>
          <table:table-cell office:value-type="string">
            <text:p>3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07">
            <text:p>9407</text:p>
          </table:table-cell>
          <table:table-cell office:value-type="string">
            <text:p>ADELMO PEREIRA SANTOS</text:p>
          </table:table-cell>
          <table:table-cell office:value-type="string">
            <text:p>4 Out 10, 00h00</text:p>
          </table:table-cell>
          <table:table-cell office:value-type="string">
            <text:p>4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098-89.2010.8.02.0001</text:p>
          </table:table-cell>
          <table:table-cell office:value-type="string">
            <text:p>13ª VARA CÍVEL</text:p>
          </table:table-cell>
          <table:table-cell office:value-type="string">
            <text:p>257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09">
            <text:p>9409</text:p>
          </table:table-cell>
          <table:table-cell office:value-type="string">
            <text:p>EDENIR RIBEIRO GUIMARÃES</text:p>
          </table:table-cell>
          <table:table-cell office:value-type="string">
            <text:p>4 Ago 10, 00h00</text:p>
          </table:table-cell>
          <table:table-cell office:value-type="string">
            <text:p>4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0-011.832-8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10">
            <text:p>9410</text:p>
          </table:table-cell>
          <table:table-cell office:value-type="string">
            <text:p>JOSE MAXIMILIANO MACHADO CAVALCANTI</text:p>
          </table:table-cell>
          <table:table-cell office:value-type="string">
            <text:p>17 Set 10, 00h00</text:p>
          </table:table-cell>
          <table:table-cell office:value-type="string">
            <text:p>17 Set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0.902.378-6</text:p>
          </table:table-cell>
          <table:table-cell office:value-type="string">
            <text:p>12º JEC - PROJUDI</text:p>
          </table:table-cell>
          <table:table-cell office:value-type="string">
            <text:p>2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11">
            <text:p>9411</text:p>
          </table:table-cell>
          <table:table-cell office:value-type="string">
            <text:p>DJAMILSON JOSE DA SILVA</text:p>
          </table:table-cell>
          <table:table-cell office:value-type="string">
            <text:p>17 Ago 10, 00h00</text:p>
          </table:table-cell>
          <table:table-cell office:value-type="string">
            <text:p>17 Ago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04-16.2010.8.17.8103</text:p>
          </table:table-cell>
          <table:table-cell office:value-type="string">
            <text:p>III JEC DA CAPITAL - CORDEIRO</text:p>
          </table:table-cell>
          <table:table-cell office:value-type="string">
            <text:p>15369.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13">
            <text:p>9413</text:p>
          </table:table-cell>
          <table:table-cell office:value-type="string">
            <text:p>ARTUR CESAR VALOIS DE CASTRO</text:p>
          </table:table-cell>
          <table:table-cell office:value-type="string">
            <text:p>20 Set 10, 00h00</text:p>
          </table:table-cell>
          <table:table-cell office:value-type="string">
            <text:p>20 Se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0.021.046-5</text:p>
          </table:table-cell>
          <table:table-cell office:value-type="string">
            <text:p>9º JEC - PROJUDI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15">
            <text:p>9415</text:p>
          </table:table-cell>
          <table:table-cell office:value-type="string">
            <text:p>OSMAN DE OLIVEIRA SANTOS</text:p>
          </table:table-cell>
          <table:table-cell office:value-type="string">
            <text:p>7 Out 10, 00h00</text:p>
          </table:table-cell>
          <table:table-cell office:value-type="string">
            <text:p>7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0912-63.2010.8.17.0001</text:p>
          </table:table-cell>
          <table:table-cell office:value-type="string">
            <text:p>25ª VARA CÍVEL</text:p>
          </table:table-cell>
          <table:table-cell office:value-type="string">
            <text:p>313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17">
            <text:p>9417</text:p>
          </table:table-cell>
          <table:table-cell office:value-type="string">
            <text:p>JACINTA DE FATIMA CAVALCANTE MARQUES</text:p>
          </table:table-cell>
          <table:table-cell office:value-type="string">
            <text:p>24 Set 10, 00h00</text:p>
          </table:table-cell>
          <table:table-cell office:value-type="string">
            <text:p>24 Se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027-87.2009.8.02.0001</text:p>
          </table:table-cell>
          <table:table-cell office:value-type="string">
            <text:p>2ª CAM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18">
            <text:p>9418</text:p>
          </table:table-cell>
          <table:table-cell office:value-type="string">
            <text:p>MARIA VILANI DE ALMEIDA CAMPOS</text:p>
          </table:table-cell>
          <table:table-cell office:value-type="string">
            <text:p>9 Jul 10, 00h00</text:p>
          </table:table-cell>
          <table:table-cell office:value-type="string">
            <text:p>9 Jul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5852-67.2010.8.02.0001</text:p>
          </table:table-cell>
          <table:table-cell office:value-type="string">
            <text:p>2ª CAM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20">
            <text:p>9420</text:p>
          </table:table-cell>
          <table:table-cell office:value-type="string">
            <text:p>JOSE PEREIRA</text:p>
          </table:table-cell>
          <table:table-cell office:value-type="string">
            <text:p>11 Out 10, 00h00</text:p>
          </table:table-cell>
          <table:table-cell office:value-type="string">
            <text:p>11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4-49.2011.8.02.0001</text:p>
          </table:table-cell>
          <table:table-cell office:value-type="string">
            <text:p>5ª VARA CIVEL</text:p>
          </table:table-cell>
          <table:table-cell office:value-type="string">
            <text:p>32937.9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23">
            <text:p>9423</text:p>
          </table:table-cell>
          <table:table-cell office:value-type="string">
            <text:p>EDILE TENORIO BARROS LIMA</text:p>
          </table:table-cell>
          <table:table-cell office:value-type="string">
            <text:p>13 Out 10, 00h00</text:p>
          </table:table-cell>
          <table:table-cell office:value-type="string">
            <text:p>13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096-22.2010.8.02.0001</text:p>
          </table:table-cell>
          <table:table-cell office:value-type="string">
            <text:p>8ª VARA CÍVEL</text:p>
          </table:table-cell>
          <table:table-cell office:value-type="string">
            <text:p>3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24">
            <text:p>9424</text:p>
          </table:table-cell>
          <table:table-cell office:value-type="string">
            <text:p>ARLETE DOMINGOS PEREIRA CAVALCANTE</text:p>
          </table:table-cell>
          <table:table-cell office:value-type="string">
            <text:p>13 Out 10, 00h00</text:p>
          </table:table-cell>
          <table:table-cell office:value-type="string">
            <text:p>13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100-59.2010.8.02.0001</text:p>
          </table:table-cell>
          <table:table-cell office:value-type="string">
            <text:p>11ª VARA CÍVEL</text:p>
          </table:table-cell>
          <table:table-cell office:value-type="string">
            <text:p>35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26">
            <text:p>9426</text:p>
          </table:table-cell>
          <table:table-cell office:value-type="string">
            <text:p>FLAVIO JORGE MIRANDA PIMENTEL</text:p>
          </table:table-cell>
          <table:table-cell office:value-type="string">
            <text:p>24 Set 10, 00h00</text:p>
          </table:table-cell>
          <table:table-cell office:value-type="string">
            <text:p>24 Se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07073799-2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29">
            <text:p>9429</text:p>
          </table:table-cell>
          <table:table-cell office:value-type="string">
            <text:p>MOISES EVANGELISTA BACELAR NETO</text:p>
          </table:table-cell>
          <table:table-cell office:value-type="string">
            <text:p>10 Ago 10, 00h00</text:p>
          </table:table-cell>
          <table:table-cell office:value-type="string">
            <text:p>10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ABREU E LI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93-61.2010.8.17.0100</text:p>
          </table:table-cell>
          <table:table-cell office:value-type="string">
            <text:p>1ª VARA DA COMARCA DE ABREU E LIM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30">
            <text:p>9430</text:p>
          </table:table-cell>
          <table:table-cell office:value-type="string">
            <text:p>ANTONIO FERREIRA DA SILVA</text:p>
          </table:table-cell>
          <table:table-cell office:value-type="string">
            <text:p>10 Mar 10, 00h00</text:p>
          </table:table-cell>
          <table:table-cell office:value-type="string">
            <text:p>10 Mar 10, 00h00</text:p>
          </table:table-cell>
          <table:table-cell office:value-type="string">
            <text:p>10 Out 11, 13h08</text:p>
          </table:table-cell>
          <table:table-cell office:value-type="string">
            <text:p>CÍVEL</text:p>
          </table:table-cell>
          <table:table-cell office:value-type="string">
            <text:p>ALAGOINH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975-68.2010.8.17.1130</text:p>
          </table:table-cell>
          <table:table-cell office:value-type="string">
            <text:p>5ª VARA CIVEL</text:p>
          </table:table-cell>
          <table:table-cell office:value-type="string">
            <text:p>49301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33">
            <text:p>9433</text:p>
          </table:table-cell>
          <table:table-cell office:value-type="string">
            <text:p>SANDRA MARIA DA SILVA</text:p>
          </table:table-cell>
          <table:table-cell office:value-type="string">
            <text:p>12 Nov 07, 00h00</text:p>
          </table:table-cell>
          <table:table-cell office:value-type="string">
            <text:p>12 Nov 07, 00h00</text:p>
          </table:table-cell>
          <table:table-cell office:value-type="string">
            <text:p>24 Set 11, 21h26</text:p>
          </table:table-cell>
          <table:table-cell office:value-type="string">
            <text:p>CONSIGN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069-69.2007.8.17.0990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36">
            <text:p>9436</text:p>
          </table:table-cell>
          <table:table-cell office:value-type="string">
            <text:p>ANTONIO GOMES DOS SANTOS FILHO</text:p>
          </table:table-cell>
          <table:table-cell office:value-type="string">
            <text:p>19 Out 10, 00h00</text:p>
          </table:table-cell>
          <table:table-cell office:value-type="string">
            <text:p>19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097-07.2010.8.02.0001</text:p>
          </table:table-cell>
          <table:table-cell office:value-type="string">
            <text:p>13ª VARA CÍVEL</text:p>
          </table:table-cell>
          <table:table-cell office:value-type="string">
            <text:p>2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string">
            <text:p>LUCIANO PINTO MAIA</text:p>
          </table:table-cell>
          <table:table-cell office:value-type="string">
            <text:p>19 Out 10, 00h00</text:p>
          </table:table-cell>
          <table:table-cell office:value-type="string">
            <text:p>19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24-58.2011.8.02.0001</text:p>
          </table:table-cell>
          <table:table-cell office:value-type="string">
            <text:p>4ª VARA CÍVEL</text:p>
          </table:table-cell>
          <table:table-cell office:value-type="string">
            <text:p>63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44">
            <text:p>9444</text:p>
          </table:table-cell>
          <table:table-cell office:value-type="string">
            <text:p>SELMA PATRICIA COSTA NOGUEIRA</text:p>
          </table:table-cell>
          <table:table-cell office:value-type="string">
            <text:p>4 Out 10, 00h00</text:p>
          </table:table-cell>
          <table:table-cell office:value-type="string">
            <text:p>4 Ou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2332-61.2010.8.02.0001</text:p>
          </table:table-cell>
          <table:table-cell office:value-type="string">
            <text:p>11ª VARA CÍ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46">
            <text:p>9446</text:p>
          </table:table-cell>
          <table:table-cell office:value-type="string">
            <text:p>INACIO JOSE DA SILVA</text:p>
          </table:table-cell>
          <table:table-cell office:value-type="string">
            <text:p>12 Jan 10, 00h00</text:p>
          </table:table-cell>
          <table:table-cell office:value-type="string">
            <text:p>12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BAH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62-06.2010.8.17.1130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50">
            <text:p>9450</text:p>
          </table:table-cell>
          <table:table-cell office:value-type="string">
            <text:p>CARLOS HENRIQUE DE BARROS</text:p>
          </table:table-cell>
          <table:table-cell office:value-type="string">
            <text:p>21 Out 10, 00h00</text:p>
          </table:table-cell>
          <table:table-cell office:value-type="string">
            <text:p>21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8319-02.2010.8.17.0001</text:p>
          </table:table-cell>
          <table:table-cell office:value-type="string">
            <text:p>13ª VARA CÍVEL</text:p>
          </table:table-cell>
          <table:table-cell office:value-type="string">
            <text:p>6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53">
            <text:p>9453</text:p>
          </table:table-cell>
          <table:table-cell office:value-type="string">
            <text:p>JOSE MARCOS FELIX DE LIMA</text:p>
          </table:table-cell>
          <table:table-cell office:value-type="string">
            <text:p>21 Jun 06, 00h00</text:p>
          </table:table-cell>
          <table:table-cell office:value-type="string">
            <text:p>21 Jun 06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...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47-13.2006.8.17.071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54">
            <text:p>9454</text:p>
          </table:table-cell>
          <table:table-cell office:value-type="string">
            <text:p>ROCKSON ARAUJO FONSECA</text:p>
          </table:table-cell>
          <table:table-cell office:value-type="string">
            <text:p>22 Out 10, 00h00</text:p>
          </table:table-cell>
          <table:table-cell office:value-type="string">
            <text:p>22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56">
            <text:p>9456</text:p>
          </table:table-cell>
          <table:table-cell office:value-type="string">
            <text:p>JOSEFA ELIANE DA ROCHA</text:p>
          </table:table-cell>
          <table:table-cell office:value-type="string">
            <text:p>22 Out 10, 00h00</text:p>
          </table:table-cell>
          <table:table-cell office:value-type="string">
            <text:p>22 Out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63-69.2011.8.02.0058</text:p>
          </table:table-cell>
          <table:table-cell office:value-type="string">
            <text:p>6º VARA CÍVEL</text:p>
          </table:table-cell>
          <table:table-cell office:value-type="string">
            <text:p>2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57">
            <text:p>9457</text:p>
          </table:table-cell>
          <table:table-cell office:value-type="string">
            <text:p>JR SERVICOS DE LOCACAO DE VEICULOS LTDA</text:p>
          </table:table-cell>
          <table:table-cell office:value-type="string">
            <text:p>19 Jul 10, 00h00</text:p>
          </table:table-cell>
          <table:table-cell office:value-type="string">
            <text:p>19 Jul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678-52.2010.8.17.000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58">
            <text:p>9458</text:p>
          </table:table-cell>
          <table:table-cell office:value-type="string">
            <text:p>MARIA ZELIA FERREIRA DE LIMA</text:p>
          </table:table-cell>
          <table:table-cell office:value-type="string">
            <text:p>22 Set 10, 00h00</text:p>
          </table:table-cell>
          <table:table-cell office:value-type="string">
            <text:p>22 Se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222-25.2010.8.02.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59">
            <text:p>9459</text:p>
          </table:table-cell>
          <table:table-cell office:value-type="string">
            <text:p>JULIO FLAVIO PEIXOTO DA COSTA</text:p>
          </table:table-cell>
          <table:table-cell office:value-type="string">
            <text:p>8 Abr 10, 00h00</text:p>
          </table:table-cell>
          <table:table-cell office:value-type="string">
            <text:p>8 Abr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9565-29.2010.8.02.0001</text:p>
          </table:table-cell>
          <table:table-cell office:value-type="string">
            <text:p>1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60">
            <text:p>9460</text:p>
          </table:table-cell>
          <table:table-cell office:value-type="string">
            <text:p>RAPHAEL VILELA TIMOTEO DA SILVA</text:p>
          </table:table-cell>
          <table:table-cell office:value-type="string">
            <text:p>2 Jun 10, 00h00</text:p>
          </table:table-cell>
          <table:table-cell office:value-type="string">
            <text:p>2 Ju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1974-37.2010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61">
            <text:p>9461</text:p>
          </table:table-cell>
          <table:table-cell office:value-type="string">
            <text:p>MAGNA COELI MENDONÇA SANTOS</text:p>
          </table:table-cell>
          <table:table-cell office:value-type="string">
            <text:p>18 Out 10, 00h00</text:p>
          </table:table-cell>
          <table:table-cell office:value-type="string">
            <text:p>18 Out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17-67.2010.8.17.8118</text:p>
          </table:table-cell>
          <table:table-cell office:value-type="string">
            <text:p>VII FORUM UNIV. DE PE - MARIS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62">
            <text:p>9462</text:p>
          </table:table-cell>
          <table:table-cell office:value-type="string">
            <text:p>GELTA MARIA BEZERRA COELHO</text:p>
          </table:table-cell>
          <table:table-cell office:value-type="string">
            <text:p>13 Out 10, 00h00</text:p>
          </table:table-cell>
          <table:table-cell office:value-type="string">
            <text:p>13 Out 10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RECI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909-02.2010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63">
            <text:p>9463</text:p>
          </table:table-cell>
          <table:table-cell office:value-type="string">
            <text:p>MARLI COSTA MAIA</text:p>
          </table:table-cell>
          <table:table-cell office:value-type="string">
            <text:p>23 Set 10, 00h00</text:p>
          </table:table-cell>
          <table:table-cell office:value-type="string">
            <text:p>23 Set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373-88.2010.8.17.8104</text:p>
          </table:table-cell>
          <table:table-cell office:value-type="string">
            <text:p>IV JEC - CASA AMARELA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67">
            <text:p>9467</text:p>
          </table:table-cell>
          <table:table-cell office:value-type="string">
            <text:p>SOLANGE MARIA NOBREGA SILVA BEZERRA</text:p>
          </table:table-cell>
          <table:table-cell office:value-type="string">
            <text:p>23 Set 10, 00h00</text:p>
          </table:table-cell>
          <table:table-cell office:value-type="string">
            <text:p>23 Set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354-82.2010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string">
            <text:p>OLIMPIA FARIAS DA SILVA AGUIAR FALCAO</text:p>
          </table:table-cell>
          <table:table-cell office:value-type="string">
            <text:p>17 Ago 10, 00h00</text:p>
          </table:table-cell>
          <table:table-cell office:value-type="string">
            <text:p>17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118-04.2010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69">
            <text:p>9469</text:p>
          </table:table-cell>
          <table:table-cell office:value-type="string">
            <text:p>LUZENILTON MORAIS DE BRITO</text:p>
          </table:table-cell>
          <table:table-cell office:value-type="string">
            <text:p>1 Nov 10, 00h00</text:p>
          </table:table-cell>
          <table:table-cell office:value-type="string">
            <text:p>1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RURI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01-18.2011.8.02.0042</text:p>
          </table:table-cell>
          <table:table-cell office:value-type="string">
            <text:p>2ª VARA CÍVEL</text:p>
          </table:table-cell>
          <table:table-cell office:value-type="string">
            <text:p>19234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71">
            <text:p>9471</text:p>
          </table:table-cell>
          <table:table-cell office:value-type="string">
            <text:p>FRANCISCO NUNES FERREIRA</text:p>
          </table:table-cell>
          <table:table-cell office:value-type="string">
            <text:p>1 Nov 10, 00h00</text:p>
          </table:table-cell>
          <table:table-cell office:value-type="string">
            <text:p>1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102-29.2010.8.02.0001</text:p>
          </table:table-cell>
          <table:table-cell office:value-type="string">
            <text:p>2ª VARA CÍVEL</text:p>
          </table:table-cell>
          <table:table-cell office:value-type="string">
            <text:p>25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72">
            <text:p>9472</text:p>
          </table:table-cell>
          <table:table-cell office:value-type="string">
            <text:p>TANIA MARIA BARROS RIBEIRO</text:p>
          </table:table-cell>
          <table:table-cell office:value-type="string">
            <text:p>10 Fev 10, 00h00</text:p>
          </table:table-cell>
          <table:table-cell office:value-type="string">
            <text:p>10 Fev 10, 00h00</text:p>
          </table:table-cell>
          <table:table-cell office:value-type="string">
            <text:p>24 Set 11, 21h22</text:p>
          </table:table-cell>
          <table:table-cell office:value-type="string">
            <text:p>REINTEGRAÇÃO DE POSSE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832-58.2010.8.02.0001</text:p>
          </table:table-cell>
          <table:table-cell office:value-type="string">
            <text:p>2ª VARA CÍVEL</text:p>
          </table:table-cell>
          <table:table-cell office:value-type="string">
            <text:p>3385.3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73">
            <text:p>9473</text:p>
          </table:table-cell>
          <table:table-cell office:value-type="string">
            <text:p>VALDIAEL GONCALVES DOS SANTOS</text:p>
          </table:table-cell>
          <table:table-cell office:value-type="string">
            <text:p>1 Nov 10, 00h00</text:p>
          </table:table-cell>
          <table:table-cell office:value-type="string">
            <text:p>1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7607-33.2010.8.17.0001</text:p>
          </table:table-cell>
          <table:table-cell office:value-type="string">
            <text:p>30ª VARA CÍVEL</text:p>
          </table:table-cell>
          <table:table-cell office:value-type="string">
            <text:p>28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75">
            <text:p>9475</text:p>
          </table:table-cell>
          <table:table-cell office:value-type="string">
            <text:p>WILLSONEIDE ALEIXO QUEIROZ DE ALMEIDA</text:p>
          </table:table-cell>
          <table:table-cell office:value-type="string">
            <text:p>17 Ago 10, 00h00</text:p>
          </table:table-cell>
          <table:table-cell office:value-type="string">
            <text:p>17 Ago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4173-15.2010.8.17.0001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76">
            <text:p>9476</text:p>
          </table:table-cell>
          <table:table-cell office:value-type="string">
            <text:p>VALDECI DE ANDRADE DORTA</text:p>
          </table:table-cell>
          <table:table-cell office:value-type="string">
            <text:p>21 Set 10, 00h00</text:p>
          </table:table-cell>
          <table:table-cell office:value-type="string">
            <text:p>21 Se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4189-07.2010.8.02.0001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77">
            <text:p>9477</text:p>
          </table:table-cell>
          <table:table-cell office:value-type="string">
            <text:p>MARIA VITORIA DORTA</text:p>
          </table:table-cell>
          <table:table-cell office:value-type="string">
            <text:p>4 Nov 10, 00h00</text:p>
          </table:table-cell>
          <table:table-cell office:value-type="string">
            <text:p>4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099-74.2010.8.02.0001</text:p>
          </table:table-cell>
          <table:table-cell office:value-type="string">
            <text:p>9ª VARA CIVEL</text:p>
          </table:table-cell>
          <table:table-cell office:value-type="string">
            <text:p>33897.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87">
            <text:p>9487</text:p>
          </table:table-cell>
          <table:table-cell office:value-type="string">
            <text:p>JAILTON LOPES DA SILVA</text:p>
          </table:table-cell>
          <table:table-cell office:value-type="string">
            <text:p>11 Nov 10, 00h00</text:p>
          </table:table-cell>
          <table:table-cell office:value-type="string">
            <text:p>11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64-54.2011.8.02.0058</text:p>
          </table:table-cell>
          <table:table-cell office:value-type="string">
            <text:p>3ª VARA CÍVEL</text:p>
          </table:table-cell>
          <table:table-cell office:value-type="string">
            <text:p>28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88">
            <text:p>9488</text:p>
          </table:table-cell>
          <table:table-cell office:value-type="string">
            <text:p>VALDECI DE ANDRADE DORTA</text:p>
          </table:table-cell>
          <table:table-cell office:value-type="string">
            <text:p>11 Nov 10, 00h00</text:p>
          </table:table-cell>
          <table:table-cell office:value-type="string">
            <text:p>11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095-37.2010.8.02.0001</text:p>
          </table:table-cell>
          <table:table-cell office:value-type="string">
            <text:p>11ª VARA CÍVEL</text:p>
          </table:table-cell>
          <table:table-cell office:value-type="string">
            <text:p>29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92">
            <text:p>9492</text:p>
          </table:table-cell>
          <table:table-cell office:value-type="string">
            <text:p>TEREZA CRISTINA BOER DA SILVA</text:p>
          </table:table-cell>
          <table:table-cell office:value-type="string">
            <text:p>25 Nov 09, 00h00</text:p>
          </table:table-cell>
          <table:table-cell office:value-type="string">
            <text:p>25 Nov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350-06.2009.8.2.0001</text:p>
          </table:table-cell>
          <table:table-cell office:value-type="string">
            <text:p>12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93">
            <text:p>9493</text:p>
          </table:table-cell>
          <table:table-cell office:value-type="string">
            <text:p>ANDRE WANDERLEY BARBOSA</text:p>
          </table:table-cell>
          <table:table-cell office:value-type="string">
            <text:p>26 Nov 09, 00h00</text:p>
          </table:table-cell>
          <table:table-cell office:value-type="string">
            <text:p>26 Nov 0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49890-50.2009.8.17.0001</text:p>
          </table:table-cell>
          <table:table-cell office:value-type="string">
            <text:p>7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94">
            <text:p>9494</text:p>
          </table:table-cell>
          <table:table-cell office:value-type="string">
            <text:p>NILVONE AMARAL DE MORAIS</text:p>
          </table:table-cell>
          <table:table-cell office:value-type="string">
            <text:p>1 Out 10, 00h00</text:p>
          </table:table-cell>
          <table:table-cell office:value-type="string">
            <text:p>1 Out 10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193-84.2010.8.17.064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97">
            <text:p>9497</text:p>
          </table:table-cell>
          <table:table-cell office:value-type="string">
            <text:p>CINTHIA KALINA CRUZ DA SILVA</text:p>
          </table:table-cell>
          <table:table-cell office:value-type="string">
            <text:p>19 Nov 10, 00h00</text:p>
          </table:table-cell>
          <table:table-cell office:value-type="string">
            <text:p>19 Nov 10, 00h00</text:p>
          </table:table-cell>
          <table:table-cell office:value-type="string">
            <text:p>30 Set 11, 13h33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630-89.2011.8.17.0001</text:p>
          </table:table-cell>
          <table:table-cell office:value-type="string">
            <text:p>19ª VARA CÍVEL</text:p>
          </table:table-cell>
          <table:table-cell office:value-type="string">
            <text:p>3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98">
            <text:p>9498</text:p>
          </table:table-cell>
          <table:table-cell office:value-type="string">
            <text:p>ALCIDEA DA CONCEIÇÃO SILVA COSTA</text:p>
          </table:table-cell>
          <table:table-cell office:value-type="string">
            <text:p>18 Nov 10, 00h00</text:p>
          </table:table-cell>
          <table:table-cell office:value-type="string">
            <text:p>18 Nov 10, 00h00</text:p>
          </table:table-cell>
          <table:table-cell office:value-type="string">
            <text:p>24 Set 11, 21h22</text:p>
          </table:table-cell>
          <table:table-cell office:value-type="string">
            <text:p>BUSCA E APREENSÃO - DL 911/69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893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string">
            <text:p>GERMANO FRANCISCO DA SILVA</text:p>
          </table:table-cell>
          <table:table-cell office:value-type="string">
            <text:p>19 Nov 10, 00h00</text:p>
          </table:table-cell>
          <table:table-cell office:value-type="string">
            <text:p>19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2175-16.2011.8.17.0001</text:p>
          </table:table-cell>
          <table:table-cell office:value-type="string">
            <text:p>30ª VARA CÍVEL</text:p>
          </table:table-cell>
          <table:table-cell office:value-type="string">
            <text:p>2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string">
            <text:p>MILTON JOSE DE PONTES FILHO</text:p>
          </table:table-cell>
          <table:table-cell office:value-type="string">
            <text:p>19 Nov 10, 00h00</text:p>
          </table:table-cell>
          <table:table-cell office:value-type="string">
            <text:p>19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76-61.2011.8.02.0051</text:p>
          </table:table-cell>
          <table:table-cell office:value-type="string">
            <text:p>1ª VARA CÍVEL</text:p>
          </table:table-cell>
          <table:table-cell office:value-type="string">
            <text:p>3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10">
            <text:p>9510</text:p>
          </table:table-cell>
          <table:table-cell office:value-type="string">
            <text:p>WELLIGTON ALVES DE ARAUJO</text:p>
          </table:table-cell>
          <table:table-cell office:value-type="string">
            <text:p>25 Mar 10, 00h00</text:p>
          </table:table-cell>
          <table:table-cell office:value-type="string">
            <text:p>25 Mar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IRANH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6174-66.2010.8.02.0001</text:p>
          </table:table-cell>
          <table:table-cell office:value-type="string">
            <text:p>8ª VARA CÍ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12">
            <text:p>9512</text:p>
          </table:table-cell>
          <table:table-cell office:value-type="string">
            <text:p>JAIR LEITE MARQUES</text:p>
          </table:table-cell>
          <table:table-cell office:value-type="string">
            <text:p>25 Nov 10, 00h00</text:p>
          </table:table-cell>
          <table:table-cell office:value-type="string">
            <text:p>25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ORURI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04-04.2011.8.02.0042</text:p>
          </table:table-cell>
          <table:table-cell office:value-type="string">
            <text:p>2ª VARA CÍVEL</text:p>
          </table:table-cell>
          <table:table-cell office:value-type="string">
            <text:p>25807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string">
            <text:p>JOSE DAMIAO DA SILVA</text:p>
          </table:table-cell>
          <table:table-cell office:value-type="string">
            <text:p>25 Nov 10, 00h00</text:p>
          </table:table-cell>
          <table:table-cell office:value-type="string">
            <text:p>25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7-78.2011.8.02.0001</text:p>
          </table:table-cell>
          <table:table-cell office:value-type="string">
            <text:p>9ª VARA CIVEL</text:p>
          </table:table-cell>
          <table:table-cell office:value-type="string">
            <text:p>2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15">
            <text:p>9515</text:p>
          </table:table-cell>
          <table:table-cell office:value-type="string">
            <text:p>ERASTEN RIBEIRO DA SILVA</text:p>
          </table:table-cell>
          <table:table-cell office:value-type="string">
            <text:p>25 Nov 10, 00h00</text:p>
          </table:table-cell>
          <table:table-cell office:value-type="string">
            <text:p>25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1-71.2011.8.02.0001</text:p>
          </table:table-cell>
          <table:table-cell office:value-type="string">
            <text:p>5ª VARA CIVEL</text:p>
          </table:table-cell>
          <table:table-cell office:value-type="string">
            <text:p>32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16">
            <text:p>9516</text:p>
          </table:table-cell>
          <table:table-cell office:value-type="string">
            <text:p>WILLSONEIDE ALEIXO QUEIROZ DE ALMEIDA</text:p>
          </table:table-cell>
          <table:table-cell office:value-type="string">
            <text:p>25 Nov 10, 00h00</text:p>
          </table:table-cell>
          <table:table-cell office:value-type="string">
            <text:p>25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720-65.2011.8.17.0001</text:p>
          </table:table-cell>
          <table:table-cell office:value-type="string">
            <text:p>18ª VARA CÍVEL</text:p>
          </table:table-cell>
          <table:table-cell office:value-type="string">
            <text:p>29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17">
            <text:p>9517</text:p>
          </table:table-cell>
          <table:table-cell office:value-type="string">
            <text:p>TELMA MARCIA RODRIGUES LIMA</text:p>
          </table:table-cell>
          <table:table-cell office:value-type="string">
            <text:p>25 Nov 10, 00h00</text:p>
          </table:table-cell>
          <table:table-cell office:value-type="string">
            <text:p>25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393-94.2011.8.02.0001</text:p>
          </table:table-cell>
          <table:table-cell office:value-type="string">
            <text:p>4ª VARA CÍVEL</text:p>
          </table:table-cell>
          <table:table-cell office:value-type="string">
            <text:p>267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20">
            <text:p>9520</text:p>
          </table:table-cell>
          <table:table-cell office:value-type="string">
            <text:p>CARLOS ROBERTO DA SILVA</text:p>
          </table:table-cell>
          <table:table-cell office:value-type="string">
            <text:p>25 Nov 10, 00h00</text:p>
          </table:table-cell>
          <table:table-cell office:value-type="string">
            <text:p>25 Nov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397-34.2011.8.02.0001</text:p>
          </table:table-cell>
          <table:table-cell office:value-type="string">
            <text:p>6º VARA CÍVEL</text:p>
          </table:table-cell>
          <table:table-cell office:value-type="string">
            <text:p>6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24">
            <text:p>9524</text:p>
          </table:table-cell>
          <table:table-cell office:value-type="string">
            <text:p>EDVANIO NOGUEIRA DE OLIVEIRA</text:p>
          </table:table-cell>
          <table:table-cell office:value-type="string">
            <text:p>14 Mai 10, 00h00</text:p>
          </table:table-cell>
          <table:table-cell office:value-type="string">
            <text:p>14 Mai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87-24.2010.8.02.0058</text:p>
          </table:table-cell>
          <table:table-cell office:value-type="string">
            <text:p>6º VARA CÍ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25">
            <text:p>9525</text:p>
          </table:table-cell>
          <table:table-cell office:value-type="string">
            <text:p>GERMANO FRANCISCO DA SILVA</text:p>
          </table:table-cell>
          <table:table-cell office:value-type="string">
            <text:p>4 Out 10, 00h00</text:p>
          </table:table-cell>
          <table:table-cell office:value-type="string">
            <text:p>4 Ou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545-58.2010.8.17.109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26">
            <text:p>9526</text:p>
          </table:table-cell>
          <table:table-cell office:value-type="string">
            <text:p>JAIRON TRINDADE BUARQUE</text:p>
          </table:table-cell>
          <table:table-cell office:value-type="string">
            <text:p>5 Jan 10, 00h00</text:p>
          </table:table-cell>
          <table:table-cell office:value-type="string">
            <text:p>5 Ja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96-94.2010.8.02.0001</text:p>
          </table:table-cell>
          <table:table-cell office:value-type="string">
            <text:p>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27">
            <text:p>9527</text:p>
          </table:table-cell>
          <table:table-cell office:value-type="string">
            <text:p>JOSE ALVES DA SILVA</text:p>
          </table:table-cell>
          <table:table-cell office:value-type="string">
            <text:p>6 Ago 10, 00h00</text:p>
          </table:table-cell>
          <table:table-cell office:value-type="string">
            <text:p>6 Ago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910-78.2010.8.02.0058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28">
            <text:p>9528</text:p>
          </table:table-cell>
          <table:table-cell office:value-type="string">
            <text:p>JOSE PONTES FILHO</text:p>
          </table:table-cell>
          <table:table-cell office:value-type="string">
            <text:p>18 Ago 10, 00h00</text:p>
          </table:table-cell>
          <table:table-cell office:value-type="string">
            <text:p>18 Ago 10, 00h00</text:p>
          </table:table-cell>
          <table:table-cell office:value-type="string">
            <text:p>24 Set 11, 21h26</text:p>
          </table:table-cell>
          <table:table-cell office:value-type="string">
            <text:p>OBRIGAÇÃO DE FAZER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482-17.2010.8.17.0001</text:p>
          </table:table-cell>
          <table:table-cell office:value-type="string">
            <text:p>20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33">
            <text:p>9533</text:p>
          </table:table-cell>
          <table:table-cell office:value-type="string">
            <text:p>JULIANA PESSOA CORREA DE ARAUJO</text:p>
          </table:table-cell>
          <table:table-cell office:value-type="string">
            <text:p>22 Out 10, 00h00</text:p>
          </table:table-cell>
          <table:table-cell office:value-type="string">
            <text:p>22 Out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518-10.2010.8.17.8102</text:p>
          </table:table-cell>
          <table:table-cell office:value-type="string">
            <text:p>II - JEC - AFOGADO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35">
            <text:p>9535</text:p>
          </table:table-cell>
          <table:table-cell office:value-type="string">
            <text:p>ELIZABETE ALBUQUERQUE CURSINO GALVAO</text:p>
          </table:table-cell>
          <table:table-cell office:value-type="string">
            <text:p>27 Out 10, 00h00</text:p>
          </table:table-cell>
          <table:table-cell office:value-type="string">
            <text:p>27 Out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353-35.2010.8.17.8104</text:p>
          </table:table-cell>
          <table:table-cell office:value-type="string">
            <text:p>IV JEC - CASA AMARELA</text:p>
          </table:table-cell>
          <table:table-cell office:value-type="string">
            <text:p>222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36">
            <text:p>9536</text:p>
          </table:table-cell>
          <table:table-cell office:value-type="string">
            <text:p>WELLINTIGON PATRICIO DA SILVA</text:p>
          </table:table-cell>
          <table:table-cell office:value-type="string">
            <text:p>20 Jul 10, 00h00</text:p>
          </table:table-cell>
          <table:table-cell office:value-type="string">
            <text:p>20 Jul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10.050831-7</text:p>
          </table:table-cell>
          <table:table-cell office:value-type="string">
            <text:p>4ª VARA CÍVEL</text:p>
          </table:table-cell>
          <table:table-cell office:value-type="string">
            <text:p>27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39">
            <text:p>9539</text:p>
          </table:table-cell>
          <table:table-cell office:value-type="string">
            <text:p>JOSE DAMIAO DA SILVA</text:p>
          </table:table-cell>
          <table:table-cell office:value-type="string">
            <text:p>22 Set 10, 00h00</text:p>
          </table:table-cell>
          <table:table-cell office:value-type="string">
            <text:p>22 Set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5629-38.2010.8.02.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42">
            <text:p>9542</text:p>
          </table:table-cell>
          <table:table-cell office:value-type="string">
            <text:p>EDNALDO FREIRE DE BARROS CORREIA</text:p>
          </table:table-cell>
          <table:table-cell office:value-type="string">
            <text:p>7 Mai 08, 00h00</text:p>
          </table:table-cell>
          <table:table-cell office:value-type="string">
            <text:p>7 Mai 08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933-48.2008.8.02.0001</text:p>
          </table:table-cell>
          <table:table-cell office:value-type="string">
            <text:p>12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45">
            <text:p>9545</text:p>
          </table:table-cell>
          <table:table-cell office:value-type="string">
            <text:p>ANGELA LUCIA LEITE CESAR</text:p>
          </table:table-cell>
          <table:table-cell office:value-type="string">
            <text:p>2 Dez 10, 00h00</text:p>
          </table:table-cell>
          <table:table-cell office:value-type="string">
            <text:p>2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5-11.2011.8.02.0001</text:p>
          </table:table-cell>
          <table:table-cell office:value-type="string">
            <text:p>1ª VARA CÍVEL</text:p>
          </table:table-cell>
          <table:table-cell office:value-type="string">
            <text:p>33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46">
            <text:p>9546</text:p>
          </table:table-cell>
          <table:table-cell office:value-type="string">
            <text:p>MICHELE DE CASTRO SILVA PROTASIO</text:p>
          </table:table-cell>
          <table:table-cell office:value-type="string">
            <text:p>2 Dez 10, 00h00</text:p>
          </table:table-cell>
          <table:table-cell office:value-type="string">
            <text:p>2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394-79.2011.8.02.0001</text:p>
          </table:table-cell>
          <table:table-cell office:value-type="string">
            <text:p>13ª VARA CÍVEL</text:p>
          </table:table-cell>
          <table:table-cell office:value-type="string">
            <text:p>36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47">
            <text:p>9547</text:p>
          </table:table-cell>
          <table:table-cell office:value-type="string">
            <text:p>MARIA LUZIA FERREIRA LIMA</text:p>
          </table:table-cell>
          <table:table-cell office:value-type="string">
            <text:p>2 Dez 10, 00h00</text:p>
          </table:table-cell>
          <table:table-cell office:value-type="string">
            <text:p>2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20-21.2011.8.02.0001</text:p>
          </table:table-cell>
          <table:table-cell office:value-type="string">
            <text:p>10ª VARA CÍVEL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48">
            <text:p>9548</text:p>
          </table:table-cell>
          <table:table-cell office:value-type="string">
            <text:p>JOSE GILSON ANDRADE DE SILVA SANTOS</text:p>
          </table:table-cell>
          <table:table-cell office:value-type="string">
            <text:p>9 Mar 09, 00h00</text:p>
          </table:table-cell>
          <table:table-cell office:value-type="string">
            <text:p>9 Ma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SÃO MIGUEL DOS MILAG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97-87.2009.8.02.0001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49">
            <text:p>9549</text:p>
          </table:table-cell>
          <table:table-cell office:value-type="string">
            <text:p>ESMERALDINO FELIX DE ARRUDA</text:p>
          </table:table-cell>
          <table:table-cell office:value-type="string">
            <text:p>8 Dez 10, 00h00</text:p>
          </table:table-cell>
          <table:table-cell office:value-type="string">
            <text:p>8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54-10.2011.8.17.0990</text:p>
          </table:table-cell>
          <table:table-cell office:value-type="string">
            <text:p>4ª VARA CÍVEL</text:p>
          </table:table-cell>
          <table:table-cell office:value-type="string">
            <text:p>30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51">
            <text:p>9551</text:p>
          </table:table-cell>
          <table:table-cell office:value-type="string">
            <text:p>MERYVONE PACHECO MEDEIRO</text:p>
          </table:table-cell>
          <table:table-cell office:value-type="string">
            <text:p>8 Dez 10, 00h00</text:p>
          </table:table-cell>
          <table:table-cell office:value-type="string">
            <text:p>8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531-50.2011.8.17.0220</text:p>
          </table:table-cell>
          <table:table-cell office:value-type="string">
            <text:p>2ª VARA CÍVEL</text:p>
          </table:table-cell>
          <table:table-cell office:value-type="string">
            <text:p>6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52">
            <text:p>9552</text:p>
          </table:table-cell>
          <table:table-cell office:value-type="string">
            <text:p>ADEILDO CIRILO DE ALMEIDA</text:p>
          </table:table-cell>
          <table:table-cell office:value-type="string">
            <text:p>8 Dez 10, 00h00</text:p>
          </table:table-cell>
          <table:table-cell office:value-type="string">
            <text:p>8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1-94.2011.8.02.0001</text:p>
          </table:table-cell>
          <table:table-cell office:value-type="string">
            <text:p>2ª VARA CÍVEL</text:p>
          </table:table-cell>
          <table:table-cell office:value-type="string">
            <text:p>21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53">
            <text:p>9553</text:p>
          </table:table-cell>
          <table:table-cell office:value-type="string">
            <text:p>CLAUDIONEIDE BEZERRA DA SILVA</text:p>
          </table:table-cell>
          <table:table-cell office:value-type="string">
            <text:p>8 Dez 10, 00h00</text:p>
          </table:table-cell>
          <table:table-cell office:value-type="string">
            <text:p>8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62-75.2011.8.17.1090</text:p>
          </table:table-cell>
          <table:table-cell office:value-type="string">
            <text:p>3ª VARA CÍVEL</text:p>
          </table:table-cell>
          <table:table-cell office:value-type="string">
            <text:p>4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54">
            <text:p>9554</text:p>
          </table:table-cell>
          <table:table-cell office:value-type="string">
            <text:p>JOSE ELIAS DE SOUZA FILHO</text:p>
          </table:table-cell>
          <table:table-cell office:value-type="string">
            <text:p>8 Dez 10, 00h00</text:p>
          </table:table-cell>
          <table:table-cell office:value-type="string">
            <text:p>8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TALAI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57-57.2011.8.02.0040</text:p>
          </table:table-cell>
          <table:table-cell office:value-type="string">
            <text:p>ÚNICA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58">
            <text:p>9558</text:p>
          </table:table-cell>
          <table:table-cell office:value-type="string">
            <text:p>LEONARDO DA LUZ PARENTE</text:p>
          </table:table-cell>
          <table:table-cell office:value-type="string">
            <text:p>14 Abr 10, 00h00</text:p>
          </table:table-cell>
          <table:table-cell office:value-type="string">
            <text:p>14 Abr 10, 00h00</text:p>
          </table:table-cell>
          <table:table-cell office:value-type="string">
            <text:p>24 Set 11, 21h26</text:p>
          </table:table-cell>
          <table:table-cell office:value-type="string">
            <text:p>RESTITUIÇÃ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88-08.2010.8.17.8107 
BA</text:p>
          </table:table-cell>
          <table:table-cell office:value-type="string">
            <text:p>VI FÓRUM UNIVERSITÁRIO - FIR</text:p>
          </table:table-cell>
          <table:table-cell office:value-type="string">
            <text:p>10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60">
            <text:p>9560</text:p>
          </table:table-cell>
          <table:table-cell office:value-type="string">
            <text:p>RONALDO MORAIS</text:p>
          </table:table-cell>
          <table:table-cell office:value-type="string">
            <text:p>18 Out 10, 00h00</text:p>
          </table:table-cell>
          <table:table-cell office:value-type="string">
            <text:p>18 Out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03-66.2010.8.17.8030</text:p>
          </table:table-cell>
          <table:table-cell office:value-type="string">
            <text:p>II JEC DE OLINDA-PE</text:p>
          </table:table-cell>
          <table:table-cell office:value-type="string">
            <text:p>1825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62">
            <text:p>9562</text:p>
          </table:table-cell>
          <table:table-cell office:value-type="string">
            <text:p>WILTONBERG FARIAS FILHO</text:p>
          </table:table-cell>
          <table:table-cell office:value-type="string">
            <text:p>8 Nov 10, 00h00</text:p>
          </table:table-cell>
          <table:table-cell office:value-type="string">
            <text:p>8 Nov 10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48-76.2010.8.17.8109</text:p>
          </table:table-cell>
          <table:table-cell office:value-type="string">
            <text:p>II - JEC - AFOGADO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67">
            <text:p>9567</text:p>
          </table:table-cell>
          <table:table-cell office:value-type="string">
            <text:p>PAULO AFONSO LINS DE O JÚNIOR</text:p>
          </table:table-cell>
          <table:table-cell office:value-type="string">
            <text:p>22 Nov 10, 00h00</text:p>
          </table:table-cell>
          <table:table-cell office:value-type="string">
            <text:p>22 Nov 10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08-56.2010.8.17.8013</text:p>
          </table:table-cell>
          <table:table-cell office:value-type="string">
            <text:p>II JEC JABOATÃO DOS GUARARAPES</text:p>
          </table:table-cell>
          <table:table-cell office:value-type="string">
            <text:p>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69">
            <text:p>9569</text:p>
          </table:table-cell>
          <table:table-cell office:value-type="string">
            <text:p>DANILO XAVIER DOS SANTOS</text:p>
          </table:table-cell>
          <table:table-cell office:value-type="string">
            <text:p>10 Jun 10, 00h00</text:p>
          </table:table-cell>
          <table:table-cell office:value-type="string">
            <text:p>10 Jun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SALVADOR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0042656-6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70">
            <text:p>9570</text:p>
          </table:table-cell>
          <table:table-cell office:value-type="string">
            <text:p>CLAUDIA VERONICA DOS SANTOS</text:p>
          </table:table-cell>
          <table:table-cell office:value-type="string">
            <text:p>16 Dez 10, 00h00</text:p>
          </table:table-cell>
          <table:table-cell office:value-type="string">
            <text:p>16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TORITA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4388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71">
            <text:p>9571</text:p>
          </table:table-cell>
          <table:table-cell office:value-type="string">
            <text:p>ANTONIO PEREIRA MOURATO JUNIOR</text:p>
          </table:table-cell>
          <table:table-cell office:value-type="string">
            <text:p>16 Dez 10, 00h00</text:p>
          </table:table-cell>
          <table:table-cell office:value-type="string">
            <text:p>16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0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73">
            <text:p>9573</text:p>
          </table:table-cell>
          <table:table-cell office:value-type="string">
            <text:p>JOSE CARLOS MENEZES</text:p>
          </table:table-cell>
          <table:table-cell office:value-type="string">
            <text:p>16 Dez 10, 00h00</text:p>
          </table:table-cell>
          <table:table-cell office:value-type="string">
            <text:p>16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NHAP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8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75">
            <text:p>9575</text:p>
          </table:table-cell>
          <table:table-cell office:value-type="string">
            <text:p>CELIA REGINA F DA SILVA</text:p>
          </table:table-cell>
          <table:table-cell office:value-type="string">
            <text:p>16 Dez 10, 00h00</text:p>
          </table:table-cell>
          <table:table-cell office:value-type="string">
            <text:p>16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01-29.2011.8.02.0051</text:p>
          </table:table-cell>
          <table:table-cell office:value-type="string">
            <text:p>1ª VARA CÍVEL</text:p>
          </table:table-cell>
          <table:table-cell office:value-type="string">
            <text:p>28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76">
            <text:p>9576</text:p>
          </table:table-cell>
          <table:table-cell office:value-type="string">
            <text:p>SEVERINO RAMOS ALVES</text:p>
          </table:table-cell>
          <table:table-cell office:value-type="string">
            <text:p>16 Dez 10, 00h00</text:p>
          </table:table-cell>
          <table:table-cell office:value-type="string">
            <text:p>16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JOSE DA CORO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33-38.2011.8.17.1320</text:p>
          </table:table-cell>
          <table:table-cell office:value-type="string">
            <text:p>ÚNICA</text:p>
          </table:table-cell>
          <table:table-cell office:value-type="string">
            <text:p>3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80">
            <text:p>9580</text:p>
          </table:table-cell>
          <table:table-cell office:value-type="string">
            <text:p>CYNTHIA TENORIO SARMENTO</text:p>
          </table:table-cell>
          <table:table-cell office:value-type="string">
            <text:p>16 Dez 10, 00h00</text:p>
          </table:table-cell>
          <table:table-cell office:value-type="string">
            <text:p>16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37-57.2011.8.02.0001</text:p>
          </table:table-cell>
          <table:table-cell office:value-type="string">
            <text:p>1ª VARA CÍVEL</text:p>
          </table:table-cell>
          <table:table-cell office:value-type="string">
            <text:p>27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83">
            <text:p>9583</text:p>
          </table:table-cell>
          <table:table-cell office:value-type="string">
            <text:p>JOSE VIEIRA DA SILVA</text:p>
          </table:table-cell>
          <table:table-cell office:value-type="string">
            <text:p>10 Set 10, 00h00</text:p>
          </table:table-cell>
          <table:table-cell office:value-type="string">
            <text:p>10 Set 10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292-78.2010.8.17.8110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84">
            <text:p>9584</text:p>
          </table:table-cell>
          <table:table-cell office:value-type="string">
            <text:p>PAULA PINTO EYMAEL</text:p>
          </table:table-cell>
          <table:table-cell office:value-type="string">
            <text:p>29 Set 10, 00h00</text:p>
          </table:table-cell>
          <table:table-cell office:value-type="string">
            <text:p>29 Set 10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41-05.2010.8.17.8103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86">
            <text:p>9586</text:p>
          </table:table-cell>
          <table:table-cell office:value-type="string">
            <text:p>ANETE CORREIA DE ARAUJO</text:p>
          </table:table-cell>
          <table:table-cell office:value-type="string">
            <text:p>28 Out 10, 00h00</text:p>
          </table:table-cell>
          <table:table-cell office:value-type="string">
            <text:p>28 Out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381-03.2010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87">
            <text:p>9587</text:p>
          </table:table-cell>
          <table:table-cell office:value-type="string">
            <text:p>JOAO ABDON DE SOUSA</text:p>
          </table:table-cell>
          <table:table-cell office:value-type="string">
            <text:p>17 Dez 10, 00h00</text:p>
          </table:table-cell>
          <table:table-cell office:value-type="string">
            <text:p>17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1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88">
            <text:p>9588</text:p>
          </table:table-cell>
          <table:table-cell office:value-type="string">
            <text:p>LUCIANO TOME DA SILVA</text:p>
          </table:table-cell>
          <table:table-cell office:value-type="string">
            <text:p>17 Dez 10, 00h00</text:p>
          </table:table-cell>
          <table:table-cell office:value-type="string">
            <text:p>17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721-50.2011.8.17.000</text:p>
          </table:table-cell>
          <table:table-cell office:value-type="string">
            <text:p>16ª VARA CÍVEL</text:p>
          </table:table-cell>
          <table:table-cell office:value-type="string">
            <text:p>222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89">
            <text:p>9589</text:p>
          </table:table-cell>
          <table:table-cell office:value-type="string">
            <text:p>EDILSON ALVES DOS SANTOS</text:p>
          </table:table-cell>
          <table:table-cell office:value-type="string">
            <text:p>17 Dez 10, 00h00</text:p>
          </table:table-cell>
          <table:table-cell office:value-type="string">
            <text:p>17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RECHAL DEODOR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6-93.2011.8.02.0001</text:p>
          </table:table-cell>
          <table:table-cell office:value-type="string">
            <text:p>12ª VARA CIVEL</text:p>
          </table:table-cell>
          <table:table-cell office:value-type="string">
            <text:p>2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92">
            <text:p>9592</text:p>
          </table:table-cell>
          <table:table-cell office:value-type="string">
            <text:p>JAMES RICHARD PINO DE SOUZA</text:p>
          </table:table-cell>
          <table:table-cell office:value-type="string">
            <text:p>17 Dez 10, 00h00</text:p>
          </table:table-cell>
          <table:table-cell office:value-type="string">
            <text:p>17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1-65.2011.8.02.0001</text:p>
          </table:table-cell>
          <table:table-cell office:value-type="string">
            <text:p>11ª VARA CÍVEL</text:p>
          </table:table-cell>
          <table:table-cell office:value-type="string">
            <text:p>2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95">
            <text:p>9595</text:p>
          </table:table-cell>
          <table:table-cell office:value-type="string">
            <text:p>SUELY CARNAUBA DE MELO</text:p>
          </table:table-cell>
          <table:table-cell office:value-type="string">
            <text:p>17 Dez 10, 00h00</text:p>
          </table:table-cell>
          <table:table-cell office:value-type="string">
            <text:p>17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9-48.2011.8.02.0001</text:p>
          </table:table-cell>
          <table:table-cell office:value-type="string">
            <text:p>2ª VARA CÍVEL</text:p>
          </table:table-cell>
          <table:table-cell office:value-type="string">
            <text:p>23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99">
            <text:p>9599</text:p>
          </table:table-cell>
          <table:table-cell office:value-type="string">
            <text:p>VERONICA MARIA DA SILVA</text:p>
          </table:table-cell>
          <table:table-cell office:value-type="string">
            <text:p>17 Dez 10, 00h00</text:p>
          </table:table-cell>
          <table:table-cell office:value-type="string">
            <text:p>17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TE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10-08.2011.8.17.0490</text:p>
          </table:table-cell>
          <table:table-cell office:value-type="string">
            <text:p>ÚNICA</text:p>
          </table:table-cell>
          <table:table-cell office:value-type="string">
            <text:p>3173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string">
            <text:p>CICERA CARMEM DA CONCEIÇÃO NASCIMENTO</text:p>
          </table:table-cell>
          <table:table-cell office:value-type="string">
            <text:p>11 Dez 09, 00h00</text:p>
          </table:table-cell>
          <table:table-cell office:value-type="string">
            <text:p>11 Dez 09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0741-39.2009.8.02.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string">
            <text:p>WILLYAM PASSOS DA SILVA TENORIO</text:p>
          </table:table-cell>
          <table:table-cell office:value-type="string">
            <text:p>18 Mar 10, 00h00</text:p>
          </table:table-cell>
          <table:table-cell office:value-type="string">
            <text:p>18 Mar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2951-08.2010.8.02.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04">
            <text:p>9604</text:p>
          </table:table-cell>
          <table:table-cell office:value-type="string">
            <text:p>EVERTON VIEIRA DA SILVA</text:p>
          </table:table-cell>
          <table:table-cell office:value-type="string">
            <text:p>26 Ago 10, 00h00</text:p>
          </table:table-cell>
          <table:table-cell office:value-type="string">
            <text:p>26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0105-60.2010.8.02.0001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05">
            <text:p>9605</text:p>
          </table:table-cell>
          <table:table-cell office:value-type="string">
            <text:p>DJALMA BARBOSA DE LIMA</text:p>
          </table:table-cell>
          <table:table-cell office:value-type="string">
            <text:p>21 Dez 10, 00h00</text:p>
          </table:table-cell>
          <table:table-cell office:value-type="string">
            <text:p>21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BO DE SANTO AGOSTIN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06">
            <text:p>9606</text:p>
          </table:table-cell>
          <table:table-cell office:value-type="string">
            <text:p>HEDER CLEBER DE CASTRO RANGEL</text:p>
          </table:table-cell>
          <table:table-cell office:value-type="string">
            <text:p>22 Dez 10, 00h00</text:p>
          </table:table-cell>
          <table:table-cell office:value-type="string">
            <text:p>22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408-63.2011.8.02.0001</text:p>
          </table:table-cell>
          <table:table-cell office:value-type="string">
            <text:p>8ª VARA CÍVEL</text:p>
          </table:table-cell>
          <table:table-cell office:value-type="string">
            <text:p>5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07">
            <text:p>9607</text:p>
          </table:table-cell>
          <table:table-cell office:value-type="string">
            <text:p>DANIELLA SANTOS BEZERRA</text:p>
          </table:table-cell>
          <table:table-cell office:value-type="string">
            <text:p>17 Jun 11, 00h00</text:p>
          </table:table-cell>
          <table:table-cell office:value-type="string">
            <text:p>1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93-21.2011.8.02.0051</text:p>
          </table:table-cell>
          <table:table-cell office:value-type="string">
            <text:p>1ª VARA CÍVEL</text:p>
          </table:table-cell>
          <table:table-cell office:value-type="string">
            <text:p>22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12">
            <text:p>9612</text:p>
          </table:table-cell>
          <table:table-cell office:value-type="string">
            <text:p>CLENIA PINTO CORREIA</text:p>
          </table:table-cell>
          <table:table-cell office:value-type="string">
            <text:p>27 Dez 10, 00h00</text:p>
          </table:table-cell>
          <table:table-cell office:value-type="string">
            <text:p>27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9-71.2011.8.02.0001</text:p>
          </table:table-cell>
          <table:table-cell office:value-type="string">
            <text:p>10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15">
            <text:p>9615</text:p>
          </table:table-cell>
          <table:table-cell office:value-type="string">
            <text:p>FERNANDO BEZERRA DE SOUZA</text:p>
          </table:table-cell>
          <table:table-cell office:value-type="string">
            <text:p>30 Dez 10, 00h00</text:p>
          </table:table-cell>
          <table:table-cell office:value-type="string">
            <text:p>30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7-04.2011.8.02.0001</text:p>
          </table:table-cell>
          <table:table-cell office:value-type="string">
            <text:p>9ª VARA CIVEL</text:p>
          </table:table-cell>
          <table:table-cell office:value-type="string">
            <text:p>38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16">
            <text:p>9616</text:p>
          </table:table-cell>
          <table:table-cell office:value-type="string">
            <text:p>EDJANE FARIAS DA SILVA</text:p>
          </table:table-cell>
          <table:table-cell office:value-type="string">
            <text:p>30 Dez 10, 00h00</text:p>
          </table:table-cell>
          <table:table-cell office:value-type="string">
            <text:p>30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  CRAIB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502-88.2011.8.02.0058</text:p>
          </table:table-cell>
          <table:table-cell office:value-type="string">
            <text:p>6º VARA CÍVEL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17">
            <text:p>9617</text:p>
          </table:table-cell>
          <table:table-cell office:value-type="string">
            <text:p>MARIA THEREZA CORREA DE OLIVEIRA UCHOA</text:p>
          </table:table-cell>
          <table:table-cell office:value-type="string">
            <text:p>30 Dez 10, 00h00</text:p>
          </table:table-cell>
          <table:table-cell office:value-type="string">
            <text:p>30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58-75.2011.8.17.0670</text:p>
          </table:table-cell>
          <table:table-cell office:value-type="string">
            <text:p>1ª VARA CÍVEL</text:p>
          </table:table-cell>
          <table:table-cell office:value-type="string">
            <text:p>46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18">
            <text:p>9618</text:p>
          </table:table-cell>
          <table:table-cell office:value-type="string">
            <text:p>ANTONIO CLAUDIO DE CERQUEIRA</text:p>
          </table:table-cell>
          <table:table-cell office:value-type="string">
            <text:p>30 Dez 10, 00h00</text:p>
          </table:table-cell>
          <table:table-cell office:value-type="string">
            <text:p>30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2-79.2011.8.02.0001</text:p>
          </table:table-cell>
          <table:table-cell office:value-type="string">
            <text:p>3ª VARA CÍVEL</text:p>
          </table:table-cell>
          <table:table-cell office:value-type="string">
            <text:p>33824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19">
            <text:p>9619</text:p>
          </table:table-cell>
          <table:table-cell office:value-type="string">
            <text:p>ADRIANA CRISTINA JANUARIO DOS SANTOS</text:p>
          </table:table-cell>
          <table:table-cell office:value-type="string">
            <text:p>30 Dez 10, 00h00</text:p>
          </table:table-cell>
          <table:table-cell office:value-type="string">
            <text:p>30 Dez 10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39-27.2011.8.02.0001</text:p>
          </table:table-cell>
          <table:table-cell office:value-type="string">
            <text:p>12ª VARA CIVEL</text:p>
          </table:table-cell>
          <table:table-cell office:value-type="string">
            <text:p>27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20">
            <text:p>9620</text:p>
          </table:table-cell>
          <table:table-cell office:value-type="string">
            <text:p>BERNARD LOC. E RECEP. DE VEIC. LTDA</text:p>
          </table:table-cell>
          <table:table-cell office:value-type="string">
            <text:p>25 Nov 10, 00h00</text:p>
          </table:table-cell>
          <table:table-cell office:value-type="string">
            <text:p>25 Nov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IPOJU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788-13.2010.8.17.8109</text:p>
          </table:table-cell>
          <table:table-cell office:value-type="string">
            <text:p>II - JEC - AFOGADOS</text:p>
          </table:table-cell>
          <table:table-cell office:value-type="string">
            <text:p>20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21">
            <text:p>9621</text:p>
          </table:table-cell>
          <table:table-cell office:value-type="string">
            <text:p>MARIA CRISTINA DANTAS ANTONIO</text:p>
          </table:table-cell>
          <table:table-cell office:value-type="string">
            <text:p>6 Ago 10, 00h00</text:p>
          </table:table-cell>
          <table:table-cell office:value-type="string">
            <text:p>6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51-85.2010.8.17.8104</text:p>
          </table:table-cell>
          <table:table-cell office:value-type="string">
            <text:p>IV JEC - CASA AMARELA</text:p>
          </table:table-cell>
          <table:table-cell office:value-type="string">
            <text:p>17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22">
            <text:p>9622</text:p>
          </table:table-cell>
          <table:table-cell office:value-type="string">
            <text:p>PLINIO FERREIRA DE MELO</text:p>
          </table:table-cell>
          <table:table-cell office:value-type="string">
            <text:p>27 Ago 10, 00h00</text:p>
          </table:table-cell>
          <table:table-cell office:value-type="string">
            <text:p>27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97-76.2010.8.17.8103</text:p>
          </table:table-cell>
          <table:table-cell office:value-type="string">
            <text:p>III JEC DA CAPITAL - CORDEIRO</text:p>
          </table:table-cell>
          <table:table-cell office:value-type="string">
            <text:p>6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23">
            <text:p>9623</text:p>
          </table:table-cell>
          <table:table-cell office:value-type="string">
            <text:p>IVANILDO JOSE DA SILVA</text:p>
          </table:table-cell>
          <table:table-cell office:value-type="string">
            <text:p>6 Dez 10, 00h00</text:p>
          </table:table-cell>
          <table:table-cell office:value-type="string">
            <text:p>6 Dez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381-38.2010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27">
            <text:p>9627</text:p>
          </table:table-cell>
          <table:table-cell office:value-type="string">
            <text:p>BRUNO CALAZANS CARVALHO</text:p>
          </table:table-cell>
          <table:table-cell office:value-type="string">
            <text:p>5 Jan 11, 00h00</text:p>
          </table:table-cell>
          <table:table-cell office:value-type="string">
            <text:p>5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6-19.2011.8.02.0001</text:p>
          </table:table-cell>
          <table:table-cell office:value-type="string">
            <text:p>10ª VARA CÍVEL</text:p>
          </table:table-cell>
          <table:table-cell office:value-type="string">
            <text:p>33933.1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28">
            <text:p>9628</text:p>
          </table:table-cell>
          <table:table-cell office:value-type="string">
            <text:p>MARIA ELZA DOS SANTOS AZEVEDO</text:p>
          </table:table-cell>
          <table:table-cell office:value-type="string">
            <text:p>5 Jan 11, 00h00</text:p>
          </table:table-cell>
          <table:table-cell office:value-type="string">
            <text:p>5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8-86.2011.8.02.0001</text:p>
          </table:table-cell>
          <table:table-cell office:value-type="string">
            <text:p>5ª VARA CIVEL</text:p>
          </table:table-cell>
          <table:table-cell office:value-type="string">
            <text:p>33885.0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29">
            <text:p>9629</text:p>
          </table:table-cell>
          <table:table-cell office:value-type="string">
            <text:p>ANDRE ROBERTO DOS SANTOS GOMES</text:p>
          </table:table-cell>
          <table:table-cell office:value-type="string">
            <text:p>5 Jan 11, 00h00</text:p>
          </table:table-cell>
          <table:table-cell office:value-type="string">
            <text:p>5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NTANA DO IPANE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31">
            <text:p>9631</text:p>
          </table:table-cell>
          <table:table-cell office:value-type="string">
            <text:p>ANGELO PIMENTEL LOPES</text:p>
          </table:table-cell>
          <table:table-cell office:value-type="string">
            <text:p>6 Jan 11, 00h00</text:p>
          </table:table-cell>
          <table:table-cell office:value-type="string">
            <text:p>6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43-47.2011.8.02.0058</text:p>
          </table:table-cell>
          <table:table-cell office:value-type="string">
            <text:p>2ª VARA CÍVEL</text:p>
          </table:table-cell>
          <table:table-cell office:value-type="string">
            <text:p>27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32">
            <text:p>9632</text:p>
          </table:table-cell>
          <table:table-cell office:value-type="string">
            <text:p>VERONICA MARIA DA SILVA</text:p>
          </table:table-cell>
          <table:table-cell office:value-type="string">
            <text:p>4 Nov 10, 00h00</text:p>
          </table:table-cell>
          <table:table-cell office:value-type="string">
            <text:p>4 Nov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CATE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7473.2010.8.17.0490</text:p>
          </table:table-cell>
          <table:table-cell office:value-type="string">
            <text:p>VARA 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33">
            <text:p>9633</text:p>
          </table:table-cell>
          <table:table-cell office:value-type="string">
            <text:p>ODILON LINS FEIJO</text:p>
          </table:table-cell>
          <table:table-cell office:value-type="string">
            <text:p>10 Jan 11, 00h00</text:p>
          </table:table-cell>
          <table:table-cell office:value-type="string">
            <text:p>10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3-64.2011.8.02.0001</text:p>
          </table:table-cell>
          <table:table-cell office:value-type="string">
            <text:p>4ª VARA CÍVEL</text:p>
          </table:table-cell>
          <table:table-cell office:value-type="string">
            <text:p>27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35">
            <text:p>9635</text:p>
          </table:table-cell>
          <table:table-cell office:value-type="string">
            <text:p>JOAO OSVALDO DA SILVA FILHO</text:p>
          </table:table-cell>
          <table:table-cell office:value-type="string">
            <text:p>7 Dez 10, 00h00</text:p>
          </table:table-cell>
          <table:table-cell office:value-type="string">
            <text:p>7 Dez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20-63.2010.8.17.8117</text:p>
          </table:table-cell>
          <table:table-cell office:value-type="string">
            <text:p>VI FORUM UNIV. DE PE - FIR - JECIVE</text:p>
          </table:table-cell>
          <table:table-cell office:value-type="string">
            <text:p>1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37">
            <text:p>9637</text:p>
          </table:table-cell>
          <table:table-cell office:value-type="string">
            <text:p>MARLEIDE GRAÇAS DE SOUZA</text:p>
          </table:table-cell>
          <table:table-cell office:value-type="string">
            <text:p>18 Nov 10, 00h00</text:p>
          </table:table-cell>
          <table:table-cell office:value-type="string">
            <text:p>18 Nov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7922-36.2010.81.7.8104</text:p>
          </table:table-cell>
          <table:table-cell office:value-type="string">
            <text:p>IV JEC - CASA AMARELA</text:p>
          </table:table-cell>
          <table:table-cell office:value-type="string">
            <text:p>10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38">
            <text:p>9638</text:p>
          </table:table-cell>
          <table:table-cell office:value-type="string">
            <text:p>GILBERTO MIGNAC</text:p>
          </table:table-cell>
          <table:table-cell office:value-type="string">
            <text:p>17 Jan 11, 00h00</text:p>
          </table:table-cell>
          <table:table-cell office:value-type="string">
            <text:p>17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B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066-92.2011.8.17.0370</text:p>
          </table:table-cell>
          <table:table-cell office:value-type="string">
            <text:p>3ª VARA CÍVEL</text:p>
          </table:table-cell>
          <table:table-cell office:value-type="string">
            <text:p>32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string">
            <text:p>DULCINEIA MOREIRA FIDELIS</text:p>
          </table:table-cell>
          <table:table-cell office:value-type="string">
            <text:p>17 Jan 11, 00h00</text:p>
          </table:table-cell>
          <table:table-cell office:value-type="string">
            <text:p>17 Jan 11, 00h00</text:p>
          </table:table-cell>
          <table:table-cell office:value-type="string">
            <text:p>3 Out 11, 16h44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2719-80.2011.8.17.0001</text:p>
          </table:table-cell>
          <table:table-cell office:value-type="string">
            <text:p>33ª VARA CÍVEL</text:p>
          </table:table-cell>
          <table:table-cell office:value-type="string">
            <text:p>30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41">
            <text:p>9641</text:p>
          </table:table-cell>
          <table:table-cell office:value-type="string">
            <text:p>ARMANDO REIS PINHEIRO</text:p>
          </table:table-cell>
          <table:table-cell office:value-type="string">
            <text:p>17 Jan 11, 00h00</text:p>
          </table:table-cell>
          <table:table-cell office:value-type="string">
            <text:p>17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40-12.2011.8.02.0001</text:p>
          </table:table-cell>
          <table:table-cell office:value-type="string">
            <text:p>6ª CAMARA CIVEL</text:p>
          </table:table-cell>
          <table:table-cell office:value-type="string">
            <text:p>275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44">
            <text:p>9644</text:p>
          </table:table-cell>
          <table:table-cell office:value-type="string">
            <text:p>AYRSON JAIME BELO LOPES</text:p>
          </table:table-cell>
          <table:table-cell office:value-type="string">
            <text:p>12 Ago 10, 00h00</text:p>
          </table:table-cell>
          <table:table-cell office:value-type="string">
            <text:p>12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42-81.2010.8.17.0420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47">
            <text:p>9647</text:p>
          </table:table-cell>
          <table:table-cell office:value-type="string">
            <text:p>ITHAYSE RAMOS ROCHA LINS</text:p>
          </table:table-cell>
          <table:table-cell office:value-type="string">
            <text:p>18 Jan 11, 00h00</text:p>
          </table:table-cell>
          <table:table-cell office:value-type="string">
            <text:p>18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07-22.2011.8.02.0001</text:p>
          </table:table-cell>
          <table:table-cell office:value-type="string">
            <text:p>13ª VARA CÍVEL</text:p>
          </table:table-cell>
          <table:table-cell office:value-type="string">
            <text:p>22937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49">
            <text:p>9649</text:p>
          </table:table-cell>
          <table:table-cell office:value-type="string">
            <text:p>ALISSON MAX OLIVEIRA MIRANDA</text:p>
          </table:table-cell>
          <table:table-cell office:value-type="string">
            <text:p>24 Abr 09, 00h00</text:p>
          </table:table-cell>
          <table:table-cell office:value-type="string">
            <text:p>24 Abr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218-09.2009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50">
            <text:p>9650</text:p>
          </table:table-cell>
          <table:table-cell office:value-type="string">
            <text:p>ADEILDO CIRILO DE ALMEIDA</text:p>
          </table:table-cell>
          <table:table-cell office:value-type="string">
            <text:p>9 Nov 10, 00h00</text:p>
          </table:table-cell>
          <table:table-cell office:value-type="string">
            <text:p>9 Nov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2280-86.2010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51">
            <text:p>9651</text:p>
          </table:table-cell>
          <table:table-cell office:value-type="string">
            <text:p>MARIA VERONICA CORREIA DE CARVALHO SOUZA ARAUJO</text:p>
          </table:table-cell>
          <table:table-cell office:value-type="string">
            <text:p>30 Ago 10, 00h00</text:p>
          </table:table-cell>
          <table:table-cell office:value-type="string">
            <text:p>30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1107-65.2010.8.02.0001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52">
            <text:p>9652</text:p>
          </table:table-cell>
          <table:table-cell office:value-type="string">
            <text:p>LUIZ PEREIRA DA SILVA</text:p>
          </table:table-cell>
          <table:table-cell office:value-type="string">
            <text:p>5 Jan 11, 00h00</text:p>
          </table:table-cell>
          <table:table-cell office:value-type="string">
            <text:p>5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17-98.2011.8.17.8118</text:p>
          </table:table-cell>
          <table:table-cell office:value-type="string">
            <text:p>VII FORUM UNIV. DE PE - MARIS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55">
            <text:p>9655</text:p>
          </table:table-cell>
          <table:table-cell office:value-type="string">
            <text:p>MARISE LOPES PINTO MARANHAO</text:p>
          </table:table-cell>
          <table:table-cell office:value-type="string">
            <text:p>22 Jan 10, 00h00</text:p>
          </table:table-cell>
          <table:table-cell office:value-type="string">
            <text:p>22 Jan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881-05.2010.8.02.0001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57">
            <text:p>9657</text:p>
          </table:table-cell>
          <table:table-cell office:value-type="string">
            <text:p>CLEONCIO FERREIRA DA CRUZ</text:p>
          </table:table-cell>
          <table:table-cell office:value-type="string">
            <text:p>4 Ago 10, 00h00</text:p>
          </table:table-cell>
          <table:table-cell office:value-type="string">
            <text:p>4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2911-09.2010.8.02.0001</text:p>
          </table:table-cell>
          <table:table-cell office:value-type="string">
            <text:p>7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58">
            <text:p>9658</text:p>
          </table:table-cell>
          <table:table-cell office:value-type="string">
            <text:p>FERNANDO AZEVEDO DA ALDEIA</text:p>
          </table:table-cell>
          <table:table-cell office:value-type="string">
            <text:p>17 Mar 10, 00h00</text:p>
          </table:table-cell>
          <table:table-cell office:value-type="string">
            <text:p>17 Mar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0859-57.2010.8.02.0001</text:p>
          </table:table-cell>
          <table:table-cell office:value-type="string">
            <text:p>10ª VARA CÍ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62">
            <text:p>9662</text:p>
          </table:table-cell>
          <table:table-cell office:value-type="string">
            <text:p>VERA LUCIA LUZ DOS SANTOS</text:p>
          </table:table-cell>
          <table:table-cell office:value-type="string">
            <text:p>23 Set 09, 00h00</text:p>
          </table:table-cell>
          <table:table-cell office:value-type="string">
            <text:p>23 Set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7747-76.2009.8.02.0001</text:p>
          </table:table-cell>
          <table:table-cell office:value-type="string">
            <text:p>8ª VARA CÍVEL</text:p>
          </table:table-cell>
          <table:table-cell office:value-type="string">
            <text:p>47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63">
            <text:p>9663</text:p>
          </table:table-cell>
          <table:table-cell office:value-type="string">
            <text:p>JOSE MARIA DE AGUIAR</text:p>
          </table:table-cell>
          <table:table-cell office:value-type="string">
            <text:p>4 Jan 11, 00h00</text:p>
          </table:table-cell>
          <table:table-cell office:value-type="string">
            <text:p>4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21-83.2011.8.17.8103</text:p>
          </table:table-cell>
          <table:table-cell office:value-type="string">
            <text:p>III JEC DA CAPITAL - CORDEIRO</text:p>
          </table:table-cell>
          <table:table-cell office:value-type="string">
            <text:p>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64">
            <text:p>9664</text:p>
          </table:table-cell>
          <table:table-cell office:value-type="string">
            <text:p>GILBERTO MIGNAC</text:p>
          </table:table-cell>
          <table:table-cell office:value-type="string">
            <text:p>10 Jan 11, 00h00</text:p>
          </table:table-cell>
          <table:table-cell office:value-type="string">
            <text:p>10 Jan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00.114-5</text:p>
          </table:table-cell>
          <table:table-cell office:value-type="string">
            <text:p>V JEC - BOA VIS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65">
            <text:p>9665</text:p>
          </table:table-cell>
          <table:table-cell office:value-type="string">
            <text:p>MARIA AMALIA GUERRA BARRETO</text:p>
          </table:table-cell>
          <table:table-cell office:value-type="string">
            <text:p>6 Jan 11, 00h00</text:p>
          </table:table-cell>
          <table:table-cell office:value-type="string">
            <text:p>6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28-33.2011.8.17.8117</text:p>
          </table:table-cell>
          <table:table-cell office:value-type="string">
            <text:p>VI FÓRUM UNIVERSITÁRIO - FIR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68">
            <text:p>9668</text:p>
          </table:table-cell>
          <table:table-cell office:value-type="string">
            <text:p>EVANILDO SILVA</text:p>
          </table:table-cell>
          <table:table-cell office:value-type="string">
            <text:p>27 Jan 11, 00h00</text:p>
          </table:table-cell>
          <table:table-cell office:value-type="string">
            <text:p>27 Ja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74-82.2011.8.02.0001</text:p>
          </table:table-cell>
          <table:table-cell office:value-type="string">
            <text:p>5ª VARA CIVEL</text:p>
          </table:table-cell>
          <table:table-cell office:value-type="string">
            <text:p>3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75">
            <text:p>9675</text:p>
          </table:table-cell>
          <table:table-cell office:value-type="string">
            <text:p>SEBASTIÃO EDJAILTON DE LACERDA</text:p>
          </table:table-cell>
          <table:table-cell office:value-type="string">
            <text:p>3 Jan 11, 00h00</text:p>
          </table:table-cell>
          <table:table-cell office:value-type="string">
            <text:p>3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866/2010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76">
            <text:p>9676</text:p>
          </table:table-cell>
          <table:table-cell office:value-type="string">
            <text:p>MARIA VITORIA DORTA</text:p>
          </table:table-cell>
          <table:table-cell office:value-type="string">
            <text:p>5 Out 10, 00h00</text:p>
          </table:table-cell>
          <table:table-cell office:value-type="string">
            <text:p>5 Ou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8301-19.2010.8.02.0001</text:p>
          </table:table-cell>
          <table:table-cell office:value-type="string">
            <text:p>9ª VARA CI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77">
            <text:p>9677</text:p>
          </table:table-cell>
          <table:table-cell office:value-type="string">
            <text:p>CARLOS ROBERTO DA SILVA</text:p>
          </table:table-cell>
          <table:table-cell office:value-type="string">
            <text:p>28 Set 10, 00h00</text:p>
          </table:table-cell>
          <table:table-cell office:value-type="string">
            <text:p>28 Set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3728-35.2010.8.02.0001</text:p>
          </table:table-cell>
          <table:table-cell office:value-type="string">
            <text:p>9ª VARA CIVEL</text:p>
          </table:table-cell>
          <table:table-cell office:value-type="string">
            <text:p>4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78">
            <text:p>9678</text:p>
          </table:table-cell>
          <table:table-cell office:value-type="string">
            <text:p>LIANA SILVA MOURA</text:p>
          </table:table-cell>
          <table:table-cell office:value-type="string">
            <text:p>17 Jan 11, 00h00</text:p>
          </table:table-cell>
          <table:table-cell office:value-type="string">
            <text:p>17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00.086-4</text:p>
          </table:table-cell>
          <table:table-cell office:value-type="string">
            <text:p>V JUIZADO ESPECIAL</text:p>
          </table:table-cell>
          <table:table-cell office:value-type="string">
            <text:p>204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80">
            <text:p>9680</text:p>
          </table:table-cell>
          <table:table-cell office:value-type="string">
            <text:p>EUFRASIO GAMA DO NASCIMENTO</text:p>
          </table:table-cell>
          <table:table-cell office:value-type="string">
            <text:p>3 Fev 11, 00h00</text:p>
          </table:table-cell>
          <table:table-cell office:value-type="string">
            <text:p>3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2-50.2011.8.02.0001</text:p>
          </table:table-cell>
          <table:table-cell office:value-type="string">
            <text:p>1ª VARA CÍVEL</text:p>
          </table:table-cell>
          <table:table-cell office:value-type="string">
            <text:p>43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83">
            <text:p>9683</text:p>
          </table:table-cell>
          <table:table-cell office:value-type="string">
            <text:p>LUCIO CLAUDIO ALVES SERAPIAO</text:p>
          </table:table-cell>
          <table:table-cell office:value-type="string">
            <text:p>3 Fev 11, 00h00</text:p>
          </table:table-cell>
          <table:table-cell office:value-type="string">
            <text:p>3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855-69.2011.8.17.1130</text:p>
          </table:table-cell>
          <table:table-cell office:value-type="string">
            <text:p>5ª VARA CIVEL</text:p>
          </table:table-cell>
          <table:table-cell office:value-type="string">
            <text:p>39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string">
            <text:p>JOSE CARLOS REIS DOS SANTOS</text:p>
          </table:table-cell>
          <table:table-cell office:value-type="string">
            <text:p>23 Jul 09, 00h00</text:p>
          </table:table-cell>
          <table:table-cell office:value-type="string">
            <text:p>23 Jul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9311-31.2009.8.02.0001</text:p>
          </table:table-cell>
          <table:table-cell office:value-type="string">
            <text:p>9ª VARA CIVEL</text:p>
          </table:table-cell>
          <table:table-cell office:value-type="string">
            <text:p>47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86">
            <text:p>9686</text:p>
          </table:table-cell>
          <table:table-cell office:value-type="string">
            <text:p>ELIZABETE ALBUQUERQUE CURSINO GALVAO</text:p>
          </table:table-cell>
          <table:table-cell office:value-type="string">
            <text:p>5 Jan 11, 00h00</text:p>
          </table:table-cell>
          <table:table-cell office:value-type="string">
            <text:p>5 Jan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14-43.2011.8.17.8104</text:p>
          </table:table-cell>
          <table:table-cell office:value-type="string">
            <text:p>4º JEC - CASA AMARELA MANHÃ</text:p>
          </table:table-cell>
          <table:table-cell office:value-type="string">
            <text:p>1043.68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89">
            <text:p>9689</text:p>
          </table:table-cell>
          <table:table-cell office:value-type="string">
            <text:p>ALBA LUCIA MESQUITA</text:p>
          </table:table-cell>
          <table:table-cell office:value-type="string">
            <text:p>21 Dez 10, 00h00</text:p>
          </table:table-cell>
          <table:table-cell office:value-type="string">
            <text:p>21 Dez 10, 00h00</text:p>
          </table:table-cell>
          <table:table-cell office:value-type="string">
            <text:p>2 Out 11, 23h55</text:p>
          </table:table-cell>
          <table:table-cell office:value-type="string">
            <text:p>INVENTÁRIO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458-36.2010.8.17.0810</text:p>
          </table:table-cell>
          <table:table-cell office:value-type="string">
            <text:p>SUCESSÕES E REGISTROS PÚBLICOS</text:p>
          </table:table-cell>
          <table:table-cell office:value-type="string">
            <text:p>57625.58</text:p>
          </table:table-cell>
          <table:table-cell office:value-type="string">
            <text:p>ESPÓLIO DE JURANDY DE SOUZA MESQUITA</text:p>
          </table:table-cell>
        </table:table-row>
        <table:table-row table:style-name="ro1">
          <table:table-cell office:value-type="float" office:value="9691">
            <text:p>9691</text:p>
          </table:table-cell>
          <table:table-cell office:value-type="string">
            <text:p>JAIDA LUCIA BANDEIRA GUEDES</text:p>
          </table:table-cell>
          <table:table-cell office:value-type="string">
            <text:p>25 Mai 99, 00h00</text:p>
          </table:table-cell>
          <table:table-cell office:value-type="string">
            <text:p>25 Mai 99, 00h00</text:p>
          </table:table-cell>
          <table:table-cell office:value-type="string">
            <text:p>24 Set 11, 21h26</text:p>
          </table:table-cell>
          <table:table-cell office:value-type="string">
            <text:p>CONSIGNAÇÃO EM PAGAMENTO</text:p>
          </table:table-cell>
          <table:table-cell office:value-type="string">
            <text:p>ARARI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1ª VARA CÍVEL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93">
            <text:p>9693</text:p>
          </table:table-cell>
          <table:table-cell office:value-type="string">
            <text:p>JOAO MARCELO PINTO DANTAS</text:p>
          </table:table-cell>
          <table:table-cell office:value-type="string">
            <text:p>11 Fev 11, 00h00</text:p>
          </table:table-cell>
          <table:table-cell office:value-type="string">
            <text:p>11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RNAMIR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88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94">
            <text:p>9694</text:p>
          </table:table-cell>
          <table:table-cell office:value-type="string">
            <text:p>ELI ANGELO DOS SANTOS CORREIA</text:p>
          </table:table-cell>
          <table:table-cell office:value-type="string">
            <text:p>11 Fev 11, 00h00</text:p>
          </table:table-cell>
          <table:table-cell office:value-type="string">
            <text:p>11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MELEI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42-40.2011.8.17.0630</text:p>
          </table:table-cell>
          <table:table-cell office:value-type="string">
            <text:p>ÚNICA</text:p>
          </table:table-cell>
          <table:table-cell office:value-type="string">
            <text:p>24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0">
            <text:p>9700</text:p>
          </table:table-cell>
          <table:table-cell office:value-type="string">
            <text:p>TULIO MARCIO FREITAS LINS</text:p>
          </table:table-cell>
          <table:table-cell office:value-type="string">
            <text:p>21 Fev 11, 00h00</text:p>
          </table:table-cell>
          <table:table-cell office:value-type="string">
            <text:p>21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6536-72.2011.8.02.0001</text:p>
          </table:table-cell>
          <table:table-cell office:value-type="string">
            <text:p>7ª VARA CÍVEL</text:p>
          </table:table-cell>
          <table:table-cell office:value-type="string">
            <text:p>6620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1">
            <text:p>9701</text:p>
          </table:table-cell>
          <table:table-cell office:value-type="string">
            <text:p>ISAAC DO NASCIMENTO MONTEIRO</text:p>
          </table:table-cell>
          <table:table-cell office:value-type="string">
            <text:p>21 Jul 11, 00h00</text:p>
          </table:table-cell>
          <table:table-cell office:value-type="string">
            <text:p>21 Jul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ESCA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83-07.2011.8.17.0570</text:p>
          </table:table-cell>
          <table:table-cell office:value-type="string">
            <text:p>2ª VARA CÍVEL</text:p>
          </table:table-cell>
          <table:table-cell office:value-type="string">
            <text:p>24322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2">
            <text:p>9702</text:p>
          </table:table-cell>
          <table:table-cell office:value-type="string">
            <text:p>PETER CONDE VIDAL</text:p>
          </table:table-cell>
          <table:table-cell office:value-type="string">
            <text:p>21 Fev 11, 00h00</text:p>
          </table:table-cell>
          <table:table-cell office:value-type="string">
            <text:p>21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ARRA DE SAO MIGUE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34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3">
            <text:p>9703</text:p>
          </table:table-cell>
          <table:table-cell office:value-type="string">
            <text:p>MARIA FLAVIA BARBOSA DE OLIVEIRA</text:p>
          </table:table-cell>
          <table:table-cell office:value-type="string">
            <text:p>21 Fev 11, 00h00</text:p>
          </table:table-cell>
          <table:table-cell office:value-type="string">
            <text:p>21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REJO DA MADRE DE DEU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53-66.2011.8.17.0340</text:p>
          </table:table-cell>
          <table:table-cell office:value-type="string">
            <text:p>UNICA</text:p>
          </table:table-cell>
          <table:table-cell office:value-type="string">
            <text:p>1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4">
            <text:p>9704</text:p>
          </table:table-cell>
          <table:table-cell office:value-type="string">
            <text:p>JOSE ARISTEU TAVARES LEITAO</text:p>
          </table:table-cell>
          <table:table-cell office:value-type="string">
            <text:p>21 Fev 11, 00h00</text:p>
          </table:table-cell>
          <table:table-cell office:value-type="string">
            <text:p>21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BEIR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440-84.2011.8.17.1190</text:p>
          </table:table-cell>
          <table:table-cell office:value-type="string">
            <text:p>UNICA</text:p>
          </table:table-cell>
          <table:table-cell office:value-type="string">
            <text:p>65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6">
            <text:p>9706</text:p>
          </table:table-cell>
          <table:table-cell office:value-type="string">
            <text:p>PEDRO CHAGAS CORDEIRO</text:p>
          </table:table-cell>
          <table:table-cell office:value-type="string">
            <text:p>21 Fev 11, 00h00</text:p>
          </table:table-cell>
          <table:table-cell office:value-type="string">
            <text:p>21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4-14.2011.8.02.0001</text:p>
          </table:table-cell>
          <table:table-cell office:value-type="string">
            <text:p>7ª VARA CÍVEL</text:p>
          </table:table-cell>
          <table:table-cell office:value-type="string">
            <text:p>32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7">
            <text:p>9707</text:p>
          </table:table-cell>
          <table:table-cell office:value-type="string">
            <text:p>MARIA LEDA DE OLIVEIRA SOUTO</text:p>
          </table:table-cell>
          <table:table-cell office:value-type="string">
            <text:p>21 Fev 11, 00h00</text:p>
          </table:table-cell>
          <table:table-cell office:value-type="string">
            <text:p>21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6-87.2011.8.02.0001</text:p>
          </table:table-cell>
          <table:table-cell office:value-type="string">
            <text:p>9ª VARA CIVEL</text:p>
          </table:table-cell>
          <table:table-cell office:value-type="string">
            <text:p>318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8">
            <text:p>9708</text:p>
          </table:table-cell>
          <table:table-cell office:value-type="string">
            <text:p>DAVID PAULINO COSTA</text:p>
          </table:table-cell>
          <table:table-cell office:value-type="string">
            <text:p>22 Dez 10, 00h00</text:p>
          </table:table-cell>
          <table:table-cell office:value-type="string">
            <text:p>22 Dez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508-49.2010.8.17.067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09">
            <text:p>9709</text:p>
          </table:table-cell>
          <table:table-cell office:value-type="string">
            <text:p>LISIANE TARGINO FERREIRA</text:p>
          </table:table-cell>
          <table:table-cell office:value-type="string">
            <text:p>17 Jan 11, 00h00</text:p>
          </table:table-cell>
          <table:table-cell office:value-type="string">
            <text:p>17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70-16.2011.8.17.8012</text:p>
          </table:table-cell>
          <table:table-cell office:value-type="string">
            <text:p>I JUIZADO ESPECIAL CIVEL</text:p>
          </table:table-cell>
          <table:table-cell office:value-type="string">
            <text:p>2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11">
            <text:p>9711</text:p>
          </table:table-cell>
          <table:table-cell office:value-type="string">
            <text:p>JOSE ANTONIO ALVES DE MELO JUNIOR</text:p>
          </table:table-cell>
          <table:table-cell office:value-type="string">
            <text:p>5 Jan 11, 00h00</text:p>
          </table:table-cell>
          <table:table-cell office:value-type="string">
            <text:p>5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79-38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12">
            <text:p>9712</text:p>
          </table:table-cell>
          <table:table-cell office:value-type="string">
            <text:p>TIAGO PESSOA MARQUES MENDES</text:p>
          </table:table-cell>
          <table:table-cell office:value-type="string">
            <text:p>6 Jan 11, 00h00</text:p>
          </table:table-cell>
          <table:table-cell office:value-type="string">
            <text:p>6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90-67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13">
            <text:p>9713</text:p>
          </table:table-cell>
          <table:table-cell office:value-type="string">
            <text:p>ANTONIO VANDERLEY BEZERRA JUNIOR</text:p>
          </table:table-cell>
          <table:table-cell office:value-type="string">
            <text:p>23 Mai 10, 00h00</text:p>
          </table:table-cell>
          <table:table-cell office:value-type="string">
            <text:p>23 Mai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0.015.596-7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15">
            <text:p>9715</text:p>
          </table:table-cell>
          <table:table-cell office:value-type="string">
            <text:p>VIANNEY BEZERRA DOS SANTOS</text:p>
          </table:table-cell>
          <table:table-cell office:value-type="string">
            <text:p>6 Jan 11, 00h00</text:p>
          </table:table-cell>
          <table:table-cell office:value-type="string">
            <text:p>6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83-75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17">
            <text:p>9717</text:p>
          </table:table-cell>
          <table:table-cell office:value-type="string">
            <text:p>DORIVAL BEZERRA SILVA JUNIOR</text:p>
          </table:table-cell>
          <table:table-cell office:value-type="string">
            <text:p>22 Fev 10, 00h00</text:p>
          </table:table-cell>
          <table:table-cell office:value-type="string">
            <text:p>22 Fev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199-31.2010.8.02.0001
</text:p>
          </table:table-cell>
          <table:table-cell office:value-type="string">
            <text:p>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24">
            <text:p>9724</text:p>
          </table:table-cell>
          <table:table-cell office:value-type="string">
            <text:p>LUIZ RODOLFO DE ARAUJO NETO</text:p>
          </table:table-cell>
          <table:table-cell office:value-type="string">
            <text:p>4 Fev 11, 00h00</text:p>
          </table:table-cell>
          <table:table-cell office:value-type="string">
            <text:p>4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59-11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27">
            <text:p>9727</text:p>
          </table:table-cell>
          <table:table-cell office:value-type="string">
            <text:p>RICARDO ALEXANDRE GALVAO CAPITO</text:p>
          </table:table-cell>
          <table:table-cell office:value-type="string">
            <text:p>25 Fev 11, 00h00</text:p>
          </table:table-cell>
          <table:table-cell office:value-type="string">
            <text:p>25 Fev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7-21.2011.8.17.0640</text:p>
          </table:table-cell>
          <table:table-cell office:value-type="string">
            <text:p>1ª VARA CÍVEL</text:p>
          </table:table-cell>
          <table:table-cell office:value-type="string">
            <text:p>3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30">
            <text:p>9730</text:p>
          </table:table-cell>
          <table:table-cell office:value-type="string">
            <text:p>FERNANDO ANTONIO CABRAL DE SOUZA</text:p>
          </table:table-cell>
          <table:table-cell office:value-type="string">
            <text:p>27 Jan 11, 00h00</text:p>
          </table:table-cell>
          <table:table-cell office:value-type="string">
            <text:p>27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32-92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31">
            <text:p>9731</text:p>
          </table:table-cell>
          <table:table-cell office:value-type="string">
            <text:p>CATIA VANDA DE MELO GITIRANA</text:p>
          </table:table-cell>
          <table:table-cell office:value-type="string">
            <text:p>4 Fev 11, 00h00</text:p>
          </table:table-cell>
          <table:table-cell office:value-type="string">
            <text:p>4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60-93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32">
            <text:p>9732</text:p>
          </table:table-cell>
          <table:table-cell office:value-type="string">
            <text:p>ALEXANDRE LOPES DA SILVA</text:p>
          </table:table-cell>
          <table:table-cell office:value-type="string">
            <text:p>8 Fev 11, 00h00</text:p>
          </table:table-cell>
          <table:table-cell office:value-type="string">
            <text:p>8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51-08.2011.8.17.8104</text:p>
          </table:table-cell>
          <table:table-cell office:value-type="string">
            <text:p>IV JEC - CASA AMARELA</text:p>
          </table:table-cell>
          <table:table-cell office:value-type="string">
            <text:p>2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34">
            <text:p>9734</text:p>
          </table:table-cell>
          <table:table-cell office:value-type="string">
            <text:p>FRANCISCO CORREIA DOS SANTOS</text:p>
          </table:table-cell>
          <table:table-cell office:value-type="string">
            <text:p>17 Dez 09, 00h00</text:p>
          </table:table-cell>
          <table:table-cell office:value-type="string">
            <text:p>17 Dez 0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 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785-66.2009.8.02.0001</text:p>
          </table:table-cell>
          <table:table-cell office:value-type="string">
            <text:p>12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37">
            <text:p>9737</text:p>
          </table:table-cell>
          <table:table-cell office:value-type="string">
            <text:p>VANALDO LUIZ BARBOSA</text:p>
          </table:table-cell>
          <table:table-cell office:value-type="string">
            <text:p>26 Jan 11, 00h00</text:p>
          </table:table-cell>
          <table:table-cell office:value-type="string">
            <text:p>26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78-15.2011.8.17.8104</text:p>
          </table:table-cell>
          <table:table-cell office:value-type="string">
            <text:p>IV JEC - CASA AMARELA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38">
            <text:p>9738</text:p>
          </table:table-cell>
          <table:table-cell office:value-type="string">
            <text:p>ADEMILDO ARRUDA SILVA</text:p>
          </table:table-cell>
          <table:table-cell office:value-type="string">
            <text:p>12 Jan 11, 00h00</text:p>
          </table:table-cell>
          <table:table-cell office:value-type="string">
            <text:p>12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04-13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40">
            <text:p>9740</text:p>
          </table:table-cell>
          <table:table-cell office:value-type="string">
            <text:p>MARIA DA GRAÇA DE LIMA E SILVA</text:p>
          </table:table-cell>
          <table:table-cell office:value-type="string">
            <text:p>21 Jan 11, 00h00</text:p>
          </table:table-cell>
          <table:table-cell office:value-type="string">
            <text:p>21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00.306-7</text:p>
          </table:table-cell>
          <table:table-cell office:value-type="string">
            <text:p>12º JUIZADO ESPECIAL DA CAPITAL - 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41">
            <text:p>9741</text:p>
          </table:table-cell>
          <table:table-cell office:value-type="string">
            <text:p>IVALDO GOMES LIMA</text:p>
          </table:table-cell>
          <table:table-cell office:value-type="string">
            <text:p>4 Mar 11, 00h00</text:p>
          </table:table-cell>
          <table:table-cell office:value-type="string">
            <text:p>4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72-15.2011.8.02.0001</text:p>
          </table:table-cell>
          <table:table-cell office:value-type="string">
            <text:p>7ª VARA CÍVEL</text:p>
          </table:table-cell>
          <table:table-cell office:value-type="string">
            <text:p>31828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string">
            <text:p>MARIA SARAIVA DE FRANÇA</text:p>
          </table:table-cell>
          <table:table-cell office:value-type="string">
            <text:p>4 Mar 11, 00h00</text:p>
          </table:table-cell>
          <table:table-cell office:value-type="string">
            <text:p>4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ROB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07-82.2011.8.17.1000</text:p>
          </table:table-cell>
          <table:table-cell office:value-type="string">
            <text:p>UNICA</text:p>
          </table:table-cell>
          <table:table-cell office:value-type="string">
            <text:p>356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43">
            <text:p>9743</text:p>
          </table:table-cell>
          <table:table-cell office:value-type="string">
            <text:p>JOSE FERNANDO SANTOS</text:p>
          </table:table-cell>
          <table:table-cell office:value-type="string">
            <text:p>4 Mar 11, 00h00</text:p>
          </table:table-cell>
          <table:table-cell office:value-type="string">
            <text:p>4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3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44">
            <text:p>9744</text:p>
          </table:table-cell>
          <table:table-cell office:value-type="string">
            <text:p>LUCIANE SOUZA FERREIRA</text:p>
          </table:table-cell>
          <table:table-cell office:value-type="string">
            <text:p>4 Mar 11, 00h00</text:p>
          </table:table-cell>
          <table:table-cell office:value-type="string">
            <text:p>4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80-89.2011.8.02.0001</text:p>
          </table:table-cell>
          <table:table-cell office:value-type="string">
            <text:p>3ª VARA CÍVEL</text:p>
          </table:table-cell>
          <table:table-cell office:value-type="string">
            <text:p>2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47">
            <text:p>9747</text:p>
          </table:table-cell>
          <table:table-cell office:value-type="string">
            <text:p>ETIENE MIRTES DE MELO REGO BARROS</text:p>
          </table:table-cell>
          <table:table-cell office:value-type="string">
            <text:p>17 Jan 11, 00h00</text:p>
          </table:table-cell>
          <table:table-cell office:value-type="string">
            <text:p>17 Jan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89-06.2011.8.17.8104</text:p>
          </table:table-cell>
          <table:table-cell office:value-type="string">
            <text:p>IV JEC - CASA AMARELA</text:p>
          </table:table-cell>
          <table:table-cell office:value-type="string">
            <text:p>17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50">
            <text:p>9750</text:p>
          </table:table-cell>
          <table:table-cell office:value-type="string">
            <text:p>ALUIZIO CALDAS E SILVA</text:p>
          </table:table-cell>
          <table:table-cell office:value-type="string">
            <text:p>15 Dez 10, 00h00</text:p>
          </table:table-cell>
          <table:table-cell office:value-type="string">
            <text:p>15 Dez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466-10.2010.8.17.8115</text:p>
          </table:table-cell>
          <table:table-cell office:value-type="string">
            <text:p>VI JEC - PIN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51">
            <text:p>9751</text:p>
          </table:table-cell>
          <table:table-cell office:value-type="string">
            <text:p>HELIO ALVES MARTINS</text:p>
          </table:table-cell>
          <table:table-cell office:value-type="string">
            <text:p>13 Mai 10, 00h00</text:p>
          </table:table-cell>
          <table:table-cell office:value-type="string">
            <text:p>13 Mai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RAVILH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716920108020020
000271692</text:p>
          </table:table-cell>
          <table:table-cell office:value-type="string">
            <text:p>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52">
            <text:p>9752</text:p>
          </table:table-cell>
          <table:table-cell office:value-type="string">
            <text:p>EUFRASIO GAMA DO NASCIMENTO</text:p>
          </table:table-cell>
          <table:table-cell office:value-type="string">
            <text:p>19 Mai 10, 00h00</text:p>
          </table:table-cell>
          <table:table-cell office:value-type="string">
            <text:p>19 Mai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9278-28.2010.8.02.0001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53">
            <text:p>9753</text:p>
          </table:table-cell>
          <table:table-cell office:value-type="string">
            <text:p>SAULLO FERREIRA DE LIMA ANDRADE</text:p>
          </table:table-cell>
          <table:table-cell office:value-type="string">
            <text:p>27 Jan 11, 00h00</text:p>
          </table:table-cell>
          <table:table-cell office:value-type="string">
            <text:p>27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08-19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56">
            <text:p>9756</text:p>
          </table:table-cell>
          <table:table-cell office:value-type="string">
            <text:p>EDILENE BARBOSA DA SILVA</text:p>
          </table:table-cell>
          <table:table-cell office:value-type="string">
            <text:p>13 Out 10, 00h00</text:p>
          </table:table-cell>
          <table:table-cell office:value-type="string">
            <text:p>13 Out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698-61.2010.8.17.8005A</text:p>
          </table:table-cell>
          <table:table-cell office:value-type="string">
            <text:p>I JUIZADO ESPECIAL CIVEL</text:p>
          </table:table-cell>
          <table:table-cell office:value-type="string">
            <text:p>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57">
            <text:p>9757</text:p>
          </table:table-cell>
          <table:table-cell office:value-type="string">
            <text:p>EDMILSON FRANCISCO DE MORAES</text:p>
          </table:table-cell>
          <table:table-cell office:value-type="string">
            <text:p>16 Fev 11, 00h00</text:p>
          </table:table-cell>
          <table:table-cell office:value-type="string">
            <text:p>16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Ã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58-44.2011.8.17.8013</text:p>
          </table:table-cell>
          <table:table-cell office:value-type="string">
            <text:p>II JEC JABOATÃO DOS GUARARAPES</text:p>
          </table:table-cell>
          <table:table-cell office:value-type="string">
            <text:p>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58">
            <text:p>9758</text:p>
          </table:table-cell>
          <table:table-cell office:value-type="string">
            <text:p>EDVALDO MARQUES DA SILVA</text:p>
          </table:table-cell>
          <table:table-cell office:value-type="string">
            <text:p>14 Out 09, 00h00</text:p>
          </table:table-cell>
          <table:table-cell office:value-type="string">
            <text:p>14 Out 0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09.029153-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59">
            <text:p>9759</text:p>
          </table:table-cell>
          <table:table-cell office:value-type="string">
            <text:p>ANTONIO FRANCISCO FERREIRA DE ALBUQUERQUE</text:p>
          </table:table-cell>
          <table:table-cell office:value-type="string">
            <text:p>23 Jul 99, 00h00</text:p>
          </table:table-cell>
          <table:table-cell office:value-type="string">
            <text:p>23 Jul 9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606057-71.1999.8.17.0001</text:p>
          </table:table-cell>
          <table:table-cell office:value-type="string">
            <text:p>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61">
            <text:p>9761</text:p>
          </table:table-cell>
          <table:table-cell office:value-type="string">
            <text:p>CASSIO PALMEIRA DE LUCENA</text:p>
          </table:table-cell>
          <table:table-cell office:value-type="string">
            <text:p>27 Jan 11, 00h00</text:p>
          </table:table-cell>
          <table:table-cell office:value-type="string">
            <text:p>27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12-04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64">
            <text:p>9764</text:p>
          </table:table-cell>
          <table:table-cell office:value-type="string">
            <text:p>SILVANA CRISTINA DANTAS</text:p>
          </table:table-cell>
          <table:table-cell office:value-type="string">
            <text:p>14 Dez 10, 00h00</text:p>
          </table:table-cell>
          <table:table-cell office:value-type="string">
            <text:p>14 Dez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48-31.2010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65">
            <text:p>9765</text:p>
          </table:table-cell>
          <table:table-cell office:value-type="string">
            <text:p>JOAO SOARES DO CARMO</text:p>
          </table:table-cell>
          <table:table-cell office:value-type="string">
            <text:p>14 Jan 11, 00h00</text:p>
          </table:table-cell>
          <table:table-cell office:value-type="string">
            <text:p>14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12-82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67">
            <text:p>9767</text:p>
          </table:table-cell>
          <table:table-cell office:value-type="string">
            <text:p>NECY FERREIRA DOS SANTOS</text:p>
          </table:table-cell>
          <table:table-cell office:value-type="string">
            <text:p>10 Fev 11, 00h00</text:p>
          </table:table-cell>
          <table:table-cell office:value-type="string">
            <text:p>10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98-79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68">
            <text:p>9768</text:p>
          </table:table-cell>
          <table:table-cell office:value-type="string">
            <text:p>ACACIA MARIA CORNELIO ALVES</text:p>
          </table:table-cell>
          <table:table-cell office:value-type="string">
            <text:p>13 Ago 10, 00h00</text:p>
          </table:table-cell>
          <table:table-cell office:value-type="string">
            <text:p>13 Ago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0.020.185-2</text:p>
          </table:table-cell>
          <table:table-cell office:value-type="string">
            <text:p>3ª JUIZADO ESPECI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71">
            <text:p>9771</text:p>
          </table:table-cell>
          <table:table-cell office:value-type="string">
            <text:p>ROGERIO GOMES DE ALMEIDA</text:p>
          </table:table-cell>
          <table:table-cell office:value-type="string">
            <text:p>1 Fev 11, 00h00</text:p>
          </table:table-cell>
          <table:table-cell office:value-type="string">
            <text:p>1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LAJE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89-37.2011.8.17.8022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72">
            <text:p>9772</text:p>
          </table:table-cell>
          <table:table-cell office:value-type="string">
            <text:p>RAIMUNDO ALVES NOGUEIRA</text:p>
          </table:table-cell>
          <table:table-cell office:value-type="string">
            <text:p>17 Fev 11, 00h00</text:p>
          </table:table-cell>
          <table:table-cell office:value-type="string">
            <text:p>17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84-55.2011.8.17.801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73">
            <text:p>9773</text:p>
          </table:table-cell>
          <table:table-cell office:value-type="string">
            <text:p>MORISE DE GUSMAO MALHEIROS</text:p>
          </table:table-cell>
          <table:table-cell office:value-type="string">
            <text:p>10 Mar 11, 00h00</text:p>
          </table:table-cell>
          <table:table-cell office:value-type="string">
            <text:p>10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8.200-2</text:p>
          </table:table-cell>
          <table:table-cell office:value-type="string">
            <text:p>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74">
            <text:p>9774</text:p>
          </table:table-cell>
          <table:table-cell office:value-type="string">
            <text:p>JOANA DARC SILVA DOS SANTOS</text:p>
          </table:table-cell>
          <table:table-cell office:value-type="string">
            <text:p>10 Mar 11, 00h00</text:p>
          </table:table-cell>
          <table:table-cell office:value-type="string">
            <text:p>10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55.258-4</text:p>
          </table:table-cell>
          <table:table-cell office:value-type="string">
            <text:p>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78">
            <text:p>9778</text:p>
          </table:table-cell>
          <table:table-cell office:value-type="string">
            <text:p>MARIA GEDALVA SOARES DA SILVA</text:p>
          </table:table-cell>
          <table:table-cell office:value-type="string">
            <text:p>18 Mar 11, 00h00</text:p>
          </table:table-cell>
          <table:table-cell office:value-type="string">
            <text:p>18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9-36.2011.8.02.0001</text:p>
          </table:table-cell>
          <table:table-cell office:value-type="string">
            <text:p>4ª VARA CÍVEL</text:p>
          </table:table-cell>
          <table:table-cell office:value-type="string">
            <text:p>47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79">
            <text:p>9779</text:p>
          </table:table-cell>
          <table:table-cell office:value-type="string">
            <text:p>MARIA JOSE DA SILVA</text:p>
          </table:table-cell>
          <table:table-cell office:value-type="string">
            <text:p>18 Mar 11, 00h00</text:p>
          </table:table-cell>
          <table:table-cell office:value-type="string">
            <text:p>18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3-35.2011.8.02.0001  
</text:p>
          </table:table-cell>
          <table:table-cell office:value-type="string">
            <text:p>12ª VARA CIVEL</text:p>
          </table:table-cell>
          <table:table-cell office:value-type="string">
            <text:p>34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82">
            <text:p>9782</text:p>
          </table:table-cell>
          <table:table-cell office:value-type="string">
            <text:p>DIRCEU JOSE RODRIGUES</text:p>
          </table:table-cell>
          <table:table-cell office:value-type="string">
            <text:p>22 Mar 11, 00h00</text:p>
          </table:table-cell>
          <table:table-cell office:value-type="string">
            <text:p>22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BO DE SANTO AGOSTIN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37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85">
            <text:p>9785</text:p>
          </table:table-cell>
          <table:table-cell office:value-type="string">
            <text:p>JOVENTINO DE OLIVEIRA LEDO NETO</text:p>
          </table:table-cell>
          <table:table-cell office:value-type="string">
            <text:p>22 Mar 11, 00h00</text:p>
          </table:table-cell>
          <table:table-cell office:value-type="string">
            <text:p>22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CHOEIRINH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35-82.2011.8.17.0390</text:p>
          </table:table-cell>
          <table:table-cell office:value-type="string">
            <text:p>ÚNICA</text:p>
          </table:table-cell>
          <table:table-cell office:value-type="string">
            <text:p>2693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string">
            <text:p>ANTONIO AMARAL DA SILVA FILHO</text:p>
          </table:table-cell>
          <table:table-cell office:value-type="string">
            <text:p>23 Mar 11, 00h00</text:p>
          </table:table-cell>
          <table:table-cell office:value-type="string">
            <text:p>23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6384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88">
            <text:p>9788</text:p>
          </table:table-cell>
          <table:table-cell office:value-type="string">
            <text:p>LENILDA MARCIA GOMES SOARES</text:p>
          </table:table-cell>
          <table:table-cell office:value-type="string">
            <text:p>23 Mar 11, 00h00</text:p>
          </table:table-cell>
          <table:table-cell office:value-type="string">
            <text:p>23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7-72.2011.8.02.0001</text:p>
          </table:table-cell>
          <table:table-cell office:value-type="string">
            <text:p>8ª VARA CÍVEL</text:p>
          </table:table-cell>
          <table:table-cell office:value-type="string">
            <text:p>31929.3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89">
            <text:p>9789</text:p>
          </table:table-cell>
          <table:table-cell office:value-type="string">
            <text:p>JOSE ROMILDO DA SILVA ME</text:p>
          </table:table-cell>
          <table:table-cell office:value-type="string">
            <text:p>23 Mar 11, 00h00</text:p>
          </table:table-cell>
          <table:table-cell office:value-type="string">
            <text:p>23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84-20.2011.8.02.0001</text:p>
          </table:table-cell>
          <table:table-cell office:value-type="string">
            <text:p>8ª VARA CÍVEL</text:p>
          </table:table-cell>
          <table:table-cell office:value-type="string">
            <text:p>57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91">
            <text:p>9791</text:p>
          </table:table-cell>
          <table:table-cell office:value-type="string">
            <text:p>LUCIANE OLIVEIRA DE LIMA DE MENEZES</text:p>
          </table:table-cell>
          <table:table-cell office:value-type="string">
            <text:p>11 Fev 10, 00h00</text:p>
          </table:table-cell>
          <table:table-cell office:value-type="string">
            <text:p>11 Fev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635-17.2010.8.02.0001</text:p>
          </table:table-cell>
          <table:table-cell office:value-type="string">
            <text:p>7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93">
            <text:p>9793</text:p>
          </table:table-cell>
          <table:table-cell office:value-type="string">
            <text:p>ODILON LINS FEIJO</text:p>
          </table:table-cell>
          <table:table-cell office:value-type="string">
            <text:p>6 Dez 10, 00h00</text:p>
          </table:table-cell>
          <table:table-cell office:value-type="string">
            <text:p>6 Dez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176-83.2010.8.02.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94">
            <text:p>9794</text:p>
          </table:table-cell>
          <table:table-cell office:value-type="string">
            <text:p>MARIA DAS NEVES TENORIO AMARAL</text:p>
          </table:table-cell>
          <table:table-cell office:value-type="string">
            <text:p>15 Dez 10, 00h00</text:p>
          </table:table-cell>
          <table:table-cell office:value-type="string">
            <text:p>15 Dez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1469-88.2010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95">
            <text:p>9795</text:p>
          </table:table-cell>
          <table:table-cell office:value-type="string">
            <text:p>LUIZ AMANCIO DE OLIVEIRA</text:p>
          </table:table-cell>
          <table:table-cell office:value-type="string">
            <text:p>19 Out 09, 00h00</text:p>
          </table:table-cell>
          <table:table-cell office:value-type="string">
            <text:p>19 Out 0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118-13.2009.8.02.0001</text:p>
          </table:table-cell>
          <table:table-cell office:value-type="string">
            <text:p>4ª VARA CÍVEL</text:p>
          </table:table-cell>
          <table:table-cell office:value-type="string">
            <text:p>4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98">
            <text:p>9798</text:p>
          </table:table-cell>
          <table:table-cell office:value-type="string">
            <text:p>GERALDO SEVERINO DOS SANTOS JR</text:p>
          </table:table-cell>
          <table:table-cell office:value-type="string">
            <text:p>21 Dez 10, 00h00</text:p>
          </table:table-cell>
          <table:table-cell office:value-type="string">
            <text:p>21 Dez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471-76.2010.8.17.8121</text:p>
          </table:table-cell>
          <table:table-cell office:value-type="string">
            <text:p>I JE DAS RELAÇOES DE CONSUMO DA 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99">
            <text:p>9799</text:p>
          </table:table-cell>
          <table:table-cell office:value-type="string">
            <text:p>ANDRE LEONARDO MONTEIRO BARROS</text:p>
          </table:table-cell>
          <table:table-cell office:value-type="string">
            <text:p>21 Mar 11, 00h00</text:p>
          </table:table-cell>
          <table:table-cell office:value-type="string">
            <text:p>21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3.770-7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string">
            <text:p>JOAO PAULO MONTEIRO BATISTA</text:p>
          </table:table-cell>
          <table:table-cell office:value-type="string">
            <text:p>21 Mar 11, 00h00</text:p>
          </table:table-cell>
          <table:table-cell office:value-type="string">
            <text:p>21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60.486-4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01">
            <text:p>9801</text:p>
          </table:table-cell>
          <table:table-cell office:value-type="string">
            <text:p>JULIANO RAPOSO SILVA</text:p>
          </table:table-cell>
          <table:table-cell office:value-type="string">
            <text:p>25 Mar 11, 00h00</text:p>
          </table:table-cell>
          <table:table-cell office:value-type="string">
            <text:p>25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NAT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13.591-8</text:p>
          </table:table-cell>
          <table:table-cell office:value-type="string">
            <text:p>IX JUIZADO ESPECIAL CIVEL DE NAT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04">
            <text:p>9804</text:p>
          </table:table-cell>
          <table:table-cell office:value-type="string">
            <text:p>MARIA VERONICA C DE CARVALHO S ARAUJO</text:p>
          </table:table-cell>
          <table:table-cell office:value-type="string">
            <text:p>29 Mar 11, 00h00</text:p>
          </table:table-cell>
          <table:table-cell office:value-type="string">
            <text:p>29 Ma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579-95.2011.8.02.0001</text:p>
          </table:table-cell>
          <table:table-cell office:value-type="string">
            <text:p>13ª VARA CÍVEL</text:p>
          </table:table-cell>
          <table:table-cell office:value-type="string">
            <text:p>3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07">
            <text:p>9807</text:p>
          </table:table-cell>
          <table:table-cell office:value-type="string">
            <text:p>SAMUEL NASCIMENTO DA COSTA</text:p>
          </table:table-cell>
          <table:table-cell office:value-type="string">
            <text:p>28 Mar 11, 00h00</text:p>
          </table:table-cell>
          <table:table-cell office:value-type="string">
            <text:p>28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90-84.2011.8.17.8103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11">
            <text:p>9811</text:p>
          </table:table-cell>
          <table:table-cell office:value-type="string">
            <text:p>LUIS OSCAR BEZERRA</text:p>
          </table:table-cell>
          <table:table-cell office:value-type="string">
            <text:p>17 Set 10, 00h00</text:p>
          </table:table-cell>
          <table:table-cell office:value-type="string">
            <text:p>17 Set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5023-10.2010.8.02.0001</text:p>
          </table:table-cell>
          <table:table-cell office:value-type="string">
            <text:p>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13">
            <text:p>9813</text:p>
          </table:table-cell>
          <table:table-cell office:value-type="string">
            <text:p>EDILSON DOS SANTOS MARQUES AMORIM</text:p>
          </table:table-cell>
          <table:table-cell office:value-type="string">
            <text:p>4 Jun 10, 00h00</text:p>
          </table:table-cell>
          <table:table-cell office:value-type="string">
            <text:p>4 Jun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960-10.2010.8.17.113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14">
            <text:p>9814</text:p>
          </table:table-cell>
          <table:table-cell office:value-type="string">
            <text:p>ASSIS DE SOUSA LIMA</text:p>
          </table:table-cell>
          <table:table-cell office:value-type="string">
            <text:p>5 Abr 11, 00h00</text:p>
          </table:table-cell>
          <table:table-cell office:value-type="string">
            <text:p>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633-74.2011.8.17.0001</text:p>
          </table:table-cell>
          <table:table-cell office:value-type="string">
            <text:p>2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18">
            <text:p>9818</text:p>
          </table:table-cell>
          <table:table-cell office:value-type="string">
            <text:p>GUSTAVO HENRIQUE DA TRINDADE SANTOS</text:p>
          </table:table-cell>
          <table:table-cell office:value-type="string">
            <text:p>6 Abr 11, 00h00</text:p>
          </table:table-cell>
          <table:table-cell office:value-type="string">
            <text:p>6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23779.4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19">
            <text:p>9819</text:p>
          </table:table-cell>
          <table:table-cell office:value-type="string">
            <text:p>MARCOS SERGIO DA SILVA FERREIRA NET</text:p>
          </table:table-cell>
          <table:table-cell office:value-type="string">
            <text:p>6 Abr 11, 00h00</text:p>
          </table:table-cell>
          <table:table-cell office:value-type="string">
            <text:p>6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76-52.2011.8.02.0001</text:p>
          </table:table-cell>
          <table:table-cell office:value-type="string">
            <text:p>11ª VARA CÍVEL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20">
            <text:p>9820</text:p>
          </table:table-cell>
          <table:table-cell office:value-type="string">
            <text:p>ROMUALDO DOMINGUES DA SILVA</text:p>
          </table:table-cell>
          <table:table-cell office:value-type="string">
            <text:p>6 Abr 11, 00h00</text:p>
          </table:table-cell>
          <table:table-cell office:value-type="string">
            <text:p>6 Abr 11, 00h00</text:p>
          </table:table-cell>
          <table:table-cell office:value-type="string">
            <text:p>30 Set 11, 13h40</text:p>
          </table:table-cell>
          <table:table-cell office:value-type="string">
            <text:p>CÍVEL</text:p>
          </table:table-cell>
          <table:table-cell office:value-type="string">
            <text:p>JABOATAO 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411-71.2011.8.17.0810</text:p>
          </table:table-cell>
          <table:table-cell office:value-type="string">
            <text:p>1ª VARA CÍVEL</text:p>
          </table:table-cell>
          <table:table-cell office:value-type="string">
            <text:p>246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21">
            <text:p>9821</text:p>
          </table:table-cell>
          <table:table-cell office:value-type="string">
            <text:p>MARCOS FERNANDO DE OLIVEIRA PINHEIRO</text:p>
          </table:table-cell>
          <table:table-cell office:value-type="string">
            <text:p>6 Abr 11, 00h00</text:p>
          </table:table-cell>
          <table:table-cell office:value-type="string">
            <text:p>6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6657-64.2011.8.17.0990</text:p>
          </table:table-cell>
          <table:table-cell office:value-type="string">
            <text:p>3ª VARA CÍVEL</text:p>
          </table:table-cell>
          <table:table-cell office:value-type="string">
            <text:p>3058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23">
            <text:p>9823</text:p>
          </table:table-cell>
          <table:table-cell office:value-type="string">
            <text:p>ABRAAO SOUSA ALVES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77-37.2011.8.02.0001</text:p>
          </table:table-cell>
          <table:table-cell office:value-type="string">
            <text:p>11ª VARA CÍVEL</text:p>
          </table:table-cell>
          <table:table-cell office:value-type="string">
            <text:p>32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24">
            <text:p>9824</text:p>
          </table:table-cell>
          <table:table-cell office:value-type="string">
            <text:p>MAURICIO COSTA DE LEMOS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73-97.2011.8.02.0001</text:p>
          </table:table-cell>
          <table:table-cell office:value-type="string">
            <text:p>3ª VARA CÍVEL</text:p>
          </table:table-cell>
          <table:table-cell office:value-type="string">
            <text:p>29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26">
            <text:p>9826</text:p>
          </table:table-cell>
          <table:table-cell office:value-type="string">
            <text:p>FABRICIA COSTA BARBOSA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78-22.2011.8.02.0001</text:p>
          </table:table-cell>
          <table:table-cell office:value-type="string">
            <text:p>10ª VARA CÍVEL</text:p>
          </table:table-cell>
          <table:table-cell office:value-type="string">
            <text:p>2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27">
            <text:p>9827</text:p>
          </table:table-cell>
          <table:table-cell office:value-type="string">
            <text:p>FERNANDA ARAUJO RODRIGUES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71-30.2011.8.02.0001</text:p>
          </table:table-cell>
          <table:table-cell office:value-type="string">
            <text:p>9ª VARA CIVEL</text:p>
          </table:table-cell>
          <table:table-cell office:value-type="string">
            <text:p>25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28">
            <text:p>9828</text:p>
          </table:table-cell>
          <table:table-cell office:value-type="string">
            <text:p>LARISSA LEAO BARBOSA G DE OLIVEIRA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60-15.2011.8.02.0058</text:p>
          </table:table-cell>
          <table:table-cell office:value-type="string">
            <text:p>3ª VARA CÍVEL</text:p>
          </table:table-cell>
          <table:table-cell office:value-type="string">
            <text:p>2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29">
            <text:p>9829</text:p>
          </table:table-cell>
          <table:table-cell office:value-type="string">
            <text:p>EVANILDO SILVA</text:p>
          </table:table-cell>
          <table:table-cell office:value-type="string">
            <text:p>6 Jan 11, 00h00</text:p>
          </table:table-cell>
          <table:table-cell office:value-type="string">
            <text:p>6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32-26.2011.08.02.0001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0">
            <text:p>9830</text:p>
          </table:table-cell>
          <table:table-cell office:value-type="string">
            <text:p>MARGARIDA FEITOSA DA SILVA</text:p>
          </table:table-cell>
          <table:table-cell office:value-type="string">
            <text:p>16 Jul 10, 00h00</text:p>
          </table:table-cell>
          <table:table-cell office:value-type="string">
            <text:p>16 Jul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7202-90.2010.02.000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string">
            <text:p>ESPOLIO DE TALVANIO ROBERTO DA SILVA</text:p>
          </table:table-cell>
          <table:table-cell office:value-type="string">
            <text:p>13 Out 10, 00h00</text:p>
          </table:table-cell>
          <table:table-cell office:value-type="string">
            <text:p>13 Out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0561-69.2010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2">
            <text:p>9832</text:p>
          </table:table-cell>
          <table:table-cell office:value-type="string">
            <text:p>TANIA MARIA DOS SANTOS XAVIER</text:p>
          </table:table-cell>
          <table:table-cell office:value-type="string">
            <text:p>26 Mar 11, 00h00</text:p>
          </table:table-cell>
          <table:table-cell office:value-type="string">
            <text:p>26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07.700-3</text:p>
          </table:table-cell>
          <table:table-cell office:value-type="string">
            <text:p>JEC ZONA SUDESTE - ANEXO CEUT - TE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3">
            <text:p>9833</text:p>
          </table:table-cell>
          <table:table-cell office:value-type="string">
            <text:p>MARIA FAUSTINA DA SILVA</text:p>
          </table:table-cell>
          <table:table-cell office:value-type="string">
            <text:p>18 Mar 11, 00h00</text:p>
          </table:table-cell>
          <table:table-cell office:value-type="string">
            <text:p>18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70-65.2011.8.17.8125</text:p>
          </table:table-cell>
          <table:table-cell office:value-type="string">
            <text:p>JEC DO IDOS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4">
            <text:p>9834</text:p>
          </table:table-cell>
          <table:table-cell office:value-type="string">
            <text:p>ELIANE MARIA CARDOSO ARAGÃO</text:p>
          </table:table-cell>
          <table:table-cell office:value-type="string">
            <text:p>21 Mar 11, 00h00</text:p>
          </table:table-cell>
          <table:table-cell office:value-type="string">
            <text:p>21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ARNAI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81.2011.007.909-2</text:p>
          </table:table-cell>
          <table:table-cell office:value-type="string">
            <text:p>JEC DE PARNAIBA ANEXO II F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5">
            <text:p>9835</text:p>
          </table:table-cell>
          <table:table-cell office:value-type="string">
            <text:p>PAULA CRISTINA SIQUEIRA GUIMARAES</text:p>
          </table:table-cell>
          <table:table-cell office:value-type="string">
            <text:p>3 Ago 09, 00h00</text:p>
          </table:table-cell>
          <table:table-cell office:value-type="string">
            <text:p>3 Ago 09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0831-26.2009.8.02.0001</text:p>
          </table:table-cell>
          <table:table-cell office:value-type="string">
            <text:p>5ª VARA CI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6">
            <text:p>9836</text:p>
          </table:table-cell>
          <table:table-cell office:value-type="string">
            <text:p>WALLACE DANTAS DE LIRA</text:p>
          </table:table-cell>
          <table:table-cell office:value-type="string">
            <text:p>23 Mar 11, 00h00</text:p>
          </table:table-cell>
          <table:table-cell office:value-type="string">
            <text:p>23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6.798-5</text:p>
          </table:table-cell>
          <table:table-cell office:value-type="string">
            <text:p>4º JUIZADO ESPECIAL DAS RELAÇÕES 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7">
            <text:p>9837</text:p>
          </table:table-cell>
          <table:table-cell office:value-type="string">
            <text:p>JOSINEIDE COSMO DA SILVA</text:p>
          </table:table-cell>
          <table:table-cell office:value-type="string">
            <text:p>20 Jul 10, 00h00</text:p>
          </table:table-cell>
          <table:table-cell office:value-type="string">
            <text:p>20 Jul 10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44-06.2010.8.02.0034</text:p>
          </table:table-cell>
          <table:table-cell office:value-type="string">
            <text:p>VARA 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8">
            <text:p>9838</text:p>
          </table:table-cell>
          <table:table-cell office:value-type="string">
            <text:p>OSMAR DE SOUSA CASTRO</text:p>
          </table:table-cell>
          <table:table-cell office:value-type="string">
            <text:p>23 Abr 10, 00h00</text:p>
          </table:table-cell>
          <table:table-cell office:value-type="string">
            <text:p>23 Abr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95342010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39">
            <text:p>9839</text:p>
          </table:table-cell>
          <table:table-cell office:value-type="string">
            <text:p>RICARDO ALEXANDRE GALVAO CAPITO</text:p>
          </table:table-cell>
          <table:table-cell office:value-type="string">
            <text:p>5 Jan 11, 00h00</text:p>
          </table:table-cell>
          <table:table-cell office:value-type="string">
            <text:p>5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GARANHUN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62-32.2011.8.17.0640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0">
            <text:p>9840</text:p>
          </table:table-cell>
          <table:table-cell office:value-type="string">
            <text:p>JONATAN ANTONIO NUNES DANTAS</text:p>
          </table:table-cell>
          <table:table-cell office:value-type="string">
            <text:p>24 Jan 11, 00h00</text:p>
          </table:table-cell>
          <table:table-cell office:value-type="string">
            <text:p>24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965692011802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1">
            <text:p>9841</text:p>
          </table:table-cell>
          <table:table-cell office:value-type="string">
            <text:p>EUDES DA SILVA SANTOS</text:p>
          </table:table-cell>
          <table:table-cell office:value-type="string">
            <text:p>23 Mar 11, 00h00</text:p>
          </table:table-cell>
          <table:table-cell office:value-type="string">
            <text:p>23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6.883-5</text:p>
          </table:table-cell>
          <table:table-cell office:value-type="string">
            <text:p>4º JUIZADO ESPECIAL DAS RELAÇÕES 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2">
            <text:p>9842</text:p>
          </table:table-cell>
          <table:table-cell office:value-type="string">
            <text:p>AMANDA ADELINO FREITAS DA SILVA</text:p>
          </table:table-cell>
          <table:table-cell office:value-type="string">
            <text:p>14 Abr 11, 00h00</text:p>
          </table:table-cell>
          <table:table-cell office:value-type="string">
            <text:p>14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0-74.2011.8.02.0001</text:p>
          </table:table-cell>
          <table:table-cell office:value-type="string">
            <text:p>8ª VARA CÍVEL</text:p>
          </table:table-cell>
          <table:table-cell office:value-type="string">
            <text:p>2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string">
            <text:p>MARIA VILANY JESUS BATISTA GOMES</text:p>
          </table:table-cell>
          <table:table-cell office:value-type="string">
            <text:p>21 Jan 11, 00h00</text:p>
          </table:table-cell>
          <table:table-cell office:value-type="string">
            <text:p>21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61.704-9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4">
            <text:p>9844</text:p>
          </table:table-cell>
          <table:table-cell office:value-type="string">
            <text:p>EDNA GOMES DA SILVA</text:p>
          </table:table-cell>
          <table:table-cell office:value-type="string">
            <text:p>30 Mar 11, 00h00</text:p>
          </table:table-cell>
          <table:table-cell office:value-type="string">
            <text:p>30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18.577-3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5">
            <text:p>9845</text:p>
          </table:table-cell>
          <table:table-cell office:value-type="string">
            <text:p>MAIRLON DA CUNHA SOARES</text:p>
          </table:table-cell>
          <table:table-cell office:value-type="string">
            <text:p>1 Abr 11, 00h00</text:p>
          </table:table-cell>
          <table:table-cell office:value-type="string">
            <text:p>1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08.083-3</text:p>
          </table:table-cell>
          <table:table-cell office:value-type="string">
            <text:p>JEC ZONA LESTE - HORTO FLORESTAL -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6">
            <text:p>9846</text:p>
          </table:table-cell>
          <table:table-cell office:value-type="string">
            <text:p>NEWTON ROBERTO SOARES BATISTA</text:p>
          </table:table-cell>
          <table:table-cell office:value-type="string">
            <text:p>24 Mar 11, 00h00</text:p>
          </table:table-cell>
          <table:table-cell office:value-type="string">
            <text:p>24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60.104-3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7">
            <text:p>9847</text:p>
          </table:table-cell>
          <table:table-cell office:value-type="string">
            <text:p>ROSEANE MARIA COELHO BARBOZA</text:p>
          </table:table-cell>
          <table:table-cell office:value-type="string">
            <text:p>24 Mar 11, 00h00</text:p>
          </table:table-cell>
          <table:table-cell office:value-type="string">
            <text:p>24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60.221-5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49">
            <text:p>9849</text:p>
          </table:table-cell>
          <table:table-cell office:value-type="string">
            <text:p>ALCIONE SOARES DA COSTA</text:p>
          </table:table-cell>
          <table:table-cell office:value-type="string">
            <text:p>24 Mar 11, 00h00</text:p>
          </table:table-cell>
          <table:table-cell office:value-type="string">
            <text:p>24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TA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23.2011.903.744-0</text:p>
          </table:table-cell>
          <table:table-cell office:value-type="string">
            <text:p>3ª VARA MISTA DE MAMANGUAPE 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50">
            <text:p>9850</text:p>
          </table:table-cell>
          <table:table-cell office:value-type="string">
            <text:p>LEONARDO LUNA DE ANDRADE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18.704-3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51">
            <text:p>9851</text:p>
          </table:table-cell>
          <table:table-cell office:value-type="string">
            <text:p>HERMANO JACOME DE LUCEMA</text:p>
          </table:table-cell>
          <table:table-cell office:value-type="string">
            <text:p>15 Mar 11, 00h00</text:p>
          </table:table-cell>
          <table:table-cell office:value-type="string">
            <text:p>15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7.123-5</text:p>
          </table:table-cell>
          <table:table-cell office:value-type="string">
            <text:p>3ª JUIZADO ESPECI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52">
            <text:p>9852</text:p>
          </table:table-cell>
          <table:table-cell office:value-type="string">
            <text:p>ODETE EMIDIO DE FARIAS</text:p>
          </table:table-cell>
          <table:table-cell office:value-type="string">
            <text:p>6 Abr 11, 00h00</text:p>
          </table:table-cell>
          <table:table-cell office:value-type="string">
            <text:p>6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19.953-5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54">
            <text:p>9854</text:p>
          </table:table-cell>
          <table:table-cell office:value-type="string">
            <text:p>EUDES DA SILVA SANTOS</text:p>
          </table:table-cell>
          <table:table-cell office:value-type="string">
            <text:p>23 Mar 11, 00h00</text:p>
          </table:table-cell>
          <table:table-cell office:value-type="string">
            <text:p>23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6.977-5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55">
            <text:p>9855</text:p>
          </table:table-cell>
          <table:table-cell office:value-type="string">
            <text:p>EUDES DA SILVA SANTOS</text:p>
          </table:table-cell>
          <table:table-cell office:value-type="string">
            <text:p>6 Abr 11, 00h00</text:p>
          </table:table-cell>
          <table:table-cell office:value-type="string">
            <text:p>6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6.984-1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56">
            <text:p>9856</text:p>
          </table:table-cell>
          <table:table-cell office:value-type="string">
            <text:p>EUDES DA SILVA SANTOS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6.981-7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57">
            <text:p>9857</text:p>
          </table:table-cell>
          <table:table-cell office:value-type="string">
            <text:p>EMANUELLE DE FATIMA W C DA SILVA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1-59.2011.8.02.0001</text:p>
          </table:table-cell>
          <table:table-cell office:value-type="string">
            <text:p>4ª VARA CÍVEL</text:p>
          </table:table-cell>
          <table:table-cell office:value-type="string">
            <text:p>30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58">
            <text:p>9858</text:p>
          </table:table-cell>
          <table:table-cell office:value-type="string">
            <text:p>FRANCISCO JOSE RIBEIRO DA COSTA</text:p>
          </table:table-cell>
          <table:table-cell office:value-type="string">
            <text:p>18 Abr 11, 00h00</text:p>
          </table:table-cell>
          <table:table-cell office:value-type="string">
            <text:p>18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09.047-7</text:p>
          </table:table-cell>
          <table:table-cell office:value-type="string">
            <text:p>JEC ZONA SUDESTE - ANEXO CEUT - TE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0">
            <text:p>9860</text:p>
          </table:table-cell>
          <table:table-cell office:value-type="string">
            <text:p>ARIOSVALDO MENDES LEITE</text:p>
          </table:table-cell>
          <table:table-cell office:value-type="string">
            <text:p>25 Ago 10, 00h00</text:p>
          </table:table-cell>
          <table:table-cell office:value-type="string">
            <text:p>25 Ago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 PESS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40.199-8</text:p>
          </table:table-cell>
          <table:table-cell office:value-type="string">
            <text:p>JUIZADO ESPECIAL CIVEL E CRIMINAL D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1">
            <text:p>9861</text:p>
          </table:table-cell>
          <table:table-cell office:value-type="string">
            <text:p>MARIA MADALENA MARTINS DA SILVA</text:p>
          </table:table-cell>
          <table:table-cell office:value-type="string">
            <text:p>12 Dez 07, 00h00</text:p>
          </table:table-cell>
          <table:table-cell office:value-type="string">
            <text:p>12 Dez 07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94532007</text:p>
          </table:table-cell>
          <table:table-cell office:value-type="string">
            <text:p>2ª VARA CÍVEL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2">
            <text:p>9862</text:p>
          </table:table-cell>
          <table:table-cell office:value-type="string">
            <text:p>BRUNA FELIX DOS SANTOS</text:p>
          </table:table-cell>
          <table:table-cell office:value-type="string">
            <text:p>25 Mar 11, 00h00</text:p>
          </table:table-cell>
          <table:table-cell office:value-type="string">
            <text:p>25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ESPERANÇ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7.2011.000.493-8</text:p>
          </table:table-cell>
          <table:table-cell office:value-type="string">
            <text:p>JUIZADO ESPECIAL CIVEL DE ESPERANÇ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3">
            <text:p>9863</text:p>
          </table:table-cell>
          <table:table-cell office:value-type="string">
            <text:p>SURAIA BEZERRA TEOTONIO</text:p>
          </table:table-cell>
          <table:table-cell office:value-type="string">
            <text:p>30 Mar 11, 00h00</text:p>
          </table:table-cell>
          <table:table-cell office:value-type="string">
            <text:p>30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ESPERANÇ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7.2011.000.465-6</text:p>
          </table:table-cell>
          <table:table-cell office:value-type="string">
            <text:p>JUIZADO ESPECIAL CIVEL DE ESPERANÇ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5">
            <text:p>9865</text:p>
          </table:table-cell>
          <table:table-cell office:value-type="string">
            <text:p>MARIA PERPETUA DO SOCORRO BESERRA SOARES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PARNAI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81.2011.009.412-5</text:p>
          </table:table-cell>
          <table:table-cell office:value-type="string">
            <text:p>JEC DE PARNAIBA ANEXO II F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6">
            <text:p>9866</text:p>
          </table:table-cell>
          <table:table-cell office:value-type="string">
            <text:p>WAGNER MAGALHÃES SILVA</text:p>
          </table:table-cell>
          <table:table-cell office:value-type="string">
            <text:p>15 Abr 11, 00h00</text:p>
          </table:table-cell>
          <table:table-cell office:value-type="string">
            <text:p>15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10.762-8</text:p>
          </table:table-cell>
          <table:table-cell office:value-type="string">
            <text:p>JEC ZONA LESTE - ANEXO CEUT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7">
            <text:p>9867</text:p>
          </table:table-cell>
          <table:table-cell office:value-type="string">
            <text:p>EMILI  NECILIA LEANDRO DINIZ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UNICA</text:p>
          </table:table-cell>
          <table:table-cell office:value-type="string">
            <text:p>34302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8">
            <text:p>9868</text:p>
          </table:table-cell>
          <table:table-cell office:value-type="string">
            <text:p>RITA DE CASSIA COSTA DA SILVA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20-67.2011.8.17.0001</text:p>
          </table:table-cell>
          <table:table-cell office:value-type="string">
            <text:p>27ª VARA CÍVEL</text:p>
          </table:table-cell>
          <table:table-cell office:value-type="string">
            <text:p>26897.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69">
            <text:p>9869</text:p>
          </table:table-cell>
          <table:table-cell office:value-type="string">
            <text:p>CIRLEIDE MARIA DE OLIVEIRA RAMOS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6 Out 11, 14h26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9579-19.2011.8.17.0810</text:p>
          </table:table-cell>
          <table:table-cell office:value-type="string">
            <text:p>2ª VARA CÍVEL</text:p>
          </table:table-cell>
          <table:table-cell office:value-type="string">
            <text:p>27251.1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70">
            <text:p>9870</text:p>
          </table:table-cell>
          <table:table-cell office:value-type="string">
            <text:p>MARIA JOSE MARQUES ALBUQUERQUE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59-30.2011.8.02.0058</text:p>
          </table:table-cell>
          <table:table-cell office:value-type="string">
            <text:p>3ª VARA CÍVEL</text:p>
          </table:table-cell>
          <table:table-cell office:value-type="string">
            <text:p>3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72">
            <text:p>9872</text:p>
          </table:table-cell>
          <table:table-cell office:value-type="string">
            <text:p>LUZIA MARIA DA COSTA ATAIDE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0379-07.2011.8.02.0001</text:p>
          </table:table-cell>
          <table:table-cell office:value-type="string">
            <text:p>5ª VARA CIVEL</text:p>
          </table:table-cell>
          <table:table-cell office:value-type="string">
            <text:p>33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75">
            <text:p>9875</text:p>
          </table:table-cell>
          <table:table-cell office:value-type="string">
            <text:p>JOAO REINALDO PESSOA NETO</text:p>
          </table:table-cell>
          <table:table-cell office:value-type="string">
            <text:p>20 Abr 11, 00h00</text:p>
          </table:table-cell>
          <table:table-cell office:value-type="string">
            <text:p>20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10.021-9</text:p>
          </table:table-cell>
          <table:table-cell office:value-type="string">
            <text:p>JEC - ZONA NORT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77">
            <text:p>9877</text:p>
          </table:table-cell>
          <table:table-cell office:value-type="string">
            <text:p>FELIPE DE BRITO E SILVA</text:p>
          </table:table-cell>
          <table:table-cell office:value-type="string">
            <text:p>4 Mar 11, 00h00</text:p>
          </table:table-cell>
          <table:table-cell office:value-type="string">
            <text:p>4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GOIA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74-38.2011.8.17.8032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78">
            <text:p>9878</text:p>
          </table:table-cell>
          <table:table-cell office:value-type="string">
            <text:p>JURANDIR WANDERLEY</text:p>
          </table:table-cell>
          <table:table-cell office:value-type="string">
            <text:p>5 Abr 11, 00h00</text:p>
          </table:table-cell>
          <table:table-cell office:value-type="string">
            <text:p>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.A 0111-002.020-3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80">
            <text:p>9880</text:p>
          </table:table-cell>
          <table:table-cell office:value-type="string">
            <text:p>ANA CHRISTALINA ROCHA CARDOSO</text:p>
          </table:table-cell>
          <table:table-cell office:value-type="string">
            <text:p>3 Mar 11, 00h00</text:p>
          </table:table-cell>
          <table:table-cell office:value-type="string">
            <text:p>3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952-42.2011.8.17.0001</text:p>
          </table:table-cell>
          <table:table-cell office:value-type="string">
            <text:p>3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81">
            <text:p>9881</text:p>
          </table:table-cell>
          <table:table-cell office:value-type="string">
            <text:p>FIDELIS ROQUE DE FARIAS</text:p>
          </table:table-cell>
          <table:table-cell office:value-type="string">
            <text:p>21 Mar 11, 00h00</text:p>
          </table:table-cell>
          <table:table-cell office:value-type="string">
            <text:p>21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11-22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83">
            <text:p>9883</text:p>
          </table:table-cell>
          <table:table-cell office:value-type="string">
            <text:p>MARIA ZENAIDE BRASILINO LEITE BRITO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8.437-8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84">
            <text:p>9884</text:p>
          </table:table-cell>
          <table:table-cell office:value-type="string">
            <text:p>EXPEDITO PEDRO DUARTE</text:p>
          </table:table-cell>
          <table:table-cell office:value-type="string">
            <text:p>15 Dez 03, 00h00</text:p>
          </table:table-cell>
          <table:table-cell office:value-type="string">
            <text:p>15 Dez 03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EIRA DOS ÍNDI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04981-02.2007.8.02.0046</text:p>
          </table:table-cell>
          <table:table-cell office:value-type="string">
            <text:p>3ª VARA CÍVEL</text:p>
          </table:table-cell>
          <table:table-cell office:value-type="string">
            <text:p>8326.6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86">
            <text:p>9886</text:p>
          </table:table-cell>
          <table:table-cell office:value-type="string">
            <text:p>NAILSON RODRIGUES PEREIRA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SANTA IN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10.097-9</text:p>
          </table:table-cell>
          <table:table-cell office:value-type="string">
            <text:p>JEC ZONA SUDESTE - ANEXO CEUT - TE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87">
            <text:p>9887</text:p>
          </table:table-cell>
          <table:table-cell office:value-type="string">
            <text:p>HAMILTON PEREIRA DO ESPIRITO SANTO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229-52.2011.8.17.048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89">
            <text:p>9889</text:p>
          </table:table-cell>
          <table:table-cell office:value-type="string">
            <text:p>EDJANE FARIAS DA SILVA</text:p>
          </table:table-cell>
          <table:table-cell office:value-type="string">
            <text:p>15 Abr 11, 00h00</text:p>
          </table:table-cell>
          <table:table-cell office:value-type="string">
            <text:p>1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62092820108020058</text:p>
          </table:table-cell>
          <table:table-cell office:value-type="string">
            <text:p>6º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90">
            <text:p>9890</text:p>
          </table:table-cell>
          <table:table-cell office:value-type="string">
            <text:p>CICERO CLAUDINO DA SILVA</text:p>
          </table:table-cell>
          <table:table-cell office:value-type="string">
            <text:p>15 Abr 11, 00h00</text:p>
          </table:table-cell>
          <table:table-cell office:value-type="string">
            <text:p>1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35105820098020001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91">
            <text:p>9891</text:p>
          </table:table-cell>
          <table:table-cell office:value-type="string">
            <text:p>CYNTIA TENORIO SARMENTO</text:p>
          </table:table-cell>
          <table:table-cell office:value-type="string">
            <text:p>20 Abr 11, 00h00</text:p>
          </table:table-cell>
          <table:table-cell office:value-type="string">
            <text:p>20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3201-45.2010.8.02.000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92">
            <text:p>9892</text:p>
          </table:table-cell>
          <table:table-cell office:value-type="string">
            <text:p>MARIA ILZA DE FREITAS CAVALCANTE</text:p>
          </table:table-cell>
          <table:table-cell office:value-type="string">
            <text:p>5 Mai 11, 00h00</text:p>
          </table:table-cell>
          <table:table-cell office:value-type="string">
            <text:p>5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05-52.2011.8.02.0001</text:p>
          </table:table-cell>
          <table:table-cell office:value-type="string">
            <text:p>12ª VARA CIVEL</text:p>
          </table:table-cell>
          <table:table-cell office:value-type="string">
            <text:p>30219.4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93">
            <text:p>9893</text:p>
          </table:table-cell>
          <table:table-cell office:value-type="string">
            <text:p>MARIA AMERICA DIAS</text:p>
          </table:table-cell>
          <table:table-cell office:value-type="string">
            <text:p>5 Mai 11, 00h00</text:p>
          </table:table-cell>
          <table:table-cell office:value-type="string">
            <text:p>5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NE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5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94">
            <text:p>9894</text:p>
          </table:table-cell>
          <table:table-cell office:value-type="string">
            <text:p>ALESSANDRO ARAUJO MAIA</text:p>
          </table:table-cell>
          <table:table-cell office:value-type="string">
            <text:p>1 Dez 10, 00h00</text:p>
          </table:table-cell>
          <table:table-cell office:value-type="string">
            <text:p>1 Dez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78-13.2010.8.17.8122</text:p>
          </table:table-cell>
          <table:table-cell office:value-type="string">
            <text:p>2º JEPEC DEFESA DO CONSUMIDO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96">
            <text:p>9896</text:p>
          </table:table-cell>
          <table:table-cell office:value-type="string">
            <text:p>LUIZ CARLOS ALVES GOMES</text:p>
          </table:table-cell>
          <table:table-cell office:value-type="string">
            <text:p>1 Mar 11, 00h00</text:p>
          </table:table-cell>
          <table:table-cell office:value-type="string">
            <text:p>1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66-3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97">
            <text:p>9897</text:p>
          </table:table-cell>
          <table:table-cell office:value-type="string">
            <text:p>FERNANDA MIRANDA MARINHO DE SOUZA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50-36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98">
            <text:p>9898</text:p>
          </table:table-cell>
          <table:table-cell office:value-type="string">
            <text:p>ROSEANE RODRIGUES FERRO CUNHA</text:p>
          </table:table-cell>
          <table:table-cell office:value-type="string">
            <text:p>13 Dez 10, 00h00</text:p>
          </table:table-cell>
          <table:table-cell office:value-type="string">
            <text:p>13 Dez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511-28.2010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string">
            <text:p>FABIO SANTOS PEREIRA DA SILVA</text:p>
          </table:table-cell>
          <table:table-cell office:value-type="string">
            <text:p>16 Fev 11, 00h00</text:p>
          </table:table-cell>
          <table:table-cell office:value-type="string">
            <text:p>16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418-15.2011.8.17.8016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04">
            <text:p>9904</text:p>
          </table:table-cell>
          <table:table-cell office:value-type="string">
            <text:p>ALEXANDRE BARRETO DIAS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6.069-3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05">
            <text:p>9905</text:p>
          </table:table-cell>
          <table:table-cell office:value-type="string">
            <text:p>ALEXANDRE LUIZ DA SILVA</text:p>
          </table:table-cell>
          <table:table-cell office:value-type="string">
            <text:p>10 Mai 11, 00h00</text:p>
          </table:table-cell>
          <table:table-cell office:value-type="string">
            <text:p>10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2363.8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06">
            <text:p>9906</text:p>
          </table:table-cell>
          <table:table-cell office:value-type="string">
            <text:p>HERCILIO PEREIRA DA SILVA</text:p>
          </table:table-cell>
          <table:table-cell office:value-type="string">
            <text:p>10 Mai 11, 00h00</text:p>
          </table:table-cell>
          <table:table-cell office:value-type="string">
            <text:p>10 Mai 11, 00h00</text:p>
          </table:table-cell>
          <table:table-cell office:value-type="string">
            <text:p>10 Out 11, 17h53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71-42.2011.8.17.0001</text:p>
          </table:table-cell>
          <table:table-cell office:value-type="string">
            <text:p>5ª VARA CIVEL</text:p>
          </table:table-cell>
          <table:table-cell office:value-type="string">
            <text:p>337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07">
            <text:p>9907</text:p>
          </table:table-cell>
          <table:table-cell office:value-type="string">
            <text:p>EDILEUZA LOPES AZEVEDO DA SILVA</text:p>
          </table:table-cell>
          <table:table-cell office:value-type="string">
            <text:p>10 Mai 11, 00h00</text:p>
          </table:table-cell>
          <table:table-cell office:value-type="string">
            <text:p>10 Mai 11, 00h00</text:p>
          </table:table-cell>
          <table:table-cell office:value-type="string">
            <text:p>6 Out 11, 14h48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05-98.2011.8.17.0001</text:p>
          </table:table-cell>
          <table:table-cell office:value-type="string">
            <text:p>29ª VARA CÍVEL</text:p>
          </table:table-cell>
          <table:table-cell office:value-type="string">
            <text:p>69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11">
            <text:p>9911</text:p>
          </table:table-cell>
          <table:table-cell office:value-type="string">
            <text:p>DIONE JOSE DA SILVA</text:p>
          </table:table-cell>
          <table:table-cell office:value-type="string">
            <text:p>13 Mai 11, 00h00</text:p>
          </table:table-cell>
          <table:table-cell office:value-type="string">
            <text:p>13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IGARAPEB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495-44.2011.8.17.0640</text:p>
          </table:table-cell>
          <table:table-cell office:value-type="string">
            <text:p>2ª VARA CÍVEL</text:p>
          </table:table-cell>
          <table:table-cell office:value-type="string">
            <text:p>31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12">
            <text:p>9912</text:p>
          </table:table-cell>
          <table:table-cell office:value-type="string">
            <text:p>JUAREZ FERNANDES DE OLIVEIRA</text:p>
          </table:table-cell>
          <table:table-cell office:value-type="string">
            <text:p>28 Abr 11, 00h00</text:p>
          </table:table-cell>
          <table:table-cell office:value-type="string">
            <text:p>28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24.646-8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13">
            <text:p>9913</text:p>
          </table:table-cell>
          <table:table-cell office:value-type="string">
            <text:p>RAIMUNDO LOPES FILHO</text:p>
          </table:table-cell>
          <table:table-cell office:value-type="string">
            <text:p>13 Ago 10, 00h00</text:p>
          </table:table-cell>
          <table:table-cell office:value-type="string">
            <text:p>13 Ago 10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COREM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60100006883</text:p>
          </table:table-cell>
          <table:table-cell office:value-type="string">
            <text:p>VARA 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14">
            <text:p>9914</text:p>
          </table:table-cell>
          <table:table-cell office:value-type="string">
            <text:p>MAEVY PIMENTEL RODRIGUES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CABEDEL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3.777-4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15">
            <text:p>9915</text:p>
          </table:table-cell>
          <table:table-cell office:value-type="string">
            <text:p>LUCAS EVANGELISTA DE SOUZA NETO</text:p>
          </table:table-cell>
          <table:table-cell office:value-type="string">
            <text:p>4 Mai 11, 00h00</text:p>
          </table:table-cell>
          <table:table-cell office:value-type="string">
            <text:p>4 Mai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05.903-5</text:p>
          </table:table-cell>
          <table:table-cell office:value-type="string">
            <text:p>JEC ZONA SUL 2 - UNIDADE VII TERESI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18">
            <text:p>9918</text:p>
          </table:table-cell>
          <table:table-cell office:value-type="string">
            <text:p>GISELE TEIXEIRA DE OLIVEIRA</text:p>
          </table:table-cell>
          <table:table-cell office:value-type="string">
            <text:p>5 Mai 11, 00h00</text:p>
          </table:table-cell>
          <table:table-cell office:value-type="string">
            <text:p>5 Mai 11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PEDRO II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9011104003991</text:p>
          </table:table-cell>
          <table:table-cell office:value-type="string">
            <text:p>JUIZADO ESPECIAL E CRIMINAL DE PED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19">
            <text:p>9919</text:p>
          </table:table-cell>
          <table:table-cell office:value-type="string">
            <text:p>FRANCINETE BEZERRA DE LIMA MEDEIROS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RINCESA ISABE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31.2011.918.008-6</text:p>
          </table:table-cell>
          <table:table-cell office:value-type="string">
            <text:p>3ª VARA MISTA DE PRINCESA ISABEL- 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21">
            <text:p>9921</text:p>
          </table:table-cell>
          <table:table-cell office:value-type="string">
            <text:p>FRANCISCA DE LUCENA HENRIQUES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RINCESA ISABE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31.2011.918.097-9</text:p>
          </table:table-cell>
          <table:table-cell office:value-type="string">
            <text:p>3ª VARA MISTA DE PRINCESA ISABEL- 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23">
            <text:p>9923</text:p>
          </table:table-cell>
          <table:table-cell office:value-type="string">
            <text:p>JOSE PESSOA DOS ANJOS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9.595-2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24">
            <text:p>9924</text:p>
          </table:table-cell>
          <table:table-cell office:value-type="string">
            <text:p>GILVANDRO DE ALBUQUERQUE PATRICIO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9.572-1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25">
            <text:p>9925</text:p>
          </table:table-cell>
          <table:table-cell office:value-type="string">
            <text:p>ARNALDO DIAS DE ALMEIDA NETO</text:p>
          </table:table-cell>
          <table:table-cell office:value-type="string">
            <text:p>19 Abr 11, 00h00</text:p>
          </table:table-cell>
          <table:table-cell office:value-type="string">
            <text:p>19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9.667-9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28">
            <text:p>9928</text:p>
          </table:table-cell>
          <table:table-cell office:value-type="string">
            <text:p>ARNALDO DIAS DE ALMEIDA NETO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4.202-2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29">
            <text:p>9929</text:p>
          </table:table-cell>
          <table:table-cell office:value-type="string">
            <text:p>GERMANO DE FREITAS CAVALCANTI</text:p>
          </table:table-cell>
          <table:table-cell office:value-type="string">
            <text:p>2 Mai 11, 00h00</text:p>
          </table:table-cell>
          <table:table-cell office:value-type="string">
            <text:p>2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BEDEL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73.2011.002.086-1</text:p>
          </table:table-cell>
          <table:table-cell office:value-type="string">
            <text:p>VARA 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0">
            <text:p>9930</text:p>
          </table:table-cell>
          <table:table-cell office:value-type="string">
            <text:p>MARIA DO ROSARIO CARNEIRO LIMA</text:p>
          </table:table-cell>
          <table:table-cell office:value-type="string">
            <text:p>2 Mai 11, 00h00</text:p>
          </table:table-cell>
          <table:table-cell office:value-type="string">
            <text:p>2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3.663-2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1">
            <text:p>9931</text:p>
          </table:table-cell>
          <table:table-cell office:value-type="string">
            <text:p>ROSELIA MARIA DE ALMEIDA DUARTE</text:p>
          </table:table-cell>
          <table:table-cell office:value-type="string">
            <text:p>18 Abr 11, 00h00</text:p>
          </table:table-cell>
          <table:table-cell office:value-type="string">
            <text:p>18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1.050-4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2">
            <text:p>9932</text:p>
          </table:table-cell>
          <table:table-cell office:value-type="string">
            <text:p>RENATA ARAUJO DE SALES MENDES</text:p>
          </table:table-cell>
          <table:table-cell office:value-type="string">
            <text:p>18 Abr 11, 00h00</text:p>
          </table:table-cell>
          <table:table-cell office:value-type="string">
            <text:p>18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1.566-9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3">
            <text:p>9933</text:p>
          </table:table-cell>
          <table:table-cell office:value-type="string">
            <text:p>AURINEIDE FERNANDES BRUNET</text:p>
          </table:table-cell>
          <table:table-cell office:value-type="string">
            <text:p>10 Abr 11, 00h00</text:p>
          </table:table-cell>
          <table:table-cell office:value-type="string">
            <text:p>10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SENHA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0-52.2011.8.17.1240</text:p>
          </table:table-cell>
          <table:table-cell office:value-type="string">
            <text:p>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5">
            <text:p>9935</text:p>
          </table:table-cell>
          <table:table-cell office:value-type="string">
            <text:p>CHRISTINNE MOURA NEVES</text:p>
          </table:table-cell>
          <table:table-cell office:value-type="string">
            <text:p>18 Fev 10, 00h00</text:p>
          </table:table-cell>
          <table:table-cell office:value-type="string">
            <text:p>18 Fev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69-91.2010.8.17.0001</text:p>
          </table:table-cell>
          <table:table-cell office:value-type="string">
            <text:p>19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string">
            <text:p>INAJA DOS SANTOS SILVA</text:p>
          </table:table-cell>
          <table:table-cell office:value-type="string">
            <text:p>28 Abr 11, 00h00</text:p>
          </table:table-cell>
          <table:table-cell office:value-type="string">
            <text:p>28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SANTA RI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33.2011.000.445-5</text:p>
          </table:table-cell>
          <table:table-cell office:value-type="string">
            <text:p>COMARCA DE SANTA RIT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7">
            <text:p>9937</text:p>
          </table:table-cell>
          <table:table-cell office:value-type="string">
            <text:p>MARIA CICERA RODRIGUES DA SILVA</text:p>
          </table:table-cell>
          <table:table-cell office:value-type="string">
            <text:p>29 Abr 11, 00h00</text:p>
          </table:table-cell>
          <table:table-cell office:value-type="string">
            <text:p>29 Abr 11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8524-65.2010.8.02.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8">
            <text:p>9938</text:p>
          </table:table-cell>
          <table:table-cell office:value-type="string">
            <text:p>ROGERIO COUTO DE AZEVEDO</text:p>
          </table:table-cell>
          <table:table-cell office:value-type="string">
            <text:p>29 Abr 11, 00h00</text:p>
          </table:table-cell>
          <table:table-cell office:value-type="string">
            <text:p>29 Abr 11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5925-05.2011.8.17.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39">
            <text:p>9939</text:p>
          </table:table-cell>
          <table:table-cell office:value-type="string">
            <text:p>GERALDO FERREIRA DE BRITO</text:p>
          </table:table-cell>
          <table:table-cell office:value-type="string">
            <text:p>10 Mai 11, 00h00</text:p>
          </table:table-cell>
          <table:table-cell office:value-type="string">
            <text:p>10 Mai 11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04-87.2011.8.17.0220</text:p>
          </table:table-cell>
          <table:table-cell office:value-type="string">
            <text:p>VARA 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1">
            <text:p>9941</text:p>
          </table:table-cell>
          <table:table-cell office:value-type="string">
            <text:p>MANOEL GUEDES CAVALCANTE</text:p>
          </table:table-cell>
          <table:table-cell office:value-type="string">
            <text:p>25 Mar 11, 00h00</text:p>
          </table:table-cell>
          <table:table-cell office:value-type="string">
            <text:p>25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GEISE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9.517-8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2">
            <text:p>9942</text:p>
          </table:table-cell>
          <table:table-cell office:value-type="string">
            <text:p>LEANDRO AMORIM CORREIA LIMA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5.558-4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3">
            <text:p>9943</text:p>
          </table:table-cell>
          <table:table-cell office:value-type="string">
            <text:p>JOSE RICARDO GUEDES LINS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0.239-6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4">
            <text:p>9944</text:p>
          </table:table-cell>
          <table:table-cell office:value-type="string">
            <text:p>JOSE GOMES DE LIMA FILHO</text:p>
          </table:table-cell>
          <table:table-cell office:value-type="string">
            <text:p>7 Dez 10, 00h00</text:p>
          </table:table-cell>
          <table:table-cell office:value-type="string">
            <text:p>7 Dez 10, 00h00</text:p>
          </table:table-cell>
          <table:table-cell office:value-type="string">
            <text:p>24 Set 11, 21h26</text:p>
          </table:table-cell>
          <table:table-cell office:value-type="string">
            <text:p>DECLARATÓRIA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59.058-4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5">
            <text:p>9945</text:p>
          </table:table-cell>
          <table:table-cell office:value-type="string">
            <text:p>CLEMILDO BATISTA DO NASCIMENTO</text:p>
          </table:table-cell>
          <table:table-cell office:value-type="string">
            <text:p>1 Abr 11, 00h00</text:p>
          </table:table-cell>
          <table:table-cell office:value-type="string">
            <text:p>1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2.222-2</text:p>
          </table:table-cell>
          <table:table-cell office:value-type="string">
            <text:p>3º JUIZADO ESPECIAL CIVEL DA CAPI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6">
            <text:p>9946</text:p>
          </table:table-cell>
          <table:table-cell office:value-type="string">
            <text:p>OTACILIO ROCHA DE MENDONÇA FILHO</text:p>
          </table:table-cell>
          <table:table-cell office:value-type="string">
            <text:p>2 Mai 11, 00h00</text:p>
          </table:table-cell>
          <table:table-cell office:value-type="string">
            <text:p>2 Mai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5.275-5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7">
            <text:p>9947</text:p>
          </table:table-cell>
          <table:table-cell office:value-type="string">
            <text:p>VALTER GONCALVES RIBAS</text:p>
          </table:table-cell>
          <table:table-cell office:value-type="string">
            <text:p>25 Mar 11, 00h00</text:p>
          </table:table-cell>
          <table:table-cell office:value-type="string">
            <text:p>25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8.608-6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string">
            <text:p>JOAO GOMES DA FONSECA</text:p>
          </table:table-cell>
          <table:table-cell office:value-type="string">
            <text:p>30 Mar 11, 00h00</text:p>
          </table:table-cell>
          <table:table-cell office:value-type="string">
            <text:p>30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5.518-8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49">
            <text:p>9949</text:p>
          </table:table-cell>
          <table:table-cell office:value-type="string">
            <text:p>FIRMINO TADEU PEREIRA COUTINHO</text:p>
          </table:table-cell>
          <table:table-cell office:value-type="string">
            <text:p>10 Mar 11, 00h00</text:p>
          </table:table-cell>
          <table:table-cell office:value-type="string">
            <text:p>10 Ma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2.190-1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0">
            <text:p>9950</text:p>
          </table:table-cell>
          <table:table-cell office:value-type="string">
            <text:p>NELSON DAVI XAVIER</text:p>
          </table:table-cell>
          <table:table-cell office:value-type="string">
            <text:p>14 Fev 11, 00h00</text:p>
          </table:table-cell>
          <table:table-cell office:value-type="string">
            <text:p>14 Fev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GUARABI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8.2011.904.092-3</text:p>
          </table:table-cell>
          <table:table-cell office:value-type="string">
            <text:p>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1">
            <text:p>9951</text:p>
          </table:table-cell>
          <table:table-cell office:value-type="string">
            <text:p>LUIS DENIS FIGUEIREDO DE SOUSA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6.710-2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2">
            <text:p>9952</text:p>
          </table:table-cell>
          <table:table-cell office:value-type="string">
            <text:p>LUIS CARLOS PANTALEAO DE SENA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1.659-6</text:p>
          </table:table-cell>
          <table:table-cell office:value-type="string">
            <text:p>3º JUIZADO ESPECIAL CIVEL DA CAPI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3">
            <text:p>9953</text:p>
          </table:table-cell>
          <table:table-cell office:value-type="string">
            <text:p>LUIS DENIS FIGUEIREDO DE SOUSA</text:p>
          </table:table-cell>
          <table:table-cell office:value-type="string">
            <text:p>19 Abr 11, 00h00</text:p>
          </table:table-cell>
          <table:table-cell office:value-type="string">
            <text:p>19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6.706-0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4">
            <text:p>9954</text:p>
          </table:table-cell>
          <table:table-cell office:value-type="string">
            <text:p>JEANY MARY HOLANDA LINHARES</text:p>
          </table:table-cell>
          <table:table-cell office:value-type="string">
            <text:p>18 Abr 11, 00h00</text:p>
          </table:table-cell>
          <table:table-cell office:value-type="string">
            <text:p>18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5.696-4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5">
            <text:p>9955</text:p>
          </table:table-cell>
          <table:table-cell office:value-type="string">
            <text:p>CARLOS ALBERTO DA CUNHA TEJO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6.347-3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string">
            <text:p>ENIO XAVIER DE SOUZA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5.711-1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7">
            <text:p>9957</text:p>
          </table:table-cell>
          <table:table-cell office:value-type="string">
            <text:p>AMALIA MEDEIROS FORMIGA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6.670-8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8">
            <text:p>9958</text:p>
          </table:table-cell>
          <table:table-cell office:value-type="string">
            <text:p>JOEL CARNEIRO DA COSTA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8.609-4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59">
            <text:p>9959</text:p>
          </table:table-cell>
          <table:table-cell office:value-type="string">
            <text:p>JOSE CARNEIRO CAVALCANTE</text:p>
          </table:table-cell>
          <table:table-cell office:value-type="string">
            <text:p>18 Mai 11, 00h00</text:p>
          </table:table-cell>
          <table:table-cell office:value-type="string">
            <text:p>18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FEIR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48-80.2011.8.02.0060</text:p>
          </table:table-cell>
          <table:table-cell office:value-type="string">
            <text:p>ÚNICA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61">
            <text:p>9961</text:p>
          </table:table-cell>
          <table:table-cell office:value-type="string">
            <text:p>EVANDRO ALVES VIEIRA</text:p>
          </table:table-cell>
          <table:table-cell office:value-type="string">
            <text:p>18 Mai 11, 00h00</text:p>
          </table:table-cell>
          <table:table-cell office:value-type="string">
            <text:p>18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7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string">
            <text:p>DINORA BREDERO DE FRANCA</text:p>
          </table:table-cell>
          <table:table-cell office:value-type="string">
            <text:p>18 Mai 11, 00h00</text:p>
          </table:table-cell>
          <table:table-cell office:value-type="string">
            <text:p>18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UIQU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34-80.2011.8.17.0360</text:p>
          </table:table-cell>
          <table:table-cell office:value-type="string">
            <text:p>ÚNICA</text:p>
          </table:table-cell>
          <table:table-cell office:value-type="string">
            <text:p>35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65">
            <text:p>9965</text:p>
          </table:table-cell>
          <table:table-cell office:value-type="string">
            <text:p>SANDRA MARIA COSTA SILVA</text:p>
          </table:table-cell>
          <table:table-cell office:value-type="string">
            <text:p>25 Mai 11, 00h00</text:p>
          </table:table-cell>
          <table:table-cell office:value-type="string">
            <text:p>25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17-66.2011.8.02.0001</text:p>
          </table:table-cell>
          <table:table-cell office:value-type="string">
            <text:p>2ª VARA CÍVEL</text:p>
          </table:table-cell>
          <table:table-cell office:value-type="string">
            <text:p>67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66">
            <text:p>9966</text:p>
          </table:table-cell>
          <table:table-cell office:value-type="string">
            <text:p>ROBERTO PEREIRA DOS SANTOS</text:p>
          </table:table-cell>
          <table:table-cell office:value-type="string">
            <text:p>25 Mai 11, 00h00</text:p>
          </table:table-cell>
          <table:table-cell office:value-type="string">
            <text:p>25 Mai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58-45.2011.8.02.0058</text:p>
          </table:table-cell>
          <table:table-cell office:value-type="string">
            <text:p>2ª VARA CÍVEL</text:p>
          </table:table-cell>
          <table:table-cell office:value-type="string">
            <text:p>2564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67">
            <text:p>9967</text:p>
          </table:table-cell>
          <table:table-cell office:value-type="string">
            <text:p>FIRMINO FRANCISCO DE SOUZA FILHO</text:p>
          </table:table-cell>
          <table:table-cell office:value-type="string">
            <text:p>11 Mai 11, 00h00</text:p>
          </table:table-cell>
          <table:table-cell office:value-type="string">
            <text:p>11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211-011.255-0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68">
            <text:p>9968</text:p>
          </table:table-cell>
          <table:table-cell office:value-type="string">
            <text:p>DJALMA CALHEIROS DE MELO</text:p>
          </table:table-cell>
          <table:table-cell office:value-type="string">
            <text:p>2 Mai 11, 00h00</text:p>
          </table:table-cell>
          <table:table-cell office:value-type="string">
            <text:p>2 Mai 11, 00h00</text:p>
          </table:table-cell>
          <table:table-cell office:value-type="string">
            <text:p>24 Set 11, 21h26</text:p>
          </table:table-cell>
          <table:table-cell office:value-type="string">
            <text:p>REVISÃO CONTRATUA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277-07.2009.8.02.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71">
            <text:p>9971</text:p>
          </table:table-cell>
          <table:table-cell office:value-type="string">
            <text:p>H R SOARES</text:p>
          </table:table-cell>
          <table:table-cell office:value-type="string">
            <text:p>13 Abr 11, 00h00</text:p>
          </table:table-cell>
          <table:table-cell office:value-type="string">
            <text:p>13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SAO RAIMUND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11.2011.002.548-8</text:p>
          </table:table-cell>
          <table:table-cell office:value-type="string">
            <text:p>JEC - SÃO RAIMUNDO NONAT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74">
            <text:p>9974</text:p>
          </table:table-cell>
          <table:table-cell office:value-type="string">
            <text:p>AMARO BENJAMIM DO NASCIMENTO</text:p>
          </table:table-cell>
          <table:table-cell office:value-type="string">
            <text:p>6 Jun 11, 00h00</text:p>
          </table:table-cell>
          <table:table-cell office:value-type="string">
            <text:p>6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761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76">
            <text:p>9976</text:p>
          </table:table-cell>
          <table:table-cell office:value-type="string">
            <text:p>NATHALIA ANDRADE ARCURI</text:p>
          </table:table-cell>
          <table:table-cell office:value-type="string">
            <text:p>6 Jun 11, 00h00</text:p>
          </table:table-cell>
          <table:table-cell office:value-type="string">
            <text:p>6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1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80">
            <text:p>9980</text:p>
          </table:table-cell>
          <table:table-cell office:value-type="string">
            <text:p>WECICLEY NUNES</text:p>
          </table:table-cell>
          <table:table-cell office:value-type="string">
            <text:p>6 Jun 11, 00h00</text:p>
          </table:table-cell>
          <table:table-cell office:value-type="string">
            <text:p>6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57-60.2011.8.02.0058</text:p>
          </table:table-cell>
          <table:table-cell office:value-type="string">
            <text:p>6º VARA CÍVEL</text:p>
          </table:table-cell>
          <table:table-cell office:value-type="string">
            <text:p>25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81">
            <text:p>9981</text:p>
          </table:table-cell>
          <table:table-cell office:value-type="string">
            <text:p>DOMICIO PEREIRA CAMPOS</text:p>
          </table:table-cell>
          <table:table-cell office:value-type="string">
            <text:p>20 Mai 11, 00h00</text:p>
          </table:table-cell>
          <table:table-cell office:value-type="string">
            <text:p>20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9557-86.2009.8.02.0001</text:p>
          </table:table-cell>
          <table:table-cell office:value-type="string">
            <text:p>6º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82">
            <text:p>9982</text:p>
          </table:table-cell>
          <table:table-cell office:value-type="string">
            <text:p>MORGANA IARA ALVES DA SILVA</text:p>
          </table:table-cell>
          <table:table-cell office:value-type="string">
            <text:p>19 Mai 11, 00h00</text:p>
          </table:table-cell>
          <table:table-cell office:value-type="string">
            <text:p>19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492132009802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string">
            <text:p>RODRIGO DANTAS MURTA</text:p>
          </table:table-cell>
          <table:table-cell office:value-type="string">
            <text:p>19 Mai 11, 00h00</text:p>
          </table:table-cell>
          <table:table-cell office:value-type="string">
            <text:p>19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4476-63.2010.8.02.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string">
            <text:p>KERCIA DIANA LINS DE LIRA</text:p>
          </table:table-cell>
          <table:table-cell office:value-type="string">
            <text:p>12 Abr 11, 00h00</text:p>
          </table:table-cell>
          <table:table-cell office:value-type="string">
            <text:p>12 Abr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00.929-6</text:p>
          </table:table-cell>
          <table:table-cell office:value-type="string">
            <text:p>V JUIZADO ESPECI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86">
            <text:p>9986</text:p>
          </table:table-cell>
          <table:table-cell office:value-type="string">
            <text:p>WILTON ALVES NOBRE</text:p>
          </table:table-cell>
          <table:table-cell office:value-type="string">
            <text:p>7 Jun 11, 00h00</text:p>
          </table:table-cell>
          <table:table-cell office:value-type="string">
            <text:p>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JOSE DA TAPE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86-67.2011.8.02.0036</text:p>
          </table:table-cell>
          <table:table-cell office:value-type="string">
            <text:p>ÚNICA</text:p>
          </table:table-cell>
          <table:table-cell office:value-type="string">
            <text:p>29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87">
            <text:p>9987</text:p>
          </table:table-cell>
          <table:table-cell office:value-type="string">
            <text:p>MARIA LEITE DOS SANTOS</text:p>
          </table:table-cell>
          <table:table-cell office:value-type="string">
            <text:p>26 Mai 11, 00h00</text:p>
          </table:table-cell>
          <table:table-cell office:value-type="string">
            <text:p>26 Mai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30.253-5</text:p>
          </table:table-cell>
          <table:table-cell office:value-type="string">
            <text:p>II  JEC DE CAMPINA GRAN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88">
            <text:p>9988</text:p>
          </table:table-cell>
          <table:table-cell office:value-type="string">
            <text:p>FERNANDA MURIEL GONCALVES FEITOZA</text:p>
          </table:table-cell>
          <table:table-cell office:value-type="string">
            <text:p>7 Jun 11, 00h00</text:p>
          </table:table-cell>
          <table:table-cell office:value-type="string">
            <text:p>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7701-61.2011.8.17.0001</text:p>
          </table:table-cell>
          <table:table-cell office:value-type="string">
            <text:p>26ª VARA CÍVEL</text:p>
          </table:table-cell>
          <table:table-cell office:value-type="string">
            <text:p>32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string">
            <text:p>ASSIS DE SOUSA LIMA</text:p>
          </table:table-cell>
          <table:table-cell office:value-type="string">
            <text:p>6 Abr 11, 00h00</text:p>
          </table:table-cell>
          <table:table-cell office:value-type="string">
            <text:p>6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9114-88.2011.8.17.0001</text:p>
          </table:table-cell>
          <table:table-cell office:value-type="string">
            <text:p>2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91">
            <text:p>9991</text:p>
          </table:table-cell>
          <table:table-cell office:value-type="string">
            <text:p>MANOEL BATISTA PIMENTA JUNIOR</text:p>
          </table:table-cell>
          <table:table-cell office:value-type="string">
            <text:p>3 Jun 11, 00h00</text:p>
          </table:table-cell>
          <table:table-cell office:value-type="string">
            <text:p>3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9.542-2</text:p>
          </table:table-cell>
          <table:table-cell office:value-type="string">
            <text:p>3º JUIZADO ESPECIAL CIVEL DA CAPI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92">
            <text:p>9992</text:p>
          </table:table-cell>
          <table:table-cell office:value-type="string">
            <text:p>LEONEL JOSE DE MELO</text:p>
          </table:table-cell>
          <table:table-cell office:value-type="string">
            <text:p>3 Jun 11, 00h00</text:p>
          </table:table-cell>
          <table:table-cell office:value-type="string">
            <text:p>3 Jun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28.433-7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93">
            <text:p>9993</text:p>
          </table:table-cell>
          <table:table-cell office:value-type="string">
            <text:p>ERASTEN RIBEIRO DA SILVA</text:p>
          </table:table-cell>
          <table:table-cell office:value-type="string">
            <text:p>26 Mai 11, 00h00</text:p>
          </table:table-cell>
          <table:table-cell office:value-type="string">
            <text:p>2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74752-60.2010.8.02.0001</text:p>
          </table:table-cell>
          <table:table-cell office:value-type="string">
            <text:p>1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94">
            <text:p>9994</text:p>
          </table:table-cell>
          <table:table-cell office:value-type="string">
            <text:p>ITHAISE RAMOS ROCHA LINS</text:p>
          </table:table-cell>
          <table:table-cell office:value-type="string">
            <text:p>26 Mai 11, 00h00</text:p>
          </table:table-cell>
          <table:table-cell office:value-type="string">
            <text:p>2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80174-16.2010.8.02.0001</text:p>
          </table:table-cell>
          <table:table-cell office:value-type="string">
            <text:p>1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95">
            <text:p>9995</text:p>
          </table:table-cell>
          <table:table-cell office:value-type="string">
            <text:p>ANTONIO GOMES DOS SANTOS FILHO</text:p>
          </table:table-cell>
          <table:table-cell office:value-type="string">
            <text:p>26 Mai 11, 00h00</text:p>
          </table:table-cell>
          <table:table-cell office:value-type="string">
            <text:p>2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5284-72.2010.8.02.0001</text:p>
          </table:table-cell>
          <table:table-cell office:value-type="string">
            <text:p>1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96">
            <text:p>9996</text:p>
          </table:table-cell>
          <table:table-cell office:value-type="string">
            <text:p>HORTENCIA CRISTINA LIMA MACHADO</text:p>
          </table:table-cell>
          <table:table-cell office:value-type="string">
            <text:p>26 Mai 11, 00h00</text:p>
          </table:table-cell>
          <table:table-cell office:value-type="string">
            <text:p>2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1-003.385-7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string">
            <text:p>MICHELLE BARBOSA RIBEIRO</text:p>
          </table:table-cell>
          <table:table-cell office:value-type="string">
            <text:p>9 Mai 11, 00h00</text:p>
          </table:table-cell>
          <table:table-cell office:value-type="string">
            <text:p>9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5.467-0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02">
            <text:p>10002</text:p>
          </table:table-cell>
          <table:table-cell office:value-type="string">
            <text:p>JULIE APARECIDA GOMES DE ALBUQUERQUE</text:p>
          </table:table-cell>
          <table:table-cell office:value-type="string">
            <text:p>7 Jul 10, 00h00</text:p>
          </table:table-cell>
          <table:table-cell office:value-type="string">
            <text:p>7 Jul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45-62.2010.8.17.8102</text:p>
          </table:table-cell>
          <table:table-cell office:value-type="string">
            <text:p>II - JEC - AFOGADO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04">
            <text:p>10004</text:p>
          </table:table-cell>
          <table:table-cell office:value-type="string">
            <text:p>SENCONSULT LOC VEIC CONST LTDA</text:p>
          </table:table-cell>
          <table:table-cell office:value-type="string">
            <text:p>6 Mai 11, 00h00</text:p>
          </table:table-cell>
          <table:table-cell office:value-type="string">
            <text:p>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66-62.2011.8.17.8108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05">
            <text:p>10005</text:p>
          </table:table-cell>
          <table:table-cell office:value-type="string">
            <text:p>ROMERO CÉSAR DE AGUIAR BARBOSA</text:p>
          </table:table-cell>
          <table:table-cell office:value-type="string">
            <text:p>7 Abr 11, 00h00</text:p>
          </table:table-cell>
          <table:table-cell office:value-type="string">
            <text:p>7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32-05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CARLOS ALBERTO BARBOSA DE CASTRO CARVALHO DE MEDEI</text:p>
          </table:table-cell>
          <table:table-cell office:value-type="string">
            <text:p>20 Abr 11, 00h00</text:p>
          </table:table-cell>
          <table:table-cell office:value-type="string">
            <text:p>20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89-75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07">
            <text:p>10007</text:p>
          </table:table-cell>
          <table:table-cell office:value-type="string">
            <text:p>MARINELE SILVA DA NÓBREGA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05-08.2011.8.17.8103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08">
            <text:p>10008</text:p>
          </table:table-cell>
          <table:table-cell office:value-type="string">
            <text:p>SEBASTIAO RODRIGUES DOS SANTOS</text:p>
          </table:table-cell>
          <table:table-cell office:value-type="string">
            <text:p>25 Mar 11, 00h00</text:p>
          </table:table-cell>
          <table:table-cell office:value-type="string">
            <text:p>25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76-17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09">
            <text:p>10009</text:p>
          </table:table-cell>
          <table:table-cell office:value-type="string">
            <text:p>FELIPE DA FONTE ALVES</text:p>
          </table:table-cell>
          <table:table-cell office:value-type="string">
            <text:p>30 Mar 11, 00h00</text:p>
          </table:table-cell>
          <table:table-cell office:value-type="string">
            <text:p>30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22-06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0">
            <text:p>10010</text:p>
          </table:table-cell>
          <table:table-cell office:value-type="string">
            <text:p>ALMIR MARQUES DA CRUZ RIBEIRO</text:p>
          </table:table-cell>
          <table:table-cell office:value-type="string">
            <text:p>25 Mar 11, 00h00</text:p>
          </table:table-cell>
          <table:table-cell office:value-type="string">
            <text:p>25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70-10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1">
            <text:p>10011</text:p>
          </table:table-cell>
          <table:table-cell office:value-type="string">
            <text:p>FRANCISCO VALTER DE ARAUJO</text:p>
          </table:table-cell>
          <table:table-cell office:value-type="string">
            <text:p>24 Fev 11, 00h00</text:p>
          </table:table-cell>
          <table:table-cell office:value-type="string">
            <text:p>24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18-13.2011.8.17.8019</text:p>
          </table:table-cell>
          <table:table-cell office:value-type="string">
            <text:p>I JE CIVEL DE CARUARU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2">
            <text:p>10012</text:p>
          </table:table-cell>
          <table:table-cell office:value-type="string">
            <text:p>HÉLCIO EMÍDIO CAMPELO DA SILVA</text:p>
          </table:table-cell>
          <table:table-cell office:value-type="string">
            <text:p>6 Abr 11, 00h00</text:p>
          </table:table-cell>
          <table:table-cell office:value-type="string">
            <text:p>6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24-67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3">
            <text:p>10013</text:p>
          </table:table-cell>
          <table:table-cell office:value-type="string">
            <text:p>SEVERINO VIEIRA DOS SANTOS</text:p>
          </table:table-cell>
          <table:table-cell office:value-type="string">
            <text:p>18 Abr 11, 00h00</text:p>
          </table:table-cell>
          <table:table-cell office:value-type="string">
            <text:p>18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582-77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4">
            <text:p>10014</text:p>
          </table:table-cell>
          <table:table-cell office:value-type="string">
            <text:p>LILIANE LORCA MORENO</text:p>
          </table:table-cell>
          <table:table-cell office:value-type="string">
            <text:p>19 Abr 11, 00h00</text:p>
          </table:table-cell>
          <table:table-cell office:value-type="string">
            <text:p>19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29-51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5">
            <text:p>10015</text:p>
          </table:table-cell>
          <table:table-cell office:value-type="string">
            <text:p>JAILSON DA SILVA RODRIGUES</text:p>
          </table:table-cell>
          <table:table-cell office:value-type="string">
            <text:p>6 Mai 11, 00h00</text:p>
          </table:table-cell>
          <table:table-cell office:value-type="string">
            <text:p>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02.067-3</text:p>
          </table:table-cell>
          <table:table-cell office:value-type="string">
            <text:p>V JEC - BOA VIS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6">
            <text:p>10016</text:p>
          </table:table-cell>
          <table:table-cell office:value-type="string">
            <text:p>EDJARLA JOSE DE MURA</text:p>
          </table:table-cell>
          <table:table-cell office:value-type="string">
            <text:p>8 Jun 11, 00h00</text:p>
          </table:table-cell>
          <table:table-cell office:value-type="string">
            <text:p>8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A 0111-014.036-6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7">
            <text:p>10017</text:p>
          </table:table-cell>
          <table:table-cell office:value-type="string">
            <text:p>IZABEL CRISTINA DOS REIS LIMA</text:p>
          </table:table-cell>
          <table:table-cell office:value-type="string">
            <text:p>1 Jun 11, 00h00</text:p>
          </table:table-cell>
          <table:table-cell office:value-type="string">
            <text:p>1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16.553-5
001.2011.0</text:p>
          </table:table-cell>
          <table:table-cell office:value-type="string">
            <text:p>JEC ZONA LESTE - ANEXO CEUT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8">
            <text:p>10018</text:p>
          </table:table-cell>
          <table:table-cell office:value-type="string">
            <text:p>FERNANDA ARAUJO RODRIGUES</text:p>
          </table:table-cell>
          <table:table-cell office:value-type="string">
            <text:p>6 Jun 11, 00h00</text:p>
          </table:table-cell>
          <table:table-cell office:value-type="string">
            <text:p>6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8060-07.2011.8.02.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19">
            <text:p>10019</text:p>
          </table:table-cell>
          <table:table-cell office:value-type="string">
            <text:p>MARIA HELENA DA SILVA CUNHA</text:p>
          </table:table-cell>
          <table:table-cell office:value-type="string">
            <text:p>6 Jun 11, 00h00</text:p>
          </table:table-cell>
          <table:table-cell office:value-type="string">
            <text:p>6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9152-12.2009.8.02.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20">
            <text:p>10020</text:p>
          </table:table-cell>
          <table:table-cell office:value-type="string">
            <text:p>EDVAN SILVA CASADO</text:p>
          </table:table-cell>
          <table:table-cell office:value-type="string">
            <text:p>9 Mai 11, 00h00</text:p>
          </table:table-cell>
          <table:table-cell office:value-type="string">
            <text:p>9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78.2010.000.503-8</text:p>
          </table:table-cell>
          <table:table-cell office:value-type="string">
            <text:p>COMARCA DE BARRA DE SANTA ROSA 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23">
            <text:p>10023</text:p>
          </table:table-cell>
          <table:table-cell office:value-type="string">
            <text:p>ANA VALERIA LACET DE SOUZA</text:p>
          </table:table-cell>
          <table:table-cell office:value-type="string">
            <text:p>10 Mar 11, 00h00</text:p>
          </table:table-cell>
          <table:table-cell office:value-type="string">
            <text:p>10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1.930-9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24">
            <text:p>10024</text:p>
          </table:table-cell>
          <table:table-cell office:value-type="string">
            <text:p>MARCEL DE OLIVEIRA CAVALCANTI</text:p>
          </table:table-cell>
          <table:table-cell office:value-type="string">
            <text:p>13 Mai 11, 00h00</text:p>
          </table:table-cell>
          <table:table-cell office:value-type="string">
            <text:p>1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7.483-5</text:p>
          </table:table-cell>
          <table:table-cell office:value-type="string">
            <text:p>II JEC DA CAPIT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25">
            <text:p>10025</text:p>
          </table:table-cell>
          <table:table-cell office:value-type="string">
            <text:p>ITAMAR BARBOSA DA SILVA</text:p>
          </table:table-cell>
          <table:table-cell office:value-type="string">
            <text:p>9 Mar 11, 00h00</text:p>
          </table:table-cell>
          <table:table-cell office:value-type="string">
            <text:p>9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64-56.2011.8.17.8016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27">
            <text:p>10027</text:p>
          </table:table-cell>
          <table:table-cell office:value-type="string">
            <text:p>MARIA ROSICLEIDE FERNANDES DA SILVA</text:p>
          </table:table-cell>
          <table:table-cell office:value-type="string">
            <text:p>24 Mai 11, 00h00</text:p>
          </table:table-cell>
          <table:table-cell office:value-type="string">
            <text:p>24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SANTA RI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33.2011.922.545-7</text:p>
          </table:table-cell>
          <table:table-cell office:value-type="string">
            <text:p>COMARCA DE SANTA RIT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0">
            <text:p>10030</text:p>
          </table:table-cell>
          <table:table-cell office:value-type="string">
            <text:p>MARIA DA CONCEIÇÃO E SILVA PESSOA</text:p>
          </table:table-cell>
          <table:table-cell office:value-type="string">
            <text:p>10 Mai 11, 00h00</text:p>
          </table:table-cell>
          <table:table-cell office:value-type="string">
            <text:p>10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97-69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1">
            <text:p>10031</text:p>
          </table:table-cell>
          <table:table-cell office:value-type="string">
            <text:p>WENDEL DANTAS NEVES</text:p>
          </table:table-cell>
          <table:table-cell office:value-type="string">
            <text:p>19 Mai 11, 00h00</text:p>
          </table:table-cell>
          <table:table-cell office:value-type="string">
            <text:p>19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9.197-9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2">
            <text:p>10032</text:p>
          </table:table-cell>
          <table:table-cell office:value-type="string">
            <text:p>ELIAS PESSOA DA SILVA FILHO</text:p>
          </table:table-cell>
          <table:table-cell office:value-type="string">
            <text:p>11 Mai 11, 00h00</text:p>
          </table:table-cell>
          <table:table-cell office:value-type="string">
            <text:p>11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BEDEL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73.2011.002.188-5
073.2011.0</text:p>
          </table:table-cell>
          <table:table-cell office:value-type="string">
            <text:p>COREMAS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3">
            <text:p>10033</text:p>
          </table:table-cell>
          <table:table-cell office:value-type="string">
            <text:p>MARIA DO CARMO DUTRA NOBREGA SILVA</text:p>
          </table:table-cell>
          <table:table-cell office:value-type="string">
            <text:p>22 Fev 11, 00h00</text:p>
          </table:table-cell>
          <table:table-cell office:value-type="string">
            <text:p>22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53.218-0
200.2010.9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5">
            <text:p>10035</text:p>
          </table:table-cell>
          <table:table-cell office:value-type="string">
            <text:p>ROZALIA CAVALCANTE SILVA</text:p>
          </table:table-cell>
          <table:table-cell office:value-type="string">
            <text:p>5 Mai 11, 00h00</text:p>
          </table:table-cell>
          <table:table-cell office:value-type="string">
            <text:p>5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Q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053052011817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6">
            <text:p>10036</text:p>
          </table:table-cell>
          <table:table-cell office:value-type="string">
            <text:p>JOSEVALDO BARBOSA DA SILVA</text:p>
          </table:table-cell>
          <table:table-cell office:value-type="string">
            <text:p>5 Mai 11, 00h00</text:p>
          </table:table-cell>
          <table:table-cell office:value-type="string">
            <text:p>5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Q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08.508-8</text:p>
          </table:table-cell>
          <table:table-cell office:value-type="string">
            <text:p>II JEC DA CAPIT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7">
            <text:p>10037</text:p>
          </table:table-cell>
          <table:table-cell office:value-type="string">
            <text:p>EMBRATEL - EMPRESA BRASILEIRA DE TELECOMUNICAÇÕES S/A</text:p>
          </table:table-cell>
          <table:table-cell office:value-type="string">
            <text:p>7 Jun 11, 00h00</text:p>
          </table:table-cell>
          <table:table-cell office:value-type="string">
            <text:p>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DE JANEI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718-81.2011.8.17.0001</text:p>
          </table:table-cell>
          <table:table-cell office:value-type="string">
            <text:p>25ª VARA CÍVEL</text:p>
          </table:table-cell>
          <table:table-cell office:value-type="string">
            <text:p>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8">
            <text:p>10038</text:p>
          </table:table-cell>
          <table:table-cell office:value-type="string">
            <text:p>JOSENILDO MANOEL DOS SANTOS</text:p>
          </table:table-cell>
          <table:table-cell office:value-type="string">
            <text:p>13 Jun 11, 00h00</text:p>
          </table:table-cell>
          <table:table-cell office:value-type="string">
            <text:p>13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08-07.2011.8.02.0001</text:p>
          </table:table-cell>
          <table:table-cell office:value-type="string">
            <text:p>1ª VARA CÍVEL</text:p>
          </table:table-cell>
          <table:table-cell office:value-type="string">
            <text:p>27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39">
            <text:p>10039</text:p>
          </table:table-cell>
          <table:table-cell office:value-type="string">
            <text:p>JOSE ADELSON DOS SANTOS</text:p>
          </table:table-cell>
          <table:table-cell office:value-type="string">
            <text:p>13 Jun 11, 00h00</text:p>
          </table:table-cell>
          <table:table-cell office:value-type="string">
            <text:p>13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GRAV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40">
            <text:p>10040</text:p>
          </table:table-cell>
          <table:table-cell office:value-type="string">
            <text:p>EDUARDO LOPES CARREIRO DE ALENCAR</text:p>
          </table:table-cell>
          <table:table-cell office:value-type="string">
            <text:p>8 Jun 11, 00h00</text:p>
          </table:table-cell>
          <table:table-cell office:value-type="string">
            <text:p>8 Jun 11, 00h00</text:p>
          </table:table-cell>
          <table:table-cell office:value-type="string">
            <text:p>24 Set 11, 21h26</text:p>
          </table:table-cell>
          <table:table-cell office:value-type="string">
            <text:p>REPETIÇÃO DE INDÉBIT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14796-2</text:p>
          </table:table-cell>
          <table:table-cell office:value-type="string">
            <text:p>JUIZADO ESPECIAL CIVEL</text:p>
          </table:table-cell>
          <table:table-cell office:value-type="string">
            <text:p>21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41">
            <text:p>10041</text:p>
          </table:table-cell>
          <table:table-cell office:value-type="string">
            <text:p>JOSE CICERO TEODOSIO</text:p>
          </table:table-cell>
          <table:table-cell office:value-type="string">
            <text:p>29 Abr 11, 00h00</text:p>
          </table:table-cell>
          <table:table-cell office:value-type="string">
            <text:p>29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980-33.2011.8.17.8013 -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42">
            <text:p>10042</text:p>
          </table:table-cell>
          <table:table-cell office:value-type="string">
            <text:p>JOVENTINO DE OLIVEIRA LEDO NETO</text:p>
          </table:table-cell>
          <table:table-cell office:value-type="string">
            <text:p>13 Jun 11, 00h00</text:p>
          </table:table-cell>
          <table:table-cell office:value-type="string">
            <text:p>13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BOA VIAGE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77-70.2011.8.17.099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43">
            <text:p>10043</text:p>
          </table:table-cell>
          <table:table-cell office:value-type="string">
            <text:p>JOSE GENECY MINERVINO SILVA</text:p>
          </table:table-cell>
          <table:table-cell office:value-type="string">
            <text:p>14 Jun 11, 00h00</text:p>
          </table:table-cell>
          <table:table-cell office:value-type="string">
            <text:p>14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TUPANATING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35-65.2011.8.17.0360</text:p>
          </table:table-cell>
          <table:table-cell office:value-type="string">
            <text:p>ÚNICA</text:p>
          </table:table-cell>
          <table:table-cell office:value-type="string">
            <text:p>50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44">
            <text:p>10044</text:p>
          </table:table-cell>
          <table:table-cell office:value-type="string">
            <text:p>PATRICIA TACIENE BARBOSA</text:p>
          </table:table-cell>
          <table:table-cell office:value-type="string">
            <text:p>15 Jun 11, 00h00</text:p>
          </table:table-cell>
          <table:table-cell office:value-type="string">
            <text:p>15 Jun 11, 00h00</text:p>
          </table:table-cell>
          <table:table-cell office:value-type="string">
            <text:p>6 Out 11, 13h42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698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46">
            <text:p>10046</text:p>
          </table:table-cell>
          <table:table-cell office:value-type="string">
            <text:p>BENILTON DE SOUZA LESSA</text:p>
          </table:table-cell>
          <table:table-cell office:value-type="string">
            <text:p>15 Jun 11, 00h00</text:p>
          </table:table-cell>
          <table:table-cell office:value-type="string">
            <text:p>15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09-89.2011.8.02.0001</text:p>
          </table:table-cell>
          <table:table-cell office:value-type="string">
            <text:p>13ª VARA CÍVEL</text:p>
          </table:table-cell>
          <table:table-cell office:value-type="string">
            <text:p>3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48">
            <text:p>10048</text:p>
          </table:table-cell>
          <table:table-cell office:value-type="string">
            <text:p>CARLOS JORGE DA SILVA TENORIO</text:p>
          </table:table-cell>
          <table:table-cell office:value-type="string">
            <text:p>26 Mai 11, 00h00</text:p>
          </table:table-cell>
          <table:table-cell office:value-type="string">
            <text:p>2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5518-46.2009.8.02.0001</text:p>
          </table:table-cell>
          <table:table-cell office:value-type="string">
            <text:p>1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0">
            <text:p>10050</text:p>
          </table:table-cell>
          <table:table-cell office:value-type="string">
            <text:p>ROMULO ARRAIS BELEM ALENCAR</text:p>
          </table:table-cell>
          <table:table-cell office:value-type="string">
            <text:p>9 Jul 03, 00h00</text:p>
          </table:table-cell>
          <table:table-cell office:value-type="string">
            <text:p>9 Jul 03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1067-68.2003.8.17.0001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1">
            <text:p>10051</text:p>
          </table:table-cell>
          <table:table-cell office:value-type="string">
            <text:p>ELIANE GONÇALVES PERES</text:p>
          </table:table-cell>
          <table:table-cell office:value-type="string">
            <text:p>15 Jun 09, 00h00</text:p>
          </table:table-cell>
          <table:table-cell office:value-type="string">
            <text:p>15 Jun 09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9.0001.002002-6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2">
            <text:p>10052</text:p>
          </table:table-cell>
          <table:table-cell office:value-type="string">
            <text:p>TRESCINCO PUBLICIDADE E EVENTOS LTDA</text:p>
          </table:table-cell>
          <table:table-cell office:value-type="string">
            <text:p>20 Dez 02, 00h00</text:p>
          </table:table-cell>
          <table:table-cell office:value-type="string">
            <text:p>20 Dez 02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0955-57.2002.8.17.0001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3">
            <text:p>10053</text:p>
          </table:table-cell>
          <table:table-cell office:value-type="string">
            <text:p>MARIA JOSE SANTOS</text:p>
          </table:table-cell>
          <table:table-cell office:value-type="string">
            <text:p>21 Jun 11, 00h00</text:p>
          </table:table-cell>
          <table:table-cell office:value-type="string">
            <text:p>21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75-79.2011.8.17.0001</text:p>
          </table:table-cell>
          <table:table-cell office:value-type="string">
            <text:p>12ª VARA CIVEL</text:p>
          </table:table-cell>
          <table:table-cell office:value-type="string">
            <text:p>38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4">
            <text:p>10054</text:p>
          </table:table-cell>
          <table:table-cell office:value-type="string">
            <text:p>WILSON FERREIRA DO NOBREGA NETO</text:p>
          </table:table-cell>
          <table:table-cell office:value-type="string">
            <text:p>21 Jun 11, 00h00</text:p>
          </table:table-cell>
          <table:table-cell office:value-type="string">
            <text:p>21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77-49.2011.8.17.0001
004</text:p>
          </table:table-cell>
          <table:table-cell office:value-type="string">
            <text:p>23ª VARA CÍVEL</text:p>
          </table:table-cell>
          <table:table-cell office:value-type="string">
            <text:p>3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5">
            <text:p>10055</text:p>
          </table:table-cell>
          <table:table-cell office:value-type="string">
            <text:p>YGO JOSE CAVALCANTI CINTRA</text:p>
          </table:table-cell>
          <table:table-cell office:value-type="string">
            <text:p>21 Jun 11, 00h00</text:p>
          </table:table-cell>
          <table:table-cell office:value-type="string">
            <text:p>21 Jun 11, 00h00</text:p>
          </table:table-cell>
          <table:table-cell office:value-type="string">
            <text:p>27 Set 11, 14h15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          10206-50.2011.8.17.1</text:p>
          </table:table-cell>
          <table:table-cell office:value-type="string">
            <text:p>2ª VARA CÍVEL</text:p>
          </table:table-cell>
          <table:table-cell office:value-type="string">
            <text:p>267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6">
            <text:p>10056</text:p>
          </table:table-cell>
          <table:table-cell office:value-type="string">
            <text:p>PEDRO AUGUSTO DIDIER LYRA</text:p>
          </table:table-cell>
          <table:table-cell office:value-type="string">
            <text:p>21 Jun 11, 00h00</text:p>
          </table:table-cell>
          <table:table-cell office:value-type="string">
            <text:p>21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BONIT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7">
            <text:p>10057</text:p>
          </table:table-cell>
          <table:table-cell office:value-type="string">
            <text:p>JOSE EDVALDO DOS SANTOS</text:p>
          </table:table-cell>
          <table:table-cell office:value-type="string">
            <text:p>21 Jun 11, 00h00</text:p>
          </table:table-cell>
          <table:table-cell office:value-type="string">
            <text:p>21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5906-37.2011.8.02.0001</text:p>
          </table:table-cell>
          <table:table-cell office:value-type="string">
            <text:p>9ª VARA CIVEL</text:p>
          </table:table-cell>
          <table:table-cell office:value-type="string">
            <text:p>28532.1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8">
            <text:p>10058</text:p>
          </table:table-cell>
          <table:table-cell office:value-type="string">
            <text:p>EMMANUELLE DE FATIMA WANDERLEY CHAVES DA SILVA</text:p>
          </table:table-cell>
          <table:table-cell office:value-type="string">
            <text:p>14 Jun 11, 00h00</text:p>
          </table:table-cell>
          <table:table-cell office:value-type="string">
            <text:p>1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5281-79.20118020001</text:p>
          </table:table-cell>
          <table:table-cell office:value-type="string">
            <text:p>4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59">
            <text:p>10059</text:p>
          </table:table-cell>
          <table:table-cell office:value-type="string">
            <text:p>MARIA JOSE BEZERRA</text:p>
          </table:table-cell>
          <table:table-cell office:value-type="string">
            <text:p>13 Jun 11, 00h00</text:p>
          </table:table-cell>
          <table:table-cell office:value-type="string">
            <text:p>13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55-13.2011.8.17.0640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62">
            <text:p>10062</text:p>
          </table:table-cell>
          <table:table-cell office:value-type="string">
            <text:p>CRISTIANE TEIXEIRA FIUSA GABRIELE</text:p>
          </table:table-cell>
          <table:table-cell office:value-type="string">
            <text:p>16 Mai 11, 00h00</text:p>
          </table:table-cell>
          <table:table-cell office:value-type="string">
            <text:p>1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60-49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63">
            <text:p>10063</text:p>
          </table:table-cell>
          <table:table-cell office:value-type="string">
            <text:p>DAVI JOSE DA SILVA</text:p>
          </table:table-cell>
          <table:table-cell office:value-type="string">
            <text:p>4 Mai 11, 00h00</text:p>
          </table:table-cell>
          <table:table-cell office:value-type="string">
            <text:p>4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09-27.2011.8.17.8109</text:p>
          </table:table-cell>
          <table:table-cell office:value-type="string">
            <text:p>II - JEC - AFOGADO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64">
            <text:p>10064</text:p>
          </table:table-cell>
          <table:table-cell office:value-type="string">
            <text:p>CRIMARIO DOS SANTOS ANDRE</text:p>
          </table:table-cell>
          <table:table-cell office:value-type="string">
            <text:p>14 Abr 11, 00h00</text:p>
          </table:table-cell>
          <table:table-cell office:value-type="string">
            <text:p>1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75-73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65">
            <text:p>10065</text:p>
          </table:table-cell>
          <table:table-cell office:value-type="string">
            <text:p>ANDREZZA KARINE LIMA DE FRANÇA</text:p>
          </table:table-cell>
          <table:table-cell office:value-type="string">
            <text:p>23 Mar 11, 00h00</text:p>
          </table:table-cell>
          <table:table-cell office:value-type="string">
            <text:p>23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05-92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67">
            <text:p>10067</text:p>
          </table:table-cell>
          <table:table-cell office:value-type="string">
            <text:p>CARLOS ANTONIO MARTINS DO RIO</text:p>
          </table:table-cell>
          <table:table-cell office:value-type="string">
            <text:p>23 Mar 11, 00h00</text:p>
          </table:table-cell>
          <table:table-cell office:value-type="string">
            <text:p>23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43-07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68">
            <text:p>10068</text:p>
          </table:table-cell>
          <table:table-cell office:value-type="string">
            <text:p>RODRIGO VIEIRA DE MELO MENEZES</text:p>
          </table:table-cell>
          <table:table-cell office:value-type="string">
            <text:p>31 Mar 11, 00h00</text:p>
          </table:table-cell>
          <table:table-cell office:value-type="string">
            <text:p>31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23-96.2011.8.17.8016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69">
            <text:p>10069</text:p>
          </table:table-cell>
          <table:table-cell office:value-type="string">
            <text:p>FRANCISCO DAS CHAGAS SOARES COELHO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20-61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0">
            <text:p>10070</text:p>
          </table:table-cell>
          <table:table-cell office:value-type="string">
            <text:p>FRANCISCO DAS CHAGAS SOARES COELHO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21-4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1">
            <text:p>10071</text:p>
          </table:table-cell>
          <table:table-cell office:value-type="string">
            <text:p>FRANCISCO DAS CHAGAS SOARES COELHO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22-31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2">
            <text:p>10072</text:p>
          </table:table-cell>
          <table:table-cell office:value-type="string">
            <text:p>GERALDO LUIZ BOTELHO E SILVA</text:p>
          </table:table-cell>
          <table:table-cell office:value-type="string">
            <text:p>30 Mai 11, 00h00</text:p>
          </table:table-cell>
          <table:table-cell office:value-type="string">
            <text:p>30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17-67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3">
            <text:p>10073</text:p>
          </table:table-cell>
          <table:table-cell office:value-type="string">
            <text:p>ISLY GUIMARAES DE OLIVEIRA</text:p>
          </table:table-cell>
          <table:table-cell office:value-type="string">
            <text:p>26 Mai 11, 00h00</text:p>
          </table:table-cell>
          <table:table-cell office:value-type="string">
            <text:p>2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P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91-69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4">
            <text:p>10074</text:p>
          </table:table-cell>
          <table:table-cell office:value-type="string">
            <text:p>MARIA CLAUDIONETE DE LIRA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926-23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5">
            <text:p>10075</text:p>
          </table:table-cell>
          <table:table-cell office:value-type="string">
            <text:p>VICTOR NOVAIS</text:p>
          </table:table-cell>
          <table:table-cell office:value-type="string">
            <text:p>6 Jun 11, 00h00</text:p>
          </table:table-cell>
          <table:table-cell office:value-type="string">
            <text:p>6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307-75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7">
            <text:p>10077</text:p>
          </table:table-cell>
          <table:table-cell office:value-type="string">
            <text:p>RITA DE CASSIA COSTA DA SILVA</text:p>
          </table:table-cell>
          <table:table-cell office:value-type="string">
            <text:p>11 Abr 11, 00h00</text:p>
          </table:table-cell>
          <table:table-cell office:value-type="string">
            <text:p>11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89-16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8">
            <text:p>10078</text:p>
          </table:table-cell>
          <table:table-cell office:value-type="string">
            <text:p>MAURICIO ELIAS DE SOUZA</text:p>
          </table:table-cell>
          <table:table-cell office:value-type="string">
            <text:p>17 Fev 11, 00h00</text:p>
          </table:table-cell>
          <table:table-cell office:value-type="string">
            <text:p>17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16-60.2011.8.17.8108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79">
            <text:p>10079</text:p>
          </table:table-cell>
          <table:table-cell office:value-type="string">
            <text:p>MUCIO MARCIO MIRANDA MARINHO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59-20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80">
            <text:p>10080</text:p>
          </table:table-cell>
          <table:table-cell office:value-type="string">
            <text:p>SERGIO PAULO RIBEIRO DA SILVA</text:p>
          </table:table-cell>
          <table:table-cell office:value-type="string">
            <text:p>10 Jun 11, 00h00</text:p>
          </table:table-cell>
          <table:table-cell office:value-type="string">
            <text:p>1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992-73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82">
            <text:p>10082</text:p>
          </table:table-cell>
          <table:table-cell office:value-type="string">
            <text:p>JOSE UBALDO BARRETO LEITE</text:p>
          </table:table-cell>
          <table:table-cell office:value-type="string">
            <text:p>26 Abr 11, 00h00</text:p>
          </table:table-cell>
          <table:table-cell office:value-type="string">
            <text:p>26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91-40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83">
            <text:p>10083</text:p>
          </table:table-cell>
          <table:table-cell office:value-type="string">
            <text:p>LUIZ CARLOS LINHARES DA FONSECA</text:p>
          </table:table-cell>
          <table:table-cell office:value-type="string">
            <text:p>5 Abr 11, 00h00</text:p>
          </table:table-cell>
          <table:table-cell office:value-type="string">
            <text:p>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77-54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85">
            <text:p>10085</text:p>
          </table:table-cell>
          <table:table-cell office:value-type="string">
            <text:p>CARMEN FERNANDA ALBURQUERQUE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3676-64.2011.8.17.0001</text:p>
          </table:table-cell>
          <table:table-cell office:value-type="string">
            <text:p>20ª VARA CIVEL</text:p>
          </table:table-cell>
          <table:table-cell office:value-type="string">
            <text:p>31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86">
            <text:p>10086</text:p>
          </table:table-cell>
          <table:table-cell office:value-type="string">
            <text:p>MARIA DE FATIMA SOUZA TENORIO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EIRA DOS INDI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87">
            <text:p>10087</text:p>
          </table:table-cell>
          <table:table-cell office:value-type="string">
            <text:p>ALEXSANDRO HOLANDA DA SLVA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59791.1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88">
            <text:p>10088</text:p>
          </table:table-cell>
          <table:table-cell office:value-type="string">
            <text:p>ISRAEL DA SILVA BARBOSA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0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1">
            <text:p>10091</text:p>
          </table:table-cell>
          <table:table-cell office:value-type="string">
            <text:p>MARIA SALETE SANTOS BORGES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SEBASTI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2">
            <text:p>10092</text:p>
          </table:table-cell>
          <table:table-cell office:value-type="string">
            <text:p>AMANDA PINHEIRO BARROS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30 Set 11, 13h45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9571-42.2011.8.17.0810</text:p>
          </table:table-cell>
          <table:table-cell office:value-type="string">
            <text:p>1ª VARA CÍVEL</text:p>
          </table:table-cell>
          <table:table-cell office:value-type="string">
            <text:p>642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3">
            <text:p>10093</text:p>
          </table:table-cell>
          <table:table-cell office:value-type="string">
            <text:p>JOSE SOARES DA SILVA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CHOEIRINH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6858.4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4">
            <text:p>10094</text:p>
          </table:table-cell>
          <table:table-cell office:value-type="string">
            <text:p>AFONSO HENRIQUE PATRICIO ALVES</text:p>
          </table:table-cell>
          <table:table-cell office:value-type="string">
            <text:p>24 Jun 11, 00h00</text:p>
          </table:table-cell>
          <table:table-cell office:value-type="string">
            <text:p>2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35.726-5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5">
            <text:p>10095</text:p>
          </table:table-cell>
          <table:table-cell office:value-type="string">
            <text:p>RAISSA CRISTINE FERREIRA NERY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5.689-3</text:p>
          </table:table-cell>
          <table:table-cell office:value-type="string">
            <text:p>3ª JUIZADO ESPECI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6">
            <text:p>10096</text:p>
          </table:table-cell>
          <table:table-cell office:value-type="string">
            <text:p>RIDALVA EVANGELISTA DA SILVA</text:p>
          </table:table-cell>
          <table:table-cell office:value-type="string">
            <text:p>16 Jun 11, 00h00</text:p>
          </table:table-cell>
          <table:table-cell office:value-type="string">
            <text:p>16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2.207-7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7">
            <text:p>10097</text:p>
          </table:table-cell>
          <table:table-cell office:value-type="string">
            <text:p>OLIVEIRA ALVES DA SILVA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SOUS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37.2011.936.153-5</text:p>
          </table:table-cell>
          <table:table-cell office:value-type="string">
            <text:p>2ª CAM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8">
            <text:p>10098</text:p>
          </table:table-cell>
          <table:table-cell office:value-type="string">
            <text:p>HELENILDA VICTOR DE BARROS PEREIRA</text:p>
          </table:table-cell>
          <table:table-cell office:value-type="string">
            <text:p>11 Jun 11, 00h00</text:p>
          </table:table-cell>
          <table:table-cell office:value-type="string">
            <text:p>11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2.917-5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99">
            <text:p>10099</text:p>
          </table:table-cell>
          <table:table-cell office:value-type="string">
            <text:p>MARCO ANTONIO VARELA DA COSTA</text:p>
          </table:table-cell>
          <table:table-cell office:value-type="string">
            <text:p>21 Jun 11, 00h00</text:p>
          </table:table-cell>
          <table:table-cell office:value-type="string">
            <text:p>21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6.987-0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string">
            <text:p>FABRICIO FARIAS DE ARAUJO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4.197-2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01">
            <text:p>10101</text:p>
          </table:table-cell>
          <table:table-cell office:value-type="string">
            <text:p>SIMONE ANTUNES MONROY GONZALES</text:p>
          </table:table-cell>
          <table:table-cell office:value-type="string">
            <text:p>21 Jun 11, 00h00</text:p>
          </table:table-cell>
          <table:table-cell office:value-type="string">
            <text:p>21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6.971-4</text:p>
          </table:table-cell>
          <table:table-cell office:value-type="string">
            <text:p>2º JUIZADO ESPECIAL MISTO DE MANGAB</text:p>
          </table:table-cell>
          <table:table-cell office:value-type="string">
            <text:p>1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02">
            <text:p>10102</text:p>
          </table:table-cell>
          <table:table-cell office:value-type="string">
            <text:p>ALEXANDRE LUIZ FAUSTINO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SANTO AGOSTINH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819/2011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03">
            <text:p>10103</text:p>
          </table:table-cell>
          <table:table-cell office:value-type="string">
            <text:p>MARIA DO CARMO SILVA DE ARRUDA</text:p>
          </table:table-cell>
          <table:table-cell office:value-type="string">
            <text:p>24 Jun 11, 00h00</text:p>
          </table:table-cell>
          <table:table-cell office:value-type="string">
            <text:p>2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85-17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04">
            <text:p>10104</text:p>
          </table:table-cell>
          <table:table-cell office:value-type="string">
            <text:p>INALDO DE LIMA GALVAO</text:p>
          </table:table-cell>
          <table:table-cell office:value-type="string">
            <text:p>15 Jun 11, 00h00</text:p>
          </table:table-cell>
          <table:table-cell office:value-type="string">
            <text:p>15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93-59.2011.8.17.8116</text:p>
          </table:table-cell>
          <table:table-cell office:value-type="string">
            <text:p>III FORUM UNIVERSITARIO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05">
            <text:p>10105</text:p>
          </table:table-cell>
          <table:table-cell office:value-type="string">
            <text:p>MOISES MAXIMIANO DA SILVA JUNIOR</text:p>
          </table:table-cell>
          <table:table-cell office:value-type="string">
            <text:p>9 Jun 11, 00h00</text:p>
          </table:table-cell>
          <table:table-cell office:value-type="string">
            <text:p>9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78-35.2011.8.17.8117</text:p>
          </table:table-cell>
          <table:table-cell office:value-type="string">
            <text:p>VI FÓRUM UNIVERSITÁRIO - FI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06">
            <text:p>10106</text:p>
          </table:table-cell>
          <table:table-cell office:value-type="string">
            <text:p>JULIANA TORRES LEITAO</text:p>
          </table:table-cell>
          <table:table-cell office:value-type="string">
            <text:p>24 Jun 11, 00h00</text:p>
          </table:table-cell>
          <table:table-cell office:value-type="string">
            <text:p>2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56-24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08">
            <text:p>10108</text:p>
          </table:table-cell>
          <table:table-cell office:value-type="string">
            <text:p>MANOEL ANTONIO DA SILVA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2.198-2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0">
            <text:p>10110</text:p>
          </table:table-cell>
          <table:table-cell office:value-type="string">
            <text:p>JUSSARA TRIGUEIRO BEZERRA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OMB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30.2011.001.212-4</text:p>
          </table:table-cell>
          <table:table-cell office:value-type="string">
            <text:p>COMARCA DE POMBAL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2">
            <text:p>10112</text:p>
          </table:table-cell>
          <table:table-cell office:value-type="string">
            <text:p>JOSE GILMAR DE SOUSA FERNANDES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OMBAL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30.2011.001.1290-0</text:p>
          </table:table-cell>
          <table:table-cell office:value-type="string">
            <text:p>COMARCA DE POMBAL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3">
            <text:p>10113</text:p>
          </table:table-cell>
          <table:table-cell office:value-type="string">
            <text:p>GERALDO SOARES DA SILVA</text:p>
          </table:table-cell>
          <table:table-cell office:value-type="string">
            <text:p>17 Jun 11, 00h00</text:p>
          </table:table-cell>
          <table:table-cell office:value-type="string">
            <text:p>17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52.2011.000.587-4</text:p>
          </table:table-cell>
          <table:table-cell office:value-type="string">
            <text:p>VARA 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4">
            <text:p>10114</text:p>
          </table:table-cell>
          <table:table-cell office:value-type="string">
            <text:p>NADELSON LEITE COSTA</text:p>
          </table:table-cell>
          <table:table-cell office:value-type="string">
            <text:p>24 Jun 11, 00h00</text:p>
          </table:table-cell>
          <table:table-cell office:value-type="string">
            <text:p>2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89-31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5">
            <text:p>10115</text:p>
          </table:table-cell>
          <table:table-cell office:value-type="string">
            <text:p>ADERALDO LOPES LIMA</text:p>
          </table:table-cell>
          <table:table-cell office:value-type="string">
            <text:p>24 Jun 11, 00h00</text:p>
          </table:table-cell>
          <table:table-cell office:value-type="string">
            <text:p>2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90-1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6">
            <text:p>10116</text:p>
          </table:table-cell>
          <table:table-cell office:value-type="string">
            <text:p>ANTONIO KLEBER DE MORAIS</text:p>
          </table:table-cell>
          <table:table-cell office:value-type="string">
            <text:p>24 Jun 11, 00h00</text:p>
          </table:table-cell>
          <table:table-cell office:value-type="string">
            <text:p>2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068-97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7">
            <text:p>10117</text:p>
          </table:table-cell>
          <table:table-cell office:value-type="string">
            <text:p>JOAO AUGUSTO GUEDES F DE LIMA</text:p>
          </table:table-cell>
          <table:table-cell office:value-type="string">
            <text:p>16 Jun 11, 00h00</text:p>
          </table:table-cell>
          <table:table-cell office:value-type="string">
            <text:p>16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99-14.2011.8.17.8116</text:p>
          </table:table-cell>
          <table:table-cell office:value-type="string">
            <text:p>III FORUM UNIVERSITARIO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8">
            <text:p>10118</text:p>
          </table:table-cell>
          <table:table-cell office:value-type="string">
            <text:p>R F DA COSTA ME</text:p>
          </table:table-cell>
          <table:table-cell office:value-type="string">
            <text:p>30 Jun 11, 00h00</text:p>
          </table:table-cell>
          <table:table-cell office:value-type="string">
            <text:p>3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94-02.2011.8.17.8115</text:p>
          </table:table-cell>
          <table:table-cell office:value-type="string">
            <text:p>VI JEC - PIN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19">
            <text:p>10119</text:p>
          </table:table-cell>
          <table:table-cell office:value-type="string">
            <text:p>MONIQUE RAMALHO BARZA</text:p>
          </table:table-cell>
          <table:table-cell office:value-type="string">
            <text:p>30 Jun 11, 00h00</text:p>
          </table:table-cell>
          <table:table-cell office:value-type="string">
            <text:p>3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91-14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0">
            <text:p>10120</text:p>
          </table:table-cell>
          <table:table-cell office:value-type="string">
            <text:p>LEVI FERREIRA DE LIMA</text:p>
          </table:table-cell>
          <table:table-cell office:value-type="string">
            <text:p>8 Jun 11, 00h00</text:p>
          </table:table-cell>
          <table:table-cell office:value-type="string">
            <text:p>8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18-42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1">
            <text:p>10121</text:p>
          </table:table-cell>
          <table:table-cell office:value-type="string">
            <text:p>CELENE CABRAL PEREIRA BARBOSA</text:p>
          </table:table-cell>
          <table:table-cell office:value-type="string">
            <text:p>14 Jun 11, 00h00</text:p>
          </table:table-cell>
          <table:table-cell office:value-type="string">
            <text:p>1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30-76.2011.8.17.8117</text:p>
          </table:table-cell>
          <table:table-cell office:value-type="string">
            <text:p>VI FÓRUM UNIVERSITÁRIO - FI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2">
            <text:p>10122</text:p>
          </table:table-cell>
          <table:table-cell office:value-type="string">
            <text:p>RICARDO FERREIRA MONTEIRO</text:p>
          </table:table-cell>
          <table:table-cell office:value-type="string">
            <text:p>26 Mai 11, 00h00</text:p>
          </table:table-cell>
          <table:table-cell office:value-type="string">
            <text:p>2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10-61.2011.8.17.8012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3">
            <text:p>10123</text:p>
          </table:table-cell>
          <table:table-cell office:value-type="string">
            <text:p>OSENALDO SILVA</text:p>
          </table:table-cell>
          <table:table-cell office:value-type="string">
            <text:p>28 Jun 11, 00h00</text:p>
          </table:table-cell>
          <table:table-cell office:value-type="string">
            <text:p>28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77.937.729-5</text:p>
          </table:table-cell>
          <table:table-cell office:value-type="string">
            <text:p>3º JUIZADO ESPECIAL CIVEL DA CAPI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4">
            <text:p>10124</text:p>
          </table:table-cell>
          <table:table-cell office:value-type="string">
            <text:p>CLAUDIA GERMANA LEAL DE MEDEIROS</text:p>
          </table:table-cell>
          <table:table-cell office:value-type="string">
            <text:p>28 Jun 11, 00h00</text:p>
          </table:table-cell>
          <table:table-cell office:value-type="string">
            <text:p>28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7.612-3</text:p>
          </table:table-cell>
          <table:table-cell office:value-type="string">
            <text:p>3ª JUIZADO ESPECI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5">
            <text:p>10125</text:p>
          </table:table-cell>
          <table:table-cell office:value-type="string">
            <text:p>WALMISLEY RICARDO DO NASCIMENTO NOBREGA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2.863-1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7">
            <text:p>10127</text:p>
          </table:table-cell>
          <table:table-cell office:value-type="string">
            <text:p>ACRISONELIA MEDEIROS DE SOUSA</text:p>
          </table:table-cell>
          <table:table-cell office:value-type="string">
            <text:p>24 Jun 11, 00h00</text:p>
          </table:table-cell>
          <table:table-cell office:value-type="string">
            <text:p>2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15.896-8</text:p>
          </table:table-cell>
          <table:table-cell office:value-type="string">
            <text:p>II JEC JOAO PESSO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8">
            <text:p>10128</text:p>
          </table:table-cell>
          <table:table-cell office:value-type="string">
            <text:p>MANOEL GERVASIO DE MOURA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43633-81.201.8.02.0001</text:p>
          </table:table-cell>
          <table:table-cell office:value-type="string">
            <text:p>9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29">
            <text:p>10129</text:p>
          </table:table-cell>
          <table:table-cell office:value-type="string">
            <text:p>ANTONIO GUEDES DA SILVA</text:p>
          </table:table-cell>
          <table:table-cell office:value-type="string">
            <text:p>29 Jun 11, 00h00</text:p>
          </table:table-cell>
          <table:table-cell office:value-type="string">
            <text:p>29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91.98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30">
            <text:p>10130</text:p>
          </table:table-cell>
          <table:table-cell office:value-type="string">
            <text:p>ALBERTO DE VASCONCELOS MOURA</text:p>
          </table:table-cell>
          <table:table-cell office:value-type="string">
            <text:p>30 Set 11, 00h00</text:p>
          </table:table-cell>
          <table:table-cell office:value-type="string">
            <text:p>3 Out 11, 23h26</text:p>
          </table:table-cell>
          <table:table-cell office:value-type="string">
            <text:p>11 Out 11, 14h00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92-83.2011.8.17.8104</text:p>
          </table:table-cell>
          <table:table-cell office:value-type="string">
            <text:p>IV JEC - CASA AMARELA</text:p>
          </table:table-cell>
          <table:table-cell office:value-type="string">
            <text:p>10,00</text:p>
          </table:table-cell>
          <table:table-cell office:value-type="string">
            <text:p>SİLVANİA</text:p>
          </table:table-cell>
        </table:table-row>
        <table:table-row table:style-name="ro1">
          <table:table-cell office:value-type="float" office:value="10131">
            <text:p>10131</text:p>
          </table:table-cell>
          <table:table-cell office:value-type="string">
            <text:p>GILBERTO DE LEMOS VASCONCELOS</text:p>
          </table:table-cell>
          <table:table-cell office:value-type="string">
            <text:p>30 Jun 11, 00h00</text:p>
          </table:table-cell>
          <table:table-cell office:value-type="string">
            <text:p>3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85.91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32">
            <text:p>10132</text:p>
          </table:table-cell>
          <table:table-cell office:value-type="string">
            <text:p>JOSE PORFIRIO NETO</text:p>
          </table:table-cell>
          <table:table-cell office:value-type="string">
            <text:p>29 Nov 10, 00h00</text:p>
          </table:table-cell>
          <table:table-cell office:value-type="string">
            <text:p>29 Nov 10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SENADOR RUI PALMEI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76-19.2010.8.02.0036</text:p>
          </table:table-cell>
          <table:table-cell office:value-type="string">
            <text:p>ÚNICA</text:p>
          </table:table-cell>
          <table:table-cell office:value-type="string">
            <text:p>76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33">
            <text:p>10133</text:p>
          </table:table-cell>
          <table:table-cell office:value-type="string">
            <text:p>CLAUDIO JOSE DE MORAIS</text:p>
          </table:table-cell>
          <table:table-cell office:value-type="string">
            <text:p>30 Jun 11, 00h00</text:p>
          </table:table-cell>
          <table:table-cell office:value-type="string">
            <text:p>3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51.02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34">
            <text:p>10134</text:p>
          </table:table-cell>
          <table:table-cell office:value-type="string">
            <text:p>NADJA ENAIDE TORRES BANDEIRA</text:p>
          </table:table-cell>
          <table:table-cell office:value-type="string">
            <text:p>6 Jun 11, 00h00</text:p>
          </table:table-cell>
          <table:table-cell office:value-type="string">
            <text:p>6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306-87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35">
            <text:p>10135</text:p>
          </table:table-cell>
          <table:table-cell office:value-type="string">
            <text:p>JOSE REGINALDO GUIMARAES BORGES</text:p>
          </table:table-cell>
          <table:table-cell office:value-type="string">
            <text:p>5 Jul 11, 00h00</text:p>
          </table:table-cell>
          <table:table-cell office:value-type="string">
            <text:p>5 Jul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38">
            <text:p>10138</text:p>
          </table:table-cell>
          <table:table-cell office:value-type="string">
            <text:p>MARIA JOSE BEZERRA</text:p>
          </table:table-cell>
          <table:table-cell office:value-type="string">
            <text:p>5 Jul 11, 00h00</text:p>
          </table:table-cell>
          <table:table-cell office:value-type="string">
            <text:p>5 Jul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GUAS BEL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33-63.2011.8.17.0150</text:p>
          </table:table-cell>
          <table:table-cell office:value-type="string">
            <text:p>ÚNICA</text:p>
          </table:table-cell>
          <table:table-cell office:value-type="string">
            <text:p>55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39">
            <text:p>10139</text:p>
          </table:table-cell>
          <table:table-cell office:value-type="string">
            <text:p>ROCKSON ARAUJO FONSECA</text:p>
          </table:table-cell>
          <table:table-cell office:value-type="string">
            <text:p>5 Jul 11, 00h00</text:p>
          </table:table-cell>
          <table:table-cell office:value-type="string">
            <text:p>5 Jul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2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0">
            <text:p>10140</text:p>
          </table:table-cell>
          <table:table-cell office:value-type="string">
            <text:p>TEREZINHA DE JESUS DE SOUZA HENRIQUE</text:p>
          </table:table-cell>
          <table:table-cell office:value-type="string">
            <text:p>27 Jun 11, 00h00</text:p>
          </table:table-cell>
          <table:table-cell office:value-type="string">
            <text:p>27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211-006.004-8</text:p>
          </table:table-cell>
          <table:table-cell office:value-type="string">
            <text:p>PROCON JABOATÃ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1">
            <text:p>10141</text:p>
          </table:table-cell>
          <table:table-cell office:value-type="string">
            <text:p>MARIA ELISABETE MENDES BRANDAO</text:p>
          </table:table-cell>
          <table:table-cell office:value-type="string">
            <text:p>30 Jun 11, 00h00</text:p>
          </table:table-cell>
          <table:table-cell office:value-type="string">
            <text:p>3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1-004.476-0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2">
            <text:p>10142</text:p>
          </table:table-cell>
          <table:table-cell office:value-type="string">
            <text:p>ANTONIO CANDIDO DE SOUZA</text:p>
          </table:table-cell>
          <table:table-cell office:value-type="string">
            <text:p>30 Jun 11, 00h00</text:p>
          </table:table-cell>
          <table:table-cell office:value-type="string">
            <text:p>3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TE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30-06.2011.8.17.0490</text:p>
          </table:table-cell>
          <table:table-cell office:value-type="string">
            <text:p>VARA 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3">
            <text:p>10143</text:p>
          </table:table-cell>
          <table:table-cell office:value-type="string">
            <text:p>GARDENIA MOREIRA GOMES FARIAS DE MELO</text:p>
          </table:table-cell>
          <table:table-cell office:value-type="string">
            <text:p>22 Jun 11, 00h00</text:p>
          </table:table-cell>
          <table:table-cell office:value-type="string">
            <text:p>22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017-64.2010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4">
            <text:p>10144</text:p>
          </table:table-cell>
          <table:table-cell office:value-type="string">
            <text:p>FABIO CRUZ DA CUNHA</text:p>
          </table:table-cell>
          <table:table-cell office:value-type="string">
            <text:p>8 Jul 11, 00h00</text:p>
          </table:table-cell>
          <table:table-cell office:value-type="string">
            <text:p>8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766/2011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6">
            <text:p>10146</text:p>
          </table:table-cell>
          <table:table-cell office:value-type="string">
            <text:p>MARIA ELIANE CAMPELO DIAS</text:p>
          </table:table-cell>
          <table:table-cell office:value-type="string">
            <text:p>7 Jul 11, 00h00</text:p>
          </table:table-cell>
          <table:table-cell office:value-type="string">
            <text:p>7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5.353-6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7">
            <text:p>10147</text:p>
          </table:table-cell>
          <table:table-cell office:value-type="string">
            <text:p>EVANDO JESUINO DA SILVA</text:p>
          </table:table-cell>
          <table:table-cell office:value-type="string">
            <text:p>7 Jul 11, 00h00</text:p>
          </table:table-cell>
          <table:table-cell office:value-type="string">
            <text:p>7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0.160-8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8">
            <text:p>10148</text:p>
          </table:table-cell>
          <table:table-cell office:value-type="string">
            <text:p>FRANCINALDO DE CARVALHO OLIVEIRA</text:p>
          </table:table-cell>
          <table:table-cell office:value-type="string">
            <text:p>9 Nov 06, 00h00</text:p>
          </table:table-cell>
          <table:table-cell office:value-type="string">
            <text:p>9 Nov 06, 00h00</text:p>
          </table:table-cell>
          <table:table-cell office:value-type="string">
            <text:p>24 Set 11, 21h26</text:p>
          </table:table-cell>
          <table:table-cell office:value-type="string">
            <text:p>INDENIZAÇÃO POR DANOS MORAI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558/2001</text:p>
          </table:table-cell>
          <table:table-cell office:value-type="string">
            <text:p>JEC ZONA LESTE - HORTO FLORESTAL -</text:p>
          </table:table-cell>
          <table:table-cell office:value-type="string">
            <text:p>1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49">
            <text:p>10149</text:p>
          </table:table-cell>
          <table:table-cell office:value-type="string">
            <text:p>JUCILEIDE TORRES AMARAL BURITY</text:p>
          </table:table-cell>
          <table:table-cell office:value-type="string">
            <text:p>9 Nov 09, 00h00</text:p>
          </table:table-cell>
          <table:table-cell office:value-type="string">
            <text:p>9 Nov 09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972/2005</text:p>
          </table:table-cell>
          <table:table-cell office:value-type="string">
            <text:p>JEC ZONA CENTRO 1 - SEDE PIRES DE C</text:p>
          </table:table-cell>
          <table:table-cell office:value-type="string">
            <text:p>8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51">
            <text:p>10151</text:p>
          </table:table-cell>
          <table:table-cell office:value-type="string">
            <text:p>ANTONIO KAMINSKI ALVES</text:p>
          </table:table-cell>
          <table:table-cell office:value-type="string">
            <text:p>9 Nov 06, 00h00</text:p>
          </table:table-cell>
          <table:table-cell office:value-type="string">
            <text:p>9 Nov 06, 00h00</text:p>
          </table:table-cell>
          <table:table-cell office:value-type="string">
            <text:p>24 Set 11, 21h26</text:p>
          </table:table-cell>
          <table:table-cell office:value-type="string">
            <text:p>INDENIZAÇÃO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8469/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52">
            <text:p>10152</text:p>
          </table:table-cell>
          <table:table-cell office:value-type="string">
            <text:p>FERNANDO ANTONIO GOMES PUGLIESI</text:p>
          </table:table-cell>
          <table:table-cell office:value-type="string">
            <text:p>9 Nov 06, 00h00</text:p>
          </table:table-cell>
          <table:table-cell office:value-type="string">
            <text:p>9 Nov 06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01.000094-2</text:p>
          </table:table-cell>
          <table:table-cell office:value-type="string">
            <text:p>7ª VARA CÍVEL</text:p>
          </table:table-cell>
          <table:table-cell office:value-type="string">
            <text:p>20006.6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54">
            <text:p>10154</text:p>
          </table:table-cell>
          <table:table-cell office:value-type="string">
            <text:p>JOSELINA FELIX DA SILVA</text:p>
          </table:table-cell>
          <table:table-cell office:value-type="string">
            <text:p>9 Nov 06, 00h00</text:p>
          </table:table-cell>
          <table:table-cell office:value-type="string">
            <text:p>9 Nov 06, 00h00</text:p>
          </table:table-cell>
          <table:table-cell office:value-type="string">
            <text:p>24 Set 11, 21h26</text:p>
          </table:table-cell>
          <table:table-cell office:value-type="string">
            <text:p>INDENIZATÓRIA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1280/2000</text:p>
          </table:table-cell>
          <table:table-cell office:value-type="string">
            <text:p>I JUIZADO ESPECIAL CIVEL</text:p>
          </table:table-cell>
          <table:table-cell office:value-type="string">
            <text:p>6042.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55">
            <text:p>10155</text:p>
          </table:table-cell>
          <table:table-cell office:value-type="string">
            <text:p>JOSE HIGINO BARBOSA</text:p>
          </table:table-cell>
          <table:table-cell office:value-type="string">
            <text:p>12 Jul 11, 00h00</text:p>
          </table:table-cell>
          <table:table-cell office:value-type="string">
            <text:p>12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157920118178124</text:p>
          </table:table-cell>
          <table:table-cell office:value-type="string">
            <text:p>I JE DAS RELAÇOES DE CONSUMO DA 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56">
            <text:p>10156</text:p>
          </table:table-cell>
          <table:table-cell office:value-type="string">
            <text:p>NEWTON LESSA DE ALMEIDA</text:p>
          </table:table-cell>
          <table:table-cell office:value-type="string">
            <text:p>6 Jul 11, 00h00</text:p>
          </table:table-cell>
          <table:table-cell office:value-type="string">
            <text:p>6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617220118178110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57">
            <text:p>10157</text:p>
          </table:table-cell>
          <table:table-cell office:value-type="string">
            <text:p>SOCORRO DE FATIMA BRASILEIRO SOBRAL</text:p>
          </table:table-cell>
          <table:table-cell office:value-type="string">
            <text:p>15 Jul 11, 00h00</text:p>
          </table:table-cell>
          <table:table-cell office:value-type="string">
            <text:p>15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40.880-3</text:p>
          </table:table-cell>
          <table:table-cell office:value-type="string">
            <text:p>II JEC DA CAPIT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58">
            <text:p>10158</text:p>
          </table:table-cell>
          <table:table-cell office:value-type="string">
            <text:p>EMIDIO DE OLIVEIRA</text:p>
          </table:table-cell>
          <table:table-cell office:value-type="string">
            <text:p>13 Jul 11, 00h00</text:p>
          </table:table-cell>
          <table:table-cell office:value-type="string">
            <text:p>13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8.655-1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59">
            <text:p>10159</text:p>
          </table:table-cell>
          <table:table-cell office:value-type="string">
            <text:p>JAIR DOS SANTOS RAMOS FILHO</text:p>
          </table:table-cell>
          <table:table-cell office:value-type="string">
            <text:p>11 Jul 11, 00h00</text:p>
          </table:table-cell>
          <table:table-cell office:value-type="string">
            <text:p>11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478-23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60">
            <text:p>10160</text:p>
          </table:table-cell>
          <table:table-cell office:value-type="string">
            <text:p>COMERCIAL NOVO HORIZONTE LTDA</text:p>
          </table:table-cell>
          <table:table-cell office:value-type="string">
            <text:p>20 Jul 11, 00h00</text:p>
          </table:table-cell>
          <table:table-cell office:value-type="string">
            <text:p>20 Jul 11, 00h00</text:p>
          </table:table-cell>
          <table:table-cell office:value-type="string">
            <text:p>24 Set 11, 21h22</text:p>
          </table:table-cell>
          <table:table-cell office:value-type="string">
            <text:p>EXECUÇÃO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214762-61.2002.8.02.0058</text:p>
          </table:table-cell>
          <table:table-cell office:value-type="string">
            <text:p>2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62">
            <text:p>10162</text:p>
          </table:table-cell>
          <table:table-cell office:value-type="string">
            <text:p>ANA TEREZA MEIRA GUEDES</text:p>
          </table:table-cell>
          <table:table-cell office:value-type="string">
            <text:p>21 Jul 11, 00h00</text:p>
          </table:table-cell>
          <table:table-cell office:value-type="string">
            <text:p>21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42.123-6
001.2011.9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63">
            <text:p>10163</text:p>
          </table:table-cell>
          <table:table-cell office:value-type="string">
            <text:p>SANDRA MARIA A G OLIVEIRA</text:p>
          </table:table-cell>
          <table:table-cell office:value-type="string">
            <text:p>12 Jul 11, 00h00</text:p>
          </table:table-cell>
          <table:table-cell office:value-type="string">
            <text:p>12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77-60.2011.8.17.8108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64">
            <text:p>10164</text:p>
          </table:table-cell>
          <table:table-cell office:value-type="string">
            <text:p>VALTER DIONISIO DA SILVA</text:p>
          </table:table-cell>
          <table:table-cell office:value-type="string">
            <text:p>21 Jul 11, 00h00</text:p>
          </table:table-cell>
          <table:table-cell office:value-type="string">
            <text:p>21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7.364-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65">
            <text:p>10165</text:p>
          </table:table-cell>
          <table:table-cell office:value-type="string">
            <text:p>NEWTON ALEXANDRE DA SILVA</text:p>
          </table:table-cell>
          <table:table-cell office:value-type="string">
            <text:p>22 Jul 11, 00h00</text:p>
          </table:table-cell>
          <table:table-cell office:value-type="string">
            <text:p>22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927-38.2009.8.02.0001</text:p>
          </table:table-cell>
          <table:table-cell office:value-type="string">
            <text:p>12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66">
            <text:p>10166</text:p>
          </table:table-cell>
          <table:table-cell office:value-type="string">
            <text:p>MARIA JOSE DA SILVA</text:p>
          </table:table-cell>
          <table:table-cell office:value-type="string">
            <text:p>22 Jul 11, 00h00</text:p>
          </table:table-cell>
          <table:table-cell office:value-type="string">
            <text:p>22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1564-59.2011.8.02.0001</text:p>
          </table:table-cell>
          <table:table-cell office:value-type="string">
            <text:p>12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67">
            <text:p>10167</text:p>
          </table:table-cell>
          <table:table-cell office:value-type="string">
            <text:p>WELLINGTON DE FRANCA CARVALHO</text:p>
          </table:table-cell>
          <table:table-cell office:value-type="string">
            <text:p>18 Jul 11, 00h00</text:p>
          </table:table-cell>
          <table:table-cell office:value-type="string">
            <text:p>18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75.2011.942.577-7</text:p>
          </table:table-cell>
          <table:table-cell office:value-type="string">
            <text:p>JUIZADO ESPECIAL MISTO DA COMARCA D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68">
            <text:p>10168</text:p>
          </table:table-cell>
          <table:table-cell office:value-type="string">
            <text:p>DEUZINETE DOS SANTOS DANTAS</text:p>
          </table:table-cell>
          <table:table-cell office:value-type="string">
            <text:p>21 Jul 11, 00h00</text:p>
          </table:table-cell>
          <table:table-cell office:value-type="string">
            <text:p>21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BREJO DO CRUZ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0.2011.000.412-3</text:p>
          </table:table-cell>
          <table:table-cell office:value-type="string">
            <text:p>COMARCA DE BREJO DO CRUZ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71">
            <text:p>10171</text:p>
          </table:table-cell>
          <table:table-cell office:value-type="string">
            <text:p>THIAGO ANTONIO MONTEIRO DE ALCANTARA</text:p>
          </table:table-cell>
          <table:table-cell office:value-type="string">
            <text:p>18 Jul 11, 00h00</text:p>
          </table:table-cell>
          <table:table-cell office:value-type="string">
            <text:p>18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7687-73.2011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72">
            <text:p>10172</text:p>
          </table:table-cell>
          <table:table-cell office:value-type="string">
            <text:p>FERNANDO  DE MELO MONTEIRO JUNIOR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263-12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73">
            <text:p>10173</text:p>
          </table:table-cell>
          <table:table-cell office:value-type="string">
            <text:p>ERIVAN BARBOSA DA SILVA</text:p>
          </table:table-cell>
          <table:table-cell office:value-type="string">
            <text:p>18 Abr 11, 00h00</text:p>
          </table:table-cell>
          <table:table-cell office:value-type="string">
            <text:p>18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257-05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74">
            <text:p>10174</text:p>
          </table:table-cell>
          <table:table-cell office:value-type="string">
            <text:p>INES PATRICIA FERREIRA GUEDES</text:p>
          </table:table-cell>
          <table:table-cell office:value-type="string">
            <text:p>20 Mai 11, 00h00</text:p>
          </table:table-cell>
          <table:table-cell office:value-type="string">
            <text:p>20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13-57.2011.8.17.8124</text:p>
          </table:table-cell>
          <table:table-cell office:value-type="string">
            <text:p>24ª JEC DAS RELAÇÕES DE CONSUMO D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75">
            <text:p>10175</text:p>
          </table:table-cell>
          <table:table-cell office:value-type="string">
            <text:p>MARIA TEREZA CRUZ DA COSTA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34-14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77">
            <text:p>10177</text:p>
          </table:table-cell>
          <table:table-cell office:value-type="string">
            <text:p>DIOGO ALVES CORREIA DOS SANTOS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60-12.2011.8.17.8104</text:p>
          </table:table-cell>
          <table:table-cell office:value-type="string">
            <text:p>IV JEC - CASA AMARELA</text:p>
          </table:table-cell>
          <table:table-cell office:value-type="string">
            <text:p>20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78">
            <text:p>10178</text:p>
          </table:table-cell>
          <table:table-cell office:value-type="string">
            <text:p>ROBSON MIRANDA SOBRINHO</text:p>
          </table:table-cell>
          <table:table-cell office:value-type="string">
            <text:p>25 Abr 11, 00h00</text:p>
          </table:table-cell>
          <table:table-cell office:value-type="string">
            <text:p>2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23-80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0">
            <text:p>10180</text:p>
          </table:table-cell>
          <table:table-cell office:value-type="string">
            <text:p>PETRUCIO BARBOSA FAGUNDES</text:p>
          </table:table-cell>
          <table:table-cell office:value-type="string">
            <text:p>14 Jul 11, 00h00</text:p>
          </table:table-cell>
          <table:table-cell office:value-type="string">
            <text:p>14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67-81.2011.8.17.8107</text:p>
          </table:table-cell>
          <table:table-cell office:value-type="string">
            <text:p>VI FÓRUM UNIVERSITÁRIO - FI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1">
            <text:p>10181</text:p>
          </table:table-cell>
          <table:table-cell office:value-type="string">
            <text:p>REBECA DOS SANTOS XIMENES FERREIRA</text:p>
          </table:table-cell>
          <table:table-cell office:value-type="string">
            <text:p>18 Abr 11, 00h00</text:p>
          </table:table-cell>
          <table:table-cell office:value-type="string">
            <text:p>18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63-25.2011.8.17.8111</text:p>
          </table:table-cell>
          <table:table-cell office:value-type="string">
            <text:p>11º JEC - CASA AMARELA TAR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2">
            <text:p>10182</text:p>
          </table:table-cell>
          <table:table-cell office:value-type="string">
            <text:p>ROSELI MARIA FERREIRA DA SILVA</text:p>
          </table:table-cell>
          <table:table-cell office:value-type="string">
            <text:p>5 Mai 11, 00h00</text:p>
          </table:table-cell>
          <table:table-cell office:value-type="string">
            <text:p>5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87-54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3">
            <text:p>10183</text:p>
          </table:table-cell>
          <table:table-cell office:value-type="string">
            <text:p>BRUNO SAVIO MARQUES DE MELO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18-29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JOSE RICARDO ALVES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20-9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5">
            <text:p>10185</text:p>
          </table:table-cell>
          <table:table-cell office:value-type="string">
            <text:p>ALEXINA ALCOFORADO MASCARO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19-14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6">
            <text:p>10186</text:p>
          </table:table-cell>
          <table:table-cell office:value-type="string">
            <text:p>JABISON OLEGARIO BEZERRA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21-81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7">
            <text:p>10187</text:p>
          </table:table-cell>
          <table:table-cell office:value-type="string">
            <text:p>JULIANA TORRES LEITAO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22-6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8">
            <text:p>10188</text:p>
          </table:table-cell>
          <table:table-cell office:value-type="string">
            <text:p>MARCILENE RODRIGUES ALEXANDRE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23-51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89">
            <text:p>10189</text:p>
          </table:table-cell>
          <table:table-cell office:value-type="string">
            <text:p>MARIA LUCIENE DE OLIVEIRA SILVA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24-3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0">
            <text:p>10190</text:p>
          </table:table-cell>
          <table:table-cell office:value-type="string">
            <text:p>MARIA EMILIA PEREIRA FREIRE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26-0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1">
            <text:p>10191</text:p>
          </table:table-cell>
          <table:table-cell office:value-type="string">
            <text:p>DEYSE PEREIRA FREIRE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27-88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2">
            <text:p>10192</text:p>
          </table:table-cell>
          <table:table-cell office:value-type="string">
            <text:p>JOSE AMERICO TEIXEIRA DE BARROS</text:p>
          </table:table-cell>
          <table:table-cell office:value-type="string">
            <text:p>13 Mai 11, 00h00</text:p>
          </table:table-cell>
          <table:table-cell office:value-type="string">
            <text:p>1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851-19.2011.8.17.8104</text:p>
          </table:table-cell>
          <table:table-cell office:value-type="string">
            <text:p>IV JEC - CASA AMARELA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3">
            <text:p>10193</text:p>
          </table:table-cell>
          <table:table-cell office:value-type="string">
            <text:p>CICERO MONTEIRO ROCHA</text:p>
          </table:table-cell>
          <table:table-cell office:value-type="string">
            <text:p>22 Jun 11, 00h00</text:p>
          </table:table-cell>
          <table:table-cell office:value-type="string">
            <text:p>22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85-05.2011.8.17.810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4">
            <text:p>10194</text:p>
          </table:table-cell>
          <table:table-cell office:value-type="string">
            <text:p>JOSE INOCENCIO DA SILVA JUNIOR</text:p>
          </table:table-cell>
          <table:table-cell office:value-type="string">
            <text:p>28 Fev 11, 00h00</text:p>
          </table:table-cell>
          <table:table-cell office:value-type="string">
            <text:p>28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RUAR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55-78.2011.8.17.8019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5">
            <text:p>10195</text:p>
          </table:table-cell>
          <table:table-cell office:value-type="string">
            <text:p>MARIA DO CARMO JATOBA FALCAO FARIAS</text:p>
          </table:table-cell>
          <table:table-cell office:value-type="string">
            <text:p>30 Mai 11, 00h00</text:p>
          </table:table-cell>
          <table:table-cell office:value-type="string">
            <text:p>30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297-22.2011.8.17.8104</text:p>
          </table:table-cell>
          <table:table-cell office:value-type="string">
            <text:p>IV JEC - CASA AMARELA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6">
            <text:p>10196</text:p>
          </table:table-cell>
          <table:table-cell office:value-type="string">
            <text:p>ALEXANDRE SOARES DE FRANÇA</text:p>
          </table:table-cell>
          <table:table-cell office:value-type="string">
            <text:p>30 Mai 11, 00h00</text:p>
          </table:table-cell>
          <table:table-cell office:value-type="string">
            <text:p>30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340-5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7">
            <text:p>10197</text:p>
          </table:table-cell>
          <table:table-cell office:value-type="string">
            <text:p>PATRICIA FERREIRA FAGUNDES</text:p>
          </table:table-cell>
          <table:table-cell office:value-type="string">
            <text:p>14 Jul 11, 00h00</text:p>
          </table:table-cell>
          <table:table-cell office:value-type="string">
            <text:p>14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68-66.2011.8.17.8107</text:p>
          </table:table-cell>
          <table:table-cell office:value-type="string">
            <text:p>VI FORUM UNIV. DE PE - FIR - JECIVE</text:p>
          </table:table-cell>
          <table:table-cell office:value-type="string">
            <text:p>100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8">
            <text:p>10198</text:p>
          </table:table-cell>
          <table:table-cell office:value-type="string">
            <text:p>HERMAN DE SOUZA FREIRE</text:p>
          </table:table-cell>
          <table:table-cell office:value-type="string">
            <text:p>1 Jun 11, 00h00</text:p>
          </table:table-cell>
          <table:table-cell office:value-type="string">
            <text:p>1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492-07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199">
            <text:p>10199</text:p>
          </table:table-cell>
          <table:table-cell office:value-type="string">
            <text:p>ESPOLIO DE JOSUE FERRAZ BARBOSA</text:p>
          </table:table-cell>
          <table:table-cell office:value-type="string">
            <text:p>1 Jun 11, 00h00</text:p>
          </table:table-cell>
          <table:table-cell office:value-type="string">
            <text:p>1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473-98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0">
            <text:p>10200</text:p>
          </table:table-cell>
          <table:table-cell office:value-type="string">
            <text:p>KARLA GABRIELA SOUZA ESPINHARA</text:p>
          </table:table-cell>
          <table:table-cell office:value-type="string">
            <text:p>13 Jul 11, 00h00</text:p>
          </table:table-cell>
          <table:table-cell office:value-type="string">
            <text:p>13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15-17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1">
            <text:p>10201</text:p>
          </table:table-cell>
          <table:table-cell office:value-type="string">
            <text:p>JAIME DE ALBUQUERQUE SILVEIRA FILO</text:p>
          </table:table-cell>
          <table:table-cell office:value-type="string">
            <text:p>28 Fev 11, 00h00</text:p>
          </table:table-cell>
          <table:table-cell office:value-type="string">
            <text:p>28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296-32.2011.8.17.8103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2">
            <text:p>10202</text:p>
          </table:table-cell>
          <table:table-cell office:value-type="string">
            <text:p>VIVIANE DOS SANTOS OLIVEIRA</text:p>
          </table:table-cell>
          <table:table-cell office:value-type="string">
            <text:p>17 Jun 11, 00h00</text:p>
          </table:table-cell>
          <table:table-cell office:value-type="string">
            <text:p>17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618-57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3">
            <text:p>10203</text:p>
          </table:table-cell>
          <table:table-cell office:value-type="string">
            <text:p>ZELANI MARQUES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47-87.2011.8.17.8108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4">
            <text:p>10204</text:p>
          </table:table-cell>
          <table:table-cell office:value-type="string">
            <text:p>GILDO PEREIRA DE MENEZES</text:p>
          </table:table-cell>
          <table:table-cell office:value-type="string">
            <text:p>17 Jun 11, 00h00</text:p>
          </table:table-cell>
          <table:table-cell office:value-type="string">
            <text:p>17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03-43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5">
            <text:p>10205</text:p>
          </table:table-cell>
          <table:table-cell office:value-type="string">
            <text:p>GABRIEL JOSE BANKS DE SIQUEIRA</text:p>
          </table:table-cell>
          <table:table-cell office:value-type="string">
            <text:p>17 Jun 11, 00h00</text:p>
          </table:table-cell>
          <table:table-cell office:value-type="string">
            <text:p>17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12-05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6">
            <text:p>10206</text:p>
          </table:table-cell>
          <table:table-cell office:value-type="string">
            <text:p>ULYANNA CURVELO CAVALCANTE</text:p>
          </table:table-cell>
          <table:table-cell office:value-type="string">
            <text:p>5 Mai 11, 00h00</text:p>
          </table:table-cell>
          <table:table-cell office:value-type="string">
            <text:p>5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511-75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7">
            <text:p>10207</text:p>
          </table:table-cell>
          <table:table-cell office:value-type="string">
            <text:p>JOSE RICARDO TEIXEIRA DO REGO BARROS</text:p>
          </table:table-cell>
          <table:table-cell office:value-type="string">
            <text:p>30 Jun 11, 00h00</text:p>
          </table:table-cell>
          <table:table-cell office:value-type="string">
            <text:p>3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25-84.2011.8.17.8107</text:p>
          </table:table-cell>
          <table:table-cell office:value-type="string">
            <text:p>VI FORUM UNIV. DE PE - FIR - JECIVE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8">
            <text:p>10208</text:p>
          </table:table-cell>
          <table:table-cell office:value-type="string">
            <text:p>SERVULO MERCIER SIQUEIRA E SILVA</text:p>
          </table:table-cell>
          <table:table-cell office:value-type="string">
            <text:p>8 Jul 11, 00h00</text:p>
          </table:table-cell>
          <table:table-cell office:value-type="string">
            <text:p>8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SERRA TALHA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50-74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09">
            <text:p>10209</text:p>
          </table:table-cell>
          <table:table-cell office:value-type="string">
            <text:p>LILIA RODRIGUES FERNANDES</text:p>
          </table:table-cell>
          <table:table-cell office:value-type="string">
            <text:p>15 Jul 11, 00h00</text:p>
          </table:table-cell>
          <table:table-cell office:value-type="string">
            <text:p>15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57-19.2011.8.17.8104</text:p>
          </table:table-cell>
          <table:table-cell office:value-type="string">
            <text:p>IV JEC - CASA AMARELA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0">
            <text:p>10210</text:p>
          </table:table-cell>
          <table:table-cell office:value-type="string">
            <text:p>SANDOVALDO DO VALE SILVA</text:p>
          </table:table-cell>
          <table:table-cell office:value-type="string">
            <text:p>14 Fev 11, 00h00</text:p>
          </table:table-cell>
          <table:table-cell office:value-type="string">
            <text:p>14 Fev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359-18.2011.8,17,8019</text:p>
          </table:table-cell>
          <table:table-cell office:value-type="string">
            <text:p>I JE CIVEL DE CARUARU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1">
            <text:p>10211</text:p>
          </table:table-cell>
          <table:table-cell office:value-type="string">
            <text:p>JOSE RAMALHO JACINTO FERREIRA</text:p>
          </table:table-cell>
          <table:table-cell office:value-type="string">
            <text:p>13 Jul 11, 00h00</text:p>
          </table:table-cell>
          <table:table-cell office:value-type="string">
            <text:p>13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BARAU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2720110011510</text:p>
          </table:table-cell>
          <table:table-cell office:value-type="string">
            <text:p>COMARCA DE PICUI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2">
            <text:p>10212</text:p>
          </table:table-cell>
          <table:table-cell office:value-type="string">
            <text:p>VALDIANESE BARBOSA DE OLIVEIRA</text:p>
          </table:table-cell>
          <table:table-cell office:value-type="string">
            <text:p>13 Jul 11, 00h00</text:p>
          </table:table-cell>
          <table:table-cell office:value-type="string">
            <text:p>13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O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46.47.2011.8.17.810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3">
            <text:p>10213</text:p>
          </table:table-cell>
          <table:table-cell office:value-type="string">
            <text:p>IARA MARIA M FREIRE SILVA</text:p>
          </table:table-cell>
          <table:table-cell office:value-type="string">
            <text:p>14 Jul 11, 00h00</text:p>
          </table:table-cell>
          <table:table-cell office:value-type="string">
            <text:p>14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33-38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4">
            <text:p>10214</text:p>
          </table:table-cell>
          <table:table-cell office:value-type="string">
            <text:p>ROSILENE BRASIL DE LIMA</text:p>
          </table:table-cell>
          <table:table-cell office:value-type="string">
            <text:p>26 Jul 11, 00h00</text:p>
          </table:table-cell>
          <table:table-cell office:value-type="string">
            <text:p>26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1-020.679-4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5">
            <text:p>10215</text:p>
          </table:table-cell>
          <table:table-cell office:value-type="string">
            <text:p>JAIR CARLOS ALVES PINTO</text:p>
          </table:table-cell>
          <table:table-cell office:value-type="string">
            <text:p>26 Jul 11, 00h00</text:p>
          </table:table-cell>
          <table:table-cell office:value-type="string">
            <text:p>26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ABERU E LK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1-020.555-5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6">
            <text:p>10216</text:p>
          </table:table-cell>
          <table:table-cell office:value-type="string">
            <text:p>JOFRE ANDRADE PEREIRA LIMA</text:p>
          </table:table-cell>
          <table:table-cell office:value-type="string">
            <text:p>26 Jul 11, 00h00</text:p>
          </table:table-cell>
          <table:table-cell office:value-type="string">
            <text:p>26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1-020.490-9</text:p>
          </table:table-cell>
          <table:table-cell office:value-type="string">
            <text:p>PROCON RECIF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7">
            <text:p>10217</text:p>
          </table:table-cell>
          <table:table-cell office:value-type="string">
            <text:p>JOSE ESDRAS RODRIGUES DA SILVA</text:p>
          </table:table-cell>
          <table:table-cell office:value-type="string">
            <text:p>22 Jul 11, 00h00</text:p>
          </table:table-cell>
          <table:table-cell office:value-type="string">
            <text:p>22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02-48.2011.8.17.810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8">
            <text:p>10218</text:p>
          </table:table-cell>
          <table:table-cell office:value-type="string">
            <text:p>THABITA EMANUELLE VALDEVINO DA SILVA</text:p>
          </table:table-cell>
          <table:table-cell office:value-type="string">
            <text:p>22 Jul 11, 00h00</text:p>
          </table:table-cell>
          <table:table-cell office:value-type="string">
            <text:p>22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472-34.2011.8.17.0001</text:p>
          </table:table-cell>
          <table:table-cell office:value-type="string">
            <text:p>12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19">
            <text:p>10219</text:p>
          </table:table-cell>
          <table:table-cell office:value-type="string">
            <text:p>JOSÉ MARCOS FELIX DE LIMA</text:p>
          </table:table-cell>
          <table:table-cell office:value-type="string">
            <text:p>25 Jul 11, 00h00</text:p>
          </table:table-cell>
          <table:table-cell office:value-type="string">
            <text:p>25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IGARASS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48682-0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0">
            <text:p>10220</text:p>
          </table:table-cell>
          <table:table-cell office:value-type="string">
            <text:p>LUZIA MARIA DA COSTA ATAIDE</text:p>
          </table:table-cell>
          <table:table-cell office:value-type="string">
            <text:p>26 Jul 11, 00h00</text:p>
          </table:table-cell>
          <table:table-cell office:value-type="string">
            <text:p>26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7114-35.2011.8.02.0001</text:p>
          </table:table-cell>
          <table:table-cell office:value-type="string">
            <text:p>5ª VARA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1">
            <text:p>10221</text:p>
          </table:table-cell>
          <table:table-cell office:value-type="string">
            <text:p>ARYANA MARTINS ARAUJO</text:p>
          </table:table-cell>
          <table:table-cell office:value-type="string">
            <text:p>28 Jul 11, 00h00</text:p>
          </table:table-cell>
          <table:table-cell office:value-type="string">
            <text:p>28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31284820108020001</text:p>
          </table:table-cell>
          <table:table-cell office:value-type="string">
            <text:p>6º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2">
            <text:p>10222</text:p>
          </table:table-cell>
          <table:table-cell office:value-type="string">
            <text:p>AYDA ALMEIDA DE SOUZA</text:p>
          </table:table-cell>
          <table:table-cell office:value-type="string">
            <text:p>5 Ago 11, 00h00</text:p>
          </table:table-cell>
          <table:table-cell office:value-type="string">
            <text:p>5 Ago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7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3">
            <text:p>10223</text:p>
          </table:table-cell>
          <table:table-cell office:value-type="string">
            <text:p>CLAUDERLY MOURA DA SILVA</text:p>
          </table:table-cell>
          <table:table-cell office:value-type="string">
            <text:p>5 Ago 11, 00h00</text:p>
          </table:table-cell>
          <table:table-cell office:value-type="string">
            <text:p>5 Ago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5755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4">
            <text:p>10224</text:p>
          </table:table-cell>
          <table:table-cell office:value-type="string">
            <text:p>THABITA EMANUELLE VALDEVINO DA SILVA</text:p>
          </table:table-cell>
          <table:table-cell office:value-type="string">
            <text:p>5 Ago 11, 00h00</text:p>
          </table:table-cell>
          <table:table-cell office:value-type="string">
            <text:p>5 Ago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6º VARA CÍVEL</text:p>
          </table:table-cell>
          <table:table-cell office:value-type="string">
            <text:p>22761.6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5">
            <text:p>10225</text:p>
          </table:table-cell>
          <table:table-cell office:value-type="string">
            <text:p>JUCIE PEREIRA</text:p>
          </table:table-cell>
          <table:table-cell office:value-type="string">
            <text:p>11 Ago 11, 00h00</text:p>
          </table:table-cell>
          <table:table-cell office:value-type="string">
            <text:p>11 Ago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ACHO DAS ALM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423.5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6">
            <text:p>10226</text:p>
          </table:table-cell>
          <table:table-cell office:value-type="string">
            <text:p>JOAO BATISTA BARBOSA LEANDRO</text:p>
          </table:table-cell>
          <table:table-cell office:value-type="string">
            <text:p>11 Ago 11, 00h00</text:p>
          </table:table-cell>
          <table:table-cell office:value-type="string">
            <text:p>11 Ago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P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8010.79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8">
            <text:p>10228</text:p>
          </table:table-cell>
          <table:table-cell office:value-type="string">
            <text:p>JAIR ANTONIO DA SILVA</text:p>
          </table:table-cell>
          <table:table-cell office:value-type="string">
            <text:p>4 Ago 11, 00h00</text:p>
          </table:table-cell>
          <table:table-cell office:value-type="string">
            <text:p>4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41115-21.2010.8.02.0001</text:p>
          </table:table-cell>
          <table:table-cell office:value-type="string">
            <text:p>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29">
            <text:p>10229</text:p>
          </table:table-cell>
          <table:table-cell office:value-type="string">
            <text:p>MARIA VERONICA SILVA DE MELO</text:p>
          </table:table-cell>
          <table:table-cell office:value-type="string">
            <text:p>2 Ago 11, 00h00</text:p>
          </table:table-cell>
          <table:table-cell office:value-type="string">
            <text:p>2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8365-50.2011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0">
            <text:p>10230</text:p>
          </table:table-cell>
          <table:table-cell office:value-type="string">
            <text:p>LUCELIA HELENA DA SILVA</text:p>
          </table:table-cell>
          <table:table-cell office:value-type="string">
            <text:p>5 Ago 11, 00h00</text:p>
          </table:table-cell>
          <table:table-cell office:value-type="string">
            <text:p>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461-17.2011.8.17.8103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1">
            <text:p>10231</text:p>
          </table:table-cell>
          <table:table-cell office:value-type="string">
            <text:p>SEVERINO CLEMENTE DA SILVA FILHO</text:p>
          </table:table-cell>
          <table:table-cell office:value-type="string">
            <text:p>22 Jul 11, 00h00</text:p>
          </table:table-cell>
          <table:table-cell office:value-type="string">
            <text:p>22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73-14.2011.8.17.8111</text:p>
          </table:table-cell>
          <table:table-cell office:value-type="string">
            <text:p>11º JEC - CASA AMARELA TAR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2">
            <text:p>10232</text:p>
          </table:table-cell>
          <table:table-cell office:value-type="string">
            <text:p>ESDRAS CARNEIRO FERREIRA</text:p>
          </table:table-cell>
          <table:table-cell office:value-type="string">
            <text:p>28 Jul 11, 00h00</text:p>
          </table:table-cell>
          <table:table-cell office:value-type="string">
            <text:p>28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14-56.2011.8.17.8116</text:p>
          </table:table-cell>
          <table:table-cell office:value-type="string">
            <text:p>III FORUM UNIVERSITARIO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3">
            <text:p>10233</text:p>
          </table:table-cell>
          <table:table-cell office:value-type="string">
            <text:p>JOSE CARLOS RIBEIRO OLIVEIRA</text:p>
          </table:table-cell>
          <table:table-cell office:value-type="string">
            <text:p>22 Jul 11, 00h00</text:p>
          </table:table-cell>
          <table:table-cell office:value-type="string">
            <text:p>22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79-37.2011.8.17.801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4">
            <text:p>10234</text:p>
          </table:table-cell>
          <table:table-cell office:value-type="string">
            <text:p>IVETE DO AMARAL PEREIRA</text:p>
          </table:table-cell>
          <table:table-cell office:value-type="string">
            <text:p>28 Jan 11, 00h00</text:p>
          </table:table-cell>
          <table:table-cell office:value-type="string">
            <text:p>28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189-49.2011.8.17.8115</text:p>
          </table:table-cell>
          <table:table-cell office:value-type="string">
            <text:p>VI JEC - PIN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5">
            <text:p>10235</text:p>
          </table:table-cell>
          <table:table-cell office:value-type="string">
            <text:p>EDGARD CAMPELLO C NETO</text:p>
          </table:table-cell>
          <table:table-cell office:value-type="string">
            <text:p>2 Ago 11, 00h00</text:p>
          </table:table-cell>
          <table:table-cell office:value-type="string">
            <text:p>2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38-22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6">
            <text:p>10236</text:p>
          </table:table-cell>
          <table:table-cell office:value-type="string">
            <text:p>JOSE ANTONIO CAMPOS</text:p>
          </table:table-cell>
          <table:table-cell office:value-type="string">
            <text:p>14 Ago 95, 00h00</text:p>
          </table:table-cell>
          <table:table-cell office:value-type="string">
            <text:p>14 Ago 95, 00h00</text:p>
          </table:table-cell>
          <table:table-cell office:value-type="string">
            <text:p>10 Out 11, 17h46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3680-84.1995.8.17.0001</text:p>
          </table:table-cell>
          <table:table-cell office:value-type="string">
            <text:p>14ª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7">
            <text:p>10237</text:p>
          </table:table-cell>
          <table:table-cell office:value-type="string">
            <text:p>PAULO SERGIO COSTA RIBEIRO</text:p>
          </table:table-cell>
          <table:table-cell office:value-type="string">
            <text:p>26 Abr 95, 00h00</text:p>
          </table:table-cell>
          <table:table-cell office:value-type="string">
            <text:p>26 Abr 95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262-93.1995.8.17-0001</text:p>
          </table:table-cell>
          <table:table-cell office:value-type="string">
            <text:p>6º VARA CÍVEL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8">
            <text:p>10238</text:p>
          </table:table-cell>
          <table:table-cell office:value-type="string">
            <text:p>OSES ALVES BANDEIRA FILHO</text:p>
          </table:table-cell>
          <table:table-cell office:value-type="string">
            <text:p>4 Ago 11, 00h00</text:p>
          </table:table-cell>
          <table:table-cell office:value-type="string">
            <text:p>4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867-41.2011.8.17.8005</text:p>
          </table:table-cell>
          <table:table-cell office:value-type="string">
            <text:p>I - JEC - JABOATÃ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39">
            <text:p>10239</text:p>
          </table:table-cell>
          <table:table-cell office:value-type="string">
            <text:p>ADJAILTON RIBEIRO DA SILVA</text:p>
          </table:table-cell>
          <table:table-cell office:value-type="string">
            <text:p>1 Ago 11, 00h00</text:p>
          </table:table-cell>
          <table:table-cell office:value-type="string">
            <text:p>1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19-72.2011.8.17.8103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string">
            <text:p>LEOCADIO CANDIDO ALVES</text:p>
          </table:table-cell>
          <table:table-cell office:value-type="string">
            <text:p>26 Jul 11, 00h00</text:p>
          </table:table-cell>
          <table:table-cell office:value-type="string">
            <text:p>26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70-31.2011.8.17.8103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1">
            <text:p>10241</text:p>
          </table:table-cell>
          <table:table-cell office:value-type="string">
            <text:p>FABIO BEZERRA DE CARVALHO</text:p>
          </table:table-cell>
          <table:table-cell office:value-type="string">
            <text:p>8 Ago 11, 00h00</text:p>
          </table:table-cell>
          <table:table-cell office:value-type="string">
            <text:p>8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3288-8</text:p>
          </table:table-cell>
          <table:table-cell office:value-type="string">
            <text:p>III JEC DE JOAO PESSO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2">
            <text:p>10242</text:p>
          </table:table-cell>
          <table:table-cell office:value-type="string">
            <text:p>MARTHA LEMOS DE LIMA</text:p>
          </table:table-cell>
          <table:table-cell office:value-type="string">
            <text:p>8 Ago 11, 00h00</text:p>
          </table:table-cell>
          <table:table-cell office:value-type="string">
            <text:p>8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2743-3</text:p>
          </table:table-cell>
          <table:table-cell office:value-type="string">
            <text:p>III JEC DE JOAO PESSO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3">
            <text:p>10243</text:p>
          </table:table-cell>
          <table:table-cell office:value-type="string">
            <text:p>MANOEL FRANCISCO DOS SANTOS JUNIOR</text:p>
          </table:table-cell>
          <table:table-cell office:value-type="string">
            <text:p>4 Abr 11, 00h00</text:p>
          </table:table-cell>
          <table:table-cell office:value-type="string">
            <text:p>4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3294-04.2010.8.02.0001</text:p>
          </table:table-cell>
          <table:table-cell office:value-type="string">
            <text:p>9ª VARA CIVEL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4">
            <text:p>10244</text:p>
          </table:table-cell>
          <table:table-cell office:value-type="string">
            <text:p>FERNANDES ANTONIO VILANOVA DE ALBUQUERQUE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11-023.172-4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5">
            <text:p>10245</text:p>
          </table:table-cell>
          <table:table-cell office:value-type="string">
            <text:p>EDMILSON DE SOUZA TAVARES</text:p>
          </table:table-cell>
          <table:table-cell office:value-type="string">
            <text:p>12 Ago 11, 00h00</text:p>
          </table:table-cell>
          <table:table-cell office:value-type="string">
            <text:p>12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2364-79.2009.8.02.0001</text:p>
          </table:table-cell>
          <table:table-cell office:value-type="string">
            <text:p>7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6">
            <text:p>10246</text:p>
          </table:table-cell>
          <table:table-cell office:value-type="string">
            <text:p>ALLAN CHRISTIAN PEREIRA DA SILVA</text:p>
          </table:table-cell>
          <table:table-cell office:value-type="string">
            <text:p>15 Abr 10, 00h00</text:p>
          </table:table-cell>
          <table:table-cell office:value-type="string">
            <text:p>15 Abr 10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1793-74.2010.8.02.0001</text:p>
          </table:table-cell>
          <table:table-cell office:value-type="string">
            <text:p>7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7">
            <text:p>10247</text:p>
          </table:table-cell>
          <table:table-cell office:value-type="string">
            <text:p>ISRAEL DA SILVA BARBOSA</text:p>
          </table:table-cell>
          <table:table-cell office:value-type="string">
            <text:p>16 Mai 11, 00h00</text:p>
          </table:table-cell>
          <table:table-cell office:value-type="string">
            <text:p>16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4908-10.2011.8.02.0001</text:p>
          </table:table-cell>
          <table:table-cell office:value-type="string">
            <text:p>3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8">
            <text:p>10248</text:p>
          </table:table-cell>
          <table:table-cell office:value-type="string">
            <text:p>JOAO LOPES DA SILVA (ESPOLIO MARIA DARCI SANTOS DA SILVA)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3410-44.2009.8.02.000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49">
            <text:p>10249</text:p>
          </table:table-cell>
          <table:table-cell office:value-type="string">
            <text:p>INACIO DAMIAO DA SILVA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49114-8</text:p>
          </table:table-cell>
          <table:table-cell office:value-type="string">
            <text:p>II  JEC DE CAMPINA GRAN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0">
            <text:p>10250</text:p>
          </table:table-cell>
          <table:table-cell office:value-type="string">
            <text:p>MARINALDO LINO DE OLIVEIRA</text:p>
          </table:table-cell>
          <table:table-cell office:value-type="string">
            <text:p>15 Ago 11, 00h00</text:p>
          </table:table-cell>
          <table:table-cell office:value-type="string">
            <text:p>1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ETROL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2598-71.2011.8.17.8026</text:p>
          </table:table-cell>
          <table:table-cell office:value-type="string">
            <text:p>I JEC PETROLINA-P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1">
            <text:p>10251</text:p>
          </table:table-cell>
          <table:table-cell office:value-type="string">
            <text:p>MANOEL ALVES DE SOUZA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 GUARABIR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18.2011.931019-3</text:p>
          </table:table-cell>
          <table:table-cell office:value-type="string">
            <text:p>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2">
            <text:p>10252</text:p>
          </table:table-cell>
          <table:table-cell office:value-type="string">
            <text:p>TERCILIA TELMA A GALVAO ARA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9540-2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3">
            <text:p>10253</text:p>
          </table:table-cell>
          <table:table-cell office:value-type="string">
            <text:p>MARIA ELISABETE MENDONCA SOUZA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89-59.2011.8.178106</text:p>
          </table:table-cell>
          <table:table-cell office:value-type="string">
            <text:p>VI JEC - PIN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4">
            <text:p>10254</text:p>
          </table:table-cell>
          <table:table-cell office:value-type="string">
            <text:p>JACIANE SOARES DO NASCIMENTO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75-21.2011.8.17.8116</text:p>
          </table:table-cell>
          <table:table-cell office:value-type="string">
            <text:p>III FORUM UNIVERSITARIO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5">
            <text:p>10255</text:p>
          </table:table-cell>
          <table:table-cell office:value-type="string">
            <text:p>MARIA ILDENI DOS SANTOS</text:p>
          </table:table-cell>
          <table:table-cell office:value-type="string">
            <text:p>19 Ago 11, 00h00</text:p>
          </table:table-cell>
          <table:table-cell office:value-type="string">
            <text:p>1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 P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50.174-8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6">
            <text:p>10256</text:p>
          </table:table-cell>
          <table:table-cell office:value-type="string">
            <text:p>BRAULIO MAIA JUNIOR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50.885-9</text:p>
          </table:table-cell>
          <table:table-cell office:value-type="string">
            <text:p>II  JEC DE CAMPINA GRAN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8">
            <text:p>10258</text:p>
          </table:table-cell>
          <table:table-cell office:value-type="string">
            <text:p>ADRIANO GOMES DA SILVA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17.088-1</text:p>
          </table:table-cell>
          <table:table-cell office:value-type="string">
            <text:p>9º JEC MACEIO - 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59">
            <text:p>10259</text:p>
          </table:table-cell>
          <table:table-cell office:value-type="string">
            <text:p>MARIA DA PENHA FEITOSA BEZERRIL</text:p>
          </table:table-cell>
          <table:table-cell office:value-type="string">
            <text:p>19 Ago 11, 00h00</text:p>
          </table:table-cell>
          <table:table-cell office:value-type="string">
            <text:p>1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7.818-8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0">
            <text:p>10260</text:p>
          </table:table-cell>
          <table:table-cell office:value-type="string">
            <text:p>JOSE MACENA CRUZ</text:p>
          </table:table-cell>
          <table:table-cell office:value-type="string">
            <text:p>19 Ago 11, 00h00</text:p>
          </table:table-cell>
          <table:table-cell office:value-type="string">
            <text:p>1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5.961-8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1">
            <text:p>10261</text:p>
          </table:table-cell>
          <table:table-cell office:value-type="string">
            <text:p>RAIMUNDO PEREIRA DE LIRA</text:p>
          </table:table-cell>
          <table:table-cell office:value-type="string">
            <text:p>2 Ago 11, 00h00</text:p>
          </table:table-cell>
          <table:table-cell office:value-type="string">
            <text:p>2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3.244-7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2">
            <text:p>10262</text:p>
          </table:table-cell>
          <table:table-cell office:value-type="string">
            <text:p>JOSE MAURICIO SILVA PEREIRA</text:p>
          </table:table-cell>
          <table:table-cell office:value-type="string">
            <text:p>22 Mar 11, 00h00</text:p>
          </table:table-cell>
          <table:table-cell office:value-type="string">
            <text:p>22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0.960.926-9</text:p>
          </table:table-cell>
          <table:table-cell office:value-type="string">
            <text:p>3ª JUIZADO ESPECI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3">
            <text:p>10263</text:p>
          </table:table-cell>
          <table:table-cell office:value-type="string">
            <text:p>JOSE GERMANO RIBEIRO</text:p>
          </table:table-cell>
          <table:table-cell office:value-type="string">
            <text:p>3 Ago 11, 00h00</text:p>
          </table:table-cell>
          <table:table-cell office:value-type="string">
            <text:p>3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3.765-1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4">
            <text:p>10264</text:p>
          </table:table-cell>
          <table:table-cell office:value-type="string">
            <text:p>MARIA EUZARENE GUIMARAES</text:p>
          </table:table-cell>
          <table:table-cell office:value-type="string">
            <text:p>20 Jul 11, 00h00</text:p>
          </table:table-cell>
          <table:table-cell office:value-type="string">
            <text:p>20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5.090-6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5">
            <text:p>10265</text:p>
          </table:table-cell>
          <table:table-cell office:value-type="string">
            <text:p>JOAO PAULINO SOBRINHO</text:p>
          </table:table-cell>
          <table:table-cell office:value-type="string">
            <text:p>9 Ago 11, 00h00</text:p>
          </table:table-cell>
          <table:table-cell office:value-type="string">
            <text:p>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6.162-8</text:p>
          </table:table-cell>
          <table:table-cell office:value-type="string">
            <text:p>4º JEC DE JOÃO PESSOA-PB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6">
            <text:p>10266</text:p>
          </table:table-cell>
          <table:table-cell office:value-type="string">
            <text:p>MARIA DE FATIMA GOMES</text:p>
          </table:table-cell>
          <table:table-cell office:value-type="string">
            <text:p>27 Mai 11, 00h00</text:p>
          </table:table-cell>
          <table:table-cell office:value-type="string">
            <text:p>27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1.808-5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8">
            <text:p>10268</text:p>
          </table:table-cell>
          <table:table-cell office:value-type="string">
            <text:p>RICARDO JOSE DO NASCIMENTO SALES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5.469-8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69">
            <text:p>10269</text:p>
          </table:table-cell>
          <table:table-cell office:value-type="string">
            <text:p>HUMBERTO BENICIO MAIA</text:p>
          </table:table-cell>
          <table:table-cell office:value-type="string">
            <text:p>4 Ago 11, 00h00</text:p>
          </table:table-cell>
          <table:table-cell office:value-type="string">
            <text:p>4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5.687-9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0">
            <text:p>10270</text:p>
          </table:table-cell>
          <table:table-cell office:value-type="string">
            <text:p>EVERALDO NUNES RAMALHO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9.877-2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1">
            <text:p>10271</text:p>
          </table:table-cell>
          <table:table-cell office:value-type="string">
            <text:p>QC COMERCIO E SERVICOS LTDA</text:p>
          </table:table-cell>
          <table:table-cell office:value-type="string">
            <text:p>19 Ago 11, 00h00</text:p>
          </table:table-cell>
          <table:table-cell office:value-type="string">
            <text:p>1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9169-60.2011.8.17.0001</text:p>
          </table:table-cell>
          <table:table-cell office:value-type="string">
            <text:p>1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2">
            <text:p>10272</text:p>
          </table:table-cell>
          <table:table-cell office:value-type="string">
            <text:p>LENILDO LOURENCO DE ALMEIDA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5157-71.2010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3">
            <text:p>10273</text:p>
          </table:table-cell>
          <table:table-cell office:value-type="string">
            <text:p>JANAINA CRISTINA BARBOSA</text:p>
          </table:table-cell>
          <table:table-cell office:value-type="string">
            <text:p>29 Jul 11, 00h00</text:p>
          </table:table-cell>
          <table:table-cell office:value-type="string">
            <text:p>29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3689-38.2010.8.02.0001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4">
            <text:p>10274</text:p>
          </table:table-cell>
          <table:table-cell office:value-type="string">
            <text:p>PEDRO CHAGAS CORDEIRO</text:p>
          </table:table-cell>
          <table:table-cell office:value-type="string">
            <text:p>19 Ago 11, 00h00</text:p>
          </table:table-cell>
          <table:table-cell office:value-type="string">
            <text:p>1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9185-48.2011.8.02.0001</text:p>
          </table:table-cell>
          <table:table-cell office:value-type="string">
            <text:p>1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5">
            <text:p>10275</text:p>
          </table:table-cell>
          <table:table-cell office:value-type="string">
            <text:p>MARIA DO SOCORRO COSTA GADELHA</text:p>
          </table:table-cell>
          <table:table-cell office:value-type="string">
            <text:p>10 Ago 11, 00h00</text:p>
          </table:table-cell>
          <table:table-cell office:value-type="string">
            <text:p>1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94-93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6">
            <text:p>10276</text:p>
          </table:table-cell>
          <table:table-cell office:value-type="string">
            <text:p>VALMIR HENRIQUES DE ARAUJO</text:p>
          </table:table-cell>
          <table:table-cell office:value-type="string">
            <text:p>21 Jun 11, 00h00</text:p>
          </table:table-cell>
          <table:table-cell office:value-type="string">
            <text:p>21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87-27.2011.8.17.810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7">
            <text:p>10277</text:p>
          </table:table-cell>
          <table:table-cell office:value-type="string">
            <text:p>RUBENILDO FERREIRA GOMES</text:p>
          </table:table-cell>
          <table:table-cell office:value-type="string">
            <text:p>17 Mai 11, 00h00</text:p>
          </table:table-cell>
          <table:table-cell office:value-type="string">
            <text:p>17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30-34.2011.8.17.810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8">
            <text:p>10278</text:p>
          </table:table-cell>
          <table:table-cell office:value-type="string">
            <text:p>SERGIO SOARES DE LIMA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498-43.2011.8.17.8124</text:p>
          </table:table-cell>
          <table:table-cell office:value-type="string">
            <text:p>24ª JEC DAS RELAÇÕES DE CONSUMO D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79">
            <text:p>10279</text:p>
          </table:table-cell>
          <table:table-cell office:value-type="string">
            <text:p>MARIA AMALIA GUERRA BARRETO</text:p>
          </table:table-cell>
          <table:table-cell office:value-type="string">
            <text:p>27 Jul 11, 00h00</text:p>
          </table:table-cell>
          <table:table-cell office:value-type="string">
            <text:p>27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80-64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0">
            <text:p>10280</text:p>
          </table:table-cell>
          <table:table-cell office:value-type="string">
            <text:p>NELIA MARIA FREIRE TORRES</text:p>
          </table:table-cell>
          <table:table-cell office:value-type="string">
            <text:p>23 Mai 11, 00h00</text:p>
          </table:table-cell>
          <table:table-cell office:value-type="string">
            <text:p>23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42-27.2011.8.17.801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1">
            <text:p>10281</text:p>
          </table:table-cell>
          <table:table-cell office:value-type="string">
            <text:p>GLEYDSON MARCIO TAVARES CAVALCANTI</text:p>
          </table:table-cell>
          <table:table-cell office:value-type="string">
            <text:p>11 Jul 11, 00h00</text:p>
          </table:table-cell>
          <table:table-cell office:value-type="string">
            <text:p>11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13-73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2">
            <text:p>10282</text:p>
          </table:table-cell>
          <table:table-cell office:value-type="string">
            <text:p>JOSE CURSINO GALVAO FILHO</text:p>
          </table:table-cell>
          <table:table-cell office:value-type="string">
            <text:p>18 Jul 11, 00h00</text:p>
          </table:table-cell>
          <table:table-cell office:value-type="string">
            <text:p>18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89-26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3">
            <text:p>10283</text:p>
          </table:table-cell>
          <table:table-cell office:value-type="string">
            <text:p>ANTONIO DA CRUZ DOS SANTOS</text:p>
          </table:table-cell>
          <table:table-cell office:value-type="string">
            <text:p>27 Jul 11, 00h00</text:p>
          </table:table-cell>
          <table:table-cell office:value-type="string">
            <text:p>27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84-04.2011.8.17811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4">
            <text:p>10284</text:p>
          </table:table-cell>
          <table:table-cell office:value-type="string">
            <text:p>JOSE JORGE DE CARVALHO PORTELA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06-20.2011.8.17.8124</text:p>
          </table:table-cell>
          <table:table-cell office:value-type="string">
            <text:p>24ª JEC DAS RELAÇÕES DE CONSUMO D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5">
            <text:p>10285</text:p>
          </table:table-cell>
          <table:table-cell office:value-type="string">
            <text:p>ADEILDA SANTOS DE SOUZA</text:p>
          </table:table-cell>
          <table:table-cell office:value-type="string">
            <text:p>20 Jul 11, 00h00</text:p>
          </table:table-cell>
          <table:table-cell office:value-type="string">
            <text:p>20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ABREU E LIM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37-69.2011.8.17.8111</text:p>
          </table:table-cell>
          <table:table-cell office:value-type="string">
            <text:p>11º JEC - CASA AMARELA TAR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6">
            <text:p>10286</text:p>
          </table:table-cell>
          <table:table-cell office:value-type="string">
            <text:p>JOSE FRANCISCO MACENA</text:p>
          </table:table-cell>
          <table:table-cell office:value-type="string">
            <text:p>24 Mai 11, 00h00</text:p>
          </table:table-cell>
          <table:table-cell office:value-type="string">
            <text:p>24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97-96.2011.8.17.8101</text:p>
          </table:table-cell>
          <table:table-cell office:value-type="string">
            <text:p>I JEC - ROSARINHO</text:p>
          </table:table-cell>
          <table:table-cell office:value-type="string">
            <text:p>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7">
            <text:p>10287</text:p>
          </table:table-cell>
          <table:table-cell office:value-type="string">
            <text:p>JOSE DE BARROS FARIAS FILHO</text:p>
          </table:table-cell>
          <table:table-cell office:value-type="string">
            <text:p>29 Jul 11, 00h00</text:p>
          </table:table-cell>
          <table:table-cell office:value-type="string">
            <text:p>29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INDA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45-82.2011.8.17.810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8">
            <text:p>10288</text:p>
          </table:table-cell>
          <table:table-cell office:value-type="string">
            <text:p>JORGE LUIS INACIO DE OLIVEIRA</text:p>
          </table:table-cell>
          <table:table-cell office:value-type="string">
            <text:p>28 Mar 11, 00h00</text:p>
          </table:table-cell>
          <table:table-cell office:value-type="string">
            <text:p>28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90-24.2011.8.17.8011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89">
            <text:p>10289</text:p>
          </table:table-cell>
          <table:table-cell office:value-type="string">
            <text:p>SIDICLEY DANTAS CAVALCANTI</text:p>
          </table:table-cell>
          <table:table-cell office:value-type="string">
            <text:p>4 Jan 11, 00h00</text:p>
          </table:table-cell>
          <table:table-cell office:value-type="string">
            <text:p>4 Ja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587-52.2010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0">
            <text:p>10290</text:p>
          </table:table-cell>
          <table:table-cell office:value-type="string">
            <text:p>JAMERSON SILVA</text:p>
          </table:table-cell>
          <table:table-cell office:value-type="string">
            <text:p>24 Ago 11, 00h00</text:p>
          </table:table-cell>
          <table:table-cell office:value-type="string">
            <text:p>24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026.721-6</text:p>
          </table:table-cell>
          <table:table-cell office:value-type="string">
            <text:p>JEC ZONA LESTE - ANEXO CEUT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1">
            <text:p>10291</text:p>
          </table:table-cell>
          <table:table-cell office:value-type="string">
            <text:p>MIRTYS MALHEIROS DOS SANTOS</text:p>
          </table:table-cell>
          <table:table-cell office:value-type="string">
            <text:p>7 Jul 11, 00h00</text:p>
          </table:table-cell>
          <table:table-cell office:value-type="string">
            <text:p>7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TERESIN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36-55.2011.8.17.8124</text:p>
          </table:table-cell>
          <table:table-cell office:value-type="string">
            <text:p>24ª JEC DAS RELAÇÕES DE CONSUMO D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2">
            <text:p>10292</text:p>
          </table:table-cell>
          <table:table-cell office:value-type="string">
            <text:p>FLAVIA DE ALMEIDA SOUZA</text:p>
          </table:table-cell>
          <table:table-cell office:value-type="string">
            <text:p>20 Jun 11, 00h00</text:p>
          </table:table-cell>
          <table:table-cell office:value-type="string">
            <text:p>20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065-46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3">
            <text:p>10293</text:p>
          </table:table-cell>
          <table:table-cell office:value-type="string">
            <text:p>LUCIANO BARROS DE OLIVEIRA</text:p>
          </table:table-cell>
          <table:table-cell office:value-type="string">
            <text:p>18 Mai 11, 00h00</text:p>
          </table:table-cell>
          <table:table-cell office:value-type="string">
            <text:p>18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85-45.2011.8.17.8111</text:p>
          </table:table-cell>
          <table:table-cell office:value-type="string">
            <text:p>11º JEC - CASA AMARELA TAR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4">
            <text:p>10294</text:p>
          </table:table-cell>
          <table:table-cell office:value-type="string">
            <text:p>FRANCISCO VASCONCELOS ROSA</text:p>
          </table:table-cell>
          <table:table-cell office:value-type="string">
            <text:p>30 Mai 11, 00h00</text:p>
          </table:table-cell>
          <table:table-cell office:value-type="string">
            <text:p>30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92-22.2011.8.17.8116</text:p>
          </table:table-cell>
          <table:table-cell office:value-type="string">
            <text:p>III FORUM UNIV. DE PE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5">
            <text:p>10295</text:p>
          </table:table-cell>
          <table:table-cell office:value-type="string">
            <text:p>EDSON DE ALBUQUERQUE SANTOS</text:p>
          </table:table-cell>
          <table:table-cell office:value-type="string">
            <text:p>2 Mai 11, 00h00</text:p>
          </table:table-cell>
          <table:table-cell office:value-type="string">
            <text:p>2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00-59.2011.8.17.8111</text:p>
          </table:table-cell>
          <table:table-cell office:value-type="string">
            <text:p>11º JEC - CASA AMARELA TAR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6">
            <text:p>10296</text:p>
          </table:table-cell>
          <table:table-cell office:value-type="string">
            <text:p>SAULO DE TARSO FERRAZ N DE ANDRADE VIEIRA</text:p>
          </table:table-cell>
          <table:table-cell office:value-type="string">
            <text:p>9 Mai 11, 00h00</text:p>
          </table:table-cell>
          <table:table-cell office:value-type="string">
            <text:p>9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189-90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7">
            <text:p>10297</text:p>
          </table:table-cell>
          <table:table-cell office:value-type="string">
            <text:p>JOSE AMERICO TEIXEIRA DE BARROS</text:p>
          </table:table-cell>
          <table:table-cell office:value-type="string">
            <text:p>9 Mai 11, 00h00</text:p>
          </table:table-cell>
          <table:table-cell office:value-type="string">
            <text:p>9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OLIND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189-90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8">
            <text:p>10298</text:p>
          </table:table-cell>
          <table:table-cell office:value-type="string">
            <text:p>FLAVIA REGINA DE MELO CABRAL</text:p>
          </table:table-cell>
          <table:table-cell office:value-type="string">
            <text:p>22 Ago 11, 00h00</text:p>
          </table:table-cell>
          <table:table-cell office:value-type="string">
            <text:p>22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.A 0111-024.753-9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299">
            <text:p>10299</text:p>
          </table:table-cell>
          <table:table-cell office:value-type="string">
            <text:p>RENATO FIGUEREDO DE LIMA</text:p>
          </table:table-cell>
          <table:table-cell office:value-type="string">
            <text:p>15 Ago 11, 00h00</text:p>
          </table:table-cell>
          <table:table-cell office:value-type="string">
            <text:p>1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D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07-64.2011.8.17.8116</text:p>
          </table:table-cell>
          <table:table-cell office:value-type="string">
            <text:p>III FORUM UNIV. DE PE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0">
            <text:p>10300</text:p>
          </table:table-cell>
          <table:table-cell office:value-type="string">
            <text:p>ADRIANA SELIS DE SOUSA</text:p>
          </table:table-cell>
          <table:table-cell office:value-type="string">
            <text:p>15 Ago 11, 00h00</text:p>
          </table:table-cell>
          <table:table-cell office:value-type="string">
            <text:p>1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MPINA GRA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51.971-6</text:p>
          </table:table-cell>
          <table:table-cell office:value-type="string">
            <text:p>II  JEC DE CAMPINA GRAN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1">
            <text:p>10301</text:p>
          </table:table-cell>
          <table:table-cell office:value-type="string">
            <text:p>FABIO SOARES DE BRITO</text:p>
          </table:table-cell>
          <table:table-cell office:value-type="string">
            <text:p>18 Ago 11, 00h00</text:p>
          </table:table-cell>
          <table:table-cell office:value-type="string">
            <text:p>18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33.2011.948.595-2</text:p>
          </table:table-cell>
          <table:table-cell office:value-type="string">
            <text:p>JUIZADO ESPECIAL CIVEL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2">
            <text:p>10302</text:p>
          </table:table-cell>
          <table:table-cell office:value-type="string">
            <text:p>CYNTIA DI PAULA HOLANDA DE FARIAS</text:p>
          </table:table-cell>
          <table:table-cell office:value-type="string">
            <text:p>15 Ago 11, 00h00</text:p>
          </table:table-cell>
          <table:table-cell office:value-type="string">
            <text:p>1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3.250-4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3">
            <text:p>10303</text:p>
          </table:table-cell>
          <table:table-cell office:value-type="string">
            <text:p>ENOIS DOS PASSOS RODRIGUES</text:p>
          </table:table-cell>
          <table:table-cell office:value-type="string">
            <text:p>18 Ago 11, 00h00</text:p>
          </table:table-cell>
          <table:table-cell office:value-type="string">
            <text:p>18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7.410-0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4">
            <text:p>10304</text:p>
          </table:table-cell>
          <table:table-cell office:value-type="string">
            <text:p>GEORGE GUERRA PRAZERES</text:p>
          </table:table-cell>
          <table:table-cell office:value-type="string">
            <text:p>13 Ago 11, 00h00</text:p>
          </table:table-cell>
          <table:table-cell office:value-type="string">
            <text:p>13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132-81.2011.8.17.8110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5">
            <text:p>10305</text:p>
          </table:table-cell>
          <table:table-cell office:value-type="string">
            <text:p>GILSOMAR FABIANO ARAUJO MOURA SILVA</text:p>
          </table:table-cell>
          <table:table-cell office:value-type="string">
            <text:p>18 Ago 11, 00h00</text:p>
          </table:table-cell>
          <table:table-cell office:value-type="string">
            <text:p>18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8987-12.2011.8.17.0480</text:p>
          </table:table-cell>
          <table:table-cell office:value-type="string">
            <text:p>VARA ÚNIC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6">
            <text:p>10306</text:p>
          </table:table-cell>
          <table:table-cell office:value-type="string">
            <text:p>VANIA LORETO PEDROSA</text:p>
          </table:table-cell>
          <table:table-cell office:value-type="string">
            <text:p>29 Ago 11, 00h00</text:p>
          </table:table-cell>
          <table:table-cell office:value-type="string">
            <text:p>2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.A 0111-025.525-8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7">
            <text:p>10307</text:p>
          </table:table-cell>
          <table:table-cell office:value-type="string">
            <text:p>VANIA LORETO PEDROSA</text:p>
          </table:table-cell>
          <table:table-cell office:value-type="string">
            <text:p>25 Ago 11, 00h00</text:p>
          </table:table-cell>
          <table:table-cell office:value-type="string">
            <text:p>2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.A 0111-025.519-9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8">
            <text:p>10308</text:p>
          </table:table-cell>
          <table:table-cell office:value-type="string">
            <text:p>LAMARCK CIRO DA PENHA</text:p>
          </table:table-cell>
          <table:table-cell office:value-type="string">
            <text:p>31 Ago 11, 00h00</text:p>
          </table:table-cell>
          <table:table-cell office:value-type="string">
            <text:p>31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356-95.2011.8.17.811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09">
            <text:p>10309</text:p>
          </table:table-cell>
          <table:table-cell office:value-type="string">
            <text:p>JOSE MANOEL DO NASCIMENTO</text:p>
          </table:table-cell>
          <table:table-cell office:value-type="string">
            <text:p>29 Ago 11, 00h00</text:p>
          </table:table-cell>
          <table:table-cell office:value-type="string">
            <text:p>2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.A 0111-025.999-4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0">
            <text:p>10310</text:p>
          </table:table-cell>
          <table:table-cell office:value-type="string">
            <text:p>RICARDO JOSE DO NASCIMENTO SALES</text:p>
          </table:table-cell>
          <table:table-cell office:value-type="string">
            <text:p>18 Ago 11, 00h00</text:p>
          </table:table-cell>
          <table:table-cell office:value-type="string">
            <text:p>18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9.321-7</text:p>
          </table:table-cell>
          <table:table-cell office:value-type="string">
            <text:p>2º JUIZADO ESPECIAL MISTO DE MANGA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1">
            <text:p>10311</text:p>
          </table:table-cell>
          <table:table-cell office:value-type="string">
            <text:p>SEVERINO ROCHA DE ALMEIDA</text:p>
          </table:table-cell>
          <table:table-cell office:value-type="string">
            <text:p>26 Set 97, 00h00</text:p>
          </table:table-cell>
          <table:table-cell office:value-type="string">
            <text:p>26 Set 97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OÃ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53934-27.1997.8.17.0001</text:p>
          </table:table-cell>
          <table:table-cell office:value-type="string">
            <text:p>1ª VARA CÍVEL</text:p>
          </table:table-cell>
          <table:table-cell office:value-type="string">
            <text:p>35955.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2">
            <text:p>10312</text:p>
          </table:table-cell>
          <table:table-cell office:value-type="string">
            <text:p>RUBIVALDO SALVADOR DE MACÊDO</text:p>
          </table:table-cell>
          <table:table-cell office:value-type="string">
            <text:p>8 Set 11, 00h00</text:p>
          </table:table-cell>
          <table:table-cell office:value-type="string">
            <text:p>8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ULIS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93908-61.2003.8.17.0001</text:p>
          </table:table-cell>
          <table:table-cell office:value-type="string">
            <text:p>34ª VARA CÍVEL</text:p>
          </table:table-cell>
          <table:table-cell office:value-type="string">
            <text:p>4397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3">
            <text:p>10313</text:p>
          </table:table-cell>
          <table:table-cell office:value-type="string">
            <text:p>CARLO MARCUS CORREIA</text:p>
          </table:table-cell>
          <table:table-cell office:value-type="string">
            <text:p>14 Jul 11, 00h00</text:p>
          </table:table-cell>
          <table:table-cell office:value-type="string">
            <text:p>14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35-77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4">
            <text:p>10314</text:p>
          </table:table-cell>
          <table:table-cell office:value-type="string">
            <text:p>AMANDA ALEXANDRE BORGES DA SILVA</text:p>
          </table:table-cell>
          <table:table-cell office:value-type="string">
            <text:p>2 Set 11, 00h00</text:p>
          </table:table-cell>
          <table:table-cell office:value-type="string">
            <text:p>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514-36.2011.8.17.8111</text:p>
          </table:table-cell>
          <table:table-cell office:value-type="string">
            <text:p>11º JEC - CASA AMARELA TARD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5">
            <text:p>10315</text:p>
          </table:table-cell>
          <table:table-cell office:value-type="string">
            <text:p>ROBERTO XAVIER DE OLIVEIRA</text:p>
          </table:table-cell>
          <table:table-cell office:value-type="string">
            <text:p>6 Set 11, 00h00</text:p>
          </table:table-cell>
          <table:table-cell office:value-type="string">
            <text:p>6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00-88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6">
            <text:p>10316</text:p>
          </table:table-cell>
          <table:table-cell office:value-type="string">
            <text:p>ALBERTO GUEDES DA SILVA</text:p>
          </table:table-cell>
          <table:table-cell office:value-type="string">
            <text:p>6 Set 11, 00h00</text:p>
          </table:table-cell>
          <table:table-cell office:value-type="string">
            <text:p>6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702-58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7">
            <text:p>10317</text:p>
          </table:table-cell>
          <table:table-cell office:value-type="string">
            <text:p>MARILIA BARBOSA DE FRANCA</text:p>
          </table:table-cell>
          <table:table-cell office:value-type="string">
            <text:p>29 Jul 11, 00h00</text:p>
          </table:table-cell>
          <table:table-cell office:value-type="string">
            <text:p>29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824-71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8">
            <text:p>10318</text:p>
          </table:table-cell>
          <table:table-cell office:value-type="string">
            <text:p>ERIVELTO ANDRADE DE SOUZA</text:p>
          </table:table-cell>
          <table:table-cell office:value-type="string">
            <text:p>5 Abr 11, 00h00</text:p>
          </table:table-cell>
          <table:table-cell office:value-type="string">
            <text:p>5 Ab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760-66.2010.8.17.8005</text:p>
          </table:table-cell>
          <table:table-cell office:value-type="string">
            <text:p>I - JEC - JABOATÃO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19">
            <text:p>10319</text:p>
          </table:table-cell>
          <table:table-cell office:value-type="string">
            <text:p>MARLENY LINO DA HORA</text:p>
          </table:table-cell>
          <table:table-cell office:value-type="string">
            <text:p>22 Ago 11, 00h00</text:p>
          </table:table-cell>
          <table:table-cell office:value-type="string">
            <text:p>22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6547-70.2010.8.02.0001</text:p>
          </table:table-cell>
          <table:table-cell office:value-type="string">
            <text:p>8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0">
            <text:p>10320</text:p>
          </table:table-cell>
          <table:table-cell office:value-type="string">
            <text:p>GUSTAVO ADOLFO FELIX DA SILVA</text:p>
          </table:table-cell>
          <table:table-cell office:value-type="string">
            <text:p>22 Mar 11, 00h00</text:p>
          </table:table-cell>
          <table:table-cell office:value-type="string">
            <text:p>22 Mar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756-532011</text:p>
          </table:table-cell>
          <table:table-cell office:value-type="string">
            <text:p>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1">
            <text:p>10321</text:p>
          </table:table-cell>
          <table:table-cell office:value-type="string">
            <text:p>SEVERINO JOSE DE OLIVEIRA</text:p>
          </table:table-cell>
          <table:table-cell office:value-type="string">
            <text:p>25 Jul 11, 00h00</text:p>
          </table:table-cell>
          <table:table-cell office:value-type="string">
            <text:p>25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939-30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2">
            <text:p>10322</text:p>
          </table:table-cell>
          <table:table-cell office:value-type="string">
            <text:p>MARCIA MARIA PEREIRA DOS PRAZERES</text:p>
          </table:table-cell>
          <table:table-cell office:value-type="string">
            <text:p>29 Jul 11, 00h00</text:p>
          </table:table-cell>
          <table:table-cell office:value-type="string">
            <text:p>29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31-51.2011.8.17.8110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3">
            <text:p>10323</text:p>
          </table:table-cell>
          <table:table-cell office:value-type="string">
            <text:p>CARLOS ALBERTO DA SILVA</text:p>
          </table:table-cell>
          <table:table-cell office:value-type="string">
            <text:p>25 Ago 11, 00h00</text:p>
          </table:table-cell>
          <table:table-cell office:value-type="string">
            <text:p>2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693-31.2011.8.17.8123</text:p>
          </table:table-cell>
          <table:table-cell office:value-type="string">
            <text:p>23ª JEC DAS RELÇÕES DE CONSUMO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4">
            <text:p>10324</text:p>
          </table:table-cell>
          <table:table-cell office:value-type="string">
            <text:p>NOEMIA PEREIRA DA SILVA SANTOS</text:p>
          </table:table-cell>
          <table:table-cell office:value-type="string">
            <text:p>5 Ago 11, 00h00</text:p>
          </table:table-cell>
          <table:table-cell office:value-type="string">
            <text:p>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78-96.2011.8.17.8016</text:p>
          </table:table-cell>
          <table:table-cell office:value-type="string">
            <text:p>I JUIZADO ESPECIAL CI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5">
            <text:p>10325</text:p>
          </table:table-cell>
          <table:table-cell office:value-type="string">
            <text:p>JOSE CARLOS DE LIMA</text:p>
          </table:table-cell>
          <table:table-cell office:value-type="string">
            <text:p>4 Jun 11, 00h00</text:p>
          </table:table-cell>
          <table:table-cell office:value-type="string">
            <text:p>4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046-39.2011.8.17.8104 A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6">
            <text:p>10326</text:p>
          </table:table-cell>
          <table:table-cell office:value-type="string">
            <text:p>MARCOS ANTONIO SOARES</text:p>
          </table:table-cell>
          <table:table-cell office:value-type="string">
            <text:p>26 Ago 11, 00h00</text:p>
          </table:table-cell>
          <table:table-cell office:value-type="string">
            <text:p>26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04.154-7</text:p>
          </table:table-cell>
          <table:table-cell office:value-type="string">
            <text:p>V JUIZADO ESPECIA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7">
            <text:p>10327</text:p>
          </table:table-cell>
          <table:table-cell office:value-type="string">
            <text:p>VALDIR FREIRE DA SILVA</text:p>
          </table:table-cell>
          <table:table-cell office:value-type="string">
            <text:p>11 Ago 11, 00h00</text:p>
          </table:table-cell>
          <table:table-cell office:value-type="string">
            <text:p>11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974-87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28">
            <text:p>10328</text:p>
          </table:table-cell>
          <table:table-cell office:value-type="string">
            <text:p>DOMENICA C SOUZA FURTADO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7801-2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0">
            <text:p>10330</text:p>
          </table:table-cell>
          <table:table-cell office:value-type="string">
            <text:p>GREICY PESSOA COSTA RODRIGUES</text:p>
          </table:table-cell>
          <table:table-cell office:value-type="string">
            <text:p>6 Set 11, 00h00</text:p>
          </table:table-cell>
          <table:table-cell office:value-type="string">
            <text:p>6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8061-4</text:p>
          </table:table-cell>
          <table:table-cell office:value-type="string">
            <text:p>III JEC DE JOAO PESSO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1">
            <text:p>10331</text:p>
          </table:table-cell>
          <table:table-cell office:value-type="string">
            <text:p>ELIANE PAULA SOARES NASCIMENTO</text:p>
          </table:table-cell>
          <table:table-cell office:value-type="string">
            <text:p>5 Set 11, 00h00</text:p>
          </table:table-cell>
          <table:table-cell office:value-type="string">
            <text:p>5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36413-7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2">
            <text:p>10332</text:p>
          </table:table-cell>
          <table:table-cell office:value-type="string">
            <text:p>TIBIRICA DE MEDEIROS BARBOSA</text:p>
          </table:table-cell>
          <table:table-cell office:value-type="string">
            <text:p>29 Ago 11, 00h00</text:p>
          </table:table-cell>
          <table:table-cell office:value-type="string">
            <text:p>29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6058-2</text:p>
          </table:table-cell>
          <table:table-cell office:value-type="string">
            <text:p>III JEC DE JOAO PESSO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3">
            <text:p>10333</text:p>
          </table:table-cell>
          <table:table-cell office:value-type="string">
            <text:p>TEREZA CRISTINA PEREIRA DE CARVALHO</text:p>
          </table:table-cell>
          <table:table-cell office:value-type="string">
            <text:p>5 Set 11, 00h00</text:p>
          </table:table-cell>
          <table:table-cell office:value-type="string">
            <text:p>5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7649-7</text:p>
          </table:table-cell>
          <table:table-cell office:value-type="string">
            <text:p>III JEC DE JOAO PESSO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4">
            <text:p>10334</text:p>
          </table:table-cell>
          <table:table-cell office:value-type="string">
            <text:p>JOSENILSON RODRIGUES OLIVEIRA</text:p>
          </table:table-cell>
          <table:table-cell office:value-type="string">
            <text:p>5 Set 11, 00h00</text:p>
          </table:table-cell>
          <table:table-cell office:value-type="string">
            <text:p>5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LIMOEIR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275-28.2011.8.17.8027</text:p>
          </table:table-cell>
          <table:table-cell office:value-type="string">
            <text:p>I JEC LIMOEIRO-P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5">
            <text:p>10335</text:p>
          </table:table-cell>
          <table:table-cell office:value-type="string">
            <text:p>WILLIMBERG ALVES DA SILVA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TEN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9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6">
            <text:p>10336</text:p>
          </table:table-cell>
          <table:table-cell office:value-type="string">
            <text:p>BERNARDO SILVA MIRANDA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5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7">
            <text:p>10337</text:p>
          </table:table-cell>
          <table:table-cell office:value-type="string">
            <text:p>MARIA DE FATIMA DA SILVA ALVES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O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3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8">
            <text:p>10338</text:p>
          </table:table-cell>
          <table:table-cell office:value-type="string">
            <text:p>WELLINGTON RAMOS DA SILVA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F.A 0111-000.376-2</text:p>
          </table:table-cell>
          <table:table-cell office:value-type="string">
            <text:p>PROCON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39">
            <text:p>10339</text:p>
          </table:table-cell>
          <table:table-cell office:value-type="string">
            <text:p>TATIANA GALVAO DOS REIS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5975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0">
            <text:p>10340</text:p>
          </table:table-cell>
          <table:table-cell office:value-type="string">
            <text:p>JOSE EUGENIO LYRA TEIXEIRA DA SILVA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400.2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1">
            <text:p>10341</text:p>
          </table:table-cell>
          <table:table-cell office:value-type="string">
            <text:p>JOSEFA PATRICIA MONTEIRO DA SILVA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43001.7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2">
            <text:p>10342</text:p>
          </table:table-cell>
          <table:table-cell office:value-type="string">
            <text:p>HEDER CLEBER DE CASTRO RANGEL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873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3">
            <text:p>10343</text:p>
          </table:table-cell>
          <table:table-cell office:value-type="string">
            <text:p>SERGIO MACIEL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974-82.2011.8.17.8103</text:p>
          </table:table-cell>
          <table:table-cell office:value-type="string">
            <text:p>I JE DAS RELAÇOES DE CONSUMO DA 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4">
            <text:p>10344</text:p>
          </table:table-cell>
          <table:table-cell office:value-type="string">
            <text:p>HEDER CLEBER DE CASTRO RANGEL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873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5">
            <text:p>10345</text:p>
          </table:table-cell>
          <table:table-cell office:value-type="string">
            <text:p>MANOEL FRANCISCO DE OLIVEIRA FILHO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5736.3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6">
            <text:p>10346</text:p>
          </table:table-cell>
          <table:table-cell office:value-type="string">
            <text:p>MILTON DA SILVA VIEIRA NETO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RUARU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17827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7">
            <text:p>10347</text:p>
          </table:table-cell>
          <table:table-cell office:value-type="string">
            <text:p>JOSEFA FAUSTINA SILVA DE MENDONÇA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URUBIM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970.06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8">
            <text:p>10348</text:p>
          </table:table-cell>
          <table:table-cell office:value-type="string">
            <text:p>MARCIO VENICIO ALVES LIMA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8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49">
            <text:p>10349</text:p>
          </table:table-cell>
          <table:table-cell office:value-type="string">
            <text:p>NIVALDO ARCELINO DOS SANTOS</text:p>
          </table:table-cell>
          <table:table-cell office:value-type="string">
            <text:p>23 Ago 11, 00h00</text:p>
          </table:table-cell>
          <table:table-cell office:value-type="string">
            <text:p>23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P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507-09.2011.8.17.8102</text:p>
          </table:table-cell>
          <table:table-cell office:value-type="string">
            <text:p>I JE DAS RELAÇOES DE CONSUMO DA 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0">
            <text:p>10350</text:p>
          </table:table-cell>
          <table:table-cell office:value-type="string">
            <text:p>JOAO CARLOS SILVA CAVALCANTI</text:p>
          </table:table-cell>
          <table:table-cell office:value-type="string">
            <text:p>2 Set 11, 00h00</text:p>
          </table:table-cell>
          <table:table-cell office:value-type="string">
            <text:p>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67-58.2011.8.17.8116</text:p>
          </table:table-cell>
          <table:table-cell office:value-type="string">
            <text:p>III FORUM UNIV. DE PE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1">
            <text:p>10351</text:p>
          </table:table-cell>
          <table:table-cell office:value-type="string">
            <text:p>LUIZ SERGIO DE FARIAS LEAL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6649-8</text:p>
          </table:table-cell>
          <table:table-cell office:value-type="string">
            <text:p>III JEC DE JOAO PESSO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2">
            <text:p>10352</text:p>
          </table:table-cell>
          <table:table-cell office:value-type="string">
            <text:p>ASCÂNIO DE MELO FRANÇA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343-55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3">
            <text:p>10353</text:p>
          </table:table-cell>
          <table:table-cell office:value-type="string">
            <text:p>THALES LEVI CALADO DA SILVA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619-86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4">
            <text:p>10354</text:p>
          </table:table-cell>
          <table:table-cell office:value-type="string">
            <text:p>JADSON FREIRE FEITOS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8826.4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5">
            <text:p>10355</text:p>
          </table:table-cell>
          <table:table-cell office:value-type="string">
            <text:p>MARIA DO CARMO RODRIGUES D MOUR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LOURENÇO DA MAT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4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6">
            <text:p>10356</text:p>
          </table:table-cell>
          <table:table-cell office:value-type="string">
            <text:p>RIVALDO FRANCISCO DOS SANTOS JUNIOR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7">
            <text:p>10357</text:p>
          </table:table-cell>
          <table:table-cell office:value-type="string">
            <text:p>RICARDO RAIMUNDO LACERDA DA SILV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Ã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7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8">
            <text:p>10358</text:p>
          </table:table-cell>
          <table:table-cell office:value-type="string">
            <text:p>WILTON JOSE FERREIRA PINHEIRO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10 Out 11, 18h07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3022.82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59">
            <text:p>10359</text:p>
          </table:table-cell>
          <table:table-cell office:value-type="string">
            <text:p>JUCIE PEREIR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ACHO DAS ALMA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6423.51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0">
            <text:p>10360</text:p>
          </table:table-cell>
          <table:table-cell office:value-type="string">
            <text:p>MARIA SALETE SANTOS BORGES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SEBASTI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1">
            <text:p>10361</text:p>
          </table:table-cell>
          <table:table-cell office:value-type="string">
            <text:p>DANIEL ALVES MARQUES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5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2">
            <text:p>10362</text:p>
          </table:table-cell>
          <table:table-cell office:value-type="string">
            <text:p>ORLANDO BARROS LIMA JUNIOR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Ó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82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3">
            <text:p>10363</text:p>
          </table:table-cell>
          <table:table-cell office:value-type="string">
            <text:p>IRINEA MENDES DA SILVA BARROS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4">
            <text:p>10364</text:p>
          </table:table-cell>
          <table:table-cell office:value-type="string">
            <text:p>ANDRE LUIZ SANTOS DE ALBUQUERQUE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0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5">
            <text:p>10365</text:p>
          </table:table-cell>
          <table:table-cell office:value-type="string">
            <text:p>SERGIO ASSIS DOS SANTOS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7">
            <text:p>10367</text:p>
          </table:table-cell>
          <table:table-cell office:value-type="string">
            <text:p>JOSE MAURICIO DA SILV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IO LARG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8">
            <text:p>10368</text:p>
          </table:table-cell>
          <table:table-cell office:value-type="string">
            <text:p>WILLAMES JOSE DE LIM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75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69">
            <text:p>10369</text:p>
          </table:table-cell>
          <table:table-cell office:value-type="string">
            <text:p>SERGIO RODRIGO GAYAO DE MORAIS</text:p>
          </table:table-cell>
          <table:table-cell office:value-type="string">
            <text:p>25 Ago 11, 00h00</text:p>
          </table:table-cell>
          <table:table-cell office:value-type="string">
            <text:p>2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70-06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0">
            <text:p>10370</text:p>
          </table:table-cell>
          <table:table-cell office:value-type="string">
            <text:p>MARIA LUCIANA FERREIRA DA SILV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SAO MIGUEL DOS CAMP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19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1">
            <text:p>10371</text:p>
          </table:table-cell>
          <table:table-cell office:value-type="string">
            <text:p>SONIA MARIA SILVA DE LIM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2">
            <text:p>10372</text:p>
          </table:table-cell>
          <table:table-cell office:value-type="string">
            <text:p>ALEXANDRE GOMES DE MOUR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TRIZ DE 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47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3">
            <text:p>10373</text:p>
          </table:table-cell>
          <table:table-cell office:value-type="string">
            <text:p>CHARLES SILVA DE MOUR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2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4">
            <text:p>10374</text:p>
          </table:table-cell>
          <table:table-cell office:value-type="string">
            <text:p>KARINE THAIS RODRIGUES DE OLIVEIR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UNIAO DOS PALMAR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33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5">
            <text:p>10375</text:p>
          </table:table-cell>
          <table:table-cell office:value-type="string">
            <text:p>JOAO GOMES CAVALCANTE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46553-8</text:p>
          </table:table-cell>
          <table:table-cell office:value-type="string">
            <text:p>4º JEC DE JOÃO PESSOA-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6">
            <text:p>10376</text:p>
          </table:table-cell>
          <table:table-cell office:value-type="string">
            <text:p>CARLOS ANTONIO SOARES QUEIROZ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5874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7">
            <text:p>10377</text:p>
          </table:table-cell>
          <table:table-cell office:value-type="string">
            <text:p>JULIANO LOPES DA SILVA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OAO PESSO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200.2011.927756-0</text:p>
          </table:table-cell>
          <table:table-cell office:value-type="string">
            <text:p>II JEC DE JOAO PESSOA - PB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8">
            <text:p>10378</text:p>
          </table:table-cell>
          <table:table-cell office:value-type="string">
            <text:p>SILVIA MARCIA FERREIR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JABOATAO DOS GUARARAPES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74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79">
            <text:p>10379</text:p>
          </table:table-cell>
          <table:table-cell office:value-type="string">
            <text:p>MARIA VERONICA SILVA DE MELO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4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0">
            <text:p>10380</text:p>
          </table:table-cell>
          <table:table-cell office:value-type="string">
            <text:p>JOSE CESAR DO NASCIMENTO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99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1">
            <text:p>10381</text:p>
          </table:table-cell>
          <table:table-cell office:value-type="string">
            <text:p>MARIA LUCIA SARAIVA DANTAS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QUIPAP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74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2">
            <text:p>10382</text:p>
          </table:table-cell>
          <table:table-cell office:value-type="string">
            <text:p>FERNANDO ANTONIO MOUTINHO SOUTO FILHO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3">
            <text:p>10383</text:p>
          </table:table-cell>
          <table:table-cell office:value-type="string">
            <text:p>JOSE ROBERTO DE LUCENA MARTINS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CAMARAGIB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5399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4">
            <text:p>10384</text:p>
          </table:table-cell>
          <table:table-cell office:value-type="string">
            <text:p>LAUDIANE FERNANDES DA SILVA</text:p>
          </table:table-cell>
          <table:table-cell office:value-type="string">
            <text:p>15 Set 11, 00h00</text:p>
          </table:table-cell>
          <table:table-cell office:value-type="string">
            <text:p>15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MACEI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31661.77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5">
            <text:p>10385</text:p>
          </table:table-cell>
          <table:table-cell office:value-type="string">
            <text:p>JOSE WILSON SANTANA DA SILVA</text:p>
          </table:table-cell>
          <table:table-cell office:value-type="string">
            <text:p>24 Ago 11, 00h00</text:p>
          </table:table-cell>
          <table:table-cell office:value-type="string">
            <text:p>24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223-12.2011.8.17.8013</text:p>
          </table:table-cell>
          <table:table-cell office:value-type="string">
            <text:p>II JEC JABOATÃO DOS GUARARAPES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6">
            <text:p>10386</text:p>
          </table:table-cell>
          <table:table-cell office:value-type="string">
            <text:p>JOSE CELIO DA SILVA</text:p>
          </table:table-cell>
          <table:table-cell office:value-type="string">
            <text:p>16 Set 11, 00h00</text:p>
          </table:table-cell>
          <table:table-cell office:value-type="string">
            <text:p>16 Set 11, 00h00</text:p>
          </table:table-cell>
          <table:table-cell office:value-type="string">
            <text:p>24 Set 11, 21h22</text:p>
          </table:table-cell>
          <table:table-cell office:value-type="string">
            <text:p>CÍVEL</text:p>
          </table:table-cell>
          <table:table-cell office:value-type="string">
            <text:p>ARCOVERD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/>
          </table:table-cell>
          <table:table-cell office:value-type="string">
            <text:p>ÚNICA</text:p>
          </table:table-cell>
          <table:table-cell office:value-type="string">
            <text:p>265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7">
            <text:p>10387</text:p>
          </table:table-cell>
          <table:table-cell office:value-type="string">
            <text:p>HENRY QUEIROZ CLARK</text:p>
          </table:table-cell>
          <table:table-cell office:value-type="string">
            <text:p>15 Ago 11, 00h00</text:p>
          </table:table-cell>
          <table:table-cell office:value-type="string">
            <text:p>15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4762-66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8">
            <text:p>10388</text:p>
          </table:table-cell>
          <table:table-cell office:value-type="string">
            <text:p>MARINALDO ELIAS DA ROCHA</text:p>
          </table:table-cell>
          <table:table-cell office:value-type="string">
            <text:p>1 Jun 11, 00h00</text:p>
          </table:table-cell>
          <table:table-cell office:value-type="string">
            <text:p>1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16-50.2011.8.17.8116</text:p>
          </table:table-cell>
          <table:table-cell office:value-type="string">
            <text:p>III FORUM UNIVERSITARIO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89">
            <text:p>10389</text:p>
          </table:table-cell>
          <table:table-cell office:value-type="string">
            <text:p>EDJARLA JOSE DE MURA</text:p>
          </table:table-cell>
          <table:table-cell office:value-type="string">
            <text:p>30 Ago 11, 00h00</text:p>
          </table:table-cell>
          <table:table-cell office:value-type="string">
            <text:p>3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38006-45.2011.8.17.0001</text:p>
          </table:table-cell>
          <table:table-cell office:value-type="string">
            <text:p>34ª VARA CÍVEL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90">
            <text:p>10390</text:p>
          </table:table-cell>
          <table:table-cell office:value-type="string">
            <text:p>MARILENE DA SILVA SANTOS</text:p>
          </table:table-cell>
          <table:table-cell office:value-type="string">
            <text:p>8 Set 11, 00h00</text:p>
          </table:table-cell>
          <table:table-cell office:value-type="string">
            <text:p>8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ARAPIRACA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1664-75.2011.8.02.0058</text:p>
          </table:table-cell>
          <table:table-cell office:value-type="string">
            <text:p>6º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91">
            <text:p>10391</text:p>
          </table:table-cell>
          <table:table-cell office:value-type="string">
            <text:p>SAMUEL AUGUSTO DE JESUS ALVES</text:p>
          </table:table-cell>
          <table:table-cell office:value-type="string">
            <text:p>12 Set 11, 00h00</text:p>
          </table:table-cell>
          <table:table-cell office:value-type="string">
            <text:p>12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75-20.2011.8.17.8107</text:p>
          </table:table-cell>
          <table:table-cell office:value-type="string">
            <text:p>VI FÓRUM UNIVERSITÁRIO - FIR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92">
            <text:p>10392</text:p>
          </table:table-cell>
          <table:table-cell office:value-type="string">
            <text:p>LUIZ PRADINES DE MENEZES</text:p>
          </table:table-cell>
          <table:table-cell office:value-type="string">
            <text:p>18 Jul 11, 00h00</text:p>
          </table:table-cell>
          <table:table-cell office:value-type="string">
            <text:p>18 Jul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970-95.2011.8.17.8107</text:p>
          </table:table-cell>
          <table:table-cell office:value-type="string">
            <text:p>VI FORUM UNIV. DE PE - FIR - JECIVE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93">
            <text:p>10393</text:p>
          </table:table-cell>
          <table:table-cell office:value-type="string">
            <text:p>ANNESHERLLY ALCELITA FERREIRA DA SILVA</text:p>
          </table:table-cell>
          <table:table-cell office:value-type="string">
            <text:p>9 Set 11, 00h00</text:p>
          </table:table-cell>
          <table:table-cell office:value-type="string">
            <text:p>9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0108-91.2011.8.17.8118</text:p>
          </table:table-cell>
          <table:table-cell office:value-type="string">
            <text:p>VII FORUM UNIV. DE PE - MARIS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94">
            <text:p>10394</text:p>
          </table:table-cell>
          <table:table-cell office:value-type="string">
            <text:p>MARIA BERIVALDA GOMES DA SILVA</text:p>
          </table:table-cell>
          <table:table-cell office:value-type="string">
            <text:p>4 Mai 11, 00h00</text:p>
          </table:table-cell>
          <table:table-cell office:value-type="string">
            <text:p>4 Mai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795-16.2011.8.17.8103</text:p>
          </table:table-cell>
          <table:table-cell office:value-type="string">
            <text:p>III JEC DA CAPITAL - CORDEIR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95">
            <text:p>10395</text:p>
          </table:table-cell>
          <table:table-cell office:value-type="string">
            <text:p>CRISTIANO VILA NOVA</text:p>
          </table:table-cell>
          <table:table-cell office:value-type="string">
            <text:p>8 Jun 11, 00h00</text:p>
          </table:table-cell>
          <table:table-cell office:value-type="string">
            <text:p>8 Jun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0815-65.2011.8.17.8116</text:p>
          </table:table-cell>
          <table:table-cell office:value-type="string">
            <text:p>III FORUM UNIV. DE PE - UNICAP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396">
            <text:p>10396</text:p>
          </table:table-cell>
          <table:table-cell office:value-type="string">
            <text:p>ESTANISLAU SILVA DE SOUZA</text:p>
          </table:table-cell>
          <table:table-cell office:value-type="string">
            <text:p>20 Set 11, 00h00</text:p>
          </table:table-cell>
          <table:table-cell office:value-type="string">
            <text:p>20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MAMANGUA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23.2011.928724-3</text:p>
          </table:table-cell>
          <table:table-cell office:value-type="string">
            <text:p>2ª VARA CÍVEL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401">
            <text:p>10401</text:p>
          </table:table-cell>
          <table:table-cell office:value-type="string">
            <text:p>CLARINDO EPAMINONDAS DE SA NETO</text:p>
          </table:table-cell>
          <table:table-cell office:value-type="string">
            <text:p>13 Set 11, 00h00</text:p>
          </table:table-cell>
          <table:table-cell office:value-type="string">
            <text:p>13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1.2011.904.420-2</text:p>
          </table:table-cell>
          <table:table-cell office:value-type="string">
            <text:p>V JEC - BOA VIS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402">
            <text:p>10402</text:p>
          </table:table-cell>
          <table:table-cell office:value-type="string">
            <text:p>NELSON ALMEIDA DE OLIVEIRA</text:p>
          </table:table-cell>
          <table:table-cell office:value-type="string">
            <text:p>30 Ago 11, 00h00</text:p>
          </table:table-cell>
          <table:table-cell office:value-type="string">
            <text:p>30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36-83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403">
            <text:p>10403</text:p>
          </table:table-cell>
          <table:table-cell office:value-type="string">
            <text:p>AURELINO FREDOVINO RAMOS</text:p>
          </table:table-cell>
          <table:table-cell office:value-type="string">
            <text:p>19 Set 11, 00h00</text:p>
          </table:table-cell>
          <table:table-cell office:value-type="string">
            <text:p>19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152-07.2011.8.17.8111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404">
            <text:p>10404</text:p>
          </table:table-cell>
          <table:table-cell office:value-type="string">
            <text:p>RICARDO ALEXANDRE DE BARROS</text:p>
          </table:table-cell>
          <table:table-cell office:value-type="string">
            <text:p>19 Set 11, 00h00</text:p>
          </table:table-cell>
          <table:table-cell office:value-type="string">
            <text:p>19 Set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JABOATAO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2078-80.2011.8.17.8101</text:p>
          </table:table-cell>
          <table:table-cell office:value-type="string">
            <text:p>I JEC - ROSARINHO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405">
            <text:p>10405</text:p>
          </table:table-cell>
          <table:table-cell office:value-type="string">
            <text:p>ANDERSON SANTIAGO DA SILVA</text:p>
          </table:table-cell>
          <table:table-cell office:value-type="string">
            <text:p>8 Ago 11, 00h00</text:p>
          </table:table-cell>
          <table:table-cell office:value-type="string">
            <text:p>8 Ago 11, 00h00</text:p>
          </table:table-cell>
          <table:table-cell office:value-type="string">
            <text:p>24 Set 11, 21h26</text:p>
          </table:table-cell>
          <table:table-cell office:value-type="string">
            <text:p>OUTROS</text:p>
          </table:table-cell>
          <table:table-cell office:value-type="string">
            <text:p>RECIF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string">
            <text:p>0003910-42.2011.8.17.8104</text:p>
          </table:table-cell>
          <table:table-cell office:value-type="string">
            <text:p>IV JEC - CASA AMAREL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406">
            <text:p>10406</text:p>
          </table:table-cell>
          <table:table-cell office:value-type="string">
            <text:p>CARLOS HENRIQUE</text:p>
          </table:table-cell>
          <table:table-cell office:value-type="string">
            <text:p>11 Out 11, 14h25</text:p>
          </table:table-cell>
          <table:table-cell office:value-type="string">
            <text:p>11 Out 11, 14h25</text:p>
          </table:table-cell>
          <table:table-cell office:value-type="string">
            <text:p>11 Out 11, 14h30</text:p>
          </table:table-cell>
          <table:table-cell office:value-type="string">
            <text:p>BUSCA E APREENSÃO</text:p>
          </table:table-cell>
          <table:table-cell office:value-type="string">
            <text:p>RECIFE</text:p>
          </table:table-cell>
          <table:table-cell office:value-type="string">
            <text:p> Inativo</text:p>
          </table:table-cell>
          <table:table-cell office:value-type="string">
            <text:p> Em andamento</text:p>
          </table:table-cell>
          <table:table-cell office:value-type="string">
            <text:p>4359436596</text:p>
          </table:table-cell>
          <table:table-cell office:value-type="string">
            <text:p>18ª VARA CÍVEL</text:p>
          </table:table-cell>
          <table:table-cell office:value-type="string">
            <text:p>2.121,21</text:p>
          </table:table-cell>
          <table:table-cell office:value-type="string">
            <text:p>BANCO GMAC S/A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cliente/1999/xlink" xmlns:dc="http://purl.cliente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cliente/1998/Math/MathML" xmlns:form="urn:oasis:names:tc:opendocument:xmlns:form:1.0" xmlns:script="urn:oasis:names:tc:opendocument:xmlns:script:1.0" xmlns:ooo="http://openoffice.cliente/2004/office" xmlns:ooow="http://openoffice.cliente/2004/writer" xmlns:oooc="http://openoffice.cliente/2004/calc" xmlns:dom="http://www.w3.cliente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cliente/1999/xlink" xmlns:dc="http://purl.cliente/dc/elements/1.1/" xmlns:meta="urn:oasis:names:tc:opendocument:xmlns:meta:1.0" xmlns:ooo="http://openoffice.cliente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